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7.505cm"/>
    </style:style>
    <style:style style:name="co4" style:family="table-column">
      <style:table-column-properties fo:break-before="auto" style:column-width="6.473cm"/>
    </style:style>
    <style:style style:name="co5" style:family="table-column">
      <style:table-column-properties fo:break-before="auto" style:column-width="2.196cm"/>
    </style:style>
    <style:style style:name="co6" style:family="table-column">
      <style:table-column-properties fo:break-before="auto" style:column-width="3.168cm"/>
    </style:style>
    <style:style style:name="co7" style:family="table-column">
      <style:table-column-properties fo:break-before="auto" style:column-width="4.75cm"/>
    </style:style>
    <style:style style:name="co8" style:family="table-column">
      <style:table-column-properties fo:break-before="auto" style:column-width="2.085cm"/>
    </style:style>
    <style:style style:name="co9" style:family="table-column">
      <style:table-column-properties fo:break-before="auto" style:column-width="2.447cm"/>
    </style:style>
    <style:style style:name="co10" style:family="table-column">
      <style:table-column-properties fo:break-before="auto" style:column-width="2.501cm"/>
    </style:style>
    <style:style style:name="co11" style:family="table-column">
      <style:table-column-properties fo:break-before="auto" style:column-width="3cm"/>
    </style:style>
    <style:style style:name="co12" style:family="table-column">
      <style:table-column-properties fo:break-before="auto" style:column-width="4.334cm"/>
    </style:style>
    <style:style style:name="co13" style:family="table-column">
      <style:table-column-properties fo:break-before="auto" style:column-width="21.482cm"/>
    </style:style>
    <style:style style:name="co14" style:family="table-column">
      <style:table-column-properties fo:break-before="auto" style:column-width="5.027cm"/>
    </style:style>
    <style:style style:name="co15" style:family="table-column">
      <style:table-column-properties fo:break-before="auto" style:column-width="0.893cm"/>
    </style:style>
    <style:style style:name="co16" style:family="table-column">
      <style:table-column-properties fo:break-before="auto" style:column-width="14.046cm"/>
    </style:style>
    <style:style style:name="co17" style:family="table-column">
      <style:table-column-properties fo:break-before="auto" style:column-width="8.135cm"/>
    </style:style>
    <style:style style:name="co18" style:family="table-column">
      <style:table-column-properties fo:break-before="auto" style:column-width="11.603cm"/>
    </style:style>
    <style:style style:name="co19" style:family="table-column">
      <style:table-column-properties fo:break-before="auto" style:column-width="4.999cm"/>
    </style:style>
    <style:style style:name="co20" style:family="table-column">
      <style:table-column-properties fo:break-before="auto" style:column-width="4.417cm"/>
    </style:style>
    <style:style style:name="co2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2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number-columns-repeated="2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 office:value-type="string">
            <text:p>id_circuito</text:p>
          </table:table-cell>
          <table:table-cell office:value-type="string">
            <text:p>designacao</text:p>
          </table:table-cell>
          <table:table-cell office:value-type="string">
            <text:p>cliente</text:p>
          </table:table-cell>
          <table:table-cell office:value-type="string">
            <text:p>descricao</text:p>
          </table:table-cell>
          <table:table-cell office:value-type="string">
            <text:p>uf_circuito</text:p>
          </table:table-cell>
          <table:table-cell office:value-type="string">
            <text:p>tipo_serviço</text:p>
          </table:table-cell>
          <table:table-cell office:value-type="string">
            <text:p>banda_contratada</text:p>
          </table:table-cell>
          <table:table-cell office:value-type="string">
            <text:p>banda_ativada</text:p>
          </table:table-cell>
          <table:table-cell office:value-type="string">
            <text:p>os_ativacao</text:p>
          </table:table-cell>
          <table:table-cell office:value-type="string">
            <text:p>data_os</text:p>
          </table:table-cell>
          <table:table-cell office:value-type="string">
            <text:p>tipo_os</text:p>
          </table:table-cell>
          <table:table-cell office:value-type="string">
            <text:p>data_ativacao</text:p>
          </table:table-cell>
          <table:table-cell office:value-type="string">
            <text:p>estacaoA</text:p>
          </table:table-cell>
          <table:table-cell office:value-type="string">
            <text:p>acessoA</text:p>
          </table:table-cell>
          <table:table-cell office:value-type="string">
            <text:p>enderecoA</text:p>
          </table:table-cell>
          <table:table-cell office:value-type="string">
            <text:p>cidadeA</text:p>
          </table:table-cell>
          <table:table-cell office:value-type="string">
            <text:p>ufA</text:p>
          </table:table-cell>
          <table:table-cell office:value-type="string">
            <text:p>cepA</text:p>
          </table:table-cell>
          <table:table-cell office:value-type="string">
            <text:p>estacaoB</text:p>
          </table:table-cell>
          <table:table-cell office:value-type="string">
            <text:p>acessoB</text:p>
          </table:table-cell>
          <table:table-cell office:value-type="string">
            <text:p>enderecoB</text:p>
          </table:table-cell>
          <table:table-cell office:value-type="string">
            <text:p>cidadeB</text:p>
          </table:table-cell>
          <table:table-cell office:value-type="string">
            <text:p>ufB</text:p>
          </table:table-cell>
          <table:table-cell office:value-type="string">
            <text:p>cepB</text:p>
          </table:table-cell>
          <table:table-cell office:value-type="string">
            <text:p>contato</text:p>
          </table:table-cell>
          <table:table-cell office:value-type="string">
            <text:p>telefone</text:p>
          </table:table-cell>
          <table:table-cell office:value-type="string">
            <text:p>movel</text:p>
          </table:table-cell>
          <table:table-cell office:value-type="string">
            <text:p>e-mail</text:p>
          </table:table-cell>
          <table:table-cell office:value-type="string">
            <text:p>valor</text:p>
          </table:table-cell>
          <table:table-cell office:value-type="string">
            <text:p>previsao</text:p>
          </table:table-cell>
          <table:table-cell office:value-type="string">
            <text:p>status</text:p>
          </table:table-cell>
          <table:table-cell office:value-type="string">
            <text:p>ultimo_evento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PABL000031</text:p>
          </table:table-cell>
          <table:table-cell office:value-type="string">
            <text:p>BRASIL NORTE TELECOMUNICAÇÕES LTDA - EPP</text:p>
          </table:table-cell>
          <table:table-cell office:value-type="string">
            <text:p>BRASIL NORTE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0222/2016/DC/4600</text:p>
          </table:table-cell>
          <table:table-cell office:value-type="string">
            <text:p>2016-03-29</text:p>
          </table:table-cell>
          <table:table-cell office:value-type="string">
            <text:p>Contrato</text:p>
          </table:table-cell>
          <table:table-cell office:value-type="string">
            <text:p>2016-05-17</text:p>
          </table:table-cell>
          <table:table-cell office:value-type="string">
            <text:p>PAMBA0PP002</text:p>
          </table:table-cell>
          <table:table-cell office:value-type="string">
            <text:p>Fibra óptica Cliente</text:p>
          </table:table-cell>
          <table:table-cell office:value-type="string">
            <text:p>PoP PRODEPA - Marabá</text:p>
          </table:table-cell>
          <table:table-cell office:value-type="string">
            <text:p>Marabá</text:p>
          </table:table-cell>
          <table:table-cell office:value-type="string">
            <text:p>PA</text:p>
          </table:table-cell>
          <table:table-cell table:number-columns-repeated="2"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Marcello Sbardelini</text:p>
          </table:table-cell>
          <table:table-cell office:value-type="string">
            <text:p>(94) 99216-8647</text:p>
          </table:table-cell>
          <table:table-cell office:value-type="string">
            <text:p>(94) 98136-5122</text:p>
          </table:table-cell>
          <table:table-cell office:value-type="string">
            <text:p>ssbardelini@hotmail.com</text:p>
          </table:table-cell>
          <table:table-cell office:value-type="string">
            <text:p>15600.00</text:p>
          </table:table-cell>
          <table:table-cell office:value-type="string">
            <text:p>2016-05-03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ROP2000001</text:p>
          </table:table-cell>
          <table:table-cell office:value-type="string">
            <text:p>BRASIL DIGITAL SERVIÇOS DE INFORMÁTICA E COMÉRCIO LTDA - ME</text:p>
          </table:table-cell>
          <table:table-cell office:value-type="string">
            <text:p>BRASIL DIGITAL - PORTO VELHO-BARUERI</text:p>
          </table:table-cell>
          <table:table-cell office:value-type="string">
            <text:p>RO</text:p>
          </table:table-cell>
          <table:table-cell office:value-type="string">
            <text:p>P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252/2016/DC/4600</text:p>
          </table:table-cell>
          <table:table-cell office:value-type="string">
            <text:p>2015-12-10</text:p>
          </table:table-cell>
          <table:table-cell office:value-type="string">
            <text:p>Contrato</text:p>
          </table:table-cell>
          <table:table-cell office:value-type="string">
            <text:p>2016-05-16</text:p>
          </table:table-cell>
          <table:table-cell office:value-type="string">
            <text:p>ROPVO0PP001</text:p>
          </table:table-cell>
          <table:table-cell office:value-type="string">
            <text:p>Fibra óptica Cliente</text:p>
          </table:table-cell>
          <table:table-cell office:value-type="string">
            <text:p>POP CPA - PORTO VELHO</text:p>
          </table:table-cell>
          <table:table-cell office:value-type="string">
            <text:p>Porto Velho</text:p>
          </table:table-cell>
          <table:table-cell office:value-type="string">
            <text:p>RO</text:p>
          </table:table-cell>
          <table:table-cell/>
          <table:table-cell office:value-type="string">
            <text:p>SPBRE0PM002</text:p>
          </table:table-cell>
          <table:table-cell office:value-type="string">
            <text:p>Fibra óptica Cliente</text:p>
          </table:table-cell>
          <table:table-cell office:value-type="string">
            <text:p>PTT - BARUERI (SP)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/>
          <table:table-cell office:value-type="string">
            <text:p>Tiago Matias dos Santos</text:p>
          </table:table-cell>
          <table:table-cell table:number-columns-repeated="2" office:value-type="string">
            <text:p>(69) 3325-0957</text:p>
          </table:table-cell>
          <table:table-cell office:value-type="string">
            <text:p>tiagomatias@linuxap.com.br</text:p>
          </table:table-cell>
          <table:table-cell office:value-type="string">
            <text:p>4100.00</text:p>
          </table:table-cell>
          <table:table-cell office:value-type="string">
            <text:p>2016-01-28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ESBL000008</text:p>
          </table:table-cell>
          <table:table-cell table:number-columns-repeated="2" office:value-type="string">
            <text:p>CAPIXABA TELECOMUNICAÇÃO</text:p>
          </table:table-cell>
          <table:table-cell office:value-type="string">
            <text:p>ES</text:p>
          </table:table-cell>
          <table:table-cell office:value-type="string">
            <text:p>BL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98/2016/DC/4600</text:p>
          </table:table-cell>
          <table:table-cell office:value-type="string">
            <text:p>2016-03-18</text:p>
          </table:table-cell>
          <table:table-cell office:value-type="string">
            <text:p>Contrato</text:p>
          </table:table-cell>
          <table:table-cell office:value-type="string">
            <text:p>2016-05-16</text:p>
          </table:table-cell>
          <table:table-cell office:value-type="string">
            <text:p>ESSMT0PP001</text:p>
          </table:table-cell>
          <table:table-cell/>
          <table:table-cell office:value-type="string">
            <text:p>POP-TELEBRAS(ESSMT0PP001)-São Mateus-Rod. BR101, Km 67,5, Rod.São Mateus Km 8</text:p>
          </table:table-cell>
          <table:table-cell office:value-type="string">
            <text:p>São Mateus</text:p>
          </table:table-cell>
          <table:table-cell office:value-type="string">
            <text:p>ES</text:p>
          </table:table-cell>
          <table:table-cell/>
          <table:table-cell office:value-type="string">
            <text:p>ESSMT0PP001</text:p>
          </table:table-cell>
          <table:table-cell office:value-type="string">
            <text:p>Rádio Cliente</text:p>
          </table:table-cell>
          <table:table-cell/>
          <table:table-cell office:value-type="string">
            <text:p>São Mateus</text:p>
          </table:table-cell>
          <table:table-cell office:value-type="string">
            <text:p>ES</text:p>
          </table:table-cell>
          <table:table-cell/>
          <table:table-cell office:value-type="string">
            <text:p>EDUARDO ANTONIO GLICÉRIO</text:p>
          </table:table-cell>
          <table:table-cell office:value-type="string">
            <text:p>(27)99951-3714</text:p>
          </table:table-cell>
          <table:table-cell office:value-type="string">
            <text:p>(27)99234-6272</text:p>
          </table:table-cell>
          <table:table-cell office:value-type="string">
            <text:p>eduardo@netsuper-es.com.br</text:p>
          </table:table-cell>
          <table:table-cell office:value-type="string">
            <text:p>4550.15</text:p>
          </table:table-cell>
          <table:table-cell office:value-type="string">
            <text:p>2016-04-08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ROAC000003</text:p>
          </table:table-cell>
          <table:table-cell office:value-type="string">
            <text:p>MINISTÉRIO PÚBLICO DO TRABALHO</text:p>
          </table:table-cell>
          <table:table-cell office:value-type="string">
            <text:p>MPT - PRT14</text:p>
          </table:table-cell>
          <table:table-cell office:value-type="string">
            <text:p>RO</text:p>
          </table:table-cell>
          <table:table-cell office:value-type="string">
            <text:p>AC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2073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5-16</text:p>
          </table:table-cell>
          <table:table-cell office:value-type="string">
            <text:p>ROPVO0PM002</text:p>
          </table:table-cell>
          <table:table-cell/>
          <table:table-cell office:value-type="string">
            <text:p>AV: Farquar - CPA - Centro Politico Admistrativo</text:p>
          </table:table-cell>
          <table:table-cell office:value-type="string">
            <text:p>Porto Velho</text:p>
          </table:table-cell>
          <table:table-cell office:value-type="string">
            <text:p>RO</text:p>
          </table:table-cell>
          <table:table-cell/>
          <table:table-cell office:value-type="string">
            <text:p>ROPVO0TC013</text:p>
          </table:table-cell>
          <table:table-cell office:value-type="string">
            <text:p>EILD Fibra</text:p>
          </table:table-cell>
          <table:table-cell office:value-type="string">
            <text:p>Av. Presidente Dutra, s/n, lote urbano nº 187, quadra 107, Setor 1 entre rua José Camacho e rua Calama, Bairro Pedrinhas</text:p>
          </table:table-cell>
          <table:table-cell office:value-type="string">
            <text:p>Porto Velho</text:p>
          </table:table-cell>
          <table:table-cell office:value-type="string">
            <text:p>RO</text:p>
          </table:table-cell>
          <table:table-cell office:value-type="string">
            <text:p>76.801-477</text:p>
          </table:table-cell>
          <table:table-cell office:value-type="string">
            <text:p>Aloisio Spadeto</text:p>
          </table:table-cell>
          <table:table-cell office:value-type="string">
            <text:p>(69) 3224-1642</text:p>
          </table:table-cell>
          <table:table-cell/>
          <table:table-cell office:value-type="string">
            <text:p>aloisio.spadeto@mpt.gov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PIAC000005</text:p>
          </table:table-cell>
          <table:table-cell office:value-type="string">
            <text:p>MINISTÉRIO PÚBLICO DO TRABALHO</text:p>
          </table:table-cell>
          <table:table-cell office:value-type="string">
            <text:p>MPT - PRT22</text:p>
          </table:table-cell>
          <table:table-cell office:value-type="string">
            <text:p>PI</text:p>
          </table:table-cell>
          <table:table-cell office:value-type="string">
            <text:p>AC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2065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5-13</text:p>
          </table:table-cell>
          <table:table-cell office:value-type="string">
            <text:p>PITSA0PP001</text:p>
          </table:table-cell>
          <table:table-cell/>
          <table:table-cell office:value-type="string">
            <text:p>Av. Henry Wall de Carvalho, 4282, Parque São João</text:p>
          </table:table-cell>
          <table:table-cell office:value-type="string">
            <text:p>Teresina</text:p>
          </table:table-cell>
          <table:table-cell office:value-type="string">
            <text:p>PI</text:p>
          </table:table-cell>
          <table:table-cell office:value-type="string">
            <text:p>64.020-720</text:p>
          </table:table-cell>
          <table:table-cell office:value-type="string">
            <text:p>PITSA0TC006</text:p>
          </table:table-cell>
          <table:table-cell office:value-type="string">
            <text:p>EILD Fibra</text:p>
          </table:table-cell>
          <table:table-cell office:value-type="string">
            <text:p>Av Miguel Rosa n 2862-N Ed. Humberto Cavalcante Centro</text:p>
          </table:table-cell>
          <table:table-cell office:value-type="string">
            <text:p>Teresina</text:p>
          </table:table-cell>
          <table:table-cell office:value-type="string">
            <text:p>PI</text:p>
          </table:table-cell>
          <table:table-cell office:value-type="string">
            <text:p>64.000-480</text:p>
          </table:table-cell>
          <table:table-cell office:value-type="string">
            <text:p>Waldery Gomes</text:p>
          </table:table-cell>
          <table:table-cell office:value-type="string">
            <text:p>(86) 4009-6400</text:p>
          </table:table-cell>
          <table:table-cell/>
          <table:table-cell office:value-type="string">
            <text:p>waldery.oliveira@mpt.gov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DFAC000055</text:p>
          </table:table-cell>
          <table:table-cell table:number-columns-repeated="2" office:value-type="string">
            <text:p>MINISTÉRIO DAS CIDADES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0114/2016/DC/4600</text:p>
          </table:table-cell>
          <table:table-cell office:value-type="string">
            <text:p>2016-02-05</text:p>
          </table:table-cell>
          <table:table-cell office:value-type="string">
            <text:p>Contrato</text:p>
          </table:table-cell>
          <table:table-cell office:value-type="string">
            <text:p>2016-05-12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SAS Qd. 01,lote 01/06,bloco H, <text:s text:c="2"/>4° andar, <text:s/>sala 404, <text:s/>Ed. Telemundi II - Bloco ¨C ¨ Sala 1103</text:p>
          </table:table-cell>
          <table:table-cell table:number-columns-repeated="3"/>
          <table:table-cell office:value-type="string">
            <text:p>Yuiti Oki Niyama</text:p>
          </table:table-cell>
          <table:table-cell office:value-type="string">
            <text:p>(61) 2108-1130</text:p>
          </table:table-cell>
          <table:table-cell/>
          <table:table-cell office:value-type="string">
            <text:p>yuiti.niyama@cidades.gov.br</text:p>
          </table:table-cell>
          <table:table-cell office:value-type="string">
            <text:p>18979.87</text:p>
          </table:table-cell>
          <table:table-cell office:value-type="string">
            <text:p>2016-05-3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BAAC000006</text:p>
          </table:table-cell>
          <table:table-cell office:value-type="string">
            <text:p>MINISTÉRIO PÚBLICO DO TRABALHO</text:p>
          </table:table-cell>
          <table:table-cell office:value-type="string">
            <text:p>MPT - PRT05</text:p>
          </table:table-cell>
          <table:table-cell office:value-type="string">
            <text:p>BA</text:p>
          </table:table-cell>
          <table:table-cell office:value-type="string">
            <text:p>AC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2082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5-12</text:p>
          </table:table-cell>
          <table:table-cell office:value-type="string">
            <text:p>BASDR0PP002</text:p>
          </table:table-cell>
          <table:table-cell/>
          <table:table-cell office:value-type="string">
            <text:p>PoP Matatu - Rua Luiz Anselmo, s/n, Bairro Matatu</text:p>
          </table:table-cell>
          <table:table-cell office:value-type="string">
            <text:p>Salvador</text:p>
          </table:table-cell>
          <table:table-cell office:value-type="string">
            <text:p>BA</text:p>
          </table:table-cell>
          <table:table-cell office:value-type="string">
            <text:p>40.260-485</text:p>
          </table:table-cell>
          <table:table-cell office:value-type="string">
            <text:p>BASDR0TC011</text:p>
          </table:table-cell>
          <table:table-cell office:value-type="string">
            <text:p>EILD Fibra</text:p>
          </table:table-cell>
          <table:table-cell office:value-type="string">
            <text:p>Av Sete de Setembro n 308 Corredor da Vitoria</text:p>
          </table:table-cell>
          <table:table-cell office:value-type="string">
            <text:p>Salvador</text:p>
          </table:table-cell>
          <table:table-cell office:value-type="string">
            <text:p>BA</text:p>
          </table:table-cell>
          <table:table-cell office:value-type="string">
            <text:p>40.080-001</text:p>
          </table:table-cell>
          <table:table-cell office:value-type="string">
            <text:p>Tatiana Simas Stanchi</text:p>
          </table:table-cell>
          <table:table-cell office:value-type="string">
            <text:p>(71) 3324 3490</text:p>
          </table:table-cell>
          <table:table-cell/>
          <table:table-cell office:value-type="string">
            <text:p>tatiana.stanchi@mpt.gov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RNAC000006</text:p>
          </table:table-cell>
          <table:table-cell office:value-type="string">
            <text:p>MINISTÉRIO PÚBLICO DO TRABALHO</text:p>
          </table:table-cell>
          <table:table-cell office:value-type="string">
            <text:p>MPT - PRT21</text:p>
          </table:table-cell>
          <table:table-cell office:value-type="string">
            <text:p>RN</text:p>
          </table:table-cell>
          <table:table-cell office:value-type="string">
            <text:p>AC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2066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5-12</text:p>
          </table:table-cell>
          <table:table-cell office:value-type="string">
            <text:p>RNNTL0PP001</text:p>
          </table:table-cell>
          <table:table-cell/>
          <table:table-cell office:value-type="string">
            <text:p>Av. Amintas Barros, 160, Bom Pastor, Natal II</text:p>
          </table:table-cell>
          <table:table-cell office:value-type="string">
            <text:p>Natal</text:p>
          </table:table-cell>
          <table:table-cell office:value-type="string">
            <text:p>RN</text:p>
          </table:table-cell>
          <table:table-cell office:value-type="string">
            <text:p>59.075-250</text:p>
          </table:table-cell>
          <table:table-cell/>
          <table:table-cell office:value-type="string">
            <text:p>EILD Fibra</text:p>
          </table:table-cell>
          <table:table-cell office:value-type="string">
            <text:p>Rua Dr. Poty Nóbrega n 1941 Lagoa Nova</text:p>
          </table:table-cell>
          <table:table-cell table:number-columns-repeated="2"/>
          <table:table-cell office:value-type="string">
            <text:p>59.056-180</text:p>
          </table:table-cell>
          <table:table-cell office:value-type="string">
            <text:p>Kergimar Lima de Souza</text:p>
          </table:table-cell>
          <table:table-cell office:value-type="string">
            <text:p>(84) 4006-2876</text:p>
          </table:table-cell>
          <table:table-cell office:value-type="string">
            <text:p>(84) 4006-2899</text:p>
          </table:table-cell>
          <table:table-cell office:value-type="string">
            <text:p>kergimar.souza@mpt.gov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ESAC000005</text:p>
          </table:table-cell>
          <table:table-cell office:value-type="string">
            <text:p>MINISTÉRIO PÚBLICO DO TRABALHO</text:p>
          </table:table-cell>
          <table:table-cell office:value-type="string">
            <text:p>MPT - PRT17</text:p>
          </table:table-cell>
          <table:table-cell office:value-type="string">
            <text:p>ES</text:p>
          </table:table-cell>
          <table:table-cell office:value-type="string">
            <text:p>AC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2070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5-11</text:p>
          </table:table-cell>
          <table:table-cell office:value-type="string">
            <text:p>ESSEA0PP002</text:p>
          </table:table-cell>
          <table:table-cell/>
          <table:table-cell office:value-type="string">
            <text:p>PoP Vitória - Av. Dido Fontes, 2355, Jardim Tropical - Serra - ES</text:p>
          </table:table-cell>
          <table:table-cell office:value-type="string">
            <text:p>Serra</text:p>
          </table:table-cell>
          <table:table-cell office:value-type="string">
            <text:p>ES</text:p>
          </table:table-cell>
          <table:table-cell office:value-type="string">
            <text:p>29.162-017</text:p>
          </table:table-cell>
          <table:table-cell office:value-type="string">
            <text:p>ESVTA0TC005</text:p>
          </table:table-cell>
          <table:table-cell office:value-type="string">
            <text:p>EILD Fibra</text:p>
          </table:table-cell>
          <table:table-cell office:value-type="string">
            <text:p>Av Adalberto Simão Nader n 531 Mata da Praia</text:p>
          </table:table-cell>
          <table:table-cell office:value-type="string">
            <text:p>Vitória</text:p>
          </table:table-cell>
          <table:table-cell office:value-type="string">
            <text:p>ES</text:p>
          </table:table-cell>
          <table:table-cell office:value-type="string">
            <text:p>29.066-900</text:p>
          </table:table-cell>
          <table:table-cell office:value-type="string">
            <text:p>Joelson de Souza Paulo</text:p>
          </table:table-cell>
          <table:table-cell office:value-type="string">
            <text:p>(27) 2125-4500</text:p>
          </table:table-cell>
          <table:table-cell/>
          <table:table-cell office:value-type="string">
            <text:p>joelson.paulo@mpt.gov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GOAC000001</text:p>
          </table:table-cell>
          <table:table-cell office:value-type="string">
            <text:p>MINISTÉRIO PÚBLICO DO TRABALHO</text:p>
          </table:table-cell>
          <table:table-cell office:value-type="string">
            <text:p>MPT - PRT18</text:p>
          </table:table-cell>
          <table:table-cell office:value-type="string">
            <text:p>GO</text:p>
          </table:table-cell>
          <table:table-cell office:value-type="string">
            <text:p>AC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2069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5-11</text:p>
          </table:table-cell>
          <table:table-cell office:value-type="string">
            <text:p>GOGNA0TR001</text:p>
          </table:table-cell>
          <table:table-cell/>
          <table:table-cell office:value-type="string">
            <text:p>ETR Rua T-36 - Qdr.147, <text:s/>3182 - Ed. Aquarius Center - Setor Bueno</text:p>
          </table:table-cell>
          <table:table-cell office:value-type="string">
            <text:p>Goiânia</text:p>
          </table:table-cell>
          <table:table-cell office:value-type="string">
            <text:p>GO</text:p>
          </table:table-cell>
          <table:table-cell/>
          <table:table-cell office:value-type="string">
            <text:p>GOGNA0TC015</text:p>
          </table:table-cell>
          <table:table-cell office:value-type="string">
            <text:p>EILD Fibra</text:p>
          </table:table-cell>
          <table:table-cell office:value-type="string">
            <text:p>Avenida T-63 esquina com Rua C-253, quadra 572, lotes 13-17. Setor Nova Suíça</text:p>
          </table:table-cell>
          <table:table-cell office:value-type="string">
            <text:p>Goiânia</text:p>
          </table:table-cell>
          <table:table-cell office:value-type="string">
            <text:p>GO</text:p>
          </table:table-cell>
          <table:table-cell office:value-type="string">
            <text:p>74.280-230</text:p>
          </table:table-cell>
          <table:table-cell office:value-type="string">
            <text:p>Vinicius Vieira de Araujo</text:p>
          </table:table-cell>
          <table:table-cell office:value-type="string">
            <text:p>(62) 3507-2754</text:p>
          </table:table-cell>
          <table:table-cell/>
          <table:table-cell office:value-type="string">
            <text:p>vinicius.araujo@mpt.gov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PBAC000001</text:p>
          </table:table-cell>
          <table:table-cell office:value-type="string">
            <text:p>MINISTÉRIO PÚBLICO DO TRABALHO</text:p>
          </table:table-cell>
          <table:table-cell office:value-type="string">
            <text:p>MPT - PRT13</text:p>
          </table:table-cell>
          <table:table-cell office:value-type="string">
            <text:p>PB</text:p>
          </table:table-cell>
          <table:table-cell office:value-type="string">
            <text:p>AC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2074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5-11</text:p>
          </table:table-cell>
          <table:table-cell office:value-type="string">
            <text:p>PBJPA0PP001</text:p>
          </table:table-cell>
          <table:table-cell/>
          <table:table-cell office:value-type="string">
            <text:p>PoP - Mussure: <text:s/>Rua Avany Viana Machado. s/n. Mussure II. Conjunto Costa e Silva</text:p>
          </table:table-cell>
          <table:table-cell office:value-type="string">
            <text:p>João Pessoa</text:p>
          </table:table-cell>
          <table:table-cell office:value-type="string">
            <text:p>PB</text:p>
          </table:table-cell>
          <table:table-cell/>
          <table:table-cell office:value-type="string">
            <text:p>PBJPA0TC005</text:p>
          </table:table-cell>
          <table:table-cell office:value-type="string">
            <text:p>EILD Fibra</text:p>
          </table:table-cell>
          <table:table-cell office:value-type="string">
            <text:p>Rua Almirante Barroso n 234</text:p>
          </table:table-cell>
          <table:table-cell office:value-type="string">
            <text:p>João Pessoa</text:p>
          </table:table-cell>
          <table:table-cell office:value-type="string">
            <text:p>PB</text:p>
          </table:table-cell>
          <table:table-cell office:value-type="string">
            <text:p>58.013-123</text:p>
          </table:table-cell>
          <table:table-cell office:value-type="string">
            <text:p>Pedro de Figueiredo Lima Neto</text:p>
          </table:table-cell>
          <table:table-cell office:value-type="string">
            <text:p>(83) 3612-3134</text:p>
          </table:table-cell>
          <table:table-cell/>
          <table:table-cell office:value-type="string">
            <text:p>pedroflima@mpt.gov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CEBL000007</text:p>
          </table:table-cell>
          <table:table-cell office:value-type="string">
            <text:p>FRANCISCA EDILEUZA MELO â?" ME</text:p>
          </table:table-cell>
          <table:table-cell office:value-type="string">
            <text:p>FRANCISCA EDILEUZA MELO</text:p>
          </table:table-cell>
          <table:table-cell office:value-type="string">
            <text:p>CE</text:p>
          </table:table-cell>
          <table:table-cell office:value-type="string">
            <text:p>BL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272/2016/DC/4600</text:p>
          </table:table-cell>
          <table:table-cell office:value-type="string">
            <text:p>2016-04-14</text:p>
          </table:table-cell>
          <table:table-cell office:value-type="string">
            <text:p>Contrato</text:p>
          </table:table-cell>
          <table:table-cell office:value-type="string">
            <text:p>2016-05-10</text:p>
          </table:table-cell>
          <table:table-cell office:value-type="string">
            <text:p>CESOL0PP001</text:p>
          </table:table-cell>
          <table:table-cell office:value-type="string">
            <text:p>Fibra óptica Cliente</text:p>
          </table:table-cell>
          <table:table-cell office:value-type="string">
            <text:p>POP Sobral</text:p>
          </table:table-cell>
          <table:table-cell office:value-type="string">
            <text:p>Sobral</text:p>
          </table:table-cell>
          <table:table-cell office:value-type="string">
            <text:p>CE</text:p>
          </table:table-cell>
          <table:table-cell table:number-columns-repeated="2"/>
          <table:table-cell office:value-type="string">
            <text:p>Fibra óptica Cliente</text:p>
          </table:table-cell>
          <table:table-cell office:value-type="string">
            <text:p>Rua Gerson Mendes Farias, 1300</text:p>
          </table:table-cell>
          <table:table-cell table:number-columns-repeated="2"/>
          <table:table-cell office:value-type="string">
            <text:p>62.190-000</text:p>
          </table:table-cell>
          <table:table-cell office:value-type="string">
            <text:p>Moises Cassiano Feijão Neto</text:p>
          </table:table-cell>
          <table:table-cell table:number-columns-repeated="2" office:value-type="string">
            <text:p>(88)99444-7812</text:p>
          </table:table-cell>
          <table:table-cell office:value-type="string">
            <text:p>moises@edimelo.com.br</text:p>
          </table:table-cell>
          <table:table-cell office:value-type="string">
            <text:p>6900.00</text:p>
          </table:table-cell>
          <table:table-cell office:value-type="string">
            <text:p>2016-05-14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MABL000041</text:p>
          </table:table-cell>
          <table:table-cell office:value-type="string">
            <text:p>REDE SPEEDNET TELECOM LTDA - ME</text:p>
          </table:table-cell>
          <table:table-cell office:value-type="string">
            <text:p>SPEEDNET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2041/2015/DC/4600</text:p>
          </table:table-cell>
          <table:table-cell office:value-type="string">
            <text:p>2015-12-11</text:p>
          </table:table-cell>
          <table:table-cell office:value-type="string">
            <text:p>Contrato</text:p>
          </table:table-cell>
          <table:table-cell office:value-type="string">
            <text:p>2016-05-09</text:p>
          </table:table-cell>
          <table:table-cell office:value-type="string">
            <text:p>MASLS0PP001</text:p>
          </table:table-cell>
          <table:table-cell office:value-type="string">
            <text:p>Fibra óptica Cliente</text:p>
          </table:table-cell>
          <table:table-cell office:value-type="string">
            <text:p>Cliente deseja Buscar circuito no POP de São Luís (MASLS0PP001)</text:p>
          </table:table-cell>
          <table:table-cell office:value-type="string">
            <text:p>São Luís</text:p>
          </table:table-cell>
          <table:table-cell office:value-type="string">
            <text:p>MA</text:p>
          </table:table-cell>
          <table:table-cell table:number-columns-repeated="2"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Walter Pereira Filho</text:p>
          </table:table-cell>
          <table:table-cell office:value-type="string">
            <text:p>(98) 3223-4649</text:p>
          </table:table-cell>
          <table:table-cell office:value-type="string">
            <text:p>(98) 98852-8354</text:p>
          </table:table-cell>
          <table:table-cell office:value-type="string">
            <text:p>walter@speednetma.com.br</text:p>
          </table:table-cell>
          <table:table-cell office:value-type="string">
            <text:p>8500.00</text:p>
          </table:table-cell>
          <table:table-cell office:value-type="string">
            <text:p>2016-01-20</text:p>
          </table:table-cell>
          <table:table-cell office:value-type="string">
            <text:p>operação</text:p>
          </table:table-cell>
          <table:table-cell office:value-type="string">
            <text:p>alteração para AS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DFAC000050</text:p>
          </table:table-cell>
          <table:table-cell office:value-type="string">
            <text:p>MINISTÉRIO PÚBLICO DO TRABALHO</text:p>
          </table:table-cell>
          <table:table-cell office:value-type="string">
            <text:p>MPT - PRT10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2077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5-06</text:p>
          </table:table-cell>
          <table:table-cell office:value-type="string">
            <text:p>DFBSA0PM007</text:p>
          </table:table-cell>
          <table:table-cell/>
          <table:table-cell office:value-type="string">
            <text:p>PoM - SOF - SEPN 516, bloco D, Lote 8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PM012</text:p>
          </table:table-cell>
          <table:table-cell office:value-type="string">
            <text:p>Fibra óptica TELEBRAS</text:p>
          </table:table-cell>
          <table:table-cell office:value-type="string">
            <text:p>SEPN 513 Bloco D n. 30 Ed. Imperador 4 andar Salas 320 a 331 e 401 a 420 Asa Norte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679-900</text:p>
          </table:table-cell>
          <table:table-cell office:value-type="string">
            <text:p>Diogo Sousa</text:p>
          </table:table-cell>
          <table:table-cell office:value-type="string">
            <text:p>(61) 3307-7360</text:p>
          </table:table-cell>
          <table:table-cell/>
          <table:table-cell office:value-type="string">
            <text:p>diogo.sousa@mpt.mp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AMBL000007</text:p>
          </table:table-cell>
          <table:table-cell office:value-type="string">
            <text:p>CENTRO GESTOR E OPERACIONAL DO SISTEMA DE PROTEÇÃO DA AMAZÔNIA</text:p>
          </table:table-cell>
          <table:table-cell office:value-type="string">
            <text:p>CENSIPAM</text:p>
          </table:table-cell>
          <table:table-cell office:value-type="string">
            <text:p>AM</text:p>
          </table:table-cell>
          <table:table-cell office:value-type="string">
            <text:p>BL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0075/2016/DC/4600</text:p>
          </table:table-cell>
          <table:table-cell office:value-type="string">
            <text:p>2016-01-27</text:p>
          </table:table-cell>
          <table:table-cell office:value-type="string">
            <text:p>Contrato</text:p>
          </table:table-cell>
          <table:table-cell office:value-type="string">
            <text:p>2016-05-05</text:p>
          </table:table-cell>
          <table:table-cell/>
          <table:table-cell office:value-type="string">
            <text:p>EILD Fibra</text:p>
          </table:table-cell>
          <table:table-cell office:value-type="string">
            <text:p>DATACENTER da Processamento de Dados da Amazônia S/A (PRODAM-AM)</text:p>
          </table:table-cell>
          <table:table-cell table:number-columns-repeated="2"/>
          <table:table-cell office:value-type="string">
            <text:p>69.020-11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Avenida do Turismo, 1350 - Tarumã</text:p>
          </table:table-cell>
          <table:table-cell table:number-columns-repeated="3"/>
          <table:table-cell office:value-type="string">
            <text:p>Enedelson Passos / Renata Mota</text:p>
          </table:table-cell>
          <table:table-cell office:value-type="string">
            <text:p>(92) 3303-6206 / 6450</text:p>
          </table:table-cell>
          <table:table-cell office:value-type="string">
            <text:p>(92) 99190-0985</text:p>
          </table:table-cell>
          <table:table-cell office:value-type="string">
            <text:p>Enedelson.passos@sipam.gov.br</text:p>
          </table:table-cell>
          <table:table-cell office:value-type="string">
            <text:p>10460.96</text:p>
          </table:table-cell>
          <table:table-cell office:value-type="string">
            <text:p>2016-05-05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DFTX000040</text:p>
          </table:table-cell>
          <table:table-cell office:value-type="string">
            <text:p>ELETRONORTE - CENTRAIS ELÉTRICAS DO NORTE DO BRASIL S.A.</text:p>
          </table:table-cell>
          <table:table-cell office:value-type="string">
            <text:p>ELETRONORTE - BRASÍLIA-IMPERATRIZ</text:p>
          </table:table-cell>
          <table:table-cell office:value-type="string">
            <text:p>DF</text:p>
          </table:table-cell>
          <table:table-cell office:value-type="string">
            <text:p>TX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0273/2016/DC/4600</text:p>
          </table:table-cell>
          <table:table-cell office:value-type="string">
            <text:p>2016-04-14</text:p>
          </table:table-cell>
          <table:table-cell office:value-type="string">
            <text:p>Contrato</text:p>
          </table:table-cell>
          <table:table-cell office:value-type="string">
            <text:p>2016-05-05</text:p>
          </table:table-cell>
          <table:table-cell office:value-type="string">
            <text:p>DFBSA0PP001</text:p>
          </table:table-cell>
          <table:table-cell office:value-type="string">
            <text:p>Cabo Interno Cliente</text:p>
          </table:table-cell>
          <table:table-cell office:value-type="string">
            <text:p>PoP BSA Geral - Setor <text:s/>de Industrias de Abastecimento Sul - Área de Serviços Públicos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MAITZ0PP001</text:p>
          </table:table-cell>
          <table:table-cell office:value-type="string">
            <text:p>Cabo Interno Cliente</text:p>
          </table:table-cell>
          <table:table-cell office:value-type="string">
            <text:p>PoP ITZ - Rodovia Br 010 Km 1360 - SE Imperatriz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/>
          <table:table-cell office:value-type="string">
            <text:p>Ricardo Roscoe</text:p>
          </table:table-cell>
          <table:table-cell office:value-type="string">
            <text:p>61 3429.6394</text:p>
          </table:table-cell>
          <table:table-cell/>
          <table:table-cell office:value-type="string">
            <text:p>ricardo.roscoe@eletronorte.gov.br</text:p>
          </table:table-cell>
          <table:table-cell office:value-type="string">
            <text:p>0.00</text:p>
          </table:table-cell>
          <table:table-cell office:value-type="string">
            <text:p>2016-04-29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RJL2000017</text:p>
          </table:table-cell>
          <table:table-cell office:value-type="string">
            <text:p>INSTITUTO BRASILEIRO DE GEOGRAFIA E ESTATÍSTICA</text:p>
          </table:table-cell>
          <table:table-cell office:value-type="string">
            <text:p>IBGE - ENCE-CBPF</text:p>
          </table:table-cell>
          <table:table-cell office:value-type="string">
            <text:p>RJ</text:p>
          </table:table-cell>
          <table:table-cell office:value-type="string">
            <text:p>L2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090/2015/DC/4600</text:p>
          </table:table-cell>
          <table:table-cell office:value-type="string">
            <text:p>2015-10-08</text:p>
          </table:table-cell>
          <table:table-cell office:value-type="string">
            <text:p>Oportunidade</text:p>
          </table:table-cell>
          <table:table-cell office:value-type="string">
            <text:p>2016-05-04</text:p>
          </table:table-cell>
          <table:table-cell office:value-type="string">
            <text:p>RJRJO0PM012</text:p>
          </table:table-cell>
          <table:table-cell office:value-type="string">
            <text:p>Fibra óptica TELEBRAS</text:p>
          </table:table-cell>
          <table:table-cell office:value-type="string">
            <text:p>Escola Nacional de Ciências Estatísticas-ENCE - Rua André Cavalcante, nº 106 - Bairro de Fátima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office:value-type="string">
            <text:p>20.231-050</text:p>
          </table:table-cell>
          <table:table-cell office:value-type="string">
            <text:p>RJRJO0PM002</text:p>
          </table:table-cell>
          <table:table-cell office:value-type="string">
            <text:p>Fibra óptica TELEBRAS</text:p>
          </table:table-cell>
          <table:table-cell office:value-type="string">
            <text:p>Rede Rio de Computadores - FAPERJ - Centro Brasileiro de Pesquisas Físicas - CBPF - Rua Doutor Xavier Sigaud, nº 153 - Urca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office:value-type="string">
            <text:p>22.290-180</text:p>
          </table:table-cell>
          <table:table-cell office:value-type="string">
            <text:p>Márcio Roberto Galhano</text:p>
          </table:table-cell>
          <table:table-cell office:value-type="string">
            <text:p>(21) 2142-8768</text:p>
          </table:table-cell>
          <table:table-cell office:value-type="string">
            <text:p>(21) 99781-2227</text:p>
          </table:table-cell>
          <table:table-cell office:value-type="string">
            <text:p>marcio.galhano@ibge.gov.br</text:p>
          </table:table-cell>
          <table:table-cell office:value-type="string">
            <text:p>5932.21</text:p>
          </table:table-cell>
          <table:table-cell office:value-type="string">
            <text:p>2016-02-03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795">
            <text:p>795</text:p>
          </table:table-cell>
          <table:table-cell office:value-type="string">
            <text:p>DFBL000024</text:p>
          </table:table-cell>
          <table:table-cell office:value-type="string">
            <text:p>TELECOMUNICACÇÕES BRASILEIRAS S. A. - TELEBRAS</text:p>
          </table:table-cell>
          <table:table-cell office:value-type="string">
            <text:p>TELEBRAS - CEM ELEFANTE BRANCO</text:p>
          </table:table-cell>
          <table:table-cell office:value-type="string">
            <text:p>DF</text:p>
          </table:table-cell>
          <table:table-cell office:value-type="string">
            <text:p>BL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347/2016/DC/4600</text:p>
          </table:table-cell>
          <table:table-cell office:value-type="string">
            <text:p>2016-05-02</text:p>
          </table:table-cell>
          <table:table-cell office:value-type="string">
            <text:p>Contrato</text:p>
          </table:table-cell>
          <table:table-cell office:value-type="string">
            <text:p>2016-05-03</text:p>
          </table:table-cell>
          <table:table-cell office:value-type="string">
            <text:p>DFBSA0PP004</text:p>
          </table:table-cell>
          <table:table-cell/>
          <table:table-cell office:value-type="string">
            <text:p>PoP Sede - SCS Qd 09, Bl A, Torre B, 3º Andar, Edifício Parque da Cidade Corporate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308-20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SGAS, 908 - Área Especial - Asa Sul, Brasília - DF</text:p>
          </table:table-cell>
          <table:table-cell table:number-columns-repeated="3"/>
          <table:table-cell office:value-type="string">
            <text:p>Marcos Vinicius de Oliveira - Diretor / ou Professor Fabiano</text:p>
          </table:table-cell>
          <table:table-cell office:value-type="string">
            <text:p>61 3901-7616 / 3901-8300 /</text:p>
          </table:table-cell>
          <table:table-cell office:value-type="string">
            <text:p>61 8164-9190 / 9973-4627</text:p>
          </table:table-cell>
          <table:table-cell/>
          <table:table-cell office:value-type="string">
            <text:p>0.00</text:p>
          </table:table-cell>
          <table:table-cell office:value-type="string">
            <text:p>2016-05-04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PATX000014</text:p>
          </table:table-cell>
          <table:table-cell office:value-type="string">
            <text:p>JUNTO TELECOM SERVIÇOS DE TELECOMUNICAÇÕES LTDA.</text:p>
          </table:table-cell>
          <table:table-cell office:value-type="string">
            <text:p>JUNTO TELECOM - BLM-BSA</text:p>
          </table:table-cell>
          <table:table-cell office:value-type="string">
            <text:p>PA</text:p>
          </table:table-cell>
          <table:table-cell office:value-type="string">
            <text:p>TX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0101/2016/DC/4600</text:p>
          </table:table-cell>
          <table:table-cell office:value-type="string">
            <text:p>2016-04-01</text:p>
          </table:table-cell>
          <table:table-cell office:value-type="string">
            <text:p>Contrato</text:p>
          </table:table-cell>
          <table:table-cell office:value-type="string">
            <text:p>2016-04-28</text:p>
          </table:table-cell>
          <table:table-cell office:value-type="string">
            <text:p>PABLM0PP001</text:p>
          </table:table-cell>
          <table:table-cell office:value-type="string">
            <text:p>Fibra óptica Cliente</text:p>
          </table:table-cell>
          <table:table-cell office:value-type="string">
            <text:p>POP de Belém - PA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DFBSA0PP001</text:p>
          </table:table-cell>
          <table:table-cell office:value-type="string">
            <text:p>Fibra óptica Cliente</text:p>
          </table:table-cell>
          <table:table-cell office:value-type="string">
            <text:p>POP de Brasília - DF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Gleida Conde</text:p>
          </table:table-cell>
          <table:table-cell office:value-type="string">
            <text:p>(91) 98217-3536</text:p>
          </table:table-cell>
          <table:table-cell office:value-type="string">
            <text:p>(91) 98199-0835</text:p>
          </table:table-cell>
          <table:table-cell office:value-type="string">
            <text:p>gleida.conde@juntotelecom.com.br</text:p>
          </table:table-cell>
          <table:table-cell office:value-type="string">
            <text:p>180000.00</text:p>
          </table:table-cell>
          <table:table-cell office:value-type="string">
            <text:p>2016-05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AMAC000007</text:p>
          </table:table-cell>
          <table:table-cell office:value-type="string">
            <text:p>PROCESSAMENTO DE DADOS AMAZONAS S.A.</text:p>
          </table:table-cell>
          <table:table-cell office:value-type="string">
            <text:p>PRODAM - MANAUS</text:p>
          </table:table-cell>
          <table:table-cell office:value-type="string">
            <text:p>AM</text:p>
          </table:table-cell>
          <table:table-cell office:value-type="string">
            <text:p>AC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136/2016/DC/4600</text:p>
          </table:table-cell>
          <table:table-cell office:value-type="string">
            <text:p>2016-04-04</text:p>
          </table:table-cell>
          <table:table-cell office:value-type="string">
            <text:p>Contrato</text:p>
          </table:table-cell>
          <table:table-cell office:value-type="string">
            <text:p>2016-04-27</text:p>
          </table:table-cell>
          <table:table-cell/>
          <table:table-cell office:value-type="string">
            <text:p>Cabo Interno TELEBRAS</text:p>
          </table:table-cell>
          <table:table-cell table:number-columns-repeated="4"/>
          <table:table-cell office:value-type="string">
            <text:p>AMMNS0PM007</text:p>
          </table:table-cell>
          <table:table-cell office:value-type="string">
            <text:p>Cabo Interno TELEBRAS</text:p>
          </table:table-cell>
          <table:table-cell office:value-type="string">
            <text:p>Pop Prodam / AM</text:p>
          </table:table-cell>
          <table:table-cell office:value-type="string">
            <text:p>Manaus</text:p>
          </table:table-cell>
          <table:table-cell office:value-type="string">
            <text:p>AM</text:p>
          </table:table-cell>
          <table:table-cell/>
          <table:table-cell office:value-type="string">
            <text:p>Marcio Belmont</text:p>
          </table:table-cell>
          <table:table-cell office:value-type="string">
            <text:p>(92) 2121-6544</text:p>
          </table:table-cell>
          <table:table-cell/>
          <table:table-cell office:value-type="string">
            <text:p>belmont@prodam.am.gov.br</text:p>
          </table:table-cell>
          <table:table-cell office:value-type="string">
            <text:p>0.00</text:p>
          </table:table-cell>
          <table:table-cell office:value-type="string">
            <text:p>2016-04-15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DFAC000062</text:p>
          </table:table-cell>
          <table:table-cell office:value-type="string">
            <text:p>INFRAMERICA CONCESSIONARIA DO AEROPORTO DE BRASILIA</text:p>
          </table:table-cell>
          <table:table-cell office:value-type="string">
            <text:p>INFRAMERICA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0135/2016/DC/4600</text:p>
          </table:table-cell>
          <table:table-cell office:value-type="string">
            <text:p>2016-03-22</text:p>
          </table:table-cell>
          <table:table-cell office:value-type="string">
            <text:p>Contrato</text:p>
          </table:table-cell>
          <table:table-cell office:value-type="string">
            <text:p>2016-04-26</text:p>
          </table:table-cell>
          <table:table-cell office:value-type="string">
            <text:p>DFBSA0PM012</text:p>
          </table:table-cell>
          <table:table-cell office:value-type="string">
            <text:p>Fibra óptica TELEBRAS</text:p>
          </table:table-cell>
          <table:table-cell office:value-type="string">
            <text:p>AEROPORTO INTERNACIONAL DE BRASÍLIA - PRESIDENTE JUSCELINO KUBITSCHEK AEREA ESPECIAL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EROPORTO INTERNACIONAL DE BRASÍLIA - PRESIDENTE JUSCELINO KUBITSCHEK AEREA ESPECIAL</text:p>
          </table:table-cell>
          <table:table-cell table:number-columns-repeated="3"/>
          <table:table-cell office:value-type="string">
            <text:p>Andre Luis</text:p>
          </table:table-cell>
          <table:table-cell office:value-type="string">
            <text:p>(61) 3214-6843</text:p>
          </table:table-cell>
          <table:table-cell office:value-type="string">
            <text:p>(61) 9643-5141</text:p>
          </table:table-cell>
          <table:table-cell office:value-type="string">
            <text:p>aaraujo@inframerica.aero</text:p>
          </table:table-cell>
          <table:table-cell office:value-type="string">
            <text:p>8000.00</text:p>
          </table:table-cell>
          <table:table-cell office:value-type="string">
            <text:p>2016-04-22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PIBL000003</text:p>
          </table:table-cell>
          <table:table-cell office:value-type="string">
            <text:p>TURBONETT TELECOMUNICAÇÕES LTDA - ME</text:p>
          </table:table-cell>
          <table:table-cell office:value-type="string">
            <text:p>TURBONETT - TERESINA</text:p>
          </table:table-cell>
          <table:table-cell office:value-type="string">
            <text:p>PI</text:p>
          </table:table-cell>
          <table:table-cell office:value-type="string">
            <text:p>BL</text:p>
          </table:table-cell>
          <table:table-cell table:number-columns-repeated="2" office:value-type="float" office:value="500">
            <text:p>500</text:p>
          </table:table-cell>
          <table:table-cell office:value-type="string">
            <text:p>0007/2015/DC/4600</text:p>
          </table:table-cell>
          <table:table-cell office:value-type="string">
            <text:p>2016-01-05</text:p>
          </table:table-cell>
          <table:table-cell office:value-type="string">
            <text:p>Contrato</text:p>
          </table:table-cell>
          <table:table-cell office:value-type="string">
            <text:p>2016-04-25</text:p>
          </table:table-cell>
          <table:table-cell office:value-type="string">
            <text:p>PITSA0PP001</text:p>
          </table:table-cell>
          <table:table-cell/>
          <table:table-cell office:value-type="string">
            <text:p>Cliente buscará o link via fibra no POP de Teresina - PI</text:p>
          </table:table-cell>
          <table:table-cell office:value-type="string">
            <text:p>Teresina</text:p>
          </table:table-cell>
          <table:table-cell office:value-type="string">
            <text:p>PI</text:p>
          </table:table-cell>
          <table:table-cell table:number-columns-repeated="2"/>
          <table:table-cell office:value-type="string">
            <text:p>Fibra óptica Cliente</text:p>
          </table:table-cell>
          <table:table-cell office:value-type="string">
            <text:p>POP de Teresina - PI</text:p>
          </table:table-cell>
          <table:table-cell table:number-columns-repeated="3"/>
          <table:table-cell office:value-type="string">
            <text:p>Marcos Antônio A. De Oliveira</text:p>
          </table:table-cell>
          <table:table-cell office:value-type="string">
            <text:p>(99) 3663-0019</text:p>
          </table:table-cell>
          <table:table-cell office:value-type="string">
            <text:p>(99) 98128-1591 / (99) 99191-4070</text:p>
          </table:table-cell>
          <table:table-cell office:value-type="string">
            <text:p>marcos.turbonett@hotmail.com</text:p>
          </table:table-cell>
          <table:table-cell office:value-type="string">
            <text:p>12000.00</text:p>
          </table:table-cell>
          <table:table-cell office:value-type="string">
            <text:p>2016-01-29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BABL000004</text:p>
          </table:table-cell>
          <table:table-cell office:value-type="string">
            <text:p>MMA ACESSORIOS E SERVICOS DE INFORMATICA LTDA - EPP</text:p>
          </table:table-cell>
          <table:table-cell office:value-type="string">
            <text:p>MMA INFORMATICA</text:p>
          </table:table-cell>
          <table:table-cell office:value-type="string">
            <text:p>BA</text:p>
          </table:table-cell>
          <table:table-cell office:value-type="string">
            <text:p>BL</text:p>
          </table:table-cell>
          <table:table-cell table:number-columns-repeated="2" office:value-type="float" office:value="2000">
            <text:p>2000</text:p>
          </table:table-cell>
          <table:table-cell office:value-type="string">
            <text:p>0013/2016/4600</text:p>
          </table:table-cell>
          <table:table-cell office:value-type="string">
            <text:p>2016-01-06</text:p>
          </table:table-cell>
          <table:table-cell office:value-type="string">
            <text:p>Contrato</text:p>
          </table:table-cell>
          <table:table-cell office:value-type="string">
            <text:p>2016-04-14</text:p>
          </table:table-cell>
          <table:table-cell office:value-type="string">
            <text:p>BAGMG0PP001</text:p>
          </table:table-cell>
          <table:table-cell office:value-type="string">
            <text:p>Fibra óptica Cliente</text:p>
          </table:table-cell>
          <table:table-cell office:value-type="string">
            <text:p>CLIENTE BUSCARÁ EM FIBRA NO POP DE GOVERNADOR MANGABEIRA - BA</text:p>
          </table:table-cell>
          <table:table-cell office:value-type="string">
            <text:p>Governador Mangabeira</text:p>
          </table:table-cell>
          <table:table-cell office:value-type="string">
            <text:p>BA</text:p>
          </table:table-cell>
          <table:table-cell/>
          <table:table-cell office:value-type="string">
            <text:p>BAGMG0PC005</text:p>
          </table:table-cell>
          <table:table-cell office:value-type="string">
            <text:p>Fibra óptica Cliente</text:p>
          </table:table-cell>
          <table:table-cell/>
          <table:table-cell office:value-type="string">
            <text:p>Governador Mangabeira</text:p>
          </table:table-cell>
          <table:table-cell office:value-type="string">
            <text:p>BA</text:p>
          </table:table-cell>
          <table:table-cell/>
          <table:table-cell office:value-type="string">
            <text:p>Maurício Mello de Andrade</text:p>
          </table:table-cell>
          <table:table-cell office:value-type="string">
            <text:p>(75) 3311-6066</text:p>
          </table:table-cell>
          <table:table-cell office:value-type="string">
            <text:p>(75) 99858-5888</text:p>
          </table:table-cell>
          <table:table-cell office:value-type="string">
            <text:p>mauricio@mma.net.br</text:p>
          </table:table-cell>
          <table:table-cell office:value-type="string">
            <text:p>48000.00</text:p>
          </table:table-cell>
          <table:table-cell office:value-type="string">
            <text:p>2016-03-08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TOBL000051</text:p>
          </table:table-cell>
          <table:table-cell office:value-type="string">
            <text:p>BERTONE MARTINS ALCANFOR</text:p>
          </table:table-cell>
          <table:table-cell office:value-type="string">
            <text:p>BERTONE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76/2016/DC/4600</text:p>
          </table:table-cell>
          <table:table-cell office:value-type="string">
            <text:p>2016-03-10</text:p>
          </table:table-cell>
          <table:table-cell office:value-type="string">
            <text:p>Contrato</text:p>
          </table:table-cell>
          <table:table-cell office:value-type="string">
            <text:p>2016-04-11</text:p>
          </table:table-cell>
          <table:table-cell office:value-type="string">
            <text:p>TOPIT0PP001</text:p>
          </table:table-cell>
          <table:table-cell table:number-columns-repeated="2"/>
          <table:table-cell office:value-type="string">
            <text:p>Paraíso do Tocantins</text:p>
          </table:table-cell>
          <table:table-cell office:value-type="string">
            <text:p>TO</text:p>
          </table:table-cell>
          <table:table-cell/>
          <table:table-cell office:value-type="string">
            <text:p>TOPMJ0TR001</text:p>
          </table:table-cell>
          <table:table-cell office:value-type="string">
            <text:p>Fibra óptica Cliente</text:p>
          </table:table-cell>
          <table:table-cell office:value-type="string">
            <text:p>ETR de Palmas - TO</text:p>
          </table:table-cell>
          <table:table-cell office:value-type="string">
            <text:p>Palmas</text:p>
          </table:table-cell>
          <table:table-cell office:value-type="string">
            <text:p>TO</text:p>
          </table:table-cell>
          <table:table-cell/>
          <table:table-cell office:value-type="string">
            <text:p>Bertone Martins</text:p>
          </table:table-cell>
          <table:table-cell office:value-type="string">
            <text:p>(63) 8468-6668</text:p>
          </table:table-cell>
          <table:table-cell office:value-type="string">
            <text:p>(63) 9947-5217</text:p>
          </table:table-cell>
          <table:table-cell office:value-type="string">
            <text:p>infotelatendimento@gmail.com</text:p>
          </table:table-cell>
          <table:table-cell office:value-type="string">
            <text:p>8000.00</text:p>
          </table:table-cell>
          <table:table-cell office:value-type="string">
            <text:p>2016-04-04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AML3000001</text:p>
          </table:table-cell>
          <table:table-cell office:value-type="string">
            <text:p>COMAER - COMANDO DA AERONAUTICA</text:p>
          </table:table-cell>
          <table:table-cell office:value-type="string">
            <text:p>COMAER - CINDACTA IV</text:p>
          </table:table-cell>
          <table:table-cell office:value-type="string">
            <text:p>AM</text:p>
          </table:table-cell>
          <table:table-cell office:value-type="string">
            <text:p>L3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513/2015/DC/4600</text:p>
          </table:table-cell>
          <table:table-cell office:value-type="string">
            <text:p>2015-01-29</text:p>
          </table:table-cell>
          <table:table-cell office:value-type="string">
            <text:p>Contrato</text:p>
          </table:table-cell>
          <table:table-cell office:value-type="string">
            <text:p>2016-04-08</text:p>
          </table:table-cell>
          <table:table-cell office:value-type="string">
            <text:p>AMMNS0PP002</text:p>
          </table:table-cell>
          <table:table-cell/>
          <table:table-cell office:value-type="string">
            <text:p>PoP Manaus - Avenida Constantino Nery, 4611. Flores</text:p>
          </table:table-cell>
          <table:table-cell office:value-type="string">
            <text:p>Manaus</text:p>
          </table:table-cell>
          <table:table-cell office:value-type="string">
            <text:p>AM</text:p>
          </table:table-cell>
          <table:table-cell office:value-type="string">
            <text:p>69.058-795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Av. do Turismo, 1350 - Prédio do CVA</text:p>
          </table:table-cell>
          <table:table-cell table:number-columns-repeated="2"/>
          <table:table-cell office:value-type="string">
            <text:p>69.041-010</text:p>
          </table:table-cell>
          <table:table-cell office:value-type="string">
            <text:p>Ricardo Barros e Souza</text:p>
          </table:table-cell>
          <table:table-cell office:value-type="string">
            <text:p>(21) 2123-6452</text:p>
          </table:table-cell>
          <table:table-cell/>
          <table:table-cell office:value-type="string">
            <text:p>ricardobarros@ciscea.gov.br</text:p>
          </table:table-cell>
          <table:table-cell office:value-type="string">
            <text:p>76857.48</text:p>
          </table:table-cell>
          <table:table-cell office:value-type="string">
            <text:p>2015-06-16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DFL3000001</text:p>
          </table:table-cell>
          <table:table-cell office:value-type="string">
            <text:p>COMAER - COMANDO DA AERONAUTICA</text:p>
          </table:table-cell>
          <table:table-cell office:value-type="string">
            <text:p>COMAER - CINDACTA I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504/2015/DC/4600</text:p>
          </table:table-cell>
          <table:table-cell office:value-type="string">
            <text:p>2015-01-28</text:p>
          </table:table-cell>
          <table:table-cell office:value-type="string">
            <text:p>Contrato</text:p>
          </table:table-cell>
          <table:table-cell office:value-type="string">
            <text:p>2016-04-08</text:p>
          </table:table-cell>
          <table:table-cell office:value-type="string">
            <text:p>DFBSA0PP004</text:p>
          </table:table-cell>
          <table:table-cell/>
          <table:table-cell office:value-type="string">
            <text:p>PoP Sede - SCS Qd 09, Bl A, Torre B, 3º Andar, Edifício Parque da Cidade Corporate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308-200</text:p>
          </table:table-cell>
          <table:table-cell office:value-type="string">
            <text:p>DFBSA0TC039</text:p>
          </table:table-cell>
          <table:table-cell office:value-type="string">
            <text:p>Fibra óptica TELEBRAS</text:p>
          </table:table-cell>
          <table:table-cell office:value-type="string">
            <text:p>SHIS - QI-05 - Área Especial 12 - Lago Sul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1.615-600</text:p>
          </table:table-cell>
          <table:table-cell office:value-type="string">
            <text:p>Ricardo Barros e Souza</text:p>
          </table:table-cell>
          <table:table-cell office:value-type="string">
            <text:p>(21) 2123-6452</text:p>
          </table:table-cell>
          <table:table-cell/>
          <table:table-cell office:value-type="string">
            <text:p>ricardobarros@ciscea.gov.br</text:p>
          </table:table-cell>
          <table:table-cell office:value-type="string">
            <text:p>76857.48</text:p>
          </table:table-cell>
          <table:table-cell office:value-type="string">
            <text:p>2015-02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PEL3000001</text:p>
          </table:table-cell>
          <table:table-cell office:value-type="string">
            <text:p>COMAER - COMANDO DA AERONAUTICA</text:p>
          </table:table-cell>
          <table:table-cell office:value-type="string">
            <text:p>COMAER - CINDACTA III</text:p>
          </table:table-cell>
          <table:table-cell office:value-type="string">
            <text:p>PE</text:p>
          </table:table-cell>
          <table:table-cell office:value-type="string">
            <text:p>L3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514/2015/DC/4600</text:p>
          </table:table-cell>
          <table:table-cell office:value-type="string">
            <text:p>2015-01-29</text:p>
          </table:table-cell>
          <table:table-cell office:value-type="string">
            <text:p>Contrato</text:p>
          </table:table-cell>
          <table:table-cell office:value-type="string">
            <text:p>2016-04-08</text:p>
          </table:table-cell>
          <table:table-cell office:value-type="string">
            <text:p>PERCE0PM005</text:p>
          </table:table-cell>
          <table:table-cell/>
          <table:table-cell office:value-type="string">
            <text:p>PoM - Aeroporto Guararapes - Praça Ministro Salgado Filho s/nº</text:p>
          </table:table-cell>
          <table:table-cell office:value-type="string">
            <text:p>Recife</text:p>
          </table:table-cell>
          <table:table-cell office:value-type="string">
            <text:p>PE</text:p>
          </table:table-cell>
          <table:table-cell office:value-type="string">
            <text:p>51.210-902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Av. Maria Irene, s/n° - Jordão</text:p>
          </table:table-cell>
          <table:table-cell table:number-columns-repeated="2"/>
          <table:table-cell office:value-type="string">
            <text:p>51.250-020</text:p>
          </table:table-cell>
          <table:table-cell office:value-type="string">
            <text:p>Ricardo Barros e Souza</text:p>
          </table:table-cell>
          <table:table-cell office:value-type="string">
            <text:p>(21) 2123-6452</text:p>
          </table:table-cell>
          <table:table-cell/>
          <table:table-cell office:value-type="string">
            <text:p>ricardobarros@ciscea.gov.br</text:p>
          </table:table-cell>
          <table:table-cell office:value-type="string">
            <text:p>76857.48</text:p>
          </table:table-cell>
          <table:table-cell office:value-type="string">
            <text:p>2015-06-16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PRL3000001</text:p>
          </table:table-cell>
          <table:table-cell office:value-type="string">
            <text:p>COMAER - COMANDO DA AERONAUTICA</text:p>
          </table:table-cell>
          <table:table-cell office:value-type="string">
            <text:p>COMAER - CINDACTA II</text:p>
          </table:table-cell>
          <table:table-cell office:value-type="string">
            <text:p>PR</text:p>
          </table:table-cell>
          <table:table-cell office:value-type="string">
            <text:p>L3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512/2015/DC/4600</text:p>
          </table:table-cell>
          <table:table-cell office:value-type="string">
            <text:p>2015-01-29</text:p>
          </table:table-cell>
          <table:table-cell office:value-type="string">
            <text:p>Contrato</text:p>
          </table:table-cell>
          <table:table-cell office:value-type="string">
            <text:p>2016-04-08</text:p>
          </table:table-cell>
          <table:table-cell office:value-type="string">
            <text:p>SCFNS0PP001</text:p>
          </table:table-cell>
          <table:table-cell/>
          <table:table-cell office:value-type="string">
            <text:p>PoP FNS Eletrosul</text:p>
          </table:table-cell>
          <table:table-cell office:value-type="string">
            <text:p>Florianópolis</text:p>
          </table:table-cell>
          <table:table-cell office:value-type="string">
            <text:p>SC</text:p>
          </table:table-cell>
          <table:table-cell table:number-columns-repeated="2"/>
          <table:table-cell office:value-type="string">
            <text:p>EILD Fibra</text:p>
          </table:table-cell>
          <table:table-cell office:value-type="string">
            <text:p>Av. Erasto Gaertner, 1000 - Bacacheri</text:p>
          </table:table-cell>
          <table:table-cell table:number-columns-repeated="2"/>
          <table:table-cell office:value-type="string">
            <text:p>82.510-901</text:p>
          </table:table-cell>
          <table:table-cell office:value-type="string">
            <text:p>Ricardo Barros e Souza</text:p>
          </table:table-cell>
          <table:table-cell office:value-type="string">
            <text:p>(21) 2123-6452</text:p>
          </table:table-cell>
          <table:table-cell/>
          <table:table-cell office:value-type="string">
            <text:p>ricardobarros@ciscea.gov.br</text:p>
          </table:table-cell>
          <table:table-cell office:value-type="string">
            <text:p>76857.48</text:p>
          </table:table-cell>
          <table:table-cell office:value-type="string">
            <text:p>2015-06-16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RJL3000001</text:p>
          </table:table-cell>
          <table:table-cell office:value-type="string">
            <text:p>COMAER - COMANDO DA AERONAUTICA</text:p>
          </table:table-cell>
          <table:table-cell office:value-type="string">
            <text:p>COMAER - DTCEATM-RJ</text:p>
          </table:table-cell>
          <table:table-cell office:value-type="string">
            <text:p>RJ</text:p>
          </table:table-cell>
          <table:table-cell office:value-type="string">
            <text:p>L3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505/2015/DC/4600</text:p>
          </table:table-cell>
          <table:table-cell office:value-type="string">
            <text:p>2015-01-28</text:p>
          </table:table-cell>
          <table:table-cell office:value-type="string">
            <text:p>Contrato</text:p>
          </table:table-cell>
          <table:table-cell office:value-type="string">
            <text:p>2016-04-08</text:p>
          </table:table-cell>
          <table:table-cell office:value-type="string">
            <text:p>RJRJO0PM012</text:p>
          </table:table-cell>
          <table:table-cell/>
          <table:table-cell office:value-type="string">
            <text:p>PoP Correios - Avenida Presidente Vargas, 3077 - Cidade Nova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office:value-type="string">
            <text:p>20.210-972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Av. General Justo, 160 - 5º andar - Castelo</text:p>
          </table:table-cell>
          <table:table-cell table:number-columns-repeated="2"/>
          <table:table-cell office:value-type="string">
            <text:p>20.021-130</text:p>
          </table:table-cell>
          <table:table-cell office:value-type="string">
            <text:p>Ricardo Barros e Souza</text:p>
          </table:table-cell>
          <table:table-cell office:value-type="string">
            <text:p>(21) 2123-6452</text:p>
          </table:table-cell>
          <table:table-cell/>
          <table:table-cell office:value-type="string">
            <text:p>ricardobarros@ciscea.gov.br</text:p>
          </table:table-cell>
          <table:table-cell office:value-type="string">
            <text:p>76857.48</text:p>
          </table:table-cell>
          <table:table-cell office:value-type="string">
            <text:p>2015-03-16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SPL3000001</text:p>
          </table:table-cell>
          <table:table-cell office:value-type="string">
            <text:p>COMAER - COMANDO DA AERONAUTICA</text:p>
          </table:table-cell>
          <table:table-cell office:value-type="string">
            <text:p>COMAER - ICEA-SP</text:p>
          </table:table-cell>
          <table:table-cell office:value-type="string">
            <text:p>SP</text:p>
          </table:table-cell>
          <table:table-cell office:value-type="string">
            <text:p>L3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516/2015/DC/4600</text:p>
          </table:table-cell>
          <table:table-cell office:value-type="string">
            <text:p>2015-01-29</text:p>
          </table:table-cell>
          <table:table-cell office:value-type="string">
            <text:p>Contrato</text:p>
          </table:table-cell>
          <table:table-cell office:value-type="string">
            <text:p>2016-04-08</text:p>
          </table:table-cell>
          <table:table-cell office:value-type="string">
            <text:p>SPTTE0PP001</text:p>
          </table:table-cell>
          <table:table-cell/>
          <table:table-cell office:value-type="string">
            <text:p>ETR Jambeiro - Rodovia BR 116 - Caçapava</text:p>
          </table:table-cell>
          <table:table-cell office:value-type="string">
            <text:p>Taubaté</text:p>
          </table:table-cell>
          <table:table-cell office:value-type="string">
            <text:p>SP</text:p>
          </table:table-cell>
          <table:table-cell office:value-type="string">
            <text:p>12.000-000</text:p>
          </table:table-cell>
          <table:table-cell office:value-type="string">
            <text:p>SPSJC0TC004</text:p>
          </table:table-cell>
          <table:table-cell office:value-type="string">
            <text:p>Rádio TELEBRAS</text:p>
          </table:table-cell>
          <table:table-cell office:value-type="string">
            <text:p>Praça Mal. Eduardo Gomes, 50 - Campus do CTA</text:p>
          </table:table-cell>
          <table:table-cell office:value-type="string">
            <text:p>São josé dos Campos</text:p>
          </table:table-cell>
          <table:table-cell office:value-type="string">
            <text:p>SP</text:p>
          </table:table-cell>
          <table:table-cell office:value-type="string">
            <text:p>12.228-903</text:p>
          </table:table-cell>
          <table:table-cell office:value-type="string">
            <text:p>Ricardo Barros e Souza</text:p>
          </table:table-cell>
          <table:table-cell office:value-type="string">
            <text:p>(21) 2123-6452</text:p>
          </table:table-cell>
          <table:table-cell/>
          <table:table-cell office:value-type="string">
            <text:p>ricardobarros@ciscea.gov.br</text:p>
          </table:table-cell>
          <table:table-cell office:value-type="string">
            <text:p>76857.48</text:p>
          </table:table-cell>
          <table:table-cell office:value-type="string">
            <text:p>2015-05-16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SPL3000002</text:p>
          </table:table-cell>
          <table:table-cell office:value-type="string">
            <text:p>COMAER - COMANDO DA AERONAUTICA</text:p>
          </table:table-cell>
          <table:table-cell office:value-type="string">
            <text:p>COMAER - SRPV - SP</text:p>
          </table:table-cell>
          <table:table-cell office:value-type="string">
            <text:p>SP</text:p>
          </table:table-cell>
          <table:table-cell office:value-type="string">
            <text:p>L3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515/2015/DC/4600</text:p>
          </table:table-cell>
          <table:table-cell office:value-type="string">
            <text:p>2015-01-29</text:p>
          </table:table-cell>
          <table:table-cell office:value-type="string">
            <text:p>Contrato</text:p>
          </table:table-cell>
          <table:table-cell office:value-type="string">
            <text:p>2016-04-08</text:p>
          </table:table-cell>
          <table:table-cell office:value-type="string">
            <text:p>SPBRE0PP001</text:p>
          </table:table-cell>
          <table:table-cell/>
          <table:table-cell office:value-type="string">
            <text:p>PoP Barueri - R. Orlando Bergamo,s/n - Sto Afonso, Castelo Branco, km 19,5, Jardim Mutinga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 office:value-type="string">
            <text:p>06.400-000</text:p>
          </table:table-cell>
          <table:table-cell/>
          <table:table-cell office:value-type="string">
            <text:p>EILD Fibra</text:p>
          </table:table-cell>
          <table:table-cell office:value-type="string">
            <text:p>Av. Washington Luis, S/N - Aeroporto de Congonhas - Prédio da Torre de Controle - 3º Andar</text:p>
          </table:table-cell>
          <table:table-cell table:number-columns-repeated="2"/>
          <table:table-cell office:value-type="string">
            <text:p>04.626-091</text:p>
          </table:table-cell>
          <table:table-cell office:value-type="string">
            <text:p>Ricardo Barros e Souza</text:p>
          </table:table-cell>
          <table:table-cell office:value-type="string">
            <text:p>(21) 2123-6452</text:p>
          </table:table-cell>
          <table:table-cell/>
          <table:table-cell office:value-type="string">
            <text:p>ricardobarros@ciscea.gov.br</text:p>
          </table:table-cell>
          <table:table-cell office:value-type="string">
            <text:p>76857.48</text:p>
          </table:table-cell>
          <table:table-cell office:value-type="string">
            <text:p>2015-04-16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DFAC000039</text:p>
          </table:table-cell>
          <table:table-cell office:value-type="string">
            <text:p>DATAPREV - EMPRESA DE TECNOLOGIA E INFORMACOES DA PREVIDENCIA SOCIAL</text:p>
          </table:table-cell>
          <table:table-cell office:value-type="string">
            <text:p>DATAPREV - SEDE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0325/2016/DC/4600</text:p>
          </table:table-cell>
          <table:table-cell office:value-type="string">
            <text:p>2015-06-25</text:p>
          </table:table-cell>
          <table:table-cell office:value-type="string">
            <text:p>Contrato</text:p>
          </table:table-cell>
          <table:table-cell office:value-type="string">
            <text:p>2016-04-08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Setor de Autarquias Sul, quadra 1, bloco E/F</text:p>
          </table:table-cell>
          <table:table-cell table:number-columns-repeated="3"/>
          <table:table-cell office:value-type="string">
            <text:p>Helton Alves Moreira</text:p>
          </table:table-cell>
          <table:table-cell office:value-type="string">
            <text:p>(61) 3207-3230</text:p>
          </table:table-cell>
          <table:table-cell office:value-type="string">
            <text:p>(61) 8157-6611</text:p>
          </table:table-cell>
          <table:table-cell office:value-type="string">
            <text:p>helton.moreira@dataprev.gov.br</text:p>
          </table:table-cell>
          <table:table-cell office:value-type="string">
            <text:p>0.00</text:p>
          </table:table-cell>
          <table:table-cell office:value-type="string">
            <text:p>2015-07-30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DFAC000057</text:p>
          </table:table-cell>
          <table:table-cell office:value-type="string">
            <text:p>BANCO CENTRAL DO BRASIL</text:p>
          </table:table-cell>
          <table:table-cell office:value-type="string">
            <text:p>BACEN - TESTE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168/2016/DC/4600</text:p>
          </table:table-cell>
          <table:table-cell office:value-type="string">
            <text:p>2016-03-08</text:p>
          </table:table-cell>
          <table:table-cell office:value-type="string">
            <text:p>Contrato</text:p>
          </table:table-cell>
          <table:table-cell office:value-type="string">
            <text:p>2016-04-07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Setor Bancário Sul (SBS) <text:s/>- Quadra 03 - Bloco B - 2o subsolo - sala DIPRO</text:p>
          </table:table-cell>
          <table:table-cell table:number-columns-repeated="3"/>
          <table:table-cell office:value-type="string">
            <text:p>José Guilherme Barreto Ávila</text:p>
          </table:table-cell>
          <table:table-cell office:value-type="string">
            <text:p>(61) 3414-4143</text:p>
          </table:table-cell>
          <table:table-cell office:value-type="string">
            <text:p>(61) 9983-1984</text:p>
          </table:table-cell>
          <table:table-cell office:value-type="string">
            <text:p>guilherme.avila@bcb.gov.br</text:p>
          </table:table-cell>
          <table:table-cell office:value-type="string">
            <text:p>0.00</text:p>
          </table:table-cell>
          <table:table-cell office:value-type="string">
            <text:p>2016-03-18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DFAC000051</text:p>
          </table:table-cell>
          <table:table-cell office:value-type="string">
            <text:p>MINISTÉRIO PÚBLICO DO TRABALHO</text:p>
          </table:table-cell>
          <table:table-cell office:value-type="string">
            <text:p>MPT - PGT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2087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4-04</text:p>
          </table:table-cell>
          <table:table-cell office:value-type="string">
            <text:p>DFBSA0PM012</text:p>
          </table:table-cell>
          <table:table-cell/>
          <table:table-cell office:value-type="string">
            <text:p>PoM - Ministério das Comunicações Esplanada dos Ministérios Bloco R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AUN, Quadra 5 - Lote C - Centro Empresarial CNC - Bloco A</text:p>
          </table:table-cell>
          <table:table-cell table:number-columns-repeated="2"/>
          <table:table-cell office:value-type="string">
            <text:p>70.070-922</text:p>
          </table:table-cell>
          <table:table-cell office:value-type="string">
            <text:p>Felipe Andrés Leon Garcia</text:p>
          </table:table-cell>
          <table:table-cell office:value-type="string">
            <text:p>(61) 3314-8949</text:p>
          </table:table-cell>
          <table:table-cell/>
          <table:table-cell office:value-type="string">
            <text:p>felipe.garcia@mpt.gov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ESBL000006</text:p>
          </table:table-cell>
          <table:table-cell office:value-type="string">
            <text:p>WDS TELECOM LTDA - ME</text:p>
          </table:table-cell>
          <table:table-cell office:value-type="string">
            <text:p>WDS TELECOM</text:p>
          </table:table-cell>
          <table:table-cell office:value-type="string">
            <text:p>ES</text:p>
          </table:table-cell>
          <table:table-cell office:value-type="string">
            <text:p>BL</text:p>
          </table:table-cell>
          <table:table-cell table:number-columns-repeated="2" office:value-type="float" office:value="700">
            <text:p>700</text:p>
          </table:table-cell>
          <table:table-cell office:value-type="string">
            <text:p>0120/2016/DC/4600</text:p>
          </table:table-cell>
          <table:table-cell office:value-type="string">
            <text:p>2016-02-12</text:p>
          </table:table-cell>
          <table:table-cell office:value-type="string">
            <text:p>Contrato</text:p>
          </table:table-cell>
          <table:table-cell office:value-type="string">
            <text:p>2016-04-04</text:p>
          </table:table-cell>
          <table:table-cell office:value-type="string">
            <text:p>ESIEM0PP001</text:p>
          </table:table-cell>
          <table:table-cell office:value-type="string">
            <text:p>Rádio Cliente</text:p>
          </table:table-cell>
          <table:table-cell office:value-type="string">
            <text:p>POP/EA Rio Novo do Sul</text:p>
          </table:table-cell>
          <table:table-cell office:value-type="string">
            <text:p>Itapemirim</text:p>
          </table:table-cell>
          <table:table-cell office:value-type="string">
            <text:p>ES</text:p>
          </table:table-cell>
          <table:table-cell table:number-columns-repeated="2"/>
          <table:table-cell office:value-type="string">
            <text:p>Rádio Cliente</text:p>
          </table:table-cell>
          <table:table-cell table:number-columns-repeated="4"/>
          <table:table-cell office:value-type="string">
            <text:p>Edwilton de Batista</text:p>
          </table:table-cell>
          <table:table-cell office:value-type="string">
            <text:p>(28) 3521-3762</text:p>
          </table:table-cell>
          <table:table-cell office:value-type="string">
            <text:p>(28) 99918-2612</text:p>
          </table:table-cell>
          <table:table-cell office:value-type="string">
            <text:p>edwilton.batista@wdstelecom.com.br</text:p>
          </table:table-cell>
          <table:table-cell office:value-type="string">
            <text:p>24724.00</text:p>
          </table:table-cell>
          <table:table-cell office:value-type="string">
            <text:p>2016-03-1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DFAC000059</text:p>
          </table:table-cell>
          <table:table-cell office:value-type="string">
            <text:p>MINISTERIO DO TRABALHO E EMPREGO - MTE</text:p>
          </table:table-cell>
          <table:table-cell office:value-type="string">
            <text:p>MTE - BRASÍLIA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0216/2016/DC/4600</text:p>
          </table:table-cell>
          <table:table-cell office:value-type="string">
            <text:p>2016-03-23</text:p>
          </table:table-cell>
          <table:table-cell office:value-type="string">
            <text:p>Contrato</text:p>
          </table:table-cell>
          <table:table-cell office:value-type="string">
            <text:p>2016-03-3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Esplanada dos Ministérios - Bloco F - Anexo B - Terreo</text:p>
          </table:table-cell>
          <table:table-cell table:number-columns-repeated="2"/>
          <table:table-cell office:value-type="string">
            <text:p>70.056-900</text:p>
          </table:table-cell>
          <table:table-cell/>
          <table:table-cell office:value-type="string">
            <text:p>Fibra óptica TELEBRAS</text:p>
          </table:table-cell>
          <table:table-cell table:number-columns-repeated="4"/>
          <table:table-cell office:value-type="string">
            <text:p>Cleiton Dias</text:p>
          </table:table-cell>
          <table:table-cell office:value-type="string">
            <text:p>(61) 2031-6103</text:p>
          </table:table-cell>
          <table:table-cell/>
          <table:table-cell office:value-type="string">
            <text:p>cleiton.dias@mte.gov.br</text:p>
          </table:table-cell>
          <table:table-cell office:value-type="string">
            <text:p>18979.87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MABL000048</text:p>
          </table:table-cell>
          <table:table-cell office:value-type="string">
            <text:p>R L GUIMARAES TELECOMUNICACAO - ME</text:p>
          </table:table-cell>
          <table:table-cell office:value-type="string">
            <text:p>R L GUIMARAES - SÍTIO NOVO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49/2016/DC/4600</text:p>
          </table:table-cell>
          <table:table-cell office:value-type="string">
            <text:p>2016-02-26</text:p>
          </table:table-cell>
          <table:table-cell office:value-type="string">
            <text:p>Contrato</text:p>
          </table:table-cell>
          <table:table-cell office:value-type="string">
            <text:p>2016-03-31</text:p>
          </table:table-cell>
          <table:table-cell table:number-columns-repeated="7"/>
          <table:table-cell office:value-type="string">
            <text:p>Fibra óptica Cliente</text:p>
          </table:table-cell>
          <table:table-cell office:value-type="string">
            <text:p>Rod. MA-280, km 3, Sítio Novo, Sapucaia</text:p>
          </table:table-cell>
          <table:table-cell table:number-columns-repeated="2"/>
          <table:table-cell office:value-type="string">
            <text:p>65.912-260</text:p>
          </table:table-cell>
          <table:table-cell office:value-type="string">
            <text:p>Raimundo Lima Guimarães</text:p>
          </table:table-cell>
          <table:table-cell office:value-type="string">
            <text:p>(99) 9 8443-3070</text:p>
          </table:table-cell>
          <table:table-cell office:value-type="string">
            <text:p>(99) 9 9114-3636</text:p>
          </table:table-cell>
          <table:table-cell office:value-type="string">
            <text:p>mastersoftwere@hotmail.com</text:p>
          </table:table-cell>
          <table:table-cell office:value-type="string">
            <text:p>6986.00</text:p>
          </table:table-cell>
          <table:table-cell office:value-type="string">
            <text:p>2016-03-25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RSBL000014</text:p>
          </table:table-cell>
          <table:table-cell office:value-type="string">
            <text:p>ANDRES REFATTE CHEGUHEN EIRELI - ME</text:p>
          </table:table-cell>
          <table:table-cell office:value-type="string">
            <text:p>ANDRES REFATTE</text:p>
          </table:table-cell>
          <table:table-cell office:value-type="string">
            <text:p>RS</text:p>
          </table:table-cell>
          <table:table-cell office:value-type="string">
            <text:p>BL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0142/2016/DC/4600</text:p>
          </table:table-cell>
          <table:table-cell office:value-type="string">
            <text:p>2016-02-24</text:p>
          </table:table-cell>
          <table:table-cell office:value-type="string">
            <text:p>Contrato</text:p>
          </table:table-cell>
          <table:table-cell office:value-type="string">
            <text:p>2016-03-30</text:p>
          </table:table-cell>
          <table:table-cell office:value-type="string">
            <text:p>RSGTI0PP001</text:p>
          </table:table-cell>
          <table:table-cell/>
          <table:table-cell office:value-type="string">
            <text:p>Santana do Livramento</text:p>
          </table:table-cell>
          <table:table-cell office:value-type="string">
            <text:p>Gravataí</text:p>
          </table:table-cell>
          <table:table-cell office:value-type="string">
            <text:p>RS</text:p>
          </table:table-cell>
          <table:table-cell table:number-columns-repeated="2"/>
          <table:table-cell office:value-type="string">
            <text:p>Fibra óptica Cliente</text:p>
          </table:table-cell>
          <table:table-cell office:value-type="string">
            <text:p>POP Santana do Livramento</text:p>
          </table:table-cell>
          <table:table-cell table:number-columns-repeated="3"/>
          <table:table-cell office:value-type="string">
            <text:p>Andres Refatte Cheguhen</text:p>
          </table:table-cell>
          <table:table-cell office:value-type="string">
            <text:p>(55) 3242-3756</text:p>
          </table:table-cell>
          <table:table-cell office:value-type="string">
            <text:p>(55) 9948-4417</text:p>
          </table:table-cell>
          <table:table-cell office:value-type="string">
            <text:p>andres.arc@hotmail.com</text:p>
          </table:table-cell>
          <table:table-cell office:value-type="string">
            <text:p>8000.00</text:p>
          </table:table-cell>
          <table:table-cell office:value-type="string">
            <text:p>2016-03-26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MABL000046</text:p>
          </table:table-cell>
          <table:table-cell office:value-type="string">
            <text:p>TURBONETT TELECOMUNICAÇÕES LTDA - ME</text:p>
          </table:table-cell>
          <table:table-cell office:value-type="string">
            <text:p>TURBONETT - PRESIDENTE DUTRA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2000">
            <text:p>2000</text:p>
          </table:table-cell>
          <table:table-cell office:value-type="string">
            <text:p>0136/2016/DC/4600</text:p>
          </table:table-cell>
          <table:table-cell office:value-type="string">
            <text:p>2016-02-23</text:p>
          </table:table-cell>
          <table:table-cell office:value-type="string">
            <text:p>Contrato</text:p>
          </table:table-cell>
          <table:table-cell office:value-type="string">
            <text:p>2016-03-30</text:p>
          </table:table-cell>
          <table:table-cell table:number-columns-repeated="6"/>
          <table:table-cell office:value-type="string">
            <text:p>MAPDU0PP001</text:p>
          </table:table-cell>
          <table:table-cell office:value-type="string">
            <text:p>Fibra óptica Cliente</text:p>
          </table:table-cell>
          <table:table-cell office:value-type="string">
            <text:p>Centro PDU - Eletronorte</text:p>
          </table:table-cell>
          <table:table-cell office:value-type="string">
            <text:p>Presidente Dutra</text:p>
          </table:table-cell>
          <table:table-cell office:value-type="string">
            <text:p>MA</text:p>
          </table:table-cell>
          <table:table-cell office:value-type="string">
            <text:p>65.093-300</text:p>
          </table:table-cell>
          <table:table-cell office:value-type="string">
            <text:p>Marcos Antônio Américo De Oliveira</text:p>
          </table:table-cell>
          <table:table-cell office:value-type="string">
            <text:p>(99) 3663-0019</text:p>
          </table:table-cell>
          <table:table-cell office:value-type="string">
            <text:p>(99) 9191-4070</text:p>
          </table:table-cell>
          <table:table-cell office:value-type="string">
            <text:p>marcos.turbonett@hotmail.com</text:p>
          </table:table-cell>
          <table:table-cell office:value-type="string">
            <text:p>48000.00</text:p>
          </table:table-cell>
          <table:table-cell office:value-type="string">
            <text:p>2016-03-14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AMBL000008</text:p>
          </table:table-cell>
          <table:table-cell office:value-type="string">
            <text:p>AXXESS TELECOMUNICAÇÕES LTDA - ME</text:p>
          </table:table-cell>
          <table:table-cell office:value-type="string">
            <text:p>AXXESS TELECOMUNICAÇÕES</text:p>
          </table:table-cell>
          <table:table-cell office:value-type="string">
            <text:p>AM</text:p>
          </table:table-cell>
          <table:table-cell office:value-type="string">
            <text:p>BL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088/2016/DC/4600</text:p>
          </table:table-cell>
          <table:table-cell office:value-type="string">
            <text:p>2016-01-29</text:p>
          </table:table-cell>
          <table:table-cell office:value-type="string">
            <text:p>Contrato</text:p>
          </table:table-cell>
          <table:table-cell office:value-type="string">
            <text:p>2016-03-28</text:p>
          </table:table-cell>
          <table:table-cell office:value-type="string">
            <text:p>AMMNS0PM007</text:p>
          </table:table-cell>
          <table:table-cell/>
          <table:table-cell office:value-type="string">
            <text:p>Pop Prodam / AM</text:p>
          </table:table-cell>
          <table:table-cell office:value-type="string">
            <text:p>Manaus</text:p>
          </table:table-cell>
          <table:table-cell office:value-type="string">
            <text:p>AM</text:p>
          </table:table-cell>
          <table:table-cell table:number-columns-repeated="2"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Fabricio Souza Horacio</text:p>
          </table:table-cell>
          <table:table-cell office:value-type="string">
            <text:p>(92) 3093 -3090</text:p>
          </table:table-cell>
          <table:table-cell office:value-type="string">
            <text:p>(92) 98119-2323</text:p>
          </table:table-cell>
          <table:table-cell office:value-type="string">
            <text:p>horacio@axxess.com.br</text:p>
          </table:table-cell>
          <table:table-cell office:value-type="string">
            <text:p>24000.00</text:p>
          </table:table-cell>
          <table:table-cell office:value-type="string">
            <text:p>2016-02-24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RSL2000014</text:p>
          </table:table-cell>
          <table:table-cell office:value-type="string">
            <text:p>ZILIONET TELECOMUNICAÇÕES LTDA</text:p>
          </table:table-cell>
          <table:table-cell office:value-type="string">
            <text:p>ZILIONET - SANTA ROSA-BARUERI</text:p>
          </table:table-cell>
          <table:table-cell office:value-type="string">
            <text:p>RS</text:p>
          </table:table-cell>
          <table:table-cell office:value-type="string">
            <text:p>P2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080/2016/DC/4600</text:p>
          </table:table-cell>
          <table:table-cell office:value-type="string">
            <text:p>2016-01-29</text:p>
          </table:table-cell>
          <table:table-cell office:value-type="string">
            <text:p>Contrato</text:p>
          </table:table-cell>
          <table:table-cell office:value-type="string">
            <text:p>2016-03-21</text:p>
          </table:table-cell>
          <table:table-cell office:value-type="string">
            <text:p>RSSRO0PP001</text:p>
          </table:table-cell>
          <table:table-cell office:value-type="string">
            <text:p>Fibra óptica Cliente</text:p>
          </table:table-cell>
          <table:table-cell office:value-type="string">
            <text:p>POP Santa Rosa</text:p>
          </table:table-cell>
          <table:table-cell office:value-type="string">
            <text:p>Santa Rosa</text:p>
          </table:table-cell>
          <table:table-cell office:value-type="string">
            <text:p>RS</text:p>
          </table:table-cell>
          <table:table-cell/>
          <table:table-cell office:value-type="string">
            <text:p>SPBRE0PM002</text:p>
          </table:table-cell>
          <table:table-cell office:value-type="string">
            <text:p>Fibra óptica TELEBRAS</text:p>
          </table:table-cell>
          <table:table-cell office:value-type="string">
            <text:p>POP ALOG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/>
          <table:table-cell office:value-type="string">
            <text:p>Jorge Luiz Ferreto Junior</text:p>
          </table:table-cell>
          <table:table-cell office:value-type="string">
            <text:p>(55) 3511-8000</text:p>
          </table:table-cell>
          <table:table-cell office:value-type="string">
            <text:p>(55) 9163-6303</text:p>
          </table:table-cell>
          <table:table-cell office:value-type="string">
            <text:p>jorge@redesulnet.com.br</text:p>
          </table:table-cell>
          <table:table-cell office:value-type="string">
            <text:p>10000.00</text:p>
          </table:table-cell>
          <table:table-cell office:value-type="string">
            <text:p>2016-07-22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RSBL000007</text:p>
          </table:table-cell>
          <table:table-cell office:value-type="string">
            <text:p>JOSÉ EDUARDO MACHADO DA VEIGA E CIA LTDA</text:p>
          </table:table-cell>
          <table:table-cell office:value-type="string">
            <text:p>JOSÉ EDUARDO</text:p>
          </table:table-cell>
          <table:table-cell office:value-type="string">
            <text:p>RS</text:p>
          </table:table-cell>
          <table:table-cell office:value-type="string">
            <text:p>BL</text:p>
          </table:table-cell>
          <table:table-cell office:value-type="float" office:value="1000">
            <text:p>1000</text:p>
          </table:table-cell>
          <table:table-cell office:value-type="float" office:value="300">
            <text:p>300</text:p>
          </table:table-cell>
          <table:table-cell office:value-type="string">
            <text:p>01991/20158/4600</text:p>
          </table:table-cell>
          <table:table-cell office:value-type="string">
            <text:p>2015-11-20</text:p>
          </table:table-cell>
          <table:table-cell office:value-type="string">
            <text:p>Contrato</text:p>
          </table:table-cell>
          <table:table-cell office:value-type="string">
            <text:p>2016-03-17</text:p>
          </table:table-cell>
          <table:table-cell table:number-columns-repeated="7"/>
          <table:table-cell office:value-type="string">
            <text:p>Fibra óptica Cliente</text:p>
          </table:table-cell>
          <table:table-cell office:value-type="string">
            <text:p>POP Eletrosul</text:p>
          </table:table-cell>
          <table:table-cell table:number-columns-repeated="3"/>
          <table:table-cell office:value-type="string">
            <text:p>Pedro Fontela</text:p>
          </table:table-cell>
          <table:table-cell office:value-type="string">
            <text:p>(55) 3313-2523</text:p>
          </table:table-cell>
          <table:table-cell office:value-type="string">
            <text:p>(53) 8452-7677</text:p>
          </table:table-cell>
          <table:table-cell office:value-type="string">
            <text:p>pedro.fontela@gmail.com</text:p>
          </table:table-cell>
          <table:table-cell office:value-type="string">
            <text:p>0.00</text:p>
          </table:table-cell>
          <table:table-cell office:value-type="string">
            <text:p>2015-12-24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PABL000030</text:p>
          </table:table-cell>
          <table:table-cell office:value-type="string">
            <text:p>IBL BANDA LARGA INTERNET INFORMÁTICA LTDA - ME</text:p>
          </table:table-cell>
          <table:table-cell office:value-type="string">
            <text:p>IBL - BANDA LARGA - JACUNDÁ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2001/2015/DC/4600</text:p>
          </table:table-cell>
          <table:table-cell office:value-type="string">
            <text:p>2015-11-27</text:p>
          </table:table-cell>
          <table:table-cell office:value-type="string">
            <text:p>Contrato</text:p>
          </table:table-cell>
          <table:table-cell office:value-type="string">
            <text:p>2016-03-16</text:p>
          </table:table-cell>
          <table:table-cell office:value-type="string">
            <text:p>PATLA0PP002</text:p>
          </table:table-cell>
          <table:table-cell office:value-type="string">
            <text:p>Fibra óptica Cliente</text:p>
          </table:table-cell>
          <table:table-cell office:value-type="string">
            <text:p>POP (PATLA0PP002)</text:p>
          </table:table-cell>
          <table:table-cell office:value-type="string">
            <text:p>Tailândia</text:p>
          </table:table-cell>
          <table:table-cell office:value-type="string">
            <text:p>PA</text:p>
          </table:table-cell>
          <table:table-cell table:number-columns-repeated="2"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Edgar Ribeiro de Abreu</text:p>
          </table:table-cell>
          <table:table-cell office:value-type="string">
            <text:p>(99) 3525-0587</text:p>
          </table:table-cell>
          <table:table-cell office:value-type="string">
            <text:p>(99) 8405-0881</text:p>
          </table:table-cell>
          <table:table-cell office:value-type="string">
            <text:p>edgar@iblnet.com.br</text:p>
          </table:table-cell>
          <table:table-cell office:value-type="string">
            <text:p>8500.00</text:p>
          </table:table-cell>
          <table:table-cell office:value-type="string">
            <text:p>2015-12-17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RSBL000011</text:p>
          </table:table-cell>
          <table:table-cell office:value-type="string">
            <text:p>HENRIQUE HONÓRIO PEREIRA CABRAL</text:p>
          </table:table-cell>
          <table:table-cell office:value-type="string">
            <text:p>HENRIQUE HONÓRIO</text:p>
          </table:table-cell>
          <table:table-cell office:value-type="string">
            <text:p>RS</text:p>
          </table:table-cell>
          <table:table-cell office:value-type="string">
            <text:p>BL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028/2016/DC/2016</text:p>
          </table:table-cell>
          <table:table-cell office:value-type="string">
            <text:p>2016-01-13</text:p>
          </table:table-cell>
          <table:table-cell office:value-type="string">
            <text:p>Contrato</text:p>
          </table:table-cell>
          <table:table-cell office:value-type="string">
            <text:p>2016-03-09</text:p>
          </table:table-cell>
          <table:table-cell office:value-type="string">
            <text:p>RSGTI0PP001</text:p>
          </table:table-cell>
          <table:table-cell/>
          <table:table-cell office:value-type="string">
            <text:p>Cliente buscará o link via fibra na caixa R2 da Eletrosul no Chuí</text:p>
          </table:table-cell>
          <table:table-cell office:value-type="string">
            <text:p>Gravataí</text:p>
          </table:table-cell>
          <table:table-cell office:value-type="string">
            <text:p>RS</text:p>
          </table:table-cell>
          <table:table-cell office:value-type="string">
            <text:p>94.110-300</text:p>
          </table:table-cell>
          <table:table-cell office:value-type="string">
            <text:p>RSCHUIPC001</text:p>
          </table:table-cell>
          <table:table-cell office:value-type="string">
            <text:p>Fibra óptica Cliente</text:p>
          </table:table-cell>
          <table:table-cell office:value-type="string">
            <text:p>Rua Chile, 993</text:p>
          </table:table-cell>
          <table:table-cell office:value-type="string">
            <text:p>Chuí</text:p>
          </table:table-cell>
          <table:table-cell office:value-type="string">
            <text:p>RS</text:p>
          </table:table-cell>
          <table:table-cell office:value-type="string">
            <text:p>96.255-000</text:p>
          </table:table-cell>
          <table:table-cell office:value-type="string">
            <text:p>Henrique Honório Pereira Cabral</text:p>
          </table:table-cell>
          <table:table-cell office:value-type="string">
            <text:p>(53) 3265-1677</text:p>
          </table:table-cell>
          <table:table-cell office:value-type="string">
            <text:p>(53) 9979-5416</text:p>
          </table:table-cell>
          <table:table-cell office:value-type="string">
            <text:p>shopnet@chuinet.com.br</text:p>
          </table:table-cell>
          <table:table-cell office:value-type="string">
            <text:p>10600.00</text:p>
          </table:table-cell>
          <table:table-cell office:value-type="string">
            <text:p>2016-02-26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MABL000044</text:p>
          </table:table-cell>
          <table:table-cell office:value-type="string">
            <text:p>L. BATISTA E SOUSA EIRELI - ME</text:p>
          </table:table-cell>
          <table:table-cell office:value-type="string">
            <text:p>L. BATISTA - PRESIDENTE DUTRA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600">
            <text:p>600</text:p>
          </table:table-cell>
          <table:table-cell office:value-type="string">
            <text:p>0098/2016/DC/4600</text:p>
          </table:table-cell>
          <table:table-cell office:value-type="string">
            <text:p>2016-02-05</text:p>
          </table:table-cell>
          <table:table-cell office:value-type="string">
            <text:p>Contrato</text:p>
          </table:table-cell>
          <table:table-cell office:value-type="string">
            <text:p>2016-03-08</text:p>
          </table:table-cell>
          <table:table-cell office:value-type="string">
            <text:p>MAPDU0PP001</text:p>
          </table:table-cell>
          <table:table-cell office:value-type="string">
            <text:p>Fibra óptica Cliente</text:p>
          </table:table-cell>
          <table:table-cell office:value-type="string">
            <text:p>Cliente fará a abordagem no PoP de Presidente Dutra (MAPDU0PP001)</text:p>
          </table:table-cell>
          <table:table-cell office:value-type="string">
            <text:p>Presidente Dutra</text:p>
          </table:table-cell>
          <table:table-cell office:value-type="string">
            <text:p>MA</text:p>
          </table:table-cell>
          <table:table-cell table:number-columns-repeated="2"/>
          <table:table-cell office:value-type="string">
            <text:p>Fibra óptica TELEBRAS</text:p>
          </table:table-cell>
          <table:table-cell table:number-columns-repeated="4"/>
          <table:table-cell office:value-type="string">
            <text:p>Reinaldo Cavalcante</text:p>
          </table:table-cell>
          <table:table-cell office:value-type="string">
            <text:p>(99) 3641-2899</text:p>
          </table:table-cell>
          <table:table-cell office:value-type="string">
            <text:p>(99) 99141-3966</text:p>
          </table:table-cell>
          <table:table-cell office:value-type="string">
            <text:p>telecomregional@gmail.com</text:p>
          </table:table-cell>
          <table:table-cell office:value-type="string">
            <text:p>30570.00</text:p>
          </table:table-cell>
          <table:table-cell office:value-type="string">
            <text:p>2016-03-09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RSBL000009</text:p>
          </table:table-cell>
          <table:table-cell office:value-type="string">
            <text:p>L.V. DOS SANTOS - INFORMATICA - ME</text:p>
          </table:table-cell>
          <table:table-cell office:value-type="string">
            <text:p>L.V. DOS SANTOS - INFORMATICA</text:p>
          </table:table-cell>
          <table:table-cell office:value-type="string">
            <text:p>RS</text:p>
          </table:table-cell>
          <table:table-cell office:value-type="string">
            <text:p>BL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001/2016/DC/4600</text:p>
          </table:table-cell>
          <table:table-cell office:value-type="string">
            <text:p>2016-01-04</text:p>
          </table:table-cell>
          <table:table-cell office:value-type="string">
            <text:p>Contrato</text:p>
          </table:table-cell>
          <table:table-cell office:value-type="string">
            <text:p>2016-03-08</text:p>
          </table:table-cell>
          <table:table-cell office:value-type="string">
            <text:p>RSCSL0TR001</text:p>
          </table:table-cell>
          <table:table-cell office:value-type="string">
            <text:p>Rádio Cliente</text:p>
          </table:table-cell>
          <table:table-cell office:value-type="string">
            <text:p>Cliente buscará o link via rádio na EA Telebras de Caxias do Sul</text:p>
          </table:table-cell>
          <table:table-cell office:value-type="string">
            <text:p>Caxias do Sul</text:p>
          </table:table-cell>
          <table:table-cell office:value-type="string">
            <text:p>RS</text:p>
          </table:table-cell>
          <table:table-cell table:number-columns-repeated="2"/>
          <table:table-cell office:value-type="string">
            <text:p>Rádio Cliente</text:p>
          </table:table-cell>
          <table:table-cell table:number-columns-repeated="4"/>
          <table:table-cell office:value-type="string">
            <text:p>Luciano Vargas dos Santos</text:p>
          </table:table-cell>
          <table:table-cell office:value-type="string">
            <text:p>(54) 4062-9376</text:p>
          </table:table-cell>
          <table:table-cell office:value-type="string">
            <text:p>(54) 9121-2828</text:p>
          </table:table-cell>
          <table:table-cell office:value-type="string">
            <text:p>luciano@andrasta.com.br</text:p>
          </table:table-cell>
          <table:table-cell office:value-type="string">
            <text:p>4000.00</text:p>
          </table:table-cell>
          <table:table-cell office:value-type="string">
            <text:p>2016-01-29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MGBL000021</text:p>
          </table:table-cell>
          <table:table-cell office:value-type="string">
            <text:p>INFOSYSTEM TELECOMUNICAÇÕES E INFORMÁTICA LTDA</text:p>
          </table:table-cell>
          <table:table-cell office:value-type="string">
            <text:p>INFOSYSTEM</text:p>
          </table:table-cell>
          <table:table-cell office:value-type="string">
            <text:p>MG</text:p>
          </table:table-cell>
          <table:table-cell office:value-type="string">
            <text:p>BL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2020/2015/DC/4600</text:p>
          </table:table-cell>
          <table:table-cell office:value-type="string">
            <text:p>2015-11-27</text:p>
          </table:table-cell>
          <table:table-cell office:value-type="string">
            <text:p>Contrato</text:p>
          </table:table-cell>
          <table:table-cell office:value-type="string">
            <text:p>2016-03-07</text:p>
          </table:table-cell>
          <table:table-cell office:value-type="string">
            <text:p>MGIII0TR001</text:p>
          </table:table-cell>
          <table:table-cell office:value-type="string">
            <text:p>Fibra óptica Cliente</text:p>
          </table:table-cell>
          <table:table-cell office:value-type="string">
            <text:p>ETR Ibiraci</text:p>
          </table:table-cell>
          <table:table-cell office:value-type="string">
            <text:p>Ibiraci</text:p>
          </table:table-cell>
          <table:table-cell office:value-type="string">
            <text:p>MG</text:p>
          </table:table-cell>
          <table:table-cell/>
          <table:table-cell office:value-type="string">
            <text:p>MGIII0TR001</text:p>
          </table:table-cell>
          <table:table-cell office:value-type="string">
            <text:p>Fibra óptica Cliente</text:p>
          </table:table-cell>
          <table:table-cell/>
          <table:table-cell office:value-type="string">
            <text:p>Ibiraci</text:p>
          </table:table-cell>
          <table:table-cell office:value-type="string">
            <text:p>MG</text:p>
          </table:table-cell>
          <table:table-cell/>
          <table:table-cell office:value-type="string">
            <text:p>Mateus Bordini Rodrigues</text:p>
          </table:table-cell>
          <table:table-cell office:value-type="string">
            <text:p>(35) 9 9178-3993</text:p>
          </table:table-cell>
          <table:table-cell office:value-type="string">
            <text:p>(35) 9 9991-0074</text:p>
          </table:table-cell>
          <table:table-cell office:value-type="string">
            <text:p>redeinfosystem@gmail.com</text:p>
          </table:table-cell>
          <table:table-cell office:value-type="string">
            <text:p>3046.00</text:p>
          </table:table-cell>
          <table:table-cell office:value-type="string">
            <text:p>2016-01-25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MABL000045</text:p>
          </table:table-cell>
          <table:table-cell office:value-type="string">
            <text:p>R L GUIMARAES TELECOMUNICACAO - ME</text:p>
          </table:table-cell>
          <table:table-cell office:value-type="string">
            <text:p>R L GUIMARAES - IMPERATRIZ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600">
            <text:p>600</text:p>
          </table:table-cell>
          <table:table-cell office:value-type="string">
            <text:p>0104/2016/DC/4600</text:p>
          </table:table-cell>
          <table:table-cell office:value-type="string">
            <text:p>2016-02-03</text:p>
          </table:table-cell>
          <table:table-cell office:value-type="string">
            <text:p>Contrato</text:p>
          </table:table-cell>
          <table:table-cell office:value-type="string">
            <text:p>2016-03-07</text:p>
          </table:table-cell>
          <table:table-cell office:value-type="string">
            <text:p>MAITZ0TR001</text:p>
          </table:table-cell>
          <table:table-cell office:value-type="string">
            <text:p>Fibra óptica Cliente</text:p>
          </table:table-cell>
          <table:table-cell/>
          <table:table-cell office:value-type="string">
            <text:p>Imperatriz</text:p>
          </table:table-cell>
          <table:table-cell office:value-type="string">
            <text:p>MA</text:p>
          </table:table-cell>
          <table:table-cell table:number-columns-repeated="2"/>
          <table:table-cell office:value-type="string">
            <text:p>Fibra óptica Cliente</text:p>
          </table:table-cell>
          <table:table-cell office:value-type="string">
            <text:p>ETR de Imperatriz - MAITZ0TR001</text:p>
          </table:table-cell>
          <table:table-cell table:number-columns-repeated="3"/>
          <table:table-cell office:value-type="string">
            <text:p>Raimundo Lima Guimaraes</text:p>
          </table:table-cell>
          <table:table-cell office:value-type="string">
            <text:p>(99) 9 8443-3070</text:p>
          </table:table-cell>
          <table:table-cell office:value-type="string">
            <text:p>(99) 9 9114-3636</text:p>
          </table:table-cell>
          <table:table-cell office:value-type="string">
            <text:p>mastersoftwere@hotmail.com</text:p>
          </table:table-cell>
          <table:table-cell office:value-type="string">
            <text:p>31824.00</text:p>
          </table:table-cell>
          <table:table-cell office:value-type="string">
            <text:p>2016-03-18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SCL2000001</text:p>
          </table:table-cell>
          <table:table-cell office:value-type="string">
            <text:p>ENGEPLUS TELECOM LTDA - EPP</text:p>
          </table:table-cell>
          <table:table-cell office:value-type="string">
            <text:p>ENGEPLUS TELECOM - CRICIÚMA-BARUERI</text:p>
          </table:table-cell>
          <table:table-cell office:value-type="string">
            <text:p>SC</text:p>
          </table:table-cell>
          <table:table-cell office:value-type="string">
            <text:p>P2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2026/2015/DC/4600</text:p>
          </table:table-cell>
          <table:table-cell office:value-type="string">
            <text:p>2015-12-02</text:p>
          </table:table-cell>
          <table:table-cell office:value-type="string">
            <text:p>Contrato</text:p>
          </table:table-cell>
          <table:table-cell office:value-type="string">
            <text:p>2016-03-04</text:p>
          </table:table-cell>
          <table:table-cell office:value-type="string">
            <text:p>SCCUA0TR001</text:p>
          </table:table-cell>
          <table:table-cell office:value-type="string">
            <text:p>Fibra óptica Cliente</text:p>
          </table:table-cell>
          <table:table-cell office:value-type="string">
            <text:p>POP Criciúma</text:p>
          </table:table-cell>
          <table:table-cell office:value-type="string">
            <text:p>Criciúma</text:p>
          </table:table-cell>
          <table:table-cell office:value-type="string">
            <text:p>SC</text:p>
          </table:table-cell>
          <table:table-cell/>
          <table:table-cell office:value-type="string">
            <text:p>SPBRE0PM002</text:p>
          </table:table-cell>
          <table:table-cell office:value-type="string">
            <text:p>Cabo Interno Cliente</text:p>
          </table:table-cell>
          <table:table-cell office:value-type="string">
            <text:p>POP ALOG (SPBRE0PM002)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/>
          <table:table-cell office:value-type="string">
            <text:p>Norton Pizzolatti</text:p>
          </table:table-cell>
          <table:table-cell office:value-type="string">
            <text:p>(48) 3431-4707</text:p>
          </table:table-cell>
          <table:table-cell office:value-type="string">
            <text:p>(48) 9127-4045</text:p>
          </table:table-cell>
          <table:table-cell office:value-type="string">
            <text:p>norton@engeplus.com.br</text:p>
          </table:table-cell>
          <table:table-cell office:value-type="string">
            <text:p>11000.00</text:p>
          </table:table-cell>
          <table:table-cell office:value-type="string">
            <text:p>2016-01-1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765">
            <text:p>765</text:p>
          </table:table-cell>
          <table:table-cell office:value-type="string">
            <text:p>RSBL000010</text:p>
          </table:table-cell>
          <table:table-cell office:value-type="string">
            <text:p>SILVEIRA &amp; ZIQUINATTI LTDA</text:p>
          </table:table-cell>
          <table:table-cell office:value-type="string">
            <text:p>SILVEIRA &amp; ZIQUINATTI</text:p>
          </table:table-cell>
          <table:table-cell office:value-type="string">
            <text:p>RS</text:p>
          </table:table-cell>
          <table:table-cell office:value-type="string">
            <text:p>BL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025/2016/DC/4600</text:p>
          </table:table-cell>
          <table:table-cell office:value-type="string">
            <text:p>2016-01-12</text:p>
          </table:table-cell>
          <table:table-cell office:value-type="string">
            <text:p>Contrato</text:p>
          </table:table-cell>
          <table:table-cell office:value-type="string">
            <text:p>2016-03-01</text:p>
          </table:table-cell>
          <table:table-cell table:number-columns-repeated="7"/>
          <table:table-cell office:value-type="string">
            <text:p>Cabo Interno TELEBRAS</text:p>
          </table:table-cell>
          <table:table-cell office:value-type="string">
            <text:p>SE MISSÕES (ELETROSUL)</text:p>
          </table:table-cell>
          <table:table-cell table:number-columns-repeated="2"/>
          <table:table-cell office:value-type="string">
            <text:p>97.800-000</text:p>
          </table:table-cell>
          <table:table-cell office:value-type="string">
            <text:p>Luiz Jocelmo</text:p>
          </table:table-cell>
          <table:table-cell office:value-type="string">
            <text:p>(55) 3367-1379</text:p>
          </table:table-cell>
          <table:table-cell office:value-type="string">
            <text:p>(55) 8451-0878</text:p>
          </table:table-cell>
          <table:table-cell office:value-type="string">
            <text:p>ciacom@ciacom.com.br</text:p>
          </table:table-cell>
          <table:table-cell office:value-type="string">
            <text:p>5359.00</text:p>
          </table:table-cell>
          <table:table-cell office:value-type="string">
            <text:p>2016-03-1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PABL000023</text:p>
          </table:table-cell>
          <table:table-cell office:value-type="string">
            <text:p>PHASE - PROJETOS, SERVIÇOS DE ENGENHARIA E TELECOMUNICAÇÕES LTDA</text:p>
          </table:table-cell>
          <table:table-cell office:value-type="string">
            <text:p>PHASE ENGENHARIA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2031/2015/DC/4600</text:p>
          </table:table-cell>
          <table:table-cell office:value-type="string">
            <text:p>2016-01-29</text:p>
          </table:table-cell>
          <table:table-cell office:value-type="string">
            <text:p>Contrato</text:p>
          </table:table-cell>
          <table:table-cell office:value-type="string">
            <text:p>2016-02-29</text:p>
          </table:table-cell>
          <table:table-cell office:value-type="string">
            <text:p>PABLM0PM002</text:p>
          </table:table-cell>
          <table:table-cell/>
          <table:table-cell office:value-type="string">
            <text:p>POP PABLM0PM002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PABLM0PM002</text:p>
          </table:table-cell>
          <table:table-cell office:value-type="string">
            <text:p>Fibra óptica Cliente</text:p>
          </table:table-cell>
          <table:table-cell/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Éder Ruffeil Cristino</text:p>
          </table:table-cell>
          <table:table-cell office:value-type="string">
            <text:p>(91) 3245-1422</text:p>
          </table:table-cell>
          <table:table-cell office:value-type="string">
            <text:p>(91) 9 9186-8090</text:p>
          </table:table-cell>
          <table:table-cell office:value-type="string">
            <text:p>eder@hitsfiber.com.br</text:p>
          </table:table-cell>
          <table:table-cell office:value-type="string">
            <text:p>91090.00</text:p>
          </table:table-cell>
          <table:table-cell office:value-type="string">
            <text:p>2016-02-22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782">
            <text:p>782</text:p>
          </table:table-cell>
          <table:table-cell office:value-type="string">
            <text:p>ESBL000005</text:p>
          </table:table-cell>
          <table:table-cell office:value-type="string">
            <text:p>SPEED PLANET TELECOMUNICAÇÕES LTDA</text:p>
          </table:table-cell>
          <table:table-cell office:value-type="string">
            <text:p>SPEED PLANET</text:p>
          </table:table-cell>
          <table:table-cell office:value-type="string">
            <text:p>ES</text:p>
          </table:table-cell>
          <table:table-cell office:value-type="string">
            <text:p>BL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2025/2015/DC/4600</text:p>
          </table:table-cell>
          <table:table-cell office:value-type="string">
            <text:p>2015-12-02</text:p>
          </table:table-cell>
          <table:table-cell office:value-type="string">
            <text:p>Contrato</text:p>
          </table:table-cell>
          <table:table-cell office:value-type="string">
            <text:p>2016-02-29</text:p>
          </table:table-cell>
          <table:table-cell office:value-type="string">
            <text:p>ESSMT0PP001</text:p>
          </table:table-cell>
          <table:table-cell office:value-type="string">
            <text:p>Rádio Cliente</text:p>
          </table:table-cell>
          <table:table-cell office:value-type="string">
            <text:p>POP-TELEBRAS(ESSMT0PP001)-São Mateus-Rod. BR101, Km 67,5, Rod.São Mateus Km 8 - Área Rural</text:p>
          </table:table-cell>
          <table:table-cell office:value-type="string">
            <text:p>São Mateus</text:p>
          </table:table-cell>
          <table:table-cell office:value-type="string">
            <text:p>ES</text:p>
          </table:table-cell>
          <table:table-cell/>
          <table:table-cell office:value-type="string">
            <text:p>ESSMT0TR001</text:p>
          </table:table-cell>
          <table:table-cell office:value-type="string">
            <text:p>Rádio Cliente</text:p>
          </table:table-cell>
          <table:table-cell/>
          <table:table-cell office:value-type="string">
            <text:p>São Mateus</text:p>
          </table:table-cell>
          <table:table-cell office:value-type="string">
            <text:p>ES</text:p>
          </table:table-cell>
          <table:table-cell/>
          <table:table-cell office:value-type="string">
            <text:p>Moisés Ferreira da Silva</text:p>
          </table:table-cell>
          <table:table-cell office:value-type="string">
            <text:p>(27) 3754-1827</text:p>
          </table:table-cell>
          <table:table-cell office:value-type="string">
            <text:p>(27) 9 9756-6990</text:p>
          </table:table-cell>
          <table:table-cell office:value-type="string">
            <text:p>moyses@speedplanet.com.br</text:p>
          </table:table-cell>
          <table:table-cell office:value-type="string">
            <text:p>7368.00</text:p>
          </table:table-cell>
          <table:table-cell office:value-type="string">
            <text:p>2015-12-15</text:p>
          </table:table-cell>
          <table:table-cell office:value-type="string">
            <text:p>oper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MABL000043</text:p>
          </table:table-cell>
          <table:table-cell office:value-type="string">
            <text:p>TURBONETT TELECOMUNICAÇÕES LTDA - ME</text:p>
          </table:table-cell>
          <table:table-cell office:value-type="string">
            <text:p>TURBONETT - PERITORÓ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008/2016/DC/4600</text:p>
          </table:table-cell>
          <table:table-cell office:value-type="string">
            <text:p>2016-01-05</text:p>
          </table:table-cell>
          <table:table-cell office:value-type="string">
            <text:p>Contrato</text:p>
          </table:table-cell>
          <table:table-cell office:value-type="string">
            <text:p>2016-02-27</text:p>
          </table:table-cell>
          <table:table-cell table:number-columns-repeated="7"/>
          <table:table-cell office:value-type="string">
            <text:p>Fibra óptica Cliente</text:p>
          </table:table-cell>
          <table:table-cell office:value-type="string">
            <text:p>POP de Peritoró - MA</text:p>
          </table:table-cell>
          <table:table-cell table:number-columns-repeated="3"/>
          <table:table-cell office:value-type="string">
            <text:p>Marcos Antônio A. De Oliveira</text:p>
          </table:table-cell>
          <table:table-cell office:value-type="string">
            <text:p>(99) 3663-0019</text:p>
          </table:table-cell>
          <table:table-cell/>
          <table:table-cell office:value-type="string">
            <text:p>marcos.turbonett@hotmail.com</text:p>
          </table:table-cell>
          <table:table-cell office:value-type="string">
            <text:p>0.00</text:p>
          </table:table-cell>
          <table:table-cell office:value-type="string">
            <text:p>2016-01-29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PABL000024</text:p>
          </table:table-cell>
          <table:table-cell office:value-type="string">
            <text:p>SÃO MIGUEL TELECOMUNICAÇÕES E INFORMÁTICA LTDA - ME</text:p>
          </table:table-cell>
          <table:table-cell office:value-type="string">
            <text:p>NEVOLI TELECOMUNICAÇÕES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table:number-columns-repeated="2" office:value-type="float" office:value="500">
            <text:p>500</text:p>
          </table:table-cell>
          <table:table-cell office:value-type="string">
            <text:p>02046/2015/DC/4600</text:p>
          </table:table-cell>
          <table:table-cell office:value-type="string">
            <text:p>2015-12-16</text:p>
          </table:table-cell>
          <table:table-cell office:value-type="string">
            <text:p>Contrato</text:p>
          </table:table-cell>
          <table:table-cell office:value-type="string">
            <text:p>2016-02-25</text:p>
          </table:table-cell>
          <table:table-cell office:value-type="string">
            <text:p>PASID0PP002</text:p>
          </table:table-cell>
          <table:table-cell office:value-type="string">
            <text:p>Fibra óptica Cliente</text:p>
          </table:table-cell>
          <table:table-cell office:value-type="string">
            <text:p>PoP de Santa Maria</text:p>
          </table:table-cell>
          <table:table-cell office:value-type="string">
            <text:p>Santa Maria do Pará</text:p>
          </table:table-cell>
          <table:table-cell office:value-type="string">
            <text:p>PA</text:p>
          </table:table-cell>
          <table:table-cell table:number-columns-repeated="2"/>
          <table:table-cell office:value-type="string">
            <text:p>Fibra óptica TELEBRAS</text:p>
          </table:table-cell>
          <table:table-cell table:number-columns-repeated="4"/>
          <table:table-cell office:value-type="string">
            <text:p>Orivaldo das Neves Oliveira</text:p>
          </table:table-cell>
          <table:table-cell office:value-type="string">
            <text:p>(91) 99282-0164</text:p>
          </table:table-cell>
          <table:table-cell office:value-type="string">
            <text:p>(91) 98807-3675</text:p>
          </table:table-cell>
          <table:table-cell office:value-type="string">
            <text:p>orivaldo@nevolitelecom.com.br</text:p>
          </table:table-cell>
          <table:table-cell office:value-type="string">
            <text:p>41000.00</text:p>
          </table:table-cell>
          <table:table-cell office:value-type="string">
            <text:p>2016-01-27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GTX000037</text:p>
          </table:table-cell>
          <table:table-cell office:value-type="string">
            <text:p>CEMIG TELECOMUNICAÇÕES S.A.</text:p>
          </table:table-cell>
          <table:table-cell office:value-type="string">
            <text:p>CEMIG - PCS-BHE 1</text:p>
          </table:table-cell>
          <table:table-cell office:value-type="string">
            <text:p>MG</text:p>
          </table:table-cell>
          <table:table-cell office:value-type="string">
            <text:p>L2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0126/2016/4600</text:p>
          </table:table-cell>
          <table:table-cell office:value-type="string">
            <text:p>2016-01-11</text:p>
          </table:table-cell>
          <table:table-cell office:value-type="string">
            <text:p>Oportunidade</text:p>
          </table:table-cell>
          <table:table-cell office:value-type="string">
            <text:p>2016-02-19</text:p>
          </table:table-cell>
          <table:table-cell office:value-type="string">
            <text:p>MGPCS0PP001</text:p>
          </table:table-cell>
          <table:table-cell office:value-type="string">
            <text:p>Fibra óptica Cliente</text:p>
          </table:table-cell>
          <table:table-cell office:value-type="string">
            <text:p>POP da Telebrás em Poços de Caldas</text:p>
          </table:table-cell>
          <table:table-cell office:value-type="string">
            <text:p>Poços de Caldas</text:p>
          </table:table-cell>
          <table:table-cell office:value-type="string">
            <text:p>MG</text:p>
          </table:table-cell>
          <table:table-cell/>
          <table:table-cell office:value-type="string">
            <text:p>MGBHE0PP001</text:p>
          </table:table-cell>
          <table:table-cell office:value-type="string">
            <text:p>Fibra óptica Cliente</text:p>
          </table:table-cell>
          <table:table-cell office:value-type="string">
            <text:p>PoP de Barreiro</text:p>
          </table:table-cell>
          <table:table-cell office:value-type="string">
            <text:p>Belo Horizonte</text:p>
          </table:table-cell>
          <table:table-cell office:value-type="string">
            <text:p>MG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2-05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PIBL000004</text:p>
          </table:table-cell>
          <table:table-cell office:value-type="string">
            <text:p>BOMFIM &amp; SOUSA LTDA</text:p>
          </table:table-cell>
          <table:table-cell office:value-type="string">
            <text:p>BOMFIM &amp; SOUSA</text:p>
          </table:table-cell>
          <table:table-cell office:value-type="string">
            <text:p>PI</text:p>
          </table:table-cell>
          <table:table-cell office:value-type="string">
            <text:p>BL</text:p>
          </table:table-cell>
          <table:table-cell table:number-columns-repeated="2" office:value-type="float" office:value="600">
            <text:p>600</text:p>
          </table:table-cell>
          <table:table-cell office:value-type="string">
            <text:p>0018/2016/DC/4600</text:p>
          </table:table-cell>
          <table:table-cell office:value-type="string">
            <text:p>2016-01-08</text:p>
          </table:table-cell>
          <table:table-cell office:value-type="string">
            <text:p>Contrato</text:p>
          </table:table-cell>
          <table:table-cell office:value-type="string">
            <text:p>2016-02-18</text:p>
          </table:table-cell>
          <table:table-cell table:number-columns-repeated="7"/>
          <table:table-cell office:value-type="string">
            <text:p>Rádio Cliente</text:p>
          </table:table-cell>
          <table:table-cell office:value-type="string">
            <text:p>POP de Campo Maior- PI</text:p>
          </table:table-cell>
          <table:table-cell table:number-columns-repeated="3"/>
          <table:table-cell office:value-type="string">
            <text:p>Antônio Olindo de Sousa Bomfim</text:p>
          </table:table-cell>
          <table:table-cell office:value-type="string">
            <text:p>(86) 9 8104-6638</text:p>
          </table:table-cell>
          <table:table-cell office:value-type="string">
            <text:p>(86) 9 9971-4851</text:p>
          </table:table-cell>
          <table:table-cell office:value-type="string">
            <text:p>bomfim_7@hotmail.com</text:p>
          </table:table-cell>
          <table:table-cell office:value-type="string">
            <text:p>14400.00</text:p>
          </table:table-cell>
          <table:table-cell office:value-type="string">
            <text:p>2016-02-01</text:p>
          </table:table-cell>
          <table:table-cell office:value-type="string">
            <text:p>oper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PABL000025</text:p>
          </table:table-cell>
          <table:table-cell office:value-type="string">
            <text:p>GNEX LTDA - ME</text:p>
          </table:table-cell>
          <table:table-cell office:value-type="string">
            <text:p>GNEX TELECOM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065/2016/DC/4600</text:p>
          </table:table-cell>
          <table:table-cell office:value-type="string">
            <text:p>2016-01-26</text:p>
          </table:table-cell>
          <table:table-cell office:value-type="string">
            <text:p>Contrato</text:p>
          </table:table-cell>
          <table:table-cell office:value-type="string">
            <text:p>2016-02-18</text:p>
          </table:table-cell>
          <table:table-cell office:value-type="string">
            <text:p>PABLM0PM002</text:p>
          </table:table-cell>
          <table:table-cell office:value-type="string">
            <text:p>Fibra óptica Cliente</text:p>
          </table:table-cell>
          <table:table-cell office:value-type="string">
            <text:p>PABLMOPM002_RNP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 table:number-columns-repeated="2"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Paulo de Tarso André Costa</text:p>
          </table:table-cell>
          <table:table-cell office:value-type="string">
            <text:p>(96) 3281-1779</text:p>
          </table:table-cell>
          <table:table-cell office:value-type="string">
            <text:p>(96) 99189-3232</text:p>
          </table:table-cell>
          <table:table-cell office:value-type="string">
            <text:p>tarso@gnex.com.br</text:p>
          </table:table-cell>
          <table:table-cell office:value-type="string">
            <text:p>8500.00</text:p>
          </table:table-cell>
          <table:table-cell office:value-type="string">
            <text:p>2016-03-08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CEBL000006</text:p>
          </table:table-cell>
          <table:table-cell office:value-type="string">
            <text:p>R.R.M. SERVIÇOS DE INFORMÁTICA <text:s/>LTDA - ME</text:p>
          </table:table-cell>
          <table:table-cell office:value-type="string">
            <text:p>R.R.M Serviços</text:p>
          </table:table-cell>
          <table:table-cell office:value-type="string">
            <text:p>CE</text:p>
          </table:table-cell>
          <table:table-cell office:value-type="string">
            <text:p>BL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2058/2015/DC/4600</text:p>
          </table:table-cell>
          <table:table-cell office:value-type="string">
            <text:p>2015-12-22</text:p>
          </table:table-cell>
          <table:table-cell office:value-type="string">
            <text:p>Contrato</text:p>
          </table:table-cell>
          <table:table-cell office:value-type="string">
            <text:p>2016-02-05</text:p>
          </table:table-cell>
          <table:table-cell office:value-type="string">
            <text:p>CESOL0PP001</text:p>
          </table:table-cell>
          <table:table-cell/>
          <table:table-cell office:value-type="string">
            <text:p>PoP - Sobral - Rodovia BR-222, km 227 Sítio Sana Inês -</text:p>
          </table:table-cell>
          <table:table-cell office:value-type="string">
            <text:p>Sobral</text:p>
          </table:table-cell>
          <table:table-cell office:value-type="string">
            <text:p>CE</text:p>
          </table:table-cell>
          <table:table-cell office:value-type="string">
            <text:p>62.100-000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Av. José Arimateia Monte e Silva, 255 - Campo dos Velhos</text:p>
          </table:table-cell>
          <table:table-cell table:number-columns-repeated="3"/>
          <table:table-cell office:value-type="string">
            <text:p>Antônio Maurilio S. de Mesquita</text:p>
          </table:table-cell>
          <table:table-cell office:value-type="string">
            <text:p>(85) 3611-5346</text:p>
          </table:table-cell>
          <table:table-cell office:value-type="string">
            <text:p>(85) 98812-4151</text:p>
          </table:table-cell>
          <table:table-cell office:value-type="string">
            <text:p>maurilio@redenet.com.br</text:p>
          </table:table-cell>
          <table:table-cell office:value-type="string">
            <text:p>240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ESBL000001</text:p>
          </table:table-cell>
          <table:table-cell office:value-type="string">
            <text:p>VIA SUL TELECOMUNICACOES LTDA - ME</text:p>
          </table:table-cell>
          <table:table-cell office:value-type="string">
            <text:p>VIA SUL TELECOM</text:p>
          </table:table-cell>
          <table:table-cell office:value-type="string">
            <text:p>ES</text:p>
          </table:table-cell>
          <table:table-cell office:value-type="string">
            <text:p>BL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769/2015/DC/4600</text:p>
          </table:table-cell>
          <table:table-cell office:value-type="string">
            <text:p>2015-10-19</text:p>
          </table:table-cell>
          <table:table-cell office:value-type="string">
            <text:p>Contrato</text:p>
          </table:table-cell>
          <table:table-cell office:value-type="string">
            <text:p>2016-02-03</text:p>
          </table:table-cell>
          <table:table-cell table:number-columns-repeated="2"/>
          <table:table-cell office:value-type="string">
            <text:p>POP da Telebras</text:p>
          </table:table-cell>
          <table:table-cell table:number-columns-repeated="4"/>
          <table:table-cell office:value-type="string">
            <text:p>Fibra óptica Cliente</text:p>
          </table:table-cell>
          <table:table-cell office:value-type="string">
            <text:p>POP da Telebras</text:p>
          </table:table-cell>
          <table:table-cell table:number-columns-repeated="3"/>
          <table:table-cell office:value-type="string">
            <text:p>Alexandre Julião Evangelista</text:p>
          </table:table-cell>
          <table:table-cell office:value-type="string">
            <text:p>(28) 3529-1984</text:p>
          </table:table-cell>
          <table:table-cell office:value-type="string">
            <text:p>(28) 9961-9009</text:p>
          </table:table-cell>
          <table:table-cell office:value-type="string">
            <text:p>alexandre@viasultelecom.com.br</text:p>
          </table:table-cell>
          <table:table-cell office:value-type="string">
            <text:p>4550.00</text:p>
          </table:table-cell>
          <table:table-cell office:value-type="string">
            <text:p>2015-12-04</text:p>
          </table:table-cell>
          <table:table-cell office:value-type="string">
            <text:p>operação</text:p>
          </table:table-cell>
          <table:table-cell office:value-type="string">
            <text:p>downgrade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MGTX000038</text:p>
          </table:table-cell>
          <table:table-cell office:value-type="string">
            <text:p>CEMIG TELECOMUNICAÇÕES S.A.</text:p>
          </table:table-cell>
          <table:table-cell office:value-type="string">
            <text:p>CEMIG - PCS-BHE 2</text:p>
          </table:table-cell>
          <table:table-cell office:value-type="string">
            <text:p>MG</text:p>
          </table:table-cell>
          <table:table-cell office:value-type="string">
            <text:p>TX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0127/2016/DC/4600</text:p>
          </table:table-cell>
          <table:table-cell office:value-type="string">
            <text:p>2016-02-03</text:p>
          </table:table-cell>
          <table:table-cell office:value-type="string">
            <text:p>Oportunidade</text:p>
          </table:table-cell>
          <table:table-cell office:value-type="string">
            <text:p>2016-01-29</text:p>
          </table:table-cell>
          <table:table-cell office:value-type="string">
            <text:p>MGPCS0PP001</text:p>
          </table:table-cell>
          <table:table-cell/>
          <table:table-cell office:value-type="string">
            <text:p>POP da Telebrás em Poços de Caldas</text:p>
          </table:table-cell>
          <table:table-cell office:value-type="string">
            <text:p>Poços de Caldas</text:p>
          </table:table-cell>
          <table:table-cell office:value-type="string">
            <text:p>MG</text:p>
          </table:table-cell>
          <table:table-cell/>
          <table:table-cell office:value-type="string">
            <text:p>MGBHE0PP001</text:p>
          </table:table-cell>
          <table:table-cell office:value-type="string">
            <text:p>Fibra óptica Cliente</text:p>
          </table:table-cell>
          <table:table-cell office:value-type="string">
            <text:p>PoP Barreiro</text:p>
          </table:table-cell>
          <table:table-cell office:value-type="string">
            <text:p>Belo Horizonte</text:p>
          </table:table-cell>
          <table:table-cell office:value-type="string">
            <text:p>MG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SPBL000011</text:p>
          </table:table-cell>
          <table:table-cell office:value-type="string">
            <text:p>GOLD TELECOMUNICACOES LTDA - ME</text:p>
          </table:table-cell>
          <table:table-cell office:value-type="string">
            <text:p>GOLD TELECOMUNICAÇÕES</text:p>
          </table:table-cell>
          <table:table-cell office:value-type="string">
            <text:p>SP</text:p>
          </table:table-cell>
          <table:table-cell office:value-type="string">
            <text:p>BL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01869/2015/DC/4600</text:p>
          </table:table-cell>
          <table:table-cell office:value-type="string">
            <text:p>2015-09-08</text:p>
          </table:table-cell>
          <table:table-cell office:value-type="string">
            <text:p>Contrato</text:p>
          </table:table-cell>
          <table:table-cell office:value-type="string">
            <text:p>2016-01-27</text:p>
          </table:table-cell>
          <table:table-cell office:value-type="string">
            <text:p>SPTTE0PP001</text:p>
          </table:table-cell>
          <table:table-cell/>
          <table:table-cell office:value-type="string">
            <text:p>ETR Jambeiro - Rodovia BR 116</text:p>
          </table:table-cell>
          <table:table-cell office:value-type="string">
            <text:p>Taubaté</text:p>
          </table:table-cell>
          <table:table-cell office:value-type="string">
            <text:p>SP</text:p>
          </table:table-cell>
          <table:table-cell office:value-type="string">
            <text:p>12.095-120</text:p>
          </table:table-cell>
          <table:table-cell/>
          <table:table-cell office:value-type="string">
            <text:p>Rádio TELEBRAS</text:p>
          </table:table-cell>
          <table:table-cell office:value-type="string">
            <text:p>Roof Top do Condomínio Home &amp; Club Villa Branca - Av. das Letras, 1061, Loteamento Villa Branca</text:p>
          </table:table-cell>
          <table:table-cell table:number-columns-repeated="2"/>
          <table:table-cell office:value-type="string">
            <text:p>12.301-330</text:p>
          </table:table-cell>
          <table:table-cell office:value-type="string">
            <text:p>Flávio Leonel</text:p>
          </table:table-cell>
          <table:table-cell office:value-type="string">
            <text:p>(11) 99842-5822</text:p>
          </table:table-cell>
          <table:table-cell/>
          <table:table-cell office:value-type="string">
            <text:p>contato@newerit.com</text:p>
          </table:table-cell>
          <table:table-cell office:value-type="string">
            <text:p>3000.00</text:p>
          </table:table-cell>
          <table:table-cell office:value-type="string">
            <text:p>2015-11-02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MGL2000021</text:p>
          </table:table-cell>
          <table:table-cell office:value-type="string">
            <text:p>LAGOS NET INTERNET BANDA LARGA LTDA</text:p>
          </table:table-cell>
          <table:table-cell office:value-type="string">
            <text:p>LAGOS NET - PIMENTA-BARUERI</text:p>
          </table:table-cell>
          <table:table-cell office:value-type="string">
            <text:p>MG</text:p>
          </table:table-cell>
          <table:table-cell office:value-type="string">
            <text:p>P2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02024/2015/DC/4600</text:p>
          </table:table-cell>
          <table:table-cell office:value-type="string">
            <text:p>2015-12-02</text:p>
          </table:table-cell>
          <table:table-cell office:value-type="string">
            <text:p>Contrato</text:p>
          </table:table-cell>
          <table:table-cell office:value-type="string">
            <text:p>2016-01-27</text:p>
          </table:table-cell>
          <table:table-cell office:value-type="string">
            <text:p>MGPMN0PP001</text:p>
          </table:table-cell>
          <table:table-cell office:value-type="string">
            <text:p>Fibra óptica Cliente</text:p>
          </table:table-cell>
          <table:table-cell office:value-type="string">
            <text:p>POP da TELEBRAS dentro de FURNAS em PIMENTA</text:p>
          </table:table-cell>
          <table:table-cell office:value-type="string">
            <text:p>Pimenta</text:p>
          </table:table-cell>
          <table:table-cell office:value-type="string">
            <text:p>MG</text:p>
          </table:table-cell>
          <table:table-cell office:value-type="string">
            <text:p>35.585-000</text:p>
          </table:table-cell>
          <table:table-cell office:value-type="string">
            <text:p>SPBRE0PM002</text:p>
          </table:table-cell>
          <table:table-cell office:value-type="string">
            <text:p>Cabo Interno Cliente</text:p>
          </table:table-cell>
          <table:table-cell office:value-type="string">
            <text:p>PM da TELEBRAS no PTT da ALOG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 office:value-type="string">
            <text:p>06.455-000</text:p>
          </table:table-cell>
          <table:table-cell office:value-type="string">
            <text:p>Dener Machado Silva</text:p>
          </table:table-cell>
          <table:table-cell office:value-type="string">
            <text:p>(37) 3373-2341</text:p>
          </table:table-cell>
          <table:table-cell office:value-type="string">
            <text:p>(37) 98816-6141</text:p>
          </table:table-cell>
          <table:table-cell office:value-type="string">
            <text:p>lagos_net@hotmail.com</text:p>
          </table:table-cell>
          <table:table-cell office:value-type="string">
            <text:p>5125.95</text:p>
          </table:table-cell>
          <table:table-cell office:value-type="string">
            <text:p>2015-12-14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MAL2000011</text:p>
          </table:table-cell>
          <table:table-cell office:value-type="string">
            <text:p>PAULO DE TARSO DE CARVALHO BAYMA FILHO</text:p>
          </table:table-cell>
          <table:table-cell office:value-type="string">
            <text:p>PAULO DE TARSO - SAO LUIS-MIRANDA DO NORTE</text:p>
          </table:table-cell>
          <table:table-cell office:value-type="string">
            <text:p>MA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052/2016/DC/4600</text:p>
          </table:table-cell>
          <table:table-cell office:value-type="string">
            <text:p>2016-01-20</text:p>
          </table:table-cell>
          <table:table-cell office:value-type="string">
            <text:p>Contrato</text:p>
          </table:table-cell>
          <table:table-cell office:value-type="string">
            <text:p>2016-01-27</text:p>
          </table:table-cell>
          <table:table-cell office:value-type="string">
            <text:p>MASLS0PP001</text:p>
          </table:table-cell>
          <table:table-cell office:value-type="string">
            <text:p>Fibra óptica Cliente</text:p>
          </table:table-cell>
          <table:table-cell office:value-type="string">
            <text:p>POP de São Luis - MA</text:p>
          </table:table-cell>
          <table:table-cell office:value-type="string">
            <text:p>São Luís</text:p>
          </table:table-cell>
          <table:table-cell office:value-type="string">
            <text:p>MA</text:p>
          </table:table-cell>
          <table:table-cell table:number-columns-repeated="2"/>
          <table:table-cell office:value-type="string">
            <text:p>Fibra óptica Cliente</text:p>
          </table:table-cell>
          <table:table-cell office:value-type="string">
            <text:p>POP de Miranda do Norte - MA</text:p>
          </table:table-cell>
          <table:table-cell table:number-columns-repeated="3"/>
          <table:table-cell office:value-type="string">
            <text:p>Paulo de Tarso</text:p>
          </table:table-cell>
          <table:table-cell office:value-type="string">
            <text:p>(98) 3133-1300</text:p>
          </table:table-cell>
          <table:table-cell office:value-type="string">
            <text:p>(98) 9 8207-4042</text:p>
          </table:table-cell>
          <table:table-cell office:value-type="string">
            <text:p>paulo@wikitelecom.com.br</text:p>
          </table:table-cell>
          <table:table-cell office:value-type="string">
            <text:p>3684.00</text:p>
          </table:table-cell>
          <table:table-cell office:value-type="string">
            <text:p>2016-02-10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MABL000042</text:p>
          </table:table-cell>
          <table:table-cell office:value-type="string">
            <text:p>ISOTELCO LTDA - EPP</text:p>
          </table:table-cell>
          <table:table-cell office:value-type="string">
            <text:p>ISOTELCO - IMPERATRIZ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2044/2015/DC/4600</text:p>
          </table:table-cell>
          <table:table-cell office:value-type="string">
            <text:p>2016-01-06</text:p>
          </table:table-cell>
          <table:table-cell office:value-type="string">
            <text:p>Contrato</text:p>
          </table:table-cell>
          <table:table-cell office:value-type="string">
            <text:p>2016-01-26</text:p>
          </table:table-cell>
          <table:table-cell office:value-type="string">
            <text:p>MAITZ0TR001</text:p>
          </table:table-cell>
          <table:table-cell office:value-type="string">
            <text:p>Fibra óptica Cliente</text:p>
          </table:table-cell>
          <table:table-cell office:value-type="string">
            <text:p>ETR de Imperatriz/Campus da UFMA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 office:value-type="string">
            <text:p>65.910-010</text:p>
          </table:table-cell>
          <table:table-cell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Essandro</text:p>
          </table:table-cell>
          <table:table-cell office:value-type="string">
            <text:p>(99) 3014-3015</text:p>
          </table:table-cell>
          <table:table-cell office:value-type="string">
            <text:p>(99) 99192-9335</text:p>
          </table:table-cell>
          <table:table-cell office:value-type="string">
            <text:p>essandro@gmail.com</text:p>
          </table:table-cell>
          <table:table-cell office:value-type="string">
            <text:p>24000.00</text:p>
          </table:table-cell>
          <table:table-cell office:value-type="string">
            <text:p>2016-01-25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RSBL000002</text:p>
          </table:table-cell>
          <table:table-cell office:value-type="string">
            <text:p>ZVC FRANQUEADORA EIRELI</text:p>
          </table:table-cell>
          <table:table-cell office:value-type="string">
            <text:p>ZVC FRANQUEADORA</text:p>
          </table:table-cell>
          <table:table-cell office:value-type="string">
            <text:p>RS</text:p>
          </table:table-cell>
          <table:table-cell office:value-type="string">
            <text:p>BL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01988/2015/DC/4600</text:p>
          </table:table-cell>
          <table:table-cell office:value-type="string">
            <text:p>2015-11-20</text:p>
          </table:table-cell>
          <table:table-cell office:value-type="string">
            <text:p>Contrato</text:p>
          </table:table-cell>
          <table:table-cell office:value-type="string">
            <text:p>2016-01-26</text:p>
          </table:table-cell>
          <table:table-cell office:value-type="string">
            <text:p>RSPAE0PM001</text:p>
          </table:table-cell>
          <table:table-cell office:value-type="string">
            <text:p>Cabo Interno Cliente</text:p>
          </table:table-cell>
          <table:table-cell office:value-type="string">
            <text:p>POP-PAE - Av. Ipiranga, 6681 Predio 99a 3º Andar, Bairro Jardim Botânico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 office:value-type="string">
            <text:p>90.619-900</text:p>
          </table:table-cell>
          <table:table-cell/>
          <table:table-cell office:value-type="string">
            <text:p>Cabo Interno Cliente</text:p>
          </table:table-cell>
          <table:table-cell office:value-type="string">
            <text:p>Avenida Ipiranga, 6681 - prédio 99A Térreo</text:p>
          </table:table-cell>
          <table:table-cell table:number-columns-repeated="2"/>
          <table:table-cell office:value-type="string">
            <text:p>90.619-900</text:p>
          </table:table-cell>
          <table:table-cell office:value-type="string">
            <text:p>Carlo Zanette</text:p>
          </table:table-cell>
          <table:table-cell office:value-type="string">
            <text:p>(51) 3019-2425</text:p>
          </table:table-cell>
          <table:table-cell office:value-type="string">
            <text:p>(51) 8122-2404</text:p>
          </table:table-cell>
          <table:table-cell office:value-type="string">
            <text:p>carlo@zcafe.com.br</text:p>
          </table:table-cell>
          <table:table-cell office:value-type="string">
            <text:p>341.60</text:p>
          </table:table-cell>
          <table:table-cell office:value-type="string">
            <text:p>2015-12-24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SPAC000001</text:p>
          </table:table-cell>
          <table:table-cell office:value-type="string">
            <text:p>INSTITUTO CAMPUS PARTY</text:p>
          </table:table-cell>
          <table:table-cell office:value-type="string">
            <text:p>CAMPUS PARTY 1</text:p>
          </table:table-cell>
          <table:table-cell office:value-type="string">
            <text:p>SP</text:p>
          </table:table-cell>
          <table:table-cell office:value-type="string">
            <text:p>AC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string">
            <text:p>066/2016/DC/4600</text:p>
          </table:table-cell>
          <table:table-cell office:value-type="string">
            <text:p>2016-01-22</text:p>
          </table:table-cell>
          <table:table-cell office:value-type="string">
            <text:p>Contrato</text:p>
          </table:table-cell>
          <table:table-cell office:value-type="string">
            <text:p>2016-01-25</text:p>
          </table:table-cell>
          <table:table-cell office:value-type="string">
            <text:p>SPBRE0PP001</text:p>
          </table:table-cell>
          <table:table-cell table:number-columns-repeated="2"/>
          <table:table-cell office:value-type="string">
            <text:p>Barueri</text:p>
          </table:table-cell>
          <table:table-cell office:value-type="string">
            <text:p>SP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. Olavo Fontoura, 1209 - Parque do Anhembi</text:p>
          </table:table-cell>
          <table:table-cell table:number-columns-repeated="2"/>
          <table:table-cell office:value-type="string">
            <text:p>02.012-021</text:p>
          </table:table-cell>
          <table:table-cell office:value-type="string">
            <text:p>Fabrício de Souza Duarte (Telebras)</text:p>
          </table:table-cell>
          <table:table-cell office:value-type="string">
            <text:p>61 2027-1568</text:p>
          </table:table-cell>
          <table:table-cell/>
          <table:table-cell office:value-type="string">
            <text:p>fabricio.duarte@telebras.com.br</text:p>
          </table:table-cell>
          <table:table-cell office:value-type="string">
            <text:p>0.00</text:p>
          </table:table-cell>
          <table:table-cell office:value-type="string">
            <text:p>2016-01-25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TOBL000050</text:p>
          </table:table-cell>
          <table:table-cell office:value-type="string">
            <text:p>ZAP TELECOMUNICAÇÕES LTDA</text:p>
          </table:table-cell>
          <table:table-cell office:value-type="string">
            <text:p>ZAP TELECOM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986/2015/DC/4600</text:p>
          </table:table-cell>
          <table:table-cell office:value-type="string">
            <text:p>2015-11-19</text:p>
          </table:table-cell>
          <table:table-cell office:value-type="string">
            <text:p>Contrato</text:p>
          </table:table-cell>
          <table:table-cell office:value-type="string">
            <text:p>2016-01-25</text:p>
          </table:table-cell>
          <table:table-cell office:value-type="string">
            <text:p>TOCGO0PP001</text:p>
          </table:table-cell>
          <table:table-cell office:value-type="string">
            <text:p>Fibra óptica Cliente</text:p>
          </table:table-cell>
          <table:table-cell/>
          <table:table-cell office:value-type="string">
            <text:p>Colinas do Tocantins</text:p>
          </table:table-cell>
          <table:table-cell office:value-type="string">
            <text:p>TO</text:p>
          </table:table-cell>
          <table:table-cell/>
          <table:table-cell office:value-type="string">
            <text:p>TOCGO0PP001</text:p>
          </table:table-cell>
          <table:table-cell office:value-type="string">
            <text:p>Fibra óptica Cliente</text:p>
          </table:table-cell>
          <table:table-cell office:value-type="string">
            <text:p>Cliente irá buscar o link fibra na caixa R2 no POP de Colinas/TO</text:p>
          </table:table-cell>
          <table:table-cell office:value-type="string">
            <text:p>Colinas do Tocantins</text:p>
          </table:table-cell>
          <table:table-cell office:value-type="string">
            <text:p>TO</text:p>
          </table:table-cell>
          <table:table-cell/>
          <table:table-cell office:value-type="string">
            <text:p>Aureliano Gustavo de Queiroz Arantes</text:p>
          </table:table-cell>
          <table:table-cell office:value-type="string">
            <text:p>(63) 3225-0038</text:p>
          </table:table-cell>
          <table:table-cell office:value-type="string">
            <text:p>(63) 8112-1919</text:p>
          </table:table-cell>
          <table:table-cell office:value-type="string">
            <text:p>aurelianoarantes@zaptelecom.com.br</text:p>
          </table:table-cell>
          <table:table-cell office:value-type="string">
            <text:p>8000.00</text:p>
          </table:table-cell>
          <table:table-cell office:value-type="string">
            <text:p>2015-12-09</text:p>
          </table:table-cell>
          <table:table-cell table:number-columns-repeated="2" office:value-type="string">
            <text:p>bloqueado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PABL000020</text:p>
          </table:table-cell>
          <table:table-cell office:value-type="string">
            <text:p>COONEXÃO TELECOM E INFORMÁTICA EIRELI</text:p>
          </table:table-cell>
          <table:table-cell office:value-type="string">
            <text:p>COONEXAO INFORMATICA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975/2015/DC/4600</text:p>
          </table:table-cell>
          <table:table-cell office:value-type="string">
            <text:p>2015-11-12</text:p>
          </table:table-cell>
          <table:table-cell office:value-type="string">
            <text:p>Contrato</text:p>
          </table:table-cell>
          <table:table-cell office:value-type="string">
            <text:p>2016-01-22</text:p>
          </table:table-cell>
          <table:table-cell office:value-type="string">
            <text:p>PAMBA0PP002</text:p>
          </table:table-cell>
          <table:table-cell office:value-type="string">
            <text:p>Fibra óptica Cliente</text:p>
          </table:table-cell>
          <table:table-cell office:value-type="string">
            <text:p>POP Prodepa Marabá ( PAMBA0PP002)</text:p>
          </table:table-cell>
          <table:table-cell office:value-type="string">
            <text:p>Marabá</text:p>
          </table:table-cell>
          <table:table-cell office:value-type="string">
            <text:p>PA</text:p>
          </table:table-cell>
          <table:table-cell/>
          <table:table-cell office:value-type="string">
            <text:p>PAMBA0PP002</text:p>
          </table:table-cell>
          <table:table-cell office:value-type="string">
            <text:p>Fibra óptica Cliente</text:p>
          </table:table-cell>
          <table:table-cell/>
          <table:table-cell office:value-type="string">
            <text:p>Marabá</text:p>
          </table:table-cell>
          <table:table-cell office:value-type="string">
            <text:p>PA</text:p>
          </table:table-cell>
          <table:table-cell/>
          <table:table-cell office:value-type="string">
            <text:p>Roberto Silva Morais</text:p>
          </table:table-cell>
          <table:table-cell office:value-type="string">
            <text:p>(94) 3333-1011</text:p>
          </table:table-cell>
          <table:table-cell office:value-type="string">
            <text:p>(94) 98114-5353 / (94) 99224-0816</text:p>
          </table:table-cell>
          <table:table-cell office:value-type="string">
            <text:p>roberto.morais@coonexao.com</text:p>
          </table:table-cell>
          <table:table-cell office:value-type="string">
            <text:p>8600.00</text:p>
          </table:table-cell>
          <table:table-cell office:value-type="string">
            <text:p>2015-11-30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SPBL000012</text:p>
          </table:table-cell>
          <table:table-cell office:value-type="string">
            <text:p>NOROESTECOM TELECOMUNICAÇÕES LTDA</text:p>
          </table:table-cell>
          <table:table-cell office:value-type="string">
            <text:p>NOROESTECOM</text:p>
          </table:table-cell>
          <table:table-cell office:value-type="string">
            <text:p>SP</text:p>
          </table:table-cell>
          <table:table-cell office:value-type="string">
            <text:p>BL</text:p>
          </table:table-cell>
          <table:table-cell table:number-columns-repeated="2" office:value-type="float" office:value="2000">
            <text:p>2000</text:p>
          </table:table-cell>
          <table:table-cell office:value-type="string">
            <text:p>2038/2015/DC/4600</text:p>
          </table:table-cell>
          <table:table-cell office:value-type="string">
            <text:p>2015-12-10</text:p>
          </table:table-cell>
          <table:table-cell office:value-type="string">
            <text:p>Contrato</text:p>
          </table:table-cell>
          <table:table-cell office:value-type="string">
            <text:p>2016-01-21</text:p>
          </table:table-cell>
          <table:table-cell office:value-type="string">
            <text:p>SPBRU0PP001</text:p>
          </table:table-cell>
          <table:table-cell table:number-columns-repeated="2"/>
          <table:table-cell office:value-type="string">
            <text:p>Bauru</text:p>
          </table:table-cell>
          <table:table-cell office:value-type="string">
            <text:p>SP</text:p>
          </table:table-cell>
          <table:table-cell table:number-columns-repeated="2"/>
          <table:table-cell office:value-type="string">
            <text:p>Fibra óptica Cliente</text:p>
          </table:table-cell>
          <table:table-cell office:value-type="string">
            <text:p>POP Telebras Val de Palmas - <text:s/>Fazenda de Palmas, Estrada Municipal Bauru Tibiriça, km 04</text:p>
          </table:table-cell>
          <table:table-cell table:number-columns-repeated="2"/>
          <table:table-cell office:value-type="string">
            <text:p>12.301-330</text:p>
          </table:table-cell>
          <table:table-cell office:value-type="string">
            <text:p>Alexandre Resende</text:p>
          </table:table-cell>
          <table:table-cell office:value-type="string">
            <text:p>(11) 3245-9728</text:p>
          </table:table-cell>
          <table:table-cell office:value-type="string">
            <text:p>(11) 9 4138-2736</text:p>
          </table:table-cell>
          <table:table-cell office:value-type="string">
            <text:p>alexandre.resende@noroestecom.com.br</text:p>
          </table:table-cell>
          <table:table-cell office:value-type="string">
            <text:p>50000.00</text:p>
          </table:table-cell>
          <table:table-cell office:value-type="string">
            <text:p>2016-01-08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MABL000033</text:p>
          </table:table-cell>
          <table:table-cell office:value-type="string">
            <text:p>RODRIGUES E MACEDO LTDA</text:p>
          </table:table-cell>
          <table:table-cell office:value-type="string">
            <text:p>RODRIGUES E MACEDO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01824/2015/DC/4600</text:p>
          </table:table-cell>
          <table:table-cell office:value-type="string">
            <text:p>2015-08-11</text:p>
          </table:table-cell>
          <table:table-cell office:value-type="string">
            <text:p>Contrato</text:p>
          </table:table-cell>
          <table:table-cell office:value-type="string">
            <text:p>2016-01-21</text:p>
          </table:table-cell>
          <table:table-cell table:number-columns-repeated="6"/>
          <table:table-cell office:value-type="string">
            <text:p>MAITZ0PP001</text:p>
          </table:table-cell>
          <table:table-cell office:value-type="string">
            <text:p>Fibra óptica Cliente</text:p>
          </table:table-cell>
          <table:table-cell office:value-type="string">
            <text:p>Cliente buscará o link via fibra no POP de Imperatriz - MA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/>
          <table:table-cell office:value-type="string">
            <text:p>Analberto Barbosa Rodrigues</text:p>
          </table:table-cell>
          <table:table-cell office:value-type="string">
            <text:p>(99) 3524-2921</text:p>
          </table:table-cell>
          <table:table-cell office:value-type="string">
            <text:p>(99) 9134-9441</text:p>
          </table:table-cell>
          <table:table-cell office:value-type="string">
            <text:p>analberto@imperanet.com.br</text:p>
          </table:table-cell>
          <table:table-cell office:value-type="string">
            <text:p>14600.00</text:p>
          </table:table-cell>
          <table:table-cell office:value-type="string">
            <text:p>2015-09-10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RSBL000005</text:p>
          </table:table-cell>
          <table:table-cell office:value-type="string">
            <text:p>EBER DEJANI PEREIRA DE ALBERNAZ E CIA LTDA - ME</text:p>
          </table:table-cell>
          <table:table-cell office:value-type="string">
            <text:p>EBER DEJANI</text:p>
          </table:table-cell>
          <table:table-cell office:value-type="string">
            <text:p>RS</text:p>
          </table:table-cell>
          <table:table-cell office:value-type="string">
            <text:p>BL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  <table:table-cell office:value-type="string">
            <text:p>01960/2015/DC/4600</text:p>
          </table:table-cell>
          <table:table-cell office:value-type="string">
            <text:p>2015-11-05</text:p>
          </table:table-cell>
          <table:table-cell office:value-type="string">
            <text:p>Contrato</text:p>
          </table:table-cell>
          <table:table-cell office:value-type="string">
            <text:p>2016-01-20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Rua Barão do Rio Branco, <text:s/>nº <text:s/>402, <text:s/>Bairro <text:s/>Centro</text:p>
          </table:table-cell>
          <table:table-cell table:number-columns-repeated="2"/>
          <table:table-cell office:value-type="string">
            <text:p>96.230-000</text:p>
          </table:table-cell>
          <table:table-cell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Eber Dejani Pereira de Albernaz</text:p>
          </table:table-cell>
          <table:table-cell office:value-type="string">
            <text:p>(53) 3263-6272</text:p>
          </table:table-cell>
          <table:table-cell office:value-type="string">
            <text:p>(53) 9969-7301</text:p>
          </table:table-cell>
          <table:table-cell office:value-type="string">
            <text:p>ebersvp@hotmail.com</text:p>
          </table:table-cell>
          <table:table-cell office:value-type="string">
            <text:p>18500.00</text:p>
          </table:table-cell>
          <table:table-cell office:value-type="string">
            <text:p>2015-12-18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MTL3000001</text:p>
          </table:table-cell>
          <table:table-cell office:value-type="string">
            <text:p>MINISTÉRIO DAS COMUNICAÇÕES</text:p>
          </table:table-cell>
          <table:table-cell office:value-type="string">
            <text:p>MINICOM - VAZ</text:p>
          </table:table-cell>
          <table:table-cell office:value-type="string">
            <text:p>MT</text:p>
          </table:table-cell>
          <table:table-cell office:value-type="string">
            <text:p>L3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1748/2015/DC/4600</text:p>
          </table:table-cell>
          <table:table-cell office:value-type="string">
            <text:p>2015-06-25</text:p>
          </table:table-cell>
          <table:table-cell office:value-type="string">
            <text:p>Contrato</text:p>
          </table:table-cell>
          <table:table-cell office:value-type="string">
            <text:p>2016-01-20</text:p>
          </table:table-cell>
          <table:table-cell office:value-type="string">
            <text:p>MTVAZ0TC002</text:p>
          </table:table-cell>
          <table:table-cell/>
          <table:table-cell office:value-type="string">
            <text:p>PM - Aeroporto Marechal Rondon Avenida João Ponce de Arruda, s/n</text:p>
          </table:table-cell>
          <table:table-cell table:number-columns-repeated="2"/>
          <table:table-cell office:value-type="string">
            <text:p>78.110-90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Rua C s/n - Complexo (ECT), Vila Sadia - Cristo Rei</text:p>
          </table:table-cell>
          <table:table-cell table:number-columns-repeated="2"/>
          <table:table-cell office:value-type="string">
            <text:p>78.115-970</text:p>
          </table:table-cell>
          <table:table-cell office:value-type="string">
            <text:p>Sonirley</text:p>
          </table:table-cell>
          <table:table-cell office:value-type="string">
            <text:p>(65) 3686 -1506</text:p>
          </table:table-cell>
          <table:table-cell/>
          <table:table-cell office:value-type="string">
            <text:p>De 7am a 8pm: 2027-6070</text:p>
          </table:table-cell>
          <table:table-cell office:value-type="string">
            <text:p>9164.83</text:p>
          </table:table-cell>
          <table:table-cell office:value-type="string">
            <text:p>2015-10-08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PABL000022</text:p>
          </table:table-cell>
          <table:table-cell office:value-type="string">
            <text:p>PREMIER SOLUÇÕES EIRELI</text:p>
          </table:table-cell>
          <table:table-cell office:value-type="string">
            <text:p>PREMIER SOLUÇÕES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2030/2015/DC/4600</text:p>
          </table:table-cell>
          <table:table-cell office:value-type="string">
            <text:p>2015-12-07</text:p>
          </table:table-cell>
          <table:table-cell office:value-type="string">
            <text:p>Contrato</text:p>
          </table:table-cell>
          <table:table-cell office:value-type="string">
            <text:p>2016-01-18</text:p>
          </table:table-cell>
          <table:table-cell office:value-type="string">
            <text:p>PATLA0PP002</text:p>
          </table:table-cell>
          <table:table-cell office:value-type="string">
            <text:p>Fibra óptica Cliente</text:p>
          </table:table-cell>
          <table:table-cell office:value-type="string">
            <text:p>POP Tailândia</text:p>
          </table:table-cell>
          <table:table-cell office:value-type="string">
            <text:p>Tailândia</text:p>
          </table:table-cell>
          <table:table-cell office:value-type="string">
            <text:p>PA</text:p>
          </table:table-cell>
          <table:table-cell table:number-columns-repeated="2"/>
          <table:table-cell office:value-type="string">
            <text:p>Fibra óptica Cliente</text:p>
          </table:table-cell>
          <table:table-cell office:value-type="string">
            <text:p>POP Tailândia</text:p>
          </table:table-cell>
          <table:table-cell table:number-columns-repeated="3"/>
          <table:table-cell office:value-type="string">
            <text:p>Carlos Henrique Silva Santos</text:p>
          </table:table-cell>
          <table:table-cell office:value-type="string">
            <text:p>(91) 3781-3149</text:p>
          </table:table-cell>
          <table:table-cell office:value-type="string">
            <text:p>(91) 99390-5911</text:p>
          </table:table-cell>
          <table:table-cell office:value-type="string">
            <text:p>carlosshenriq@hotmail.com</text:p>
          </table:table-cell>
          <table:table-cell office:value-type="string">
            <text:p>8000.00</text:p>
          </table:table-cell>
          <table:table-cell office:value-type="string">
            <text:p>2015-12-28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MGL2000020</text:p>
          </table:table-cell>
          <table:table-cell office:value-type="string">
            <text:p>LAGOS NET INTERNET BANDA LARGA LTDA</text:p>
          </table:table-cell>
          <table:table-cell office:value-type="string">
            <text:p>LAGOS NET - SÃO JOSÉ DA BARRA-BARUERI</text:p>
          </table:table-cell>
          <table:table-cell office:value-type="string">
            <text:p>MG</text:p>
          </table:table-cell>
          <table:table-cell office:value-type="string">
            <text:p>P2</text:p>
          </table:table-cell>
          <table:table-cell table:number-columns-repeated="2" office:value-type="float" office:value="600">
            <text:p>600</text:p>
          </table:table-cell>
          <table:table-cell office:value-type="string">
            <text:p>01914/2015/DC/4600</text:p>
          </table:table-cell>
          <table:table-cell office:value-type="string">
            <text:p>2015-09-30</text:p>
          </table:table-cell>
          <table:table-cell office:value-type="string">
            <text:p>Contrato</text:p>
          </table:table-cell>
          <table:table-cell office:value-type="string">
            <text:p>2016-01-15</text:p>
          </table:table-cell>
          <table:table-cell office:value-type="string">
            <text:p>MGSJBATR001</text:p>
          </table:table-cell>
          <table:table-cell office:value-type="string">
            <text:p>Rádio Cliente</text:p>
          </table:table-cell>
          <table:table-cell office:value-type="string">
            <text:p>ETR da TELEBRAS dentro de FURNAS</text:p>
          </table:table-cell>
          <table:table-cell office:value-type="string">
            <text:p>São José da Barra</text:p>
          </table:table-cell>
          <table:table-cell office:value-type="string">
            <text:p>MG</text:p>
          </table:table-cell>
          <table:table-cell/>
          <table:table-cell office:value-type="string">
            <text:p>SPBRE0PM002</text:p>
          </table:table-cell>
          <table:table-cell office:value-type="string">
            <text:p>Fibra óptica Cliente</text:p>
          </table:table-cell>
          <table:table-cell office:value-type="string">
            <text:p>PM da TELEBRAS no PTT da ALOG de Barueri localizada na Alameda Araguaia, 3641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/>
          <table:table-cell office:value-type="string">
            <text:p>Dener Machado Silva</text:p>
          </table:table-cell>
          <table:table-cell office:value-type="string">
            <text:p>(37) 3373-2341</text:p>
          </table:table-cell>
          <table:table-cell office:value-type="string">
            <text:p>(37) 8816-6141</text:p>
          </table:table-cell>
          <table:table-cell office:value-type="string">
            <text:p>lagos_net@hotmail.com</text:p>
          </table:table-cell>
          <table:table-cell office:value-type="string">
            <text:p>18734.76</text:p>
          </table:table-cell>
          <table:table-cell office:value-type="string">
            <text:p>2015-12-08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PABL000018</text:p>
          </table:table-cell>
          <table:table-cell office:value-type="string">
            <text:p>PRONTO NET LTDA - EPP</text:p>
          </table:table-cell>
          <table:table-cell office:value-type="string">
            <text:p>PRONTO NET (GUAMÁ)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table:number-columns-repeated="2" office:value-type="float" office:value="500">
            <text:p>500</text:p>
          </table:table-cell>
          <table:table-cell office:value-type="string">
            <text:p>01925/2015/DC/4600</text:p>
          </table:table-cell>
          <table:table-cell office:value-type="string">
            <text:p>2015-11-03</text:p>
          </table:table-cell>
          <table:table-cell office:value-type="string">
            <text:p>Contrato</text:p>
          </table:table-cell>
          <table:table-cell office:value-type="string">
            <text:p>2016-01-13</text:p>
          </table:table-cell>
          <table:table-cell office:value-type="string">
            <text:p>PABLM0PP001</text:p>
          </table:table-cell>
          <table:table-cell office:value-type="string">
            <text:p>Fibra óptica Cliente</text:p>
          </table:table-cell>
          <table:table-cell office:value-type="string">
            <text:p>PTT de Belém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 table:number-columns-repeated="2"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Alexandre Lobato</text:p>
          </table:table-cell>
          <table:table-cell office:value-type="string">
            <text:p>(91) 3075-4474</text:p>
          </table:table-cell>
          <table:table-cell office:value-type="string">
            <text:p>(91) 99125-3863</text:p>
          </table:table-cell>
          <table:table-cell office:value-type="string">
            <text:p>alexandre@pronto.net.br</text:p>
          </table:table-cell>
          <table:table-cell office:value-type="string">
            <text:p>35000.00</text:p>
          </table:table-cell>
          <table:table-cell office:value-type="string">
            <text:p>2015-10-23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771">
            <text:p>771</text:p>
          </table:table-cell>
          <table:table-cell office:value-type="string">
            <text:p>AML2000007</text:p>
          </table:table-cell>
          <table:table-cell office:value-type="string">
            <text:p>SKY BRASIL SERVIÇOS LTDA</text:p>
          </table:table-cell>
          <table:table-cell office:value-type="string">
            <text:p>SKY MANAUS-BRASILIA</text:p>
          </table:table-cell>
          <table:table-cell office:value-type="string">
            <text:p>AM</text:p>
          </table:table-cell>
          <table:table-cell office:value-type="string">
            <text:p>L2</text:p>
          </table:table-cell>
          <table:table-cell office:value-type="float" office:value="4000">
            <text:p>4000</text:p>
          </table:table-cell>
          <table:table-cell office:value-type="float" office:value="2000">
            <text:p>2000</text:p>
          </table:table-cell>
          <table:table-cell office:value-type="string">
            <text:p>0011/2016/DC/4600</text:p>
          </table:table-cell>
          <table:table-cell office:value-type="string">
            <text:p>2016-01-05</text:p>
          </table:table-cell>
          <table:table-cell office:value-type="string">
            <text:p>Contrato</text:p>
          </table:table-cell>
          <table:table-cell office:value-type="string">
            <text:p>2016-01-12</text:p>
          </table:table-cell>
          <table:table-cell office:value-type="string">
            <text:p>AMMNS0PM007</text:p>
          </table:table-cell>
          <table:table-cell office:value-type="string">
            <text:p>Fibra óptica TELEBRAS</text:p>
          </table:table-cell>
          <table:table-cell office:value-type="string">
            <text:p>Rua Bernardo Mychilles S/N</text:p>
          </table:table-cell>
          <table:table-cell office:value-type="string">
            <text:p>Manaus</text:p>
          </table:table-cell>
          <table:table-cell office:value-type="string">
            <text:p>AM</text:p>
          </table:table-cell>
          <table:table-cell/>
          <table:table-cell office:value-type="string">
            <text:p>DFBSA0PP004</text:p>
          </table:table-cell>
          <table:table-cell office:value-type="string">
            <text:p>Fibra óptica TELEBRAS</text:p>
          </table:table-cell>
          <table:table-cell office:value-type="string">
            <text:p>SCS, Quadra 07, Bloco A, Ed. Torre Pátio Brasil, sala 1410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307-902</text:p>
          </table:table-cell>
          <table:table-cell office:value-type="string">
            <text:p>Anderson Eliotério</text:p>
          </table:table-cell>
          <table:table-cell office:value-type="string">
            <text:p>(61) 3314-9901</text:p>
          </table:table-cell>
          <table:table-cell office:value-type="string">
            <text:p>(61) 9207-0084</text:p>
          </table:table-cell>
          <table:table-cell office:value-type="string">
            <text:p>anderson.elioterio@sky.com.br</text:p>
          </table:table-cell>
          <table:table-cell office:value-type="string">
            <text:p>73205.66</text:p>
          </table:table-cell>
          <table:table-cell office:value-type="string">
            <text:p>2016-01-15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PRL2000014</text:p>
          </table:table-cell>
          <table:table-cell office:value-type="string">
            <text:p>INTERNEXA BRASIL OPERADORA DE TELECOMUNICAÇÕES S.A.</text:p>
          </table:table-cell>
          <table:table-cell office:value-type="string">
            <text:p>INTERNEXA - SÃO MATEUS DO SUL-BARUERI</text:p>
          </table:table-cell>
          <table:table-cell office:value-type="string">
            <text:p>PR</text:p>
          </table:table-cell>
          <table:table-cell office:value-type="string">
            <text:p>L2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1966/2015/DC/4600</text:p>
          </table:table-cell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6-01-08</text:p>
          </table:table-cell>
          <table:table-cell office:value-type="string">
            <text:p>PRCTA0PP001</text:p>
          </table:table-cell>
          <table:table-cell office:value-type="string">
            <text:p>Fibra óptica Cliente</text:p>
          </table:table-cell>
          <table:table-cell office:value-type="string">
            <text:p>SE São Mateus do Sul- Rodovia PR 364 km 001 s/n</text:p>
          </table:table-cell>
          <table:table-cell office:value-type="string">
            <text:p>Curitiba</text:p>
          </table:table-cell>
          <table:table-cell office:value-type="string">
            <text:p>PR</text:p>
          </table:table-cell>
          <table:table-cell office:value-type="string">
            <text:p>83.900-000</text:p>
          </table:table-cell>
          <table:table-cell office:value-type="string">
            <text:p>SPBRE0PM002</text:p>
          </table:table-cell>
          <table:table-cell office:value-type="string">
            <text:p>Fibra óptica Cliente</text:p>
          </table:table-cell>
          <table:table-cell office:value-type="string">
            <text:p>POP Metropolitano - ALOG Barueri - Alameda Araguaia, 3641, Tamboré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/>
          <table:table-cell office:value-type="string">
            <text:p>Leandro Ribeiro</text:p>
          </table:table-cell>
          <table:table-cell office:value-type="string">
            <text:p>(11) 9880-78093</text:p>
          </table:table-cell>
          <table:table-cell office:value-type="string">
            <text:p>(11) 9539-43002</text:p>
          </table:table-cell>
          <table:table-cell office:value-type="string">
            <text:p>lribeiro@internexa.com</text:p>
          </table:table-cell>
          <table:table-cell office:value-type="string">
            <text:p>250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SPL3000003</text:p>
          </table:table-cell>
          <table:table-cell office:value-type="string">
            <text:p>MINISTÉRIO DAS COMUNICAÇÕES</text:p>
          </table:table-cell>
          <table:table-cell office:value-type="string">
            <text:p>MINICOM - SPO</text:p>
          </table:table-cell>
          <table:table-cell office:value-type="string">
            <text:p>SP</text:p>
          </table:table-cell>
          <table:table-cell office:value-type="string">
            <text:p>L3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1746/2015/DC/4600</text:p>
          </table:table-cell>
          <table:table-cell office:value-type="string">
            <text:p>2015-06-25</text:p>
          </table:table-cell>
          <table:table-cell office:value-type="string">
            <text:p>Contrato</text:p>
          </table:table-cell>
          <table:table-cell office:value-type="string">
            <text:p>2016-01-05</text:p>
          </table:table-cell>
          <table:table-cell office:value-type="string">
            <text:p>SPBRE0PM002</text:p>
          </table:table-cell>
          <table:table-cell office:value-type="string">
            <text:p>Fibra óptica TELEBRAS</text:p>
          </table:table-cell>
          <table:table-cell office:value-type="string">
            <text:p>PoP Barueri - Alameda Araguaia, 3641 <text:s/>Tamboré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 office:value-type="string">
            <text:p>06.455-000</text:p>
          </table:table-cell>
          <table:table-cell/>
          <table:table-cell office:value-type="string">
            <text:p>EILD Fibra</text:p>
          </table:table-cell>
          <table:table-cell office:value-type="string">
            <text:p>Rua Mergenthaler, 592</text:p>
          </table:table-cell>
          <table:table-cell table:number-columns-repeated="2"/>
          <table:table-cell office:value-type="string">
            <text:p>05.311-900</text:p>
          </table:table-cell>
          <table:table-cell office:value-type="string">
            <text:p>Tiago Galvão</text:p>
          </table:table-cell>
          <table:table-cell office:value-type="string">
            <text:p>(11) 3101-0123</text:p>
          </table:table-cell>
          <table:table-cell table:number-columns-repeated="2"/>
          <table:table-cell office:value-type="string">
            <text:p>9164.83</text:p>
          </table:table-cell>
          <table:table-cell office:value-type="string">
            <text:p>2015-10-08</text:p>
          </table:table-cell>
          <table:table-cell office:value-type="string">
            <text:p>operação</text:p>
          </table:table-cell>
          <table:table-cell office:value-type="string">
            <text:p>downgrade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BL000049</text:p>
          </table:table-cell>
          <table:table-cell office:value-type="string">
            <text:p>A. C. VERA FILHO TELECOMUNICAÇÕES E INFORMATICA - ME</text:p>
          </table:table-cell>
          <table:table-cell office:value-type="string">
            <text:p>AC VERA-GRAJAÚ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53/2016/DC/4600</text:p>
          </table:table-cell>
          <table:table-cell office:value-type="string">
            <text:p>2016-02-29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Cliente</text:p>
          </table:table-cell>
          <table:table-cell office:value-type="string">
            <text:p>Rod. MA-006. km 3</text:p>
          </table:table-cell>
          <table:table-cell table:number-columns-repeated="2"/>
          <table:table-cell office:value-type="string">
            <text:p>65.912-260</text:p>
          </table:table-cell>
          <table:table-cell office:value-type="string">
            <text:p>Arlindo Carlos Vera Filho</text:p>
          </table:table-cell>
          <table:table-cell office:value-type="string">
            <text:p>(99) 3075-8536</text:p>
          </table:table-cell>
          <table:table-cell office:value-type="string">
            <text:p>(99) 9 8173-0990</text:p>
          </table:table-cell>
          <table:table-cell office:value-type="string">
            <text:p>nwtinternet@hotmail.com</text:p>
          </table:table-cell>
          <table:table-cell office:value-type="string">
            <text:p>6986.00</text:p>
          </table:table-cell>
          <table:table-cell office:value-type="string">
            <text:p>2016-03-21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BL000050</text:p>
          </table:table-cell>
          <table:table-cell office:value-type="string">
            <text:p>A. C. VERA FILHO TELECOMUNICAÇÕES E INFORMATICA - ME</text:p>
          </table:table-cell>
          <table:table-cell office:value-type="string">
            <text:p>AC VERA-SÍTIO NOVO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52/2016/DC/4600</text:p>
          </table:table-cell>
          <table:table-cell office:value-type="string">
            <text:p>2016-02-29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Cliente</text:p>
          </table:table-cell>
          <table:table-cell office:value-type="string">
            <text:p>Rod. MA-280, km 3, Sitio Novo, Sapucaia</text:p>
          </table:table-cell>
          <table:table-cell table:number-columns-repeated="2"/>
          <table:table-cell office:value-type="string">
            <text:p>65.925-000</text:p>
          </table:table-cell>
          <table:table-cell office:value-type="string">
            <text:p>Arlindo Carlos Vera Filho</text:p>
          </table:table-cell>
          <table:table-cell office:value-type="string">
            <text:p>(99) 3075-8536</text:p>
          </table:table-cell>
          <table:table-cell office:value-type="string">
            <text:p>(99) 9 8173-0990</text:p>
          </table:table-cell>
          <table:table-cell office:value-type="string">
            <text:p>nwtinternet@hotmail.com</text:p>
          </table:table-cell>
          <table:table-cell office:value-type="string">
            <text:p>6986.00</text:p>
          </table:table-cell>
          <table:table-cell office:value-type="string">
            <text:p>2016-03-21</text:p>
          </table:table-cell>
          <table:table-cell office:value-type="string">
            <text:p>instalação</text:p>
          </table:table-cell>
          <table:table-cell office:value-type="string">
            <text:p>agendado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ABL000028</text:p>
          </table:table-cell>
          <table:table-cell office:value-type="string">
            <text:p>A. C. VERA FILHO TELECOMUNICAÇÕES E INFORMATICA - ME</text:p>
          </table:table-cell>
          <table:table-cell office:value-type="string">
            <text:p>AC VERA-MARABÁ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54/2016/DC/4600</text:p>
          </table:table-cell>
          <table:table-cell office:value-type="string">
            <text:p>2016-02-29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Cliente</text:p>
          </table:table-cell>
          <table:table-cell office:value-type="string">
            <text:p>4º BPM <text:s/>CIOP Marabá <text:s text:c="3"/>Rod, Transamazônica, km 4</text:p>
          </table:table-cell>
          <table:table-cell table:number-columns-repeated="2"/>
          <table:table-cell office:value-type="string">
            <text:p>68.507-000</text:p>
          </table:table-cell>
          <table:table-cell office:value-type="string">
            <text:p>Arlindo Carlos Vera Filho</text:p>
          </table:table-cell>
          <table:table-cell office:value-type="string">
            <text:p>(99) 3075-8536</text:p>
          </table:table-cell>
          <table:table-cell office:value-type="string">
            <text:p>(99) 9 8173-0990</text:p>
          </table:table-cell>
          <table:table-cell office:value-type="string">
            <text:p>nwtinternet@hotmail.com</text:p>
          </table:table-cell>
          <table:table-cell office:value-type="string">
            <text:p>5041.00</text:p>
          </table:table-cell>
          <table:table-cell office:value-type="string">
            <text:p>2016-03-21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OBL000036</text:p>
          </table:table-cell>
          <table:table-cell office:value-type="string">
            <text:p>A. J. FRIEDRICH COMÉRCIO EIRELI - ME</text:p>
          </table:table-cell>
          <table:table-cell office:value-type="string">
            <text:p>AJ FRIEDRICH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OS - 01453/2014/DC/4600</text:p>
          </table:table-cell>
          <table:table-cell office:value-type="string">
            <text:p>2014-12-18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TOARN0PP001</text:p>
          </table:table-cell>
          <table:table-cell office:value-type="string">
            <text:p>Rádio Cliente</text:p>
          </table:table-cell>
          <table:table-cell office:value-type="string">
            <text:p>Rod. TO-222, KM 12, s/n, Zona Rural, Fazenda São Luiz, Estrada Muricilândia</text:p>
          </table:table-cell>
          <table:table-cell office:value-type="string">
            <text:p>Araguaina</text:p>
          </table:table-cell>
          <table:table-cell office:value-type="string">
            <text:p>TO</text:p>
          </table:table-cell>
          <table:table-cell table:number-columns-repeated="2"/>
          <table:table-cell office:value-type="string">
            <text:p>Rádio Cliente</text:p>
          </table:table-cell>
          <table:table-cell table:number-columns-repeated="4"/>
          <table:table-cell office:value-type="string">
            <text:p>Luiz Coelho</text:p>
          </table:table-cell>
          <table:table-cell office:value-type="string">
            <text:p>(94) 3358-1194</text:p>
          </table:table-cell>
          <table:table-cell office:value-type="string">
            <text:p>(94) 9194-0305</text:p>
          </table:table-cell>
          <table:table-cell office:value-type="string">
            <text:p><text:s/>luiz.coelho@coelhotecnologia.com.br</text:p>
          </table:table-cell>
          <table:table-cell office:value-type="string">
            <text:p>28114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ML2000002</text:p>
          </table:table-cell>
          <table:table-cell office:value-type="string">
            <text:p>ABC WIFI TELECOM LTDA - ME</text:p>
          </table:table-cell>
          <table:table-cell office:value-type="string">
            <text:p>ABC WIFI - MANAUS-BRASÍLIA</text:p>
          </table:table-cell>
          <table:table-cell office:value-type="string">
            <text:p>AM</text:p>
          </table:table-cell>
          <table:table-cell office:value-type="string">
            <text:p>P2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2053/2015/DC/4600</text:p>
          </table:table-cell>
          <table:table-cell office:value-type="string">
            <text:p>2015-12-17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AMMNS0PM007</text:p>
          </table:table-cell>
          <table:table-cell office:value-type="string">
            <text:p>Fibra óptica Cliente</text:p>
          </table:table-cell>
          <table:table-cell office:value-type="string">
            <text:p>DTC PRODAM</text:p>
          </table:table-cell>
          <table:table-cell office:value-type="string">
            <text:p>Manaus</text:p>
          </table:table-cell>
          <table:table-cell office:value-type="string">
            <text:p>AM</text:p>
          </table:table-cell>
          <table:table-cell/>
          <table:table-cell office:value-type="string">
            <text:p>DFBSA0PP001</text:p>
          </table:table-cell>
          <table:table-cell office:value-type="string">
            <text:p>Cabo Interno Cliente</text:p>
          </table:table-cell>
          <table:table-cell office:value-type="string">
            <text:p>POP DE BRASILIA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Wilson Biancalana</text:p>
          </table:table-cell>
          <table:table-cell office:value-type="string">
            <text:p>(11) 9 7178-2164</text:p>
          </table:table-cell>
          <table:table-cell office:value-type="string">
            <text:p>(12) 9 9208-5878</text:p>
          </table:table-cell>
          <table:table-cell office:value-type="string">
            <text:p>infra@abctelecom.net.br</text:p>
          </table:table-cell>
          <table:table-cell office:value-type="string">
            <text:p>35000.00</text:p>
          </table:table-cell>
          <table:table-cell office:value-type="string">
            <text:p>2016-01-20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FBL000022</text:p>
          </table:table-cell>
          <table:table-cell office:value-type="string">
            <text:p>ABC WIFI TELECOM LTDA - ME</text:p>
          </table:table-cell>
          <table:table-cell office:value-type="string">
            <text:p>ABC WIFI</text:p>
          </table:table-cell>
          <table:table-cell office:value-type="string">
            <text:p>DF</text:p>
          </table:table-cell>
          <table:table-cell office:value-type="string">
            <text:p>BL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262/2016/DC/4600</text:p>
          </table:table-cell>
          <table:table-cell office:value-type="string">
            <text:p>2016-05-1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DFBSA0PP001</text:p>
          </table:table-cell>
          <table:table-cell office:value-type="string">
            <text:p>Fibra óptica Cliente</text:p>
          </table:table-cell>
          <table:table-cell office:value-type="string">
            <text:p>POP Brasilia GERAL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PP004</text:p>
          </table:table-cell>
          <table:table-cell office:value-type="string">
            <text:p>Fibra óptica Cliente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Wilson Biancalana</text:p>
          </table:table-cell>
          <table:table-cell office:value-type="string">
            <text:p>(12) 98200-2470</text:p>
          </table:table-cell>
          <table:table-cell office:value-type="string">
            <text:p>(12) 99208-5878</text:p>
          </table:table-cell>
          <table:table-cell office:value-type="string">
            <text:p>infra@abctelecom.net.br</text:p>
          </table:table-cell>
          <table:table-cell office:value-type="string">
            <text:p>35000.00</text:p>
          </table:table-cell>
          <table:table-cell office:value-type="string">
            <text:p>2016-06-01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FAC000056</text:p>
          </table:table-cell>
          <table:table-cell office:value-type="string">
            <text:p>AGENCIA BRASILEIRA DE INTELIGENCIA-ABIN/GSI/PR</text:p>
          </table:table-cell>
          <table:table-cell office:value-type="string">
            <text:p>ABIN BSA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32/2016/DC/4600</text:p>
          </table:table-cell>
          <table:table-cell office:value-type="string">
            <text:p>2016-02-22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SPSA <text:s/>Área 5 Q. 01 Bl. V</text:p>
          </table:table-cell>
          <table:table-cell table:number-columns-repeated="3"/>
          <table:table-cell office:value-type="string">
            <text:p>Rodrigo Teperino</text:p>
          </table:table-cell>
          <table:table-cell office:value-type="string">
            <text:p>(61) 3445-8575</text:p>
          </table:table-cell>
          <table:table-cell office:value-type="string">
            <text:p>(61) 9674-1179</text:p>
          </table:table-cell>
          <table:table-cell office:value-type="string">
            <text:p>rodrigoteperino@abin.gov.br</text:p>
          </table:table-cell>
          <table:table-cell office:value-type="string">
            <text:p>37179.17</text:p>
          </table:table-cell>
          <table:table-cell office:value-type="string">
            <text:p>2016-04-30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JAC000011</text:p>
          </table:table-cell>
          <table:table-cell office:value-type="string">
            <text:p>AGENCIA BRASILEIRA DE INTELIGENCIA-ABIN/GSI/PR</text:p>
          </table:table-cell>
          <table:table-cell office:value-type="string">
            <text:p>ABIN RJO</text:p>
          </table:table-cell>
          <table:table-cell office:value-type="string">
            <text:p>RJ</text:p>
          </table:table-cell>
          <table:table-cell office:value-type="string">
            <text:p>AC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133/2016/DC/4600</text:p>
          </table:table-cell>
          <table:table-cell office:value-type="string">
            <text:p>2016-02-22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Av. Rep. Do Chile, 230, 16º, Centro Emp. Castelo Branco</text:p>
          </table:table-cell>
          <table:table-cell table:number-columns-repeated="2"/>
          <table:table-cell office:value-type="string">
            <text:p>20.031-170</text:p>
          </table:table-cell>
          <table:table-cell office:value-type="string">
            <text:p>Rodrigo Teperino</text:p>
          </table:table-cell>
          <table:table-cell office:value-type="string">
            <text:p>(61) 3445-8575</text:p>
          </table:table-cell>
          <table:table-cell office:value-type="string">
            <text:p>(61) 9674-1179</text:p>
          </table:table-cell>
          <table:table-cell office:value-type="string">
            <text:p>rodrigoteperino@abin.gov.br</text:p>
          </table:table-cell>
          <table:table-cell office:value-type="string">
            <text:p>12976.95</text:p>
          </table:table-cell>
          <table:table-cell office:value-type="string">
            <text:p>2016-04-30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LL3000001</text:p>
          </table:table-cell>
          <table:table-cell office:value-type="string">
            <text:p>AGÊNCIA NACIONAL DE TELECOMUNICAÇÕES</text:p>
          </table:table-cell>
          <table:table-cell office:value-type="string">
            <text:p>ANATEL - MACEIO</text:p>
          </table:table-cell>
          <table:table-cell office:value-type="string">
            <text:p>AL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67/2015/DC/4600</text:p>
          </table:table-cell>
          <table:table-cell office:value-type="string">
            <text:p>2015-08-1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Rua Antonio Gerbase, nº 58, Pitanguinha</text:p>
          </table:table-cell>
          <table:table-cell table:number-columns-repeated="2"/>
          <table:table-cell office:value-type="string">
            <text:p>57.052-160</text:p>
          </table:table-cell>
          <table:table-cell table:number-columns-repeated="4"/>
          <table:table-cell office:value-type="string">
            <text:p>4506.62</text:p>
          </table:table-cell>
          <table:table-cell office:value-type="string">
            <text:p>2015-11-05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ML3000003</text:p>
          </table:table-cell>
          <table:table-cell office:value-type="string">
            <text:p>AGÊNCIA NACIONAL DE TELECOMUNICAÇÕES</text:p>
          </table:table-cell>
          <table:table-cell office:value-type="string">
            <text:p>ANATEL - MANAUS</text:p>
          </table:table-cell>
          <table:table-cell office:value-type="string">
            <text:p>AM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68/2015/DC/4600</text:p>
          </table:table-cell>
          <table:table-cell office:value-type="string">
            <text:p>2015-08-1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Rua Borba, nº 698, Cachoeirinha</text:p>
          </table:table-cell>
          <table:table-cell table:number-columns-repeated="2"/>
          <table:table-cell office:value-type="string">
            <text:p>69.065-030</text:p>
          </table:table-cell>
          <table:table-cell table:number-columns-repeated="4"/>
          <table:table-cell office:value-type="string">
            <text:p>4506.62</text:p>
          </table:table-cell>
          <table:table-cell office:value-type="string">
            <text:p>2015-11-05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EL3000001</text:p>
          </table:table-cell>
          <table:table-cell office:value-type="string">
            <text:p>AGÊNCIA NACIONAL DE TELECOMUNICAÇÕES</text:p>
          </table:table-cell>
          <table:table-cell office:value-type="string">
            <text:p>ANATEL - FORTALEZA</text:p>
          </table:table-cell>
          <table:table-cell office:value-type="string">
            <text:p>CE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69/2018/DC/4600</text:p>
          </table:table-cell>
          <table:table-cell office:value-type="string">
            <text:p>2015-08-1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Av. Senador Virgílio Távora, nº 2500, Dionísio Torres</text:p>
          </table:table-cell>
          <table:table-cell table:number-columns-repeated="2"/>
          <table:table-cell office:value-type="string">
            <text:p>60.170-251</text:p>
          </table:table-cell>
          <table:table-cell table:number-columns-repeated="4"/>
          <table:table-cell office:value-type="string">
            <text:p>4506.62</text:p>
          </table:table-cell>
          <table:table-cell office:value-type="string">
            <text:p>2015-11-05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FAC000044</text:p>
          </table:table-cell>
          <table:table-cell office:value-type="string">
            <text:p>AGÊNCIA NACIONAL DE TELECOMUNICAÇÕES</text:p>
          </table:table-cell>
          <table:table-cell office:value-type="string">
            <text:p>ANATEL - IP BRASILIA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66/2015/DC/4600</text:p>
          </table:table-cell>
          <table:table-cell office:value-type="string">
            <text:p>2015-08-1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Cliente</text:p>
          </table:table-cell>
          <table:table-cell office:value-type="string">
            <text:p>SAUS Quadra 06, Bloco E, Plano Piloto</text:p>
          </table:table-cell>
          <table:table-cell table:number-columns-repeated="2"/>
          <table:table-cell office:value-type="string">
            <text:p>70.070-940</text:p>
          </table:table-cell>
          <table:table-cell table:number-columns-repeated="4"/>
          <table:table-cell office:value-type="string">
            <text:p>14838.59</text:p>
          </table:table-cell>
          <table:table-cell office:value-type="string">
            <text:p>2015-11-05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FL3000019</text:p>
          </table:table-cell>
          <table:table-cell office:value-type="string">
            <text:p>AGÊNCIA NACIONAL DE TELECOMUNICAÇÕES</text:p>
          </table:table-cell>
          <table:table-cell office:value-type="string">
            <text:p>ANATEL - BRASILIA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70/2015/DC/4600</text:p>
          </table:table-cell>
          <table:table-cell office:value-type="string">
            <text:p>2015-08-1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SAUS Quadra 06, Bloco E, Plano Piloto</text:p>
          </table:table-cell>
          <table:table-cell table:number-columns-repeated="2"/>
          <table:table-cell office:value-type="string">
            <text:p>70.070-940</text:p>
          </table:table-cell>
          <table:table-cell office:value-type="string">
            <text:p>Daniel Wanderley Romão</text:p>
          </table:table-cell>
          <table:table-cell office:value-type="string">
            <text:p>(61) 2312-1925</text:p>
          </table:table-cell>
          <table:table-cell/>
          <table:table-cell office:value-type="string">
            <text:p>danielromao@anatel.gov.br</text:p>
          </table:table-cell>
          <table:table-cell office:value-type="string">
            <text:p>10438.66</text:p>
          </table:table-cell>
          <table:table-cell office:value-type="string">
            <text:p>2015-11-05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GOL3000003</text:p>
          </table:table-cell>
          <table:table-cell office:value-type="string">
            <text:p>AGÊNCIA NACIONAL DE TELECOMUNICAÇÕES</text:p>
          </table:table-cell>
          <table:table-cell office:value-type="string">
            <text:p>ANATEL - GOIANIA</text:p>
          </table:table-cell>
          <table:table-cell office:value-type="string">
            <text:p>GO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71/2015/DC/4600</text:p>
          </table:table-cell>
          <table:table-cell office:value-type="string">
            <text:p>2015-08-1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Rua Treze, nº 618, Setor Marista</text:p>
          </table:table-cell>
          <table:table-cell table:number-columns-repeated="3"/>
          <table:table-cell office:value-type="string">
            <text:p>Hebert Moreira Magalhães</text:p>
          </table:table-cell>
          <table:table-cell office:value-type="string">
            <text:p>(62) 3236-9010</text:p>
          </table:table-cell>
          <table:table-cell office:value-type="string">
            <text:p>(62) 9266-7323</text:p>
          </table:table-cell>
          <table:table-cell office:value-type="string">
            <text:p>hebert@anatel.gov.br</text:p>
          </table:table-cell>
          <table:table-cell office:value-type="string">
            <text:p>4506.62</text:p>
          </table:table-cell>
          <table:table-cell office:value-type="string">
            <text:p>2015-11-05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TL3000003</text:p>
          </table:table-cell>
          <table:table-cell office:value-type="string">
            <text:p>AGÊNCIA NACIONAL DE TELECOMUNICAÇÕES</text:p>
          </table:table-cell>
          <table:table-cell office:value-type="string">
            <text:p>ANATEL - CUIABA</text:p>
          </table:table-cell>
          <table:table-cell office:value-type="string">
            <text:p>MT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72/2015/DC/4600</text:p>
          </table:table-cell>
          <table:table-cell office:value-type="string">
            <text:p>2015-08-1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Rua General Maurício Cardoso, nº 54, Duque de Caxias I</text:p>
          </table:table-cell>
          <table:table-cell table:number-columns-repeated="2"/>
          <table:table-cell office:value-type="string">
            <text:p>78.043-308</text:p>
          </table:table-cell>
          <table:table-cell office:value-type="string">
            <text:p>Jose Praxedes Pereira da Silva</text:p>
          </table:table-cell>
          <table:table-cell office:value-type="string">
            <text:p>(65) 3316-8001</text:p>
          </table:table-cell>
          <table:table-cell/>
          <table:table-cell office:value-type="string">
            <text:p>praxedes@anatel.gov.br</text:p>
          </table:table-cell>
          <table:table-cell office:value-type="string">
            <text:p>4506.62</text:p>
          </table:table-cell>
          <table:table-cell office:value-type="string">
            <text:p>2015-11-05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AL3000002</text:p>
          </table:table-cell>
          <table:table-cell office:value-type="string">
            <text:p>AGÊNCIA NACIONAL DE TELECOMUNICAÇÕES</text:p>
          </table:table-cell>
          <table:table-cell office:value-type="string">
            <text:p>ANATEL - BELEM</text:p>
          </table:table-cell>
          <table:table-cell office:value-type="string">
            <text:p>PA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73/2015/DC/4600</text:p>
          </table:table-cell>
          <table:table-cell office:value-type="string">
            <text:p>2015-08-1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Travessa Rosa Moreira, nº 476, Telégrafo Sem Fio</text:p>
          </table:table-cell>
          <table:table-cell table:number-columns-repeated="2"/>
          <table:table-cell office:value-type="string">
            <text:p>66.113-115</text:p>
          </table:table-cell>
          <table:table-cell office:value-type="string">
            <text:p>Edda Almeida Ferreira</text:p>
          </table:table-cell>
          <table:table-cell office:value-type="string">
            <text:p>(91) 3323-2120</text:p>
          </table:table-cell>
          <table:table-cell/>
          <table:table-cell office:value-type="string">
            <text:p>edda@anatel.gov.br</text:p>
          </table:table-cell>
          <table:table-cell office:value-type="string">
            <text:p>4506.62</text:p>
          </table:table-cell>
          <table:table-cell office:value-type="string">
            <text:p>2015-11-05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BL3000002</text:p>
          </table:table-cell>
          <table:table-cell office:value-type="string">
            <text:p>AGÊNCIA NACIONAL DE TELECOMUNICAÇÕES</text:p>
          </table:table-cell>
          <table:table-cell office:value-type="string">
            <text:p>ANATEL - JOAO PESSOA</text:p>
          </table:table-cell>
          <table:table-cell office:value-type="string">
            <text:p>PB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74/2015/DC/4600</text:p>
          </table:table-cell>
          <table:table-cell office:value-type="string">
            <text:p>2015-08-1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Rua João Domingos, Miramar</text:p>
          </table:table-cell>
          <table:table-cell table:number-columns-repeated="2"/>
          <table:table-cell office:value-type="string">
            <text:p>58.043-010</text:p>
          </table:table-cell>
          <table:table-cell office:value-type="string">
            <text:p>Giordano Miranda Feitoza</text:p>
          </table:table-cell>
          <table:table-cell office:value-type="string">
            <text:p>(83) 3255-8801</text:p>
          </table:table-cell>
          <table:table-cell/>
          <table:table-cell office:value-type="string">
            <text:p>feitoza@anatel.gov.br</text:p>
          </table:table-cell>
          <table:table-cell office:value-type="string">
            <text:p>4506.62</text:p>
          </table:table-cell>
          <table:table-cell office:value-type="string">
            <text:p>2015-11-05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EL3000003</text:p>
          </table:table-cell>
          <table:table-cell office:value-type="string">
            <text:p>AGÊNCIA NACIONAL DE TELECOMUNICAÇÕES</text:p>
          </table:table-cell>
          <table:table-cell office:value-type="string">
            <text:p>ANATEL - RECIFE</text:p>
          </table:table-cell>
          <table:table-cell office:value-type="string">
            <text:p>PE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75/2015/DC/4600</text:p>
          </table:table-cell>
          <table:table-cell office:value-type="string">
            <text:p>2015-08-1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Rua Joaquim Bandeira, nº 492, Imbiribeira</text:p>
          </table:table-cell>
          <table:table-cell table:number-columns-repeated="3"/>
          <table:table-cell office:value-type="string">
            <text:p>Braulio José Pessoa Da Silva</text:p>
          </table:table-cell>
          <table:table-cell office:value-type="string">
            <text:p>(81) 3472-8330</text:p>
          </table:table-cell>
          <table:table-cell/>
          <table:table-cell office:value-type="string">
            <text:p>brauliopessoa@anatel.gov.br</text:p>
          </table:table-cell>
          <table:table-cell office:value-type="string">
            <text:p>4506.62</text:p>
          </table:table-cell>
          <table:table-cell office:value-type="string">
            <text:p>2015-11-05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IL3000001</text:p>
          </table:table-cell>
          <table:table-cell office:value-type="string">
            <text:p>AGÊNCIA NACIONAL DE TELECOMUNICAÇÕES</text:p>
          </table:table-cell>
          <table:table-cell office:value-type="string">
            <text:p>ANATEL - TERESINA</text:p>
          </table:table-cell>
          <table:table-cell office:value-type="string">
            <text:p>PI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76/2015/DC/4600</text:p>
          </table:table-cell>
          <table:table-cell office:value-type="string">
            <text:p>2015-08-1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Av. Frei Serafim, nº 2786, Centro</text:p>
          </table:table-cell>
          <table:table-cell table:number-columns-repeated="2"/>
          <table:table-cell office:value-type="string">
            <text:p>64.001-020</text:p>
          </table:table-cell>
          <table:table-cell office:value-type="string">
            <text:p>Carlos Bezerra Braga</text:p>
          </table:table-cell>
          <table:table-cell office:value-type="string">
            <text:p>(86) 4009-1501</text:p>
          </table:table-cell>
          <table:table-cell/>
          <table:table-cell office:value-type="string">
            <text:p>carlao@anatel.gov.br</text:p>
          </table:table-cell>
          <table:table-cell office:value-type="string">
            <text:p>4506.62</text:p>
          </table:table-cell>
          <table:table-cell office:value-type="string">
            <text:p>2015-11-05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JL3000007</text:p>
          </table:table-cell>
          <table:table-cell office:value-type="string">
            <text:p>AGÊNCIA NACIONAL DE TELECOMUNICAÇÕES</text:p>
          </table:table-cell>
          <table:table-cell office:value-type="string">
            <text:p>ANATEL - RIO DE JANEIRO</text:p>
          </table:table-cell>
          <table:table-cell office:value-type="string">
            <text:p>RJ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77/2015/DC/4600</text:p>
          </table:table-cell>
          <table:table-cell office:value-type="string">
            <text:p>2015-08-1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Praça Quinze de Novembro, nº 20, Centro</text:p>
          </table:table-cell>
          <table:table-cell table:number-columns-repeated="3"/>
          <table:table-cell office:value-type="string">
            <text:p>Adriano Busson de Jesus</text:p>
          </table:table-cell>
          <table:table-cell office:value-type="string">
            <text:p>(21) 2105-1916</text:p>
          </table:table-cell>
          <table:table-cell/>
          <table:table-cell office:value-type="string">
            <text:p>busson@anatel.gov.br</text:p>
          </table:table-cell>
          <table:table-cell office:value-type="string">
            <text:p>4506.62</text:p>
          </table:table-cell>
          <table:table-cell office:value-type="string">
            <text:p>2015-11-05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RNL3000001</text:p>
          </table:table-cell>
          <table:table-cell office:value-type="string">
            <text:p>AGÊNCIA NACIONAL DE TELECOMUNICAÇÕES</text:p>
          </table:table-cell>
          <table:table-cell office:value-type="string">
            <text:p>ANATEL - NATAL</text:p>
          </table:table-cell>
          <table:table-cell office:value-type="string">
            <text:p>RN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78/2015/DC/4600</text:p>
          </table:table-cell>
          <table:table-cell office:value-type="string">
            <text:p>2015-08-1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Av. Rodrigues Alves, nº 1187, Tirol</text:p>
          </table:table-cell>
          <table:table-cell table:number-columns-repeated="3"/>
          <table:table-cell office:value-type="string">
            <text:p>Orlando Krepke Leiros Dias</text:p>
          </table:table-cell>
          <table:table-cell office:value-type="string">
            <text:p>(84) 4009-1501</text:p>
          </table:table-cell>
          <table:table-cell/>
          <table:table-cell office:value-type="string">
            <text:p>orlandodias@anatel.gov.br</text:p>
          </table:table-cell>
          <table:table-cell office:value-type="string">
            <text:p>4506.62</text:p>
          </table:table-cell>
          <table:table-cell office:value-type="string">
            <text:p>2015-11-05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OL3000002</text:p>
          </table:table-cell>
          <table:table-cell office:value-type="string">
            <text:p>AGÊNCIA NACIONAL DE TELECOMUNICAÇÕES</text:p>
          </table:table-cell>
          <table:table-cell office:value-type="string">
            <text:p>ANATEL - PORTO VELHO</text:p>
          </table:table-cell>
          <table:table-cell office:value-type="string">
            <text:p>RO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79/2015/DC/4600</text:p>
          </table:table-cell>
          <table:table-cell office:value-type="string">
            <text:p>2015-08-1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Rua Dom Pedro II, nº 1241, Centro</text:p>
          </table:table-cell>
          <table:table-cell table:number-columns-repeated="2"/>
          <table:table-cell office:value-type="string">
            <text:p>76.801-103</text:p>
          </table:table-cell>
          <table:table-cell office:value-type="string">
            <text:p>Alfredo Arze Collins</text:p>
          </table:table-cell>
          <table:table-cell office:value-type="string">
            <text:p>(69) 3217-0202</text:p>
          </table:table-cell>
          <table:table-cell office:value-type="string">
            <text:p>(69) 9241-7968</text:p>
          </table:table-cell>
          <table:table-cell office:value-type="string">
            <text:p>alfredo@anatel.gov.br</text:p>
          </table:table-cell>
          <table:table-cell office:value-type="string">
            <text:p>4506.62</text:p>
          </table:table-cell>
          <table:table-cell office:value-type="string">
            <text:p>2015-11-05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CL3000002</text:p>
          </table:table-cell>
          <table:table-cell office:value-type="string">
            <text:p>AGÊNCIA NACIONAL DE TELECOMUNICAÇÕES</text:p>
          </table:table-cell>
          <table:table-cell office:value-type="string">
            <text:p>ANATEL - FLORIANOPOLIS</text:p>
          </table:table-cell>
          <table:table-cell office:value-type="string">
            <text:p>SC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80/2015/DC/4600</text:p>
          </table:table-cell>
          <table:table-cell office:value-type="string">
            <text:p>2015-08-1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Rua Saldanha Marinho, nº 205, Centro</text:p>
          </table:table-cell>
          <table:table-cell table:number-columns-repeated="2"/>
          <table:table-cell office:value-type="string">
            <text:p>88.010-450</text:p>
          </table:table-cell>
          <table:table-cell office:value-type="string">
            <text:p>Estevão Hobold</text:p>
          </table:table-cell>
          <table:table-cell office:value-type="string">
            <text:p>(48) 3212-7001</text:p>
          </table:table-cell>
          <table:table-cell/>
          <table:table-cell office:value-type="string">
            <text:p>estevao@anatel.gov.br</text:p>
          </table:table-cell>
          <table:table-cell office:value-type="string">
            <text:p>4506.62</text:p>
          </table:table-cell>
          <table:table-cell office:value-type="string">
            <text:p>2015-11-05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SEL3000001</text:p>
          </table:table-cell>
          <table:table-cell office:value-type="string">
            <text:p>AGÊNCIA NACIONAL DE TELECOMUNICAÇÕES</text:p>
          </table:table-cell>
          <table:table-cell office:value-type="string">
            <text:p>ANATEL - ARACAJU</text:p>
          </table:table-cell>
          <table:table-cell office:value-type="string">
            <text:p>SE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81/2015/DC/4600</text:p>
          </table:table-cell>
          <table:table-cell office:value-type="string">
            <text:p>2015-08-1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Av. Gonçalo Prado Rollemberg, nº 1013, Centro</text:p>
          </table:table-cell>
          <table:table-cell table:number-columns-repeated="2"/>
          <table:table-cell office:value-type="string">
            <text:p>49.010-410</text:p>
          </table:table-cell>
          <table:table-cell office:value-type="string">
            <text:p>Odiley Araujo Borges</text:p>
          </table:table-cell>
          <table:table-cell office:value-type="string">
            <text:p>(79) 4009-8801</text:p>
          </table:table-cell>
          <table:table-cell office:value-type="string">
            <text:p>(79) 9199-9130</text:p>
          </table:table-cell>
          <table:table-cell office:value-type="string">
            <text:p>praxedes@anatel.gov.br</text:p>
          </table:table-cell>
          <table:table-cell office:value-type="string">
            <text:p>4506.62</text:p>
          </table:table-cell>
          <table:table-cell office:value-type="string">
            <text:p>2015-11-05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FAC000052</text:p>
          </table:table-cell>
          <table:table-cell office:value-type="string">
            <text:p>AGÊNCIA NACIONAL DE TRANSPORTES TERRESTRES</text:p>
          </table:table-cell>
          <table:table-cell office:value-type="string">
            <text:p>ANTT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012/2016/DC/4600</text:p>
          </table:table-cell>
          <table:table-cell office:value-type="string">
            <text:p>2016-02-0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Setor de Clubes Esportivos Sul - SCES, lote 10, trecho 03, Projeto Orla 8</text:p>
          </table:table-cell>
          <table:table-cell table:number-columns-repeated="2"/>
          <table:table-cell office:value-type="string">
            <text:p>70.200-003</text:p>
          </table:table-cell>
          <table:table-cell office:value-type="string">
            <text:p>José Edson de Sena Jr</text:p>
          </table:table-cell>
          <table:table-cell office:value-type="string">
            <text:p>(61) 3410-1341</text:p>
          </table:table-cell>
          <table:table-cell/>
          <table:table-cell office:value-type="string">
            <text:p>jose.sena@antt.gov.br</text:p>
          </table:table-cell>
          <table:table-cell office:value-type="string">
            <text:p>0.00</text:p>
          </table:table-cell>
          <table:table-cell office:value-type="string">
            <text:p>2016-05-17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RJL2000015</text:p>
          </table:table-cell>
          <table:table-cell office:value-type="string">
            <text:p>AGÊNCIA NACIONAL DO PETRÓLEO, GÁS NATURAL E BIOCOMBUSTÍVEIS</text:p>
          </table:table-cell>
          <table:table-cell office:value-type="string">
            <text:p>ANP - CENTRO-URCA</text:p>
          </table:table-cell>
          <table:table-cell office:value-type="string">
            <text:p>RJ</text:p>
          </table:table-cell>
          <table:table-cell office:value-type="string">
            <text:p>L2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1860/2015/DC/4600</text:p>
          </table:table-cell>
          <table:table-cell office:value-type="string">
            <text:p>2015-08-3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RJRJO0PM012</text:p>
          </table:table-cell>
          <table:table-cell office:value-type="string">
            <text:p>Fibra óptica TELEBRAS</text:p>
          </table:table-cell>
          <table:table-cell office:value-type="string">
            <text:p>Av. Rio Branco, nº 65, 15º andar, Centro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office:value-type="string">
            <text:p>20.090-004</text:p>
          </table:table-cell>
          <table:table-cell office:value-type="string">
            <text:p>RJRJO0PM002</text:p>
          </table:table-cell>
          <table:table-cell office:value-type="string">
            <text:p>Fibra óptica TELEBRAS</text:p>
          </table:table-cell>
          <table:table-cell office:value-type="string">
            <text:p>Av. Pasteur, nº 404, Bloco A4, Urca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office:value-type="string">
            <text:p>22.290-255</text:p>
          </table:table-cell>
          <table:table-cell office:value-type="string">
            <text:p>Valmir Oliveira</text:p>
          </table:table-cell>
          <table:table-cell office:value-type="string">
            <text:p>(21) 2112-8880</text:p>
          </table:table-cell>
          <table:table-cell office:value-type="string">
            <text:p>(21) 97675-7945</text:p>
          </table:table-cell>
          <table:table-cell office:value-type="string">
            <text:p>vroliveira.ps@anp.gov.br</text:p>
          </table:table-cell>
          <table:table-cell office:value-type="string">
            <text:p>40030.00</text:p>
          </table:table-cell>
          <table:table-cell office:value-type="string">
            <text:p>2015-12-21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GP2000006</text:p>
          </table:table-cell>
          <table:table-cell office:value-type="string">
            <text:p>AVANÇAR ENGENHARIA DE COMPUTAÇÃO EIRELI EPP</text:p>
          </table:table-cell>
          <table:table-cell office:value-type="string">
            <text:p>AVANÇAR ENGENHARIA - SÃO JOSÉ DA BARRA-BARUERI</text:p>
          </table:table-cell>
          <table:table-cell office:value-type="string">
            <text:p>MG</text:p>
          </table:table-cell>
          <table:table-cell office:value-type="string">
            <text:p>P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251/2016/DC/4600</text:p>
          </table:table-cell>
          <table:table-cell office:value-type="string">
            <text:p>2016-02-2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MGSJBATR001</text:p>
          </table:table-cell>
          <table:table-cell office:value-type="string">
            <text:p>Rádio Cliente</text:p>
          </table:table-cell>
          <table:table-cell office:value-type="string">
            <text:p>ETR Furnas - São José da Barra</text:p>
          </table:table-cell>
          <table:table-cell office:value-type="string">
            <text:p>São José da Barra</text:p>
          </table:table-cell>
          <table:table-cell office:value-type="string">
            <text:p>MG</text:p>
          </table:table-cell>
          <table:table-cell/>
          <table:table-cell office:value-type="string">
            <text:p>SPBRE0PM002</text:p>
          </table:table-cell>
          <table:table-cell office:value-type="string">
            <text:p>Cabo Interno Cliente</text:p>
          </table:table-cell>
          <table:table-cell office:value-type="string">
            <text:p>PoP Barueri - Alameda Araguaia, 3641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/>
          <table:table-cell office:value-type="string">
            <text:p>César Henrique Kallas</text:p>
          </table:table-cell>
          <table:table-cell office:value-type="string">
            <text:p>(35) 3521-4200</text:p>
          </table:table-cell>
          <table:table-cell office:value-type="string">
            <text:p>(35) 98866-7931</text:p>
          </table:table-cell>
          <table:table-cell office:value-type="string">
            <text:p>César Henrique Kallas</text:p>
          </table:table-cell>
          <table:table-cell office:value-type="string">
            <text:p>2700.00</text:p>
          </table:table-cell>
          <table:table-cell office:value-type="string">
            <text:p>2016-04-25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ABL000037</text:p>
          </table:table-cell>
          <table:table-cell office:value-type="string">
            <text:p>AVNET COMUNICAÇÃO SEM FRONTEIRAS LTDA</text:p>
          </table:table-cell>
          <table:table-cell office:value-type="string">
            <text:p>AVNET COMUNICAÇÃO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981/2015/DC/4600</text:p>
          </table:table-cell>
          <table:table-cell office:value-type="string">
            <text:p>2015-11-17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MAMIR0PP001</text:p>
          </table:table-cell>
          <table:table-cell office:value-type="string">
            <text:p>Fibra óptica Cliente</text:p>
          </table:table-cell>
          <table:table-cell office:value-type="string">
            <text:p>POP de Miranda do Norte - MA</text:p>
          </table:table-cell>
          <table:table-cell office:value-type="string">
            <text:p>Miranda do Norte</text:p>
          </table:table-cell>
          <table:table-cell office:value-type="string">
            <text:p>MA</text:p>
          </table:table-cell>
          <table:table-cell office:value-type="string">
            <text:p>65.053-000</text:p>
          </table:table-cell>
          <table:table-cell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Alexandre Jorge Klos</text:p>
          </table:table-cell>
          <table:table-cell office:value-type="string">
            <text:p>(98) 03653-1024</text:p>
          </table:table-cell>
          <table:table-cell office:value-type="string">
            <text:p>(98) 98879-9165</text:p>
          </table:table-cell>
          <table:table-cell office:value-type="string">
            <text:p>ale.klos@@hotmail.com</text:p>
          </table:table-cell>
          <table:table-cell office:value-type="string">
            <text:p>8514.19</text:p>
          </table:table-cell>
          <table:table-cell office:value-type="string">
            <text:p>2015-12-07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ABL000015</text:p>
          </table:table-cell>
          <table:table-cell office:value-type="string">
            <text:p>BALBINO SERVIÇO DE COMUNICAÇÃO MULTIMIDIA LTDA - ME</text:p>
          </table:table-cell>
          <table:table-cell office:value-type="string">
            <text:p>BALBINO SERVIÇO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629/2013/DC/4600</text:p>
          </table:table-cell>
          <table:table-cell office:value-type="string">
            <text:p>2013-08-22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Rádio TELEBRAS</text:p>
          </table:table-cell>
          <table:table-cell table:number-columns-repeated="5"/>
          <table:table-cell office:value-type="string">
            <text:p>Rádio TELEBRAS</text:p>
          </table:table-cell>
          <table:table-cell table:number-columns-repeated="8"/>
          <table:table-cell office:value-type="string">
            <text:p>244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ABL000036</text:p>
          </table:table-cell>
          <table:table-cell office:value-type="string">
            <text:p>BALBINO SERVIÇO DE COMUNICAÇÃO MULTIMIDIA LTDA - ME</text:p>
          </table:table-cell>
          <table:table-cell office:value-type="string">
            <text:p>BALBINO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941/2015/DC/4600</text:p>
          </table:table-cell>
          <table:table-cell office:value-type="string">
            <text:p>2015-10-26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Cliente buscará o link em fibra no POP de Imperatriz/MA</text:p>
          </table:table-cell>
          <table:table-cell table:number-columns-repeated="3"/>
          <table:table-cell office:value-type="string">
            <text:p>MAITZ0TR001</text:p>
          </table:table-cell>
          <table:table-cell office:value-type="string">
            <text:p>Fibra óptica Cliente</text:p>
          </table:table-cell>
          <table:table-cell office:value-type="string">
            <text:p>POP de Imperatriz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/>
          <table:table-cell office:value-type="string">
            <text:p>Chaulk Balbino</text:p>
          </table:table-cell>
          <table:table-cell office:value-type="string">
            <text:p>(63) 3456-1959</text:p>
          </table:table-cell>
          <table:table-cell office:value-type="string">
            <text:p>(63) 9988-0683</text:p>
          </table:table-cell>
          <table:table-cell office:value-type="string">
            <text:p>chaulk6@hotmail.com</text:p>
          </table:table-cell>
          <table:table-cell office:value-type="string">
            <text:p>8000.00</text:p>
          </table:table-cell>
          <table:table-cell office:value-type="string">
            <text:p>2016-01-15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ABL000039</text:p>
          </table:table-cell>
          <table:table-cell office:value-type="string">
            <text:p>BALBINO SERVIÇO DE COMUNICAÇÃO MULTIMIDIA LTDA - ME</text:p>
          </table:table-cell>
          <table:table-cell office:value-type="string">
            <text:p>BALBINO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2034/2015/DC/4600</text:p>
          </table:table-cell>
          <table:table-cell office:value-type="string">
            <text:p>2015-12-15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MAITZ0PP001</text:p>
          </table:table-cell>
          <table:table-cell office:value-type="string">
            <text:p>Fibra óptica Cliente</text:p>
          </table:table-cell>
          <table:table-cell office:value-type="string">
            <text:p>CLIENTE BUSCARÁ <text:s/>O LINK EM FIBRA NO POP DE IMPERATRIZ - MA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 table:number-columns-repeated="2"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Chaulk Balbino</text:p>
          </table:table-cell>
          <table:table-cell office:value-type="string">
            <text:p>(63) 3456-1959</text:p>
          </table:table-cell>
          <table:table-cell office:value-type="string">
            <text:p>(63) 9988-0683</text:p>
          </table:table-cell>
          <table:table-cell office:value-type="string">
            <text:p>chaulk6@hotmail.com</text:p>
          </table:table-cell>
          <table:table-cell office:value-type="string">
            <text:p>8000.00</text:p>
          </table:table-cell>
          <table:table-cell office:value-type="string">
            <text:p>2016-01-15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ABL000040</text:p>
          </table:table-cell>
          <table:table-cell office:value-type="string">
            <text:p>BALBINO SERVIÇO DE COMUNICAÇÃO MULTIMIDIA LTDA - ME</text:p>
          </table:table-cell>
          <table:table-cell office:value-type="string">
            <text:p>BALBINO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02035/2015/DC/4600</text:p>
          </table:table-cell>
          <table:table-cell office:value-type="string">
            <text:p>2015-12-15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MAITZ0TR001</text:p>
          </table:table-cell>
          <table:table-cell office:value-type="string">
            <text:p>Fibra óptica Cliente</text:p>
          </table:table-cell>
          <table:table-cell office:value-type="string">
            <text:p>CLIENTE BUSCARÁ <text:s/>O LINK EM FIBRA NA ETR DE IMPERATRIZ - MA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 table:number-columns-repeated="2"/>
          <table:table-cell office:value-type="string">
            <text:p>Fibra óptica Cliente</text:p>
          </table:table-cell>
          <table:table-cell office:value-type="string">
            <text:p>CLIENTE BUSCARÁ <text:s/>O LINK EM FIBRA NA ETR DE IMPERATRIZ - MA</text:p>
          </table:table-cell>
          <table:table-cell table:number-columns-repeated="3"/>
          <table:table-cell office:value-type="string">
            <text:p>Chaulk Balbino</text:p>
          </table:table-cell>
          <table:table-cell office:value-type="string">
            <text:p>(63) 3456-1959</text:p>
          </table:table-cell>
          <table:table-cell office:value-type="string">
            <text:p>(63) 9988-0683</text:p>
          </table:table-cell>
          <table:table-cell office:value-type="string">
            <text:p>chaulk6@hotmail.com</text:p>
          </table:table-cell>
          <table:table-cell office:value-type="string">
            <text:p>19500.00</text:p>
          </table:table-cell>
          <table:table-cell office:value-type="string">
            <text:p>2016-01-15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TOBL000018</text:p>
          </table:table-cell>
          <table:table-cell office:value-type="string">
            <text:p>BELEZA NETWORK PROVEDOR DE INTERNET LTDA - ME</text:p>
          </table:table-cell>
          <table:table-cell office:value-type="string">
            <text:p>BELEZA NETWORK PALMAS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<text:s/>019/2011/DC/4600</text:p>
          </table:table-cell>
          <table:table-cell office:value-type="string">
            <text:p>2013-05-06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Rádio TELEBRAS</text:p>
          </table:table-cell>
          <table:table-cell table:number-columns-repeated="5"/>
          <table:table-cell office:value-type="string">
            <text:p>Rádio TELEBRAS</text:p>
          </table:table-cell>
          <table:table-cell table:number-columns-repeated="8"/>
          <table:table-cell office:value-type="string">
            <text:p>2587.6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TOBL000035</text:p>
          </table:table-cell>
          <table:table-cell office:value-type="string">
            <text:p>BELEZA NETWORK PROVEDOR DE INTERNET LTDA - ME</text:p>
          </table:table-cell>
          <table:table-cell office:value-type="string">
            <text:p>BELEZA NETWORK - GURUPI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251/2014/DC/4600</text:p>
          </table:table-cell>
          <table:table-cell office:value-type="string">
            <text:p>2014-08-12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table:number-columns-repeated="5"/>
          <table:table-cell office:value-type="string">
            <text:p>Fibra óptica TELEBRAS</text:p>
          </table:table-cell>
          <table:table-cell table:number-columns-repeated="8"/>
          <table:table-cell office:value-type="string">
            <text:p>150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DFL2000038</text:p>
          </table:table-cell>
          <table:table-cell office:value-type="string">
            <text:p>BRASIL DIGITAL TELECOMUNICAÇÕES LTDA</text:p>
          </table:table-cell>
          <table:table-cell office:value-type="string">
            <text:p>BRASIL DIGITAL - BRASILIA - MINEIROS</text:p>
          </table:table-cell>
          <table:table-cell office:value-type="string">
            <text:p>DF</text:p>
          </table:table-cell>
          <table:table-cell office:value-type="string">
            <text:p>L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0366/2016/DC/4600</text:p>
          </table:table-cell>
          <table:table-cell office:value-type="string">
            <text:p>2016-05-06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DFBSA0PP001</text:p>
          </table:table-cell>
          <table:table-cell office:value-type="string">
            <text:p>Fibra óptica Cliente</text:p>
          </table:table-cell>
          <table:table-cell office:value-type="string">
            <text:p>Setor de Áreas Públicas Lote A,Trecho 1, Zona Industrial, Guará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GOMNI0PP001</text:p>
          </table:table-cell>
          <table:table-cell office:value-type="string">
            <text:p>Fibra óptica Cliente</text:p>
          </table:table-cell>
          <table:table-cell/>
          <table:table-cell office:value-type="string">
            <text:p>Mineiros</text:p>
          </table:table-cell>
          <table:table-cell office:value-type="string">
            <text:p>GO</text:p>
          </table:table-cell>
          <table:table-cell/>
          <table:table-cell office:value-type="string">
            <text:p>Sandra Castro</text:p>
          </table:table-cell>
          <table:table-cell table:number-columns-repeated="2"/>
          <table:table-cell office:value-type="string">
            <text:p>scastro@brfibra.com.br</text:p>
          </table:table-cell>
          <table:table-cell office:value-type="string">
            <text:p>5162.00</text:p>
          </table:table-cell>
          <table:table-cell office:value-type="string">
            <text:p>2016-06-20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RSBL000019</text:p>
          </table:table-cell>
          <table:table-cell office:value-type="string">
            <text:p>BRSULNET TELECOM LTDA - EPP</text:p>
          </table:table-cell>
          <table:table-cell office:value-type="string">
            <text:p>BRSULNET</text:p>
          </table:table-cell>
          <table:table-cell office:value-type="string">
            <text:p>RS</text:p>
          </table:table-cell>
          <table:table-cell office:value-type="string">
            <text:p>BL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391/2016/DC/4600</text:p>
          </table:table-cell>
          <table:table-cell office:value-type="string">
            <text:p>2016-05-12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RSCSL0TR001</text:p>
          </table:table-cell>
          <table:table-cell office:value-type="string">
            <text:p>Fibra óptica Cliente</text:p>
          </table:table-cell>
          <table:table-cell office:value-type="string">
            <text:p>Rua Avelino Antonio de Souza, 1730 - IFRS</text:p>
          </table:table-cell>
          <table:table-cell office:value-type="string">
            <text:p>Caxias do Sul</text:p>
          </table:table-cell>
          <table:table-cell office:value-type="string">
            <text:p>RS</text:p>
          </table:table-cell>
          <table:table-cell table:number-columns-repeated="2"/>
          <table:table-cell office:value-type="string">
            <text:p>Fibra óptica Cliente</text:p>
          </table:table-cell>
          <table:table-cell office:value-type="string">
            <text:p>Av. Venâncio Aires, 752</text:p>
          </table:table-cell>
          <table:table-cell table:number-columns-repeated="2"/>
          <table:table-cell office:value-type="string">
            <text:p>95.190-000</text:p>
          </table:table-cell>
          <table:table-cell office:value-type="string">
            <text:p>Ismael Rech</text:p>
          </table:table-cell>
          <table:table-cell office:value-type="string">
            <text:p>(54) 96699949</text:p>
          </table:table-cell>
          <table:table-cell office:value-type="string">
            <text:p>(54) 91283898</text:p>
          </table:table-cell>
          <table:table-cell office:value-type="string">
            <text:p>ismael@brsulnet.com.br</text:p>
          </table:table-cell>
          <table:table-cell office:value-type="string">
            <text:p>20000.00</text:p>
          </table:table-cell>
          <table:table-cell office:value-type="string">
            <text:p>2016-06-26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BAP2000003</text:p>
          </table:table-cell>
          <table:table-cell office:value-type="string">
            <text:p>BYAL TELECOM LTDA. - EPP</text:p>
          </table:table-cell>
          <table:table-cell office:value-type="string">
            <text:p>BYAL TELECOM - EUNÁPOLIS-BARUERI</text:p>
          </table:table-cell>
          <table:table-cell office:value-type="string">
            <text:p>BA</text:p>
          </table:table-cell>
          <table:table-cell office:value-type="string">
            <text:p>P2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string">
            <text:p>0253/2016/DC/4600</text:p>
          </table:table-cell>
          <table:table-cell office:value-type="string">
            <text:p>2016-03-02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BAEUS0PP001</text:p>
          </table:table-cell>
          <table:table-cell office:value-type="string">
            <text:p>Fibra óptica Cliente</text:p>
          </table:table-cell>
          <table:table-cell office:value-type="string">
            <text:p>POP Eunápolis</text:p>
          </table:table-cell>
          <table:table-cell office:value-type="string">
            <text:p>Eunápolis</text:p>
          </table:table-cell>
          <table:table-cell office:value-type="string">
            <text:p>BA</text:p>
          </table:table-cell>
          <table:table-cell/>
          <table:table-cell office:value-type="string">
            <text:p>SPBRE0PM002</text:p>
          </table:table-cell>
          <table:table-cell office:value-type="string">
            <text:p>Cabo Interno Cliente</text:p>
          </table:table-cell>
          <table:table-cell office:value-type="string">
            <text:p>PIX da TELEBRAS no PTTMetro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/>
          <table:table-cell office:value-type="string">
            <text:p>Dionísio Amaral</text:p>
          </table:table-cell>
          <table:table-cell office:value-type="string">
            <text:p>(33) 3721-9001/02</text:p>
          </table:table-cell>
          <table:table-cell/>
          <table:table-cell office:value-type="string">
            <text:p>dionisioamaral@hotmail.com</text:p>
          </table:table-cell>
          <table:table-cell office:value-type="string">
            <text:p>33000.00</text:p>
          </table:table-cell>
          <table:table-cell office:value-type="string">
            <text:p>2016-04-18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AMAC000008</text:p>
          </table:table-cell>
          <table:table-cell office:value-type="string">
            <text:p>CCA - COMANDO DA AERONAUTICA</text:p>
          </table:table-cell>
          <table:table-cell office:value-type="string">
            <text:p>CCA_RJ - MANAUS</text:p>
          </table:table-cell>
          <table:table-cell office:value-type="string">
            <text:p>AM</text:p>
          </table:table-cell>
          <table:table-cell office:value-type="string">
            <text:p>AC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143/2016/DC/4600</text:p>
          </table:table-cell>
          <table:table-cell office:value-type="string">
            <text:p>2016-05-02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N/A</text:p>
          </table:table-cell>
          <table:table-cell office:value-type="string">
            <text:p>Prédio do Comando Avenida Rodrigo Otávio, 430</text:p>
          </table:table-cell>
          <table:table-cell table:number-columns-repeated="2"/>
          <table:table-cell office:value-type="string">
            <text:p>69.073-177</text:p>
          </table:table-cell>
          <table:table-cell office:value-type="string">
            <text:p>Tenente Santana</text:p>
          </table:table-cell>
          <table:table-cell office:value-type="string">
            <text:p>(21) 2101-7913</text:p>
          </table:table-cell>
          <table:table-cell/>
          <table:table-cell office:value-type="string">
            <text:p>santanajmps@aer.mil.br</text:p>
          </table:table-cell>
          <table:table-cell office:value-type="string">
            <text:p>0.00</text:p>
          </table:table-cell>
          <table:table-cell office:value-type="string">
            <text:p>2016-06-29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DFAC000058</text:p>
          </table:table-cell>
          <table:table-cell office:value-type="string">
            <text:p>CCA - COMANDO DA AERONAUTICA</text:p>
          </table:table-cell>
          <table:table-cell office:value-type="string">
            <text:p>CCA_RJ - ESPLANADA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0131/2016/DC/4600</text:p>
          </table:table-cell>
          <table:table-cell office:value-type="string">
            <text:p>2016-03-0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Esplanada dos Ministérios - Bloco M, CEP 70.045-900 - Brasília, DF</text:p>
          </table:table-cell>
          <table:table-cell table:number-columns-repeated="2"/>
          <table:table-cell office:value-type="string">
            <text:p>70.045-900</text:p>
          </table:table-cell>
          <table:table-cell table:number-columns-repeated="4"/>
          <table:table-cell office:value-type="string">
            <text:p>0.00</text:p>
          </table:table-cell>
          <table:table-cell office:value-type="string">
            <text:p>2016-05-03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DFAC000063</text:p>
          </table:table-cell>
          <table:table-cell office:value-type="string">
            <text:p>CCA - COMANDO DA AERONAUTICA</text:p>
          </table:table-cell>
          <table:table-cell office:value-type="string">
            <text:p>CCA_RJ - ESPLANADA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0226/2016/DC/4600</text:p>
          </table:table-cell>
          <table:table-cell office:value-type="string">
            <text:p>2016-03-30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table:number-columns-repeated="5"/>
          <table:table-cell office:value-type="string">
            <text:p>Fibra óptica TELEBRAS</text:p>
          </table:table-cell>
          <table:table-cell office:value-type="string">
            <text:p>Esplanada dos Ministérios, Bloco M, Edifício Anexo B - Subsolo</text:p>
          </table:table-cell>
          <table:table-cell table:number-columns-repeated="2"/>
          <table:table-cell office:value-type="string">
            <text:p>70.045-900</text:p>
          </table:table-cell>
          <table:table-cell office:value-type="string">
            <text:p>Tenente Areli</text:p>
          </table:table-cell>
          <table:table-cell office:value-type="string">
            <text:p>(61) 2023 1718</text:p>
          </table:table-cell>
          <table:table-cell table:number-columns-repeated="2"/>
          <table:table-cell office:value-type="string">
            <text:p>0.00</text:p>
          </table:table-cell>
          <table:table-cell office:value-type="string">
            <text:p>2016-06-09</text:p>
          </table:table-cell>
          <table:table-cell office:value-type="string">
            <text:p>instalação</text:p>
          </table:table-cell>
          <table:table-cell office:value-type="string">
            <text:p>em ativação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GOAC000002</text:p>
          </table:table-cell>
          <table:table-cell office:value-type="string">
            <text:p>CCA - COMANDO DA AERONAUTICA</text:p>
          </table:table-cell>
          <table:table-cell office:value-type="string">
            <text:p>CCA_RJ - ANÁPOLIS</text:p>
          </table:table-cell>
          <table:table-cell office:value-type="string">
            <text:p>GO</text:p>
          </table:table-cell>
          <table:table-cell office:value-type="string">
            <text:p>AC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132/2016/DC/4600</text:p>
          </table:table-cell>
          <table:table-cell office:value-type="string">
            <text:p>2016-03-0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Rádio TELEBRAS</text:p>
          </table:table-cell>
          <table:table-cell office:value-type="string">
            <text:p>BR-414, Km 4, Caixa Postal 811</text:p>
          </table:table-cell>
          <table:table-cell table:number-columns-repeated="2"/>
          <table:table-cell office:value-type="string">
            <text:p>75.024-970</text:p>
          </table:table-cell>
          <table:table-cell table:number-columns-repeated="4"/>
          <table:table-cell office:value-type="string">
            <text:p>0.00</text:p>
          </table:table-cell>
          <table:table-cell office:value-type="string">
            <text:p>2016-05-03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GAC000008</text:p>
          </table:table-cell>
          <table:table-cell office:value-type="string">
            <text:p>CCA - COMANDO DA AERONAUTICA</text:p>
          </table:table-cell>
          <table:table-cell office:value-type="string">
            <text:p>CCA_RJ - LAGOA SANTA</text:p>
          </table:table-cell>
          <table:table-cell office:value-type="string">
            <text:p>MG</text:p>
          </table:table-cell>
          <table:table-cell office:value-type="string">
            <text:p>AC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145/2016/DC/4600</text:p>
          </table:table-cell>
          <table:table-cell office:value-type="string">
            <text:p>2016-05-02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N/A</text:p>
          </table:table-cell>
          <table:table-cell office:value-type="string">
            <text:p>Seção de Informática Av. Brigadeiro Eduardo Gomes, s/n º</text:p>
          </table:table-cell>
          <table:table-cell table:number-columns-repeated="2"/>
          <table:table-cell office:value-type="string">
            <text:p>33.400-000</text:p>
          </table:table-cell>
          <table:table-cell office:value-type="string">
            <text:p>Tenente Santana</text:p>
          </table:table-cell>
          <table:table-cell office:value-type="string">
            <text:p>(21) 2101-7913</text:p>
          </table:table-cell>
          <table:table-cell/>
          <table:table-cell office:value-type="string">
            <text:p>santanajmps@aer.mil.br</text:p>
          </table:table-cell>
          <table:table-cell office:value-type="string">
            <text:p>0.00</text:p>
          </table:table-cell>
          <table:table-cell office:value-type="string">
            <text:p>2016-06-29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SAC000002</text:p>
          </table:table-cell>
          <table:table-cell office:value-type="string">
            <text:p>CCA - COMANDO DA AERONAUTICA</text:p>
          </table:table-cell>
          <table:table-cell office:value-type="string">
            <text:p>CCA_RJ - CAMPO GRANDE</text:p>
          </table:table-cell>
          <table:table-cell office:value-type="string">
            <text:p>MS</text:p>
          </table:table-cell>
          <table:table-cell office:value-type="string">
            <text:p>AC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144/2016/DC/4600</text:p>
          </table:table-cell>
          <table:table-cell office:value-type="string">
            <text:p>2016-05-02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N/A</text:p>
          </table:table-cell>
          <table:table-cell office:value-type="string">
            <text:p>Prédio do Esquadrão Intraer Av.Duque de Caxias, 2905 Bairro Santo Antônio</text:p>
          </table:table-cell>
          <table:table-cell table:number-columns-repeated="2"/>
          <table:table-cell office:value-type="string">
            <text:p>79.101-001</text:p>
          </table:table-cell>
          <table:table-cell office:value-type="string">
            <text:p>Tenente Santana</text:p>
          </table:table-cell>
          <table:table-cell office:value-type="string">
            <text:p>(21) 2101-7913</text:p>
          </table:table-cell>
          <table:table-cell/>
          <table:table-cell office:value-type="string">
            <text:p>santanajmps@aer.mil.br</text:p>
          </table:table-cell>
          <table:table-cell office:value-type="string">
            <text:p>0.00</text:p>
          </table:table-cell>
          <table:table-cell office:value-type="string">
            <text:p>2016-06-29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PAAC000008</text:p>
          </table:table-cell>
          <table:table-cell office:value-type="string">
            <text:p>CCA - COMANDO DA AERONAUTICA</text:p>
          </table:table-cell>
          <table:table-cell office:value-type="string">
            <text:p>CCA_RJ - BELEM</text:p>
          </table:table-cell>
          <table:table-cell office:value-type="string">
            <text:p>PA</text:p>
          </table:table-cell>
          <table:table-cell office:value-type="string">
            <text:p>AC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140/2016/DC/4600</text:p>
          </table:table-cell>
          <table:table-cell office:value-type="string">
            <text:p>2016-05-02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EILD Fibra</text:p>
          </table:table-cell>
          <table:table-cell office:value-type="string">
            <text:p>Prédio do Comando Av. Júlio Cesar, s/n, Sousa</text:p>
          </table:table-cell>
          <table:table-cell table:number-columns-repeated="2"/>
          <table:table-cell office:value-type="string">
            <text:p>66.613-902</text:p>
          </table:table-cell>
          <table:table-cell office:value-type="string">
            <text:p>Tenente Santana</text:p>
          </table:table-cell>
          <table:table-cell office:value-type="string">
            <text:p>(21) 2101-7913</text:p>
          </table:table-cell>
          <table:table-cell/>
          <table:table-cell office:value-type="string">
            <text:p>santanajmps@aer.mil.br</text:p>
          </table:table-cell>
          <table:table-cell office:value-type="string">
            <text:p>0.00</text:p>
          </table:table-cell>
          <table:table-cell office:value-type="string">
            <text:p>2016-06-29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PEAC000006</text:p>
          </table:table-cell>
          <table:table-cell office:value-type="string">
            <text:p>CCA - COMANDO DA AERONAUTICA</text:p>
          </table:table-cell>
          <table:table-cell office:value-type="string">
            <text:p>CCA_RJ - RECIFE</text:p>
          </table:table-cell>
          <table:table-cell office:value-type="string">
            <text:p>PE</text:p>
          </table:table-cell>
          <table:table-cell office:value-type="string">
            <text:p>AC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141/2016/DC/4600</text:p>
          </table:table-cell>
          <table:table-cell office:value-type="string">
            <text:p>2016-05-02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EILD Fibra</text:p>
          </table:table-cell>
          <table:table-cell office:value-type="string">
            <text:p>Av. Armindo Moura, 500 - Boa Viagem - Recife -</text:p>
          </table:table-cell>
          <table:table-cell table:number-columns-repeated="2"/>
          <table:table-cell office:value-type="string">
            <text:p>51.130-180</text:p>
          </table:table-cell>
          <table:table-cell office:value-type="string">
            <text:p>Tenente Santana</text:p>
          </table:table-cell>
          <table:table-cell office:value-type="string">
            <text:p>(21) 2101-7913</text:p>
          </table:table-cell>
          <table:table-cell/>
          <table:table-cell office:value-type="string">
            <text:p>santanajmps@aer.mil.br</text:p>
          </table:table-cell>
          <table:table-cell office:value-type="string">
            <text:p>0.00</text:p>
          </table:table-cell>
          <table:table-cell office:value-type="string">
            <text:p>2016-06-29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RNAC000007</text:p>
          </table:table-cell>
          <table:table-cell office:value-type="string">
            <text:p>CCA - COMANDO DA AERONAUTICA</text:p>
          </table:table-cell>
          <table:table-cell office:value-type="string">
            <text:p>CCA_RJ - PARNAMIRIM</text:p>
          </table:table-cell>
          <table:table-cell office:value-type="string">
            <text:p>RN</text:p>
          </table:table-cell>
          <table:table-cell office:value-type="string">
            <text:p>AC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139/2016/DC/4600</text:p>
          </table:table-cell>
          <table:table-cell office:value-type="string">
            <text:p>2016-05-02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EILD Fibra</text:p>
          </table:table-cell>
          <table:table-cell office:value-type="string">
            <text:p>Estrada da BANT s/n° - Emaús</text:p>
          </table:table-cell>
          <table:table-cell table:number-columns-repeated="2"/>
          <table:table-cell office:value-type="string">
            <text:p>59.148-900</text:p>
          </table:table-cell>
          <table:table-cell office:value-type="string">
            <text:p>Tenente Santana</text:p>
          </table:table-cell>
          <table:table-cell office:value-type="string">
            <text:p>(21) 2101-7913</text:p>
          </table:table-cell>
          <table:table-cell/>
          <table:table-cell office:value-type="string">
            <text:p>santanajmps@aer.mil.br</text:p>
          </table:table-cell>
          <table:table-cell office:value-type="string">
            <text:p>0.00</text:p>
          </table:table-cell>
          <table:table-cell office:value-type="string">
            <text:p>2016-06-29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RSAC000013</text:p>
          </table:table-cell>
          <table:table-cell office:value-type="string">
            <text:p>CCA - COMANDO DA AERONAUTICA</text:p>
          </table:table-cell>
          <table:table-cell office:value-type="string">
            <text:p>CCA_RJ - CANOAS</text:p>
          </table:table-cell>
          <table:table-cell office:value-type="string">
            <text:p>RS</text:p>
          </table:table-cell>
          <table:table-cell office:value-type="string">
            <text:p>AC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142/2016/DC/4600</text:p>
          </table:table-cell>
          <table:table-cell office:value-type="string">
            <text:p>2016-05-02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EILD Fibra</text:p>
          </table:table-cell>
          <table:table-cell office:value-type="string">
            <text:p>Prédio do Comando Av. Guilherme Schell, 3950 - Fátima</text:p>
          </table:table-cell>
          <table:table-cell table:number-columns-repeated="2"/>
          <table:table-cell office:value-type="string">
            <text:p>92.200-714</text:p>
          </table:table-cell>
          <table:table-cell office:value-type="string">
            <text:p>Tenente Santana</text:p>
          </table:table-cell>
          <table:table-cell office:value-type="string">
            <text:p>(21) 2101-7913</text:p>
          </table:table-cell>
          <table:table-cell/>
          <table:table-cell office:value-type="string">
            <text:p>santanajmps@aer.mil.br</text:p>
          </table:table-cell>
          <table:table-cell office:value-type="string">
            <text:p>0.00</text:p>
          </table:table-cell>
          <table:table-cell office:value-type="string">
            <text:p>2016-06-29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PAC000003</text:p>
          </table:table-cell>
          <table:table-cell office:value-type="string">
            <text:p>CCA - COMANDO DA AERONAUTICA</text:p>
          </table:table-cell>
          <table:table-cell office:value-type="string">
            <text:p>CCA_RJ - SÃO JOSÉ DOS CAMPOS</text:p>
          </table:table-cell>
          <table:table-cell office:value-type="string">
            <text:p>SP</text:p>
          </table:table-cell>
          <table:table-cell office:value-type="string">
            <text:p>AC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33/2016/DC/4600</text:p>
          </table:table-cell>
          <table:table-cell office:value-type="string">
            <text:p>2016-03-0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Av. Brig. Faria Lima, 1941 -Jardim da Granja</text:p>
          </table:table-cell>
          <table:table-cell table:number-columns-repeated="2"/>
          <table:table-cell office:value-type="string">
            <text:p>12.227-000</text:p>
          </table:table-cell>
          <table:table-cell table:number-columns-repeated="4"/>
          <table:table-cell office:value-type="string">
            <text:p>0.00</text:p>
          </table:table-cell>
          <table:table-cell office:value-type="string">
            <text:p>2016-05-03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PAC000009</text:p>
          </table:table-cell>
          <table:table-cell office:value-type="string">
            <text:p>CCA - COMANDO DA AERONAUTICA</text:p>
          </table:table-cell>
          <table:table-cell office:value-type="string">
            <text:p>CCA_RJ - PIRASSUNUNGA</text:p>
          </table:table-cell>
          <table:table-cell office:value-type="string">
            <text:p>SP</text:p>
          </table:table-cell>
          <table:table-cell office:value-type="string">
            <text:p>AC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34/2016/DC/4600</text:p>
          </table:table-cell>
          <table:table-cell office:value-type="string">
            <text:p>2016-03-0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N/A</text:p>
          </table:table-cell>
          <table:table-cell office:value-type="string">
            <text:p>Estrada de Aguaí, s/n° - Campo Fontenelle</text:p>
          </table:table-cell>
          <table:table-cell table:number-columns-repeated="2"/>
          <table:table-cell office:value-type="string">
            <text:p>13.643-000</text:p>
          </table:table-cell>
          <table:table-cell table:number-columns-repeated="4"/>
          <table:table-cell office:value-type="string">
            <text:p>0.00</text:p>
          </table:table-cell>
          <table:table-cell office:value-type="string">
            <text:p>2016-05-03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SPAC000010</text:p>
          </table:table-cell>
          <table:table-cell office:value-type="string">
            <text:p>CCA - COMANDO DA AERONAUTICA</text:p>
          </table:table-cell>
          <table:table-cell office:value-type="string">
            <text:p>CCA_RJ - SAO PAULO</text:p>
          </table:table-cell>
          <table:table-cell office:value-type="string">
            <text:p>SP</text:p>
          </table:table-cell>
          <table:table-cell office:value-type="string">
            <text:p>AC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146/2016/DC/4600</text:p>
          </table:table-cell>
          <table:table-cell office:value-type="string">
            <text:p>2016-05-13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SPSPO0PP001</text:p>
          </table:table-cell>
          <table:table-cell table:number-columns-repeated="2"/>
          <table:table-cell office:value-type="string">
            <text:p>São Paulo</text:p>
          </table:table-cell>
          <table:table-cell office:value-type="string">
            <text:p>SP</text:p>
          </table:table-cell>
          <table:table-cell table:number-columns-repeated="2"/>
          <table:table-cell office:value-type="string">
            <text:p>Fibra Parceiro</text:p>
          </table:table-cell>
          <table:table-cell office:value-type="string">
            <text:p>Av. Braz Leme, 3258</text:p>
          </table:table-cell>
          <table:table-cell table:number-columns-repeated="2"/>
          <table:table-cell office:value-type="string">
            <text:p>02.022-901</text:p>
          </table:table-cell>
          <table:table-cell office:value-type="string">
            <text:p>TEN QOENG CMP Santana</text:p>
          </table:table-cell>
          <table:table-cell office:value-type="string">
            <text:p>(21) 2101-7913</text:p>
          </table:table-cell>
          <table:table-cell/>
          <table:table-cell office:value-type="string">
            <text:p>santanajmps@aer.mil.br</text:p>
          </table:table-cell>
          <table:table-cell office:value-type="string">
            <text:p>0.00</text:p>
          </table:table-cell>
          <table:table-cell office:value-type="string">
            <text:p>2016-08-12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MGL2000010</text:p>
          </table:table-cell>
          <table:table-cell office:value-type="string">
            <text:p>CEMIG TELECOMUNICAÇÕES S.A.</text:p>
          </table:table-cell>
          <table:table-cell office:value-type="string">
            <text:p>CEMIG BHE-RJO</text:p>
          </table:table-cell>
          <table:table-cell office:value-type="string">
            <text:p>MG</text:p>
          </table:table-cell>
          <table:table-cell office:value-type="string">
            <text:p>L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3-06-27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PBTX000001</text:p>
          </table:table-cell>
          <table:table-cell office:value-type="string">
            <text:p>CEMIG TELECOMUNICAÇÕES S.A.</text:p>
          </table:table-cell>
          <table:table-cell office:value-type="string">
            <text:p>CEMIG - JPA-NTL</text:p>
          </table:table-cell>
          <table:table-cell office:value-type="string">
            <text:p>PB</text:p>
          </table:table-cell>
          <table:table-cell office:value-type="string">
            <text:p>TX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1997/2015/DC/4600</text:p>
          </table:table-cell>
          <table:table-cell office:value-type="string">
            <text:p>2015-12-0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PBJPA0PP001</text:p>
          </table:table-cell>
          <table:table-cell office:value-type="string">
            <text:p>Fibra óptica Cliente</text:p>
          </table:table-cell>
          <table:table-cell office:value-type="string">
            <text:p>POP Telebras - Mussure - Rua Evany Viana Machado, s/n, Mussure II, Conj. Costa e Silva</text:p>
          </table:table-cell>
          <table:table-cell office:value-type="string">
            <text:p>João Pessoa</text:p>
          </table:table-cell>
          <table:table-cell office:value-type="string">
            <text:p>PB</text:p>
          </table:table-cell>
          <table:table-cell office:value-type="string">
            <text:p>58.081-200</text:p>
          </table:table-cell>
          <table:table-cell office:value-type="string">
            <text:p>RNNTL0PP001</text:p>
          </table:table-cell>
          <table:table-cell office:value-type="string">
            <text:p>Fibra óptica Cliente</text:p>
          </table:table-cell>
          <table:table-cell office:value-type="string">
            <text:p>POP Telebras - Natal -Av. Amintas Barros, 160, Bom Pastor -Natal II</text:p>
          </table:table-cell>
          <table:table-cell office:value-type="string">
            <text:p>Natal</text:p>
          </table:table-cell>
          <table:table-cell office:value-type="string">
            <text:p>RN</text:p>
          </table:table-cell>
          <table:table-cell office:value-type="string">
            <text:p>59.062-250</text:p>
          </table:table-cell>
          <table:table-cell office:value-type="string">
            <text:p>Paulo Augusto Tozo</text:p>
          </table:table-cell>
          <table:table-cell office:value-type="string">
            <text:p>(31) 3307-6307</text:p>
          </table:table-cell>
          <table:table-cell office:value-type="string">
            <text:p>(31) 9949 - 1062</text:p>
          </table:table-cell>
          <table:table-cell office:value-type="string">
            <text:p>ptozo@cemigtelecom.com</text:p>
          </table:table-cell>
          <table:table-cell office:value-type="string">
            <text:p>54400.00</text:p>
          </table:table-cell>
          <table:table-cell office:value-type="string">
            <text:p>2015-12-16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ETX000035</text:p>
          </table:table-cell>
          <table:table-cell office:value-type="string">
            <text:p>CEMIG TELECOMUNICAÇÕES S.A.</text:p>
          </table:table-cell>
          <table:table-cell office:value-type="string">
            <text:p>CEMIG - JBO-JPA</text:p>
          </table:table-cell>
          <table:table-cell office:value-type="string">
            <text:p>PE</text:p>
          </table:table-cell>
          <table:table-cell office:value-type="string">
            <text:p>TX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1998/2015/DC/4600</text:p>
          </table:table-cell>
          <table:table-cell office:value-type="string">
            <text:p>2015-12-0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PEJBO0PP001</text:p>
          </table:table-cell>
          <table:table-cell office:value-type="string">
            <text:p>Fibra óptica Cliente</text:p>
          </table:table-cell>
          <table:table-cell office:value-type="string">
            <text:p>POP Telebras - Bogi - Rodovia PE-7, km 20 - Bulhões</text:p>
          </table:table-cell>
          <table:table-cell office:value-type="string">
            <text:p>Jaboatão dos Guararapes</text:p>
          </table:table-cell>
          <table:table-cell office:value-type="string">
            <text:p>PE</text:p>
          </table:table-cell>
          <table:table-cell/>
          <table:table-cell office:value-type="string">
            <text:p>PBJPA0PP001</text:p>
          </table:table-cell>
          <table:table-cell office:value-type="string">
            <text:p>Fibra óptica Cliente</text:p>
          </table:table-cell>
          <table:table-cell office:value-type="string">
            <text:p>POP Telebras - Mussure <text:s/>-Rua Avany Viana Machado. s/n. Mussure II. Conjunto Costa e Silva</text:p>
          </table:table-cell>
          <table:table-cell office:value-type="string">
            <text:p>João Pessoa</text:p>
          </table:table-cell>
          <table:table-cell office:value-type="string">
            <text:p>PB</text:p>
          </table:table-cell>
          <table:table-cell/>
          <table:table-cell office:value-type="string">
            <text:p>Paulo Augusto Tozo</text:p>
          </table:table-cell>
          <table:table-cell office:value-type="string">
            <text:p>(31) 3307-6307</text:p>
          </table:table-cell>
          <table:table-cell office:value-type="string">
            <text:p>(31) 9949 -1062</text:p>
          </table:table-cell>
          <table:table-cell office:value-type="string">
            <text:p>ptozo@cemigtelecom.com</text:p>
          </table:table-cell>
          <table:table-cell office:value-type="string">
            <text:p>17156.44</text:p>
          </table:table-cell>
          <table:table-cell office:value-type="string">
            <text:p>2015-12-16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RNTX000002</text:p>
          </table:table-cell>
          <table:table-cell office:value-type="string">
            <text:p>CEMIG TELECOMUNICAÇÕES S.A.</text:p>
          </table:table-cell>
          <table:table-cell office:value-type="string">
            <text:p>CEMIG - NTL-FLA</text:p>
          </table:table-cell>
          <table:table-cell office:value-type="string">
            <text:p>RN</text:p>
          </table:table-cell>
          <table:table-cell office:value-type="string">
            <text:p>TX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1999/2015/DC/4600</text:p>
          </table:table-cell>
          <table:table-cell office:value-type="string">
            <text:p>2015-12-0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RNNTL0PP001</text:p>
          </table:table-cell>
          <table:table-cell office:value-type="string">
            <text:p>Fibra óptica Cliente</text:p>
          </table:table-cell>
          <table:table-cell office:value-type="string">
            <text:p>POP Telebras - Natal - Av. Amintas Barros, 160, Bom Pastor</text:p>
          </table:table-cell>
          <table:table-cell office:value-type="string">
            <text:p>Natal</text:p>
          </table:table-cell>
          <table:table-cell office:value-type="string">
            <text:p>RN</text:p>
          </table:table-cell>
          <table:table-cell office:value-type="string">
            <text:p>59.062-250</text:p>
          </table:table-cell>
          <table:table-cell office:value-type="string">
            <text:p>CEFLA0PP001</text:p>
          </table:table-cell>
          <table:table-cell office:value-type="string">
            <text:p>Fibra óptica Cliente</text:p>
          </table:table-cell>
          <table:table-cell office:value-type="string">
            <text:p>POP Telebras - Fortaleza - Avenida Presidente Costa e Silva nº4677</text:p>
          </table:table-cell>
          <table:table-cell office:value-type="string">
            <text:p>Fortaleza</text:p>
          </table:table-cell>
          <table:table-cell office:value-type="string">
            <text:p>CE</text:p>
          </table:table-cell>
          <table:table-cell office:value-type="string">
            <text:p>60.761-505</text:p>
          </table:table-cell>
          <table:table-cell office:value-type="string">
            <text:p>Paulo Augusto Tozo</text:p>
          </table:table-cell>
          <table:table-cell office:value-type="string">
            <text:p>(31) 3307-6307</text:p>
          </table:table-cell>
          <table:table-cell office:value-type="string">
            <text:p>(31) 9949 - 1062</text:p>
          </table:table-cell>
          <table:table-cell office:value-type="string">
            <text:p>ptozo@cemigtelecom.com</text:p>
          </table:table-cell>
          <table:table-cell office:value-type="string">
            <text:p>17156.45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ROAC000001</text:p>
          </table:table-cell>
          <table:table-cell office:value-type="string">
            <text:p>CENTRO GESTOR E OPERACIONAL DO SISTEMA DE PROTEÇÃO DA AMAZÔNIA</text:p>
          </table:table-cell>
          <table:table-cell office:value-type="string">
            <text:p>CENSIPAM - AEROPORTO</text:p>
          </table:table-cell>
          <table:table-cell office:value-type="string">
            <text:p>RO</text:p>
          </table:table-cell>
          <table:table-cell office:value-type="string">
            <text:p>AC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233/2016/DC/4600</text:p>
          </table:table-cell>
          <table:table-cell office:value-type="string">
            <text:p>2016-04-05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EILD</text:p>
          </table:table-cell>
          <table:table-cell office:value-type="string">
            <text:p>Av. Lauro Sodré, 6500 - Aeroporto - Sipam</text:p>
          </table:table-cell>
          <table:table-cell table:number-columns-repeated="3"/>
          <table:table-cell office:value-type="string">
            <text:p>Alvaro Gabriel / Edilson Dantas</text:p>
          </table:table-cell>
          <table:table-cell office:value-type="string">
            <text:p>(69) 3217-6422/6423</text:p>
          </table:table-cell>
          <table:table-cell office:value-type="string">
            <text:p>(69) 9957-8074</text:p>
          </table:table-cell>
          <table:table-cell office:value-type="string">
            <text:p>gabriel.felismino@sipam.gov.br</text:p>
          </table:table-cell>
          <table:table-cell office:value-type="string">
            <text:p>9699.69</text:p>
          </table:table-cell>
          <table:table-cell office:value-type="string">
            <text:p>2016-06-10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RSBL000012</text:p>
          </table:table-cell>
          <table:table-cell office:value-type="string">
            <text:p>CERILUZ PROVEDORES DE INTERNET LTDA</text:p>
          </table:table-cell>
          <table:table-cell office:value-type="string">
            <text:p>CERILUZ</text:p>
          </table:table-cell>
          <table:table-cell office:value-type="string">
            <text:p>RS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048/2016/DC/4600</text:p>
          </table:table-cell>
          <table:table-cell office:value-type="string">
            <text:p>2016-01-28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Cliente</text:p>
          </table:table-cell>
          <table:table-cell office:value-type="string">
            <text:p>RS-155, KM 3 - Subestação Ijuí 2 Eletrosul</text:p>
          </table:table-cell>
          <table:table-cell table:number-columns-repeated="2"/>
          <table:table-cell office:value-type="string">
            <text:p>98.700-000</text:p>
          </table:table-cell>
          <table:table-cell office:value-type="string">
            <text:p>Renan L. Sausen</text:p>
          </table:table-cell>
          <table:table-cell office:value-type="string">
            <text:p>(55) 3331-9100</text:p>
          </table:table-cell>
          <table:table-cell office:value-type="string">
            <text:p>(55) 9718-5633</text:p>
          </table:table-cell>
          <table:table-cell office:value-type="string">
            <text:p>renan@ceriluz.com.br</text:p>
          </table:table-cell>
          <table:table-cell office:value-type="string">
            <text:p>0.00</text:p>
          </table:table-cell>
          <table:table-cell office:value-type="string">
            <text:p>2016-03-11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DFL2000040</text:p>
          </table:table-cell>
          <table:table-cell office:value-type="string">
            <text:p>CIA DE PROCES. DE DADOS MUNICÍPIO DE PORTO ALEGRE</text:p>
          </table:table-cell>
          <table:table-cell office:value-type="string">
            <text:p>PROCEMPA</text:p>
          </table:table-cell>
          <table:table-cell office:value-type="string">
            <text:p>DF</text:p>
          </table:table-cell>
          <table:table-cell office:value-type="string">
            <text:p>L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217/2016/DC/4600</text:p>
          </table:table-cell>
          <table:table-cell office:value-type="string">
            <text:p>2016-03-2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DFBSA0PP001</text:p>
          </table:table-cell>
          <table:table-cell office:value-type="string">
            <text:p>Fibra óptica TELEBRAS</text:p>
          </table:table-cell>
          <table:table-cell office:value-type="string">
            <text:p>CETAD / PARQUE TECNOLOGICO CAPITAL DIGITAL LOTE 03, S/N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RSPAE0PM002</text:p>
          </table:table-cell>
          <table:table-cell office:value-type="string">
            <text:p>Cabo Interno Cliente</text:p>
          </table:table-cell>
          <table:table-cell office:value-type="string">
            <text:p>POP Procergs Praça dos Açorianos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/>
          <table:table-cell office:value-type="string">
            <text:p>Gérson Barrey</text:p>
          </table:table-cell>
          <table:table-cell office:value-type="string">
            <text:p>(51) 3289-6264</text:p>
          </table:table-cell>
          <table:table-cell office:value-type="string">
            <text:p>(51) 9767-4642</text:p>
          </table:table-cell>
          <table:table-cell office:value-type="string">
            <text:p>gerson.barrey@procempa.com.br</text:p>
          </table:table-cell>
          <table:table-cell office:value-type="string">
            <text:p>0.00</text:p>
          </table:table-cell>
          <table:table-cell office:value-type="string">
            <text:p>2016-04-24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PP2000001</text:p>
          </table:table-cell>
          <table:table-cell office:value-type="string">
            <text:p>CILNET COMUNICAÇÃO E INFORMATICA LTDA</text:p>
          </table:table-cell>
          <table:table-cell office:value-type="string">
            <text:p>CILNET - SOBRAL-BARUERI</text:p>
          </table:table-cell>
          <table:table-cell office:value-type="string">
            <text:p>SP</text:p>
          </table:table-cell>
          <table:table-cell office:value-type="string">
            <text:p>P2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097/2016/DC/4600</text:p>
          </table:table-cell>
          <table:table-cell office:value-type="string">
            <text:p>2016-02-02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CESOL0PP001</text:p>
          </table:table-cell>
          <table:table-cell office:value-type="string">
            <text:p>Fibra óptica Cliente</text:p>
          </table:table-cell>
          <table:table-cell office:value-type="string">
            <text:p>POP Sobral</text:p>
          </table:table-cell>
          <table:table-cell office:value-type="string">
            <text:p>Sobral</text:p>
          </table:table-cell>
          <table:table-cell office:value-type="string">
            <text:p>CE</text:p>
          </table:table-cell>
          <table:table-cell office:value-type="string">
            <text:p>62.900-000</text:p>
          </table:table-cell>
          <table:table-cell/>
          <table:table-cell office:value-type="string">
            <text:p>Cabo Interno TELEBRAS</text:p>
          </table:table-cell>
          <table:table-cell office:value-type="string">
            <text:p>POP Metropolitano</text:p>
          </table:table-cell>
          <table:table-cell table:number-columns-repeated="3"/>
          <table:table-cell office:value-type="string">
            <text:p>Diego Arruda</text:p>
          </table:table-cell>
          <table:table-cell office:value-type="string">
            <text:p>(15) 9 9118-4701</text:p>
          </table:table-cell>
          <table:table-cell/>
          <table:table-cell office:value-type="string">
            <text:p>diego@fasternet.com.br</text:p>
          </table:table-cell>
          <table:table-cell office:value-type="string">
            <text:p>11000.00</text:p>
          </table:table-cell>
          <table:table-cell office:value-type="string">
            <text:p>2016-04-18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AML2000001</text:p>
          </table:table-cell>
          <table:table-cell office:value-type="string">
            <text:p>CITEX - CENTRO INTEGRADO DE TELEMÁTICA DO EXÉRCITO</text:p>
          </table:table-cell>
          <table:table-cell office:value-type="string">
            <text:p>CITEX 4 - Temporário - BSA-MNS</text:p>
          </table:table-cell>
          <table:table-cell office:value-type="string">
            <text:p>AM</text:p>
          </table:table-cell>
          <table:table-cell office:value-type="string">
            <text:p>L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1647/2015/DC/4600</text:p>
          </table:table-cell>
          <table:table-cell office:value-type="string">
            <text:p>2015-04-17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DFBSA0PP001</text:p>
          </table:table-cell>
          <table:table-cell office:value-type="string">
            <text:p>Fibra óptica TELEBRAS</text:p>
          </table:table-cell>
          <table:table-cell office:value-type="string">
            <text:p>Presidência da República, Palácio do Planalto - Praça dos 3 Poderes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AMMNS0TC004</text:p>
          </table:table-cell>
          <table:table-cell office:value-type="string">
            <text:p>Fibra óptica TELEBRAS</text:p>
          </table:table-cell>
          <table:table-cell office:value-type="string">
            <text:p>Comanado Militar da Amazônia / 4º CTA - Av Coronel Teixeira, Nº 4715 - Ponta Negra</text:p>
          </table:table-cell>
          <table:table-cell office:value-type="string">
            <text:p>Manaus</text:p>
          </table:table-cell>
          <table:table-cell office:value-type="string">
            <text:p>AM</text:p>
          </table:table-cell>
          <table:table-cell/>
          <table:table-cell office:value-type="string">
            <text:p>Tenente Peres</text:p>
          </table:table-cell>
          <table:table-cell office:value-type="string">
            <text:p>(92) 3659-1094</text:p>
          </table:table-cell>
          <table:table-cell office:value-type="string">
            <text:p>(92) 98838-9454</text:p>
          </table:table-cell>
          <table:table-cell office:value-type="string">
            <text:p>peres@4cta.eb.mil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RSL2000011</text:p>
          </table:table-cell>
          <table:table-cell office:value-type="string">
            <text:p>CITYDATA TELECOMUNICAÇÕES LTDA - ME</text:p>
          </table:table-cell>
          <table:table-cell office:value-type="string">
            <text:p>CITYDATA</text:p>
          </table:table-cell>
          <table:table-cell office:value-type="string">
            <text:p>RS</text:p>
          </table:table-cell>
          <table:table-cell office:value-type="string">
            <text:p>L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002/2016/DC/4600</text:p>
          </table:table-cell>
          <table:table-cell office:value-type="string">
            <text:p>2016-01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RSSMA0PP002</text:p>
          </table:table-cell>
          <table:table-cell office:value-type="string">
            <text:p>Fibra óptica Cliente</text:p>
          </table:table-cell>
          <table:table-cell office:value-type="string">
            <text:p>POP Santa Maria (Subestação da Eletrosul de Santa Maria)</text:p>
          </table:table-cell>
          <table:table-cell office:value-type="string">
            <text:p>Santa Maria</text:p>
          </table:table-cell>
          <table:table-cell office:value-type="string">
            <text:p>RS</text:p>
          </table:table-cell>
          <table:table-cell/>
          <table:table-cell office:value-type="string">
            <text:p>RSSRO0PP001</text:p>
          </table:table-cell>
          <table:table-cell office:value-type="string">
            <text:p>Fibra óptica Cliente</text:p>
          </table:table-cell>
          <table:table-cell office:value-type="string">
            <text:p>POP Santa Rosa (Subestação da Eletrosul de Santa Rosa)</text:p>
          </table:table-cell>
          <table:table-cell office:value-type="string">
            <text:p>Santa Rosa</text:p>
          </table:table-cell>
          <table:table-cell office:value-type="string">
            <text:p>RS</text:p>
          </table:table-cell>
          <table:table-cell/>
          <table:table-cell office:value-type="string">
            <text:p>Erivelton Massen Gonçalves</text:p>
          </table:table-cell>
          <table:table-cell office:value-type="string">
            <text:p>(55) 3304-0202</text:p>
          </table:table-cell>
          <table:table-cell office:value-type="string">
            <text:p>(55) 8402-3237</text:p>
          </table:table-cell>
          <table:table-cell office:value-type="string">
            <text:p>erivelton@citydata.com.br</text:p>
          </table:table-cell>
          <table:table-cell office:value-type="string">
            <text:p>1350.00</text:p>
          </table:table-cell>
          <table:table-cell office:value-type="string">
            <text:p>2016-01-29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DFAC000064</text:p>
          </table:table-cell>
          <table:table-cell office:value-type="string">
            <text:p>COMANDO DO EXERCITO</text:p>
          </table:table-cell>
          <table:table-cell office:value-type="string">
            <text:p>CDCIBER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296/2016/DC/4600</text:p>
          </table:table-cell>
          <table:table-cell office:value-type="string">
            <text:p>2016-04-18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DFBSA0PP004</text:p>
          </table:table-cell>
          <table:table-cell office:value-type="string">
            <text:p>Fibra óptica TELEBRAS</text:p>
          </table:table-cell>
          <table:table-cell office:value-type="string">
            <text:p>Telebras SEDE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Quartel General do Exército, Bloco "G", 1º, 2º e 3º andares, SMU</text:p>
          </table:table-cell>
          <table:table-cell table:number-columns-repeated="2"/>
          <table:table-cell office:value-type="string">
            <text:p>71.200-055</text:p>
          </table:table-cell>
          <table:table-cell office:value-type="string">
            <text:p>Jorge Alves dos Santos Junior</text:p>
          </table:table-cell>
          <table:table-cell office:value-type="string">
            <text:p>(61) 3415-6475</text:p>
          </table:table-cell>
          <table:table-cell/>
          <table:table-cell office:value-type="string">
            <text:p>alvesjunior@cdciber.eb.mil.br</text:p>
          </table:table-cell>
          <table:table-cell office:value-type="string">
            <text:p>10400.00</text:p>
          </table:table-cell>
          <table:table-cell office:value-type="string">
            <text:p>2016-04-29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TBL000004</text:p>
          </table:table-cell>
          <table:table-cell table:number-columns-repeated="2" office:value-type="string">
            <text:p>CONDOMINIO BELVEDERE</text:p>
          </table:table-cell>
          <table:table-cell office:value-type="string">
            <text:p>MT</text:p>
          </table:table-cell>
          <table:table-cell office:value-type="string">
            <text:p>BL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0109/2016/DC/4600</text:p>
          </table:table-cell>
          <table:table-cell office:value-type="string">
            <text:p>2016-02-0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Avenida das Palmeiras - S/N - Jardim Imperial - CONDOMINIO BELVEDERE</text:p>
          </table:table-cell>
          <table:table-cell table:number-columns-repeated="2"/>
          <table:table-cell office:value-type="string">
            <text:p>78.075-850</text:p>
          </table:table-cell>
          <table:table-cell/>
          <table:table-cell office:value-type="string">
            <text:p>Fibra óptica TELEBRAS</text:p>
          </table:table-cell>
          <table:table-cell table:number-columns-repeated="4"/>
          <table:table-cell office:value-type="string">
            <text:p>Marco Aurélio</text:p>
          </table:table-cell>
          <table:table-cell office:value-type="string">
            <text:p>(65) 3663-1111 / 1126</text:p>
          </table:table-cell>
          <table:table-cell office:value-type="string">
            <text:p>(65) 9287-3820</text:p>
          </table:table-cell>
          <table:table-cell office:value-type="string">
            <text:p>financeiro@belvederecondominio.com.br</text:p>
          </table:table-cell>
          <table:table-cell office:value-type="string">
            <text:p>16954.00</text:p>
          </table:table-cell>
          <table:table-cell office:value-type="string">
            <text:p>2016-05-31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ESBL000010</text:p>
          </table:table-cell>
          <table:table-cell office:value-type="string">
            <text:p>CONECTMAIS COMUNICAÇÕES LTDA. ME</text:p>
          </table:table-cell>
          <table:table-cell office:value-type="string">
            <text:p>CONECTMAIS</text:p>
          </table:table-cell>
          <table:table-cell office:value-type="string">
            <text:p>ES</text:p>
          </table:table-cell>
          <table:table-cell office:value-type="string">
            <text:p>BL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0228/2016/Dc/4600</text:p>
          </table:table-cell>
          <table:table-cell office:value-type="string">
            <text:p>2016-03-3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ESSEA0PP002</text:p>
          </table:table-cell>
          <table:table-cell office:value-type="string">
            <text:p>Fibra óptica Cliente</text:p>
          </table:table-cell>
          <table:table-cell office:value-type="string">
            <text:p>POP da TELEBRAS em SERRA / ES - ESSEA0PP002</text:p>
          </table:table-cell>
          <table:table-cell office:value-type="string">
            <text:p>Serra</text:p>
          </table:table-cell>
          <table:table-cell office:value-type="string">
            <text:p>ES</text:p>
          </table:table-cell>
          <table:table-cell table:number-columns-repeated="2"/>
          <table:table-cell office:value-type="string">
            <text:p>Fibra óptica TELEBRAS</text:p>
          </table:table-cell>
          <table:table-cell table:number-columns-repeated="4"/>
          <table:table-cell office:value-type="string">
            <text:p>UENDERSON MARTINS DE OLIVEIRA</text:p>
          </table:table-cell>
          <table:table-cell office:value-type="string">
            <text:p>(27)99835-5856</text:p>
          </table:table-cell>
          <table:table-cell office:value-type="string">
            <text:p>(27)98893-8263</text:p>
          </table:table-cell>
          <table:table-cell office:value-type="string">
            <text:p>uenderson@conectmais.com</text:p>
          </table:table-cell>
          <table:table-cell office:value-type="string">
            <text:p>7368.64</text:p>
          </table:table-cell>
          <table:table-cell office:value-type="string">
            <text:p>2016-04-22</text:p>
          </table:table-cell>
          <table:table-cell office:value-type="string">
            <text:p>instalação</text:p>
          </table:table-cell>
          <table:table-cell office:value-type="string">
            <text:p>agendado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GOBL000040</text:p>
          </table:table-cell>
          <table:table-cell office:value-type="string">
            <text:p>CRISTIANO NUNES DA SILVA - ME</text:p>
          </table:table-cell>
          <table:table-cell office:value-type="string">
            <text:p>CRISTIANO NUNES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24/2016/DC/4600</text:p>
          </table:table-cell>
          <table:table-cell office:value-type="string">
            <text:p>2016-02-17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GOMNI0PP001</text:p>
          </table:table-cell>
          <table:table-cell office:value-type="string">
            <text:p>Fibra óptica Cliente</text:p>
          </table:table-cell>
          <table:table-cell office:value-type="string">
            <text:p>POP DE MINEIROS - GO</text:p>
          </table:table-cell>
          <table:table-cell office:value-type="string">
            <text:p>Mineiros</text:p>
          </table:table-cell>
          <table:table-cell office:value-type="string">
            <text:p>GO</text:p>
          </table:table-cell>
          <table:table-cell table:number-columns-repeated="2"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Cristiano Nunes</text:p>
          </table:table-cell>
          <table:table-cell office:value-type="string">
            <text:p>(64) 3661-1993</text:p>
          </table:table-cell>
          <table:table-cell office:value-type="string">
            <text:p>(64) 9927-0258</text:p>
          </table:table-cell>
          <table:table-cell office:value-type="string">
            <text:p>cristiano@turbonetssp.com.br</text:p>
          </table:table-cell>
          <table:table-cell office:value-type="string">
            <text:p>8767.00</text:p>
          </table:table-cell>
          <table:table-cell office:value-type="string">
            <text:p>2016-03-11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PABL000034</text:p>
          </table:table-cell>
          <table:table-cell office:value-type="string">
            <text:p>D &amp; D INFORMATICA LTDA - ME</text:p>
          </table:table-cell>
          <table:table-cell office:value-type="string">
            <text:p>D &amp; D INFORMATICA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string">
            <text:p>0337/2016/DC/4600</text:p>
          </table:table-cell>
          <table:table-cell office:value-type="string">
            <text:p>2016-04-26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PATLA0PP002</text:p>
          </table:table-cell>
          <table:table-cell office:value-type="string">
            <text:p>Fibra óptica Cliente</text:p>
          </table:table-cell>
          <table:table-cell office:value-type="string">
            <text:p>POP PRODEPA - Tailândia</text:p>
          </table:table-cell>
          <table:table-cell office:value-type="string">
            <text:p>Tailândia</text:p>
          </table:table-cell>
          <table:table-cell office:value-type="string">
            <text:p>PA</text:p>
          </table:table-cell>
          <table:table-cell table:number-columns-repeated="2"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Dailton de Oliveira Ferreira</text:p>
          </table:table-cell>
          <table:table-cell office:value-type="string">
            <text:p>(91) 3752-2064</text:p>
          </table:table-cell>
          <table:table-cell office:value-type="string">
            <text:p>(91) 99142-0209</text:p>
          </table:table-cell>
          <table:table-cell office:value-type="string">
            <text:p>dedinformatica@hotmail.com</text:p>
          </table:table-cell>
          <table:table-cell office:value-type="string">
            <text:p>36500.00</text:p>
          </table:table-cell>
          <table:table-cell office:value-type="string">
            <text:p>2016-05-26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RJAC000012</text:p>
          </table:table-cell>
          <table:table-cell office:value-type="string">
            <text:p>DATAPREV - EMPRESA DE TECNOLOGIA E INFORMACOES DA PREVIDENCIA SOCIAL</text:p>
          </table:table-cell>
          <table:table-cell office:value-type="string">
            <text:p>DATAPREV - CPRJ</text:p>
          </table:table-cell>
          <table:table-cell office:value-type="string">
            <text:p>RJ</text:p>
          </table:table-cell>
          <table:table-cell office:value-type="string">
            <text:p>AC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0128/2016/DC/4600</text:p>
          </table:table-cell>
          <table:table-cell office:value-type="string">
            <text:p>2016-02-23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Centro de Processamento Rio de Janeiro - CPRJ - Rua Cosme Velho, 6</text:p>
          </table:table-cell>
          <table:table-cell table:number-columns-repeated="2"/>
          <table:table-cell office:value-type="string">
            <text:p>22.241-900</text:p>
          </table:table-cell>
          <table:table-cell office:value-type="string">
            <text:p>Pedro Rozas Moreira</text:p>
          </table:table-cell>
          <table:table-cell office:value-type="string">
            <text:p>(21) 3616-8876</text:p>
          </table:table-cell>
          <table:table-cell/>
          <table:table-cell office:value-type="string">
            <text:p>pedro.rozas@dataprev.gov.br</text:p>
          </table:table-cell>
          <table:table-cell office:value-type="string">
            <text:p>0.00</text:p>
          </table:table-cell>
          <table:table-cell office:value-type="string">
            <text:p>2016-05-25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RSBL000008</text:p>
          </table:table-cell>
          <table:table-cell office:value-type="string">
            <text:p>DE ALMEIDA E MENSCH - PROVEDOR DE INTERNET LTDA</text:p>
          </table:table-cell>
          <table:table-cell office:value-type="string">
            <text:p>DE ALMEIDA E MENSCH</text:p>
          </table:table-cell>
          <table:table-cell office:value-type="string">
            <text:p>RS</text:p>
          </table:table-cell>
          <table:table-cell office:value-type="string">
            <text:p>L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02054/2015/DC/4600</text:p>
          </table:table-cell>
          <table:table-cell office:value-type="string">
            <text:p>2015-12-17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Cliente</text:p>
          </table:table-cell>
          <table:table-cell office:value-type="string">
            <text:p>POP da Eletrosul em Ijuí</text:p>
          </table:table-cell>
          <table:table-cell table:number-columns-repeated="3"/>
          <table:table-cell office:value-type="string">
            <text:p>César Francisco de Almeida</text:p>
          </table:table-cell>
          <table:table-cell office:value-type="string">
            <text:p>(55) 3318-4300</text:p>
          </table:table-cell>
          <table:table-cell office:value-type="string">
            <text:p>(55) 8477-0079</text:p>
          </table:table-cell>
          <table:table-cell office:value-type="string">
            <text:p>cesar@vinet.com.br</text:p>
          </table:table-cell>
          <table:table-cell office:value-type="string">
            <text:p>7600.00</text:p>
          </table:table-cell>
          <table:table-cell office:value-type="string">
            <text:p>2016-02-01</text:p>
          </table:table-cell>
          <table:table-cell office:value-type="string">
            <text:p>instalação</text:p>
          </table:table-cell>
          <table:table-cell office:value-type="string">
            <text:p>agendado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MATX000003</text:p>
          </table:table-cell>
          <table:table-cell office:value-type="string">
            <text:p>ELETRONORTE - CENTRAIS ELÉTRICAS DO NORTE DO BRASIL S.A.</text:p>
          </table:table-cell>
          <table:table-cell office:value-type="string">
            <text:p>ELETRONORTE</text:p>
          </table:table-cell>
          <table:table-cell office:value-type="string">
            <text:p>MA</text:p>
          </table:table-cell>
          <table:table-cell office:value-type="string">
            <text:p>T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bloqueado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MATX000004</text:p>
          </table:table-cell>
          <table:table-cell office:value-type="string">
            <text:p>ELETRONORTE - CENTRAIS ELÉTRICAS DO NORTE DO BRASIL S.A.</text:p>
          </table:table-cell>
          <table:table-cell office:value-type="string">
            <text:p>ELETRONORTE</text:p>
          </table:table-cell>
          <table:table-cell office:value-type="string">
            <text:p>MA</text:p>
          </table:table-cell>
          <table:table-cell office:value-type="string">
            <text:p>T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bloqueado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PATX000007</text:p>
          </table:table-cell>
          <table:table-cell office:value-type="string">
            <text:p>ELETRONORTE - CENTRAIS ELÉTRICAS DO NORTE DO BRASIL S.A.</text:p>
          </table:table-cell>
          <table:table-cell office:value-type="string">
            <text:p>ELETRONORTE <text:s/>- MANAUS-TUCURUÍ</text:p>
          </table:table-cell>
          <table:table-cell office:value-type="string">
            <text:p>PA</text:p>
          </table:table-cell>
          <table:table-cell office:value-type="string">
            <text:p>TX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string">
            <text:p>01275/2014/DC/4600</text:p>
          </table:table-cell>
          <table:table-cell office:value-type="string">
            <text:p>2014-10-22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AMMNS0PP004</text:p>
          </table:table-cell>
          <table:table-cell/>
          <table:table-cell office:value-type="string">
            <text:p>SE Tucuruí 500 KV Casa de Comando Eletrolux Sala Telecom TIM</text:p>
          </table:table-cell>
          <table:table-cell office:value-type="string">
            <text:p>Manaus</text:p>
          </table:table-cell>
          <table:table-cell office:value-type="string">
            <text:p>AM</text:p>
          </table:table-cell>
          <table:table-cell/>
          <table:table-cell office:value-type="string">
            <text:p>PATUU0CX002</text:p>
          </table:table-cell>
          <table:table-cell office:value-type="string">
            <text:p>Fibra óptica TELEBRAS</text:p>
          </table:table-cell>
          <table:table-cell office:value-type="string">
            <text:p>Subestação de Lexuga, Manaus</text:p>
          </table:table-cell>
          <table:table-cell office:value-type="string">
            <text:p>Tucuruí</text:p>
          </table:table-cell>
          <table:table-cell office:value-type="string">
            <text:p>PA</text:p>
          </table:table-cell>
          <table:table-cell/>
          <table:table-cell office:value-type="string">
            <text:p>Flávio Antônio Roberto</text:p>
          </table:table-cell>
          <table:table-cell office:value-type="string">
            <text:p>61 3429 6394</text:p>
          </table:table-cell>
          <table:table-cell office:value-type="string">
            <text:p>61 9962 1432</text:p>
          </table:table-cell>
          <table:table-cell office:value-type="string">
            <text:p>flavio.antonio@eletronorte.gov.br</text:p>
          </table:table-cell>
          <table:table-cell office:value-type="string">
            <text:p>0.00</text:p>
          </table:table-cell>
          <table:table-cell office:value-type="string">
            <text:p>2014-11-27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TOTX000001</text:p>
          </table:table-cell>
          <table:table-cell office:value-type="string">
            <text:p>ELETRONORTE - CENTRAIS ELÉTRICAS DO NORTE DO BRASIL S.A.</text:p>
          </table:table-cell>
          <table:table-cell office:value-type="string">
            <text:p>ELETRONORTE</text:p>
          </table:table-cell>
          <table:table-cell office:value-type="string">
            <text:p>TO</text:p>
          </table:table-cell>
          <table:table-cell office:value-type="string">
            <text:p>T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bloqueado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TOTX000002</text:p>
          </table:table-cell>
          <table:table-cell office:value-type="string">
            <text:p>ELETRONORTE - CENTRAIS ELÉTRICAS DO NORTE DO BRASIL S.A.</text:p>
          </table:table-cell>
          <table:table-cell office:value-type="string">
            <text:p>ELETRONORTE</text:p>
          </table:table-cell>
          <table:table-cell office:value-type="string">
            <text:p>TO</text:p>
          </table:table-cell>
          <table:table-cell office:value-type="string">
            <text:p>T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bloqueado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TOTX000003</text:p>
          </table:table-cell>
          <table:table-cell office:value-type="string">
            <text:p>ELETRONORTE - CENTRAIS ELÉTRICAS DO NORTE DO BRASIL S.A.</text:p>
          </table:table-cell>
          <table:table-cell office:value-type="string">
            <text:p>ELETRONORTE</text:p>
          </table:table-cell>
          <table:table-cell office:value-type="string">
            <text:p>TO</text:p>
          </table:table-cell>
          <table:table-cell office:value-type="string">
            <text:p>T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bloqueado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TOTX000004</text:p>
          </table:table-cell>
          <table:table-cell office:value-type="string">
            <text:p>ELETRONORTE - CENTRAIS ELÉTRICAS DO NORTE DO BRASIL S.A.</text:p>
          </table:table-cell>
          <table:table-cell office:value-type="string">
            <text:p>ELETRONORTE</text:p>
          </table:table-cell>
          <table:table-cell office:value-type="string">
            <text:p>TO</text:p>
          </table:table-cell>
          <table:table-cell office:value-type="string">
            <text:p>T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bloqueado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TOTX000005</text:p>
          </table:table-cell>
          <table:table-cell office:value-type="string">
            <text:p>ELETRONORTE - CENTRAIS ELÉTRICAS DO NORTE DO BRASIL S.A.</text:p>
          </table:table-cell>
          <table:table-cell office:value-type="string">
            <text:p>ELETRONORTE</text:p>
          </table:table-cell>
          <table:table-cell office:value-type="string">
            <text:p>TO</text:p>
          </table:table-cell>
          <table:table-cell office:value-type="string">
            <text:p>T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bloqueado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TOTX000006</text:p>
          </table:table-cell>
          <table:table-cell office:value-type="string">
            <text:p>ELETRONORTE - CENTRAIS ELÉTRICAS DO NORTE DO BRASIL S.A.</text:p>
          </table:table-cell>
          <table:table-cell office:value-type="string">
            <text:p>ELETRONORTE</text:p>
          </table:table-cell>
          <table:table-cell office:value-type="string">
            <text:p>TO</text:p>
          </table:table-cell>
          <table:table-cell office:value-type="string">
            <text:p>T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bloqueado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TOTX000007</text:p>
          </table:table-cell>
          <table:table-cell office:value-type="string">
            <text:p>ELETRONORTE - CENTRAIS ELÉTRICAS DO NORTE DO BRASIL S.A.</text:p>
          </table:table-cell>
          <table:table-cell office:value-type="string">
            <text:p>ELETRONORTE</text:p>
          </table:table-cell>
          <table:table-cell office:value-type="string">
            <text:p>TO</text:p>
          </table:table-cell>
          <table:table-cell office:value-type="string">
            <text:p>T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bloqueado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TOTX000008</text:p>
          </table:table-cell>
          <table:table-cell office:value-type="string">
            <text:p>ELETRONORTE - CENTRAIS ELÉTRICAS DO NORTE DO BRASIL S.A.</text:p>
          </table:table-cell>
          <table:table-cell office:value-type="string">
            <text:p>ELETRONORTE</text:p>
          </table:table-cell>
          <table:table-cell office:value-type="string">
            <text:p>TO</text:p>
          </table:table-cell>
          <table:table-cell office:value-type="string">
            <text:p>T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bloqueado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TOTX000009</text:p>
          </table:table-cell>
          <table:table-cell office:value-type="string">
            <text:p>ELETRONORTE - CENTRAIS ELÉTRICAS DO NORTE DO BRASIL S.A.</text:p>
          </table:table-cell>
          <table:table-cell office:value-type="string">
            <text:p>ELETRONORTE</text:p>
          </table:table-cell>
          <table:table-cell office:value-type="string">
            <text:p>TO</text:p>
          </table:table-cell>
          <table:table-cell office:value-type="string">
            <text:p>T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bloqueado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DFL3000020</text:p>
          </table:table-cell>
          <table:table-cell office:value-type="string">
            <text:p>EMPRESA BRASILEIRA DE CORREIOS E TELÉGRAFOS</text:p>
          </table:table-cell>
          <table:table-cell office:value-type="string">
            <text:p>CORREIOS - SERPRO SEDE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100/2015/DC/4600</text:p>
          </table:table-cell>
          <table:table-cell office:value-type="string">
            <text:p>2015-12-04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SGAN Av. L-2 Norte Quadra 601 - Módulo G - SERPRO SEDE</text:p>
          </table:table-cell>
          <table:table-cell table:number-columns-repeated="2"/>
          <table:table-cell office:value-type="string">
            <text:p>70.830-900</text:p>
          </table:table-cell>
          <table:table-cell office:value-type="string">
            <text:p>João Vicente Belle Pimentel de Castro</text:p>
          </table:table-cell>
          <table:table-cell office:value-type="string">
            <text:p>(61) 2021-9143</text:p>
          </table:table-cell>
          <table:table-cell office:value-type="string">
            <text:p>(61) 9248-6736</text:p>
          </table:table-cell>
          <table:table-cell office:value-type="string">
            <text:p>joao.belle@serpro.gov.br</text:p>
          </table:table-cell>
          <table:table-cell office:value-type="string">
            <text:p>0.00</text:p>
          </table:table-cell>
          <table:table-cell office:value-type="string">
            <text:p>2016-02-14</text:p>
          </table:table-cell>
          <table:table-cell office:value-type="string">
            <text:p>instalação</text:p>
          </table:table-cell>
          <table:table-cell office:value-type="string">
            <text:p>em ativação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DFL3000021</text:p>
          </table:table-cell>
          <table:table-cell office:value-type="string">
            <text:p>EMPRESA BRASILEIRA DE CORREIOS E TELÉGRAFOS</text:p>
          </table:table-cell>
          <table:table-cell office:value-type="string">
            <text:p>CORREIOS - SEDE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101/2015/DC/4600</text:p>
          </table:table-cell>
          <table:table-cell office:value-type="string">
            <text:p>2015-12-04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Quadra SBN 1 Bloco A - Térreo - AGENCIA TERREO NO PREDIO CORREIOS SEDE</text:p>
          </table:table-cell>
          <table:table-cell table:number-columns-repeated="2"/>
          <table:table-cell office:value-type="string">
            <text:p>70.040-010</text:p>
          </table:table-cell>
          <table:table-cell office:value-type="string">
            <text:p>Alexandre Rodrigues</text:p>
          </table:table-cell>
          <table:table-cell office:value-type="string">
            <text:p>(61) 3207-1881</text:p>
          </table:table-cell>
          <table:table-cell/>
          <table:table-cell office:value-type="string">
            <text:p>alexandresoares@correios.com.br</text:p>
          </table:table-cell>
          <table:table-cell office:value-type="string">
            <text:p>0.00</text:p>
          </table:table-cell>
          <table:table-cell office:value-type="string">
            <text:p>2016-02-14</text:p>
          </table:table-cell>
          <table:table-cell office:value-type="string">
            <text:p>instalação</text:p>
          </table:table-cell>
          <table:table-cell office:value-type="string">
            <text:p>em ativação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DFL3000022</text:p>
          </table:table-cell>
          <table:table-cell office:value-type="string">
            <text:p>EMPRESA BRASILEIRA DE CORREIOS E TELÉGRAFOS</text:p>
          </table:table-cell>
          <table:table-cell office:value-type="string">
            <text:p>CORREIOS - AGENCIA CONCEITO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20/2016/DC/4600</text:p>
          </table:table-cell>
          <table:table-cell office:value-type="string">
            <text:p>2015-12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DFBSA0PP004</text:p>
          </table:table-cell>
          <table:table-cell/>
          <table:table-cell office:value-type="string">
            <text:p>SCS Qd 09, Bl A, Torre B, 3º Andar, Edifício Parque da Cidade Corporate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308-200</text:p>
          </table:table-cell>
          <table:table-cell/>
          <table:table-cell office:value-type="string">
            <text:p>N/A</text:p>
          </table:table-cell>
          <table:table-cell office:value-type="string">
            <text:p>SHS Bloco B Quadra 2 Ed. Telex - Térreo Plano Piloto - Agência Conceito</text:p>
          </table:table-cell>
          <table:table-cell table:number-columns-repeated="2"/>
          <table:table-cell office:value-type="string">
            <text:p>70.312-970</text:p>
          </table:table-cell>
          <table:table-cell office:value-type="string">
            <text:p>Alexandre Rodrigues</text:p>
          </table:table-cell>
          <table:table-cell office:value-type="string">
            <text:p>(61) 3207-1881</text:p>
          </table:table-cell>
          <table:table-cell/>
          <table:table-cell office:value-type="string">
            <text:p>alexandresoares@correios.com.br</text:p>
          </table:table-cell>
          <table:table-cell office:value-type="string">
            <text:p>0.00</text:p>
          </table:table-cell>
          <table:table-cell office:value-type="string">
            <text:p>2015-12-27</text:p>
          </table:table-cell>
          <table:table-cell office:value-type="string">
            <text:p>instalação</text:p>
          </table:table-cell>
          <table:table-cell office:value-type="string">
            <text:p>em ativação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SCBL000003</text:p>
          </table:table-cell>
          <table:table-cell office:value-type="string">
            <text:p>EMPRESA CATARINENSE DE TECNOLOGIA EM TELECOMUNICAÇÕES LTDA</text:p>
          </table:table-cell>
          <table:table-cell office:value-type="string">
            <text:p>EMPRESA CATARINENSE DE TECNOLOGIA</text:p>
          </table:table-cell>
          <table:table-cell office:value-type="string">
            <text:p>SC</text:p>
          </table:table-cell>
          <table:table-cell office:value-type="string">
            <text:p>BL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320/2016/DC/4600</text:p>
          </table:table-cell>
          <table:table-cell office:value-type="string">
            <text:p>2016-04-19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SE SÃO JOSÉ (ELETROSUL)</text:p>
          </table:table-cell>
          <table:table-cell table:number-columns-repeated="2"/>
          <table:table-cell office:value-type="string">
            <text:p>97.800-000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Avenida Acione Souza Filho, <text:s/>nº 925, Bairro Praia Comprida</text:p>
          </table:table-cell>
          <table:table-cell table:number-columns-repeated="2"/>
          <table:table-cell office:value-type="string">
            <text:p>88.103-790</text:p>
          </table:table-cell>
          <table:table-cell office:value-type="string">
            <text:p>SALK GONÇALVES DE SOUZA</text:p>
          </table:table-cell>
          <table:table-cell office:value-type="string">
            <text:p>(48) 3035-8889</text:p>
          </table:table-cell>
          <table:table-cell office:value-type="string">
            <text:p>(48) 9102-3871</text:p>
          </table:table-cell>
          <table:table-cell office:value-type="string">
            <text:p>salk@tifloripa.com.br</text:p>
          </table:table-cell>
          <table:table-cell office:value-type="string">
            <text:p>20000.00</text:p>
          </table:table-cell>
          <table:table-cell office:value-type="string">
            <text:p>2016-05-19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RSL2000002</text:p>
          </table:table-cell>
          <table:table-cell office:value-type="string">
            <text:p>EMPRESA DE PROCESSAMENTO DE DADOS DO ESTADO DO PARA</text:p>
          </table:table-cell>
          <table:table-cell office:value-type="string">
            <text:p>PRODEPA - BLM-PAE (PROSERGS)</text:p>
          </table:table-cell>
          <table:table-cell office:value-type="string">
            <text:p>RS</text:p>
          </table:table-cell>
          <table:table-cell office:value-type="string">
            <text:p>L2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string">
            <text:p>01834/2015/DC/4600</text:p>
          </table:table-cell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PABLM0PM001</text:p>
          </table:table-cell>
          <table:table-cell office:value-type="string">
            <text:p>Cabo Interno Cliente</text:p>
          </table:table-cell>
          <table:table-cell office:value-type="string">
            <text:p>Rodovia Augusto Montenegro, Km 10, Centro Administrativo do Estado - PRODEPA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 office:value-type="string">
            <text:p>66.820-000</text:p>
          </table:table-cell>
          <table:table-cell office:value-type="string">
            <text:p>RSPAE0PM002</text:p>
          </table:table-cell>
          <table:table-cell office:value-type="string">
            <text:p>Cabo Interno Cliente</text:p>
          </table:table-cell>
          <table:table-cell office:value-type="string">
            <text:p>Praça dos Açorianos - Centro Histórico - PROSERGS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 office:value-type="string">
            <text:p>90.010-340</text:p>
          </table:table-cell>
          <table:table-cell office:value-type="string">
            <text:p>PRODEPA: Eng. Mauro Augusto M. Galvão / PROSERGS: Flavio Arthur Leal Ferreira</text:p>
          </table:table-cell>
          <table:table-cell office:value-type="string">
            <text:p>(91) 3344-5414 / (51) 3210-3255</text:p>
          </table:table-cell>
          <table:table-cell/>
          <table:table-cell office:value-type="string">
            <text:p>mauro.galvao@prodepa.pa.gov.br ou mgalvao21@gmail.com / arth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PIBL000006</text:p>
          </table:table-cell>
          <table:table-cell office:value-type="string">
            <text:p>F J R W ASSOCIADOS LTDA - ME</text:p>
          </table:table-cell>
          <table:table-cell office:value-type="string">
            <text:p>F J R W ASSOCIADOS</text:p>
          </table:table-cell>
          <table:table-cell office:value-type="string">
            <text:p>PI</text:p>
          </table:table-cell>
          <table:table-cell office:value-type="string">
            <text:p>BL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256/2016/DC/4600</text:p>
          </table:table-cell>
          <table:table-cell office:value-type="string">
            <text:p>2016-04-07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PIBLH0TR001</text:p>
          </table:table-cell>
          <table:table-cell office:value-type="string">
            <text:p>Rádio Cliente</text:p>
          </table:table-cell>
          <table:table-cell office:value-type="string">
            <text:p>EAR Batalha (PIBLH0TR001)</text:p>
          </table:table-cell>
          <table:table-cell office:value-type="string">
            <text:p>Batalha</text:p>
          </table:table-cell>
          <table:table-cell office:value-type="string">
            <text:p>PI</text:p>
          </table:table-cell>
          <table:table-cell table:number-columns-repeated="2"/>
          <table:table-cell office:value-type="string">
            <text:p>Rádio Cliente</text:p>
          </table:table-cell>
          <table:table-cell office:value-type="string">
            <text:p>Av Cel. Messias Melo, 299 - Centro</text:p>
          </table:table-cell>
          <table:table-cell table:number-columns-repeated="2"/>
          <table:table-cell office:value-type="string">
            <text:p>64.190-000</text:p>
          </table:table-cell>
          <table:table-cell office:value-type="string">
            <text:p>Walder Miranda Costa</text:p>
          </table:table-cell>
          <table:table-cell office:value-type="string">
            <text:p>(86) 3347-1638</text:p>
          </table:table-cell>
          <table:table-cell office:value-type="string">
            <text:p>(86) 99927-8494</text:p>
          </table:table-cell>
          <table:table-cell office:value-type="string">
            <text:p>waldermiranda@hotmail.com</text:p>
          </table:table-cell>
          <table:table-cell office:value-type="string">
            <text:p>4470.50</text:p>
          </table:table-cell>
          <table:table-cell office:value-type="string">
            <text:p>2016-04-27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CEAC000006</text:p>
          </table:table-cell>
          <table:table-cell office:value-type="string">
            <text:p>FUNDAÇÃO OSWALDO CRUZ</text:p>
          </table:table-cell>
          <table:table-cell office:value-type="string">
            <text:p>FIOCRUZ</text:p>
          </table:table-cell>
          <table:table-cell office:value-type="string">
            <text:p>CE</text:p>
          </table:table-cell>
          <table:table-cell office:value-type="string">
            <text:p>AC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30/2016/DC/4600</text:p>
          </table:table-cell>
          <table:table-cell office:value-type="string">
            <text:p>2016-03-0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Rua São José, 1023 - Bairro da Precabura</text:p>
          </table:table-cell>
          <table:table-cell table:number-columns-repeated="7"/>
          <table:table-cell office:value-type="string">
            <text:p>9602.82</text:p>
          </table:table-cell>
          <table:table-cell office:value-type="string">
            <text:p>2016-04-09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PABL000032</text:p>
          </table:table-cell>
          <table:table-cell office:value-type="string">
            <text:p>FURTADO &amp; FURTADO PROVEDORES LTDA - ME</text:p>
          </table:table-cell>
          <table:table-cell office:value-type="string">
            <text:p>FURTADO &amp; FURTADO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0224/2016/DC/4600</text:p>
          </table:table-cell>
          <table:table-cell office:value-type="string">
            <text:p>2016-03-30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PATLA0PP002</text:p>
          </table:table-cell>
          <table:table-cell office:value-type="string">
            <text:p>Fibra óptica Cliente</text:p>
          </table:table-cell>
          <table:table-cell office:value-type="string">
            <text:p>POP PRODEPA Tailândia</text:p>
          </table:table-cell>
          <table:table-cell office:value-type="string">
            <text:p>Tailândia</text:p>
          </table:table-cell>
          <table:table-cell office:value-type="string">
            <text:p>PA</text:p>
          </table:table-cell>
          <table:table-cell table:number-columns-repeated="2"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Marcel Braga Furtado</text:p>
          </table:table-cell>
          <table:table-cell office:value-type="string">
            <text:p>(91) <text:s/>3796-1344</text:p>
          </table:table-cell>
          <table:table-cell office:value-type="string">
            <text:p>(91) 98290-0022</text:p>
          </table:table-cell>
          <table:table-cell office:value-type="string">
            <text:p>interline.provedor@live.com</text:p>
          </table:table-cell>
          <table:table-cell office:value-type="string">
            <text:p>16600.00</text:p>
          </table:table-cell>
          <table:table-cell office:value-type="string">
            <text:p>2016-05-03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GOBL000014</text:p>
          </table:table-cell>
          <table:table-cell office:value-type="string">
            <text:p>G8 Networks Ltda</text:p>
          </table:table-cell>
          <table:table-cell office:value-type="string">
            <text:p>G8 NETWORKS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GOGNA0TR001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Goiânia</text:p>
          </table:table-cell>
          <table:table-cell office:value-type="string">
            <text:p>GO</text:p>
          </table:table-cell>
          <table:table-cell/>
          <table:table-cell office:value-type="string">
            <text:p>GOGNA0TR001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Goiânia</text:p>
          </table:table-cell>
          <table:table-cell office:value-type="string">
            <text:p>GO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RNP2000001</text:p>
          </table:table-cell>
          <table:table-cell office:value-type="string">
            <text:p>GTNET PROVEDOR DE ACESSO A INTERNET LTDA - ME</text:p>
          </table:table-cell>
          <table:table-cell office:value-type="string">
            <text:p>GTNET - SANTA CRUZ-BARUERI</text:p>
          </table:table-cell>
          <table:table-cell office:value-type="string">
            <text:p>RN</text:p>
          </table:table-cell>
          <table:table-cell office:value-type="string">
            <text:p>P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02033/2015/DC/4600</text:p>
          </table:table-cell>
          <table:table-cell office:value-type="string">
            <text:p>2015-12-09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RNSNZ0PP001</text:p>
          </table:table-cell>
          <table:table-cell office:value-type="string">
            <text:p>Fibra óptica Cliente</text:p>
          </table:table-cell>
          <table:table-cell office:value-type="string">
            <text:p>POP SANTA CRUZ <text:s/>- RN</text:p>
          </table:table-cell>
          <table:table-cell office:value-type="string">
            <text:p>Santa Cruz</text:p>
          </table:table-cell>
          <table:table-cell office:value-type="string">
            <text:p>RN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PTT - BARUERI (SP)</text:p>
          </table:table-cell>
          <table:table-cell table:number-columns-repeated="3"/>
          <table:table-cell office:value-type="string">
            <text:p>Alex Raniere Oliveira de Souza</text:p>
          </table:table-cell>
          <table:table-cell office:value-type="string">
            <text:p>(84) 3291-3913</text:p>
          </table:table-cell>
          <table:table-cell office:value-type="string">
            <text:p>(84) 99697-1817</text:p>
          </table:table-cell>
          <table:table-cell office:value-type="string">
            <text:p>alex@portalgtnet.com.br</text:p>
          </table:table-cell>
          <table:table-cell office:value-type="string">
            <text:p>15180.00</text:p>
          </table:table-cell>
          <table:table-cell office:value-type="string">
            <text:p>2016-02-01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RSBL000018</text:p>
          </table:table-cell>
          <table:table-cell office:value-type="string">
            <text:p>HONOS DATA EXCHANGE INFORMATICA LTDA - EPP</text:p>
          </table:table-cell>
          <table:table-cell office:value-type="string">
            <text:p>HONOS DATA EXCHANGE</text:p>
          </table:table-cell>
          <table:table-cell office:value-type="string">
            <text:p>RS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344/2016/DC/4600</text:p>
          </table:table-cell>
          <table:table-cell office:value-type="string">
            <text:p>2016-04-28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Rádio Cliente</text:p>
          </table:table-cell>
          <table:table-cell office:value-type="string">
            <text:p>EA Bento Gonçalves - Av. Osvaldo Aranha, 540</text:p>
          </table:table-cell>
          <table:table-cell table:number-columns-repeated="4"/>
          <table:table-cell office:value-type="string">
            <text:p>Rádio Cliente</text:p>
          </table:table-cell>
          <table:table-cell office:value-type="string">
            <text:p>Rua Visc. De São Gabriel, 392 / Sala 45 - Bairro Cidade Alta</text:p>
          </table:table-cell>
          <table:table-cell table:number-columns-repeated="2"/>
          <table:table-cell office:value-type="string">
            <text:p>95.700-000</text:p>
          </table:table-cell>
          <table:table-cell table:number-columns-repeated="4"/>
          <table:table-cell office:value-type="string">
            <text:p>5000.00</text:p>
          </table:table-cell>
          <table:table-cell office:value-type="string">
            <text:p>2016-06-25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DFAC000045</text:p>
          </table:table-cell>
          <table:table-cell office:value-type="string">
            <text:p>IMPRENSA NACIONAL</text:p>
          </table:table-cell>
          <table:table-cell office:value-type="string">
            <text:p>IMPRENSA NACIONAL IP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35/2016/DC/4600</text:p>
          </table:table-cell>
          <table:table-cell office:value-type="string">
            <text:p>2015-09-16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DFBSA0PP004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IG Quadra 06 Lote 800</text:p>
          </table:table-cell>
          <table:table-cell table:number-columns-repeated="2"/>
          <table:table-cell office:value-type="string">
            <text:p>70.610-460</text:p>
          </table:table-cell>
          <table:table-cell office:value-type="string">
            <text:p>Paulo César Abreu de Santana</text:p>
          </table:table-cell>
          <table:table-cell office:value-type="string">
            <text:p>(61) 3441-9994 - 3441-9817</text:p>
          </table:table-cell>
          <table:table-cell office:value-type="string">
            <text:p>(61) 9964-7999</text:p>
          </table:table-cell>
          <table:table-cell office:value-type="string">
            <text:p>paulo.cesar@in.gov.br</text:p>
          </table:table-cell>
          <table:table-cell office:value-type="string">
            <text:p>10435.35</text:p>
          </table:table-cell>
          <table:table-cell office:value-type="string">
            <text:p>2015-11-30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DFL2000033</text:p>
          </table:table-cell>
          <table:table-cell office:value-type="string">
            <text:p>IMPRENSA NACIONAL</text:p>
          </table:table-cell>
          <table:table-cell office:value-type="string">
            <text:p>IMPRENSA NACIONAL - SIG-P.REPÚBLICA</text:p>
          </table:table-cell>
          <table:table-cell office:value-type="string">
            <text:p>DF</text:p>
          </table:table-cell>
          <table:table-cell office:value-type="string">
            <text:p>L2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string">
            <text:p>085/2015/DC/4600</text:p>
          </table:table-cell>
          <table:table-cell office:value-type="string">
            <text:p>2015-09-02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SIG Quadra 06 Lote 800</text:p>
          </table:table-cell>
          <table:table-cell table:number-columns-repeated="2"/>
          <table:table-cell office:value-type="string">
            <text:p>70.610-46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Presidência Palácio do Planalto - Anexo I - Térreo - sala cofre da DITEC/PR</text:p>
          </table:table-cell>
          <table:table-cell table:number-columns-repeated="2"/>
          <table:table-cell office:value-type="string">
            <text:p>70.150-900</text:p>
          </table:table-cell>
          <table:table-cell office:value-type="string">
            <text:p>Sérgio Luiz de Souza Gouvêa</text:p>
          </table:table-cell>
          <table:table-cell office:value-type="string">
            <text:p>(61) 3441-9925</text:p>
          </table:table-cell>
          <table:table-cell office:value-type="string">
            <text:p>(61) 9842-4448</text:p>
          </table:table-cell>
          <table:table-cell/>
          <table:table-cell office:value-type="string">
            <text:p>17667.45</text:p>
          </table:table-cell>
          <table:table-cell office:value-type="string">
            <text:p>2015-12-01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MGAC000005</text:p>
          </table:table-cell>
          <table:table-cell office:value-type="string">
            <text:p>INFRAERO - EMPRESA BRASILEIRA DE INFRAESTRUTURA AEROPORTUÁRIA</text:p>
          </table:table-cell>
          <table:table-cell office:value-type="string">
            <text:p>INFRAERO CARLOS PRATES</text:p>
          </table:table-cell>
          <table:table-cell office:value-type="string">
            <text:p>MG</text:p>
          </table:table-cell>
          <table:table-cell office:value-type="string">
            <text:p>AC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870/2013/4400/4600</text:p>
          </table:table-cell>
          <table:table-cell office:value-type="string">
            <text:p>2014-01-3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Rua Ocidente, 100, Padre Eustaquio</text:p>
          </table:table-cell>
          <table:table-cell table:number-columns-repeated="7"/>
          <table:table-cell office:value-type="string">
            <text:p>0.00</text:p>
          </table:table-cell>
          <table:table-cell office:value-type="string">
            <text:p>2014-02-28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MGAC000006</text:p>
          </table:table-cell>
          <table:table-cell office:value-type="string">
            <text:p>INFRAERO - EMPRESA BRASILEIRA DE INFRAESTRUTURA AEROPORTUÁRIA</text:p>
          </table:table-cell>
          <table:table-cell office:value-type="string">
            <text:p>INFRAERO CONFINS</text:p>
          </table:table-cell>
          <table:table-cell office:value-type="string">
            <text:p>MG</text:p>
          </table:table-cell>
          <table:table-cell office:value-type="string">
            <text:p>AC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873/2014/4400/4600</text:p>
          </table:table-cell>
          <table:table-cell office:value-type="string">
            <text:p>2014-01-3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table:number-columns-repeated="5"/>
          <table:table-cell office:value-type="string">
            <text:p>Fibra óptica TELEBRAS</text:p>
          </table:table-cell>
          <table:table-cell table:number-columns-repeated="8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RJAC000005</text:p>
          </table:table-cell>
          <table:table-cell office:value-type="string">
            <text:p>INFRAERO - EMPRESA BRASILEIRA DE INFRAESTRUTURA AEROPORTUÁRIA</text:p>
          </table:table-cell>
          <table:table-cell office:value-type="string">
            <text:p>INFRAERO JACAREPAGUA</text:p>
          </table:table-cell>
          <table:table-cell office:value-type="string">
            <text:p>RJ</text:p>
          </table:table-cell>
          <table:table-cell office:value-type="string">
            <text:p>AC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861/2014/4400/4600</text:p>
          </table:table-cell>
          <table:table-cell office:value-type="string">
            <text:p>2014-01-3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Av. Ayrton Senna, 2541 - Barra da Tijuca</text:p>
          </table:table-cell>
          <table:table-cell table:number-columns-repeated="7"/>
          <table:table-cell office:value-type="string">
            <text:p>0.00</text:p>
          </table:table-cell>
          <table:table-cell office:value-type="string">
            <text:p>2014-05-29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RJAC000006</text:p>
          </table:table-cell>
          <table:table-cell office:value-type="string">
            <text:p>INFRAERO - EMPRESA BRASILEIRA DE INFRAESTRUTURA AEROPORTUÁRIA</text:p>
          </table:table-cell>
          <table:table-cell office:value-type="string">
            <text:p>INFRAERO GALEAO</text:p>
          </table:table-cell>
          <table:table-cell office:value-type="string">
            <text:p>RJ</text:p>
          </table:table-cell>
          <table:table-cell office:value-type="string">
            <text:p>AC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862/2014/4400/4600</text:p>
          </table:table-cell>
          <table:table-cell office:value-type="string">
            <text:p>2014-01-3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table:number-columns-repeated="5"/>
          <table:table-cell office:value-type="string">
            <text:p>Fibra óptica TELEBRAS</text:p>
          </table:table-cell>
          <table:table-cell table:number-columns-repeated="8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RNAC000005</text:p>
          </table:table-cell>
          <table:table-cell office:value-type="string">
            <text:p>INFRAERO - EMPRESA BRASILEIRA DE INFRAESTRUTURA AEROPORTUÁRIA</text:p>
          </table:table-cell>
          <table:table-cell office:value-type="string">
            <text:p>INFRAERO AUGUSTO SEVERO</text:p>
          </table:table-cell>
          <table:table-cell office:value-type="string">
            <text:p>RN</text:p>
          </table:table-cell>
          <table:table-cell office:value-type="string">
            <text:p>AC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871/2014/4400/4600</text:p>
          </table:table-cell>
          <table:table-cell office:value-type="string">
            <text:p>2014-01-3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Rádio TELEBRAS</text:p>
          </table:table-cell>
          <table:table-cell table:number-columns-repeated="5"/>
          <table:table-cell office:value-type="string">
            <text:p>Rádio TELEBRAS</text:p>
          </table:table-cell>
          <table:table-cell office:value-type="string">
            <text:p>Parnamirim - RN,</text:p>
          </table:table-cell>
          <table:table-cell table:number-columns-repeated="7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SPAC000004</text:p>
          </table:table-cell>
          <table:table-cell office:value-type="string">
            <text:p>INFRAERO - EMPRESA BRASILEIRA DE INFRAESTRUTURA AEROPORTUÁRIA</text:p>
          </table:table-cell>
          <table:table-cell office:value-type="string">
            <text:p>INFRAERO CAMPO <text:s/>DE MARTE</text:p>
          </table:table-cell>
          <table:table-cell office:value-type="string">
            <text:p>SP</text:p>
          </table:table-cell>
          <table:table-cell office:value-type="string">
            <text:p>AC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865/2014/4400/4600</text:p>
          </table:table-cell>
          <table:table-cell office:value-type="string">
            <text:p>2014-01-3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table:number-columns-repeated="5"/>
          <table:table-cell office:value-type="string">
            <text:p>Fibra óptica TELEBRAS</text:p>
          </table:table-cell>
          <table:table-cell table:number-columns-repeated="8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SPAC000005</text:p>
          </table:table-cell>
          <table:table-cell office:value-type="string">
            <text:p>INFRAERO - EMPRESA BRASILEIRA DE INFRAESTRUTURA AEROPORTUÁRIA</text:p>
          </table:table-cell>
          <table:table-cell office:value-type="string">
            <text:p>INFRAERO CONGONHAS</text:p>
          </table:table-cell>
          <table:table-cell office:value-type="string">
            <text:p>SP</text:p>
          </table:table-cell>
          <table:table-cell office:value-type="string">
            <text:p>AC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866/2014/4400/4600</text:p>
          </table:table-cell>
          <table:table-cell office:value-type="string">
            <text:p>2014-01-3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table:number-columns-repeated="14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ACL3000002</text:p>
          </table:table-cell>
          <table:table-cell office:value-type="string">
            <text:p>INSTITUTO BRASILEIRO DE MEIO AMBIENTE - IBAMA</text:p>
          </table:table-cell>
          <table:table-cell office:value-type="string">
            <text:p>IBAMA</text:p>
          </table:table-cell>
          <table:table-cell office:value-type="string">
            <text:p>AC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103/2016/DC/4600</text:p>
          </table:table-cell>
          <table:table-cell office:value-type="string">
            <text:p>2016-04-06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/>
          <table:table-cell office:value-type="string">
            <text:p>Rádio TELEBRAS</text:p>
          </table:table-cell>
          <table:table-cell office:value-type="string">
            <text:p>TELEBRAS</text:p>
          </table:table-cell>
          <table:table-cell table:number-columns-repeated="4"/>
          <table:table-cell office:value-type="string">
            <text:p>Rádio TELEBRAS</text:p>
          </table:table-cell>
          <table:table-cell office:value-type="string">
            <text:p>Rua Hidelfonso Cordeiro, 285</text:p>
          </table:table-cell>
          <table:table-cell table:number-columns-repeated="2"/>
          <table:table-cell office:value-type="string">
            <text:p>69.901-180</text:p>
          </table:table-cell>
          <table:table-cell office:value-type="string">
            <text:p>Daniel de Souza Vasconcelos</text:p>
          </table:table-cell>
          <table:table-cell office:value-type="string">
            <text:p>(61) 3316-1544</text:p>
          </table:table-cell>
          <table:table-cell office:value-type="string">
            <text:p>(61) 8354-396</text:p>
          </table:table-cell>
          <table:table-cell office:value-type="string">
            <text:p>Daniel.Vasconcelos@ibama.gov.br</text:p>
          </table:table-cell>
          <table:table-cell office:value-type="string">
            <text:p>12572.39</text:p>
          </table:table-cell>
          <table:table-cell office:value-type="string">
            <text:p>2016-06-16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AML3000004</text:p>
          </table:table-cell>
          <table:table-cell office:value-type="string">
            <text:p>INSTITUTO BRASILEIRO DE MEIO AMBIENTE - IBAMA</text:p>
          </table:table-cell>
          <table:table-cell office:value-type="string">
            <text:p>IBAMA</text:p>
          </table:table-cell>
          <table:table-cell office:value-type="string">
            <text:p>AM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104/2016/DC/4600</text:p>
          </table:table-cell>
          <table:table-cell office:value-type="string">
            <text:p>2016-04-06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2"/>
          <table:table-cell office:value-type="string">
            <text:p>TELEBRAS</text:p>
          </table:table-cell>
          <table:table-cell table:number-columns-repeated="4"/>
          <table:table-cell office:value-type="string">
            <text:p>Fibra óptica TELEBRAS</text:p>
          </table:table-cell>
          <table:table-cell office:value-type="string">
            <text:p>Rua Ministro João Gonçalves de Souza - s/n - Km1 - BR 319</text:p>
          </table:table-cell>
          <table:table-cell table:number-columns-repeated="3"/>
          <table:table-cell office:value-type="string">
            <text:p>Daniel de Souza Vasconcelos</text:p>
          </table:table-cell>
          <table:table-cell office:value-type="string">
            <text:p>(61) 3316-1544</text:p>
          </table:table-cell>
          <table:table-cell office:value-type="string">
            <text:p>(61) 8354-396</text:p>
          </table:table-cell>
          <table:table-cell office:value-type="string">
            <text:p>Daniel.Vasconcelos@ibama.gov.br</text:p>
          </table:table-cell>
          <table:table-cell office:value-type="string">
            <text:p>13519.81</text:p>
          </table:table-cell>
          <table:table-cell office:value-type="string">
            <text:p>2016-06-16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DFL3000023</text:p>
          </table:table-cell>
          <table:table-cell office:value-type="string">
            <text:p>INSTITUTO BRASILEIRO DE MEIO AMBIENTE - IBAMA</text:p>
          </table:table-cell>
          <table:table-cell office:value-type="string">
            <text:p>IBAMA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108/2016/DC/4600</text:p>
          </table:table-cell>
          <table:table-cell office:value-type="string">
            <text:p>2016-04-06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2"/>
          <table:table-cell office:value-type="string">
            <text:p>TELEBRAS</text:p>
          </table:table-cell>
          <table:table-cell table:number-columns-repeated="4"/>
          <table:table-cell office:value-type="string">
            <text:p>Fibra óptica TELEBRAS</text:p>
          </table:table-cell>
          <table:table-cell office:value-type="string">
            <text:p>SAS - Qd. 05 - Lote 05 - BL. "H" - <text:s/>5º Andar</text:p>
          </table:table-cell>
          <table:table-cell table:number-columns-repeated="2"/>
          <table:table-cell office:value-type="string">
            <text:p>70.058-900</text:p>
          </table:table-cell>
          <table:table-cell office:value-type="string">
            <text:p>Daniel de Souza Vasconcelos</text:p>
          </table:table-cell>
          <table:table-cell office:value-type="string">
            <text:p>(61) 3316-1544</text:p>
          </table:table-cell>
          <table:table-cell office:value-type="string">
            <text:p>(61) 8354-396</text:p>
          </table:table-cell>
          <table:table-cell office:value-type="string">
            <text:p>Daniel.Vasconcelos@ibama.gov.br</text:p>
          </table:table-cell>
          <table:table-cell office:value-type="string">
            <text:p>12572.39</text:p>
          </table:table-cell>
          <table:table-cell office:value-type="string">
            <text:p>2016-06-30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DFL3000024</text:p>
          </table:table-cell>
          <table:table-cell office:value-type="string">
            <text:p>INSTITUTO BRASILEIRO DE MEIO AMBIENTE - IBAMA</text:p>
          </table:table-cell>
          <table:table-cell office:value-type="string">
            <text:p>IBAMA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110/2016/DC/4600</text:p>
          </table:table-cell>
          <table:table-cell office:value-type="string">
            <text:p>2016-04-06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2"/>
          <table:table-cell office:value-type="string">
            <text:p>TELEBRAS</text:p>
          </table:table-cell>
          <table:table-cell table:number-columns-repeated="4"/>
          <table:table-cell office:value-type="string">
            <text:p>Fibra óptica TELEBRAS</text:p>
          </table:table-cell>
          <table:table-cell office:value-type="string">
            <text:p>SAS - Qd. 05 - Lote 05 - BL. "H" - 5º Andar</text:p>
          </table:table-cell>
          <table:table-cell table:number-columns-repeated="2"/>
          <table:table-cell office:value-type="string">
            <text:p>70.058-900</text:p>
          </table:table-cell>
          <table:table-cell office:value-type="string">
            <text:p>Daniel de Souza Vasconcelos</text:p>
          </table:table-cell>
          <table:table-cell office:value-type="string">
            <text:p>(61) 3316-1544</text:p>
          </table:table-cell>
          <table:table-cell office:value-type="string">
            <text:p>(61) 8354-396</text:p>
          </table:table-cell>
          <table:table-cell office:value-type="string">
            <text:p>Daniel.Vasconcelos@ibama.gov.br</text:p>
          </table:table-cell>
          <table:table-cell office:value-type="string">
            <text:p>12572.39</text:p>
          </table:table-cell>
          <table:table-cell office:value-type="string">
            <text:p>2016-06-28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DFL3000025</text:p>
          </table:table-cell>
          <table:table-cell office:value-type="string">
            <text:p>INSTITUTO BRASILEIRO DE MEIO AMBIENTE - IBAMA</text:p>
          </table:table-cell>
          <table:table-cell office:value-type="string">
            <text:p>IBAMA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0111/2016/DC/4600</text:p>
          </table:table-cell>
          <table:table-cell office:value-type="string">
            <text:p>2016-04-06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TELEBRAS</text:p>
          </table:table-cell>
          <table:table-cell table:number-columns-repeated="4"/>
          <table:table-cell office:value-type="string">
            <text:p>Fibra óptica TELEBRAS</text:p>
          </table:table-cell>
          <table:table-cell office:value-type="string">
            <text:p>SCS - Quadra 05 - Bloco E - Ed. Embratel - 5º Andar - Sala 510</text:p>
          </table:table-cell>
          <table:table-cell table:number-columns-repeated="2"/>
          <table:table-cell office:value-type="string">
            <text:p>70.818-900</text:p>
          </table:table-cell>
          <table:table-cell office:value-type="string">
            <text:p>Daniel de Souza Vasconcelos</text:p>
          </table:table-cell>
          <table:table-cell office:value-type="string">
            <text:p>(61) 3316-1544</text:p>
          </table:table-cell>
          <table:table-cell office:value-type="string">
            <text:p>(61) 8354-396</text:p>
          </table:table-cell>
          <table:table-cell office:value-type="string">
            <text:p>Daniel.Vasconcelos@ibama.gov.br</text:p>
          </table:table-cell>
          <table:table-cell office:value-type="string">
            <text:p>115638.90</text:p>
          </table:table-cell>
          <table:table-cell office:value-type="string">
            <text:p>2016-06-30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DFL3000026</text:p>
          </table:table-cell>
          <table:table-cell office:value-type="string">
            <text:p>INSTITUTO BRASILEIRO DE MEIO AMBIENTE - IBAMA</text:p>
          </table:table-cell>
          <table:table-cell office:value-type="string">
            <text:p>IBAMA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105/2016/DC/4600</text:p>
          </table:table-cell>
          <table:table-cell office:value-type="string">
            <text:p>2016-04-06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TELEBRAS</text:p>
          </table:table-cell>
          <table:table-cell table:number-columns-repeated="4"/>
          <table:table-cell office:value-type="string">
            <text:p>Fibra óptica TELEBRAS</text:p>
          </table:table-cell>
          <table:table-cell office:value-type="string">
            <text:p>SCEN Trecho 2 - Ed. Sede Ibama - Blocos E/F</text:p>
          </table:table-cell>
          <table:table-cell table:number-columns-repeated="2"/>
          <table:table-cell office:value-type="string">
            <text:p>70.818-900</text:p>
          </table:table-cell>
          <table:table-cell office:value-type="string">
            <text:p>Daniel de Souza Vasconcelos</text:p>
          </table:table-cell>
          <table:table-cell office:value-type="string">
            <text:p>(61) 3316-1544</text:p>
          </table:table-cell>
          <table:table-cell office:value-type="string">
            <text:p>(61) 8354-396</text:p>
          </table:table-cell>
          <table:table-cell office:value-type="string">
            <text:p>Daniel.Vasconcelos@ibama.gov.br</text:p>
          </table:table-cell>
          <table:table-cell office:value-type="string">
            <text:p>7882.75</text:p>
          </table:table-cell>
          <table:table-cell office:value-type="string">
            <text:p>2016-06-30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DFL3000027</text:p>
          </table:table-cell>
          <table:table-cell office:value-type="string">
            <text:p>INSTITUTO BRASILEIRO DE MEIO AMBIENTE - IBAMA</text:p>
          </table:table-cell>
          <table:table-cell office:value-type="string">
            <text:p>IBAMA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106/2016/DC/4600</text:p>
          </table:table-cell>
          <table:table-cell office:value-type="string">
            <text:p>2016-04-06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TELEBRAS</text:p>
          </table:table-cell>
          <table:table-cell table:number-columns-repeated="4"/>
          <table:table-cell office:value-type="string">
            <text:p>Fibra óptica TELEBRAS</text:p>
          </table:table-cell>
          <table:table-cell office:value-type="string">
            <text:p>SCEN Trecho 2 - Ed. Sede Ibama - Bloco B - Sub-Solo</text:p>
          </table:table-cell>
          <table:table-cell table:number-columns-repeated="2"/>
          <table:table-cell office:value-type="string">
            <text:p>70.818-900</text:p>
          </table:table-cell>
          <table:table-cell office:value-type="string">
            <text:p>Daniel de Souza Vasconcelos</text:p>
          </table:table-cell>
          <table:table-cell office:value-type="string">
            <text:p>(61) 3316-1544</text:p>
          </table:table-cell>
          <table:table-cell office:value-type="string">
            <text:p>(61) 8354-396</text:p>
          </table:table-cell>
          <table:table-cell office:value-type="string">
            <text:p>Daniel.Vasconcelos@ibama.gov.br</text:p>
          </table:table-cell>
          <table:table-cell office:value-type="string">
            <text:p>7882.75</text:p>
          </table:table-cell>
          <table:table-cell office:value-type="string">
            <text:p>2016-06-30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DFL3000028</text:p>
          </table:table-cell>
          <table:table-cell office:value-type="string">
            <text:p>INSTITUTO BRASILEIRO DE MEIO AMBIENTE - IBAMA</text:p>
          </table:table-cell>
          <table:table-cell office:value-type="string">
            <text:p>IBAMA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0107/2016/DC/4600</text:p>
          </table:table-cell>
          <table:table-cell office:value-type="string">
            <text:p>2016-04-06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TELEBRAS</text:p>
          </table:table-cell>
          <table:table-cell table:number-columns-repeated="4"/>
          <table:table-cell office:value-type="string">
            <text:p>Fibra óptica TELEBRAS</text:p>
          </table:table-cell>
          <table:table-cell office:value-type="string">
            <text:p>SCEN - Trecho 2 - Bl. B - Ed. Sede Ibama</text:p>
          </table:table-cell>
          <table:table-cell table:number-columns-repeated="2"/>
          <table:table-cell office:value-type="string">
            <text:p>70.818-900</text:p>
          </table:table-cell>
          <table:table-cell office:value-type="string">
            <text:p>Daniel de Souza Vasconcelos</text:p>
          </table:table-cell>
          <table:table-cell office:value-type="string">
            <text:p>(61) 3316-1544</text:p>
          </table:table-cell>
          <table:table-cell office:value-type="string">
            <text:p>(61) 8354-396</text:p>
          </table:table-cell>
          <table:table-cell office:value-type="string">
            <text:p>Daniel.Vasconcelos@ibama.gov.br</text:p>
          </table:table-cell>
          <table:table-cell office:value-type="string">
            <text:p>64019.70</text:p>
          </table:table-cell>
          <table:table-cell office:value-type="string">
            <text:p>2016-06-30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MAL3000002</text:p>
          </table:table-cell>
          <table:table-cell office:value-type="string">
            <text:p>INSTITUTO BRASILEIRO DE MEIO AMBIENTE - IBAMA</text:p>
          </table:table-cell>
          <table:table-cell office:value-type="string">
            <text:p>IBAMA</text:p>
          </table:table-cell>
          <table:table-cell office:value-type="string">
            <text:p>MA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109/2016/DC/4600</text:p>
          </table:table-cell>
          <table:table-cell office:value-type="string">
            <text:p>2016-04-06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/>
          <table:table-cell office:value-type="string">
            <text:p>Rádio TELEBRAS</text:p>
          </table:table-cell>
          <table:table-cell office:value-type="string">
            <text:p>TELEBRAS</text:p>
          </table:table-cell>
          <table:table-cell table:number-columns-repeated="4"/>
          <table:table-cell office:value-type="string">
            <text:p>Rádio TELEBRAS</text:p>
          </table:table-cell>
          <table:table-cell office:value-type="string">
            <text:p>Rua D. Pedro II - 170 - Centro</text:p>
          </table:table-cell>
          <table:table-cell table:number-columns-repeated="2"/>
          <table:table-cell office:value-type="string">
            <text:p>65.900-030</text:p>
          </table:table-cell>
          <table:table-cell office:value-type="string">
            <text:p>Daniel de Souza Vasconcelos</text:p>
          </table:table-cell>
          <table:table-cell office:value-type="string">
            <text:p>(61) 3316-1544</text:p>
          </table:table-cell>
          <table:table-cell office:value-type="string">
            <text:p>(61) 8354-396</text:p>
          </table:table-cell>
          <table:table-cell office:value-type="string">
            <text:p>Daniel.Vasconcelos@ibama.gov.br</text:p>
          </table:table-cell>
          <table:table-cell office:value-type="string">
            <text:p>12572.39</text:p>
          </table:table-cell>
          <table:table-cell office:value-type="string">
            <text:p>2016-06-17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MGL3000008</text:p>
          </table:table-cell>
          <table:table-cell office:value-type="string">
            <text:p>INSTITUTO BRASILEIRO DE MEIO AMBIENTE - IBAMA</text:p>
          </table:table-cell>
          <table:table-cell office:value-type="string">
            <text:p>IBAMA</text:p>
          </table:table-cell>
          <table:table-cell office:value-type="string">
            <text:p>MG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113/2016/DC/4600</text:p>
          </table:table-cell>
          <table:table-cell office:value-type="string">
            <text:p>2016-04-06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TELEBRAS</text:p>
          </table:table-cell>
          <table:table-cell table:number-columns-repeated="4"/>
          <table:table-cell office:value-type="string">
            <text:p>Fibra óptica TELEBRAS</text:p>
          </table:table-cell>
          <table:table-cell office:value-type="string">
            <text:p>Av. do Contorno - 8.121 - Bairro Cidade Jardim</text:p>
          </table:table-cell>
          <table:table-cell table:number-columns-repeated="2"/>
          <table:table-cell office:value-type="string">
            <text:p>30.110-051</text:p>
          </table:table-cell>
          <table:table-cell office:value-type="string">
            <text:p>Daniel de Souza Vasconcelos</text:p>
          </table:table-cell>
          <table:table-cell office:value-type="string">
            <text:p>(61) 3316-1544</text:p>
          </table:table-cell>
          <table:table-cell office:value-type="string">
            <text:p>(61) 8354-396</text:p>
          </table:table-cell>
          <table:table-cell office:value-type="string">
            <text:p>Daniel.Vasconcelos@ibama.gov.br</text:p>
          </table:table-cell>
          <table:table-cell office:value-type="string">
            <text:p>6614.86</text:p>
          </table:table-cell>
          <table:table-cell office:value-type="string">
            <text:p>2016-07-16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MTL3000004</text:p>
          </table:table-cell>
          <table:table-cell office:value-type="string">
            <text:p>INSTITUTO BRASILEIRO DE MEIO AMBIENTE - IBAMA</text:p>
          </table:table-cell>
          <table:table-cell office:value-type="string">
            <text:p>IBAMA</text:p>
          </table:table-cell>
          <table:table-cell office:value-type="string">
            <text:p>MT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114/2016/DC/4600</text:p>
          </table:table-cell>
          <table:table-cell office:value-type="string">
            <text:p>2016-04-06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/>
          <table:table-cell office:value-type="string">
            <text:p>Rádio TELEBRAS</text:p>
          </table:table-cell>
          <table:table-cell office:value-type="string">
            <text:p>TELEBRAS</text:p>
          </table:table-cell>
          <table:table-cell table:number-columns-repeated="4"/>
          <table:table-cell office:value-type="string">
            <text:p>Rádio TELEBRAS</text:p>
          </table:table-cell>
          <table:table-cell office:value-type="string">
            <text:p>Rua Rio Branco - 160</text:p>
          </table:table-cell>
          <table:table-cell table:number-columns-repeated="2"/>
          <table:table-cell office:value-type="string">
            <text:p>78.740-310</text:p>
          </table:table-cell>
          <table:table-cell office:value-type="string">
            <text:p>Daniel de Souza Vasconcelos</text:p>
          </table:table-cell>
          <table:table-cell office:value-type="string">
            <text:p>(61) 3316-1544</text:p>
          </table:table-cell>
          <table:table-cell office:value-type="string">
            <text:p>(61) 8354-396</text:p>
          </table:table-cell>
          <table:table-cell office:value-type="string">
            <text:p>Daniel.Vasconcelos@ibama.gov.br</text:p>
          </table:table-cell>
          <table:table-cell office:value-type="string">
            <text:p>13940.01</text:p>
          </table:table-cell>
          <table:table-cell office:value-type="string">
            <text:p>2016-06-16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PEL3000004</text:p>
          </table:table-cell>
          <table:table-cell office:value-type="string">
            <text:p>INSTITUTO BRASILEIRO DE MEIO AMBIENTE - IBAMA</text:p>
          </table:table-cell>
          <table:table-cell office:value-type="string">
            <text:p>IBAMA</text:p>
          </table:table-cell>
          <table:table-cell office:value-type="string">
            <text:p>PE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112/2016/DC/4600</text:p>
          </table:table-cell>
          <table:table-cell office:value-type="string">
            <text:p>2016-04-06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Rádio TELEBRAS</text:p>
          </table:table-cell>
          <table:table-cell office:value-type="string">
            <text:p>TELEBRAS</text:p>
          </table:table-cell>
          <table:table-cell table:number-columns-repeated="4"/>
          <table:table-cell office:value-type="string">
            <text:p>Rádio TELEBRAS</text:p>
          </table:table-cell>
          <table:table-cell office:value-type="string">
            <text:p>Av. 17 de Agosto - 1057</text:p>
          </table:table-cell>
          <table:table-cell table:number-columns-repeated="2"/>
          <table:table-cell office:value-type="string">
            <text:p>52.060-590</text:p>
          </table:table-cell>
          <table:table-cell office:value-type="string">
            <text:p>Daniel de Souza Vasconcelos</text:p>
          </table:table-cell>
          <table:table-cell office:value-type="string">
            <text:p>(61) 3316-1544</text:p>
          </table:table-cell>
          <table:table-cell office:value-type="string">
            <text:p>(61) 8354-396</text:p>
          </table:table-cell>
          <table:table-cell office:value-type="string">
            <text:p>Daniel.Vasconcelos@ibama.gov.br</text:p>
          </table:table-cell>
          <table:table-cell office:value-type="string">
            <text:p>13124.21</text:p>
          </table:table-cell>
          <table:table-cell office:value-type="string">
            <text:p>2016-06-16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RJL3000010</text:p>
          </table:table-cell>
          <table:table-cell office:value-type="string">
            <text:p>INSTITUTO BRASILEIRO DE MEIO AMBIENTE - IBAMA</text:p>
          </table:table-cell>
          <table:table-cell office:value-type="string">
            <text:p>IBAMA</text:p>
          </table:table-cell>
          <table:table-cell office:value-type="string">
            <text:p>RJ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116/2016/DC/4600</text:p>
          </table:table-cell>
          <table:table-cell office:value-type="string">
            <text:p>2016-04-06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TELEBRAS</text:p>
          </table:table-cell>
          <table:table-cell table:number-columns-repeated="4"/>
          <table:table-cell office:value-type="string">
            <text:p>Fibra óptica TELEBRAS</text:p>
          </table:table-cell>
          <table:table-cell office:value-type="string">
            <text:p>Praça XV de Novembro - 42</text:p>
          </table:table-cell>
          <table:table-cell table:number-columns-repeated="2"/>
          <table:table-cell office:value-type="string">
            <text:p>20.010-010</text:p>
          </table:table-cell>
          <table:table-cell office:value-type="string">
            <text:p>Daniel de Souza Vasconcelos</text:p>
          </table:table-cell>
          <table:table-cell office:value-type="string">
            <text:p>(61) 3316-1544</text:p>
          </table:table-cell>
          <table:table-cell office:value-type="string">
            <text:p>(61) 8354-396</text:p>
          </table:table-cell>
          <table:table-cell office:value-type="string">
            <text:p>Daniel.Vasconcelos@ibama.gov.br</text:p>
          </table:table-cell>
          <table:table-cell office:value-type="string">
            <text:p>7007.72</text:p>
          </table:table-cell>
          <table:table-cell office:value-type="string">
            <text:p>2016-06-27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RJL3000011</text:p>
          </table:table-cell>
          <table:table-cell office:value-type="string">
            <text:p>INSTITUTO BRASILEIRO DE MEIO AMBIENTE - IBAMA</text:p>
          </table:table-cell>
          <table:table-cell office:value-type="string">
            <text:p>IBAMA</text:p>
          </table:table-cell>
          <table:table-cell office:value-type="string">
            <text:p>RJ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117/2016/DC/4600</text:p>
          </table:table-cell>
          <table:table-cell office:value-type="string">
            <text:p>2016-04-05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TELEBRAS</text:p>
          </table:table-cell>
          <table:table-cell table:number-columns-repeated="4"/>
          <table:table-cell office:value-type="string">
            <text:p>Fibra óptica TELEBRAS</text:p>
          </table:table-cell>
          <table:table-cell office:value-type="string">
            <text:p>Av. Vinte de Janeiro - s/nº</text:p>
          </table:table-cell>
          <table:table-cell table:number-columns-repeated="3"/>
          <table:table-cell office:value-type="string">
            <text:p>Daniel de Souza Vasconcelos</text:p>
          </table:table-cell>
          <table:table-cell office:value-type="string">
            <text:p>(61) 3316-1544</text:p>
          </table:table-cell>
          <table:table-cell office:value-type="string">
            <text:p>(61) 8354-396</text:p>
          </table:table-cell>
          <table:table-cell office:value-type="string">
            <text:p>Daniel.Vasconcelos@ibama.gov.br</text:p>
          </table:table-cell>
          <table:table-cell office:value-type="string">
            <text:p>13319.07</text:p>
          </table:table-cell>
          <table:table-cell office:value-type="string">
            <text:p>2016-06-27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SEL3000002</text:p>
          </table:table-cell>
          <table:table-cell office:value-type="string">
            <text:p>INSTITUTO BRASILEIRO DE MEIO AMBIENTE - IBAMA</text:p>
          </table:table-cell>
          <table:table-cell office:value-type="string">
            <text:p>IBAMA</text:p>
          </table:table-cell>
          <table:table-cell office:value-type="string">
            <text:p>SE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115/2016/DC/4600</text:p>
          </table:table-cell>
          <table:table-cell office:value-type="string">
            <text:p>2016-04-06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/>
          <table:table-cell office:value-type="string">
            <text:p>Rádio TELEBRAS</text:p>
          </table:table-cell>
          <table:table-cell office:value-type="string">
            <text:p>TELEBRAS</text:p>
          </table:table-cell>
          <table:table-cell table:number-columns-repeated="4"/>
          <table:table-cell office:value-type="string">
            <text:p>Rádio TELEBRAS</text:p>
          </table:table-cell>
          <table:table-cell office:value-type="string">
            <text:p>Av. Coelho e Campos - 521</text:p>
          </table:table-cell>
          <table:table-cell table:number-columns-repeated="2"/>
          <table:table-cell office:value-type="string">
            <text:p>49.010-720</text:p>
          </table:table-cell>
          <table:table-cell office:value-type="string">
            <text:p>Daniel de Souza Vasconcelos</text:p>
          </table:table-cell>
          <table:table-cell office:value-type="string">
            <text:p>(61) 3316-1544</text:p>
          </table:table-cell>
          <table:table-cell office:value-type="string">
            <text:p>(61) 8354-396</text:p>
          </table:table-cell>
          <table:table-cell office:value-type="string">
            <text:p>Daniel.Vasconcelos@ibama.gov.br</text:p>
          </table:table-cell>
          <table:table-cell office:value-type="string">
            <text:p>12934.96</text:p>
          </table:table-cell>
          <table:table-cell office:value-type="string">
            <text:p>2016-08-08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TOL3000002</text:p>
          </table:table-cell>
          <table:table-cell office:value-type="string">
            <text:p>INSTITUTO BRASILEIRO DE MEIO AMBIENTE - IBAMA</text:p>
          </table:table-cell>
          <table:table-cell office:value-type="string">
            <text:p>IBAMA</text:p>
          </table:table-cell>
          <table:table-cell office:value-type="string">
            <text:p>TO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118/2016/4600</text:p>
          </table:table-cell>
          <table:table-cell office:value-type="string">
            <text:p>2016-04-06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/>
          <table:table-cell office:value-type="string">
            <text:p>Rádio TELEBRAS</text:p>
          </table:table-cell>
          <table:table-cell office:value-type="string">
            <text:p>TELEBRAS</text:p>
          </table:table-cell>
          <table:table-cell table:number-columns-repeated="4"/>
          <table:table-cell office:value-type="string">
            <text:p>Rádio TELEBRAS</text:p>
          </table:table-cell>
          <table:table-cell office:value-type="string">
            <text:p>Rua Santa Bárbara - s/n</text:p>
          </table:table-cell>
          <table:table-cell table:number-columns-repeated="2"/>
          <table:table-cell office:value-type="string">
            <text:p>77.817-290</text:p>
          </table:table-cell>
          <table:table-cell office:value-type="string">
            <text:p>Daniel de Souza Vasconcelos</text:p>
          </table:table-cell>
          <table:table-cell office:value-type="string">
            <text:p>(61) 3316-1544</text:p>
          </table:table-cell>
          <table:table-cell office:value-type="string">
            <text:p>(61) 8354-396</text:p>
          </table:table-cell>
          <table:table-cell office:value-type="string">
            <text:p>Daniel.Vasconcelos@ibama.gov.br</text:p>
          </table:table-cell>
          <table:table-cell office:value-type="string">
            <text:p>12572.39</text:p>
          </table:table-cell>
          <table:table-cell office:value-type="string">
            <text:p>2016-06-16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TOL3000003</text:p>
          </table:table-cell>
          <table:table-cell office:value-type="string">
            <text:p>INSTITUTO BRASILEIRO DE MEIO AMBIENTE - IBAMA</text:p>
          </table:table-cell>
          <table:table-cell office:value-type="string">
            <text:p>IBAMA</text:p>
          </table:table-cell>
          <table:table-cell office:value-type="string">
            <text:p>TO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119/2016/DC/4600</text:p>
          </table:table-cell>
          <table:table-cell office:value-type="string">
            <text:p>2016-04-06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/>
          <table:table-cell office:value-type="string">
            <text:p>Rádio TELEBRAS</text:p>
          </table:table-cell>
          <table:table-cell office:value-type="string">
            <text:p>TELEBRAS</text:p>
          </table:table-cell>
          <table:table-cell table:number-columns-repeated="4"/>
          <table:table-cell office:value-type="string">
            <text:p>Rádio TELEBRAS</text:p>
          </table:table-cell>
          <table:table-cell office:value-type="string">
            <text:p>Av. Piauí - <text:s/>2090 - Centro</text:p>
          </table:table-cell>
          <table:table-cell table:number-columns-repeated="3"/>
          <table:table-cell office:value-type="string">
            <text:p>Daniel de Souza Vasconcelos</text:p>
          </table:table-cell>
          <table:table-cell office:value-type="string">
            <text:p>(61) 3316-1544</text:p>
          </table:table-cell>
          <table:table-cell office:value-type="string">
            <text:p>(61) 8354-396</text:p>
          </table:table-cell>
          <table:table-cell office:value-type="string">
            <text:p>Daniel.Vasconcelos@ibama.gov.br</text:p>
          </table:table-cell>
          <table:table-cell office:value-type="string">
            <text:p>12572.39</text:p>
          </table:table-cell>
          <table:table-cell office:value-type="string">
            <text:p>2016-06-16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TOL3000004</text:p>
          </table:table-cell>
          <table:table-cell office:value-type="string">
            <text:p>INSTITUTO BRASILEIRO DE MEIO AMBIENTE - IBAMA</text:p>
          </table:table-cell>
          <table:table-cell office:value-type="string">
            <text:p>IBAMA</text:p>
          </table:table-cell>
          <table:table-cell office:value-type="string">
            <text:p>TO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120/2016/DC/4600</text:p>
          </table:table-cell>
          <table:table-cell office:value-type="string">
            <text:p>2016-04-06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TELEBRAS</text:p>
          </table:table-cell>
          <table:table-cell table:number-columns-repeated="4"/>
          <table:table-cell office:value-type="string">
            <text:p>Fibra óptica TELEBRAS</text:p>
          </table:table-cell>
          <table:table-cell office:value-type="string">
            <text:p>ACSU-SE 40 - Conjunto 01 - Lote 6-A - Av. Teotônio Segurado - 1º e 2º Andares</text:p>
          </table:table-cell>
          <table:table-cell table:number-columns-repeated="2"/>
          <table:table-cell office:value-type="string">
            <text:p>77.021-620</text:p>
          </table:table-cell>
          <table:table-cell office:value-type="string">
            <text:p>Daniel de Souza Vasconcelos</text:p>
          </table:table-cell>
          <table:table-cell office:value-type="string">
            <text:p>(61) 3316-1544</text:p>
          </table:table-cell>
          <table:table-cell office:value-type="string">
            <text:p>(61) 8354-396</text:p>
          </table:table-cell>
          <table:table-cell office:value-type="string">
            <text:p>Daniel.Vasconcelos@ibama.gov.br</text:p>
          </table:table-cell>
          <table:table-cell office:value-type="string">
            <text:p>12572.39</text:p>
          </table:table-cell>
          <table:table-cell office:value-type="string">
            <text:p>2016-06-16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SPAC000002</text:p>
          </table:table-cell>
          <table:table-cell office:value-type="string">
            <text:p>INSTITUTO CAMPUS PARTY</text:p>
          </table:table-cell>
          <table:table-cell office:value-type="string">
            <text:p>CAMPUS PARTY 2</text:p>
          </table:table-cell>
          <table:table-cell office:value-type="string">
            <text:p>SP</text:p>
          </table:table-cell>
          <table:table-cell office:value-type="string">
            <text:p>AC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string">
            <text:p>067/2016/DC/4600</text:p>
          </table:table-cell>
          <table:table-cell office:value-type="string">
            <text:p>2016-01-22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Av. Olavo Fontoura, 1209 - Parque Anhembi</text:p>
          </table:table-cell>
          <table:table-cell table:number-columns-repeated="3"/>
          <table:table-cell office:value-type="string">
            <text:p>Fabrício de Souza Duarte</text:p>
          </table:table-cell>
          <table:table-cell office:value-type="string">
            <text:p>2027-1568</text:p>
          </table:table-cell>
          <table:table-cell/>
          <table:table-cell office:value-type="string">
            <text:p>fabricio.duarte@telebras.com.br</text:p>
          </table:table-cell>
          <table:table-cell office:value-type="string">
            <text:p>0.00</text:p>
          </table:table-cell>
          <table:table-cell office:value-type="string">
            <text:p>2016-01-25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RSL2000007</text:p>
          </table:table-cell>
          <table:table-cell office:value-type="string">
            <text:p>INTERNEXA BRASIL OPERADORA DE TELECOMUNICAÇÕES S.A.</text:p>
          </table:table-cell>
          <table:table-cell office:value-type="string">
            <text:p>INTERNEXA - SANTA CRUZ DO SUL-BARUERI</text:p>
          </table:table-cell>
          <table:table-cell office:value-type="string">
            <text:p>RS</text:p>
          </table:table-cell>
          <table:table-cell office:value-type="string">
            <text:p>L2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1898/2015/DC/4600</text:p>
          </table:table-cell>
          <table:table-cell office:value-type="string">
            <text:p>2015-09-2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SE Santa Cruz do Sul- Av. Deputado Euclydes Nicolau Kliemann, 2756, Vila Nova</text:p>
          </table:table-cell>
          <table:table-cell table:number-columns-repeated="4"/>
          <table:table-cell office:value-type="string">
            <text:p>Fibra óptica Cliente</text:p>
          </table:table-cell>
          <table:table-cell office:value-type="string">
            <text:p>POP Metropolitano - ALOG Barueri - Alameda Araguaia, 3641, Tamboré (Data Center 2 - Bastidor Telebras RACK-AJ41)</text:p>
          </table:table-cell>
          <table:table-cell table:number-columns-repeated="3"/>
          <table:table-cell office:value-type="string">
            <text:p>Leandro Ribeiro</text:p>
          </table:table-cell>
          <table:table-cell/>
          <table:table-cell office:value-type="string">
            <text:p>(11) 9880-78093 / (11) 9539-43002</text:p>
          </table:table-cell>
          <table:table-cell office:value-type="string">
            <text:p>lribeiro@internexa.com</text:p>
          </table:table-cell>
          <table:table-cell office:value-type="string">
            <text:p>25000.00</text:p>
          </table:table-cell>
          <table:table-cell office:value-type="string">
            <text:p>2015-10-01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RSL2000008</text:p>
          </table:table-cell>
          <table:table-cell office:value-type="string">
            <text:p>INTERNEXA BRASIL OPERADORA DE TELECOMUNICAÇÕES S.A.</text:p>
          </table:table-cell>
          <table:table-cell office:value-type="string">
            <text:p>INTERNEXA - SÃO LUIZ GONZAGA - PORTO ALEGRE</text:p>
          </table:table-cell>
          <table:table-cell office:value-type="string">
            <text:p>RS</text:p>
          </table:table-cell>
          <table:table-cell office:value-type="string">
            <text:p>L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01919/2015/DC/4600</text:p>
          </table:table-cell>
          <table:table-cell office:value-type="string">
            <text:p>2015-09-30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SE São Luiz Gonzaga - Estrada Linha Lageado s/n, Barrigudo</text:p>
          </table:table-cell>
          <table:table-cell table:number-columns-repeated="2"/>
          <table:table-cell office:value-type="string">
            <text:p>97.800-000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Rua General Bento Martins, 24/8o andar - Centro</text:p>
          </table:table-cell>
          <table:table-cell table:number-columns-repeated="2"/>
          <table:table-cell office:value-type="string">
            <text:p>90.010-080</text:p>
          </table:table-cell>
          <table:table-cell office:value-type="string">
            <text:p>Bruna Lassakoski Fontes</text:p>
          </table:table-cell>
          <table:table-cell/>
          <table:table-cell office:value-type="string">
            <text:p>(51) 9668-0078</text:p>
          </table:table-cell>
          <table:table-cell office:value-type="string">
            <text:p>blassakoski@internexa.com</text:p>
          </table:table-cell>
          <table:table-cell office:value-type="string">
            <text:p>5000.00</text:p>
          </table:table-cell>
          <table:table-cell office:value-type="string">
            <text:p>2015-10-15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SPBL000008</text:p>
          </table:table-cell>
          <table:table-cell office:value-type="string">
            <text:p>INTERVALE TELECOM LTDA ME</text:p>
          </table:table-cell>
          <table:table-cell office:value-type="string">
            <text:p>INTERVALE</text:p>
          </table:table-cell>
          <table:table-cell office:value-type="string">
            <text:p>SP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38/2012/DC/4600</text:p>
          </table:table-cell>
          <table:table-cell office:value-type="string">
            <text:p>2012-09-28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Rádio TELEBRAS</text:p>
          </table:table-cell>
          <table:table-cell table:number-columns-repeated="5"/>
          <table:table-cell office:value-type="string">
            <text:p>Rádio TELEBRAS</text:p>
          </table:table-cell>
          <table:table-cell table:number-columns-repeated="8"/>
          <table:table-cell office:value-type="string">
            <text:p>190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PIL2000002</text:p>
          </table:table-cell>
          <table:table-cell office:value-type="string">
            <text:p>IP2TEL SERVICOS DE COMUNICACAO MULTIMIDIA LTDA - ME</text:p>
          </table:table-cell>
          <table:table-cell office:value-type="string">
            <text:p>IP2TEL TERESINA-BRASILEIRA</text:p>
          </table:table-cell>
          <table:table-cell office:value-type="string">
            <text:p>PI</text:p>
          </table:table-cell>
          <table:table-cell office:value-type="string">
            <text:p>L2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01983/2015/DC/4600</text:p>
          </table:table-cell>
          <table:table-cell office:value-type="string">
            <text:p>2015-11-27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PITSA0PP001</text:p>
          </table:table-cell>
          <table:table-cell office:value-type="string">
            <text:p>Fibra óptica TELEBRAS</text:p>
          </table:table-cell>
          <table:table-cell office:value-type="string">
            <text:p>Pop de Teresina I</text:p>
          </table:table-cell>
          <table:table-cell office:value-type="string">
            <text:p>Teresina</text:p>
          </table:table-cell>
          <table:table-cell office:value-type="string">
            <text:p>PI</text:p>
          </table:table-cell>
          <table:table-cell/>
          <table:table-cell office:value-type="string">
            <text:p>PIBSLATR001</text:p>
          </table:table-cell>
          <table:table-cell office:value-type="string">
            <text:p>Rádio Cliente</text:p>
          </table:table-cell>
          <table:table-cell office:value-type="string">
            <text:p>ETR de Brasileira</text:p>
          </table:table-cell>
          <table:table-cell office:value-type="string">
            <text:p>Brasileira</text:p>
          </table:table-cell>
          <table:table-cell office:value-type="string">
            <text:p>PI</text:p>
          </table:table-cell>
          <table:table-cell/>
          <table:table-cell office:value-type="string">
            <text:p>Jefferson Pereira de Carvalho</text:p>
          </table:table-cell>
          <table:table-cell office:value-type="string">
            <text:p>(86) 3301-5305</text:p>
          </table:table-cell>
          <table:table-cell office:value-type="string">
            <text:p>(86) 99951-0000</text:p>
          </table:table-cell>
          <table:table-cell office:value-type="string">
            <text:p>jeff@ipcarrier.us</text:p>
          </table:table-cell>
          <table:table-cell office:value-type="string">
            <text:p>6880.00</text:p>
          </table:table-cell>
          <table:table-cell office:value-type="string">
            <text:p>2016-01-27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MAP2000002</text:p>
          </table:table-cell>
          <table:table-cell office:value-type="string">
            <text:p>ISOTELCO LTDA - EPP</text:p>
          </table:table-cell>
          <table:table-cell office:value-type="string">
            <text:p>ISOTELCO - IMPERATRIZ-BARUERI</text:p>
          </table:table-cell>
          <table:table-cell office:value-type="string">
            <text:p>MA</text:p>
          </table:table-cell>
          <table:table-cell office:value-type="string">
            <text:p>P2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247/2016/DC/4600</text:p>
          </table:table-cell>
          <table:table-cell office:value-type="string">
            <text:p>2016-04-07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POP DE IMPERATRIZ/MA - Rod. BR 010 - km 1360 - Subestacao de Imperatriz</text:p>
          </table:table-cell>
          <table:table-cell table:number-columns-repeated="4"/>
          <table:table-cell office:value-type="string">
            <text:p>Fibra óptica Cliente</text:p>
          </table:table-cell>
          <table:table-cell office:value-type="string">
            <text:p>PTT SÃO PAULO/SP - Alameda Araguaia - nº 3641 - Tamboré</text:p>
          </table:table-cell>
          <table:table-cell table:number-columns-repeated="3"/>
          <table:table-cell office:value-type="string">
            <text:p>Evandro Assis Costa Gonçalves</text:p>
          </table:table-cell>
          <table:table-cell office:value-type="string">
            <text:p>(99) 3014-0025</text:p>
          </table:table-cell>
          <table:table-cell office:value-type="string">
            <text:p>(99) 99159-0029</text:p>
          </table:table-cell>
          <table:table-cell office:value-type="string">
            <text:p>evandro.goncalves@isotelco.com.br</text:p>
          </table:table-cell>
          <table:table-cell office:value-type="string">
            <text:p>11000.00</text:p>
          </table:table-cell>
          <table:table-cell office:value-type="string">
            <text:p>2016-08-08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PABL000010</text:p>
          </table:table-cell>
          <table:table-cell office:value-type="string">
            <text:p>ISOTELCO LTDA - EPP</text:p>
          </table:table-cell>
          <table:table-cell office:value-type="string">
            <text:p>ISOTELCO - MARABÁ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string">
            <text:p>OS - 00076/2012/DC/4600</text:p>
          </table:table-cell>
          <table:table-cell office:value-type="string">
            <text:p>2014-08-26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PAMBA0PP002</text:p>
          </table:table-cell>
          <table:table-cell/>
          <table:table-cell office:value-type="string">
            <text:p>POP Prodepa Marabá - PA</text:p>
          </table:table-cell>
          <table:table-cell office:value-type="string">
            <text:p>Marabá</text:p>
          </table:table-cell>
          <table:table-cell office:value-type="string">
            <text:p>PA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Cliente busca em fibra POP Prodepa Marabá - PA</text:p>
          </table:table-cell>
          <table:table-cell table:number-columns-repeated="3"/>
          <table:table-cell office:value-type="string">
            <text:p>Evandro Gonçalves</text:p>
          </table:table-cell>
          <table:table-cell office:value-type="string">
            <text:p>(94) 93322-1057</text:p>
          </table:table-cell>
          <table:table-cell office:value-type="string">
            <text:p>(94) 98175-2600</text:p>
          </table:table-cell>
          <table:table-cell office:value-type="string">
            <text:p>evandro.goncalves@isotelco.com.br</text:p>
          </table:table-cell>
          <table:table-cell office:value-type="string">
            <text:p>8955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PABL000027</text:p>
          </table:table-cell>
          <table:table-cell office:value-type="string">
            <text:p>ISOTELCO LTDA - EPP</text:p>
          </table:table-cell>
          <table:table-cell office:value-type="string">
            <text:p>ISOTELCO - MARABÁ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016-02-02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PAMBA0PP002</text:p>
          </table:table-cell>
          <table:table-cell office:value-type="string">
            <text:p>Fibra óptica Cliente</text:p>
          </table:table-cell>
          <table:table-cell office:value-type="string">
            <text:p>POP Prodepa Marabá</text:p>
          </table:table-cell>
          <table:table-cell office:value-type="string">
            <text:p>Marabá</text:p>
          </table:table-cell>
          <table:table-cell office:value-type="string">
            <text:p>PA</text:p>
          </table:table-cell>
          <table:table-cell table:number-columns-repeated="2"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Evandro Assis Costa Gonçalves</text:p>
          </table:table-cell>
          <table:table-cell office:value-type="string">
            <text:p>(99) 3014-0025</text:p>
          </table:table-cell>
          <table:table-cell office:value-type="string">
            <text:p>(94) 98175-2600</text:p>
          </table:table-cell>
          <table:table-cell office:value-type="string">
            <text:p>evandro.goncalves@isotelco.com.br</text:p>
          </table:table-cell>
          <table:table-cell office:value-type="string">
            <text:p>8000.00</text:p>
          </table:table-cell>
          <table:table-cell office:value-type="string">
            <text:p>2016-03-04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SEP2000001</text:p>
          </table:table-cell>
          <table:table-cell office:value-type="string">
            <text:p>ITNET LTDA - ME</text:p>
          </table:table-cell>
          <table:table-cell office:value-type="string">
            <text:p>ITNET - NOSSA SENHORA DA GLÓRIA-BARUERI</text:p>
          </table:table-cell>
          <table:table-cell office:value-type="string">
            <text:p>SE</text:p>
          </table:table-cell>
          <table:table-cell office:value-type="string">
            <text:p>P2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177/2016/DC/4600</text:p>
          </table:table-cell>
          <table:table-cell office:value-type="string">
            <text:p>2016-03-1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SENHG0PP001</text:p>
          </table:table-cell>
          <table:table-cell office:value-type="string">
            <text:p>Fibra óptica Cliente</text:p>
          </table:table-cell>
          <table:table-cell office:value-type="string">
            <text:p>POP SSENHG0PP001 (SERRINHA) - NOSSA SENHORA DA GLÓRIA - SE</text:p>
          </table:table-cell>
          <table:table-cell office:value-type="string">
            <text:p>Nossa Senhora da Glória</text:p>
          </table:table-cell>
          <table:table-cell office:value-type="string">
            <text:p>SE</text:p>
          </table:table-cell>
          <table:table-cell/>
          <table:table-cell office:value-type="string">
            <text:p>SPBRE0PM002</text:p>
          </table:table-cell>
          <table:table-cell office:value-type="string">
            <text:p>Fibra óptica Cliente</text:p>
          </table:table-cell>
          <table:table-cell office:value-type="string">
            <text:p>PTT DE SÃO PAULO - SP <text:s/>BARUERI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/>
          <table:table-cell office:value-type="string">
            <text:p>Jamyson Machado Gois</text:p>
          </table:table-cell>
          <table:table-cell office:value-type="string">
            <text:p>(79) 3431-5555</text:p>
          </table:table-cell>
          <table:table-cell office:value-type="string">
            <text:p>(79) 99986-4941</text:p>
          </table:table-cell>
          <table:table-cell office:value-type="string">
            <text:p>jmitnet@gmail.com</text:p>
          </table:table-cell>
          <table:table-cell office:value-type="string">
            <text:p>11000.00</text:p>
          </table:table-cell>
          <table:table-cell office:value-type="string">
            <text:p>2016-06-29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SEP2000002</text:p>
          </table:table-cell>
          <table:table-cell office:value-type="string">
            <text:p>ITNET LTDA - ME</text:p>
          </table:table-cell>
          <table:table-cell office:value-type="string">
            <text:p>ITNET - NOSSA SENHORA DO SOCORRO-BARUERI</text:p>
          </table:table-cell>
          <table:table-cell office:value-type="string">
            <text:p>SE</text:p>
          </table:table-cell>
          <table:table-cell office:value-type="string">
            <text:p>P2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0178/2016/DC/4600</text:p>
          </table:table-cell>
          <table:table-cell office:value-type="string">
            <text:p>2016-03-1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SENRO0PP001</text:p>
          </table:table-cell>
          <table:table-cell office:value-type="string">
            <text:p>Fibra óptica Cliente</text:p>
          </table:table-cell>
          <table:table-cell office:value-type="string">
            <text:p>POP SENRO0PP001 - NOSSA SENHORA DO SOCORRO - SE</text:p>
          </table:table-cell>
          <table:table-cell office:value-type="string">
            <text:p>Nossa Senhora do Socorro</text:p>
          </table:table-cell>
          <table:table-cell office:value-type="string">
            <text:p>SE</text:p>
          </table:table-cell>
          <table:table-cell/>
          <table:table-cell office:value-type="string">
            <text:p>SPBRE0PM002</text:p>
          </table:table-cell>
          <table:table-cell office:value-type="string">
            <text:p>Fibra óptica Cliente</text:p>
          </table:table-cell>
          <table:table-cell office:value-type="string">
            <text:p>PTT DE SÃO PAULO - SP <text:s/>BARUERI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/>
          <table:table-cell office:value-type="string">
            <text:p>Jamyson Machado Gois</text:p>
          </table:table-cell>
          <table:table-cell office:value-type="string">
            <text:p>(79) 3431-5555</text:p>
          </table:table-cell>
          <table:table-cell office:value-type="string">
            <text:p>(79) 99986-4941</text:p>
          </table:table-cell>
          <table:table-cell office:value-type="string">
            <text:p>jmitnet@gmail.com</text:p>
          </table:table-cell>
          <table:table-cell office:value-type="string">
            <text:p>22000.00</text:p>
          </table:table-cell>
          <table:table-cell office:value-type="string">
            <text:p>2016-05-23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TOBL000027</text:p>
          </table:table-cell>
          <table:table-cell office:value-type="string">
            <text:p>J DA L MORAES TELECOMUNICAÇÕES - ME</text:p>
          </table:table-cell>
          <table:table-cell office:value-type="string">
            <text:p>J DA L MORAES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OS - <text:s text:c="2"/>01621/2015/DC/4740</text:p>
          </table:table-cell>
          <table:table-cell office:value-type="string">
            <text:p>2015-03-3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TOARN0PP001</text:p>
          </table:table-cell>
          <table:table-cell office:value-type="string">
            <text:p>Rádio Cliente</text:p>
          </table:table-cell>
          <table:table-cell office:value-type="string">
            <text:p>POP - Araguaina</text:p>
          </table:table-cell>
          <table:table-cell office:value-type="string">
            <text:p>Araguaina</text:p>
          </table:table-cell>
          <table:table-cell office:value-type="string">
            <text:p>TO</text:p>
          </table:table-cell>
          <table:table-cell table:number-columns-repeated="2"/>
          <table:table-cell office:value-type="string">
            <text:p>Rádio Cliente</text:p>
          </table:table-cell>
          <table:table-cell table:number-columns-repeated="4"/>
          <table:table-cell office:value-type="string">
            <text:p>JULIO DA LUZ MORAES</text:p>
          </table:table-cell>
          <table:table-cell office:value-type="string">
            <text:p>(94) 99143-4338</text:p>
          </table:table-cell>
          <table:table-cell office:value-type="string">
            <text:p>(94) 98404-2353</text:p>
          </table:table-cell>
          <table:table-cell/>
          <table:table-cell office:value-type="string">
            <text:p>megasoftmoraes@gmail.com</text:p>
          </table:table-cell>
          <table:table-cell office:value-type="string">
            <text:p>12546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SPBL000006</text:p>
          </table:table-cell>
          <table:table-cell office:value-type="string">
            <text:p>J. &amp; R. NETWORK PROVEDOR DE INTERNET LTDA. - ME</text:p>
          </table:table-cell>
          <table:table-cell office:value-type="string">
            <text:p>J. &amp; R. NETWORK</text:p>
          </table:table-cell>
          <table:table-cell office:value-type="string">
            <text:p>SP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015-02-1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SPBRS0TR001</text:p>
          </table:table-cell>
          <table:table-cell office:value-type="string">
            <text:p>Fibra óptica TELEBRAS</text:p>
          </table:table-cell>
          <table:table-cell office:value-type="string">
            <text:p>ETR Barretos (SPBRS0TR001) Av. Antônio Frederico Ozanam</text:p>
          </table:table-cell>
          <table:table-cell office:value-type="string">
            <text:p>Barretos</text:p>
          </table:table-cell>
          <table:table-cell office:value-type="string">
            <text:p>SP</text:p>
          </table:table-cell>
          <table:table-cell office:value-type="string">
            <text:p>14.780-51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Avenida Vinte e Nove, 1068, Centro </text:p>
          </table:table-cell>
          <table:table-cell table:number-columns-repeated="2"/>
          <table:table-cell office:value-type="string">
            <text:p>14.780-350</text:p>
          </table:table-cell>
          <table:table-cell office:value-type="string">
            <text:p>Junior César Silva</text:p>
          </table:table-cell>
          <table:table-cell office:value-type="string">
            <text:p>(17) 3321-7200</text:p>
          </table:table-cell>
          <table:table-cell office:value-type="string">
            <text:p>(17) 98108-2133</text:p>
          </table:table-cell>
          <table:table-cell office:value-type="string">
            <text:p>juniorsilva@meganet.com.vc</text:p>
          </table:table-cell>
          <table:table-cell office:value-type="string">
            <text:p>7503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DFBL000023</text:p>
          </table:table-cell>
          <table:table-cell office:value-type="string">
            <text:p>JOAO JOSE ALVES BATISTA - ME</text:p>
          </table:table-cell>
          <table:table-cell office:value-type="string">
            <text:p>JOAO JOSE ALVES BATISTA</text:p>
          </table:table-cell>
          <table:table-cell office:value-type="string">
            <text:p>DF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016-04-26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SAUS - QUADRA 3 - BLOCO C - LOTE 2/3 - Ed. Bussiness Point ao lado do prédio da Caixa Economica</text:p>
          </table:table-cell>
          <table:table-cell table:number-columns-repeated="4"/>
          <table:table-cell office:value-type="string">
            <text:p>Fibra óptica TELEBRAS</text:p>
          </table:table-cell>
          <table:table-cell table:number-columns-repeated="4"/>
          <table:table-cell office:value-type="string">
            <text:p>JOAO JOSE ALVES BATISTA</text:p>
          </table:table-cell>
          <table:table-cell office:value-type="string">
            <text:p>(61) 3626-1195</text:p>
          </table:table-cell>
          <table:table-cell office:value-type="string">
            <text:p>(61) 9112-4671</text:p>
          </table:table-cell>
          <table:table-cell office:value-type="string">
            <text:p>joaojcortes@gmail.com</text:p>
          </table:table-cell>
          <table:table-cell office:value-type="string">
            <text:p>11000.00</text:p>
          </table:table-cell>
          <table:table-cell office:value-type="string">
            <text:p>2016-05-20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TOBL000052</text:p>
          </table:table-cell>
          <table:table-cell office:value-type="string">
            <text:p>JR NET INFORMÁTICA LTDA - ME</text:p>
          </table:table-cell>
          <table:table-cell office:value-type="string">
            <text:p>JR NET INFORMATICA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246/2016/DC/4600</text:p>
          </table:table-cell>
          <table:table-cell office:value-type="string">
            <text:p>2016-04-05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6"/>
          <table:table-cell office:value-type="string">
            <text:p>TOTNS0TR001</text:p>
          </table:table-cell>
          <table:table-cell office:value-type="string">
            <text:p>Rádio Cliente</text:p>
          </table:table-cell>
          <table:table-cell office:value-type="string">
            <text:p>POP TOCANTINOPOLIS-TO ()</text:p>
          </table:table-cell>
          <table:table-cell office:value-type="string">
            <text:p>Tocantinópolis</text:p>
          </table:table-cell>
          <table:table-cell office:value-type="string">
            <text:p>TO</text:p>
          </table:table-cell>
          <table:table-cell/>
          <table:table-cell office:value-type="string">
            <text:p>Renato dos Santos Frazao</text:p>
          </table:table-cell>
          <table:table-cell office:value-type="string">
            <text:p>(64) 3404-9434</text:p>
          </table:table-cell>
          <table:table-cell office:value-type="string">
            <text:p>(64) 9281-8969</text:p>
          </table:table-cell>
          <table:table-cell office:value-type="string">
            <text:p>renatos2005@hotmail.com</text:p>
          </table:table-cell>
          <table:table-cell office:value-type="string">
            <text:p>4700.00</text:p>
          </table:table-cell>
          <table:table-cell office:value-type="string">
            <text:p>2016-06-03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PIBL000002</text:p>
          </table:table-cell>
          <table:table-cell office:value-type="string">
            <text:p>JUÇARA MARIA SILVA CARVALHO - ME</text:p>
          </table:table-cell>
          <table:table-cell office:value-type="string">
            <text:p>ESPERANTINA NET</text:p>
          </table:table-cell>
          <table:table-cell office:value-type="string">
            <text:p>PI</text:p>
          </table:table-cell>
          <table:table-cell office:value-type="string">
            <text:p>B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1793/2015/DC/4600</text:p>
          </table:table-cell>
          <table:table-cell office:value-type="string">
            <text:p>2015-07-20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2"/>
          <table:table-cell office:value-type="string">
            <text:p>ETR de Batalha</text:p>
          </table:table-cell>
          <table:table-cell table:number-columns-repeated="2"/>
          <table:table-cell office:value-type="string">
            <text:p>64.190-000</text:p>
          </table:table-cell>
          <table:table-cell/>
          <table:table-cell office:value-type="string">
            <text:p>Rádio Cliente</text:p>
          </table:table-cell>
          <table:table-cell table:number-columns-repeated="4"/>
          <table:table-cell office:value-type="string">
            <text:p>Gilliardo Costa Sales</text:p>
          </table:table-cell>
          <table:table-cell office:value-type="string">
            <text:p>(86) 3383-1592 / (86) 3383-1317</text:p>
          </table:table-cell>
          <table:table-cell office:value-type="string">
            <text:p>(86) 9975-8205 / (86) 8107-0272</text:p>
          </table:table-cell>
          <table:table-cell office:value-type="string">
            <text:p>gilliardo@bol.com.br</text:p>
          </table:table-cell>
          <table:table-cell office:value-type="string">
            <text:p>6250.00</text:p>
          </table:table-cell>
          <table:table-cell office:value-type="string">
            <text:p>2015-08-19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MTTX000010</text:p>
          </table:table-cell>
          <table:table-cell office:value-type="string">
            <text:p>JUNTO TELECOM SERVIÇOS DE TELECOMUNICAÇÕES LTDA.</text:p>
          </table:table-cell>
          <table:table-cell office:value-type="string">
            <text:p>JUNTO TELECOM - CBA-BSA</text:p>
          </table:table-cell>
          <table:table-cell office:value-type="string">
            <text:p>MT</text:p>
          </table:table-cell>
          <table:table-cell office:value-type="string">
            <text:p>TX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string">
            <text:p>0102/2016/DC/4600</text:p>
          </table:table-cell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MTCBA0PP001</text:p>
          </table:table-cell>
          <table:table-cell office:value-type="string">
            <text:p>Fibra óptica Cliente</text:p>
          </table:table-cell>
          <table:table-cell office:value-type="string">
            <text:p>POP de Cuiabá - MT</text:p>
          </table:table-cell>
          <table:table-cell office:value-type="string">
            <text:p>Cuiabá</text:p>
          </table:table-cell>
          <table:table-cell office:value-type="string">
            <text:p>MT</text:p>
          </table:table-cell>
          <table:table-cell/>
          <table:table-cell office:value-type="string">
            <text:p>DFBSA0PP001</text:p>
          </table:table-cell>
          <table:table-cell office:value-type="string">
            <text:p>Fibra óptica Cliente</text:p>
          </table:table-cell>
          <table:table-cell office:value-type="string">
            <text:p>POP de Brasília - DF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Gleida Conde</text:p>
          </table:table-cell>
          <table:table-cell office:value-type="string">
            <text:p>(91) 98217-3536</text:p>
          </table:table-cell>
          <table:table-cell office:value-type="string">
            <text:p>(91) 98199-0835</text:p>
          </table:table-cell>
          <table:table-cell office:value-type="string">
            <text:p>gleida.conde@juntotelecom.com.br</text:p>
          </table:table-cell>
          <table:table-cell office:value-type="string">
            <text:p>180000.00</text:p>
          </table:table-cell>
          <table:table-cell office:value-type="string">
            <text:p>2016-01-01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PAL2000011</text:p>
          </table:table-cell>
          <table:table-cell office:value-type="string">
            <text:p>JUNTO TELECOM SERVIÇOS DE TELECOMUNICAÇÕES LTDA.</text:p>
          </table:table-cell>
          <table:table-cell office:value-type="string">
            <text:p>JUNTO TELECOM - BLM-SRM</text:p>
          </table:table-cell>
          <table:table-cell office:value-type="string">
            <text:p>PA</text:p>
          </table:table-cell>
          <table:table-cell office:value-type="string">
            <text:p>L2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string">
            <text:p>0100/2016/DC/4600</text:p>
          </table:table-cell>
          <table:table-cell office:value-type="string">
            <text:p>2016-02-05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PABLM0PP001</text:p>
          </table:table-cell>
          <table:table-cell office:value-type="string">
            <text:p>Fibra óptica Cliente</text:p>
          </table:table-cell>
          <table:table-cell office:value-type="string">
            <text:p>POP de Belém - PA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PASRM0PP002</text:p>
          </table:table-cell>
          <table:table-cell office:value-type="string">
            <text:p>Fibra óptica Cliente</text:p>
          </table:table-cell>
          <table:table-cell office:value-type="string">
            <text:p>POP de Santarém</text:p>
          </table:table-cell>
          <table:table-cell office:value-type="string">
            <text:p>Santarém</text:p>
          </table:table-cell>
          <table:table-cell office:value-type="string">
            <text:p>PA</text:p>
          </table:table-cell>
          <table:table-cell/>
          <table:table-cell office:value-type="string">
            <text:p>Gleida Conde</text:p>
          </table:table-cell>
          <table:table-cell office:value-type="string">
            <text:p>(91) 98217-3536</text:p>
          </table:table-cell>
          <table:table-cell office:value-type="string">
            <text:p>(91) 98199-0835</text:p>
          </table:table-cell>
          <table:table-cell office:value-type="string">
            <text:p>gleida.conde@juntotelecom.com.br</text:p>
          </table:table-cell>
          <table:table-cell office:value-type="string">
            <text:p>95000.00</text:p>
          </table:table-cell>
          <table:table-cell office:value-type="string">
            <text:p>2016-04-05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PATX000015</text:p>
          </table:table-cell>
          <table:table-cell office:value-type="string">
            <text:p>JUNTO TELECOM SERVIÇOS DE TELECOMUNICAÇÕES LTDA.</text:p>
          </table:table-cell>
          <table:table-cell office:value-type="string">
            <text:p>JUNTO TELECOM - BLM-FLA</text:p>
          </table:table-cell>
          <table:table-cell office:value-type="string">
            <text:p>PA</text:p>
          </table:table-cell>
          <table:table-cell office:value-type="string">
            <text:p>TX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string">
            <text:p>0103/201/DC/4600</text:p>
          </table:table-cell>
          <table:table-cell office:value-type="string">
            <text:p>2016-02-05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PABLM0PP001</text:p>
          </table:table-cell>
          <table:table-cell office:value-type="string">
            <text:p>Fibra óptica Cliente</text:p>
          </table:table-cell>
          <table:table-cell office:value-type="string">
            <text:p>POP de Belém - PA (PABLM0PP001)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CEMCW0PP001</text:p>
          </table:table-cell>
          <table:table-cell office:value-type="string">
            <text:p>Fibra óptica Cliente</text:p>
          </table:table-cell>
          <table:table-cell office:value-type="string">
            <text:p>POP de Fortaleza - CE</text:p>
          </table:table-cell>
          <table:table-cell office:value-type="string">
            <text:p>Maracanaú</text:p>
          </table:table-cell>
          <table:table-cell office:value-type="string">
            <text:p>CE</text:p>
          </table:table-cell>
          <table:table-cell/>
          <table:table-cell office:value-type="string">
            <text:p>Gleida Conde</text:p>
          </table:table-cell>
          <table:table-cell office:value-type="string">
            <text:p>(91) 98217-3536</text:p>
          </table:table-cell>
          <table:table-cell office:value-type="string">
            <text:p>(91) 98199-0835</text:p>
          </table:table-cell>
          <table:table-cell office:value-type="string">
            <text:p>gleida.conde@juntotelecom.com.br</text:p>
          </table:table-cell>
          <table:table-cell office:value-type="string">
            <text:p>180000.00</text:p>
          </table:table-cell>
          <table:table-cell office:value-type="string">
            <text:p>2016-04-05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RSBL000013</text:p>
          </table:table-cell>
          <table:table-cell office:value-type="string">
            <text:p>LAN SOLUTIONS INFORMATICA LTDA-ME</text:p>
          </table:table-cell>
          <table:table-cell office:value-type="string">
            <text:p>RSBL000013 - LAN SOLUTIONS</text:p>
          </table:table-cell>
          <table:table-cell office:value-type="string">
            <text:p>RS</text:p>
          </table:table-cell>
          <table:table-cell office:value-type="string">
            <text:p>BL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110/2016/DC/4600</text:p>
          </table:table-cell>
          <table:table-cell office:value-type="string">
            <text:p>2016-02-0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Cliente</text:p>
          </table:table-cell>
          <table:table-cell office:value-type="string">
            <text:p>R2 da Eletrosul no Chuí</text:p>
          </table:table-cell>
          <table:table-cell table:number-columns-repeated="3"/>
          <table:table-cell office:value-type="string">
            <text:p>Wilson Trinidad</text:p>
          </table:table-cell>
          <table:table-cell office:value-type="string">
            <text:p>(53) 3265-2005</text:p>
          </table:table-cell>
          <table:table-cell office:value-type="string">
            <text:p>(53) 8135-0269</text:p>
          </table:table-cell>
          <table:table-cell office:value-type="string">
            <text:p>interlans@gmail.com</text:p>
          </table:table-cell>
          <table:table-cell office:value-type="string">
            <text:p>3250.00</text:p>
          </table:table-cell>
          <table:table-cell office:value-type="string">
            <text:p>2016-05-18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GOBL000038</text:p>
          </table:table-cell>
          <table:table-cell office:value-type="string">
            <text:p>LG CONSULTORIA EM ADMINISTRAÇÃO E TECNOLOGIA LTDA</text:p>
          </table:table-cell>
          <table:table-cell office:value-type="string">
            <text:p>LG CONSULTORIA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086/2016/DC/4600</text:p>
          </table:table-cell>
          <table:table-cell office:value-type="string">
            <text:p>2016-01-28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Rádio Cliente</text:p>
          </table:table-cell>
          <table:table-cell office:value-type="string">
            <text:p>POP DE RIO VERDE - GO</text:p>
          </table:table-cell>
          <table:table-cell table:number-columns-repeated="3"/>
          <table:table-cell office:value-type="string">
            <text:p>Leonardo Gonçalves</text:p>
          </table:table-cell>
          <table:table-cell office:value-type="string">
            <text:p>(64) 2104-7300</text:p>
          </table:table-cell>
          <table:table-cell office:value-type="string">
            <text:p>(64) 9313-4901</text:p>
          </table:table-cell>
          <table:table-cell office:value-type="string">
            <text:p>leonardo.goncalves@gdc.net.br</text:p>
          </table:table-cell>
          <table:table-cell office:value-type="string">
            <text:p>2130.80</text:p>
          </table:table-cell>
          <table:table-cell office:value-type="string">
            <text:p>2016-04-15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TOBL000053</text:p>
          </table:table-cell>
          <table:table-cell office:value-type="string">
            <text:p>M S DUARTE - ME</text:p>
          </table:table-cell>
          <table:table-cell office:value-type="string">
            <text:p>M S DUARTE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333/2016/DC/4600</text:p>
          </table:table-cell>
          <table:table-cell office:value-type="string">
            <text:p>2016-04-22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TOPMJ0TR001</text:p>
          </table:table-cell>
          <table:table-cell office:value-type="string">
            <text:p>Rádio Cliente</text:p>
          </table:table-cell>
          <table:table-cell office:value-type="string">
            <text:p>POP Palmas: TOPMJ0TR001 - RNP - UFT</text:p>
          </table:table-cell>
          <table:table-cell office:value-type="string">
            <text:p>Palmas</text:p>
          </table:table-cell>
          <table:table-cell office:value-type="string">
            <text:p>TO</text:p>
          </table:table-cell>
          <table:table-cell table:number-columns-repeated="2"/>
          <table:table-cell office:value-type="string">
            <text:p>Rádio Cliente</text:p>
          </table:table-cell>
          <table:table-cell table:number-columns-repeated="4"/>
          <table:table-cell office:value-type="string">
            <text:p>Marcelo de Sousa Duarte</text:p>
          </table:table-cell>
          <table:table-cell office:value-type="string">
            <text:p>(63) 3215-8562</text:p>
          </table:table-cell>
          <table:table-cell office:value-type="string">
            <text:p>(63) 8402-8562</text:p>
          </table:table-cell>
          <table:table-cell office:value-type="string">
            <text:p>msdpalmas@hotmail.com</text:p>
          </table:table-cell>
          <table:table-cell office:value-type="string">
            <text:p>3250.32</text:p>
          </table:table-cell>
          <table:table-cell office:value-type="string">
            <text:p>2016-05-13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MGP2000003</text:p>
          </table:table-cell>
          <table:table-cell office:value-type="string">
            <text:p>MAP PIUMHI LTDA - ME</text:p>
          </table:table-cell>
          <table:table-cell office:value-type="string">
            <text:p>MAP PIUMHI - PIMENTA-BARUERI</text:p>
          </table:table-cell>
          <table:table-cell office:value-type="string">
            <text:p>MG</text:p>
          </table:table-cell>
          <table:table-cell office:value-type="string">
            <text:p>P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0038/2016/DC/4600</text:p>
          </table:table-cell>
          <table:table-cell office:value-type="string">
            <text:p>2016-01-18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MGPMN0PP001</text:p>
          </table:table-cell>
          <table:table-cell office:value-type="string">
            <text:p>Fibra óptica Cliente</text:p>
          </table:table-cell>
          <table:table-cell office:value-type="string">
            <text:p>POP da TELEBRAS</text:p>
          </table:table-cell>
          <table:table-cell office:value-type="string">
            <text:p>Pimenta</text:p>
          </table:table-cell>
          <table:table-cell office:value-type="string">
            <text:p>MG</text:p>
          </table:table-cell>
          <table:table-cell table:number-columns-repeated="2"/>
          <table:table-cell office:value-type="string">
            <text:p>Fibra óptica Cliente</text:p>
          </table:table-cell>
          <table:table-cell office:value-type="string">
            <text:p>PIX da TELEBRAS no PTT-SP</text:p>
          </table:table-cell>
          <table:table-cell table:number-columns-repeated="3"/>
          <table:table-cell office:value-type="string">
            <text:p>Suzana da Silva Gomes</text:p>
          </table:table-cell>
          <table:table-cell office:value-type="string">
            <text:p>(37) 3371-6411/7346</text:p>
          </table:table-cell>
          <table:table-cell office:value-type="string">
            <text:p>(37) 99902-7470/99923-5704</text:p>
          </table:table-cell>
          <table:table-cell office:value-type="string">
            <text:p>suporte@maptelecom.net.br</text:p>
          </table:table-cell>
          <table:table-cell office:value-type="string">
            <text:p>4361.11</text:p>
          </table:table-cell>
          <table:table-cell office:value-type="string">
            <text:p>2016-04-25</text:p>
          </table:table-cell>
          <table:table-cell office:value-type="string">
            <text:p>instalação</text:p>
          </table:table-cell>
          <table:table-cell office:value-type="string">
            <text:p>agendado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TOBL000045</text:p>
          </table:table-cell>
          <table:table-cell office:value-type="string">
            <text:p>MASTER ONLINE PROVEDOR SCM LTDA - ME</text:p>
          </table:table-cell>
          <table:table-cell office:value-type="string">
            <text:p>MASTER ONLINE - ETR ARAGUAÍNA 1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1847/2015/DC/4600</text:p>
          </table:table-cell>
          <table:table-cell office:value-type="string">
            <text:p>2015-08-2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6"/>
          <table:table-cell office:value-type="string">
            <text:p>TOARN0TR001</text:p>
          </table:table-cell>
          <table:table-cell office:value-type="string">
            <text:p>Rádio Cliente</text:p>
          </table:table-cell>
          <table:table-cell office:value-type="string">
            <text:p>Cliente irá buscar o link via rádio próprio na ETR de Araguaína - TO</text:p>
          </table:table-cell>
          <table:table-cell office:value-type="string">
            <text:p>Araguaina</text:p>
          </table:table-cell>
          <table:table-cell office:value-type="string">
            <text:p>TO</text:p>
          </table:table-cell>
          <table:table-cell/>
          <table:table-cell office:value-type="string">
            <text:p>Fernando Souza Gouveia</text:p>
          </table:table-cell>
          <table:table-cell office:value-type="string">
            <text:p>(63) 3414-3297</text:p>
          </table:table-cell>
          <table:table-cell office:value-type="string">
            <text:p>(63) 9282-2928</text:p>
          </table:table-cell>
          <table:table-cell office:value-type="string">
            <text:p>masteronlinescm@bol.com.br</text:p>
          </table:table-cell>
          <table:table-cell office:value-type="string">
            <text:p>7500.00</text:p>
          </table:table-cell>
          <table:table-cell office:value-type="string">
            <text:p>2015-09-17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MGL2000028</text:p>
          </table:table-cell>
          <table:table-cell office:value-type="string">
            <text:p>MAXIS TELECOMUNICAÇÕES LTDA</text:p>
          </table:table-cell>
          <table:table-cell office:value-type="string">
            <text:p>MAXIS TELECOM - MUZAMBINHO-BARUERI</text:p>
          </table:table-cell>
          <table:table-cell office:value-type="string">
            <text:p>MG</text:p>
          </table:table-cell>
          <table:table-cell office:value-type="string">
            <text:p>P2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string">
            <text:p>0159/2016/DC/4600</text:p>
          </table:table-cell>
          <table:table-cell office:value-type="string">
            <text:p>2016-03-02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MGMUZ0PP001</text:p>
          </table:table-cell>
          <table:table-cell office:value-type="string">
            <text:p>Rádio Cliente</text:p>
          </table:table-cell>
          <table:table-cell office:value-type="string">
            <text:p>POP Muzambinho/MG</text:p>
          </table:table-cell>
          <table:table-cell office:value-type="string">
            <text:p>Muzambinho</text:p>
          </table:table-cell>
          <table:table-cell office:value-type="string">
            <text:p>MG</text:p>
          </table:table-cell>
          <table:table-cell/>
          <table:table-cell office:value-type="string">
            <text:p>SPBRE0PM002</text:p>
          </table:table-cell>
          <table:table-cell office:value-type="string">
            <text:p>Cabo Interno Cliente</text:p>
          </table:table-cell>
          <table:table-cell office:value-type="string">
            <text:p>PIX da TELEBRAS no PTTMetro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/>
          <table:table-cell office:value-type="string">
            <text:p>Marcos Paulo da Silva Santos</text:p>
          </table:table-cell>
          <table:table-cell office:value-type="string">
            <text:p>(35) 3551-7628</text:p>
          </table:table-cell>
          <table:table-cell office:value-type="string">
            <text:p>(35) 9 9181-2440</text:p>
          </table:table-cell>
          <table:table-cell office:value-type="string">
            <text:p>diretoria@helpnews.com.br</text:p>
          </table:table-cell>
          <table:table-cell office:value-type="string">
            <text:p>11085.29</text:p>
          </table:table-cell>
          <table:table-cell office:value-type="string">
            <text:p>2016-06-20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MGP2000004</text:p>
          </table:table-cell>
          <table:table-cell office:value-type="string">
            <text:p>MAXIS TELECOMUNICAÇÕES LTDA</text:p>
          </table:table-cell>
          <table:table-cell office:value-type="string">
            <text:p>MAXIS TELECOM - PIMENTA-BARUERI</text:p>
          </table:table-cell>
          <table:table-cell office:value-type="string">
            <text:p>MG</text:p>
          </table:table-cell>
          <table:table-cell office:value-type="string">
            <text:p>P2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string">
            <text:p>0138/2016/DC/4600</text:p>
          </table:table-cell>
          <table:table-cell office:value-type="string">
            <text:p>2016-02-2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MGPMN0PP001</text:p>
          </table:table-cell>
          <table:table-cell office:value-type="string">
            <text:p>Fibra óptica Cliente</text:p>
          </table:table-cell>
          <table:table-cell office:value-type="string">
            <text:p>POP da TELEBRAS</text:p>
          </table:table-cell>
          <table:table-cell office:value-type="string">
            <text:p>Pimenta</text:p>
          </table:table-cell>
          <table:table-cell office:value-type="string">
            <text:p>MG</text:p>
          </table:table-cell>
          <table:table-cell/>
          <table:table-cell office:value-type="string">
            <text:p>SPBRE0PM002</text:p>
          </table:table-cell>
          <table:table-cell office:value-type="string">
            <text:p>Cabo Interno Cliente</text:p>
          </table:table-cell>
          <table:table-cell office:value-type="string">
            <text:p>PIX da TELEBRAS no PTTMetro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/>
          <table:table-cell office:value-type="string">
            <text:p>Gleison Aparecido Ramos</text:p>
          </table:table-cell>
          <table:table-cell office:value-type="string">
            <text:p>(37) 9 3373-1490</text:p>
          </table:table-cell>
          <table:table-cell office:value-type="string">
            <text:p>(37) 9 9859-9970</text:p>
          </table:table-cell>
          <table:table-cell office:value-type="string">
            <text:p>telecomminas@gmail.com</text:p>
          </table:table-cell>
          <table:table-cell office:value-type="string">
            <text:p>8200.00</text:p>
          </table:table-cell>
          <table:table-cell office:value-type="string">
            <text:p>2016-04-25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ESBL000007</text:p>
          </table:table-cell>
          <table:table-cell office:value-type="string">
            <text:p>MD CONNECT TELECOMUNICAÇÕES LTDA - ME</text:p>
          </table:table-cell>
          <table:table-cell office:value-type="string">
            <text:p>MD CONNECT</text:p>
          </table:table-cell>
          <table:table-cell office:value-type="string">
            <text:p>ES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40/2016/DC/4600</text:p>
          </table:table-cell>
          <table:table-cell office:value-type="string">
            <text:p>2016-02-2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ESIEM0PP001</text:p>
          </table:table-cell>
          <table:table-cell office:value-type="string">
            <text:p>Fibra óptica Cliente</text:p>
          </table:table-cell>
          <table:table-cell office:value-type="string">
            <text:p>POP da TELEBRAS em Rio Novo do Sul</text:p>
          </table:table-cell>
          <table:table-cell office:value-type="string">
            <text:p>Itapemirim</text:p>
          </table:table-cell>
          <table:table-cell office:value-type="string">
            <text:p>ES</text:p>
          </table:table-cell>
          <table:table-cell/>
          <table:table-cell office:value-type="string">
            <text:p>Décio Farias Colli</text:p>
          </table:table-cell>
          <table:table-cell office:value-type="string">
            <text:p>(28) 3528-1313</text:p>
          </table:table-cell>
          <table:table-cell office:value-type="string">
            <text:p>(28) 9 9881-3990</text:p>
          </table:table-cell>
          <table:table-cell office:value-type="string">
            <text:p>deciocolli@gmail.com</text:p>
          </table:table-cell>
          <table:table-cell office:value-type="string">
            <text:p>3850.00</text:p>
          </table:table-cell>
          <table:table-cell office:value-type="string">
            <text:p>2016-04-25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PECI000008</text:p>
          </table:table-cell>
          <table:table-cell office:value-type="string">
            <text:p>METROREC - COMPANHIA BRASILEIRA DE TRENS URBANOS - CBTU</text:p>
          </table:table-cell>
          <table:table-cell office:value-type="string">
            <text:p>METROREC - CAMARAGIBE-COQUEIRAL 1</text:p>
          </table:table-cell>
          <table:table-cell office:value-type="string">
            <text:p>PE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423/2014/DC/4600</text:p>
          </table:table-cell>
          <table:table-cell office:value-type="string">
            <text:p>2014-12-05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2"/>
          <table:table-cell office:value-type="string">
            <text:p>Av. Dr. Belmino Correia, sn - Timbí</text:p>
          </table:table-cell>
          <table:table-cell table:number-columns-repeated="2"/>
          <table:table-cell office:value-type="string">
            <text:p>54.765-00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Rua Quinze de Novembro, snº - Coqueiral Estação do Metrô Coqueiral</text:p>
          </table:table-cell>
          <table:table-cell table:number-columns-repeated="2"/>
          <table:table-cell office:value-type="string">
            <text:p>54.000-000</text:p>
          </table:table-cell>
          <table:table-cell office:value-type="string">
            <text:p>Manuelle Teixeira</text:p>
          </table:table-cell>
          <table:table-cell office:value-type="string">
            <text:p>(81) 9781-7356</text:p>
          </table:table-cell>
          <table:table-cell/>
          <table:table-cell office:value-type="string">
            <text:p>manuelleteixeira@cbtu.gov.br</text:p>
          </table:table-cell>
          <table:table-cell office:value-type="string">
            <text:p>0.00</text:p>
          </table:table-cell>
          <table:table-cell office:value-type="string">
            <text:p>2015-01-15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PECI000009</text:p>
          </table:table-cell>
          <table:table-cell office:value-type="string">
            <text:p>METROREC - COMPANHIA BRASILEIRA DE TRENS URBANOS - CBTU</text:p>
          </table:table-cell>
          <table:table-cell office:value-type="string">
            <text:p>METROREC - CAMARAGIBE-COQUEIRAL 2</text:p>
          </table:table-cell>
          <table:table-cell office:value-type="string">
            <text:p>PE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424/2014/DC/4600</text:p>
          </table:table-cell>
          <table:table-cell office:value-type="string">
            <text:p>2014-12-05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2"/>
          <table:table-cell office:value-type="string">
            <text:p>Av. Dr. Belmino Correia, sn - Timbí</text:p>
          </table:table-cell>
          <table:table-cell table:number-columns-repeated="2"/>
          <table:table-cell office:value-type="string">
            <text:p>54.765-00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Rua Quinze de Novembro, snº - Coqueiral</text:p>
          </table:table-cell>
          <table:table-cell table:number-columns-repeated="2"/>
          <table:table-cell office:value-type="string">
            <text:p>54.000-000</text:p>
          </table:table-cell>
          <table:table-cell office:value-type="string">
            <text:p>Manuelle Teixeira</text:p>
          </table:table-cell>
          <table:table-cell/>
          <table:table-cell office:value-type="string">
            <text:p>(81) 9781-7356</text:p>
          </table:table-cell>
          <table:table-cell office:value-type="string">
            <text:p>manuelleteixeira@cbtu.gov.br</text:p>
          </table:table-cell>
          <table:table-cell office:value-type="string">
            <text:p>0.00</text:p>
          </table:table-cell>
          <table:table-cell office:value-type="string">
            <text:p>2015-01-15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PECI000010</text:p>
          </table:table-cell>
          <table:table-cell office:value-type="string">
            <text:p>METROREC - COMPANHIA BRASILEIRA DE TRENS URBANOS - CBTU</text:p>
          </table:table-cell>
          <table:table-cell office:value-type="string">
            <text:p>METROREC - CAMARAGIBE-COQUEIRAL 3</text:p>
          </table:table-cell>
          <table:table-cell office:value-type="string">
            <text:p>PE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425/2014/DC/4600</text:p>
          </table:table-cell>
          <table:table-cell office:value-type="string">
            <text:p>2014-12-05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2"/>
          <table:table-cell office:value-type="string">
            <text:p>Av. Dr. Belmino Correia, sn - Timbí -Estação do Metrô Camaragibe</text:p>
          </table:table-cell>
          <table:table-cell table:number-columns-repeated="2"/>
          <table:table-cell office:value-type="string">
            <text:p>54.765-00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Rua Quinze de Novembro, snº - Coqueiral -Estação do Metrô Coqueiral</text:p>
          </table:table-cell>
          <table:table-cell table:number-columns-repeated="2"/>
          <table:table-cell office:value-type="string">
            <text:p>54.000-000</text:p>
          </table:table-cell>
          <table:table-cell office:value-type="string">
            <text:p>Manuelle Teixeira</text:p>
          </table:table-cell>
          <table:table-cell/>
          <table:table-cell office:value-type="string">
            <text:p>(81) 9781-7356</text:p>
          </table:table-cell>
          <table:table-cell office:value-type="string">
            <text:p>manuelleteixeira@cbtu.gov.br</text:p>
          </table:table-cell>
          <table:table-cell office:value-type="string">
            <text:p>0.00</text:p>
          </table:table-cell>
          <table:table-cell office:value-type="string">
            <text:p>2015-01-15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DFAC000060</text:p>
          </table:table-cell>
          <table:table-cell office:value-type="string">
            <text:p>MINISTÉRIO DA CIÊNCIA, TECNOLOGIA E INOVAÇÃO</text:p>
          </table:table-cell>
          <table:table-cell office:value-type="string">
            <text:p>MCTI-CGTI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215/2016/DC/4600</text:p>
          </table:table-cell>
          <table:table-cell office:value-type="string">
            <text:p>2016-03-2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Esplanada dos Ministérios Bloco E - Subsolo( <text:s/>CGTI ) - Coordenadoria de Infraestrutura</text:p>
          </table:table-cell>
          <table:table-cell table:number-columns-repeated="2"/>
          <table:table-cell office:value-type="string">
            <text:p>70.056-900</text:p>
          </table:table-cell>
          <table:table-cell/>
          <table:table-cell office:value-type="string">
            <text:p>Fibra óptica TELEBRAS</text:p>
          </table:table-cell>
          <table:table-cell table:number-columns-repeated="4"/>
          <table:table-cell office:value-type="string">
            <text:p>Alcir (CGTI)</text:p>
          </table:table-cell>
          <table:table-cell office:value-type="string">
            <text:p>(61) 2033-7832</text:p>
          </table:table-cell>
          <table:table-cell/>
          <table:table-cell office:value-type="string">
            <text:p>alcir@mcti.gov.br</text:p>
          </table:table-cell>
          <table:table-cell office:value-type="string">
            <text:p>9850.00</text:p>
          </table:table-cell>
          <table:table-cell office:value-type="string">
            <text:p>2016-05-10</text:p>
          </table:table-cell>
          <table:table-cell office:value-type="string">
            <text:p>instalação</text:p>
          </table:table-cell>
          <table:table-cell office:value-type="string">
            <text:p>agendado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BAL3000001</text:p>
          </table:table-cell>
          <table:table-cell office:value-type="string">
            <text:p>MINISTERIO DA CULTURA</text:p>
          </table:table-cell>
          <table:table-cell office:value-type="string">
            <text:p>MIN. CULTURA SDR</text:p>
          </table:table-cell>
          <table:table-cell office:value-type="string">
            <text:p>BA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11/2016/DC/4600</text:p>
          </table:table-cell>
          <table:table-cell office:value-type="string">
            <text:p>2016-02-0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Rua Ignácio Acioly, nº 6, Pelourinho</text:p>
          </table:table-cell>
          <table:table-cell table:number-columns-repeated="2"/>
          <table:table-cell office:value-type="string">
            <text:p>40.026-260</text:p>
          </table:table-cell>
          <table:table-cell table:number-columns-repeated="4"/>
          <table:table-cell office:value-type="string">
            <text:p>0.00</text:p>
          </table:table-cell>
          <table:table-cell office:value-type="string">
            <text:p>2016-05-24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DFL3000029</text:p>
          </table:table-cell>
          <table:table-cell office:value-type="string">
            <text:p>MINISTERIO DA CULTURA</text:p>
          </table:table-cell>
          <table:table-cell office:value-type="string">
            <text:p>MIN. CULTURA BSA - BIBLIOTECA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10/2016/DC/4600</text:p>
          </table:table-cell>
          <table:table-cell office:value-type="string">
            <text:p>2016-02-0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Biblioteca Demonstrativa: EQS 506/507 W3 Sul - Asa Sul</text:p>
          </table:table-cell>
          <table:table-cell table:number-columns-repeated="2"/>
          <table:table-cell office:value-type="string">
            <text:p>70.350-520</text:p>
          </table:table-cell>
          <table:table-cell table:number-columns-repeated="4"/>
          <table:table-cell office:value-type="string">
            <text:p>0.00</text:p>
          </table:table-cell>
          <table:table-cell office:value-type="string">
            <text:p>2016-05-28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DFL3000030</text:p>
          </table:table-cell>
          <table:table-cell office:value-type="string">
            <text:p>MINISTERIO DA CULTURA</text:p>
          </table:table-cell>
          <table:table-cell office:value-type="string">
            <text:p>MIN. CULTURA BSA - ESPLANADA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009/2016/DC/4600</text:p>
          </table:table-cell>
          <table:table-cell office:value-type="string">
            <text:p>2016-02-0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Esplanada dos Ministérios Bloco B - 4º andar</text:p>
          </table:table-cell>
          <table:table-cell table:number-columns-repeated="2"/>
          <table:table-cell office:value-type="string">
            <text:p>70.068-900</text:p>
          </table:table-cell>
          <table:table-cell table:number-columns-repeated="4"/>
          <table:table-cell office:value-type="string">
            <text:p>0.00</text:p>
          </table:table-cell>
          <table:table-cell office:value-type="string">
            <text:p>2016-05-20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MGL3000009</text:p>
          </table:table-cell>
          <table:table-cell office:value-type="string">
            <text:p>MINISTERIO DA CULTURA</text:p>
          </table:table-cell>
          <table:table-cell office:value-type="string">
            <text:p>MIN. CULTURA BHE</text:p>
          </table:table-cell>
          <table:table-cell office:value-type="string">
            <text:p>MG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08/2016/DC/4600</text:p>
          </table:table-cell>
          <table:table-cell office:value-type="string">
            <text:p>2016-02-0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MiniC - Rio Grande do Sul, 940, Santo Agostinho</text:p>
          </table:table-cell>
          <table:table-cell table:number-columns-repeated="2"/>
          <table:table-cell office:value-type="string">
            <text:p>30.170-111</text:p>
          </table:table-cell>
          <table:table-cell table:number-columns-repeated="4"/>
          <table:table-cell office:value-type="string">
            <text:p>0.00</text:p>
          </table:table-cell>
          <table:table-cell office:value-type="string">
            <text:p>2016-06-01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PAL3000003</text:p>
          </table:table-cell>
          <table:table-cell office:value-type="string">
            <text:p>MINISTERIO DA CULTURA</text:p>
          </table:table-cell>
          <table:table-cell office:value-type="string">
            <text:p>MIN. CULTURA BLM</text:p>
          </table:table-cell>
          <table:table-cell office:value-type="string">
            <text:p>PA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07/2016/DC/4600</text:p>
          </table:table-cell>
          <table:table-cell office:value-type="string">
            <text:p>2016-02-0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Avenida Governador José Malcher, nº 474, Bairro de Nazaré</text:p>
          </table:table-cell>
          <table:table-cell table:number-columns-repeated="2"/>
          <table:table-cell office:value-type="string">
            <text:p>66.035-100</text:p>
          </table:table-cell>
          <table:table-cell table:number-columns-repeated="4"/>
          <table:table-cell office:value-type="string">
            <text:p>0.00</text:p>
          </table:table-cell>
          <table:table-cell office:value-type="string">
            <text:p>2016-07-30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PEL3000005</text:p>
          </table:table-cell>
          <table:table-cell office:value-type="string">
            <text:p>MINISTERIO DA CULTURA</text:p>
          </table:table-cell>
          <table:table-cell office:value-type="string">
            <text:p>MIN. CULTURA RCE</text:p>
          </table:table-cell>
          <table:table-cell office:value-type="string">
            <text:p>PE</text:p>
          </table:table-cell>
          <table:table-cell office:value-type="string">
            <text:p>L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006/2016/DC/4600</text:p>
          </table:table-cell>
          <table:table-cell office:value-type="string">
            <text:p>2016-02-0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Rua do Bom Jesus, 237, Bairro do Recife</text:p>
          </table:table-cell>
          <table:table-cell table:number-columns-repeated="2"/>
          <table:table-cell office:value-type="string">
            <text:p>50.030-170</text:p>
          </table:table-cell>
          <table:table-cell table:number-columns-repeated="4"/>
          <table:table-cell office:value-type="string">
            <text:p>0.00</text:p>
          </table:table-cell>
          <table:table-cell office:value-type="string">
            <text:p>2016-05-19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RJL3000012</text:p>
          </table:table-cell>
          <table:table-cell office:value-type="string">
            <text:p>MINISTERIO DA CULTURA</text:p>
          </table:table-cell>
          <table:table-cell office:value-type="string">
            <text:p>MIN. CULTURA RJO - CTA</text:p>
          </table:table-cell>
          <table:table-cell office:value-type="string">
            <text:p>RJ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05/2016/DC/4600</text:p>
          </table:table-cell>
          <table:table-cell office:value-type="string">
            <text:p>2016-02-0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CTAV Av. Brasil, 2482, Benfica</text:p>
          </table:table-cell>
          <table:table-cell table:number-columns-repeated="2"/>
          <table:table-cell office:value-type="string">
            <text:p>20.930-040</text:p>
          </table:table-cell>
          <table:table-cell table:number-columns-repeated="4"/>
          <table:table-cell office:value-type="string">
            <text:p>0.00</text:p>
          </table:table-cell>
          <table:table-cell office:value-type="string">
            <text:p>2016-05-28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RJL3000013</text:p>
          </table:table-cell>
          <table:table-cell office:value-type="string">
            <text:p>MINISTERIO DA CULTURA</text:p>
          </table:table-cell>
          <table:table-cell office:value-type="string">
            <text:p>MIN. CULTURA RJO - RUA DA IMPRENSA</text:p>
          </table:table-cell>
          <table:table-cell office:value-type="string">
            <text:p>RJ</text:p>
          </table:table-cell>
          <table:table-cell office:value-type="string">
            <text:p>L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004/2016/DC/4600</text:p>
          </table:table-cell>
          <table:table-cell office:value-type="string">
            <text:p>2016-02-0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Rua da Imprensa 16, 2º andar, Centro</text:p>
          </table:table-cell>
          <table:table-cell table:number-columns-repeated="2"/>
          <table:table-cell office:value-type="string">
            <text:p>20.030-120</text:p>
          </table:table-cell>
          <table:table-cell table:number-columns-repeated="4"/>
          <table:table-cell office:value-type="string">
            <text:p>0.00</text:p>
          </table:table-cell>
          <table:table-cell office:value-type="string">
            <text:p>2016-05-21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RSL3000002</text:p>
          </table:table-cell>
          <table:table-cell office:value-type="string">
            <text:p>MINISTERIO DA CULTURA</text:p>
          </table:table-cell>
          <table:table-cell office:value-type="string">
            <text:p>MIN. CULTURA PAE</text:p>
          </table:table-cell>
          <table:table-cell office:value-type="string">
            <text:p>RS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03/2016/DC/4600</text:p>
          </table:table-cell>
          <table:table-cell office:value-type="string">
            <text:p>2016-02-0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Rua André Puente, nº 441, sala 604, Bairro Independência</text:p>
          </table:table-cell>
          <table:table-cell table:number-columns-repeated="2"/>
          <table:table-cell office:value-type="string">
            <text:p>90.035-150</text:p>
          </table:table-cell>
          <table:table-cell table:number-columns-repeated="4"/>
          <table:table-cell office:value-type="string">
            <text:p>0.00</text:p>
          </table:table-cell>
          <table:table-cell office:value-type="string">
            <text:p>2016-04-11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SPL3000004</text:p>
          </table:table-cell>
          <table:table-cell office:value-type="string">
            <text:p>MINISTERIO DA CULTURA</text:p>
          </table:table-cell>
          <table:table-cell office:value-type="string">
            <text:p>MIN. CULTURA SPO - CINEMATICA</text:p>
          </table:table-cell>
          <table:table-cell office:value-type="string">
            <text:p>SP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01/2016/DC/4600</text:p>
          </table:table-cell>
          <table:table-cell office:value-type="string">
            <text:p>2016-02-0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Cinemateca Largo Senador Raul Cardoso, 207 - Vila Clementino</text:p>
          </table:table-cell>
          <table:table-cell table:number-columns-repeated="2"/>
          <table:table-cell office:value-type="string">
            <text:p>04.021-070</text:p>
          </table:table-cell>
          <table:table-cell table:number-columns-repeated="4"/>
          <table:table-cell office:value-type="string">
            <text:p>0.00</text:p>
          </table:table-cell>
          <table:table-cell office:value-type="string">
            <text:p>2016-04-11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SPL3000005</text:p>
          </table:table-cell>
          <table:table-cell office:value-type="string">
            <text:p>MINISTERIO DA CULTURA</text:p>
          </table:table-cell>
          <table:table-cell office:value-type="string">
            <text:p>MIN. CULTURA SPO - RUA JULIO</text:p>
          </table:table-cell>
          <table:table-cell office:value-type="string">
            <text:p>SP</text:p>
          </table:table-cell>
          <table:table-cell office:value-type="string">
            <text:p>L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002/2016/DC/4600</text:p>
          </table:table-cell>
          <table:table-cell office:value-type="string">
            <text:p>2016-02-01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Rua Julio Marcondes Salgado, 234, Campos Elísios</text:p>
          </table:table-cell>
          <table:table-cell table:number-columns-repeated="2"/>
          <table:table-cell office:value-type="string">
            <text:p>01.216-001</text:p>
          </table:table-cell>
          <table:table-cell table:number-columns-repeated="4"/>
          <table:table-cell office:value-type="string">
            <text:p>0.00</text:p>
          </table:table-cell>
          <table:table-cell office:value-type="string">
            <text:p>2016-04-14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ACL3000001</text:p>
          </table:table-cell>
          <table:table-cell office:value-type="string">
            <text:p>MINISTÉRIO DA JUSTIÇA</text:p>
          </table:table-cell>
          <table:table-cell office:value-type="string">
            <text:p>MIN. JUSTIÇA - CIOSP</text:p>
          </table:table-cell>
          <table:table-cell office:value-type="string">
            <text:p>AC</text:p>
          </table:table-cell>
          <table:table-cell office:value-type="string">
            <text:p>L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014/2015/DC/4600</text:p>
          </table:table-cell>
          <table:table-cell office:value-type="string">
            <text:p>2015-06-0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ACRBO0PP001</text:p>
          </table:table-cell>
          <table:table-cell table:number-columns-repeated="2"/>
          <table:table-cell office:value-type="string">
            <text:p>Rio Branco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Praça Plácido de Castro - No. 70 - Centro</text:p>
          </table:table-cell>
          <table:table-cell table:number-columns-repeated="2"/>
          <table:table-cell office:value-type="string">
            <text:p>69.900-150</text:p>
          </table:table-cell>
          <table:table-cell office:value-type="string">
            <text:p>Marcelo Nigueira Lino</text:p>
          </table:table-cell>
          <table:table-cell office:value-type="string">
            <text:p>(61) 2015-3243</text:p>
          </table:table-cell>
          <table:table-cell/>
          <table:table-cell office:value-type="string">
            <text:p>marcelo.lino@mj.gov.br</text:p>
          </table:table-cell>
          <table:table-cell office:value-type="string">
            <text:p>31493.20</text:p>
          </table:table-cell>
          <table:table-cell office:value-type="string">
            <text:p>2015-09-07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AML3000002</text:p>
          </table:table-cell>
          <table:table-cell office:value-type="string">
            <text:p>MINISTÉRIO DA JUSTIÇA</text:p>
          </table:table-cell>
          <table:table-cell office:value-type="string">
            <text:p>MIN. JUSTIÇA - POLICIA CIVIL</text:p>
          </table:table-cell>
          <table:table-cell office:value-type="string">
            <text:p>AM</text:p>
          </table:table-cell>
          <table:table-cell office:value-type="string">
            <text:p>L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006/2015/DC/4600</text:p>
          </table:table-cell>
          <table:table-cell office:value-type="string">
            <text:p>2015-06-08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AMMNS0TC003</text:p>
          </table:table-cell>
          <table:table-cell table:number-columns-repeated="2"/>
          <table:table-cell office:value-type="string">
            <text:p>Manaus</text:p>
          </table:table-cell>
          <table:table-cell office:value-type="string">
            <text:p>AM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. Torquato Tapajós - No. 5555 - Flores</text:p>
          </table:table-cell>
          <table:table-cell table:number-columns-repeated="2"/>
          <table:table-cell office:value-type="string">
            <text:p>69.058-830</text:p>
          </table:table-cell>
          <table:table-cell office:value-type="string">
            <text:p>Marcelo Nigueira Lino</text:p>
          </table:table-cell>
          <table:table-cell office:value-type="string">
            <text:p>(61) 2015-3243</text:p>
          </table:table-cell>
          <table:table-cell/>
          <table:table-cell office:value-type="string">
            <text:p>marcelo.lino@mj.gov.br</text:p>
          </table:table-cell>
          <table:table-cell office:value-type="string">
            <text:p>31493.20</text:p>
          </table:table-cell>
          <table:table-cell office:value-type="string">
            <text:p>2015-10-06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DFAC000029</text:p>
          </table:table-cell>
          <table:table-cell office:value-type="string">
            <text:p>MINISTÉRIO DA JUSTIÇA</text:p>
          </table:table-cell>
          <table:table-cell office:value-type="string">
            <text:p>MIN. JUSTIÇA - INTERNET SEDE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0020/2015/DC/4600</text:p>
          </table:table-cell>
          <table:table-cell office:value-type="string">
            <text:p>2015-06-10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M012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Esplanada dos Ministérios - Bloco T</text:p>
          </table:table-cell>
          <table:table-cell table:number-columns-repeated="2"/>
          <table:table-cell office:value-type="string">
            <text:p>70.064-900</text:p>
          </table:table-cell>
          <table:table-cell office:value-type="string">
            <text:p>Marcelo Nogueira Lino</text:p>
          </table:table-cell>
          <table:table-cell office:value-type="string">
            <text:p>(61) 2015-3243</text:p>
          </table:table-cell>
          <table:table-cell/>
          <table:table-cell office:value-type="string">
            <text:p>marcelo.lino@mj.gov.br</text:p>
          </table:table-cell>
          <table:table-cell office:value-type="string">
            <text:p>92346.00</text:p>
          </table:table-cell>
          <table:table-cell office:value-type="string">
            <text:p>2015-09-28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DFAC000031</text:p>
          </table:table-cell>
          <table:table-cell office:value-type="string">
            <text:p>MINISTÉRIO DA JUSTIÇA</text:p>
          </table:table-cell>
          <table:table-cell office:value-type="string">
            <text:p>MIN. JUSTIÇA - INTERNET SESGE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0022/2015/DC/4600</text:p>
          </table:table-cell>
          <table:table-cell office:value-type="string">
            <text:p>2015-06-10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P001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PO MCTI - Área 5, Quadra 3, DPRF</text:p>
          </table:table-cell>
          <table:table-cell table:number-columns-repeated="2"/>
          <table:table-cell office:value-type="string">
            <text:p>70.610-909</text:p>
          </table:table-cell>
          <table:table-cell office:value-type="string">
            <text:p>Marcelo Nogueira Lino</text:p>
          </table:table-cell>
          <table:table-cell office:value-type="string">
            <text:p>(61) 2015-3243</text:p>
          </table:table-cell>
          <table:table-cell/>
          <table:table-cell office:value-type="string">
            <text:p>marcelo.lino@mj.gov.br</text:p>
          </table:table-cell>
          <table:table-cell office:value-type="string">
            <text:p>92346.00</text:p>
          </table:table-cell>
          <table:table-cell office:value-type="string">
            <text:p>2015-09-28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DFL3000003</text:p>
          </table:table-cell>
          <table:table-cell office:value-type="string">
            <text:p>MINISTÉRIO DA JUSTIÇA</text:p>
          </table:table-cell>
          <table:table-cell office:value-type="string">
            <text:p>MIN. JUSTIÇA - CITEX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002/2015/DC/4600</text:p>
          </table:table-cell>
          <table:table-cell office:value-type="string">
            <text:p>2015-06-10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P001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enida Duque de Caxias, S/N. Bairro: Setor Militar Urbano</text:p>
          </table:table-cell>
          <table:table-cell table:number-columns-repeated="2"/>
          <table:table-cell office:value-type="string">
            <text:p>70.630-100</text:p>
          </table:table-cell>
          <table:table-cell office:value-type="string">
            <text:p>Marcelo Nigueira Lino</text:p>
          </table:table-cell>
          <table:table-cell office:value-type="string">
            <text:p>(61) 2015-3243</text:p>
          </table:table-cell>
          <table:table-cell/>
          <table:table-cell office:value-type="string">
            <text:p>marcelo.lino@mj.gov.br</text:p>
          </table:table-cell>
          <table:table-cell office:value-type="string">
            <text:p>11356.33</text:p>
          </table:table-cell>
          <table:table-cell office:value-type="string">
            <text:p>2015-09-23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DFL3000004</text:p>
          </table:table-cell>
          <table:table-cell office:value-type="string">
            <text:p>MINISTÉRIO DA JUSTIÇA</text:p>
          </table:table-cell>
          <table:table-cell office:value-type="string">
            <text:p>MIN. JUSTIÇA - FUNAI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004/2015/DC/4600</text:p>
          </table:table-cell>
          <table:table-cell office:value-type="string">
            <text:p>2015-06-08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P004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etor Bancário Sul, Quadra 2, Lote 14</text:p>
          </table:table-cell>
          <table:table-cell table:number-columns-repeated="3"/>
          <table:table-cell office:value-type="string">
            <text:p>Marcelo Nigueira Lino</text:p>
          </table:table-cell>
          <table:table-cell office:value-type="string">
            <text:p>(61) 2015-3243</text:p>
          </table:table-cell>
          <table:table-cell/>
          <table:table-cell office:value-type="string">
            <text:p>marcelo.lino@mj.gov.br</text:p>
          </table:table-cell>
          <table:table-cell office:value-type="string">
            <text:p>19569.00</text:p>
          </table:table-cell>
          <table:table-cell office:value-type="string">
            <text:p>2015-10-01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DFL3000005</text:p>
          </table:table-cell>
          <table:table-cell office:value-type="string">
            <text:p>MINISTÉRIO DA JUSTIÇA</text:p>
          </table:table-cell>
          <table:table-cell office:value-type="string">
            <text:p>MIN. JUSTIÇA - SAM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007/2015/DC/4600</text:p>
          </table:table-cell>
          <table:table-cell office:value-type="string">
            <text:p>2015-06-08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M019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etor de Administração Municipal - Conj. A - Bloco A - Ed. Sede</text:p>
          </table:table-cell>
          <table:table-cell table:number-columns-repeated="2"/>
          <table:table-cell office:value-type="string">
            <text:p>70.620-000</text:p>
          </table:table-cell>
          <table:table-cell office:value-type="string">
            <text:p>Marcelo Nigueira Lino</text:p>
          </table:table-cell>
          <table:table-cell office:value-type="string">
            <text:p>(61) 2015-3243</text:p>
          </table:table-cell>
          <table:table-cell/>
          <table:table-cell office:value-type="string">
            <text:p>marcelo.lino@mj.gov.br</text:p>
          </table:table-cell>
          <table:table-cell office:value-type="string">
            <text:p>3149.32</text:p>
          </table:table-cell>
          <table:table-cell office:value-type="string">
            <text:p>2015-09-27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DFL3000006</text:p>
          </table:table-cell>
          <table:table-cell office:value-type="string">
            <text:p>MINISTÉRIO DA JUSTIÇA</text:p>
          </table:table-cell>
          <table:table-cell office:value-type="string">
            <text:p>MIN. JUSTIÇA - SEDE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0009/2015/DC/4600</text:p>
          </table:table-cell>
          <table:table-cell office:value-type="string">
            <text:p>2015-06-10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M012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Esplanada dos Ministérios - Bloco T</text:p>
          </table:table-cell>
          <table:table-cell table:number-columns-repeated="3"/>
          <table:table-cell office:value-type="string">
            <text:p>Marcelo Nigueira Lino</text:p>
          </table:table-cell>
          <table:table-cell office:value-type="string">
            <text:p>(61) 2015-3243</text:p>
          </table:table-cell>
          <table:table-cell/>
          <table:table-cell office:value-type="string">
            <text:p>marcelo.lino@mj.gov.br</text:p>
          </table:table-cell>
          <table:table-cell office:value-type="string">
            <text:p>91657.60</text:p>
          </table:table-cell>
          <table:table-cell office:value-type="string">
            <text:p>2015-09-28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DFL3000007</text:p>
          </table:table-cell>
          <table:table-cell office:value-type="string">
            <text:p>MINISTÉRIO DA JUSTIÇA</text:p>
          </table:table-cell>
          <table:table-cell office:value-type="string">
            <text:p>MIN. JUSTIÇA - MJ_SIG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010/2015/DC/4600</text:p>
          </table:table-cell>
          <table:table-cell office:value-type="string">
            <text:p>2015-06-08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M019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IG Sul - Qd. 02 - Lote 450/460</text:p>
          </table:table-cell>
          <table:table-cell table:number-columns-repeated="3"/>
          <table:table-cell office:value-type="string">
            <text:p>Marcelo Nigueira Lino</text:p>
          </table:table-cell>
          <table:table-cell office:value-type="string">
            <text:p>(61) 2015-3243</text:p>
          </table:table-cell>
          <table:table-cell/>
          <table:table-cell office:value-type="string">
            <text:p>marcelo.lino@mj.gov.br</text:p>
          </table:table-cell>
          <table:table-cell office:value-type="string">
            <text:p>11356.33</text:p>
          </table:table-cell>
          <table:table-cell office:value-type="string">
            <text:p>2015-10-03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DFL3000008</text:p>
          </table:table-cell>
          <table:table-cell office:value-type="string">
            <text:p>MINISTÉRIO DA JUSTIÇA</text:p>
          </table:table-cell>
          <table:table-cell office:value-type="string">
            <text:p>MIN. JUSTIÇA - SEDH_SCS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string">
            <text:p>0011/2015/DC/4600</text:p>
          </table:table-cell>
          <table:table-cell office:value-type="string">
            <text:p>2015-06-08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M012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CS-B, quadra 09, Lote C, Edifício Parque Cidade Corporate, Torre A.</text:p>
          </table:table-cell>
          <table:table-cell table:number-columns-repeated="3"/>
          <table:table-cell office:value-type="string">
            <text:p>Marcelo Nigueira Lino</text:p>
          </table:table-cell>
          <table:table-cell office:value-type="string">
            <text:p>(61) 2015-3243</text:p>
          </table:table-cell>
          <table:table-cell/>
          <table:table-cell office:value-type="string">
            <text:p>marcelo.lino@mj.gov.br</text:p>
          </table:table-cell>
          <table:table-cell office:value-type="string">
            <text:p>25426.11</text:p>
          </table:table-cell>
          <table:table-cell office:value-type="string">
            <text:p>2015-09-27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DFL3000009</text:p>
          </table:table-cell>
          <table:table-cell office:value-type="string">
            <text:p>MINISTÉRIO DA JUSTIÇA</text:p>
          </table:table-cell>
          <table:table-cell office:value-type="string">
            <text:p>MIN. JUSTIÇA - SEDH_NÚCLEO BANDEIRANTES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019/2015/DC/4600</text:p>
          </table:table-cell>
          <table:table-cell office:value-type="string">
            <text:p>2015-06-0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P001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IBS. QD 01. Conjunto B. Lote 14. Núcleo Bandeirantes</text:p>
          </table:table-cell>
          <table:table-cell table:number-columns-repeated="2"/>
          <table:table-cell office:value-type="string">
            <text:p>71.736-102</text:p>
          </table:table-cell>
          <table:table-cell office:value-type="string">
            <text:p>Marcelo Nigueira Lino</text:p>
          </table:table-cell>
          <table:table-cell office:value-type="string">
            <text:p>(61) 2015-3243</text:p>
          </table:table-cell>
          <table:table-cell/>
          <table:table-cell office:value-type="string">
            <text:p>marcelo.lino@mj.gov.br</text:p>
          </table:table-cell>
          <table:table-cell office:value-type="string">
            <text:p>19569.00</text:p>
          </table:table-cell>
          <table:table-cell office:value-type="string">
            <text:p>2015-09-07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DFL3000011</text:p>
          </table:table-cell>
          <table:table-cell office:value-type="string">
            <text:p>MINISTÉRIO DA JUSTIÇA</text:p>
          </table:table-cell>
          <table:table-cell office:value-type="string">
            <text:p>MIN. JUSTIÇA - SESGE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0021/2015/DC/4600</text:p>
          </table:table-cell>
          <table:table-cell office:value-type="string">
            <text:p>2015-06-10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P001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PO MCTI - Área 5, Quadra 3, DPRF</text:p>
          </table:table-cell>
          <table:table-cell table:number-columns-repeated="2"/>
          <table:table-cell office:value-type="string">
            <text:p>70.610-909</text:p>
          </table:table-cell>
          <table:table-cell office:value-type="string">
            <text:p>Marcelo Nigueira Lino</text:p>
          </table:table-cell>
          <table:table-cell office:value-type="string">
            <text:p>(61) 2015-3243</text:p>
          </table:table-cell>
          <table:table-cell/>
          <table:table-cell office:value-type="string">
            <text:p>marcelo.lino@mj.gov.br</text:p>
          </table:table-cell>
          <table:table-cell office:value-type="string">
            <text:p>91657.60</text:p>
          </table:table-cell>
          <table:table-cell office:value-type="string">
            <text:p>2015-09-30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GOL3000002</text:p>
          </table:table-cell>
          <table:table-cell office:value-type="string">
            <text:p>MINISTÉRIO DA JUSTIÇA</text:p>
          </table:table-cell>
          <table:table-cell office:value-type="string">
            <text:p>MIN. JUSTIÇA - SSP</text:p>
          </table:table-cell>
          <table:table-cell office:value-type="string">
            <text:p>GO</text:p>
          </table:table-cell>
          <table:table-cell office:value-type="string">
            <text:p>L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016/2015/DC/4600</text:p>
          </table:table-cell>
          <table:table-cell office:value-type="string">
            <text:p>2015-06-0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GOGNA0TR001</text:p>
          </table:table-cell>
          <table:table-cell table:number-columns-repeated="2"/>
          <table:table-cell office:value-type="string">
            <text:p>Goiânia</text:p>
          </table:table-cell>
          <table:table-cell office:value-type="string">
            <text:p>GO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. Anhanguera - No. 7364 - Setor Aeroviário</text:p>
          </table:table-cell>
          <table:table-cell table:number-columns-repeated="2"/>
          <table:table-cell office:value-type="string">
            <text:p>74.435-300</text:p>
          </table:table-cell>
          <table:table-cell office:value-type="string">
            <text:p>Marcelo Nigueira Lino</text:p>
          </table:table-cell>
          <table:table-cell office:value-type="string">
            <text:p>(61) 2015-3243</text:p>
          </table:table-cell>
          <table:table-cell/>
          <table:table-cell office:value-type="string">
            <text:p>marcelo.lino@mj.gov.br</text:p>
          </table:table-cell>
          <table:table-cell office:value-type="string">
            <text:p>31493.20</text:p>
          </table:table-cell>
          <table:table-cell office:value-type="string">
            <text:p>2015-09-07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MAL3000001</text:p>
          </table:table-cell>
          <table:table-cell office:value-type="string">
            <text:p>MINISTÉRIO DA JUSTIÇA</text:p>
          </table:table-cell>
          <table:table-cell office:value-type="string">
            <text:p>MIN. JUSTIÇA - SSP</text:p>
          </table:table-cell>
          <table:table-cell office:value-type="string">
            <text:p>MA</text:p>
          </table:table-cell>
          <table:table-cell office:value-type="string">
            <text:p>L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008/2015/DC/4600</text:p>
          </table:table-cell>
          <table:table-cell office:value-type="string">
            <text:p>2015-06-08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MASLS0PP001</text:p>
          </table:table-cell>
          <table:table-cell table:number-columns-repeated="2"/>
          <table:table-cell office:value-type="string">
            <text:p>São Luís</text:p>
          </table:table-cell>
          <table:table-cell office:value-type="string">
            <text:p>MA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 dos Franceses S/N Vila Palmeira</text:p>
          </table:table-cell>
          <table:table-cell table:number-columns-repeated="2"/>
          <table:table-cell office:value-type="string">
            <text:p>65.076-820</text:p>
          </table:table-cell>
          <table:table-cell office:value-type="string">
            <text:p>Marcelo Nigueira Lino</text:p>
          </table:table-cell>
          <table:table-cell office:value-type="string">
            <text:p>(61) 2015-3243</text:p>
          </table:table-cell>
          <table:table-cell/>
          <table:table-cell office:value-type="string">
            <text:p>marcelo.lino@mj.gov.br</text:p>
          </table:table-cell>
          <table:table-cell office:value-type="string">
            <text:p>31493.20</text:p>
          </table:table-cell>
          <table:table-cell office:value-type="string">
            <text:p>2015-10-09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MTL3000002</text:p>
          </table:table-cell>
          <table:table-cell office:value-type="string">
            <text:p>MINISTÉRIO DA JUSTIÇA</text:p>
          </table:table-cell>
          <table:table-cell office:value-type="string">
            <text:p>MIN. JUSTIÇA - CICC</text:p>
          </table:table-cell>
          <table:table-cell office:value-type="string">
            <text:p>MT</text:p>
          </table:table-cell>
          <table:table-cell office:value-type="string">
            <text:p>L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013/2015/DC/4600</text:p>
          </table:table-cell>
          <table:table-cell office:value-type="string">
            <text:p>2015-06-0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MTCBA0PP001</text:p>
          </table:table-cell>
          <table:table-cell table:number-columns-repeated="2"/>
          <table:table-cell office:value-type="string">
            <text:p>Cuiabá</text:p>
          </table:table-cell>
          <table:table-cell office:value-type="string">
            <text:p>MT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enida Transversal, s/n, bloco 2, Centro Político Administrativo (CPA)</text:p>
          </table:table-cell>
          <table:table-cell table:number-columns-repeated="2"/>
          <table:table-cell office:value-type="string">
            <text:p>78.050-970</text:p>
          </table:table-cell>
          <table:table-cell office:value-type="string">
            <text:p>Marcelo Nigueira Lino</text:p>
          </table:table-cell>
          <table:table-cell office:value-type="string">
            <text:p>(61) 2015-3243</text:p>
          </table:table-cell>
          <table:table-cell/>
          <table:table-cell office:value-type="string">
            <text:p>marcelo.lino@mj.gov.br</text:p>
          </table:table-cell>
          <table:table-cell office:value-type="string">
            <text:p>31493.20</text:p>
          </table:table-cell>
          <table:table-cell office:value-type="string">
            <text:p>2015-09-07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PBL3000001</text:p>
          </table:table-cell>
          <table:table-cell office:value-type="string">
            <text:p>MINISTÉRIO DA JUSTIÇA</text:p>
          </table:table-cell>
          <table:table-cell office:value-type="string">
            <text:p>MIN. JUSTIÇA - SSP</text:p>
          </table:table-cell>
          <table:table-cell office:value-type="string">
            <text:p>PB</text:p>
          </table:table-cell>
          <table:table-cell office:value-type="string">
            <text:p>L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017/2015/DC/4600</text:p>
          </table:table-cell>
          <table:table-cell office:value-type="string">
            <text:p>2015-06-0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PBJPA0PP001</text:p>
          </table:table-cell>
          <table:table-cell table:number-columns-repeated="2"/>
          <table:table-cell office:value-type="string">
            <text:p>João Pessoa</text:p>
          </table:table-cell>
          <table:table-cell office:value-type="string">
            <text:p>PB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. Hilton Souto Maior - S/N - Mangabeira I - Contorno da Mangabeira</text:p>
          </table:table-cell>
          <table:table-cell table:number-columns-repeated="2"/>
          <table:table-cell office:value-type="string">
            <text:p>58.055-460</text:p>
          </table:table-cell>
          <table:table-cell office:value-type="string">
            <text:p>Marcelo Nigueira Lino</text:p>
          </table:table-cell>
          <table:table-cell office:value-type="string">
            <text:p>(61) 2015-3243</text:p>
          </table:table-cell>
          <table:table-cell/>
          <table:table-cell office:value-type="string">
            <text:p>marcelo.lino@mj.gov.br</text:p>
          </table:table-cell>
          <table:table-cell office:value-type="string">
            <text:p>31493.20</text:p>
          </table:table-cell>
          <table:table-cell office:value-type="string">
            <text:p>2015-09-07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PEL3000002</text:p>
          </table:table-cell>
          <table:table-cell office:value-type="string">
            <text:p>MINISTÉRIO DA JUSTIÇA</text:p>
          </table:table-cell>
          <table:table-cell office:value-type="string">
            <text:p>MIN. JUSTIÇA - DETRAN</text:p>
          </table:table-cell>
          <table:table-cell office:value-type="string">
            <text:p>PE</text:p>
          </table:table-cell>
          <table:table-cell office:value-type="string">
            <text:p>L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005/2015/DC/4600</text:p>
          </table:table-cell>
          <table:table-cell office:value-type="string">
            <text:p>2015-06-08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PERCE0PM006</text:p>
          </table:table-cell>
          <table:table-cell table:number-columns-repeated="2"/>
          <table:table-cell office:value-type="string">
            <text:p>Recife</text:p>
          </table:table-cell>
          <table:table-cell office:value-type="string">
            <text:p>PE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. Rio Capibaribe - 147 (Antiga Sede da RFFSA) - São José</text:p>
          </table:table-cell>
          <table:table-cell table:number-columns-repeated="2"/>
          <table:table-cell office:value-type="string">
            <text:p>50.020-080</text:p>
          </table:table-cell>
          <table:table-cell office:value-type="string">
            <text:p>Marcelo Nigueira Lino</text:p>
          </table:table-cell>
          <table:table-cell office:value-type="string">
            <text:p>(61) 2015-3243</text:p>
          </table:table-cell>
          <table:table-cell/>
          <table:table-cell office:value-type="string">
            <text:p>marcelo.lino@mj.gov.br</text:p>
          </table:table-cell>
          <table:table-cell office:value-type="string">
            <text:p>31493.20</text:p>
          </table:table-cell>
          <table:table-cell office:value-type="string">
            <text:p>2015-10-02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RJL3000003</text:p>
          </table:table-cell>
          <table:table-cell office:value-type="string">
            <text:p>MINISTÉRIO DA JUSTIÇA</text:p>
          </table:table-cell>
          <table:table-cell office:value-type="string">
            <text:p>MIN. JUSTIÇA - ARQUIVO NACIONAL</text:p>
          </table:table-cell>
          <table:table-cell office:value-type="string">
            <text:p>RJ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001/2015/DC/4600</text:p>
          </table:table-cell>
          <table:table-cell office:value-type="string">
            <text:p>2015-06-10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Praça da República, 173. Bloco C, Sala 08</text:p>
          </table:table-cell>
          <table:table-cell table:number-columns-repeated="2"/>
          <table:table-cell office:value-type="string">
            <text:p>20.211-350</text:p>
          </table:table-cell>
          <table:table-cell office:value-type="string">
            <text:p>Marcelo Nigueira Lino</text:p>
          </table:table-cell>
          <table:table-cell office:value-type="string">
            <text:p>(61) 2015-3243</text:p>
          </table:table-cell>
          <table:table-cell/>
          <table:table-cell office:value-type="string">
            <text:p>marcelo.lino@mj.gov.br</text:p>
          </table:table-cell>
          <table:table-cell office:value-type="string">
            <text:p>11356.33</text:p>
          </table:table-cell>
          <table:table-cell office:value-type="string">
            <text:p>2015-10-01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RJL3000004</text:p>
          </table:table-cell>
          <table:table-cell office:value-type="string">
            <text:p>MINISTÉRIO DA JUSTIÇA</text:p>
          </table:table-cell>
          <table:table-cell office:value-type="string">
            <text:p>MIN. JUSTIÇA - DETRAN</text:p>
          </table:table-cell>
          <table:table-cell office:value-type="string">
            <text:p>RJ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003/2015/DC/4600</text:p>
          </table:table-cell>
          <table:table-cell office:value-type="string">
            <text:p>2015-06-08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RJRJO0PM012</text:p>
          </table:table-cell>
          <table:table-cell table:number-columns-repeated="2"/>
          <table:table-cell office:value-type="string">
            <text:p>Rio de Janeiro</text:p>
          </table:table-cell>
          <table:table-cell office:value-type="string">
            <text:p>RJ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. Presidente Vargas - 817 - 3o. Andar - Bairro Centro</text:p>
          </table:table-cell>
          <table:table-cell table:number-columns-repeated="2"/>
          <table:table-cell office:value-type="string">
            <text:p>22.007-100</text:p>
          </table:table-cell>
          <table:table-cell office:value-type="string">
            <text:p>Marcelo Nigueira Lino</text:p>
          </table:table-cell>
          <table:table-cell office:value-type="string">
            <text:p>(61) 2015-3243</text:p>
          </table:table-cell>
          <table:table-cell/>
          <table:table-cell office:value-type="string">
            <text:p>marcelo.lino@mj.gov.br</text:p>
          </table:table-cell>
          <table:table-cell office:value-type="string">
            <text:p>31493.20</text:p>
          </table:table-cell>
          <table:table-cell office:value-type="string">
            <text:p>2015-09-27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RJL3000005</text:p>
          </table:table-cell>
          <table:table-cell office:value-type="string">
            <text:p>MINISTÉRIO DA JUSTIÇA</text:p>
          </table:table-cell>
          <table:table-cell office:value-type="string">
            <text:p>MIN. JUSTIÇA - ED.CEF-SESGE</text:p>
          </table:table-cell>
          <table:table-cell office:value-type="string">
            <text:p>RJ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012/2015/DC/4600</text:p>
          </table:table-cell>
          <table:table-cell office:value-type="string">
            <text:p>2015-06-08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RJRJO0PM012</text:p>
          </table:table-cell>
          <table:table-cell table:number-columns-repeated="2"/>
          <table:table-cell office:value-type="string">
            <text:p>Rio de Janeiro</text:p>
          </table:table-cell>
          <table:table-cell office:value-type="string">
            <text:p>RJ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. Almirante Barroso, nº 25, 27º andar. Centro. Ed. CEF.</text:p>
          </table:table-cell>
          <table:table-cell table:number-columns-repeated="2"/>
          <table:table-cell office:value-type="string">
            <text:p>20.031-000</text:p>
          </table:table-cell>
          <table:table-cell office:value-type="string">
            <text:p>Marcelo Nigueira Lino</text:p>
          </table:table-cell>
          <table:table-cell office:value-type="string">
            <text:p>(61) 2015-3243</text:p>
          </table:table-cell>
          <table:table-cell/>
          <table:table-cell office:value-type="string">
            <text:p>marcelo.lino@mj.gov.br</text:p>
          </table:table-cell>
          <table:table-cell office:value-type="string">
            <text:p>11356.33</text:p>
          </table:table-cell>
          <table:table-cell office:value-type="string">
            <text:p>2015-10-01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RJL3000006</text:p>
          </table:table-cell>
          <table:table-cell office:value-type="string">
            <text:p>MINISTÉRIO DA JUSTIÇA</text:p>
          </table:table-cell>
          <table:table-cell office:value-type="string">
            <text:p>MIN. JUSTIÇA - SESGE</text:p>
          </table:table-cell>
          <table:table-cell office:value-type="string">
            <text:p>RJ</text:p>
          </table:table-cell>
          <table:table-cell office:value-type="string">
            <text:p>L3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string">
            <text:p>0023/2015/DC/4600</text:p>
          </table:table-cell>
          <table:table-cell office:value-type="string">
            <text:p>2015-06-10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RJRJO0PM012</text:p>
          </table:table-cell>
          <table:table-cell table:number-columns-repeated="2"/>
          <table:table-cell office:value-type="string">
            <text:p>Rio de Janeiro</text:p>
          </table:table-cell>
          <table:table-cell office:value-type="string">
            <text:p>RJ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Rua Carmo Neto s/n</text:p>
          </table:table-cell>
          <table:table-cell table:number-columns-repeated="2"/>
          <table:table-cell office:value-type="string">
            <text:p>20.210-052</text:p>
          </table:table-cell>
          <table:table-cell office:value-type="string">
            <text:p>Marcelo Nigueira Lino</text:p>
          </table:table-cell>
          <table:table-cell office:value-type="string">
            <text:p>(61) 2015-3243</text:p>
          </table:table-cell>
          <table:table-cell/>
          <table:table-cell office:value-type="string">
            <text:p>marcelo.lino@mj.gov.br</text:p>
          </table:table-cell>
          <table:table-cell office:value-type="string">
            <text:p>91657.60</text:p>
          </table:table-cell>
          <table:table-cell office:value-type="string">
            <text:p>2015-10-02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ROL3000001</text:p>
          </table:table-cell>
          <table:table-cell office:value-type="string">
            <text:p>MINISTÉRIO DA JUSTIÇA</text:p>
          </table:table-cell>
          <table:table-cell office:value-type="string">
            <text:p>MIN. JUSTIÇA - DIT</text:p>
          </table:table-cell>
          <table:table-cell office:value-type="string">
            <text:p>RO</text:p>
          </table:table-cell>
          <table:table-cell office:value-type="string">
            <text:p>L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015/2015/DC/4600</text:p>
          </table:table-cell>
          <table:table-cell office:value-type="string">
            <text:p>2015-06-0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ROPVO0PM002</text:p>
          </table:table-cell>
          <table:table-cell table:number-columns-repeated="2"/>
          <table:table-cell office:value-type="string">
            <text:p>Porto Velho</text:p>
          </table:table-cell>
          <table:table-cell office:value-type="string">
            <text:p>RO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Rua Antonio Lacerda - No. 4228 - B - Bairro Embratel - Setor Industrial</text:p>
          </table:table-cell>
          <table:table-cell table:number-columns-repeated="2"/>
          <table:table-cell office:value-type="string">
            <text:p>76.821-038</text:p>
          </table:table-cell>
          <table:table-cell office:value-type="string">
            <text:p>Marcelo Nigueira Lino</text:p>
          </table:table-cell>
          <table:table-cell office:value-type="string">
            <text:p>(61) 2015-3243</text:p>
          </table:table-cell>
          <table:table-cell/>
          <table:table-cell office:value-type="string">
            <text:p>marcelo.lino@mj.gov.br</text:p>
          </table:table-cell>
          <table:table-cell office:value-type="string">
            <text:p>31493.20</text:p>
          </table:table-cell>
          <table:table-cell office:value-type="string">
            <text:p>2015-09-07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TOL3000001</text:p>
          </table:table-cell>
          <table:table-cell office:value-type="string">
            <text:p>MINISTÉRIO DA JUSTIÇA</text:p>
          </table:table-cell>
          <table:table-cell office:value-type="string">
            <text:p>MIN. JUSTIÇA - SSP</text:p>
          </table:table-cell>
          <table:table-cell office:value-type="string">
            <text:p>TO</text:p>
          </table:table-cell>
          <table:table-cell office:value-type="string">
            <text:p>L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018/2015/DC/4600</text:p>
          </table:table-cell>
          <table:table-cell office:value-type="string">
            <text:p>2015-06-0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TOPMJ0TR001</text:p>
          </table:table-cell>
          <table:table-cell table:number-columns-repeated="2"/>
          <table:table-cell office:value-type="string">
            <text:p>Palmas</text:p>
          </table:table-cell>
          <table:table-cell office:value-type="string">
            <text:p>TO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202 Norte, Av. NS 02, Cj 02 Lotes 01 E 02, Centro</text:p>
          </table:table-cell>
          <table:table-cell table:number-columns-repeated="2"/>
          <table:table-cell office:value-type="string">
            <text:p>77.013-970</text:p>
          </table:table-cell>
          <table:table-cell office:value-type="string">
            <text:p>Marcelo Nigueira Lino</text:p>
          </table:table-cell>
          <table:table-cell office:value-type="string">
            <text:p>(61) 2015-3243</text:p>
          </table:table-cell>
          <table:table-cell/>
          <table:table-cell office:value-type="string">
            <text:p>marcelo.lino@mj.gov.br</text:p>
          </table:table-cell>
          <table:table-cell office:value-type="string">
            <text:p>31493.20</text:p>
          </table:table-cell>
          <table:table-cell office:value-type="string">
            <text:p>2015-09-07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DFAC000032</text:p>
          </table:table-cell>
          <table:table-cell office:value-type="string">
            <text:p>MINISTÉRIO DA SAÚDE</text:p>
          </table:table-cell>
          <table:table-cell office:value-type="string">
            <text:p>MIN. SAÚDE - GRÁFICA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024/2015/DC/4600</text:p>
          </table:table-cell>
          <table:table-cell office:value-type="string">
            <text:p>2015-06-1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P001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IA Trecho 4 Lote 540/610 SIA</text:p>
          </table:table-cell>
          <table:table-cell table:number-columns-repeated="2"/>
          <table:table-cell office:value-type="string">
            <text:p>71.200-040</text:p>
          </table:table-cell>
          <table:table-cell office:value-type="string">
            <text:p>Marcio R. de Paiva</text:p>
          </table:table-cell>
          <table:table-cell office:value-type="string">
            <text:p>(61) 3315-3909</text:p>
          </table:table-cell>
          <table:table-cell/>
          <table:table-cell office:value-type="string">
            <text:p>marcio.paiva@saude.gov.br</text:p>
          </table:table-cell>
          <table:table-cell office:value-type="string">
            <text:p>12284.33</text:p>
          </table:table-cell>
          <table:table-cell office:value-type="string">
            <text:p>2015-11-02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DFAC000033</text:p>
          </table:table-cell>
          <table:table-cell office:value-type="string">
            <text:p>MINISTÉRIO DA SAÚDE</text:p>
          </table:table-cell>
          <table:table-cell office:value-type="string">
            <text:p>MIN. SAÚDE - CAD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025/2015/DC/4600</text:p>
          </table:table-cell>
          <table:table-cell office:value-type="string">
            <text:p>2015-06-1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P004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CN Quadra 2 Projeção C, acesso SUBSOLO</text:p>
          </table:table-cell>
          <table:table-cell table:number-columns-repeated="2"/>
          <table:table-cell office:value-type="string">
            <text:p>70.712-902</text:p>
          </table:table-cell>
          <table:table-cell office:value-type="string">
            <text:p>Márcio R. de Paiva</text:p>
          </table:table-cell>
          <table:table-cell office:value-type="string">
            <text:p>(61) 3315-3909</text:p>
          </table:table-cell>
          <table:table-cell/>
          <table:table-cell office:value-type="string">
            <text:p>marcio.paiva@saude.gov.br</text:p>
          </table:table-cell>
          <table:table-cell office:value-type="string">
            <text:p>17131.53</text:p>
          </table:table-cell>
          <table:table-cell office:value-type="string">
            <text:p>2015-10-19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DFAC000034</text:p>
          </table:table-cell>
          <table:table-cell office:value-type="string">
            <text:p>MINISTÉRIO DA SAÚDE</text:p>
          </table:table-cell>
          <table:table-cell office:value-type="string">
            <text:p>MIN. SAÚDE - UNIDADE VII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026/2015/DC/4600</text:p>
          </table:table-cell>
          <table:table-cell office:value-type="string">
            <text:p>2015-06-1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P001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IA Trecho 4 - Lote 1220/1280 Guará</text:p>
          </table:table-cell>
          <table:table-cell table:number-columns-repeated="2"/>
          <table:table-cell office:value-type="string">
            <text:p>71.200-040</text:p>
          </table:table-cell>
          <table:table-cell office:value-type="string">
            <text:p>Márcio R. Paiva</text:p>
          </table:table-cell>
          <table:table-cell office:value-type="string">
            <text:p>(61) 3315-3909</text:p>
          </table:table-cell>
          <table:table-cell/>
          <table:table-cell office:value-type="string">
            <text:p>marcio.paiva@saude.gov.br</text:p>
          </table:table-cell>
          <table:table-cell office:value-type="string">
            <text:p>12284.33</text:p>
          </table:table-cell>
          <table:table-cell office:value-type="string">
            <text:p>2015-11-02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DFAC000035</text:p>
          </table:table-cell>
          <table:table-cell office:value-type="string">
            <text:p>MINISTÉRIO DA SAÚDE</text:p>
          </table:table-cell>
          <table:table-cell office:value-type="string">
            <text:p>MIN. SAÚDE - SEDE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string">
            <text:p>0027/2015/DC/4600</text:p>
          </table:table-cell>
          <table:table-cell office:value-type="string">
            <text:p>2015-06-1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M012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Esplanada dos Ministérios Bloco G, Anexo B - Subsolo</text:p>
          </table:table-cell>
          <table:table-cell table:number-columns-repeated="2"/>
          <table:table-cell office:value-type="string">
            <text:p>70.058-900</text:p>
          </table:table-cell>
          <table:table-cell office:value-type="string">
            <text:p>Márcio R. de Paiva</text:p>
          </table:table-cell>
          <table:table-cell office:value-type="string">
            <text:p>70058-900</text:p>
          </table:table-cell>
          <table:table-cell/>
          <table:table-cell office:value-type="string">
            <text:p>marcio.paiva@saude.gov.br</text:p>
          </table:table-cell>
          <table:table-cell office:value-type="string">
            <text:p>45299.71</text:p>
          </table:table-cell>
          <table:table-cell office:value-type="string">
            <text:p>2015-10-20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DFAC000036</text:p>
          </table:table-cell>
          <table:table-cell office:value-type="string">
            <text:p>MINISTÉRIO DA SAÚDE</text:p>
          </table:table-cell>
          <table:table-cell office:value-type="string">
            <text:p>MIN. SAÚDE - OUVIDORIA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028/2015/DC/4600</text:p>
          </table:table-cell>
          <table:table-cell office:value-type="string">
            <text:p>2015-06-1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M007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EPN 511 Bloco C Asa Norte</text:p>
          </table:table-cell>
          <table:table-cell table:number-columns-repeated="3"/>
          <table:table-cell office:value-type="string">
            <text:p>Márcio R. Paiva</text:p>
          </table:table-cell>
          <table:table-cell office:value-type="string">
            <text:p>(61) 3315-3909</text:p>
          </table:table-cell>
          <table:table-cell/>
          <table:table-cell office:value-type="string">
            <text:p>marcio.paiva@saude.gov.br</text:p>
          </table:table-cell>
          <table:table-cell office:value-type="string">
            <text:p>17131.53</text:p>
          </table:table-cell>
          <table:table-cell office:value-type="string">
            <text:p>2015-10-19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DFAC000037</text:p>
          </table:table-cell>
          <table:table-cell office:value-type="string">
            <text:p>MINISTÉRIO DA SAÚDE</text:p>
          </table:table-cell>
          <table:table-cell office:value-type="string">
            <text:p>MIN. SAÚDE - SECRETARIA VIGILÂNCIA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029/2015/DC/4600</text:p>
          </table:table-cell>
          <table:table-cell office:value-type="string">
            <text:p>2015-06-1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P004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CS Quadra 4 Bloco A Asa Sul</text:p>
          </table:table-cell>
          <table:table-cell table:number-columns-repeated="3"/>
          <table:table-cell office:value-type="string">
            <text:p>Márcio R. de Paiva</text:p>
          </table:table-cell>
          <table:table-cell office:value-type="string">
            <text:p>(61) 3315-3909</text:p>
          </table:table-cell>
          <table:table-cell/>
          <table:table-cell office:value-type="string">
            <text:p>marcio.paiva@saude.gov.br</text:p>
          </table:table-cell>
          <table:table-cell office:value-type="string">
            <text:p>17131.53</text:p>
          </table:table-cell>
          <table:table-cell office:value-type="string">
            <text:p>2015-11-02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DFL3000012</text:p>
          </table:table-cell>
          <table:table-cell office:value-type="string">
            <text:p>MINISTÉRIO DA SAÚDE</text:p>
          </table:table-cell>
          <table:table-cell office:value-type="string">
            <text:p>MIN. SAÚDE - GRÁFICA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030/2015/DC/4600</text:p>
          </table:table-cell>
          <table:table-cell office:value-type="string">
            <text:p>2015-06-1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P001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IA Trecho 4 Lote 540/610 SIA</text:p>
          </table:table-cell>
          <table:table-cell table:number-columns-repeated="2"/>
          <table:table-cell office:value-type="string">
            <text:p>71.200-040</text:p>
          </table:table-cell>
          <table:table-cell office:value-type="string">
            <text:p>Marcos R. Paiva</text:p>
          </table:table-cell>
          <table:table-cell office:value-type="string">
            <text:p>(61) 3315-3909</text:p>
          </table:table-cell>
          <table:table-cell/>
          <table:table-cell office:value-type="string">
            <text:p>marcio.paiva@saude.gov.br</text:p>
          </table:table-cell>
          <table:table-cell office:value-type="string">
            <text:p>7683.26</text:p>
          </table:table-cell>
          <table:table-cell office:value-type="string">
            <text:p>2015-11-02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DFL3000013</text:p>
          </table:table-cell>
          <table:table-cell office:value-type="string">
            <text:p>MINISTÉRIO DA SAÚDE</text:p>
          </table:table-cell>
          <table:table-cell office:value-type="string">
            <text:p>MIN. SAÚDE - CAD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031/2015/DC/4600</text:p>
          </table:table-cell>
          <table:table-cell office:value-type="string">
            <text:p>2015-06-1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P004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CN Quadra 2 Projeção C, acesso SUBSOLO</text:p>
          </table:table-cell>
          <table:table-cell table:number-columns-repeated="3"/>
          <table:table-cell office:value-type="string">
            <text:p>Márcio R. Paiva</text:p>
          </table:table-cell>
          <table:table-cell office:value-type="string">
            <text:p>(61) 3315-3909</text:p>
          </table:table-cell>
          <table:table-cell/>
          <table:table-cell office:value-type="string">
            <text:p>marcio.paiva@saude.gov.br</text:p>
          </table:table-cell>
          <table:table-cell office:value-type="string">
            <text:p>8216.26</text:p>
          </table:table-cell>
          <table:table-cell office:value-type="string">
            <text:p>2015-10-19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DFL3000014</text:p>
          </table:table-cell>
          <table:table-cell office:value-type="string">
            <text:p>MINISTÉRIO DA SAÚDE</text:p>
          </table:table-cell>
          <table:table-cell office:value-type="string">
            <text:p>MIN. SAÚDE - UNIDADE VII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032/2015/DC/4600</text:p>
          </table:table-cell>
          <table:table-cell office:value-type="string">
            <text:p>2015-06-1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P001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IA Trecho 4 - Lote 1220/1280 Guará</text:p>
          </table:table-cell>
          <table:table-cell table:number-columns-repeated="2"/>
          <table:table-cell office:value-type="string">
            <text:p>71.200-040</text:p>
          </table:table-cell>
          <table:table-cell office:value-type="string">
            <text:p>Márcio R. Paiva</text:p>
          </table:table-cell>
          <table:table-cell office:value-type="string">
            <text:p>(61) 3315-3909</text:p>
          </table:table-cell>
          <table:table-cell/>
          <table:table-cell office:value-type="string">
            <text:p>marcio.paiva@saude.gov.br</text:p>
          </table:table-cell>
          <table:table-cell office:value-type="string">
            <text:p>7683.26</text:p>
          </table:table-cell>
          <table:table-cell office:value-type="string">
            <text:p>2015-11-02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DFL3000015</text:p>
          </table:table-cell>
          <table:table-cell office:value-type="string">
            <text:p>MINISTÉRIO DA SAÚDE</text:p>
          </table:table-cell>
          <table:table-cell office:value-type="string">
            <text:p>MIN. SAÚDE - SEDE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string">
            <text:p>0033/2015/DC/4600</text:p>
          </table:table-cell>
          <table:table-cell office:value-type="string">
            <text:p>2015-06-1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M012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Esplanada dos Ministérios Bloco G, Anexo B - Subsolo</text:p>
          </table:table-cell>
          <table:table-cell table:number-columns-repeated="3"/>
          <table:table-cell office:value-type="string">
            <text:p>Márcio R. Paiva</text:p>
          </table:table-cell>
          <table:table-cell office:value-type="string">
            <text:p>(61) 3315-3909</text:p>
          </table:table-cell>
          <table:table-cell/>
          <table:table-cell office:value-type="string">
            <text:p>marcio.paiva@saude.gov.br</text:p>
          </table:table-cell>
          <table:table-cell office:value-type="string">
            <text:p>48780.00</text:p>
          </table:table-cell>
          <table:table-cell office:value-type="string">
            <text:p>2015-10-20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DFL3000016</text:p>
          </table:table-cell>
          <table:table-cell office:value-type="string">
            <text:p>MINISTÉRIO DA SAÚDE</text:p>
          </table:table-cell>
          <table:table-cell office:value-type="string">
            <text:p>MIN. SAÚDE - OUVIDORIA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034/2015/DC/4600</text:p>
          </table:table-cell>
          <table:table-cell office:value-type="string">
            <text:p>2015-06-1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M007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EPN 511 Bloco C Asa Norte</text:p>
          </table:table-cell>
          <table:table-cell table:number-columns-repeated="3"/>
          <table:table-cell office:value-type="string">
            <text:p>Márcio R. de Paiva</text:p>
          </table:table-cell>
          <table:table-cell office:value-type="string">
            <text:p>(61) 3315-3909</text:p>
          </table:table-cell>
          <table:table-cell/>
          <table:table-cell office:value-type="string">
            <text:p>marcio.paiva@saude.gov.br</text:p>
          </table:table-cell>
          <table:table-cell office:value-type="string">
            <text:p>8216.26</text:p>
          </table:table-cell>
          <table:table-cell office:value-type="string">
            <text:p>2015-10-20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DFL3000017</text:p>
          </table:table-cell>
          <table:table-cell office:value-type="string">
            <text:p>MINISTÉRIO DA SAÚDE</text:p>
          </table:table-cell>
          <table:table-cell office:value-type="string">
            <text:p>MIN. SAÚDE - SECRETARIA VIGILÂNCIA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035/2015/DC/4600</text:p>
          </table:table-cell>
          <table:table-cell office:value-type="string">
            <text:p>2015-06-1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P004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CS Quadra 4 Bloco A Asa Sul</text:p>
          </table:table-cell>
          <table:table-cell table:number-columns-repeated="3"/>
          <table:table-cell office:value-type="string">
            <text:p>Márcio R. de Paiva</text:p>
          </table:table-cell>
          <table:table-cell office:value-type="string">
            <text:p>(61) 3315-3909</text:p>
          </table:table-cell>
          <table:table-cell/>
          <table:table-cell office:value-type="string">
            <text:p>marcio.paiva@saude.gov.br</text:p>
          </table:table-cell>
          <table:table-cell office:value-type="string">
            <text:p>8216.26</text:p>
          </table:table-cell>
          <table:table-cell office:value-type="string">
            <text:p>2015-10-2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MGL3000002</text:p>
          </table:table-cell>
          <table:table-cell office:value-type="string">
            <text:p>MINISTÉRIO DAS COMUNICAÇÕES</text:p>
          </table:table-cell>
          <table:table-cell office:value-type="string">
            <text:p>MINICOM - BHE 2</text:p>
          </table:table-cell>
          <table:table-cell office:value-type="string">
            <text:p>MG</text:p>
          </table:table-cell>
          <table:table-cell office:value-type="string">
            <text:p>L3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1670-2015/DC/4600</text:p>
          </table:table-cell>
          <table:table-cell office:value-type="string">
            <text:p>2015-05-04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table:number-columns-repeated="5"/>
          <table:table-cell office:value-type="string">
            <text:p>Fibra óptica TELEBRAS</text:p>
          </table:table-cell>
          <table:table-cell office:value-type="string">
            <text:p>Av. Afonso Pena, 1.270 - Térreo - sala 001 (ECT) - Centro</text:p>
          </table:table-cell>
          <table:table-cell table:number-columns-repeated="2"/>
          <table:table-cell office:value-type="string">
            <text:p>30.130-900</text:p>
          </table:table-cell>
          <table:table-cell table:number-columns-repeated="4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DFAC000061</text:p>
          </table:table-cell>
          <table:table-cell office:value-type="string">
            <text:p>MINISTERIO DE MINAS E ENERGIA</text:p>
          </table:table-cell>
          <table:table-cell office:value-type="string">
            <text:p>MIN. MINAS E ENERGIA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221/2016/DC/4600</text:p>
          </table:table-cell>
          <table:table-cell office:value-type="string">
            <text:p>2016-03-29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table:number-columns-repeated="5"/>
          <table:table-cell office:value-type="string">
            <text:p>Fibra óptica TELEBRAS</text:p>
          </table:table-cell>
          <table:table-cell office:value-type="string">
            <text:p>Esplanada dos Ministérios, Bloco U, Térreo - Coord. de Infraestrutura Tecnológica CIET/CGTI/SPOA/MME</text:p>
          </table:table-cell>
          <table:table-cell table:number-columns-repeated="2"/>
          <table:table-cell office:value-type="string">
            <text:p>70.065-900</text:p>
          </table:table-cell>
          <table:table-cell office:value-type="string">
            <text:p>Alexandre Stecher</text:p>
          </table:table-cell>
          <table:table-cell office:value-type="string">
            <text:p>(61) 2032-5709</text:p>
          </table:table-cell>
          <table:table-cell office:value-type="string">
            <text:p>(61) 9677-1688</text:p>
          </table:table-cell>
          <table:table-cell office:value-type="string">
            <text:p>alexandre.stecher@mme.gov.br</text:p>
          </table:table-cell>
          <table:table-cell office:value-type="string">
            <text:p>11566.02</text:p>
          </table:table-cell>
          <table:table-cell office:value-type="string">
            <text:p>2016-05-30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DFL3000018</text:p>
          </table:table-cell>
          <table:table-cell office:value-type="string">
            <text:p>MINISTERIO DO TRABALHO E EMPREGO - MTE</text:p>
          </table:table-cell>
          <table:table-cell office:value-type="string">
            <text:p>MTE - BRASÍLIA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0038/2015/DC/4600</text:p>
          </table:table-cell>
          <table:table-cell office:value-type="string">
            <text:p>2015-06-24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P004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Esplanada dos Ministérios Bloco F - Anexo B - Terreo</text:p>
          </table:table-cell>
          <table:table-cell table:number-columns-repeated="2"/>
          <table:table-cell office:value-type="string">
            <text:p>70.056-900</text:p>
          </table:table-cell>
          <table:table-cell office:value-type="string">
            <text:p>Cleiton Dias</text:p>
          </table:table-cell>
          <table:table-cell office:value-type="string">
            <text:p>(61) 2031-6103</text:p>
          </table:table-cell>
          <table:table-cell/>
          <table:table-cell office:value-type="string">
            <text:p>cleiton.dias@mte.gov.br</text:p>
          </table:table-cell>
          <table:table-cell office:value-type="string">
            <text:p>29169.24</text:p>
          </table:table-cell>
          <table:table-cell office:value-type="string">
            <text:p>2015-08-17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MGL3000003</text:p>
          </table:table-cell>
          <table:table-cell office:value-type="string">
            <text:p>MINISTERIO DO TRABALHO E EMPREGO - MTE</text:p>
          </table:table-cell>
          <table:table-cell office:value-type="string">
            <text:p>MTE - BELO HORIZONTE</text:p>
          </table:table-cell>
          <table:table-cell office:value-type="string">
            <text:p>MG</text:p>
          </table:table-cell>
          <table:table-cell office:value-type="string">
            <text:p>L3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0036/2015/DC/4600</text:p>
          </table:table-cell>
          <table:table-cell office:value-type="string">
            <text:p>2015-06-24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MGBHE0PM004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elo Horizonte</text:p>
          </table:table-cell>
          <table:table-cell office:value-type="string">
            <text:p>MG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Rua dos Tamoios, 596, centro</text:p>
          </table:table-cell>
          <table:table-cell table:number-columns-repeated="2"/>
          <table:table-cell office:value-type="string">
            <text:p>70.056-900</text:p>
          </table:table-cell>
          <table:table-cell office:value-type="string">
            <text:p>Heli Siqueira de Azevedo</text:p>
          </table:table-cell>
          <table:table-cell office:value-type="string">
            <text:p>(31) 3270-6108</text:p>
          </table:table-cell>
          <table:table-cell/>
          <table:table-cell office:value-type="string">
            <text:p>heli.azevedo@mte.gov.br</text:p>
          </table:table-cell>
          <table:table-cell office:value-type="string">
            <text:p>10781.99</text:p>
          </table:table-cell>
          <table:table-cell office:value-type="string">
            <text:p>2015-08-17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MGL3000004</text:p>
          </table:table-cell>
          <table:table-cell office:value-type="string">
            <text:p>MINISTERIO DO TRABALHO E EMPREGO - MTE</text:p>
          </table:table-cell>
          <table:table-cell office:value-type="string">
            <text:p>MTE - DIVINOPOLIS</text:p>
          </table:table-cell>
          <table:table-cell office:value-type="string">
            <text:p>MG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039/2015/DC/4600</text:p>
          </table:table-cell>
          <table:table-cell office:value-type="string">
            <text:p>2015-06-24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MGDVL0TR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Divinópolis</text:p>
          </table:table-cell>
          <table:table-cell office:value-type="string">
            <text:p>MG</text:p>
          </table:table-cell>
          <table:table-cell table:number-columns-repeated="2"/>
          <table:table-cell office:value-type="string">
            <text:p>Rádio TELEBRAS</text:p>
          </table:table-cell>
          <table:table-cell office:value-type="string">
            <text:p>Rua Minas Gerais, 1342, Centro</text:p>
          </table:table-cell>
          <table:table-cell table:number-columns-repeated="2"/>
          <table:table-cell office:value-type="string">
            <text:p>35.500-007</text:p>
          </table:table-cell>
          <table:table-cell office:value-type="string">
            <text:p>Heli Siqueira de Azevedo</text:p>
          </table:table-cell>
          <table:table-cell office:value-type="string">
            <text:p>(31) 3270-6108</text:p>
          </table:table-cell>
          <table:table-cell/>
          <table:table-cell office:value-type="string">
            <text:p>heli.azevedo@mte.gov.br</text:p>
          </table:table-cell>
          <table:table-cell office:value-type="string">
            <text:p>4360.96</text:p>
          </table:table-cell>
          <table:table-cell office:value-type="string">
            <text:p>2015-08-17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MGL3000005</text:p>
          </table:table-cell>
          <table:table-cell office:value-type="string">
            <text:p>MINISTERIO DO TRABALHO E EMPREGO - MTE</text:p>
          </table:table-cell>
          <table:table-cell office:value-type="string">
            <text:p>MTE - POÇOS DE CALDAS</text:p>
          </table:table-cell>
          <table:table-cell office:value-type="string">
            <text:p>MG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040/2015/DC/4600</text:p>
          </table:table-cell>
          <table:table-cell office:value-type="string">
            <text:p>2015-06-24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MGPCS0TR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Poços de Caldas</text:p>
          </table:table-cell>
          <table:table-cell office:value-type="string">
            <text:p>MG</text:p>
          </table:table-cell>
          <table:table-cell table:number-columns-repeated="2"/>
          <table:table-cell office:value-type="string">
            <text:p>Rádio TELEBRAS</text:p>
          </table:table-cell>
          <table:table-cell office:value-type="string">
            <text:p>Rua Minas Gerais, 1342, Centro</text:p>
          </table:table-cell>
          <table:table-cell table:number-columns-repeated="2"/>
          <table:table-cell office:value-type="string">
            <text:p>37.701-102</text:p>
          </table:table-cell>
          <table:table-cell office:value-type="string">
            <text:p>Heli Siqueira de Azevedo</text:p>
          </table:table-cell>
          <table:table-cell office:value-type="string">
            <text:p>(31)3270-6108</text:p>
          </table:table-cell>
          <table:table-cell/>
          <table:table-cell office:value-type="string">
            <text:p>heli.azevedo@mte.gov.br</text:p>
          </table:table-cell>
          <table:table-cell office:value-type="string">
            <text:p>4360.96</text:p>
          </table:table-cell>
          <table:table-cell office:value-type="string">
            <text:p>2015-08-17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MGL3000006</text:p>
          </table:table-cell>
          <table:table-cell office:value-type="string">
            <text:p>MINISTERIO DO TRABALHO E EMPREGO - MTE</text:p>
          </table:table-cell>
          <table:table-cell office:value-type="string">
            <text:p>MTE - BARREIRO</text:p>
          </table:table-cell>
          <table:table-cell office:value-type="string">
            <text:p>MG</text:p>
          </table:table-cell>
          <table:table-cell office:value-type="string">
            <text:p>L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037/2015/DC/4600</text:p>
          </table:table-cell>
          <table:table-cell office:value-type="string">
            <text:p>2015-06-24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MGBHE0PP001</text:p>
          </table:table-cell>
          <table:table-cell table:number-columns-repeated="2"/>
          <table:table-cell office:value-type="string">
            <text:p>Belo Horizonte</text:p>
          </table:table-cell>
          <table:table-cell office:value-type="string">
            <text:p>MG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. Sinfrônio Brochado, 1420, Loja 03</text:p>
          </table:table-cell>
          <table:table-cell table:number-columns-repeated="2"/>
          <table:table-cell office:value-type="string">
            <text:p>30.640-000</text:p>
          </table:table-cell>
          <table:table-cell office:value-type="string">
            <text:p>Heli Siqueira de Azevedo</text:p>
          </table:table-cell>
          <table:table-cell office:value-type="string">
            <text:p>(31) 3270-6108</text:p>
          </table:table-cell>
          <table:table-cell/>
          <table:table-cell office:value-type="string">
            <text:p>heli.azevedo@mte.gov.br</text:p>
          </table:table-cell>
          <table:table-cell office:value-type="string">
            <text:p>4360.96</text:p>
          </table:table-cell>
          <table:table-cell office:value-type="string">
            <text:p>2015-08-17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MGL3000007</text:p>
          </table:table-cell>
          <table:table-cell office:value-type="string">
            <text:p>MINISTERIO DO TRABALHO E EMPREGO - MTE</text:p>
          </table:table-cell>
          <table:table-cell office:value-type="string">
            <text:p>MTE - BELO HORIZONTE 2</text:p>
          </table:table-cell>
          <table:table-cell office:value-type="string">
            <text:p>MG</text:p>
          </table:table-cell>
          <table:table-cell office:value-type="string">
            <text:p>L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083/2015/DC/4600</text:p>
          </table:table-cell>
          <table:table-cell office:value-type="string">
            <text:p>2015-08-1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Rua Curitiba, 832, Centro</text:p>
          </table:table-cell>
          <table:table-cell table:number-columns-repeated="2"/>
          <table:table-cell office:value-type="string">
            <text:p>30.120-070</text:p>
          </table:table-cell>
          <table:table-cell office:value-type="string">
            <text:p>Heli Siqueira de Azevedo</text:p>
          </table:table-cell>
          <table:table-cell office:value-type="string">
            <text:p>(31) 3270-6108</text:p>
          </table:table-cell>
          <table:table-cell/>
          <table:table-cell office:value-type="string">
            <text:p>heli.azevedo@mte.gov.br</text:p>
          </table:table-cell>
          <table:table-cell office:value-type="string">
            <text:p>9039.62</text:p>
          </table:table-cell>
          <table:table-cell office:value-type="string">
            <text:p>2015-10-20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ALAC000001</text:p>
          </table:table-cell>
          <table:table-cell office:value-type="string">
            <text:p>MINISTÉRIO PÚBLICO DO TRABALHO</text:p>
          </table:table-cell>
          <table:table-cell office:value-type="string">
            <text:p>MPT - PRT19</text:p>
          </table:table-cell>
          <table:table-cell office:value-type="string">
            <text:p>AL</text:p>
          </table:table-cell>
          <table:table-cell office:value-type="string">
            <text:p>AC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2068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ALMCO0TR002</text:p>
          </table:table-cell>
          <table:table-cell/>
          <table:table-cell office:value-type="string">
            <text:p>ETR Ac. Simões - Universidade Federal de Alagoas Avenida Lourival Melo Mota, s/n</text:p>
          </table:table-cell>
          <table:table-cell office:value-type="string">
            <text:p>Maceió</text:p>
          </table:table-cell>
          <table:table-cell office:value-type="string">
            <text:p>AL</text:p>
          </table:table-cell>
          <table:table-cell table:number-columns-repeated="2"/>
          <table:table-cell office:value-type="string">
            <text:p>EILD Fibra</text:p>
          </table:table-cell>
          <table:table-cell office:value-type="string">
            <text:p>Rua Professor Lourenço Peixoto n. 90 Jatiúca</text:p>
          </table:table-cell>
          <table:table-cell table:number-columns-repeated="2"/>
          <table:table-cell office:value-type="string">
            <text:p>57.035-640</text:p>
          </table:table-cell>
          <table:table-cell office:value-type="string">
            <text:p>Valdir Ferreira de Lucena Filho</text:p>
          </table:table-cell>
          <table:table-cell office:value-type="string">
            <text:p>(82) 2123-7917</text:p>
          </table:table-cell>
          <table:table-cell/>
          <table:table-cell office:value-type="string">
            <text:p>valdir.lucena@mpt.gov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office:value-type="string">
            <text:p>instalação</text:p>
          </table:table-cell>
          <table:table-cell office:value-type="string">
            <text:p>agendado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AMAC000002</text:p>
          </table:table-cell>
          <table:table-cell office:value-type="string">
            <text:p>MINISTÉRIO PÚBLICO DO TRABALHO</text:p>
          </table:table-cell>
          <table:table-cell office:value-type="string">
            <text:p>MPT - PRT11</text:p>
          </table:table-cell>
          <table:table-cell office:value-type="string">
            <text:p>AM</text:p>
          </table:table-cell>
          <table:table-cell office:value-type="string">
            <text:p>AC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2076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Rua Recife, 2479, Flores, ao lado do DNIT - Depto Nacional de Infraestrutura de Transporte</text:p>
          </table:table-cell>
          <table:table-cell table:number-columns-repeated="2"/>
          <table:table-cell office:value-type="string">
            <text:p>69.050-030</text:p>
          </table:table-cell>
          <table:table-cell office:value-type="string">
            <text:p>Joseph Hatchwell McComb</text:p>
          </table:table-cell>
          <table:table-cell office:value-type="string">
            <text:p>(92) 3584 1750</text:p>
          </table:table-cell>
          <table:table-cell/>
          <table:table-cell office:value-type="string">
            <text:p>Joseph.comb@mpt.gov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CEAC000001</text:p>
          </table:table-cell>
          <table:table-cell office:value-type="string">
            <text:p>MINISTÉRIO PÚBLICO DO TRABALHO</text:p>
          </table:table-cell>
          <table:table-cell office:value-type="string">
            <text:p>MPT - PRT07</text:p>
          </table:table-cell>
          <table:table-cell office:value-type="string">
            <text:p>CE</text:p>
          </table:table-cell>
          <table:table-cell office:value-type="string">
            <text:p>AC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2080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CEFLA0PP001</text:p>
          </table:table-cell>
          <table:table-cell/>
          <table:table-cell office:value-type="string">
            <text:p>Av. Presidente Costa e Silva, 4677 - Mondubim</text:p>
          </table:table-cell>
          <table:table-cell office:value-type="string">
            <text:p>Fortaleza</text:p>
          </table:table-cell>
          <table:table-cell office:value-type="string">
            <text:p>CE</text:p>
          </table:table-cell>
          <table:table-cell office:value-type="string">
            <text:p>60.761-505</text:p>
          </table:table-cell>
          <table:table-cell/>
          <table:table-cell office:value-type="string">
            <text:p>EILD Fibra</text:p>
          </table:table-cell>
          <table:table-cell office:value-type="string">
            <text:p>Av Padre Antônio Tomás n 2110 Aldeota</text:p>
          </table:table-cell>
          <table:table-cell table:number-columns-repeated="2"/>
          <table:table-cell office:value-type="string">
            <text:p>60.140-160</text:p>
          </table:table-cell>
          <table:table-cell office:value-type="string">
            <text:p>Francisco Lima de Medeiros</text:p>
          </table:table-cell>
          <table:table-cell office:value-type="string">
            <text:p>(85) 3462-3441</text:p>
          </table:table-cell>
          <table:table-cell/>
          <table:table-cell office:value-type="string">
            <text:p>francisco.medeiros@mpt.gov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office:value-type="string">
            <text:p>instalação</text:p>
          </table:table-cell>
          <table:table-cell office:value-type="string">
            <text:p>agendado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DFAC000049</text:p>
          </table:table-cell>
          <table:table-cell office:value-type="string">
            <text:p>MINISTÉRIO PÚBLICO DO TRABALHO</text:p>
          </table:table-cell>
          <table:table-cell office:value-type="string">
            <text:p>MPT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97/2015/DC/4600</text:p>
          </table:table-cell>
          <table:table-cell office:value-type="string">
            <text:p>2015-11-10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P004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CS - Quadra 09 - Lote C - Torre A - 12º pavimento</text:p>
          </table:table-cell>
          <table:table-cell table:number-columns-repeated="2"/>
          <table:table-cell office:value-type="string">
            <text:p>70.308-200</text:p>
          </table:table-cell>
          <table:table-cell office:value-type="string">
            <text:p>Pedro José dos Santos</text:p>
          </table:table-cell>
          <table:table-cell office:value-type="string">
            <text:p>(61) 3314-8859</text:p>
          </table:table-cell>
          <table:table-cell/>
          <table:table-cell office:value-type="string">
            <text:p>pedro.santos@mpt.mp.br</text:p>
          </table:table-cell>
          <table:table-cell office:value-type="string">
            <text:p>0.00</text:p>
          </table:table-cell>
          <table:table-cell office:value-type="string">
            <text:p>2016-01-26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MAAC000004</text:p>
          </table:table-cell>
          <table:table-cell office:value-type="string">
            <text:p>MINISTÉRIO PÚBLICO DO TRABALHO</text:p>
          </table:table-cell>
          <table:table-cell office:value-type="string">
            <text:p>MPT - PRT16</text:p>
          </table:table-cell>
          <table:table-cell office:value-type="string">
            <text:p>MA</text:p>
          </table:table-cell>
          <table:table-cell office:value-type="string">
            <text:p>AC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2071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EILD</text:p>
          </table:table-cell>
          <table:table-cell office:value-type="string">
            <text:p>Av. Inácio Mourão Rangel, Lote 07 Quadra 15 Loteamento Jaracaty Renascença II</text:p>
          </table:table-cell>
          <table:table-cell table:number-columns-repeated="2"/>
          <table:table-cell office:value-type="string">
            <text:p>65.076-830</text:p>
          </table:table-cell>
          <table:table-cell office:value-type="string">
            <text:p>Antonio José Souza Filho</text:p>
          </table:table-cell>
          <table:table-cell office:value-type="string">
            <text:p>(98) 2107-9360</text:p>
          </table:table-cell>
          <table:table-cell office:value-type="string">
            <text:p>(98) 2107-9362</text:p>
          </table:table-cell>
          <table:table-cell office:value-type="string">
            <text:p>antonio.jsouza@mpt.gov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MGAC000007</text:p>
          </table:table-cell>
          <table:table-cell office:value-type="string">
            <text:p>MINISTÉRIO PÚBLICO DO TRABALHO</text:p>
          </table:table-cell>
          <table:table-cell office:value-type="string">
            <text:p>MPT - PRT03</text:p>
          </table:table-cell>
          <table:table-cell office:value-type="string">
            <text:p>MG</text:p>
          </table:table-cell>
          <table:table-cell office:value-type="string">
            <text:p>AC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2084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MGBHE0PM004</text:p>
          </table:table-cell>
          <table:table-cell/>
          <table:table-cell office:value-type="string">
            <text:p>Pix Espírito Santo - Rua Espírito Santo, 605</text:p>
          </table:table-cell>
          <table:table-cell office:value-type="string">
            <text:p>Belo Horizonte</text:p>
          </table:table-cell>
          <table:table-cell office:value-type="string">
            <text:p>MG</text:p>
          </table:table-cell>
          <table:table-cell office:value-type="string">
            <text:p>30.160-030</text:p>
          </table:table-cell>
          <table:table-cell/>
          <table:table-cell office:value-type="string">
            <text:p>Fibra Parceiro</text:p>
          </table:table-cell>
          <table:table-cell office:value-type="string">
            <text:p>Rua Bernardo Guimarães, 1615, Funcionários</text:p>
          </table:table-cell>
          <table:table-cell table:number-columns-repeated="2"/>
          <table:table-cell office:value-type="string">
            <text:p>30.140-081</text:p>
          </table:table-cell>
          <table:table-cell office:value-type="string">
            <text:p>Rodrigo Morato</text:p>
          </table:table-cell>
          <table:table-cell office:value-type="string">
            <text:p>(31) 3304-6179</text:p>
          </table:table-cell>
          <table:table-cell/>
          <table:table-cell office:value-type="string">
            <text:p>rodrigo.rodrigues@mpt.gov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office:value-type="string">
            <text:p>instalação</text:p>
          </table:table-cell>
          <table:table-cell office:value-type="string">
            <text:p>em ativação</text:p>
          </table:table-cell>
          <table:table-cell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MSAC000001</text:p>
          </table:table-cell>
          <table:table-cell office:value-type="string">
            <text:p>MINISTÉRIO PÚBLICO DO TRABALHO</text:p>
          </table:table-cell>
          <table:table-cell office:value-type="string">
            <text:p>MPT - PRT24</text:p>
          </table:table-cell>
          <table:table-cell office:value-type="string">
            <text:p>MS</text:p>
          </table:table-cell>
          <table:table-cell office:value-type="string">
            <text:p>AC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2063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EILD</text:p>
          </table:table-cell>
          <table:table-cell office:value-type="string">
            <text:p>Rua Pimenta Bueno n 139 Amambai</text:p>
          </table:table-cell>
          <table:table-cell table:number-columns-repeated="2"/>
          <table:table-cell office:value-type="string">
            <text:p>79.005-020</text:p>
          </table:table-cell>
          <table:table-cell office:value-type="string">
            <text:p>Edgar Nakazato</text:p>
          </table:table-cell>
          <table:table-cell office:value-type="string">
            <text:p>(67) 3358-3073</text:p>
          </table:table-cell>
          <table:table-cell/>
          <table:table-cell office:value-type="string">
            <text:p>edgar.nakazato@mpt.gov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MTAC000005</text:p>
          </table:table-cell>
          <table:table-cell office:value-type="string">
            <text:p>MINISTÉRIO PÚBLICO DO TRABALHO</text:p>
          </table:table-cell>
          <table:table-cell office:value-type="string">
            <text:p>MPT - PRT23</text:p>
          </table:table-cell>
          <table:table-cell office:value-type="string">
            <text:p>MT</text:p>
          </table:table-cell>
          <table:table-cell office:value-type="string">
            <text:p>AC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2064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MTCBA0PP001</text:p>
          </table:table-cell>
          <table:table-cell/>
          <table:table-cell office:value-type="string">
            <text:p>PoP Coxipó - Avenida Das Torres, Bairro São Sebastião</text:p>
          </table:table-cell>
          <table:table-cell office:value-type="string">
            <text:p>Cuiabá</text:p>
          </table:table-cell>
          <table:table-cell office:value-type="string">
            <text:p>MT</text:p>
          </table:table-cell>
          <table:table-cell table:number-columns-repeated="2"/>
          <table:table-cell office:value-type="string">
            <text:p>EILD Fibra</text:p>
          </table:table-cell>
          <table:table-cell office:value-type="string">
            <text:p>Rua Dez de Março, esquina com a Rua R, s/n - atrás do Hospital São Mateus, Jardim Aclimação</text:p>
          </table:table-cell>
          <table:table-cell table:number-columns-repeated="2"/>
          <table:table-cell office:value-type="string">
            <text:p>78.050-258</text:p>
          </table:table-cell>
          <table:table-cell office:value-type="string">
            <text:p>Flávio Aparecido Ângelo</text:p>
          </table:table-cell>
          <table:table-cell office:value-type="string">
            <text:p>(65) 3613 9105</text:p>
          </table:table-cell>
          <table:table-cell/>
          <table:table-cell office:value-type="string">
            <text:p>flavio.angelo@mpt.gov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PAAC000007</text:p>
          </table:table-cell>
          <table:table-cell office:value-type="string">
            <text:p>MINISTÉRIO PÚBLICO DO TRABALHO</text:p>
          </table:table-cell>
          <table:table-cell office:value-type="string">
            <text:p>MPT - PRT08</text:p>
          </table:table-cell>
          <table:table-cell office:value-type="string">
            <text:p>PA</text:p>
          </table:table-cell>
          <table:table-cell office:value-type="string">
            <text:p>AC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2079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EILD</text:p>
          </table:table-cell>
          <table:table-cell office:value-type="string">
            <text:p>Rua dos Mundurucus n 1794 Batista Campos</text:p>
          </table:table-cell>
          <table:table-cell table:number-columns-repeated="2"/>
          <table:table-cell office:value-type="string">
            <text:p>66.035-360</text:p>
          </table:table-cell>
          <table:table-cell office:value-type="string">
            <text:p>Elizabeth Melo e Silva Lobato</text:p>
          </table:table-cell>
          <table:table-cell office:value-type="string">
            <text:p>(91) 3217-7550</text:p>
          </table:table-cell>
          <table:table-cell/>
          <table:table-cell office:value-type="string">
            <text:p>elizabeth.lobato@mpt.gov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PEAC000005</text:p>
          </table:table-cell>
          <table:table-cell office:value-type="string">
            <text:p>MINISTÉRIO PÚBLICO DO TRABALHO</text:p>
          </table:table-cell>
          <table:table-cell office:value-type="string">
            <text:p>MPT - PRT06</text:p>
          </table:table-cell>
          <table:table-cell office:value-type="string">
            <text:p>PE</text:p>
          </table:table-cell>
          <table:table-cell office:value-type="string">
            <text:p>AC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2081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PERCE0PM006</text:p>
          </table:table-cell>
          <table:table-cell/>
          <table:table-cell office:value-type="string">
            <text:p>PoP Estação Metrô: Rua Floriana Peixoto com Rua São João, Bairro São José</text:p>
          </table:table-cell>
          <table:table-cell office:value-type="string">
            <text:p>Recife</text:p>
          </table:table-cell>
          <table:table-cell office:value-type="string">
            <text:p>PE</text:p>
          </table:table-cell>
          <table:table-cell office:value-type="string">
            <text:p>50.020-150</text:p>
          </table:table-cell>
          <table:table-cell/>
          <table:table-cell office:value-type="string">
            <text:p>EILD Fibra</text:p>
          </table:table-cell>
          <table:table-cell office:value-type="string">
            <text:p>Rua Quarenta e Oito n. 600 Espinheiro</text:p>
          </table:table-cell>
          <table:table-cell table:number-columns-repeated="2"/>
          <table:table-cell office:value-type="string">
            <text:p>52.050-380</text:p>
          </table:table-cell>
          <table:table-cell office:value-type="string">
            <text:p>Márcia Parga</text:p>
          </table:table-cell>
          <table:table-cell office:value-type="string">
            <text:p>(81) 2101-3209</text:p>
          </table:table-cell>
          <table:table-cell/>
          <table:table-cell office:value-type="string">
            <text:p>marcia.parga@mpt.gov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office:value-type="string">
            <text:p>instalação</text:p>
          </table:table-cell>
          <table:table-cell office:value-type="string">
            <text:p>agendado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PRAC000005</text:p>
          </table:table-cell>
          <table:table-cell office:value-type="string">
            <text:p>MINISTÉRIO PÚBLICO DO TRABALHO</text:p>
          </table:table-cell>
          <table:table-cell office:value-type="string">
            <text:p>MPT - PRT09</text:p>
          </table:table-cell>
          <table:table-cell office:value-type="string">
            <text:p>PR</text:p>
          </table:table-cell>
          <table:table-cell office:value-type="string">
            <text:p>AC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2078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EILD</text:p>
          </table:table-cell>
          <table:table-cell office:value-type="string">
            <text:p>Av Vicente Machado n 84 Centro</text:p>
          </table:table-cell>
          <table:table-cell table:number-columns-repeated="2"/>
          <table:table-cell office:value-type="string">
            <text:p>80.420-010</text:p>
          </table:table-cell>
          <table:table-cell office:value-type="string">
            <text:p>Éder Carlos Fassbinder</text:p>
          </table:table-cell>
          <table:table-cell office:value-type="string">
            <text:p>(41) 3304-9033</text:p>
          </table:table-cell>
          <table:table-cell/>
          <table:table-cell office:value-type="string">
            <text:p>eder.fassbinder@mpt.gov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RJAC000010</text:p>
          </table:table-cell>
          <table:table-cell office:value-type="string">
            <text:p>MINISTÉRIO PÚBLICO DO TRABALHO</text:p>
          </table:table-cell>
          <table:table-cell office:value-type="string">
            <text:p>MPT - PRT01</text:p>
          </table:table-cell>
          <table:table-cell office:value-type="string">
            <text:p>RJ</text:p>
          </table:table-cell>
          <table:table-cell office:value-type="string">
            <text:p>AC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2086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Fibra óptica TELEBRAS</text:p>
          </table:table-cell>
          <table:table-cell office:value-type="string">
            <text:p>Av. Churchill n. 94 10º andar Centro</text:p>
          </table:table-cell>
          <table:table-cell table:number-columns-repeated="2"/>
          <table:table-cell office:value-type="string">
            <text:p>20.020-050</text:p>
          </table:table-cell>
          <table:table-cell office:value-type="string">
            <text:p>André Ricardo Pereira Mattos</text:p>
          </table:table-cell>
          <table:table-cell office:value-type="string">
            <text:p>(21) 2533-9168</text:p>
          </table:table-cell>
          <table:table-cell/>
          <table:table-cell office:value-type="string">
            <text:p>andre.mattos@mpt.gov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RSAC000011</text:p>
          </table:table-cell>
          <table:table-cell office:value-type="string">
            <text:p>MINISTÉRIO PÚBLICO DO TRABALHO</text:p>
          </table:table-cell>
          <table:table-cell office:value-type="string">
            <text:p>MPT - PRT04</text:p>
          </table:table-cell>
          <table:table-cell office:value-type="string">
            <text:p>RS</text:p>
          </table:table-cell>
          <table:table-cell office:value-type="string">
            <text:p>AC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2083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EILD</text:p>
          </table:table-cell>
          <table:table-cell office:value-type="string">
            <text:p>Rua Ramiro Barcelos n 104 Floresta</text:p>
          </table:table-cell>
          <table:table-cell table:number-columns-repeated="2"/>
          <table:table-cell office:value-type="string">
            <text:p>90.035-000</text:p>
          </table:table-cell>
          <table:table-cell office:value-type="string">
            <text:p>Luiz Garcia</text:p>
          </table:table-cell>
          <table:table-cell office:value-type="string">
            <text:p>(51) 3284-3080</text:p>
          </table:table-cell>
          <table:table-cell office:value-type="string">
            <text:p>(51) 3284-3042</text:p>
          </table:table-cell>
          <table:table-cell office:value-type="string">
            <text:p>luiz.garcia@mpt.gov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SCAC000001</text:p>
          </table:table-cell>
          <table:table-cell office:value-type="string">
            <text:p>MINISTÉRIO PÚBLICO DO TRABALHO</text:p>
          </table:table-cell>
          <table:table-cell office:value-type="string">
            <text:p>MPT - PRT12</text:p>
          </table:table-cell>
          <table:table-cell office:value-type="string">
            <text:p>SC</text:p>
          </table:table-cell>
          <table:table-cell office:value-type="string">
            <text:p>AC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2075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EILD</text:p>
          </table:table-cell>
          <table:table-cell office:value-type="string">
            <text:p>Rua Paschoal Apóstolo Pítsica, 4876 - Centro Executivo Luiz Elias Daux, Torre 2, Bairro Agronômica</text:p>
          </table:table-cell>
          <table:table-cell table:number-columns-repeated="2"/>
          <table:table-cell office:value-type="string">
            <text:p>88.025-025</text:p>
          </table:table-cell>
          <table:table-cell office:value-type="string">
            <text:p>Rogerio Castellar Monteiro</text:p>
          </table:table-cell>
          <table:table-cell office:value-type="string">
            <text:p>(48) 3251-9920</text:p>
          </table:table-cell>
          <table:table-cell office:value-type="string">
            <text:p>(48) 3251-9928</text:p>
          </table:table-cell>
          <table:table-cell office:value-type="string">
            <text:p>rogerio.monteiro@mpt.gov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SEAC000001</text:p>
          </table:table-cell>
          <table:table-cell office:value-type="string">
            <text:p>MINISTÉRIO PÚBLICO DO TRABALHO</text:p>
          </table:table-cell>
          <table:table-cell office:value-type="string">
            <text:p>MPT - PRT20</text:p>
          </table:table-cell>
          <table:table-cell office:value-type="string">
            <text:p>SE</text:p>
          </table:table-cell>
          <table:table-cell office:value-type="string">
            <text:p>AC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2067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BASDR0PP002</text:p>
          </table:table-cell>
          <table:table-cell/>
          <table:table-cell office:value-type="string">
            <text:p>PoP Matatu - Rua Luiz Anselmo s/n, Matatu</text:p>
          </table:table-cell>
          <table:table-cell office:value-type="string">
            <text:p>Salvador</text:p>
          </table:table-cell>
          <table:table-cell office:value-type="string">
            <text:p>BA</text:p>
          </table:table-cell>
          <table:table-cell table:number-columns-repeated="2"/>
          <table:table-cell office:value-type="string">
            <text:p>EILD Fibra</text:p>
          </table:table-cell>
          <table:table-cell office:value-type="string">
            <text:p>Av. Desembargador Maynard, n. 72 Bairro Cirurgia</text:p>
          </table:table-cell>
          <table:table-cell table:number-columns-repeated="2"/>
          <table:table-cell office:value-type="string">
            <text:p>49.055-210</text:p>
          </table:table-cell>
          <table:table-cell office:value-type="string">
            <text:p>Heli Henriques Alcantara Nascimento</text:p>
          </table:table-cell>
          <table:table-cell office:value-type="string">
            <text:p>(79) 3226-9100</text:p>
          </table:table-cell>
          <table:table-cell/>
          <table:table-cell office:value-type="string">
            <text:p>heli.nascimento@mpt.gov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office:value-type="string">
            <text:p>instalação</text:p>
          </table:table-cell>
          <table:table-cell office:value-type="string">
            <text:p>em ativação</text:p>
          </table:table-cell>
          <table:table-cell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SPAC000007</text:p>
          </table:table-cell>
          <table:table-cell office:value-type="string">
            <text:p>MINISTÉRIO PÚBLICO DO TRABALHO</text:p>
          </table:table-cell>
          <table:table-cell office:value-type="string">
            <text:p>MPT - PRT15</text:p>
          </table:table-cell>
          <table:table-cell office:value-type="string">
            <text:p>SP</text:p>
          </table:table-cell>
          <table:table-cell office:value-type="string">
            <text:p>AC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2072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EILD</text:p>
          </table:table-cell>
          <table:table-cell office:value-type="string">
            <text:p>Rua Umbú n 291 Alphaville</text:p>
          </table:table-cell>
          <table:table-cell table:number-columns-repeated="2"/>
          <table:table-cell office:value-type="string">
            <text:p>13.098-325</text:p>
          </table:table-cell>
          <table:table-cell office:value-type="string">
            <text:p>Neivaldo Aparecido de Oliveira</text:p>
          </table:table-cell>
          <table:table-cell office:value-type="string">
            <text:p>(19) 3796-9710</text:p>
          </table:table-cell>
          <table:table-cell/>
          <table:table-cell office:value-type="string">
            <text:p>neivaldo.oliveira@mpt.gov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SPAC000008</text:p>
          </table:table-cell>
          <table:table-cell office:value-type="string">
            <text:p>MINISTÉRIO PÚBLICO DO TRABALHO</text:p>
          </table:table-cell>
          <table:table-cell office:value-type="string">
            <text:p>MPT - PRT02</text:p>
          </table:table-cell>
          <table:table-cell office:value-type="string">
            <text:p>SP</text:p>
          </table:table-cell>
          <table:table-cell office:value-type="string">
            <text:p>AC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2085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7"/>
          <table:table-cell office:value-type="string">
            <text:p>EILD</text:p>
          </table:table-cell>
          <table:table-cell office:value-type="string">
            <text:p>Rua Cubatão, 322 Bairro Paraíso</text:p>
          </table:table-cell>
          <table:table-cell table:number-columns-repeated="2"/>
          <table:table-cell office:value-type="string">
            <text:p>04.013-001</text:p>
          </table:table-cell>
          <table:table-cell office:value-type="string">
            <text:p>Moisés Ricardo Ramos</text:p>
          </table:table-cell>
          <table:table-cell office:value-type="string">
            <text:p>(11) 3246-7090</text:p>
          </table:table-cell>
          <table:table-cell/>
          <table:table-cell office:value-type="string">
            <text:p>moises.ramos@mpt.gov.br</text:p>
          </table:table-cell>
          <table:table-cell office:value-type="string">
            <text:p>0.00</text:p>
          </table:table-cell>
          <table:table-cell office:value-type="string">
            <text:p>2016-02-18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BAP2000001</text:p>
          </table:table-cell>
          <table:table-cell office:value-type="string">
            <text:p>MMA ACESSORIOS E SERVICOS DE INFORMATICA LTDA - EPP</text:p>
          </table:table-cell>
          <table:table-cell office:value-type="string">
            <text:p>MMA INFORMATICA - GOVERNADOR MANGABEIRA-BARUERI</text:p>
          </table:table-cell>
          <table:table-cell office:value-type="string">
            <text:p>BA</text:p>
          </table:table-cell>
          <table:table-cell office:value-type="string">
            <text:p>P2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string">
            <text:p>0012/2016/DC/4600</text:p>
          </table:table-cell>
          <table:table-cell office:value-type="string">
            <text:p>2016-01-06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BAGMG0PP001</text:p>
          </table:table-cell>
          <table:table-cell office:value-type="string">
            <text:p>Fibra óptica Cliente</text:p>
          </table:table-cell>
          <table:table-cell office:value-type="string">
            <text:p>POP DE GOVERNADOR MANGABEIRA</text:p>
          </table:table-cell>
          <table:table-cell office:value-type="string">
            <text:p>Governador Mangabeira</text:p>
          </table:table-cell>
          <table:table-cell office:value-type="string">
            <text:p>BA</text:p>
          </table:table-cell>
          <table:table-cell/>
          <table:table-cell office:value-type="string">
            <text:p>SPBRE0PM002</text:p>
          </table:table-cell>
          <table:table-cell office:value-type="string">
            <text:p>Fibra óptica Cliente</text:p>
          </table:table-cell>
          <table:table-cell office:value-type="string">
            <text:p>PTT - BARUERI (SP)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/>
          <table:table-cell office:value-type="string">
            <text:p>Maurício Mello de Andrade</text:p>
          </table:table-cell>
          <table:table-cell office:value-type="string">
            <text:p>(75) 3311-6066</text:p>
          </table:table-cell>
          <table:table-cell office:value-type="string">
            <text:p>(75) 99858-5888</text:p>
          </table:table-cell>
          <table:table-cell office:value-type="string">
            <text:p>mauricio@mma.net.br</text:p>
          </table:table-cell>
          <table:table-cell office:value-type="string">
            <text:p>44000.00</text:p>
          </table:table-cell>
          <table:table-cell office:value-type="string">
            <text:p>2016-04-11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PIBL000005</text:p>
          </table:table-cell>
          <table:table-cell office:value-type="string">
            <text:p>MULTLINK INFORMÁTICA E TEL. LTDA - ME</text:p>
          </table:table-cell>
          <table:table-cell office:value-type="string">
            <text:p>MULTLINK TELECOM</text:p>
          </table:table-cell>
          <table:table-cell office:value-type="string">
            <text:p>PI</text:p>
          </table:table-cell>
          <table:table-cell office:value-type="string">
            <text:p>BL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161/2016/DC/4600</text:p>
          </table:table-cell>
          <table:table-cell office:value-type="string">
            <text:p>2016-05-10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PITSA0PP001</text:p>
          </table:table-cell>
          <table:table-cell office:value-type="string">
            <text:p>Fibra óptica Cliente</text:p>
          </table:table-cell>
          <table:table-cell office:value-type="string">
            <text:p>POP Teresina</text:p>
          </table:table-cell>
          <table:table-cell office:value-type="string">
            <text:p>Teresina</text:p>
          </table:table-cell>
          <table:table-cell office:value-type="string">
            <text:p>PI</text:p>
          </table:table-cell>
          <table:table-cell table:number-columns-repeated="2"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Marcilio Ricardo da Costa Soares</text:p>
          </table:table-cell>
          <table:table-cell office:value-type="string">
            <text:p>(86) 3211-9307</text:p>
          </table:table-cell>
          <table:table-cell office:value-type="string">
            <text:p>(86) 99472-6188</text:p>
          </table:table-cell>
          <table:table-cell office:value-type="string">
            <text:p>suporte@multink.net.br</text:p>
          </table:table-cell>
          <table:table-cell office:value-type="string">
            <text:p>50000.00</text:p>
          </table:table-cell>
          <table:table-cell office:value-type="string">
            <text:p>2016-06-01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RSP2000001</text:p>
          </table:table-cell>
          <table:table-cell office:value-type="string">
            <text:p>NAJA TELECOMUNICAÇÕES LTDA-ME</text:p>
          </table:table-cell>
          <table:table-cell office:value-type="string">
            <text:p>NAJA TELECOMUNICAÇÕES - CAXIAS DO SUL-BARUERI</text:p>
          </table:table-cell>
          <table:table-cell office:value-type="string">
            <text:p>RS</text:p>
          </table:table-cell>
          <table:table-cell office:value-type="string">
            <text:p>P2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157/2016/DC/4600</text:p>
          </table:table-cell>
          <table:table-cell office:value-type="string">
            <text:p>2016-03-02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RSCSL0TR001</text:p>
          </table:table-cell>
          <table:table-cell office:value-type="string">
            <text:p>Fibra óptica Cliente</text:p>
          </table:table-cell>
          <table:table-cell office:value-type="string">
            <text:p>EA Caxias do Sul</text:p>
          </table:table-cell>
          <table:table-cell office:value-type="string">
            <text:p>Caxias do Sul</text:p>
          </table:table-cell>
          <table:table-cell office:value-type="string">
            <text:p>RS</text:p>
          </table:table-cell>
          <table:table-cell/>
          <table:table-cell office:value-type="string">
            <text:p>SPBRE0PM002</text:p>
          </table:table-cell>
          <table:table-cell office:value-type="string">
            <text:p>Fibra óptica TELEBRAS</text:p>
          </table:table-cell>
          <table:table-cell office:value-type="string">
            <text:p>POP ALOG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/>
          <table:table-cell office:value-type="string">
            <text:p>Saulo Fonseca</text:p>
          </table:table-cell>
          <table:table-cell office:value-type="string">
            <text:p>(54) 3279-3700</text:p>
          </table:table-cell>
          <table:table-cell office:value-type="string">
            <text:p>(54) 9651-2885</text:p>
          </table:table-cell>
          <table:table-cell office:value-type="string">
            <text:p>saulo@najatelecom.com.br</text:p>
          </table:table-cell>
          <table:table-cell office:value-type="string">
            <text:p>14800.00</text:p>
          </table:table-cell>
          <table:table-cell office:value-type="string">
            <text:p>2016-03-29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TOBL000031</text:p>
          </table:table-cell>
          <table:table-cell office:value-type="string">
            <text:p>Net Store Tecnologia</text:p>
          </table:table-cell>
          <table:table-cell office:value-type="string">
            <text:p>NET STORE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997/2014/DC/4600</text:p>
          </table:table-cell>
          <table:table-cell office:value-type="string">
            <text:p>2014-05-05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Rádio TELEBRAS</text:p>
          </table:table-cell>
          <table:table-cell table:number-columns-repeated="5"/>
          <table:table-cell office:value-type="string">
            <text:p>Rádio TELEBRAS</text:p>
          </table:table-cell>
          <table:table-cell table:number-columns-repeated="8"/>
          <table:table-cell office:value-type="string">
            <text:p>230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DFBL000011</text:p>
          </table:table-cell>
          <table:table-cell office:value-type="string">
            <text:p>Neuber Modesto Fontoura</text:p>
          </table:table-cell>
          <table:table-cell office:value-type="string">
            <text:p>NEUBER GAMA</text:p>
          </table:table-cell>
          <table:table-cell office:value-type="string">
            <text:p>DF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3-03-28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Rádio TELEBRAS</text:p>
          </table:table-cell>
          <table:table-cell table:number-columns-repeated="5"/>
          <table:table-cell office:value-type="string">
            <text:p>Rádio TELEBRAS</text:p>
          </table:table-cell>
          <table:table-cell table:number-columns-repeated="8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GOBL000020</text:p>
          </table:table-cell>
          <table:table-cell office:value-type="string">
            <text:p>Neuber Modesto Fontoura</text:p>
          </table:table-cell>
          <table:table-cell office:value-type="string">
            <text:p>NEUBER ANÁPOLIS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3-02-26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GOANS0TR003</text:p>
          </table:table-cell>
          <table:table-cell office:value-type="string">
            <text:p>Rádio TELEBRAS</text:p>
          </table:table-cell>
          <table:table-cell/>
          <table:table-cell office:value-type="string">
            <text:p>Anápolis</text:p>
          </table:table-cell>
          <table:table-cell office:value-type="string">
            <text:p>GO</text:p>
          </table:table-cell>
          <table:table-cell/>
          <table:table-cell office:value-type="string">
            <text:p>GOANS0TR003</text:p>
          </table:table-cell>
          <table:table-cell office:value-type="string">
            <text:p>Rádio TELEBRAS</text:p>
          </table:table-cell>
          <table:table-cell/>
          <table:table-cell office:value-type="string">
            <text:p>Anápolis</text:p>
          </table:table-cell>
          <table:table-cell office:value-type="string">
            <text:p>GO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RSBL000015</text:p>
          </table:table-cell>
          <table:table-cell office:value-type="string">
            <text:p>OLIVEIRA &amp; DECORATO LTDA ME</text:p>
          </table:table-cell>
          <table:table-cell office:value-type="string">
            <text:p>OLIVEIRA &amp; DECORATO</text:p>
          </table:table-cell>
          <table:table-cell office:value-type="string">
            <text:p>RS</text:p>
          </table:table-cell>
          <table:table-cell office:value-type="string">
            <text:p>BL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0249/2016/DC/4600</text:p>
          </table:table-cell>
          <table:table-cell office:value-type="string">
            <text:p>2016-04-06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RSSIV0PM024</text:p>
          </table:table-cell>
          <table:table-cell office:value-type="string">
            <text:p>Fibra óptica Cliente</text:p>
          </table:table-cell>
          <table:table-cell office:value-type="string">
            <text:p>POP Santana do Livramento</text:p>
          </table:table-cell>
          <table:table-cell office:value-type="string">
            <text:p>Santana do Livramento</text:p>
          </table:table-cell>
          <table:table-cell office:value-type="string">
            <text:p>RS</text:p>
          </table:table-cell>
          <table:table-cell table:number-columns-repeated="2"/>
          <table:table-cell office:value-type="string">
            <text:p>Fibra óptica Cliente</text:p>
          </table:table-cell>
          <table:table-cell office:value-type="string">
            <text:p>Rua Vasco Alves, 333</text:p>
          </table:table-cell>
          <table:table-cell table:number-columns-repeated="2"/>
          <table:table-cell office:value-type="string">
            <text:p>97.573-550</text:p>
          </table:table-cell>
          <table:table-cell office:value-type="string">
            <text:p>Eduardo</text:p>
          </table:table-cell>
          <table:table-cell office:value-type="string">
            <text:p>(54) 32425119</text:p>
          </table:table-cell>
          <table:table-cell/>
          <table:table-cell office:value-type="string">
            <text:p>eduardo@v-expressa.com.br</text:p>
          </table:table-cell>
          <table:table-cell office:value-type="string">
            <text:p>6900.00</text:p>
          </table:table-cell>
          <table:table-cell office:value-type="string">
            <text:p>2016-05-21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ALBL000001</text:p>
          </table:table-cell>
          <table:table-cell office:value-type="string">
            <text:p>OOPS TELECOM LTDA - ME</text:p>
          </table:table-cell>
          <table:table-cell office:value-type="string">
            <text:p>OOPS TELECOM</text:p>
          </table:table-cell>
          <table:table-cell office:value-type="string">
            <text:p>AL</text:p>
          </table:table-cell>
          <table:table-cell office:value-type="string">
            <text:p>BL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string">
            <text:p>02059/2015/DC/4600</text:p>
          </table:table-cell>
          <table:table-cell office:value-type="string">
            <text:p>2015-12-2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ALICY0PP001</text:p>
          </table:table-cell>
          <table:table-cell office:value-type="string">
            <text:p>Fibra óptica Cliente</text:p>
          </table:table-cell>
          <table:table-cell office:value-type="string">
            <text:p>CLIENTE BUSCARÁ <text:s/>O LINK EM FIBRA NO POP DE IGUACI - AL</text:p>
          </table:table-cell>
          <table:table-cell office:value-type="string">
            <text:p>Igaci</text:p>
          </table:table-cell>
          <table:table-cell office:value-type="string">
            <text:p>AL</text:p>
          </table:table-cell>
          <table:table-cell office:value-type="string">
            <text:p>57.620-000</text:p>
          </table:table-cell>
          <table:table-cell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Claudemon Silveira</text:p>
          </table:table-cell>
          <table:table-cell office:value-type="string">
            <text:p>(82) 3529-2302 / (82) 3530-0298</text:p>
          </table:table-cell>
          <table:table-cell office:value-type="string">
            <text:p>(82) 99656-1111</text:p>
          </table:table-cell>
          <table:table-cell office:value-type="string">
            <text:p>claudemon@oops.net.br</text:p>
          </table:table-cell>
          <table:table-cell office:value-type="string">
            <text:p>144000.00</text:p>
          </table:table-cell>
          <table:table-cell office:value-type="string">
            <text:p>2016-02-08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ALP2000001</text:p>
          </table:table-cell>
          <table:table-cell office:value-type="string">
            <text:p>OOPS TELECOM LTDA - ME</text:p>
          </table:table-cell>
          <table:table-cell office:value-type="string">
            <text:p>OOPS TELECOM - IGACI-BARUERI</text:p>
          </table:table-cell>
          <table:table-cell office:value-type="string">
            <text:p>AL</text:p>
          </table:table-cell>
          <table:table-cell office:value-type="string">
            <text:p>P2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string">
            <text:p>02057/2015/DC/4600</text:p>
          </table:table-cell>
          <table:table-cell office:value-type="string">
            <text:p>2015-12-22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ALICY0PP001</text:p>
          </table:table-cell>
          <table:table-cell office:value-type="string">
            <text:p>Fibra óptica Cliente</text:p>
          </table:table-cell>
          <table:table-cell office:value-type="string">
            <text:p>POP DE IGACI - AL</text:p>
          </table:table-cell>
          <table:table-cell office:value-type="string">
            <text:p>Igaci</text:p>
          </table:table-cell>
          <table:table-cell office:value-type="string">
            <text:p>AL</text:p>
          </table:table-cell>
          <table:table-cell office:value-type="string">
            <text:p>57.620-000</text:p>
          </table:table-cell>
          <table:table-cell office:value-type="string">
            <text:p>SPBRE0PM002</text:p>
          </table:table-cell>
          <table:table-cell office:value-type="string">
            <text:p>Fibra óptica Cliente</text:p>
          </table:table-cell>
          <table:table-cell office:value-type="string">
            <text:p>PTT - BARUERI (SP)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/>
          <table:table-cell office:value-type="string">
            <text:p>Claudemon Silveira</text:p>
          </table:table-cell>
          <table:table-cell office:value-type="string">
            <text:p>(82) 3529-2302 / (82) 3530-0298</text:p>
          </table:table-cell>
          <table:table-cell office:value-type="string">
            <text:p>(82) 99656-1111</text:p>
          </table:table-cell>
          <table:table-cell office:value-type="string">
            <text:p>claudemon@oops.net.br</text:p>
          </table:table-cell>
          <table:table-cell office:value-type="string">
            <text:p>44000.00</text:p>
          </table:table-cell>
          <table:table-cell office:value-type="string">
            <text:p>2016-04-11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RSL2000017</text:p>
          </table:table-cell>
          <table:table-cell office:value-type="string">
            <text:p>OSIRNET INFO TELECOM LTDA-ME</text:p>
          </table:table-cell>
          <table:table-cell office:value-type="string">
            <text:p>OSIRNET</text:p>
          </table:table-cell>
          <table:table-cell office:value-type="string">
            <text:p>RS</text:p>
          </table:table-cell>
          <table:table-cell office:value-type="string">
            <text:p>L2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string">
            <text:p>0367/2016/DC/4600</text:p>
          </table:table-cell>
          <table:table-cell office:value-type="string">
            <text:p>2016-05-06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2"/>
          <table:table-cell office:value-type="string">
            <text:p>POP Eletrosul Centro de Pelotas</text:p>
          </table:table-cell>
          <table:table-cell table:number-columns-repeated="3"/>
          <table:table-cell office:value-type="string">
            <text:p>RSPAE0PM003</text:p>
          </table:table-cell>
          <table:table-cell office:value-type="string">
            <text:p>Fibra ótica Cliente</text:p>
          </table:table-cell>
          <table:table-cell office:value-type="string">
            <text:p>Rua Ramiro Barcelos, 2574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/>
          <table:table-cell office:value-type="string">
            <text:p>VINICIOS LEITZKE</text:p>
          </table:table-cell>
          <table:table-cell office:value-type="string">
            <text:p>(53) 30283013</text:p>
          </table:table-cell>
          <table:table-cell office:value-type="string">
            <text:p>(53) 9114-5560</text:p>
          </table:table-cell>
          <table:table-cell office:value-type="string">
            <text:p>vinicios@osirnet.com.br</text:p>
          </table:table-cell>
          <table:table-cell office:value-type="string">
            <text:p>18000.00</text:p>
          </table:table-cell>
          <table:table-cell office:value-type="string">
            <text:p>2016-06-20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MAL2000007</text:p>
          </table:table-cell>
          <table:table-cell office:value-type="string">
            <text:p>PAULO DE TARSO DE CARVALHO BAYMA FILHO</text:p>
          </table:table-cell>
          <table:table-cell office:value-type="string">
            <text:p>PAULO DE TARSO - SÃO LUÍS-PORTO FRANCO</text:p>
          </table:table-cell>
          <table:table-cell office:value-type="string">
            <text:p>MA</text:p>
          </table:table-cell>
          <table:table-cell office:value-type="string">
            <text:p>L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1968/2015/DC/4600</text:p>
          </table:table-cell>
          <table:table-cell office:value-type="string">
            <text:p>2015-11-12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MASLS0PP001</text:p>
          </table:table-cell>
          <table:table-cell office:value-type="string">
            <text:p>Fibra óptica Cliente</text:p>
          </table:table-cell>
          <table:table-cell office:value-type="string">
            <text:p>POP DE SÃO LUÍS - MA</text:p>
          </table:table-cell>
          <table:table-cell office:value-type="string">
            <text:p>São Luís</text:p>
          </table:table-cell>
          <table:table-cell office:value-type="string">
            <text:p>MA</text:p>
          </table:table-cell>
          <table:table-cell/>
          <table:table-cell office:value-type="string">
            <text:p>MAPFN0PP001</text:p>
          </table:table-cell>
          <table:table-cell office:value-type="string">
            <text:p>Fibra óptica Cliente</text:p>
          </table:table-cell>
          <table:table-cell office:value-type="string">
            <text:p>POP DE PORTO FRANCO</text:p>
          </table:table-cell>
          <table:table-cell office:value-type="string">
            <text:p>Porto Franco</text:p>
          </table:table-cell>
          <table:table-cell office:value-type="string">
            <text:p>MA</text:p>
          </table:table-cell>
          <table:table-cell/>
          <table:table-cell office:value-type="string">
            <text:p>Paulo de Tarso</text:p>
          </table:table-cell>
          <table:table-cell office:value-type="string">
            <text:p>(98) 3133-1300</text:p>
          </table:table-cell>
          <table:table-cell office:value-type="string">
            <text:p>(98) 98207-4042</text:p>
          </table:table-cell>
          <table:table-cell office:value-type="string">
            <text:p>paulo@wikitelecom.com.br</text:p>
          </table:table-cell>
          <table:table-cell office:value-type="string">
            <text:p>2128.00</text:p>
          </table:table-cell>
          <table:table-cell office:value-type="string">
            <text:p>2015-12-04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MAL2000008</text:p>
          </table:table-cell>
          <table:table-cell office:value-type="string">
            <text:p>PAULO DE TARSO DE CARVALHO BAYMA FILHO</text:p>
          </table:table-cell>
          <table:table-cell office:value-type="string">
            <text:p>PAULO DE TARSO - SÃO LUÍS-GRAJAÚ</text:p>
          </table:table-cell>
          <table:table-cell office:value-type="string">
            <text:p>MA</text:p>
          </table:table-cell>
          <table:table-cell office:value-type="string">
            <text:p>L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1969/2015/Dc/4600</text:p>
          </table:table-cell>
          <table:table-cell office:value-type="string">
            <text:p>2015-11-12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MASLS0PP001</text:p>
          </table:table-cell>
          <table:table-cell office:value-type="string">
            <text:p>Fibra óptica Cliente</text:p>
          </table:table-cell>
          <table:table-cell office:value-type="string">
            <text:p>POP DE SÃO LUÍS - MA</text:p>
          </table:table-cell>
          <table:table-cell office:value-type="string">
            <text:p>São Luís</text:p>
          </table:table-cell>
          <table:table-cell office:value-type="string">
            <text:p>MA</text:p>
          </table:table-cell>
          <table:table-cell/>
          <table:table-cell office:value-type="string">
            <text:p>MAGJU0PP001</text:p>
          </table:table-cell>
          <table:table-cell office:value-type="string">
            <text:p>Fibra óptica Cliente</text:p>
          </table:table-cell>
          <table:table-cell office:value-type="string">
            <text:p>POP de Grajaú</text:p>
          </table:table-cell>
          <table:table-cell office:value-type="string">
            <text:p>Grajaú</text:p>
          </table:table-cell>
          <table:table-cell office:value-type="string">
            <text:p>MA</text:p>
          </table:table-cell>
          <table:table-cell/>
          <table:table-cell office:value-type="string">
            <text:p>Paulo de Tarso</text:p>
          </table:table-cell>
          <table:table-cell office:value-type="string">
            <text:p>(98) 3133-1300</text:p>
          </table:table-cell>
          <table:table-cell office:value-type="string">
            <text:p>(98) 98207-4042</text:p>
          </table:table-cell>
          <table:table-cell office:value-type="string">
            <text:p>paulo@wikitelecom.com.br</text:p>
          </table:table-cell>
          <table:table-cell office:value-type="string">
            <text:p>2128.00</text:p>
          </table:table-cell>
          <table:table-cell office:value-type="string">
            <text:p>2015-12-04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AMTX000005</text:p>
          </table:table-cell>
          <table:table-cell office:value-type="string">
            <text:p>PETRÓLEO BRASILEIRO S.A.</text:p>
          </table:table-cell>
          <table:table-cell office:value-type="string">
            <text:p>PETROBRAS RJO-MNS</text:p>
          </table:table-cell>
          <table:table-cell office:value-type="string">
            <text:p>AM</text:p>
          </table:table-cell>
          <table:table-cell office:value-type="string">
            <text:p>L2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office:value-type="string">
            <text:p>0021/2016/DC/4600</text:p>
          </table:table-cell>
          <table:table-cell office:value-type="string">
            <text:p>2016-01-1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Avenida República do Chile, 65 - 26º andar - Centro</text:p>
          </table:table-cell>
          <table:table-cell table:number-columns-repeated="2"/>
          <table:table-cell office:value-type="string">
            <text:p>20.231-912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Rua Rio Quixito, nº <text:s/>1 - Vila Buriti</text:p>
          </table:table-cell>
          <table:table-cell table:number-columns-repeated="2"/>
          <table:table-cell office:value-type="string">
            <text:p>69.072-070</text:p>
          </table:table-cell>
          <table:table-cell office:value-type="string">
            <text:p>Fernando Fraga Machado</text:p>
          </table:table-cell>
          <table:table-cell office:value-type="string">
            <text:p>(21) 3229-6662</text:p>
          </table:table-cell>
          <table:table-cell/>
          <table:table-cell office:value-type="string">
            <text:p>fernandofraga@petrobras.com.br</text:p>
          </table:table-cell>
          <table:table-cell office:value-type="string">
            <text:p>14485.45</text:p>
          </table:table-cell>
          <table:table-cell office:value-type="string">
            <text:p>2016-04-08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RJTX000053</text:p>
          </table:table-cell>
          <table:table-cell office:value-type="string">
            <text:p>PETRÓLEO BRASILEIRO S.A.</text:p>
          </table:table-cell>
          <table:table-cell office:value-type="string">
            <text:p>PETROBRAS - PoC_RJO-MNS</text:p>
          </table:table-cell>
          <table:table-cell office:value-type="string">
            <text:p>RJ</text:p>
          </table:table-cell>
          <table:table-cell office:value-type="string">
            <text:p>TX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1920/2015/DC/4600</text:p>
          </table:table-cell>
          <table:table-cell office:value-type="string">
            <text:p>2015-10-0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RJRJO0PM012</text:p>
          </table:table-cell>
          <table:table-cell office:value-type="string">
            <text:p>Cabo Interno TELEBRAS</text:p>
          </table:table-cell>
          <table:table-cell office:value-type="string">
            <text:p>PM Correios (RJRJO0PM012)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/>
          <table:table-cell office:value-type="string">
            <text:p>AMMNS0PP002</text:p>
          </table:table-cell>
          <table:table-cell office:value-type="string">
            <text:p>Cabo Interno TELEBRAS</text:p>
          </table:table-cell>
          <table:table-cell office:value-type="string">
            <text:p>POP Arena Manaus (AMMNS0PP002)</text:p>
          </table:table-cell>
          <table:table-cell office:value-type="string">
            <text:p>Manaus</text:p>
          </table:table-cell>
          <table:table-cell office:value-type="string">
            <text:p>AM</text:p>
          </table:table-cell>
          <table:table-cell/>
          <table:table-cell office:value-type="string">
            <text:p>Para os testes, Coodenador da PSG</text:p>
          </table:table-cell>
          <table:table-cell table:number-columns-repeated="3"/>
          <table:table-cell office:value-type="string">
            <text:p>0.00</text:p>
          </table:table-cell>
          <table:table-cell office:value-type="string">
            <text:p>2015-10-08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PABL000026</text:p>
          </table:table-cell>
          <table:table-cell office:value-type="string">
            <text:p>PHASE - PROJETOS, SERVIÇOS DE ENGENHARIA E TELECOMUNICAÇÕES LTDA</text:p>
          </table:table-cell>
          <table:table-cell office:value-type="string">
            <text:p>PHASE ENGENHARIA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079/2016/DC/4600</text:p>
          </table:table-cell>
          <table:table-cell office:value-type="string">
            <text:p>2016-01-29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PABLM0PM002</text:p>
          </table:table-cell>
          <table:table-cell office:value-type="string">
            <text:p>Fibra óptica Cliente</text:p>
          </table:table-cell>
          <table:table-cell office:value-type="string">
            <text:p>POP PABLM0PM002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 table:number-columns-repeated="2"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Éder Ruffeil Cristino</text:p>
          </table:table-cell>
          <table:table-cell office:value-type="string">
            <text:p>(91) 3245-1422</text:p>
          </table:table-cell>
          <table:table-cell office:value-type="string">
            <text:p>(91) 99186-8090</text:p>
          </table:table-cell>
          <table:table-cell office:value-type="string">
            <text:p>eder@hitsfiber.com.br</text:p>
          </table:table-cell>
          <table:table-cell office:value-type="string">
            <text:p>91090.00</text:p>
          </table:table-cell>
          <table:table-cell office:value-type="string">
            <text:p>2016-02-22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PABL000029</text:p>
          </table:table-cell>
          <table:table-cell office:value-type="string">
            <text:p>PLENITUDE E SISTEMAS LTDA - EPP</text:p>
          </table:table-cell>
          <table:table-cell office:value-type="string">
            <text:p>PLENITUDE E SISTEMAS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179/2016/DC/4600</text:p>
          </table:table-cell>
          <table:table-cell office:value-type="string">
            <text:p>2016-03-1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PABLM0PM002</text:p>
          </table:table-cell>
          <table:table-cell office:value-type="string">
            <text:p>Fibra óptica Cliente</text:p>
          </table:table-cell>
          <table:table-cell office:value-type="string">
            <text:p>RNP - UFPA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 table:number-columns-repeated="2"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Gemaque Breves</text:p>
          </table:table-cell>
          <table:table-cell office:value-type="string">
            <text:p>(91) 3256-8600</text:p>
          </table:table-cell>
          <table:table-cell office:value-type="string">
            <text:p>(91) 98152-3013</text:p>
          </table:table-cell>
          <table:table-cell office:value-type="string">
            <text:p>gemaque_breves@hotmail.com</text:p>
          </table:table-cell>
          <table:table-cell office:value-type="string">
            <text:p>4250.00</text:p>
          </table:table-cell>
          <table:table-cell office:value-type="string">
            <text:p>2016-04-25</text:p>
          </table:table-cell>
          <table:table-cell office:value-type="string">
            <text:p>instalação</text:p>
          </table:table-cell>
          <table:table-cell office:value-type="string">
            <text:p>agendado</text:p>
          </table:table-cell>
          <table:table-cell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GOBL000013</text:p>
          </table:table-cell>
          <table:table-cell office:value-type="string">
            <text:p>POLICANAL SERVIÇOS DE TELECOMUNICAÇÕES L</text:p>
          </table:table-cell>
          <table:table-cell office:value-type="string">
            <text:p>POLICANAL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2-11-29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Rádio TELEBRAS</text:p>
          </table:table-cell>
          <table:table-cell table:number-columns-repeated="5"/>
          <table:table-cell office:value-type="string">
            <text:p>Rádio TELEBRAS</text:p>
          </table:table-cell>
          <table:table-cell table:number-columns-repeated="8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PEBL000001</text:p>
          </table:table-cell>
          <table:table-cell office:value-type="string">
            <text:p>PONTUAL - NET SERVIÇOS DE TELECOMUNICAÇÕES LTDA - ME</text:p>
          </table:table-cell>
          <table:table-cell office:value-type="string">
            <text:p>PONTUAL - NET</text:p>
          </table:table-cell>
          <table:table-cell office:value-type="string">
            <text:p>PE</text:p>
          </table:table-cell>
          <table:table-cell office:value-type="string">
            <text:p>BL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string">
            <text:p>0332/2016/DC/4600</text:p>
          </table:table-cell>
          <table:table-cell office:value-type="string">
            <text:p>2016-05-18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PERCE0PP001</text:p>
          </table:table-cell>
          <table:table-cell office:value-type="string">
            <text:p>Fibra óptica Cliente</text:p>
          </table:table-cell>
          <table:table-cell office:value-type="string">
            <text:p>POP de Recife/PE - Rodovia PE-7 - km 20 - Bulhões</text:p>
          </table:table-cell>
          <table:table-cell office:value-type="string">
            <text:p>Recife</text:p>
          </table:table-cell>
          <table:table-cell office:value-type="string">
            <text:p>PE</text:p>
          </table:table-cell>
          <table:table-cell table:number-columns-repeated="2"/>
          <table:table-cell office:value-type="string">
            <text:p>Fibra óptica TELEBRAS</text:p>
          </table:table-cell>
          <table:table-cell table:number-columns-repeated="4"/>
          <table:table-cell office:value-type="string">
            <text:p>Josilene Gomes de Oliveira</text:p>
          </table:table-cell>
          <table:table-cell office:value-type="string">
            <text:p>(81) 3455-3540</text:p>
          </table:table-cell>
          <table:table-cell office:value-type="string">
            <text:p>(81) 99604-9455</text:p>
          </table:table-cell>
          <table:table-cell office:value-type="string">
            <text:p>josisg@yahoo.com.br</text:p>
          </table:table-cell>
          <table:table-cell office:value-type="string">
            <text:p>15665.00</text:p>
          </table:table-cell>
          <table:table-cell office:value-type="string">
            <text:p>2016-08-18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DFAC000010</text:p>
          </table:table-cell>
          <table:table-cell office:value-type="string">
            <text:p>PRESIDÊNCIA DA REPÚBLICA</text:p>
          </table:table-cell>
          <table:table-cell office:value-type="string">
            <text:p>PRESIDÊNCIA - PALACIO DA ALVORADA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91/2015/DC/4600</text:p>
          </table:table-cell>
          <table:table-cell office:value-type="string">
            <text:p>2015-10-19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P004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Palácio da Alvorada Via Presidencial</text:p>
          </table:table-cell>
          <table:table-cell table:number-columns-repeated="3"/>
          <table:table-cell office:value-type="string">
            <text:p>Adriano Bezerra</text:p>
          </table:table-cell>
          <table:table-cell office:value-type="string">
            <text:p>(61) 3411-3104</text:p>
          </table:table-cell>
          <table:table-cell/>
          <table:table-cell office:value-type="string">
            <text:p>adriano.bezerra@planalto.gov.br</text:p>
          </table:table-cell>
          <table:table-cell office:value-type="string">
            <text:p>0.00</text:p>
          </table:table-cell>
          <table:table-cell office:value-type="string">
            <text:p>2015-12-19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RSL2000012</text:p>
          </table:table-cell>
          <table:table-cell office:value-type="string">
            <text:p>PROCERGS - CIA PROCESSAMENTO DADOS DO ESTADO RIO GRANDE SUL</text:p>
          </table:table-cell>
          <table:table-cell office:value-type="string">
            <text:p>PROCERGS - PORTO ALEGRE-SANTA ROSA</text:p>
          </table:table-cell>
          <table:table-cell office:value-type="string">
            <text:p>RS</text:p>
          </table:table-cell>
          <table:table-cell office:value-type="string">
            <text:p>L2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034/2016/DC/4600</text:p>
          </table:table-cell>
          <table:table-cell office:value-type="string">
            <text:p>2016-01-15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RSPAE0PM002</text:p>
          </table:table-cell>
          <table:table-cell office:value-type="string">
            <text:p>Fibra óptica Cliente</text:p>
          </table:table-cell>
          <table:table-cell office:value-type="string">
            <text:p>PROCERGS - Praça dos Açorianos - Centro Histórico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 office:value-type="string">
            <text:p>90.010-340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Rua São José, S/N - Estação Eletrosul - Santa Rosa 1</text:p>
          </table:table-cell>
          <table:table-cell table:number-columns-repeated="3"/>
          <table:table-cell office:value-type="string">
            <text:p>Flavio Arthur Leal Ferreira</text:p>
          </table:table-cell>
          <table:table-cell office:value-type="string">
            <text:p>(51) 3210-3255</text:p>
          </table:table-cell>
          <table:table-cell/>
          <table:table-cell office:value-type="string">
            <text:p>arthur@procergs.rs.gov.br</text:p>
          </table:table-cell>
          <table:table-cell office:value-type="string">
            <text:p>0.00</text:p>
          </table:table-cell>
          <table:table-cell office:value-type="string">
            <text:p>2016-03-16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RSL2000013</text:p>
          </table:table-cell>
          <table:table-cell office:value-type="string">
            <text:p>PROCERGS - CIA PROCESSAMENTO DADOS DO ESTADO RIO GRANDE SUL</text:p>
          </table:table-cell>
          <table:table-cell office:value-type="string">
            <text:p>PROCERGS - PORTO ALEGRE-SANTO ANGELO</text:p>
          </table:table-cell>
          <table:table-cell office:value-type="string">
            <text:p>RS</text:p>
          </table:table-cell>
          <table:table-cell office:value-type="string">
            <text:p>L2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035/2016/DC/4600</text:p>
          </table:table-cell>
          <table:table-cell office:value-type="string">
            <text:p>2016-01-15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RSPAE0PM002</text:p>
          </table:table-cell>
          <table:table-cell office:value-type="string">
            <text:p>Fibra óptica Cliente</text:p>
          </table:table-cell>
          <table:table-cell office:value-type="string">
            <text:p>PROCERGS - Praça dos Açorianos - Centro Histórico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 office:value-type="string">
            <text:p>90.010-340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Rod. RS 344 - Est. Santo Ângelo Buriti - Travessa Atafona</text:p>
          </table:table-cell>
          <table:table-cell table:number-columns-repeated="3"/>
          <table:table-cell office:value-type="string">
            <text:p>Flavio Arthur Leal Ferreira</text:p>
          </table:table-cell>
          <table:table-cell office:value-type="string">
            <text:p>(51) 3210-3255</text:p>
          </table:table-cell>
          <table:table-cell/>
          <table:table-cell office:value-type="string">
            <text:p>arthur@procergs.rs.gov.br</text:p>
          </table:table-cell>
          <table:table-cell office:value-type="string">
            <text:p>0.00</text:p>
          </table:table-cell>
          <table:table-cell office:value-type="string">
            <text:p>2016-03-16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RSL2000018</text:p>
          </table:table-cell>
          <table:table-cell office:value-type="string">
            <text:p>PROCERGS - CIA PROCESSAMENTO DADOS DO ESTADO RIO GRANDE SUL</text:p>
          </table:table-cell>
          <table:table-cell office:value-type="string">
            <text:p>PROCERGS - PORTO ALEGRE-GRAVATAI</text:p>
          </table:table-cell>
          <table:table-cell office:value-type="string">
            <text:p>RS</text:p>
          </table:table-cell>
          <table:table-cell office:value-type="string">
            <text:p>L2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147/2016/DC/4600</text:p>
          </table:table-cell>
          <table:table-cell office:value-type="string">
            <text:p>2016-05-16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RSPAE0PM002</text:p>
          </table:table-cell>
          <table:table-cell office:value-type="string">
            <text:p>Cabo Interno Cliente</text:p>
          </table:table-cell>
          <table:table-cell office:value-type="string">
            <text:p>POP Procergs - Praça dos Açorianos s/N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 office:value-type="string">
            <text:p>90.010-340</text:p>
          </table:table-cell>
          <table:table-cell office:value-type="string">
            <text:p>RSGTI0PP001</text:p>
          </table:table-cell>
          <table:table-cell office:value-type="string">
            <text:p>Cabo Interno Cliente</text:p>
          </table:table-cell>
          <table:table-cell office:value-type="string">
            <text:p>POP Gravataí - RS 118, KM 12, Av Henrique Closs, 740</text:p>
          </table:table-cell>
          <table:table-cell office:value-type="string">
            <text:p>Gravataí</text:p>
          </table:table-cell>
          <table:table-cell office:value-type="string">
            <text:p>RS</text:p>
          </table:table-cell>
          <table:table-cell/>
          <table:table-cell office:value-type="string">
            <text:p>Márcio Joel Barth</text:p>
          </table:table-cell>
          <table:table-cell office:value-type="string">
            <text:p>(51) 3210-3797</text:p>
          </table:table-cell>
          <table:table-cell office:value-type="string">
            <text:p>(51) 8456-8833</text:p>
          </table:table-cell>
          <table:table-cell office:value-type="string">
            <text:p>marcio-barth@procergs.rs.gov.br</text:p>
          </table:table-cell>
          <table:table-cell office:value-type="string">
            <text:p>0.00</text:p>
          </table:table-cell>
          <table:table-cell office:value-type="string">
            <text:p>2016-06-16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AMCI000003</text:p>
          </table:table-cell>
          <table:table-cell office:value-type="string">
            <text:p>PROCESSAMENTO DE DADOS AMAZONAS S.A.</text:p>
          </table:table-cell>
          <table:table-cell office:value-type="string">
            <text:p>PRODAM - MANACAPURU-CAAPIRANGA</text:p>
          </table:table-cell>
          <table:table-cell office:value-type="string">
            <text:p>AM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294/2014/DC/4600</text:p>
          </table:table-cell>
          <table:table-cell office:value-type="string">
            <text:p>2014-09-30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Estrada Manuel Urbano <text:s/>Lugarejo de Manacapuru S/N <text:s/>(TP 418)</text:p>
          </table:table-cell>
          <table:table-cell table:number-columns-repeated="2"/>
          <table:table-cell office:value-type="string">
            <text:p>69.400-00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Estrada Ari Antunes, 321 Lugarejo de Caapiranga S/N (TP 416/CL-26)</text:p>
          </table:table-cell>
          <table:table-cell table:number-columns-repeated="2"/>
          <table:table-cell office:value-type="string">
            <text:p>69.425-000</text:p>
          </table:table-cell>
          <table:table-cell office:value-type="string">
            <text:p>Márcio Belmont</text:p>
          </table:table-cell>
          <table:table-cell office:value-type="string">
            <text:p>(92) 2121-6544</text:p>
          </table:table-cell>
          <table:table-cell/>
          <table:table-cell office:value-type="string">
            <text:p>belmont@prodam.am.gov.br</text:p>
          </table:table-cell>
          <table:table-cell office:value-type="string">
            <text:p>0.00</text:p>
          </table:table-cell>
          <table:table-cell office:value-type="string">
            <text:p>2014-11-14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AMCI000004</text:p>
          </table:table-cell>
          <table:table-cell office:value-type="string">
            <text:p>PROCESSAMENTO DE DADOS AMAZONAS S.A.</text:p>
          </table:table-cell>
          <table:table-cell office:value-type="string">
            <text:p>PRODAM - CAAPIRANGA-CODAJÁS</text:p>
          </table:table-cell>
          <table:table-cell office:value-type="string">
            <text:p>AM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295/2014/DC/4600</text:p>
          </table:table-cell>
          <table:table-cell office:value-type="string">
            <text:p>2014-09-30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Estrada Ari Antunes, 321 Lugarejo de Caapiranga S/N (TP 416/CL-26)</text:p>
          </table:table-cell>
          <table:table-cell table:number-columns-repeated="2"/>
          <table:table-cell office:value-type="string">
            <text:p>69.425-00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Av. Trinta e um de Março, s/n Lugarejo de Codajás S/N (TP 47)</text:p>
          </table:table-cell>
          <table:table-cell table:number-columns-repeated="2"/>
          <table:table-cell office:value-type="string">
            <text:p>69.450-000</text:p>
          </table:table-cell>
          <table:table-cell office:value-type="string">
            <text:p>Márcio Belmont</text:p>
          </table:table-cell>
          <table:table-cell table:number-columns-repeated="2" office:value-type="string">
            <text:p>(92) 2121-6544</text:p>
          </table:table-cell>
          <table:table-cell office:value-type="string">
            <text:p>belmont@prodam.am.gov.br</text:p>
          </table:table-cell>
          <table:table-cell office:value-type="string">
            <text:p>0.00</text:p>
          </table:table-cell>
          <table:table-cell office:value-type="string">
            <text:p>2014-11-14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AMCI000005</text:p>
          </table:table-cell>
          <table:table-cell office:value-type="string">
            <text:p>PROCESSAMENTO DE DADOS AMAZONAS S.A.</text:p>
          </table:table-cell>
          <table:table-cell office:value-type="string">
            <text:p>PRODAM - ANAMÃ-ANORI</text:p>
          </table:table-cell>
          <table:table-cell office:value-type="string">
            <text:p>AM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296/2014/DC/4600</text:p>
          </table:table-cell>
          <table:table-cell office:value-type="string">
            <text:p>2014-09-30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AMCI000007</text:p>
          </table:table-cell>
          <table:table-cell office:value-type="string">
            <text:p>PROCESSAMENTO DE DADOS AMAZONAS S.A.</text:p>
          </table:table-cell>
          <table:table-cell office:value-type="string">
            <text:p>PRODAM - CADAJÁS-COARI</text:p>
          </table:table-cell>
          <table:table-cell office:value-type="string">
            <text:p>AM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298/2014/DC/4600</text:p>
          </table:table-cell>
          <table:table-cell office:value-type="string">
            <text:p>2014-09-30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2"/>
          <table:table-cell office:value-type="string">
            <text:p>Av Trinta e um de março, s/n Lugarejo de Codajás S/N (TP 47)</text:p>
          </table:table-cell>
          <table:table-cell table:number-columns-repeated="2"/>
          <table:table-cell office:value-type="string">
            <text:p>69.450-00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Estrada do Aeroporto Lugarejo de Coari S/N (TP 410)</text:p>
          </table:table-cell>
          <table:table-cell table:number-columns-repeated="2"/>
          <table:table-cell office:value-type="string">
            <text:p>69.460-000</text:p>
          </table:table-cell>
          <table:table-cell office:value-type="string">
            <text:p>Márcio Belmont</text:p>
          </table:table-cell>
          <table:table-cell office:value-type="string">
            <text:p>(92) 2121-6544</text:p>
          </table:table-cell>
          <table:table-cell office:value-type="string">
            <text:p>(92) 8855-1036</text:p>
          </table:table-cell>
          <table:table-cell office:value-type="string">
            <text:p>belmont@prodam.am.gov.br</text:p>
          </table:table-cell>
          <table:table-cell office:value-type="string">
            <text:p>0.00</text:p>
          </table:table-cell>
          <table:table-cell office:value-type="string">
            <text:p>2014-11-14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TOL2000012</text:p>
          </table:table-cell>
          <table:table-cell office:value-type="string">
            <text:p>R. M. DE OLIVEIRA INFORMÁTICA LTDA - EPP</text:p>
          </table:table-cell>
          <table:table-cell office:value-type="string">
            <text:p>R. M. DE OLIVEIRA - ARAGUAINA-BRASILIA</text:p>
          </table:table-cell>
          <table:table-cell office:value-type="string">
            <text:p>TO</text:p>
          </table:table-cell>
          <table:table-cell office:value-type="string">
            <text:p>P2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0077/2016/DF/4600</text:p>
          </table:table-cell>
          <table:table-cell office:value-type="string">
            <text:p>2016-03-0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TOARN0PP001</text:p>
          </table:table-cell>
          <table:table-cell office:value-type="string">
            <text:p>Rádio Cliente</text:p>
          </table:table-cell>
          <table:table-cell office:value-type="string">
            <text:p>POP de Araguaína - TO</text:p>
          </table:table-cell>
          <table:table-cell office:value-type="string">
            <text:p>Araguaina</text:p>
          </table:table-cell>
          <table:table-cell office:value-type="string">
            <text:p>TO</text:p>
          </table:table-cell>
          <table:table-cell table:number-columns-repeated="2"/>
          <table:table-cell office:value-type="string">
            <text:p>Cabo Interno Cliente</text:p>
          </table:table-cell>
          <table:table-cell office:value-type="string">
            <text:p>PTT Brasília - DF</text:p>
          </table:table-cell>
          <table:table-cell table:number-columns-repeated="3"/>
          <table:table-cell office:value-type="string">
            <text:p>Rosivaldo Machado de Oliveira</text:p>
          </table:table-cell>
          <table:table-cell office:value-type="string">
            <text:p>(94) 3426-2766</text:p>
          </table:table-cell>
          <table:table-cell office:value-type="string">
            <text:p>(94) 9143-3808</text:p>
          </table:table-cell>
          <table:table-cell office:value-type="string">
            <text:p>ALFAWALKER@GMAIL.COM</text:p>
          </table:table-cell>
          <table:table-cell office:value-type="string">
            <text:p>16000.00</text:p>
          </table:table-cell>
          <table:table-cell office:value-type="string">
            <text:p>2016-04-14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DFAC000024</text:p>
          </table:table-cell>
          <table:table-cell office:value-type="string">
            <text:p>Rádio e Televisão Bandeirantes Ltda.</text:p>
          </table:table-cell>
          <table:table-cell office:value-type="string">
            <text:p>RÁDIO E TELEVISÃO BANDEIRANTES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015-01-29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table:number-columns-repeated="5"/>
          <table:table-cell office:value-type="string">
            <text:p>Fibra óptica TELEBRAS</text:p>
          </table:table-cell>
          <table:table-cell table:number-columns-repeated="8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DFAC000028</text:p>
          </table:table-cell>
          <table:table-cell office:value-type="string">
            <text:p>Rádio e Televisão Bandeirantes Ltda.</text:p>
          </table:table-cell>
          <table:table-cell office:value-type="string">
            <text:p>RÁDIO E TELEVISÃO BANDEIRANTES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015-01-29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table:number-columns-repeated="5"/>
          <table:table-cell office:value-type="string">
            <text:p>Fibra óptica TELEBRAS</text:p>
          </table:table-cell>
          <table:table-cell table:number-columns-repeated="8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DFL2000005</text:p>
          </table:table-cell>
          <table:table-cell office:value-type="string">
            <text:p>Rádio e Televisão Bandeirantes Ltda.</text:p>
          </table:table-cell>
          <table:table-cell office:value-type="string">
            <text:p>RÁDIO E TELEVISÃO BANDEIRANTES</text:p>
          </table:table-cell>
          <table:table-cell office:value-type="string">
            <text:p>DF</text:p>
          </table:table-cell>
          <table:table-cell office:value-type="string">
            <text:p>L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015-01-29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PABL000008</text:p>
          </table:table-cell>
          <table:table-cell office:value-type="string">
            <text:p>Reditelecom Alofone Telefomunicações Ltd</text:p>
          </table:table-cell>
          <table:table-cell office:value-type="string">
            <text:p>REDITEL SANTARÉM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3-05-15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Rádio TELEBRAS</text:p>
          </table:table-cell>
          <table:table-cell table:number-columns-repeated="5"/>
          <table:table-cell office:value-type="string">
            <text:p>Rádio TELEBRAS</text:p>
          </table:table-cell>
          <table:table-cell table:number-columns-repeated="8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PABL000009</text:p>
          </table:table-cell>
          <table:table-cell office:value-type="string">
            <text:p>Reditelecom Alofone Telefomunicações Ltd</text:p>
          </table:table-cell>
          <table:table-cell office:value-type="string">
            <text:p>REDITEL BELÉM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3-05-15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Rádio TELEBRAS</text:p>
          </table:table-cell>
          <table:table-cell table:number-columns-repeated="5"/>
          <table:table-cell office:value-type="string">
            <text:p>Rádio TELEBRAS</text:p>
          </table:table-cell>
          <table:table-cell table:number-columns-repeated="8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SCBL000002</text:p>
          </table:table-cell>
          <table:table-cell office:value-type="string">
            <text:p>Reditelecom Alofone Telefomunicações Ltd</text:p>
          </table:table-cell>
          <table:table-cell office:value-type="string">
            <text:p>REDITEL XANXERE</text:p>
          </table:table-cell>
          <table:table-cell office:value-type="string">
            <text:p>SC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3-05-15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Rádio TELEBRAS</text:p>
          </table:table-cell>
          <table:table-cell table:number-columns-repeated="5"/>
          <table:table-cell office:value-type="string">
            <text:p>Rádio TELEBRAS</text:p>
          </table:table-cell>
          <table:table-cell table:number-columns-repeated="8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GOBL000034</text:p>
          </table:table-cell>
          <table:table-cell office:value-type="string">
            <text:p>RICARDO SANTOS DE JESUS &amp; CIA LTDA - ME</text:p>
          </table:table-cell>
          <table:table-cell office:value-type="string">
            <text:p>RICARDO SANTOS DE JESUS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1939/2015/DC/4600</text:p>
          </table:table-cell>
          <table:table-cell office:value-type="string">
            <text:p>2015-10-2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GOMNI0PP001</text:p>
          </table:table-cell>
          <table:table-cell/>
          <table:table-cell office:value-type="string">
            <text:p>POP de MIneiros</text:p>
          </table:table-cell>
          <table:table-cell office:value-type="string">
            <text:p>Mineiros</text:p>
          </table:table-cell>
          <table:table-cell office:value-type="string">
            <text:p>GO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enida Antonio Carlos Paniago nº 65 - Bairro Mundinho</text:p>
          </table:table-cell>
          <table:table-cell table:number-columns-repeated="2"/>
          <table:table-cell office:value-type="string">
            <text:p>75.830-000</text:p>
          </table:table-cell>
          <table:table-cell office:value-type="string">
            <text:p>Ricardo Santos</text:p>
          </table:table-cell>
          <table:table-cell office:value-type="string">
            <text:p>(64) 3661-7676</text:p>
          </table:table-cell>
          <table:table-cell office:value-type="string">
            <text:p>(64) 9991-9202</text:p>
          </table:table-cell>
          <table:table-cell office:value-type="string">
            <text:p>vivatelecom.mineiros@gmail.com</text:p>
          </table:table-cell>
          <table:table-cell office:value-type="string">
            <text:p>38000.00</text:p>
          </table:table-cell>
          <table:table-cell office:value-type="string">
            <text:p>2015-12-3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GOBL000039</text:p>
          </table:table-cell>
          <table:table-cell office:value-type="string">
            <text:p>RICARDO SANTOS DE JESUS &amp; CIA LTDA - ME</text:p>
          </table:table-cell>
          <table:table-cell office:value-type="string">
            <text:p>RICARDO SANTOS DE JESUS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016-01-28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GOMNI0PP001</text:p>
          </table:table-cell>
          <table:table-cell office:value-type="string">
            <text:p>Fibra óptica TELEBRAS</text:p>
          </table:table-cell>
          <table:table-cell office:value-type="string">
            <text:p>Avenida Sexta - nº 40 - Setor Centro</text:p>
          </table:table-cell>
          <table:table-cell office:value-type="string">
            <text:p>Mineiros</text:p>
          </table:table-cell>
          <table:table-cell office:value-type="string">
            <text:p>GO</text:p>
          </table:table-cell>
          <table:table-cell office:value-type="string">
            <text:p>75.830-000</text:p>
          </table:table-cell>
          <table:table-cell/>
          <table:table-cell office:value-type="string">
            <text:p>Fibra óptica TELEBRAS</text:p>
          </table:table-cell>
          <table:table-cell table:number-columns-repeated="4"/>
          <table:table-cell office:value-type="string">
            <text:p>Valmor</text:p>
          </table:table-cell>
          <table:table-cell/>
          <table:table-cell office:value-type="string">
            <text:p>(51) 8346-0004</text:p>
          </table:table-cell>
          <table:table-cell office:value-type="string">
            <text:p>vivatelecom.mineiros@gmail.com</text:p>
          </table:table-cell>
          <table:table-cell office:value-type="string">
            <text:p>60800.00</text:p>
          </table:table-cell>
          <table:table-cell office:value-type="string">
            <text:p>2016-03-21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PEL2000001</text:p>
          </table:table-cell>
          <table:table-cell office:value-type="string">
            <text:p>RNP - REDE NACIONAL DE ENSINO E PESQUISA</text:p>
          </table:table-cell>
          <table:table-cell office:value-type="string">
            <text:p>RNP CABO SANTO AGOSTINHO - URFPE</text:p>
          </table:table-cell>
          <table:table-cell office:value-type="string">
            <text:p>PE</text:p>
          </table:table-cell>
          <table:table-cell office:value-type="string">
            <text:p>L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761/2015/DC/4600</text:p>
          </table:table-cell>
          <table:table-cell office:value-type="string">
            <text:p>2015-07-0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DFBSA0PM001</text:p>
          </table:table-cell>
          <table:table-cell office:value-type="string">
            <text:p>Fibra óptica TELEBRAS</text:p>
          </table:table-cell>
          <table:table-cell office:value-type="string">
            <text:p>POP RNP DF - SAS, Q. 05, Lote 06, Bloco H, Edf. IBICT, Sl 700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070-910</text:p>
          </table:table-cell>
          <table:table-cell office:value-type="string">
            <text:p>PECBO0TC004</text:p>
          </table:table-cell>
          <table:table-cell office:value-type="string">
            <text:p>Fibra óptica TELEBRAS</text:p>
          </table:table-cell>
          <table:table-cell office:value-type="string">
            <text:p>BR - 101 Sul (antiga), Km 97, n° 5225, Ponte dos Carvalhos - POP da RNP - Cabo de Sto Agostinho -</text:p>
          </table:table-cell>
          <table:table-cell office:value-type="string">
            <text:p>Cabo de Santo Agostinho</text:p>
          </table:table-cell>
          <table:table-cell office:value-type="string">
            <text:p>PE</text:p>
          </table:table-cell>
          <table:table-cell office:value-type="string">
            <text:p>54.510-390</text:p>
          </table:table-cell>
          <table:table-cell office:value-type="string">
            <text:p>Rodrygo Cordova</text:p>
          </table:table-cell>
          <table:table-cell office:value-type="string">
            <text:p>(61) 3243-4420</text:p>
          </table:table-cell>
          <table:table-cell/>
          <table:table-cell office:value-type="string">
            <text:p>rodrygo.cordova@rnp.br</text:p>
          </table:table-cell>
          <table:table-cell office:value-type="string">
            <text:p>15968.76</text:p>
          </table:table-cell>
          <table:table-cell office:value-type="string">
            <text:p>2015-07-30</text:p>
          </table:table-cell>
          <table:table-cell office:value-type="string">
            <text:p>instalação</text:p>
          </table:table-cell>
          <table:table-cell office:value-type="string">
            <text:p>aguardando aceite</text:p>
          </table:table-cell>
          <table:table-cell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SEL2000001</text:p>
          </table:table-cell>
          <table:table-cell office:value-type="string">
            <text:p>RNP - REDE NACIONAL DE ENSINO E PESQUISA</text:p>
          </table:table-cell>
          <table:table-cell office:value-type="string">
            <text:p>RNP LARANJEIRAS - UFS</text:p>
          </table:table-cell>
          <table:table-cell office:value-type="string">
            <text:p>SE</text:p>
          </table:table-cell>
          <table:table-cell office:value-type="string">
            <text:p>L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67/2016/DC/4600</text:p>
          </table:table-cell>
          <table:table-cell office:value-type="string">
            <text:p>2016-01-27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DFBSA0TC024</text:p>
          </table:table-cell>
          <table:table-cell office:value-type="string">
            <text:p>Fibra óptica TELEBRAS</text:p>
          </table:table-cell>
          <table:table-cell office:value-type="string">
            <text:p>SAS Q.5, Lote 06 Bloco H, Ed. IBICT, Sl 700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070-910</text:p>
          </table:table-cell>
          <table:table-cell office:value-type="string">
            <text:p>SELNJ0TR001</text:p>
          </table:table-cell>
          <table:table-cell office:value-type="string">
            <text:p>Fibra óptica TELEBRAS</text:p>
          </table:table-cell>
          <table:table-cell office:value-type="string">
            <text:p>Praça Samuel de Oliveira, 169</text:p>
          </table:table-cell>
          <table:table-cell office:value-type="string">
            <text:p>Laranjeiras</text:p>
          </table:table-cell>
          <table:table-cell office:value-type="string">
            <text:p>SE</text:p>
          </table:table-cell>
          <table:table-cell office:value-type="string">
            <text:p>49.170-000</text:p>
          </table:table-cell>
          <table:table-cell office:value-type="string">
            <text:p>Dilton Dantas</text:p>
          </table:table-cell>
          <table:table-cell office:value-type="string">
            <text:p>(79) 3281-2939</text:p>
          </table:table-cell>
          <table:table-cell office:value-type="string">
            <text:p>(79) 3211-8826</text:p>
          </table:table-cell>
          <table:table-cell office:value-type="string">
            <text:p>dilton@pop-se.rnp.br</text:p>
          </table:table-cell>
          <table:table-cell office:value-type="string">
            <text:p>0.00</text:p>
          </table:table-cell>
          <table:table-cell office:value-type="string">
            <text:p>2016-02-26</text:p>
          </table:table-cell>
          <table:table-cell office:value-type="string">
            <text:p>instalação</text:p>
          </table:table-cell>
          <table:table-cell office:value-type="string">
            <text:p>aguardando aceite</text:p>
          </table:table-cell>
          <table:table-cell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GOBL000035</text:p>
          </table:table-cell>
          <table:table-cell office:value-type="string">
            <text:p>SANTINA E ALBERTINA LTDA - ME</text:p>
          </table:table-cell>
          <table:table-cell office:value-type="string">
            <text:p>SANTINA E ALBERTINA <text:s/>(MEGA TURBO)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1970/2015/DC/4600</text:p>
          </table:table-cell>
          <table:table-cell office:value-type="string">
            <text:p>2015-11-09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GONQA0PP001</text:p>
          </table:table-cell>
          <table:table-cell office:value-type="string">
            <text:p>Rádio Cliente</text:p>
          </table:table-cell>
          <table:table-cell office:value-type="string">
            <text:p>CLIENTE BUSCARÁ <text:s/>O SINAL VIA RADIO NO POP DE NIQUELÂNDIA - GO</text:p>
          </table:table-cell>
          <table:table-cell office:value-type="string">
            <text:p>Niquelândia</text:p>
          </table:table-cell>
          <table:table-cell office:value-type="string">
            <text:p>GO</text:p>
          </table:table-cell>
          <table:table-cell table:number-columns-repeated="2"/>
          <table:table-cell office:value-type="string">
            <text:p>Rádio Cliente</text:p>
          </table:table-cell>
          <table:table-cell table:number-columns-repeated="4"/>
          <table:table-cell office:value-type="string">
            <text:p>Santina Pereira Pinto Tavares</text:p>
          </table:table-cell>
          <table:table-cell office:value-type="string">
            <text:p>(62) 3354-4957</text:p>
          </table:table-cell>
          <table:table-cell office:value-type="string">
            <text:p>(62) 9685-8878</text:p>
          </table:table-cell>
          <table:table-cell office:value-type="string">
            <text:p>santina@megaturbo.net.br</text:p>
          </table:table-cell>
          <table:table-cell office:value-type="string">
            <text:p>1667.80</text:p>
          </table:table-cell>
          <table:table-cell office:value-type="string">
            <text:p>2015-11-30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GOBL000030</text:p>
          </table:table-cell>
          <table:table-cell office:value-type="string">
            <text:p>SBRUSSI E SBRUSSI LTDA - ME</text:p>
          </table:table-cell>
          <table:table-cell office:value-type="string">
            <text:p>SBRUSSI E SBRUSSI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01709/2015/DC/4600</text:p>
          </table:table-cell>
          <table:table-cell office:value-type="string">
            <text:p>2015-06-08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GOCON0PP001</text:p>
          </table:table-cell>
          <table:table-cell office:value-type="string">
            <text:p>Rádio Cliente</text:p>
          </table:table-cell>
          <table:table-cell office:value-type="string">
            <text:p>POP Caiaponia - GO</text:p>
          </table:table-cell>
          <table:table-cell office:value-type="string">
            <text:p>Caiapônia</text:p>
          </table:table-cell>
          <table:table-cell office:value-type="string">
            <text:p>GO</text:p>
          </table:table-cell>
          <table:table-cell table:number-columns-repeated="2"/>
          <table:table-cell office:value-type="string">
            <text:p>Rádio Cliente</text:p>
          </table:table-cell>
          <table:table-cell table:number-columns-repeated="4"/>
          <table:table-cell office:value-type="string">
            <text:p>Dhioneyson Sbrussi</text:p>
          </table:table-cell>
          <table:table-cell office:value-type="string">
            <text:p>(66) 3468-3988</text:p>
          </table:table-cell>
          <table:table-cell office:value-type="string">
            <text:p>(66) 8142-8100</text:p>
          </table:table-cell>
          <table:table-cell office:value-type="string">
            <text:p>dhioneysonsbrussi@helpinternet.com.br</text:p>
          </table:table-cell>
          <table:table-cell office:value-type="string">
            <text:p>16132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ALL2000012</text:p>
          </table:table-cell>
          <table:table-cell office:value-type="string">
            <text:p>SERPRO</text:p>
          </table:table-cell>
          <table:table-cell office:value-type="string">
            <text:p>SERPRO - MCO-AJU</text:p>
          </table:table-cell>
          <table:table-cell office:value-type="string">
            <text:p>AL</text:p>
          </table:table-cell>
          <table:table-cell office:value-type="string">
            <text:p>L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205/2016/DC/4600</text:p>
          </table:table-cell>
          <table:table-cell office:value-type="string">
            <text:p>2016-03-22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ALMCO0TR002</text:p>
          </table:table-cell>
          <table:table-cell office:value-type="string">
            <text:p>Fibra óptica TELEBRAS</text:p>
          </table:table-cell>
          <table:table-cell office:value-type="string">
            <text:p>PRAÇA DOM PEDRO II, Nº 16, <text:s/>1º ANDAR</text:p>
          </table:table-cell>
          <table:table-cell office:value-type="string">
            <text:p>Maceió</text:p>
          </table:table-cell>
          <table:table-cell office:value-type="string">
            <text:p>AL</text:p>
          </table:table-cell>
          <table:table-cell office:value-type="string">
            <text:p>57.020-130</text:p>
          </table:table-cell>
          <table:table-cell office:value-type="string">
            <text:p>SENRO0PP001</text:p>
          </table:table-cell>
          <table:table-cell office:value-type="string">
            <text:p>Fibra óptica TELEBRAS</text:p>
          </table:table-cell>
          <table:table-cell office:value-type="string">
            <text:p>R LARANJEIRAS, Nº 37</text:p>
          </table:table-cell>
          <table:table-cell office:value-type="string">
            <text:p>Nossa Senhora do Socorro</text:p>
          </table:table-cell>
          <table:table-cell office:value-type="string">
            <text:p>SE</text:p>
          </table:table-cell>
          <table:table-cell office:value-type="string">
            <text:p>49.055-380</text:p>
          </table:table-cell>
          <table:table-cell office:value-type="string">
            <text:p>LUSIMAR DE SOUSA MORAIS</text:p>
          </table:table-cell>
          <table:table-cell office:value-type="string">
            <text:p>(63) 3215-2151</text:p>
          </table:table-cell>
          <table:table-cell office:value-type="string">
            <text:p>(61) 9212-4959</text:p>
          </table:table-cell>
          <table:table-cell/>
          <table:table-cell office:value-type="string">
            <text:p>5918.35</text:p>
          </table:table-cell>
          <table:table-cell office:value-type="string">
            <text:p>2016-08-29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DFAC000042</text:p>
          </table:table-cell>
          <table:table-cell office:value-type="string">
            <text:p>SERPRO</text:p>
          </table:table-cell>
          <table:table-cell office:value-type="string">
            <text:p>SERPRO - BRASILIA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string">
            <text:p>056/2015/DC/4600</text:p>
          </table:table-cell>
          <table:table-cell office:value-type="string">
            <text:p>2015-07-20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DFBSA0PP004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GAN - QUADRA 601 - MODULO G <text:s/>- ASA NORTE</text:p>
          </table:table-cell>
          <table:table-cell table:number-columns-repeated="7"/>
          <table:table-cell office:value-type="string">
            <text:p>239540.00</text:p>
          </table:table-cell>
          <table:table-cell office:value-type="string">
            <text:p>2015-10-05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DFL2000031</text:p>
          </table:table-cell>
          <table:table-cell office:value-type="string">
            <text:p>SERPRO</text:p>
          </table:table-cell>
          <table:table-cell office:value-type="string">
            <text:p>SERPRO - BSA-PVO</text:p>
          </table:table-cell>
          <table:table-cell office:value-type="string">
            <text:p>DF</text:p>
          </table:table-cell>
          <table:table-cell office:value-type="string">
            <text:p>L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209/2016/DC/4600</text:p>
          </table:table-cell>
          <table:table-cell office:value-type="string">
            <text:p>2016-03-22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DFBSA0PM012</text:p>
          </table:table-cell>
          <table:table-cell office:value-type="string">
            <text:p>Fibra óptica TELEBRAS</text:p>
          </table:table-cell>
          <table:table-cell office:value-type="string">
            <text:p>SGAN - QUADRA 601 - MODULO G - ASA NORTE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ROPVO0PM002</text:p>
          </table:table-cell>
          <table:table-cell office:value-type="string">
            <text:p>Fibra óptica TELEBRAS</text:p>
          </table:table-cell>
          <table:table-cell office:value-type="string">
            <text:p>AVENIDA SETE DE SETEMBRO - Nº 1355 - BAIRRO CENTRO</text:p>
          </table:table-cell>
          <table:table-cell office:value-type="string">
            <text:p>Porto Velho</text:p>
          </table:table-cell>
          <table:table-cell office:value-type="string">
            <text:p>RO</text:p>
          </table:table-cell>
          <table:table-cell/>
          <table:table-cell office:value-type="string">
            <text:p>Aline Rosa Barbosa</text:p>
          </table:table-cell>
          <table:table-cell office:value-type="string">
            <text:p>(61) 2021- 9844</text:p>
          </table:table-cell>
          <table:table-cell office:value-type="string">
            <text:p>(61) 9226-1887</text:p>
          </table:table-cell>
          <table:table-cell office:value-type="string">
            <text:p>aline.barbosa@serpro.gov.br</text:p>
          </table:table-cell>
          <table:table-cell office:value-type="string">
            <text:p>12714.60</text:p>
          </table:table-cell>
          <table:table-cell office:value-type="string">
            <text:p>2016-07-24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DFL2000032</text:p>
          </table:table-cell>
          <table:table-cell office:value-type="string">
            <text:p>SERPRO</text:p>
          </table:table-cell>
          <table:table-cell office:value-type="string">
            <text:p>SERPRO - BSA-BHE</text:p>
          </table:table-cell>
          <table:table-cell office:value-type="string">
            <text:p>DF</text:p>
          </table:table-cell>
          <table:table-cell office:value-type="string">
            <text:p>L2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060/2015/DC/4600</text:p>
          </table:table-cell>
          <table:table-cell office:value-type="string">
            <text:p>2015-07-20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SGAN - QUADRA 601 - MODULO G - ASA NORTE</text:p>
          </table:table-cell>
          <table:table-cell table:number-columns-repeated="4"/>
          <table:table-cell office:value-type="string">
            <text:p>Fibra óptica TELEBRAS</text:p>
          </table:table-cell>
          <table:table-cell office:value-type="string">
            <text:p>AVENIDA JOSE CANDIDO DA SILVEIRA - Nº 1200 - BAIRRO CIDADE NOVA</text:p>
          </table:table-cell>
          <table:table-cell table:number-columns-repeated="7"/>
          <table:table-cell office:value-type="string">
            <text:p>127300.98</text:p>
          </table:table-cell>
          <table:table-cell office:value-type="string">
            <text:p>2015-10-05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MGAC000003</text:p>
          </table:table-cell>
          <table:table-cell office:value-type="string">
            <text:p>SERPRO</text:p>
          </table:table-cell>
          <table:table-cell office:value-type="string">
            <text:p>SERPRO - BELO HORIZONTE</text:p>
          </table:table-cell>
          <table:table-cell office:value-type="string">
            <text:p>MG</text:p>
          </table:table-cell>
          <table:table-cell office:value-type="string">
            <text:p>AC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055/2015/DC/4600</text:p>
          </table:table-cell>
          <table:table-cell office:value-type="string">
            <text:p>2015-07-20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MGBHE0PM004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elo Horizonte</text:p>
          </table:table-cell>
          <table:table-cell office:value-type="string">
            <text:p>MG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ENIDA JOSE CANDIDO DA SILVEIRA, Nº 1200 BAIRRO CIDADE NOVA</text:p>
          </table:table-cell>
          <table:table-cell table:number-columns-repeated="7"/>
          <table:table-cell office:value-type="string">
            <text:p>24884.00</text:p>
          </table:table-cell>
          <table:table-cell office:value-type="string">
            <text:p>2015-10-05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MGL2000029</text:p>
          </table:table-cell>
          <table:table-cell office:value-type="string">
            <text:p>SERPRO</text:p>
          </table:table-cell>
          <table:table-cell office:value-type="string">
            <text:p>SERPRO - BHE-VTA</text:p>
          </table:table-cell>
          <table:table-cell office:value-type="string">
            <text:p>MG</text:p>
          </table:table-cell>
          <table:table-cell office:value-type="string">
            <text:p>L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204/2016/DC/4600</text:p>
          </table:table-cell>
          <table:table-cell office:value-type="string">
            <text:p>2016-03-22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MGBHE0PM004</text:p>
          </table:table-cell>
          <table:table-cell office:value-type="string">
            <text:p>Fibra óptica TELEBRAS</text:p>
          </table:table-cell>
          <table:table-cell office:value-type="string">
            <text:p>AVENIDA JOSE CANDIDO DA SILVEIRA, Nº 1200</text:p>
          </table:table-cell>
          <table:table-cell office:value-type="string">
            <text:p>Belo Horizonte</text:p>
          </table:table-cell>
          <table:table-cell office:value-type="string">
            <text:p>MG</text:p>
          </table:table-cell>
          <table:table-cell office:value-type="string">
            <text:p>31.170-000</text:p>
          </table:table-cell>
          <table:table-cell office:value-type="string">
            <text:p>ESSEA0PP002</text:p>
          </table:table-cell>
          <table:table-cell office:value-type="string">
            <text:p>Fibra óptica TELEBRAS</text:p>
          </table:table-cell>
          <table:table-cell office:value-type="string">
            <text:p>RUA PIETRANGEL O DE BIASE, 56 - SL/907</text:p>
          </table:table-cell>
          <table:table-cell office:value-type="string">
            <text:p>Serra</text:p>
          </table:table-cell>
          <table:table-cell office:value-type="string">
            <text:p>ES</text:p>
          </table:table-cell>
          <table:table-cell office:value-type="string">
            <text:p>29.010-190</text:p>
          </table:table-cell>
          <table:table-cell office:value-type="string">
            <text:p>LUSIMAR DE SOUSA MORAIS</text:p>
          </table:table-cell>
          <table:table-cell office:value-type="string">
            <text:p>(63) 3215-2151</text:p>
          </table:table-cell>
          <table:table-cell office:value-type="string">
            <text:p>(61) 9212-4959</text:p>
          </table:table-cell>
          <table:table-cell/>
          <table:table-cell office:value-type="string">
            <text:p>5835.49</text:p>
          </table:table-cell>
          <table:table-cell office:value-type="string">
            <text:p>2016-08-17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PAAC000001</text:p>
          </table:table-cell>
          <table:table-cell office:value-type="string">
            <text:p>SERPRO</text:p>
          </table:table-cell>
          <table:table-cell office:value-type="string">
            <text:p>SERPRO - BELEM</text:p>
          </table:table-cell>
          <table:table-cell office:value-type="string">
            <text:p>PA</text:p>
          </table:table-cell>
          <table:table-cell office:value-type="string">
            <text:p>AC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054/2015/DC/4600</text:p>
          </table:table-cell>
          <table:table-cell office:value-type="string">
            <text:p>2015-07-20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PABLM0PP001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elém</text:p>
          </table:table-cell>
          <table:table-cell office:value-type="string">
            <text:p>PA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ENIDA PERIMETRAL DA CIENCIA- Nº 2010 BAIRRO TERRA FIRME - BELÉM - PA</text:p>
          </table:table-cell>
          <table:table-cell table:number-columns-repeated="7"/>
          <table:table-cell office:value-type="string">
            <text:p>24884.00</text:p>
          </table:table-cell>
          <table:table-cell office:value-type="string">
            <text:p>2015-10-15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PAL2000002</text:p>
          </table:table-cell>
          <table:table-cell office:value-type="string">
            <text:p>SERPRO</text:p>
          </table:table-cell>
          <table:table-cell office:value-type="string">
            <text:p>SERPRO - BLM-MNS</text:p>
          </table:table-cell>
          <table:table-cell office:value-type="string">
            <text:p>PA</text:p>
          </table:table-cell>
          <table:table-cell office:value-type="string">
            <text:p>L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59/2015/DC/4600</text:p>
          </table:table-cell>
          <table:table-cell office:value-type="string">
            <text:p>2015-07-20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AVENIDA PERIMETRAL DA CIENCIA- Nº 2010 BAIRRO TERRA FIRME</text:p>
          </table:table-cell>
          <table:table-cell table:number-columns-repeated="4"/>
          <table:table-cell office:value-type="string">
            <text:p>Fibra óptica TELEBRAS</text:p>
          </table:table-cell>
          <table:table-cell office:value-type="string">
            <text:p>RUA VISCONDE DE PORTO ALEGRE , Nº 1397 BAIRRO PRAÇA 14 DE JANEIRO</text:p>
          </table:table-cell>
          <table:table-cell table:number-columns-repeated="7"/>
          <table:table-cell office:value-type="string">
            <text:p>8099.81</text:p>
          </table:table-cell>
          <table:table-cell office:value-type="string">
            <text:p>2015-10-15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PAL2000003</text:p>
          </table:table-cell>
          <table:table-cell office:value-type="string">
            <text:p>SERPRO</text:p>
          </table:table-cell>
          <table:table-cell office:value-type="string">
            <text:p>SERPRO - BSA-BLM</text:p>
          </table:table-cell>
          <table:table-cell office:value-type="string">
            <text:p>PA</text:p>
          </table:table-cell>
          <table:table-cell office:value-type="string">
            <text:p>L2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061/2015/DC/4600</text:p>
          </table:table-cell>
          <table:table-cell office:value-type="string">
            <text:p>2015-07-20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SGAN - QUADRA 601 - MODULO G - ASA NORTE</text:p>
          </table:table-cell>
          <table:table-cell table:number-columns-repeated="4"/>
          <table:table-cell office:value-type="string">
            <text:p>Fibra óptica TELEBRAS</text:p>
          </table:table-cell>
          <table:table-cell office:value-type="string">
            <text:p>AVENIDA PERIMETRAL DA CIENCIA - Nº 2010 - BAIRRO TERRA FIRME</text:p>
          </table:table-cell>
          <table:table-cell table:number-columns-repeated="7"/>
          <table:table-cell office:value-type="string">
            <text:p>24059.00</text:p>
          </table:table-cell>
          <table:table-cell office:value-type="string">
            <text:p>2015-10-15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721">
            <text:p>721</text:p>
          </table:table-cell>
          <table:table-cell office:value-type="string">
            <text:p>PAL2000010</text:p>
          </table:table-cell>
          <table:table-cell office:value-type="string">
            <text:p>SERPRO</text:p>
          </table:table-cell>
          <table:table-cell office:value-type="string">
            <text:p>SERPRO - BLM-SLS</text:p>
          </table:table-cell>
          <table:table-cell office:value-type="string">
            <text:p>PA</text:p>
          </table:table-cell>
          <table:table-cell office:value-type="string">
            <text:p>L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207/2016/DC/4600</text:p>
          </table:table-cell>
          <table:table-cell office:value-type="string">
            <text:p>2016-01-29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Avenida Perimetral Da Ciência N º 2010 Bairro Terra Firme</text:p>
          </table:table-cell>
          <table:table-cell table:number-columns-repeated="2"/>
          <table:table-cell office:value-type="string">
            <text:p>66.630-055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Rua Grande, Nº 1618 - 8º Andar Bairro Canto Da Fabril</text:p>
          </table:table-cell>
          <table:table-cell table:number-columns-repeated="2"/>
          <table:table-cell office:value-type="string">
            <text:p>65.020-902</text:p>
          </table:table-cell>
          <table:table-cell office:value-type="string">
            <text:p>Pta.A: Laury Cesar Silva Andrade / Pta.B: Jeilde Bandeira De Melo</text:p>
          </table:table-cell>
          <table:table-cell office:value-type="string">
            <text:p>(91) 3342-1893 / (98) 3231-4774</text:p>
          </table:table-cell>
          <table:table-cell office:value-type="string">
            <text:p>(91) 9166-7970 / (98) 8135-9170</text:p>
          </table:table-cell>
          <table:table-cell/>
          <table:table-cell office:value-type="string">
            <text:p>10159.38</text:p>
          </table:table-cell>
          <table:table-cell office:value-type="string">
            <text:p>2016-06-15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22">
            <text:p>722</text:p>
          </table:table-cell>
          <table:table-cell office:value-type="string">
            <text:p>PAL2000013</text:p>
          </table:table-cell>
          <table:table-cell office:value-type="string">
            <text:p>SERPRO</text:p>
          </table:table-cell>
          <table:table-cell office:value-type="string">
            <text:p>SERPRO - BLM-BVA</text:p>
          </table:table-cell>
          <table:table-cell office:value-type="string">
            <text:p>PA</text:p>
          </table:table-cell>
          <table:table-cell office:value-type="string">
            <text:p>L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208/2016/DC/4600</text:p>
          </table:table-cell>
          <table:table-cell office:value-type="string">
            <text:p>2016-01-29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Avenida Perimetral Da Ciencian º 2010 Bairro Terra Firme</text:p>
          </table:table-cell>
          <table:table-cell table:number-columns-repeated="2"/>
          <table:table-cell office:value-type="string">
            <text:p>66.630-055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Avenida Joao Pereira De Melo, Nº 328 Bairro Centro</text:p>
          </table:table-cell>
          <table:table-cell table:number-columns-repeated="2"/>
          <table:table-cell office:value-type="string">
            <text:p>69.301-370</text:p>
          </table:table-cell>
          <table:table-cell office:value-type="string">
            <text:p>Laury Cesar Silva Andrade /</text:p>
          </table:table-cell>
          <table:table-cell office:value-type="string">
            <text:p>(91) 3342-1893 / (96) 3223-3787 #969600</text:p>
          </table:table-cell>
          <table:table-cell office:value-type="string">
            <text:p>(91) 99166-7970 / (96) 99114-5169</text:p>
          </table:table-cell>
          <table:table-cell office:value-type="string">
            <text:p>Marcos Aurélio Ferreira Leão /</text:p>
          </table:table-cell>
          <table:table-cell office:value-type="string">
            <text:p>14979.43</text:p>
          </table:table-cell>
          <table:table-cell office:value-type="string">
            <text:p>2016-07-25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23">
            <text:p>723</text:p>
          </table:table-cell>
          <table:table-cell office:value-type="string">
            <text:p>PEL2000006</text:p>
          </table:table-cell>
          <table:table-cell office:value-type="string">
            <text:p>SERPRO</text:p>
          </table:table-cell>
          <table:table-cell office:value-type="string">
            <text:p>SERPRO - RCE-MCO</text:p>
          </table:table-cell>
          <table:table-cell office:value-type="string">
            <text:p>PE</text:p>
          </table:table-cell>
          <table:table-cell office:value-type="string">
            <text:p>L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206/2016/DC/4600</text:p>
          </table:table-cell>
          <table:table-cell office:value-type="string">
            <text:p>2016-03-22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PERCE0PP001</text:p>
          </table:table-cell>
          <table:table-cell office:value-type="string">
            <text:p>Fibra óptica Cliente</text:p>
          </table:table-cell>
          <table:table-cell office:value-type="string">
            <text:p>AVENIDA PARNAMIRIM, Nº 295</text:p>
          </table:table-cell>
          <table:table-cell office:value-type="string">
            <text:p>Recife</text:p>
          </table:table-cell>
          <table:table-cell office:value-type="string">
            <text:p>PE</text:p>
          </table:table-cell>
          <table:table-cell office:value-type="string">
            <text:p>50.060-901</text:p>
          </table:table-cell>
          <table:table-cell office:value-type="string">
            <text:p>ALMCO0TR002</text:p>
          </table:table-cell>
          <table:table-cell office:value-type="string">
            <text:p>Fibra óptica TELEBRAS</text:p>
          </table:table-cell>
          <table:table-cell office:value-type="string">
            <text:p>PRAÇA DOM PEDRO II, Nº 16, <text:s/>1º ANDAR</text:p>
          </table:table-cell>
          <table:table-cell office:value-type="string">
            <text:p>Maceió</text:p>
          </table:table-cell>
          <table:table-cell office:value-type="string">
            <text:p>AL</text:p>
          </table:table-cell>
          <table:table-cell office:value-type="string">
            <text:p>57.020-130</text:p>
          </table:table-cell>
          <table:table-cell office:value-type="string">
            <text:p>JEOVÁ ANDRADE DA FRANCA</text:p>
          </table:table-cell>
          <table:table-cell office:value-type="string">
            <text:p>(11) 2173- 1640</text:p>
          </table:table-cell>
          <table:table-cell office:value-type="string">
            <text:p>(11) 99606-6512</text:p>
          </table:table-cell>
          <table:table-cell/>
          <table:table-cell office:value-type="string">
            <text:p>10251.21</text:p>
          </table:table-cell>
          <table:table-cell office:value-type="string">
            <text:p>2016-08-29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24">
            <text:p>724</text:p>
          </table:table-cell>
          <table:table-cell office:value-type="string">
            <text:p>RJAC000009</text:p>
          </table:table-cell>
          <table:table-cell office:value-type="string">
            <text:p>SERPRO</text:p>
          </table:table-cell>
          <table:table-cell office:value-type="string">
            <text:p>SERPRO - RIO DE JANEIRO</text:p>
          </table:table-cell>
          <table:table-cell office:value-type="string">
            <text:p>RJ</text:p>
          </table:table-cell>
          <table:table-cell office:value-type="string">
            <text:p>AC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58/2015/DC/4600</text:p>
          </table:table-cell>
          <table:table-cell office:value-type="string">
            <text:p>2015-07-20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RJRJO0PM002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Rio de Janeiro</text:p>
          </table:table-cell>
          <table:table-cell office:value-type="string">
            <text:p>RJ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RUA PACHECO LEAO , Nº 1235 BAIRRO-HORTO FLORESTAL</text:p>
          </table:table-cell>
          <table:table-cell table:number-columns-repeated="7"/>
          <table:table-cell office:value-type="string">
            <text:p>74239.65</text:p>
          </table:table-cell>
          <table:table-cell office:value-type="string">
            <text:p>2015-11-03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25">
            <text:p>725</text:p>
          </table:table-cell>
          <table:table-cell office:value-type="string">
            <text:p>RJL2000011</text:p>
          </table:table-cell>
          <table:table-cell office:value-type="string">
            <text:p>SERPRO</text:p>
          </table:table-cell>
          <table:table-cell office:value-type="string">
            <text:p>SERPRO - RJO-BHE</text:p>
          </table:table-cell>
          <table:table-cell office:value-type="string">
            <text:p>RJ</text:p>
          </table:table-cell>
          <table:table-cell office:value-type="string">
            <text:p>L2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063/2015/DC/4600</text:p>
          </table:table-cell>
          <table:table-cell office:value-type="string">
            <text:p>2015-07-20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RUA PACHECO LEAO - Nº 1235 - BAIRRO-HORTO FLORESTA</text:p>
          </table:table-cell>
          <table:table-cell table:number-columns-repeated="4"/>
          <table:table-cell office:value-type="string">
            <text:p>Fibra óptica TELEBRAS</text:p>
          </table:table-cell>
          <table:table-cell office:value-type="string">
            <text:p>AVENIDA JOSE CANDIDO DA SILVEIRA - Nº 1200 - BAIRRO CIDADE NOVA</text:p>
          </table:table-cell>
          <table:table-cell table:number-columns-repeated="7"/>
          <table:table-cell office:value-type="string">
            <text:p>127300.98</text:p>
          </table:table-cell>
          <table:table-cell office:value-type="string">
            <text:p>2015-11-03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26">
            <text:p>726</text:p>
          </table:table-cell>
          <table:table-cell office:value-type="string">
            <text:p>RSAC000002</text:p>
          </table:table-cell>
          <table:table-cell office:value-type="string">
            <text:p>SERPRO</text:p>
          </table:table-cell>
          <table:table-cell office:value-type="string">
            <text:p>SERPRO - PORTO ALEGRE</text:p>
          </table:table-cell>
          <table:table-cell office:value-type="string">
            <text:p>RS</text:p>
          </table:table-cell>
          <table:table-cell office:value-type="string">
            <text:p>AC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057/2015/DC/4600</text:p>
          </table:table-cell>
          <table:table-cell office:value-type="string">
            <text:p>2015-07-20</text:p>
          </table:table-cell>
          <table:table-cell office:value-type="string">
            <text:p>Oportunidade</text:p>
          </table:table-cell>
          <table:table-cell office:value-type="string">
            <text:p>2016-01-01</text:p>
          </table:table-cell>
          <table:table-cell office:value-type="string">
            <text:p>RSPAE0PM002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Porto Alegre</text:p>
          </table:table-cell>
          <table:table-cell office:value-type="string">
            <text:p>RS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ENIDA AUGUSTO DE CARVALHO , Nº 1133 BAIRRO CIDADE BAIXA</text:p>
          </table:table-cell>
          <table:table-cell table:number-columns-repeated="7"/>
          <table:table-cell office:value-type="string">
            <text:p>24884.00</text:p>
          </table:table-cell>
          <table:table-cell office:value-type="string">
            <text:p>2015-10-18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727">
            <text:p>727</text:p>
          </table:table-cell>
          <table:table-cell office:value-type="string">
            <text:p>SCL2000002</text:p>
          </table:table-cell>
          <table:table-cell office:value-type="string">
            <text:p>SERPRO</text:p>
          </table:table-cell>
          <table:table-cell office:value-type="string">
            <text:p>SERPRO - FNS-PAE</text:p>
          </table:table-cell>
          <table:table-cell office:value-type="string">
            <text:p>SC</text:p>
          </table:table-cell>
          <table:table-cell office:value-type="string">
            <text:p>L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0212/2016/DC/4600</text:p>
          </table:table-cell>
          <table:table-cell office:value-type="string">
            <text:p>2016-01-29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2"/>
          <table:table-cell office:value-type="string">
            <text:p>Rodovia José Carlos Daux (SC 401) Km 01, nº 600, Edifício ALFAMA - 2º andar - <text:s/>Parque Tecnológico ALFA - Bairro João Paulo</text:p>
          </table:table-cell>
          <table:table-cell table:number-columns-repeated="2"/>
          <table:table-cell office:value-type="string">
            <text:p>88.030-00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Avenida Augusto De Carvalho , Nº 1133 Bairro Cidade Baixa</text:p>
          </table:table-cell>
          <table:table-cell table:number-columns-repeated="2"/>
          <table:table-cell office:value-type="string">
            <text:p>90.010-390</text:p>
          </table:table-cell>
          <table:table-cell office:value-type="string">
            <text:p>Arlindo Valente / Edison Luis de Vargas Helbert</text:p>
          </table:table-cell>
          <table:table-cell office:value-type="string">
            <text:p>(48) 3231-8911 / (51) 2129-1275</text:p>
          </table:table-cell>
          <table:table-cell office:value-type="string">
            <text:p>(51) 9311-6207</text:p>
          </table:table-cell>
          <table:table-cell/>
          <table:table-cell office:value-type="string">
            <text:p>11873.11</text:p>
          </table:table-cell>
          <table:table-cell office:value-type="string">
            <text:p>2016-07-25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28">
            <text:p>728</text:p>
          </table:table-cell>
          <table:table-cell office:value-type="string">
            <text:p>SPL2000001</text:p>
          </table:table-cell>
          <table:table-cell office:value-type="string">
            <text:p>SERPRO</text:p>
          </table:table-cell>
          <table:table-cell office:value-type="string">
            <text:p>SERPRO - SPO-PMJ</text:p>
          </table:table-cell>
          <table:table-cell office:value-type="string">
            <text:p>SP</text:p>
          </table:table-cell>
          <table:table-cell office:value-type="string">
            <text:p>L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210/20016/DC/4600</text:p>
          </table:table-cell>
          <table:table-cell office:value-type="string">
            <text:p>2016-02-0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SPBRE0PP001</text:p>
          </table:table-cell>
          <table:table-cell office:value-type="string">
            <text:p>EILD</text:p>
          </table:table-cell>
          <table:table-cell office:value-type="string">
            <text:p>Rua Olívia Guedes Penteado, 941 Bairro Capela Do Socorro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 office:value-type="string">
            <text:p>04.766-900</text:p>
          </table:table-cell>
          <table:table-cell office:value-type="string">
            <text:p>TOPMJ0TR001</text:p>
          </table:table-cell>
          <table:table-cell office:value-type="string">
            <text:p>Fibra óptica TELEBRAS</text:p>
          </table:table-cell>
          <table:table-cell office:value-type="string">
            <text:p>Quadra 104 Norte, Conjunto 01 , Nº 41-A Edif. Encanel 6º Andar</text:p>
          </table:table-cell>
          <table:table-cell office:value-type="string">
            <text:p>Palmas</text:p>
          </table:table-cell>
          <table:table-cell office:value-type="string">
            <text:p>TO</text:p>
          </table:table-cell>
          <table:table-cell office:value-type="string">
            <text:p>77.006-042</text:p>
          </table:table-cell>
          <table:table-cell office:value-type="string">
            <text:p>Jeová Andrade Da Franca / Lusimar De Sousa Morais</text:p>
          </table:table-cell>
          <table:table-cell office:value-type="string">
            <text:p>(11) 2173- 1640 / (63) 3215-2151 /#636363</text:p>
          </table:table-cell>
          <table:table-cell office:value-type="string">
            <text:p>(11) 99606-6512 / (61) 9212-4959</text:p>
          </table:table-cell>
          <table:table-cell/>
          <table:table-cell office:value-type="string">
            <text:p>14979.43</text:p>
          </table:table-cell>
          <table:table-cell office:value-type="string">
            <text:p>2016-08-19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29">
            <text:p>729</text:p>
          </table:table-cell>
          <table:table-cell office:value-type="string">
            <text:p>SPL2000017</text:p>
          </table:table-cell>
          <table:table-cell office:value-type="string">
            <text:p>SERPRO</text:p>
          </table:table-cell>
          <table:table-cell office:value-type="string">
            <text:p>SERPRO - SPO-CPE</text:p>
          </table:table-cell>
          <table:table-cell office:value-type="string">
            <text:p>SP</text:p>
          </table:table-cell>
          <table:table-cell office:value-type="string">
            <text:p>L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211/2016/DC/4600</text:p>
          </table:table-cell>
          <table:table-cell office:value-type="string">
            <text:p>2016-01-29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EILD</text:p>
          </table:table-cell>
          <table:table-cell office:value-type="string">
            <text:p>Rua Olívia Guedes Penteado, 941 Bairro Capela Do Socorro</text:p>
          </table:table-cell>
          <table:table-cell table:number-columns-repeated="2"/>
          <table:table-cell office:value-type="string">
            <text:p>04.766-90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Rua Dom Aquino, 1789 - 10. Andar - Bairro Centro</text:p>
          </table:table-cell>
          <table:table-cell table:number-columns-repeated="2"/>
          <table:table-cell office:value-type="string">
            <text:p>79.002-940</text:p>
          </table:table-cell>
          <table:table-cell office:value-type="string">
            <text:p>Pta.A: <text:s/>Jeová Andrade Da Franca / Pta.B: Francisco Luiz Rodrigues Cirilo</text:p>
          </table:table-cell>
          <table:table-cell office:value-type="string">
            <text:p>(11) 2173- 1640 / (67) 3325-9155</text:p>
          </table:table-cell>
          <table:table-cell office:value-type="string">
            <text:p>(11) 99606-6512 / (61) 9264-8442</text:p>
          </table:table-cell>
          <table:table-cell/>
          <table:table-cell office:value-type="string">
            <text:p>14979.43</text:p>
          </table:table-cell>
          <table:table-cell office:value-type="string">
            <text:p>2016-07-25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office:value-type="string">
            <text:p>ACL3000003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RIO BRANCO</text:p>
          </table:table-cell>
          <table:table-cell office:value-type="string">
            <text:p>AC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317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ACRBO0PP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Rio Branco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Rádio TELEBRAS</text:p>
          </table:table-cell>
          <table:table-cell office:value-type="string">
            <text:p>Rua Rio Grande do Sul, 109 - Centro</text:p>
          </table:table-cell>
          <table:table-cell table:number-columns-repeated="2"/>
          <table:table-cell office:value-type="string">
            <text:p>69.900-092</text:p>
          </table:table-cell>
          <table:table-cell office:value-type="string">
            <text:p>Lauro Crispim de Sousa Junior</text:p>
          </table:table-cell>
          <table:table-cell office:value-type="string">
            <text:p>(61) 3348-7384</text:p>
          </table:table-cell>
          <table:table-cell office:value-type="string">
            <text:p>(61) 8442-6003</text:p>
          </table:table-cell>
          <table:table-cell office:value-type="string">
            <text:p>lauro.crispim@sebrae.com.br</text:p>
          </table:table-cell>
          <table:table-cell office:value-type="string">
            <text:p>4515.75</text:p>
          </table:table-cell>
          <table:table-cell office:value-type="string">
            <text:p>2016-07-14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31">
            <text:p>731</text:p>
          </table:table-cell>
          <table:table-cell office:value-type="string">
            <text:p>ALL3000002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MACEIO</text:p>
          </table:table-cell>
          <table:table-cell office:value-type="string">
            <text:p>AL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318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ALMCO0TR002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Maceió</text:p>
          </table:table-cell>
          <table:table-cell office:value-type="string">
            <text:p>AL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Rua Dr. Marinho Gusmão, 46 - Centro</text:p>
          </table:table-cell>
          <table:table-cell table:number-columns-repeated="2"/>
          <table:table-cell office:value-type="string">
            <text:p>57.020-560</text:p>
          </table:table-cell>
          <table:table-cell office:value-type="string">
            <text:p>Lauro Crispim de Sousa Junior</text:p>
          </table:table-cell>
          <table:table-cell office:value-type="string">
            <text:p>(61) 3348-7384</text:p>
          </table:table-cell>
          <table:table-cell office:value-type="string">
            <text:p>(61) 8442-6003</text:p>
          </table:table-cell>
          <table:table-cell office:value-type="string">
            <text:p>lauro.crispim@sebrae.com.br</text:p>
          </table:table-cell>
          <table:table-cell office:value-type="string">
            <text:p>4515.75</text:p>
          </table:table-cell>
          <table:table-cell office:value-type="string">
            <text:p>2016-07-27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32">
            <text:p>732</text:p>
          </table:table-cell>
          <table:table-cell office:value-type="string">
            <text:p>AML3000005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MANAUS</text:p>
          </table:table-cell>
          <table:table-cell office:value-type="string">
            <text:p>AM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319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AMMNS0PM007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Manaus</text:p>
          </table:table-cell>
          <table:table-cell office:value-type="string">
            <text:p>AM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Rua Leonardo Malcher, 924 - Centro</text:p>
          </table:table-cell>
          <table:table-cell table:number-columns-repeated="2"/>
          <table:table-cell office:value-type="string">
            <text:p>69.010-170</text:p>
          </table:table-cell>
          <table:table-cell office:value-type="string">
            <text:p>Lauro Crispim de Sousa Junior</text:p>
          </table:table-cell>
          <table:table-cell office:value-type="string">
            <text:p>(61) 3348-7384</text:p>
          </table:table-cell>
          <table:table-cell office:value-type="string">
            <text:p>(61) 8442-6003</text:p>
          </table:table-cell>
          <table:table-cell office:value-type="string">
            <text:p>lauro.crispim@sebrae.com.br</text:p>
          </table:table-cell>
          <table:table-cell office:value-type="string">
            <text:p>3569.00</text:p>
          </table:table-cell>
          <table:table-cell office:value-type="string">
            <text:p>2016-07-23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33">
            <text:p>733</text:p>
          </table:table-cell>
          <table:table-cell office:value-type="string">
            <text:p>APL3000007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MACAPA</text:p>
          </table:table-cell>
          <table:table-cell office:value-type="string">
            <text:p>AP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306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APMPA0PP003</text:p>
          </table:table-cell>
          <table:table-cell office:value-type="string">
            <text:p>Fibra Parceiro</text:p>
          </table:table-cell>
          <table:table-cell/>
          <table:table-cell office:value-type="string">
            <text:p>Macapá</text:p>
          </table:table-cell>
          <table:table-cell office:value-type="string">
            <text:p>AP</text:p>
          </table:table-cell>
          <table:table-cell table:number-columns-repeated="2"/>
          <table:table-cell office:value-type="string">
            <text:p>Fibra Parceiro</text:p>
          </table:table-cell>
          <table:table-cell office:value-type="string">
            <text:p>Av. Ernestino Borges, 740 - Laguinho</text:p>
          </table:table-cell>
          <table:table-cell table:number-columns-repeated="2"/>
          <table:table-cell office:value-type="string">
            <text:p>68.906-010</text:p>
          </table:table-cell>
          <table:table-cell office:value-type="string">
            <text:p>Lauro Crispim de Sousa Junior</text:p>
          </table:table-cell>
          <table:table-cell office:value-type="string">
            <text:p>(61) 3348-7384</text:p>
          </table:table-cell>
          <table:table-cell office:value-type="string">
            <text:p>(61) 8442-6003</text:p>
          </table:table-cell>
          <table:table-cell office:value-type="string">
            <text:p>lauro.crispim@sebrae.com.br</text:p>
          </table:table-cell>
          <table:table-cell office:value-type="string">
            <text:p>8353.00</text:p>
          </table:table-cell>
          <table:table-cell office:value-type="string">
            <text:p>2016-11-22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BAL3000002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SALVADOR</text:p>
          </table:table-cell>
          <table:table-cell office:value-type="string">
            <text:p>BA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307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BASDR0PM001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Salvador</text:p>
          </table:table-cell>
          <table:table-cell office:value-type="string">
            <text:p>BA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Rua Horácio César, n°64 lago Dois de Julho - Centro</text:p>
          </table:table-cell>
          <table:table-cell table:number-columns-repeated="2"/>
          <table:table-cell office:value-type="string">
            <text:p>40.060-350</text:p>
          </table:table-cell>
          <table:table-cell office:value-type="string">
            <text:p>Lauro Crispim de Sousa Junior</text:p>
          </table:table-cell>
          <table:table-cell office:value-type="string">
            <text:p>(61)3348-7384</text:p>
          </table:table-cell>
          <table:table-cell office:value-type="string">
            <text:p>(61)8442-6003</text:p>
          </table:table-cell>
          <table:table-cell office:value-type="string">
            <text:p>lauro.crispim@sebrae.com.br</text:p>
          </table:table-cell>
          <table:table-cell office:value-type="string">
            <text:p>3916.00</text:p>
          </table:table-cell>
          <table:table-cell office:value-type="string">
            <text:p>2016-07-23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35">
            <text:p>735</text:p>
          </table:table-cell>
          <table:table-cell office:value-type="string">
            <text:p>CEL3000002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FORTALEZA</text:p>
          </table:table-cell>
          <table:table-cell office:value-type="string">
            <text:p>CE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308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CEMCW0PP001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Maracanaú</text:p>
          </table:table-cell>
          <table:table-cell office:value-type="string">
            <text:p>CE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. Monsenhor Tabosa, 777 - Meireles</text:p>
          </table:table-cell>
          <table:table-cell table:number-columns-repeated="2"/>
          <table:table-cell office:value-type="string">
            <text:p>60.150-010</text:p>
          </table:table-cell>
          <table:table-cell office:value-type="string">
            <text:p>Lauro Crispim de Sousa Junior</text:p>
          </table:table-cell>
          <table:table-cell office:value-type="string">
            <text:p>(61)3348-7384</text:p>
          </table:table-cell>
          <table:table-cell office:value-type="string">
            <text:p>(61)8442-6003</text:p>
          </table:table-cell>
          <table:table-cell office:value-type="string">
            <text:p>lauro.crispim@sebrae.com.br</text:p>
          </table:table-cell>
          <table:table-cell office:value-type="string">
            <text:p>4515.75</text:p>
          </table:table-cell>
          <table:table-cell office:value-type="string">
            <text:p>2016-07-22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38">
            <text:p>738</text:p>
          </table:table-cell>
          <table:table-cell office:value-type="string">
            <text:p>DFL3000031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BRASILIA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309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DFBSA0PP001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IA Trecho 3 Lote 1580</text:p>
          </table:table-cell>
          <table:table-cell table:number-columns-repeated="2"/>
          <table:table-cell office:value-type="string">
            <text:p>71.200-030</text:p>
          </table:table-cell>
          <table:table-cell office:value-type="string">
            <text:p>Lauro Crispim de Sousa Junior</text:p>
          </table:table-cell>
          <table:table-cell office:value-type="string">
            <text:p>(61)3348-7384</text:p>
          </table:table-cell>
          <table:table-cell office:value-type="string">
            <text:p>(61)8442-6003</text:p>
          </table:table-cell>
          <table:table-cell office:value-type="string">
            <text:p>lauro.crispim@sebrae.com.br</text:p>
          </table:table-cell>
          <table:table-cell office:value-type="string">
            <text:p>3948.46</text:p>
          </table:table-cell>
          <table:table-cell office:value-type="string">
            <text:p>2016-08-04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39">
            <text:p>739</text:p>
          </table:table-cell>
          <table:table-cell office:value-type="string">
            <text:p>DFL3000032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BRASILIA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0216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DFBSA0PP001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GAS 605, conjunto A</text:p>
          </table:table-cell>
          <table:table-cell table:number-columns-repeated="2"/>
          <table:table-cell office:value-type="string">
            <text:p>70.200-904</text:p>
          </table:table-cell>
          <table:table-cell office:value-type="string">
            <text:p>Lauro Crispim de Sousa Junior</text:p>
          </table:table-cell>
          <table:table-cell office:value-type="string">
            <text:p>(61)3348-7384</text:p>
          </table:table-cell>
          <table:table-cell office:value-type="string">
            <text:p>(61)8442-6003</text:p>
          </table:table-cell>
          <table:table-cell office:value-type="string">
            <text:p>lauro.crispim@sebrae.com.br</text:p>
          </table:table-cell>
          <table:table-cell office:value-type="string">
            <text:p>11550.00</text:p>
          </table:table-cell>
          <table:table-cell office:value-type="string">
            <text:p>2016-08-04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office:value-type="string">
            <text:p>DFL3000033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BRASILIA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316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DFBSA0PM007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EPN 515, bloco C loja 32</text:p>
          </table:table-cell>
          <table:table-cell table:number-columns-repeated="2"/>
          <table:table-cell office:value-type="string">
            <text:p>70.770-900</text:p>
          </table:table-cell>
          <table:table-cell office:value-type="string">
            <text:p>Lauro Crispim de Sousa Junior</text:p>
          </table:table-cell>
          <table:table-cell office:value-type="string">
            <text:p>(61)3348-7384</text:p>
          </table:table-cell>
          <table:table-cell office:value-type="string">
            <text:p>(61)8442-6003</text:p>
          </table:table-cell>
          <table:table-cell office:value-type="string">
            <text:p>lauro.crispim@sebrae.com.br</text:p>
          </table:table-cell>
          <table:table-cell office:value-type="string">
            <text:p>3948.46</text:p>
          </table:table-cell>
          <table:table-cell office:value-type="string">
            <text:p>2016-07-15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41">
            <text:p>741</text:p>
          </table:table-cell>
          <table:table-cell office:value-type="string">
            <text:p>ESL3000001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VITORIA</text:p>
          </table:table-cell>
          <table:table-cell office:value-type="string">
            <text:p>ES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310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ESVTA0PM001</text:p>
          </table:table-cell>
          <table:table-cell office:value-type="string">
            <text:p>Fibra Parceiro</text:p>
          </table:table-cell>
          <table:table-cell/>
          <table:table-cell office:value-type="string">
            <text:p>Vitória</text:p>
          </table:table-cell>
          <table:table-cell office:value-type="string">
            <text:p>ES</text:p>
          </table:table-cell>
          <table:table-cell table:number-columns-repeated="2"/>
          <table:table-cell office:value-type="string">
            <text:p>Fibra Parceiro</text:p>
          </table:table-cell>
          <table:table-cell office:value-type="string">
            <text:p>Av. Gerônimo Monteiro, 935 - Centro</text:p>
          </table:table-cell>
          <table:table-cell table:number-columns-repeated="2"/>
          <table:table-cell office:value-type="string">
            <text:p>29.010-003</text:p>
          </table:table-cell>
          <table:table-cell office:value-type="string">
            <text:p>Lauro Crispim de Sousa Junior</text:p>
          </table:table-cell>
          <table:table-cell office:value-type="string">
            <text:p>(61)3348-7384</text:p>
          </table:table-cell>
          <table:table-cell office:value-type="string">
            <text:p>(61)8442-6003</text:p>
          </table:table-cell>
          <table:table-cell office:value-type="string">
            <text:p>lauro.crispim@sebrae.com.br</text:p>
          </table:table-cell>
          <table:table-cell office:value-type="string">
            <text:p>3916.00</text:p>
          </table:table-cell>
          <table:table-cell office:value-type="string">
            <text:p>2016-07-14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42">
            <text:p>742</text:p>
          </table:table-cell>
          <table:table-cell office:value-type="string">
            <text:p>GOL3000004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GOIANIA</text:p>
          </table:table-cell>
          <table:table-cell office:value-type="string">
            <text:p>GO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311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GOGNA0TR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Goiânia</text:p>
          </table:table-cell>
          <table:table-cell office:value-type="string">
            <text:p>GO</text:p>
          </table:table-cell>
          <table:table-cell table:number-columns-repeated="2"/>
          <table:table-cell office:value-type="string">
            <text:p>Rádio TELEBRAS</text:p>
          </table:table-cell>
          <table:table-cell office:value-type="string">
            <text:p>Av. T-3, 1000 - Setor Bueno</text:p>
          </table:table-cell>
          <table:table-cell table:number-columns-repeated="2"/>
          <table:table-cell office:value-type="string">
            <text:p>74.200-240</text:p>
          </table:table-cell>
          <table:table-cell office:value-type="string">
            <text:p>Lauro Crispim de Sousa Junior</text:p>
          </table:table-cell>
          <table:table-cell office:value-type="string">
            <text:p>(61) 3348-7384</text:p>
          </table:table-cell>
          <table:table-cell office:value-type="string">
            <text:p>(61) 8442-6003</text:p>
          </table:table-cell>
          <table:table-cell office:value-type="string">
            <text:p>lauro.crispim@sebrae.com.br</text:p>
          </table:table-cell>
          <table:table-cell office:value-type="string">
            <text:p>4515.75</text:p>
          </table:table-cell>
          <table:table-cell office:value-type="string">
            <text:p>2016-07-14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43">
            <text:p>743</text:p>
          </table:table-cell>
          <table:table-cell office:value-type="string">
            <text:p>MAL3000003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SAO LUIS</text:p>
          </table:table-cell>
          <table:table-cell office:value-type="string">
            <text:p>MA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312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MASLS0PP001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São Luís</text:p>
          </table:table-cell>
          <table:table-cell office:value-type="string">
            <text:p>MA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. Prof. Carlos Cunha, s/n - Jaracaty</text:p>
          </table:table-cell>
          <table:table-cell table:number-columns-repeated="2"/>
          <table:table-cell office:value-type="string">
            <text:p>65.076-820</text:p>
          </table:table-cell>
          <table:table-cell office:value-type="string">
            <text:p>Lauro Crispim de Sousa Junior</text:p>
          </table:table-cell>
          <table:table-cell office:value-type="string">
            <text:p>(61)3348-7384</text:p>
          </table:table-cell>
          <table:table-cell office:value-type="string">
            <text:p>(61)8442-6003</text:p>
          </table:table-cell>
          <table:table-cell office:value-type="string">
            <text:p>lauro.crispim@sebrae.com.br</text:p>
          </table:table-cell>
          <table:table-cell office:value-type="string">
            <text:p>3916.00</text:p>
          </table:table-cell>
          <table:table-cell office:value-type="string">
            <text:p>2016-07-27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44">
            <text:p>744</text:p>
          </table:table-cell>
          <table:table-cell office:value-type="string">
            <text:p>MGL3000010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BELO HORIZONTE</text:p>
          </table:table-cell>
          <table:table-cell office:value-type="string">
            <text:p>MG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313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Parceiro</text:p>
          </table:table-cell>
          <table:table-cell table:number-columns-repeated="5"/>
          <table:table-cell office:value-type="string">
            <text:p>Fibra Parceiro</text:p>
          </table:table-cell>
          <table:table-cell office:value-type="string">
            <text:p>Av. Barão Homem de Melo, 329</text:p>
          </table:table-cell>
          <table:table-cell table:number-columns-repeated="2"/>
          <table:table-cell office:value-type="string">
            <text:p>30.431-285</text:p>
          </table:table-cell>
          <table:table-cell office:value-type="string">
            <text:p>Lauro Crispim de Sousa Junior</text:p>
          </table:table-cell>
          <table:table-cell office:value-type="string">
            <text:p>(61)3348-7384</text:p>
          </table:table-cell>
          <table:table-cell office:value-type="string">
            <text:p>(61)8442-6003</text:p>
          </table:table-cell>
          <table:table-cell office:value-type="string">
            <text:p>lauro.crispim@sebrae.com.br</text:p>
          </table:table-cell>
          <table:table-cell office:value-type="string">
            <text:p>5113.00</text:p>
          </table:table-cell>
          <table:table-cell office:value-type="string">
            <text:p>2016-07-14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45">
            <text:p>745</text:p>
          </table:table-cell>
          <table:table-cell office:value-type="string">
            <text:p>MSL3000001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CAMPO GRANDE</text:p>
          </table:table-cell>
          <table:table-cell office:value-type="string">
            <text:p>MS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314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Parceiro</text:p>
          </table:table-cell>
          <table:table-cell table:number-columns-repeated="5"/>
          <table:table-cell office:value-type="string">
            <text:p>Fibra Parceiro</text:p>
          </table:table-cell>
          <table:table-cell office:value-type="string">
            <text:p>Av. Mato Grosso, 1661 - Centro</text:p>
          </table:table-cell>
          <table:table-cell table:number-columns-repeated="2"/>
          <table:table-cell office:value-type="string">
            <text:p>79.002-950</text:p>
          </table:table-cell>
          <table:table-cell office:value-type="string">
            <text:p>Lauro Crispim de Sousa Junior</text:p>
          </table:table-cell>
          <table:table-cell office:value-type="string">
            <text:p>(61)3348-7384</text:p>
          </table:table-cell>
          <table:table-cell office:value-type="string">
            <text:p>(61)8442-6003</text:p>
          </table:table-cell>
          <table:table-cell office:value-type="string">
            <text:p>lauro.crispim@sebrae.com.br</text:p>
          </table:table-cell>
          <table:table-cell office:value-type="string">
            <text:p>8733.00</text:p>
          </table:table-cell>
          <table:table-cell office:value-type="string">
            <text:p>2016-08-22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46">
            <text:p>746</text:p>
          </table:table-cell>
          <table:table-cell office:value-type="string">
            <text:p>MTL3000005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CUIABA</text:p>
          </table:table-cell>
          <table:table-cell office:value-type="string">
            <text:p>MT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329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MTCBA0PP001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Cuiabá</text:p>
          </table:table-cell>
          <table:table-cell office:value-type="string">
            <text:p>MT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. Rubens de Mendonça, 3999 - Centro Político Administrativo</text:p>
          </table:table-cell>
          <table:table-cell table:number-columns-repeated="2"/>
          <table:table-cell office:value-type="string">
            <text:p>65.076-820</text:p>
          </table:table-cell>
          <table:table-cell office:value-type="string">
            <text:p>Lauro Crispim de Sousa Junior</text:p>
          </table:table-cell>
          <table:table-cell office:value-type="string">
            <text:p>(61) 3348-7384</text:p>
          </table:table-cell>
          <table:table-cell office:value-type="string">
            <text:p>(61) 8442-6003</text:p>
          </table:table-cell>
          <table:table-cell office:value-type="string">
            <text:p>lauro.crispim@sebrae.com.br</text:p>
          </table:table-cell>
          <table:table-cell office:value-type="string">
            <text:p>3916.00</text:p>
          </table:table-cell>
          <table:table-cell office:value-type="string">
            <text:p>2016-07-22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PAL3000004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BELEM</text:p>
          </table:table-cell>
          <table:table-cell office:value-type="string">
            <text:p>PA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327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Parceiro</text:p>
          </table:table-cell>
          <table:table-cell table:number-columns-repeated="5"/>
          <table:table-cell office:value-type="string">
            <text:p>Fibra Parceiro</text:p>
          </table:table-cell>
          <table:table-cell office:value-type="string">
            <text:p>Rua. Municipalidade, 1461 - Umarizal</text:p>
          </table:table-cell>
          <table:table-cell table:number-columns-repeated="2"/>
          <table:table-cell office:value-type="string">
            <text:p>65.076-820</text:p>
          </table:table-cell>
          <table:table-cell office:value-type="string">
            <text:p>Lauro Crispim de Sousa Junior</text:p>
          </table:table-cell>
          <table:table-cell office:value-type="string">
            <text:p>(61)3348-7384</text:p>
          </table:table-cell>
          <table:table-cell office:value-type="string">
            <text:p>(61)8442-6003</text:p>
          </table:table-cell>
          <table:table-cell office:value-type="string">
            <text:p>lauro.crispim@sebrae.com.br</text:p>
          </table:table-cell>
          <table:table-cell office:value-type="string">
            <text:p>3916.00</text:p>
          </table:table-cell>
          <table:table-cell office:value-type="string">
            <text:p>2016-07-14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48">
            <text:p>748</text:p>
          </table:table-cell>
          <table:table-cell office:value-type="string">
            <text:p>PBL3000003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JOAO PESSOA</text:p>
          </table:table-cell>
          <table:table-cell office:value-type="string">
            <text:p>PB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288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Parceiro</text:p>
          </table:table-cell>
          <table:table-cell table:number-columns-repeated="5"/>
          <table:table-cell office:value-type="string">
            <text:p>Fibra Parceiro</text:p>
          </table:table-cell>
          <table:table-cell office:value-type="string">
            <text:p>Av. Maranhão, 983 - Bairro dos Estados</text:p>
          </table:table-cell>
          <table:table-cell table:number-columns-repeated="2"/>
          <table:table-cell office:value-type="string">
            <text:p>58.030-261</text:p>
          </table:table-cell>
          <table:table-cell office:value-type="string">
            <text:p>Lauro Crispim de Sousa Junior</text:p>
          </table:table-cell>
          <table:table-cell office:value-type="string">
            <text:p>(61)3348-7384</text:p>
          </table:table-cell>
          <table:table-cell office:value-type="string">
            <text:p>(61)8442-6003</text:p>
          </table:table-cell>
          <table:table-cell office:value-type="string">
            <text:p>lauro.crispim@sebrae.com.br</text:p>
          </table:table-cell>
          <table:table-cell office:value-type="string">
            <text:p>4515.75</text:p>
          </table:table-cell>
          <table:table-cell office:value-type="string">
            <text:p>2016-07-14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49">
            <text:p>749</text:p>
          </table:table-cell>
          <table:table-cell office:value-type="string">
            <text:p>PEL3000006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RECIFE</text:p>
          </table:table-cell>
          <table:table-cell office:value-type="string">
            <text:p>PE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289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PERCE0PP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Recife</text:p>
          </table:table-cell>
          <table:table-cell office:value-type="string">
            <text:p>PE</text:p>
          </table:table-cell>
          <table:table-cell table:number-columns-repeated="2"/>
          <table:table-cell office:value-type="string">
            <text:p>Rádio TELEBRAS</text:p>
          </table:table-cell>
          <table:table-cell office:value-type="string">
            <text:p>Rua Tabaiares, 360 - Ilha do Retiro</text:p>
          </table:table-cell>
          <table:table-cell table:number-columns-repeated="2"/>
          <table:table-cell office:value-type="string">
            <text:p>50.750-230</text:p>
          </table:table-cell>
          <table:table-cell office:value-type="string">
            <text:p>Lauro Crispim de Sousa Junior</text:p>
          </table:table-cell>
          <table:table-cell office:value-type="string">
            <text:p>(61)3348-7384</text:p>
          </table:table-cell>
          <table:table-cell office:value-type="string">
            <text:p>(61)8442-6003</text:p>
          </table:table-cell>
          <table:table-cell office:value-type="string">
            <text:p>lauro.crispim@sebrae.com.br</text:p>
          </table:table-cell>
          <table:table-cell office:value-type="string">
            <text:p>4515.75</text:p>
          </table:table-cell>
          <table:table-cell office:value-type="string">
            <text:p>2016-07-14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 office:value-type="string">
            <text:p>PIL3000002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TERESINA</text:p>
          </table:table-cell>
          <table:table-cell office:value-type="string">
            <text:p>PI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290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PITSA0PP001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Teresina</text:p>
          </table:table-cell>
          <table:table-cell office:value-type="string">
            <text:p>PI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. Campos Salles, 1046 - Centro</text:p>
          </table:table-cell>
          <table:table-cell table:number-columns-repeated="2"/>
          <table:table-cell office:value-type="string">
            <text:p>64.000-300</text:p>
          </table:table-cell>
          <table:table-cell office:value-type="string">
            <text:p>Lauro Crispim de Sousa Junior</text:p>
          </table:table-cell>
          <table:table-cell office:value-type="string">
            <text:p>(61)3348-7384</text:p>
          </table:table-cell>
          <table:table-cell office:value-type="string">
            <text:p>(61)8442-6003</text:p>
          </table:table-cell>
          <table:table-cell office:value-type="string">
            <text:p>lauro.crispim@sebrae.com.br</text:p>
          </table:table-cell>
          <table:table-cell office:value-type="string">
            <text:p>5113.00</text:p>
          </table:table-cell>
          <table:table-cell office:value-type="string">
            <text:p>2016-07-22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51">
            <text:p>751</text:p>
          </table:table-cell>
          <table:table-cell office:value-type="string">
            <text:p>PRL3000002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CURITIBA</text:p>
          </table:table-cell>
          <table:table-cell office:value-type="string">
            <text:p>PR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291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PRCTA0TC001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Curitiba</text:p>
          </table:table-cell>
          <table:table-cell office:value-type="string">
            <text:p>PR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Rua Caeté, 150 - Prado Velho</text:p>
          </table:table-cell>
          <table:table-cell table:number-columns-repeated="2"/>
          <table:table-cell office:value-type="string">
            <text:p>80.200-300</text:p>
          </table:table-cell>
          <table:table-cell office:value-type="string">
            <text:p>Lauro Crispim de Sousa Junior</text:p>
          </table:table-cell>
          <table:table-cell office:value-type="string">
            <text:p>(61)3348-7384</text:p>
          </table:table-cell>
          <table:table-cell office:value-type="string">
            <text:p>(61)8442-6003</text:p>
          </table:table-cell>
          <table:table-cell office:value-type="string">
            <text:p>lauro.crispim@sebrae.com.br</text:p>
          </table:table-cell>
          <table:table-cell office:value-type="string">
            <text:p>5113.00</text:p>
          </table:table-cell>
          <table:table-cell office:value-type="string">
            <text:p>2016-07-21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52">
            <text:p>752</text:p>
          </table:table-cell>
          <table:table-cell office:value-type="string">
            <text:p>RJL3000008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TIRADENTES</text:p>
          </table:table-cell>
          <table:table-cell office:value-type="string">
            <text:p>RJ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293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RJRJO0PM012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Rio de Janeiro</text:p>
          </table:table-cell>
          <table:table-cell office:value-type="string">
            <text:p>RJ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Praça Tiradentes 71</text:p>
          </table:table-cell>
          <table:table-cell table:number-columns-repeated="3"/>
          <table:table-cell office:value-type="string">
            <text:p>Lauro Crispim de Sousa Jr</text:p>
          </table:table-cell>
          <table:table-cell office:value-type="string">
            <text:p>(61) 3348-7384</text:p>
          </table:table-cell>
          <table:table-cell/>
          <table:table-cell office:value-type="string">
            <text:p>lauro.crispim@sebrae.com.br</text:p>
          </table:table-cell>
          <table:table-cell office:value-type="string">
            <text:p>0.00</text:p>
          </table:table-cell>
          <table:table-cell office:value-type="string">
            <text:p>2016-08-22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53">
            <text:p>753</text:p>
          </table:table-cell>
          <table:table-cell office:value-type="string">
            <text:p>RJL3000009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CENTRO</text:p>
          </table:table-cell>
          <table:table-cell office:value-type="string">
            <text:p>RJ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292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RJRJO0PM012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Rio de Janeiro</text:p>
          </table:table-cell>
          <table:table-cell office:value-type="string">
            <text:p>RJ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Rua Santa Luiza, 685 - 6o, <text:s/>7 e 9 andar - Centro</text:p>
          </table:table-cell>
          <table:table-cell table:number-columns-repeated="2"/>
          <table:table-cell office:value-type="string">
            <text:p>20.030-041</text:p>
          </table:table-cell>
          <table:table-cell office:value-type="string">
            <text:p>Lauro Crispim de Sousa Jr</text:p>
          </table:table-cell>
          <table:table-cell office:value-type="string">
            <text:p>(61) 3348-7384</text:p>
          </table:table-cell>
          <table:table-cell office:value-type="string">
            <text:p>(61)8442-6003</text:p>
          </table:table-cell>
          <table:table-cell office:value-type="string">
            <text:p>lauro.crispim@sebrae.com.br</text:p>
          </table:table-cell>
          <table:table-cell office:value-type="string">
            <text:p>5113.00</text:p>
          </table:table-cell>
          <table:table-cell office:value-type="string">
            <text:p>2016-08-22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54">
            <text:p>754</text:p>
          </table:table-cell>
          <table:table-cell office:value-type="string">
            <text:p>RNL3000002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NATAL</text:p>
          </table:table-cell>
          <table:table-cell office:value-type="string">
            <text:p>RN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328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RNNTL0PP002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Natal</text:p>
          </table:table-cell>
          <table:table-cell office:value-type="string">
            <text:p>RN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. Lima e Silva, 76 - Lagoa Nova</text:p>
          </table:table-cell>
          <table:table-cell table:number-columns-repeated="2"/>
          <table:table-cell office:value-type="string">
            <text:p>65.076-820</text:p>
          </table:table-cell>
          <table:table-cell office:value-type="string">
            <text:p>Lauro Crispim de Sousa Junior</text:p>
          </table:table-cell>
          <table:table-cell office:value-type="string">
            <text:p>(61)3348-7384</text:p>
          </table:table-cell>
          <table:table-cell office:value-type="string">
            <text:p>(61)8442-6003</text:p>
          </table:table-cell>
          <table:table-cell office:value-type="string">
            <text:p>lauro.crispim@sebrae.com.br</text:p>
          </table:table-cell>
          <table:table-cell office:value-type="string">
            <text:p>3916.00</text:p>
          </table:table-cell>
          <table:table-cell office:value-type="string">
            <text:p>2016-07-27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55">
            <text:p>755</text:p>
          </table:table-cell>
          <table:table-cell office:value-type="string">
            <text:p>ROL3000003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PORTO VELHO</text:p>
          </table:table-cell>
          <table:table-cell office:value-type="string">
            <text:p>RO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295/2016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ROPVO0PM002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Porto Velho</text:p>
          </table:table-cell>
          <table:table-cell office:value-type="string">
            <text:p>RO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. Campos Sales, 3421 - Olaria</text:p>
          </table:table-cell>
          <table:table-cell table:number-columns-repeated="2"/>
          <table:table-cell office:value-type="string">
            <text:p>78.902-080</text:p>
          </table:table-cell>
          <table:table-cell office:value-type="string">
            <text:p>Lauro Crispim de Sousa Junior</text:p>
          </table:table-cell>
          <table:table-cell office:value-type="string">
            <text:p>(61)3348-7384</text:p>
          </table:table-cell>
          <table:table-cell office:value-type="string">
            <text:p>(61)8442-6003</text:p>
          </table:table-cell>
          <table:table-cell office:value-type="string">
            <text:p>lauro.crispim@sebrae.com.br</text:p>
          </table:table-cell>
          <table:table-cell office:value-type="string">
            <text:p>3744.00</text:p>
          </table:table-cell>
          <table:table-cell office:value-type="string">
            <text:p>2016-07-24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56">
            <text:p>756</text:p>
          </table:table-cell>
          <table:table-cell office:value-type="string">
            <text:p>RRL3000001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BOA VISTA</text:p>
          </table:table-cell>
          <table:table-cell office:value-type="string">
            <text:p>RR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296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Parceiro</text:p>
          </table:table-cell>
          <table:table-cell table:number-columns-repeated="5"/>
          <table:table-cell office:value-type="string">
            <text:p>Fibra Parceiro</text:p>
          </table:table-cell>
          <table:table-cell office:value-type="string">
            <text:p>Av. Major Wilians, 680 - São Pedro</text:p>
          </table:table-cell>
          <table:table-cell table:number-columns-repeated="2"/>
          <table:table-cell office:value-type="string">
            <text:p>69.306-705</text:p>
          </table:table-cell>
          <table:table-cell office:value-type="string">
            <text:p>Lauro Crispim de Sousa Junior</text:p>
          </table:table-cell>
          <table:table-cell office:value-type="string">
            <text:p>(61)3348-7384</text:p>
          </table:table-cell>
          <table:table-cell office:value-type="string">
            <text:p>(61)8442-6003</text:p>
          </table:table-cell>
          <table:table-cell office:value-type="string">
            <text:p>lauro.crispim@sebrae.com.br</text:p>
          </table:table-cell>
          <table:table-cell office:value-type="string">
            <text:p>8353.00</text:p>
          </table:table-cell>
          <table:table-cell office:value-type="string">
            <text:p>2017-02-22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57">
            <text:p>757</text:p>
          </table:table-cell>
          <table:table-cell office:value-type="string">
            <text:p>RSL3000003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PORTO ALEGRE</text:p>
          </table:table-cell>
          <table:table-cell office:value-type="string">
            <text:p>RS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297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RSPAE0PM002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Porto Alegre</text:p>
          </table:table-cell>
          <table:table-cell office:value-type="string">
            <text:p>RS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Rua Sete de Setembro, 555</text:p>
          </table:table-cell>
          <table:table-cell table:number-columns-repeated="2"/>
          <table:table-cell office:value-type="string">
            <text:p>90.010-190</text:p>
          </table:table-cell>
          <table:table-cell office:value-type="string">
            <text:p>Lauro Crispim de Sousa Junior</text:p>
          </table:table-cell>
          <table:table-cell office:value-type="string">
            <text:p>(61)3348-7384</text:p>
          </table:table-cell>
          <table:table-cell office:value-type="string">
            <text:p>(61)8442-6003</text:p>
          </table:table-cell>
          <table:table-cell office:value-type="string">
            <text:p>lauro.crispim@sebrae.com.br</text:p>
          </table:table-cell>
          <table:table-cell office:value-type="string">
            <text:p>5113.00</text:p>
          </table:table-cell>
          <table:table-cell office:value-type="string">
            <text:p>2016-08-01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58">
            <text:p>758</text:p>
          </table:table-cell>
          <table:table-cell office:value-type="string">
            <text:p>SCL3000003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FLORIANOPOLIS</text:p>
          </table:table-cell>
          <table:table-cell office:value-type="string">
            <text:p>SC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298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Parceiro</text:p>
          </table:table-cell>
          <table:table-cell table:number-columns-repeated="5"/>
          <table:table-cell office:value-type="string">
            <text:p>Fibra Parceiro</text:p>
          </table:table-cell>
          <table:table-cell office:value-type="string">
            <text:p>SC 401 Km 01 lote 02, Parque Tecnológico Alfa, Bairro João Paulo</text:p>
          </table:table-cell>
          <table:table-cell table:number-columns-repeated="2"/>
          <table:table-cell office:value-type="string">
            <text:p>88.030-000</text:p>
          </table:table-cell>
          <table:table-cell office:value-type="string">
            <text:p>Lauro Crispim de Sousa Junior</text:p>
          </table:table-cell>
          <table:table-cell office:value-type="string">
            <text:p>(61)3348-7384</text:p>
          </table:table-cell>
          <table:table-cell office:value-type="string">
            <text:p>(61)8442-6003</text:p>
          </table:table-cell>
          <table:table-cell office:value-type="string">
            <text:p>lauro.crispim@sebrae.com.br</text:p>
          </table:table-cell>
          <table:table-cell office:value-type="string">
            <text:p>5113.00</text:p>
          </table:table-cell>
          <table:table-cell office:value-type="string">
            <text:p>2016-07-14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59">
            <text:p>759</text:p>
          </table:table-cell>
          <table:table-cell office:value-type="string">
            <text:p>SEL3000003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ARACAJU</text:p>
          </table:table-cell>
          <table:table-cell office:value-type="string">
            <text:p>SE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299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SESCV0TR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São Cristóvão</text:p>
          </table:table-cell>
          <table:table-cell office:value-type="string">
            <text:p>SE</text:p>
          </table:table-cell>
          <table:table-cell table:number-columns-repeated="2"/>
          <table:table-cell office:value-type="string">
            <text:p>Rádio TELEBRAS</text:p>
          </table:table-cell>
          <table:table-cell office:value-type="string">
            <text:p>Av. Tancredo Neves, 5500, América</text:p>
          </table:table-cell>
          <table:table-cell table:number-columns-repeated="2"/>
          <table:table-cell office:value-type="string">
            <text:p>49.080-470</text:p>
          </table:table-cell>
          <table:table-cell office:value-type="string">
            <text:p>Lauro Crispim de Sousa Junior</text:p>
          </table:table-cell>
          <table:table-cell office:value-type="string">
            <text:p>(61)3348-7384</text:p>
          </table:table-cell>
          <table:table-cell office:value-type="string">
            <text:p>(61)8442-6003</text:p>
          </table:table-cell>
          <table:table-cell office:value-type="string">
            <text:p>lauro.crispim@sebrae.com.br</text:p>
          </table:table-cell>
          <table:table-cell office:value-type="string">
            <text:p>5113.00</text:p>
          </table:table-cell>
          <table:table-cell office:value-type="string">
            <text:p>2016-07-15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60">
            <text:p>760</text:p>
          </table:table-cell>
          <table:table-cell office:value-type="string">
            <text:p>SPL3000006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SAO PAULO</text:p>
          </table:table-cell>
          <table:table-cell office:value-type="string">
            <text:p>SP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300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Parceiro</text:p>
          </table:table-cell>
          <table:table-cell table:number-columns-repeated="5"/>
          <table:table-cell office:value-type="string">
            <text:p>Fibra Parceiro</text:p>
          </table:table-cell>
          <table:table-cell office:value-type="string">
            <text:p>Rua Vergueiro, 1071 - Paraíso</text:p>
          </table:table-cell>
          <table:table-cell table:number-columns-repeated="2"/>
          <table:table-cell office:value-type="string">
            <text:p>01.504-001</text:p>
          </table:table-cell>
          <table:table-cell office:value-type="string">
            <text:p>Lauro Crispim de Sousa Junior</text:p>
          </table:table-cell>
          <table:table-cell office:value-type="string">
            <text:p>(61)3348-7384</text:p>
          </table:table-cell>
          <table:table-cell office:value-type="string">
            <text:p>(61)8442-6003</text:p>
          </table:table-cell>
          <table:table-cell office:value-type="string">
            <text:p>lauro.crispim@sebrae.com.br</text:p>
          </table:table-cell>
          <table:table-cell office:value-type="string">
            <text:p>5113.00</text:p>
          </table:table-cell>
          <table:table-cell office:value-type="string">
            <text:p>2016-08-22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61">
            <text:p>761</text:p>
          </table:table-cell>
          <table:table-cell office:value-type="string">
            <text:p>SPL3000007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SAO PAULO</text:p>
          </table:table-cell>
          <table:table-cell office:value-type="string">
            <text:p>SP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301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SPGRS0PP001</text:p>
          </table:table-cell>
          <table:table-cell office:value-type="string">
            <text:p>Fibra Parceiro</text:p>
          </table:table-cell>
          <table:table-cell/>
          <table:table-cell office:value-type="string">
            <text:p>Guarulhos</text:p>
          </table:table-cell>
          <table:table-cell office:value-type="string">
            <text:p>SP</text:p>
          </table:table-cell>
          <table:table-cell table:number-columns-repeated="2"/>
          <table:table-cell office:value-type="string">
            <text:p>Fibra Parceiro</text:p>
          </table:table-cell>
          <table:table-cell office:value-type="string">
            <text:p>Av. Paulista, 1728</text:p>
          </table:table-cell>
          <table:table-cell table:number-columns-repeated="2"/>
          <table:table-cell office:value-type="string">
            <text:p>01.310-200</text:p>
          </table:table-cell>
          <table:table-cell office:value-type="string">
            <text:p>Lauro Crispim de Sousa Junior</text:p>
          </table:table-cell>
          <table:table-cell office:value-type="string">
            <text:p>(61)3348-7384</text:p>
          </table:table-cell>
          <table:table-cell office:value-type="string">
            <text:p>(61)8442-6003</text:p>
          </table:table-cell>
          <table:table-cell office:value-type="string">
            <text:p>lauro.crispim@sebrae.com.br</text:p>
          </table:table-cell>
          <table:table-cell office:value-type="string">
            <text:p>5113.00</text:p>
          </table:table-cell>
          <table:table-cell office:value-type="string">
            <text:p>2016-08-22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TOL3000005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- PALMAS</text:p>
          </table:table-cell>
          <table:table-cell office:value-type="string">
            <text:p>TO</text:p>
          </table:table-cell>
          <table:table-cell office:value-type="string">
            <text:p>L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0287/2016/DC/4600</text:p>
          </table:table-cell>
          <table:table-cell office:value-type="string">
            <text:p>2016-05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TOPMJ0TR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Palmas</text:p>
          </table:table-cell>
          <table:table-cell office:value-type="string">
            <text:p>TO</text:p>
          </table:table-cell>
          <table:table-cell table:number-columns-repeated="2"/>
          <table:table-cell office:value-type="string">
            <text:p>Rádio TELEBRAS</text:p>
          </table:table-cell>
          <table:table-cell office:value-type="string">
            <text:p>102 Norte, Avenida LO</text:p>
          </table:table-cell>
          <table:table-cell table:number-columns-repeated="2"/>
          <table:table-cell office:value-type="string">
            <text:p>77.006-006</text:p>
          </table:table-cell>
          <table:table-cell office:value-type="string">
            <text:p>Lauro Crispim de Sousa Junior</text:p>
          </table:table-cell>
          <table:table-cell office:value-type="string">
            <text:p>(61)3348-7384</text:p>
          </table:table-cell>
          <table:table-cell office:value-type="string">
            <text:p>(61)8442-6003</text:p>
          </table:table-cell>
          <table:table-cell office:value-type="string">
            <text:p>lauro.crispim@sebrae.com.br</text:p>
          </table:table-cell>
          <table:table-cell office:value-type="string">
            <text:p>4515.75</text:p>
          </table:table-cell>
          <table:table-cell office:value-type="string">
            <text:p>2016-07-15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66">
            <text:p>766</text:p>
          </table:table-cell>
          <table:table-cell office:value-type="string">
            <text:p>RSL2000015</text:p>
          </table:table-cell>
          <table:table-cell office:value-type="string">
            <text:p>SILVEIRA &amp; ZIQUINATTI LTDA</text:p>
          </table:table-cell>
          <table:table-cell office:value-type="string">
            <text:p>SILVEIRA &amp; ZIQUINATTI SÃO LUIZ GONZAGA-BARUERI</text:p>
          </table:table-cell>
          <table:table-cell office:value-type="string">
            <text:p>RS</text:p>
          </table:table-cell>
          <table:table-cell office:value-type="string">
            <text:p>P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51/2016/DC/4600</text:p>
          </table:table-cell>
          <table:table-cell office:value-type="string">
            <text:p>2016-02-29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Estrada Linha Lageado, Barrigudo S/N Piraju</text:p>
          </table:table-cell>
          <table:table-cell table:number-columns-repeated="4"/>
          <table:table-cell office:value-type="string">
            <text:p>Cabo Interno Cliente</text:p>
          </table:table-cell>
          <table:table-cell office:value-type="string">
            <text:p>Alamenda Araguaia, 3641 Bairro Tamboré</text:p>
          </table:table-cell>
          <table:table-cell table:number-columns-repeated="3"/>
          <table:table-cell office:value-type="string">
            <text:p>Luiz Jocelmo</text:p>
          </table:table-cell>
          <table:table-cell office:value-type="string">
            <text:p>(55) 3367-1379</text:p>
          </table:table-cell>
          <table:table-cell office:value-type="string">
            <text:p>(55) 8451-0878</text:p>
          </table:table-cell>
          <table:table-cell office:value-type="string">
            <text:p>ciacom@ciacom.com.br</text:p>
          </table:table-cell>
          <table:table-cell office:value-type="string">
            <text:p>3100.00</text:p>
          </table:table-cell>
          <table:table-cell office:value-type="string">
            <text:p>2016-05-02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768">
            <text:p>768</text:p>
          </table:table-cell>
          <table:table-cell office:value-type="string">
            <text:p>RSAC000014</text:p>
          </table:table-cell>
          <table:table-cell office:value-type="string">
            <text:p>SINERGY NOVAS MÍDIAS LTDA</text:p>
          </table:table-cell>
          <table:table-cell office:value-type="string">
            <text:p>SINERGY</text:p>
          </table:table-cell>
          <table:table-cell office:value-type="string">
            <text:p>RS</text:p>
          </table:table-cell>
          <table:table-cell office:value-type="string">
            <text:p>AC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392/2016/DC/4600</text:p>
          </table:table-cell>
          <table:table-cell office:value-type="string">
            <text:p>2016-05-16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RSPAE0PM001</text:p>
          </table:table-cell>
          <table:table-cell office:value-type="string">
            <text:p>Cabo Interno Cliente</text:p>
          </table:table-cell>
          <table:table-cell/>
          <table:table-cell office:value-type="string">
            <text:p>Porto Alegre</text:p>
          </table:table-cell>
          <table:table-cell office:value-type="string">
            <text:p>RS</text:p>
          </table:table-cell>
          <table:table-cell table:number-columns-repeated="2"/>
          <table:table-cell office:value-type="string">
            <text:p>Cabo Interno Cliente</text:p>
          </table:table-cell>
          <table:table-cell office:value-type="string">
            <text:p>Avenida Ipiranga, 6681 prédio 99A <text:s/>CONJ. 1006</text:p>
          </table:table-cell>
          <table:table-cell table:number-columns-repeated="2"/>
          <table:table-cell office:value-type="string">
            <text:p>90.619-900</text:p>
          </table:table-cell>
          <table:table-cell office:value-type="string">
            <text:p>ANDERSON SILVA</text:p>
          </table:table-cell>
          <table:table-cell office:value-type="string">
            <text:p>(51) 3337-8854</text:p>
          </table:table-cell>
          <table:table-cell office:value-type="string">
            <text:p>(51) 8122-6815</text:p>
          </table:table-cell>
          <table:table-cell office:value-type="string">
            <text:p>anderson@compumac.com.br</text:p>
          </table:table-cell>
          <table:table-cell office:value-type="string">
            <text:p>1200.00</text:p>
          </table:table-cell>
          <table:table-cell office:value-type="string">
            <text:p>2016-06-30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73">
            <text:p>773</text:p>
          </table:table-cell>
          <table:table-cell office:value-type="string">
            <text:p>BAL2000018</text:p>
          </table:table-cell>
          <table:table-cell office:value-type="string">
            <text:p>SKY BRASIL SERVIÇOS LTDA</text:p>
          </table:table-cell>
          <table:table-cell office:value-type="string">
            <text:p>SKY SALVADOR-ITABUNA</text:p>
          </table:table-cell>
          <table:table-cell office:value-type="string">
            <text:p>BA</text:p>
          </table:table-cell>
          <table:table-cell office:value-type="string">
            <text:p>L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845/2015/DC/4600</text:p>
          </table:table-cell>
          <table:table-cell office:value-type="string">
            <text:p>2015-08-2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BASDR0PM001</text:p>
          </table:table-cell>
          <table:table-cell office:value-type="string">
            <text:p>Fibra óptica TELEBRAS</text:p>
          </table:table-cell>
          <table:table-cell office:value-type="string">
            <text:p>Av. Cardeal da Silva, 1830 - Bairro Federação</text:p>
          </table:table-cell>
          <table:table-cell office:value-type="string">
            <text:p>Salvador</text:p>
          </table:table-cell>
          <table:table-cell office:value-type="string">
            <text:p>BA</text:p>
          </table:table-cell>
          <table:table-cell/>
          <table:table-cell office:value-type="string">
            <text:p>BAITB0TR001</text:p>
          </table:table-cell>
          <table:table-cell office:value-type="string">
            <text:p>Rádio TELEBRAS</text:p>
          </table:table-cell>
          <table:table-cell office:value-type="string">
            <text:p>Vila das Dores</text:p>
          </table:table-cell>
          <table:table-cell office:value-type="string">
            <text:p>Itabuna</text:p>
          </table:table-cell>
          <table:table-cell office:value-type="string">
            <text:p>BA</text:p>
          </table:table-cell>
          <table:table-cell office:value-type="string">
            <text:p>78.000-000</text:p>
          </table:table-cell>
          <table:table-cell office:value-type="string">
            <text:p>Glorivânio Junior</text:p>
          </table:table-cell>
          <table:table-cell office:value-type="string">
            <text:p>(61) 3314-9701</text:p>
          </table:table-cell>
          <table:table-cell office:value-type="string">
            <text:p>(61) 8622-7112</text:p>
          </table:table-cell>
          <table:table-cell office:value-type="string">
            <text:p>glorivanio.junior@sky.com.br</text:p>
          </table:table-cell>
          <table:table-cell office:value-type="string">
            <text:p>15857.19</text:p>
          </table:table-cell>
          <table:table-cell office:value-type="string">
            <text:p>2015-10-22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776">
            <text:p>776</text:p>
          </table:table-cell>
          <table:table-cell office:value-type="string">
            <text:p>MTL2000005</text:p>
          </table:table-cell>
          <table:table-cell office:value-type="string">
            <text:p>SKY BRASIL SERVIÇOS LTDA</text:p>
          </table:table-cell>
          <table:table-cell office:value-type="string">
            <text:p>SKY CUIABA-PORTO VELHO</text:p>
          </table:table-cell>
          <table:table-cell office:value-type="string">
            <text:p>MT</text:p>
          </table:table-cell>
          <table:table-cell office:value-type="string">
            <text:p>TX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string">
            <text:p>01832/2015/DC/4600</text:p>
          </table:table-cell>
          <table:table-cell office:value-type="string">
            <text:p>2015-08-1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MTCBA0PP001</text:p>
          </table:table-cell>
          <table:table-cell office:value-type="string">
            <text:p>Fibra óptica TELEBRAS</text:p>
          </table:table-cell>
          <table:table-cell office:value-type="string">
            <text:p>Rua J Qd. 19A, Lt. 14 - Bairro: Terra Nova - Atrás do Sup. Comper da Av. do CPA</text:p>
          </table:table-cell>
          <table:table-cell office:value-type="string">
            <text:p>Cuiabá</text:p>
          </table:table-cell>
          <table:table-cell office:value-type="string">
            <text:p>MT</text:p>
          </table:table-cell>
          <table:table-cell office:value-type="string">
            <text:p>78.000-000</text:p>
          </table:table-cell>
          <table:table-cell office:value-type="string">
            <text:p>ROPVO0PM002</text:p>
          </table:table-cell>
          <table:table-cell office:value-type="string">
            <text:p>Fibra óptica TELEBRAS</text:p>
          </table:table-cell>
          <table:table-cell office:value-type="string">
            <text:p>Rua Eduardo Lima e Silva, N 1514</text:p>
          </table:table-cell>
          <table:table-cell office:value-type="string">
            <text:p>Porto Velho</text:p>
          </table:table-cell>
          <table:table-cell office:value-type="string">
            <text:p>RO</text:p>
          </table:table-cell>
          <table:table-cell/>
          <table:table-cell office:value-type="string">
            <text:p>Glorivânio Ferreira Albernaz Júnior</text:p>
          </table:table-cell>
          <table:table-cell office:value-type="string">
            <text:p>(61) 3314-9701</text:p>
          </table:table-cell>
          <table:table-cell office:value-type="string">
            <text:p>(61) 8622-7112</text:p>
          </table:table-cell>
          <table:table-cell office:value-type="string">
            <text:p>glorivanio.junior@sky.com.br</text:p>
          </table:table-cell>
          <table:table-cell office:value-type="string">
            <text:p>61385.49</text:p>
          </table:table-cell>
          <table:table-cell office:value-type="string">
            <text:p>2015-10-06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777">
            <text:p>777</text:p>
          </table:table-cell>
          <table:table-cell office:value-type="string">
            <text:p>MTL2000009</text:p>
          </table:table-cell>
          <table:table-cell office:value-type="string">
            <text:p>SKY BRASIL SERVIÇOS LTDA</text:p>
          </table:table-cell>
          <table:table-cell office:value-type="string">
            <text:p>SKY CUIABÁ-BRASÍLIA</text:p>
          </table:table-cell>
          <table:table-cell office:value-type="string">
            <text:p>MT</text:p>
          </table:table-cell>
          <table:table-cell office:value-type="string">
            <text:p>L2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string">
            <text:p>0121/2016/DC/4600</text:p>
          </table:table-cell>
          <table:table-cell office:value-type="string">
            <text:p>2016-02-17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Sky - Rua J Qd. 19A, Lt. 14 - Bairro Terra Nova - Atrás do Sup. Comper da Av. do CPA</text:p>
          </table:table-cell>
          <table:table-cell table:number-columns-repeated="2"/>
          <table:table-cell office:value-type="string">
            <text:p>78.000-00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SCS - Quadra 07 - Bloco "A" - N.º 100 - 14º Andar - Salas 1418/1420 - <text:s/>Ed Pátio Brasil</text:p>
          </table:table-cell>
          <table:table-cell table:number-columns-repeated="2"/>
          <table:table-cell office:value-type="string">
            <text:p>70.307-901</text:p>
          </table:table-cell>
          <table:table-cell office:value-type="string">
            <text:p>Denis Eduardo Moreira / Anderson Eliotério</text:p>
          </table:table-cell>
          <table:table-cell/>
          <table:table-cell office:value-type="string">
            <text:p>(65) 8156-0010</text:p>
          </table:table-cell>
          <table:table-cell office:value-type="string">
            <text:p>denis.moreira@sky.com.br</text:p>
          </table:table-cell>
          <table:table-cell office:value-type="string">
            <text:p>30000.00</text:p>
          </table:table-cell>
          <table:table-cell office:value-type="string">
            <text:p>2016-03-15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79">
            <text:p>779</text:p>
          </table:table-cell>
          <table:table-cell office:value-type="string">
            <text:p>ESBL000009</text:p>
          </table:table-cell>
          <table:table-cell office:value-type="string">
            <text:p>SM NET LTDA - ME</text:p>
          </table:table-cell>
          <table:table-cell office:value-type="string">
            <text:p>SM NET</text:p>
          </table:table-cell>
          <table:table-cell office:value-type="string">
            <text:p>ES</text:p>
          </table:table-cell>
          <table:table-cell office:value-type="string">
            <text:p>BL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0199/2016/DC/4600</text:p>
          </table:table-cell>
          <table:table-cell office:value-type="string">
            <text:p>2016-03-18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ESSMT0PP001</text:p>
          </table:table-cell>
          <table:table-cell office:value-type="string">
            <text:p>Rádio Cliente</text:p>
          </table:table-cell>
          <table:table-cell office:value-type="string">
            <text:p>POP-TELEBRAS - São Mateus - Rod. BR101 - Km 67,5 - Rod. São Mateus - Km 8 - Área Rural</text:p>
          </table:table-cell>
          <table:table-cell office:value-type="string">
            <text:p>São Mateus</text:p>
          </table:table-cell>
          <table:table-cell office:value-type="string">
            <text:p>ES</text:p>
          </table:table-cell>
          <table:table-cell table:number-columns-repeated="2"/>
          <table:table-cell office:value-type="string">
            <text:p>Rádio Cliente</text:p>
          </table:table-cell>
          <table:table-cell table:number-columns-repeated="4"/>
          <table:table-cell office:value-type="string">
            <text:p>Jumar Alves Pena</text:p>
          </table:table-cell>
          <table:table-cell office:value-type="string">
            <text:p>(27) 3763-0059</text:p>
          </table:table-cell>
          <table:table-cell office:value-type="string">
            <text:p>(27) 99500-5062</text:p>
          </table:table-cell>
          <table:table-cell office:value-type="string">
            <text:p>jumarsuportenet@hotmail.com</text:p>
          </table:table-cell>
          <table:table-cell office:value-type="string">
            <text:p>7368.64</text:p>
          </table:table-cell>
          <table:table-cell office:value-type="string">
            <text:p>2016-04-11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PABL000033</text:p>
          </table:table-cell>
          <table:table-cell office:value-type="string">
            <text:p>SPEEDNET LTDA - EPP</text:p>
          </table:table-cell>
          <table:table-cell office:value-type="string">
            <text:p>SPEEDNET LTDA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243/2016/DC/4600</text:p>
          </table:table-cell>
          <table:table-cell office:value-type="string">
            <text:p>2016-04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PABCN0PP001</text:p>
          </table:table-cell>
          <table:table-cell table:number-columns-repeated="2"/>
          <table:table-cell office:value-type="string">
            <text:p>Barcarena</text:p>
          </table:table-cell>
          <table:table-cell office:value-type="string">
            <text:p>PA</text:p>
          </table:table-cell>
          <table:table-cell table:number-columns-repeated="2"/>
          <table:table-cell office:value-type="string">
            <text:p>Fibra óptica Cliente</text:p>
          </table:table-cell>
          <table:table-cell office:value-type="string">
            <text:p>Av Dionísio Bentes s/n Quatro Bocas</text:p>
          </table:table-cell>
          <table:table-cell table:number-columns-repeated="2"/>
          <table:table-cell office:value-type="string">
            <text:p>68.680-000</text:p>
          </table:table-cell>
          <table:table-cell office:value-type="string">
            <text:p>Marcus Vinicius</text:p>
          </table:table-cell>
          <table:table-cell office:value-type="string">
            <text:p>(091) 3734 1257</text:p>
          </table:table-cell>
          <table:table-cell office:value-type="string">
            <text:p>(091) 991199530</text:p>
          </table:table-cell>
          <table:table-cell office:value-type="string">
            <text:p>suporte@speednetpa.com</text:p>
          </table:table-cell>
          <table:table-cell office:value-type="string">
            <text:p>4100.00</text:p>
          </table:table-cell>
          <table:table-cell office:value-type="string">
            <text:p>2016-05-04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788">
            <text:p>788</text:p>
          </table:table-cell>
          <table:table-cell office:value-type="string">
            <text:p>GOBL000036</text:p>
          </table:table-cell>
          <table:table-cell office:value-type="string">
            <text:p>STATUS EQUIPAMENTOS DE TELECOMUNICAÇÕES LTDA</text:p>
          </table:table-cell>
          <table:table-cell office:value-type="string">
            <text:p>STATUS EQUIPAMENTOS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2047/2015/DC/4600</text:p>
          </table:table-cell>
          <table:table-cell office:value-type="string">
            <text:p>2015-12-16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GOJTI0PP001</text:p>
          </table:table-cell>
          <table:table-cell/>
          <table:table-cell office:value-type="string">
            <text:p>POP de Jataí/GO</text:p>
          </table:table-cell>
          <table:table-cell office:value-type="string">
            <text:p>Jataí</text:p>
          </table:table-cell>
          <table:table-cell office:value-type="string">
            <text:p>GO</text:p>
          </table:table-cell>
          <table:table-cell table:number-columns-repeated="2"/>
          <table:table-cell office:value-type="string">
            <text:p>Fibra óptica Cliente</text:p>
          </table:table-cell>
          <table:table-cell office:value-type="string">
            <text:p>Cliente vai buscar via FO no POP de Jataí/GO</text:p>
          </table:table-cell>
          <table:table-cell table:number-columns-repeated="3"/>
          <table:table-cell office:value-type="string">
            <text:p>Edilson Borges de Freitas</text:p>
          </table:table-cell>
          <table:table-cell office:value-type="string">
            <text:p>(64) 3631-0661</text:p>
          </table:table-cell>
          <table:table-cell office:value-type="string">
            <text:p>(64) 8401-2690</text:p>
          </table:table-cell>
          <table:table-cell office:value-type="string">
            <text:p>edilson@viaradio.qsl.br</text:p>
          </table:table-cell>
          <table:table-cell office:value-type="string">
            <text:p>7452.00</text:p>
          </table:table-cell>
          <table:table-cell office:value-type="string">
            <text:p>2016-02-25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792">
            <text:p>792</text:p>
          </table:table-cell>
          <table:table-cell office:value-type="string">
            <text:p>DFAC000048</text:p>
          </table:table-cell>
          <table:table-cell office:value-type="string">
            <text:p>TELECOMUNICACÇÕES BRASILEIRAS S. A. - TELEBRAS</text:p>
          </table:table-cell>
          <table:table-cell office:value-type="string">
            <text:p>TELEBRAS - TESTE 2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1954/2015/DC/4600</text:p>
          </table:table-cell>
          <table:table-cell office:value-type="string">
            <text:p>2015-10-28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DFBSA0PP004</text:p>
          </table:table-cell>
          <table:table-cell office:value-type="string">
            <text:p>Cabo Interno TELEBRAS</text:p>
          </table:table-cell>
          <table:table-cell office:value-type="string">
            <text:p>Telebras SEDE - SCS, Quadra 09, Lote C Ed. Parque Cidade Corporate, Bloco C - 3º pavimento - Sala dos Servidores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308-200</text:p>
          </table:table-cell>
          <table:table-cell/>
          <table:table-cell office:value-type="string">
            <text:p>Cabo Interno Cliente</text:p>
          </table:table-cell>
          <table:table-cell office:value-type="string">
            <text:p>Telebras SEDE - SCS, Quadra 09, Lote C Ed. Parque Cidade Corporate, Bloco C - 3º pavimento - Sala dos Servidores</text:p>
          </table:table-cell>
          <table:table-cell table:number-columns-repeated="2"/>
          <table:table-cell office:value-type="string">
            <text:p>70.308-200</text:p>
          </table:table-cell>
          <table:table-cell office:value-type="string">
            <text:p>José Angelo Amado</text:p>
          </table:table-cell>
          <table:table-cell/>
          <table:table-cell office:value-type="string">
            <text:p>61 2027-1654</text:p>
          </table:table-cell>
          <table:table-cell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793">
            <text:p>793</text:p>
          </table:table-cell>
          <table:table-cell office:value-type="string">
            <text:p>DFAC000053</text:p>
          </table:table-cell>
          <table:table-cell office:value-type="string">
            <text:p>TELECOMUNICACÇÕES BRASILEIRAS S. A. - TELEBRAS</text:p>
          </table:table-cell>
          <table:table-cell office:value-type="string">
            <text:p>TELEBRAS - Piloto_FNDE_MEC_EC_317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108/2016/DC/4600</text:p>
          </table:table-cell>
          <table:table-cell office:value-type="string">
            <text:p>2016-02-0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DFBSA0PP005</text:p>
          </table:table-cell>
          <table:table-cell/>
          <table:table-cell office:value-type="string">
            <text:p>Furnas Centrais Elétricas QN 214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2.315-90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Qr. 317 s/n - Escola Classe 317 de Samambaia</text:p>
          </table:table-cell>
          <table:table-cell table:number-columns-repeated="3"/>
          <table:table-cell office:value-type="string">
            <text:p>Diretor da Escola</text:p>
          </table:table-cell>
          <table:table-cell office:value-type="string">
            <text:p>(61) 3559-2457</text:p>
          </table:table-cell>
          <table:table-cell table:number-columns-repeated="2"/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794">
            <text:p>794</text:p>
          </table:table-cell>
          <table:table-cell office:value-type="string">
            <text:p>DFAC000054</text:p>
          </table:table-cell>
          <table:table-cell office:value-type="string">
            <text:p>TELECOMUNICACÇÕES BRASILEIRAS S. A. - TELEBRAS</text:p>
          </table:table-cell>
          <table:table-cell office:value-type="string">
            <text:p>TELEBRAS - Piloto_FNDE_MEC_EC_108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108/2016/DC/4600</text:p>
          </table:table-cell>
          <table:table-cell office:value-type="string">
            <text:p>2016-02-03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DFBSA0PP005</text:p>
          </table:table-cell>
          <table:table-cell/>
          <table:table-cell office:value-type="string">
            <text:p>PoP Samambaia - Furnas Centrais Elétricas QN 214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2.315-900</text:p>
          </table:table-cell>
          <table:table-cell/>
          <table:table-cell office:value-type="string">
            <text:p>Rádio TELEBRAS</text:p>
          </table:table-cell>
          <table:table-cell office:value-type="string">
            <text:p>Ae. QN 108 - Escola Classe 108 de Samambaia</text:p>
          </table:table-cell>
          <table:table-cell table:number-columns-repeated="2"/>
          <table:table-cell office:value-type="string">
            <text:p>72.320-085</text:p>
          </table:table-cell>
          <table:table-cell office:value-type="string">
            <text:p>Diretor da Escola</text:p>
          </table:table-cell>
          <table:table-cell office:value-type="string">
            <text:p>(61) 3458-8302</text:p>
          </table:table-cell>
          <table:table-cell table:number-columns-repeated="2"/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PACI000004</text:p>
          </table:table-cell>
          <table:table-cell office:value-type="string">
            <text:p>TIM CELULAR S.A.</text:p>
          </table:table-cell>
          <table:table-cell office:value-type="string">
            <text:p>TIM - BLM-STA.MARIA DO PARÁ</text:p>
          </table:table-cell>
          <table:table-cell office:value-type="string">
            <text:p>PA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518/2015/DC/4600</text:p>
          </table:table-cell>
          <table:table-cell office:value-type="string">
            <text:p>2015-02-0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PABLM0PP001</text:p>
          </table:table-cell>
          <table:table-cell/>
          <table:table-cell office:value-type="string">
            <text:p>Avenida Perimetral, 3000 - Terra Firme -SE ELN - Sala de Telecomunicações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 office:value-type="string">
            <text:p>68.459-220</text:p>
          </table:table-cell>
          <table:table-cell office:value-type="string">
            <text:p>PASID0PP002</text:p>
          </table:table-cell>
          <table:table-cell office:value-type="string">
            <text:p>Fibra óptica TELEBRAS</text:p>
          </table:table-cell>
          <table:table-cell office:value-type="string">
            <text:p>Rua José de Barros da Silva ,S/N</text:p>
          </table:table-cell>
          <table:table-cell office:value-type="string">
            <text:p>Santa Maria do Pará</text:p>
          </table:table-cell>
          <table:table-cell office:value-type="string">
            <text:p>PA</text:p>
          </table:table-cell>
          <table:table-cell office:value-type="string">
            <text:p>68.738-000</text:p>
          </table:table-cell>
          <table:table-cell office:value-type="string">
            <text:p>Bruno Machado da Costa e Souza</text:p>
          </table:table-cell>
          <table:table-cell/>
          <table:table-cell office:value-type="string">
            <text:p>(21) <text:s/>98309-5113</text:p>
          </table:table-cell>
          <table:table-cell office:value-type="string">
            <text:p>bsouza_aircom@timbrasil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GOBL000037</text:p>
          </table:table-cell>
          <table:table-cell office:value-type="string">
            <text:p>TOTAL AUTOMAÇÃO COMÉRCIO DE PEÇAS E EQUIPAMENTOS DE INFORMÁTICA LTDA - ME</text:p>
          </table:table-cell>
          <table:table-cell office:value-type="string">
            <text:p>TOTAL AUTOMAÇÃO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2048/2015/DC/4600</text:p>
          </table:table-cell>
          <table:table-cell office:value-type="string">
            <text:p>2015-12-16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GOSNU0PP001</text:p>
          </table:table-cell>
          <table:table-cell office:value-type="string">
            <text:p>Fibra óptica Cliente</text:p>
          </table:table-cell>
          <table:table-cell office:value-type="string">
            <text:p>POP DE SANTA RITA DO ARAGUAIA</text:p>
          </table:table-cell>
          <table:table-cell office:value-type="string">
            <text:p>Santa Rita do Araguaia</text:p>
          </table:table-cell>
          <table:table-cell office:value-type="string">
            <text:p>GO</text:p>
          </table:table-cell>
          <table:table-cell table:number-columns-repeated="2"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Edilson Borges</text:p>
          </table:table-cell>
          <table:table-cell office:value-type="string">
            <text:p>(64) 3631-0661</text:p>
          </table:table-cell>
          <table:table-cell office:value-type="string">
            <text:p>(64) 8401-2690</text:p>
          </table:table-cell>
          <table:table-cell/>
          <table:table-cell office:value-type="string">
            <text:p>1722.30</text:p>
          </table:table-cell>
          <table:table-cell office:value-type="string">
            <text:p>2016-02-29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MAL2000010</text:p>
          </table:table-cell>
          <table:table-cell office:value-type="string">
            <text:p>TURBONETT TELECOMUNICAÇÕES LTDA - ME</text:p>
          </table:table-cell>
          <table:table-cell office:value-type="string">
            <text:p>TURBONETT - PRESIDENTE DUTRA-BARUERI</text:p>
          </table:table-cell>
          <table:table-cell office:value-type="string">
            <text:p>MA</text:p>
          </table:table-cell>
          <table:table-cell office:value-type="string">
            <text:p>P2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0009/2016/DC/4600</text:p>
          </table:table-cell>
          <table:table-cell office:value-type="string">
            <text:p>2016-01-05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MAPDU0PP001</text:p>
          </table:table-cell>
          <table:table-cell office:value-type="string">
            <text:p>Fibra óptica Cliente</text:p>
          </table:table-cell>
          <table:table-cell office:value-type="string">
            <text:p>Pop de Presidente Dutra - MA</text:p>
          </table:table-cell>
          <table:table-cell office:value-type="string">
            <text:p>Presidente Dutra</text:p>
          </table:table-cell>
          <table:table-cell office:value-type="string">
            <text:p>MA</text:p>
          </table:table-cell>
          <table:table-cell/>
          <table:table-cell office:value-type="string">
            <text:p>SPBRE0PP001</text:p>
          </table:table-cell>
          <table:table-cell office:value-type="string">
            <text:p>Cabo Interno Cliente</text:p>
          </table:table-cell>
          <table:table-cell office:value-type="string">
            <text:p>PTT Barueri - SP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/>
          <table:table-cell office:value-type="string">
            <text:p>Marcos Antônio A. De Oliveira</text:p>
          </table:table-cell>
          <table:table-cell office:value-type="string">
            <text:p>(99) 9 8128-1591</text:p>
          </table:table-cell>
          <table:table-cell office:value-type="string">
            <text:p>(99) 9 9191-4070</text:p>
          </table:table-cell>
          <table:table-cell office:value-type="string">
            <text:p>marcos.turbonett@hotmail.com</text:p>
          </table:table-cell>
          <table:table-cell office:value-type="string">
            <text:p>0.00</text:p>
          </table:table-cell>
          <table:table-cell office:value-type="string">
            <text:p>2016-04-14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RSAC000012</text:p>
          </table:table-cell>
          <table:table-cell office:value-type="string">
            <text:p>UNIÃO BRASILEIRA DE EDUCAÇÃO E ASSISTÊNCIA</text:p>
          </table:table-cell>
          <table:table-cell office:value-type="string">
            <text:p>PUC-RS</text:p>
          </table:table-cell>
          <table:table-cell office:value-type="string">
            <text:p>RS</text:p>
          </table:table-cell>
          <table:table-cell office:value-type="string">
            <text:p>AC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163/2016/DC/4600</text:p>
          </table:table-cell>
          <table:table-cell office:value-type="string">
            <text:p>2016-03-08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RSPAE0PM002</text:p>
          </table:table-cell>
          <table:table-cell office:value-type="string">
            <text:p>EILD</text:p>
          </table:table-cell>
          <table:table-cell office:value-type="string">
            <text:p>Avenida Ipiranga - 6681 - <text:s/>Prédio 40 TÉRREO - GTIT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 table:number-columns-repeated="2"/>
          <table:table-cell office:value-type="string">
            <text:p>EILD</text:p>
          </table:table-cell>
          <table:table-cell table:number-columns-repeated="4"/>
          <table:table-cell office:value-type="string">
            <text:p>Alexandre Zart</text:p>
          </table:table-cell>
          <table:table-cell office:value-type="string">
            <text:p>(51) 3320-3511</text:p>
          </table:table-cell>
          <table:table-cell/>
          <table:table-cell office:value-type="string">
            <text:p>zart@pucrs.br</text:p>
          </table:table-cell>
          <table:table-cell office:value-type="string">
            <text:p>31000.00</text:p>
          </table:table-cell>
          <table:table-cell office:value-type="string">
            <text:p>2016-04-04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MGBL000014</text:p>
          </table:table-cell>
          <table:table-cell office:value-type="string">
            <text:p>Vante Provedor de Internet Ltda ME</text:p>
          </table:table-cell>
          <table:table-cell office:value-type="string">
            <text:p>VANTE 2</text:p>
          </table:table-cell>
          <table:table-cell office:value-type="string">
            <text:p>MG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3-05-17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Rádio TELEBRAS</text:p>
          </table:table-cell>
          <table:table-cell table:number-columns-repeated="5"/>
          <table:table-cell office:value-type="string">
            <text:p>Rádio TELEBRAS</text:p>
          </table:table-cell>
          <table:table-cell table:number-columns-repeated="8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MGP2000005</text:p>
          </table:table-cell>
          <table:table-cell office:value-type="string">
            <text:p>VEGAS TELECOM INFORMÁTICA LTDA</text:p>
          </table:table-cell>
          <table:table-cell office:value-type="string">
            <text:p>VEGAS TELECOM - SAO JOSE DA BARRA-BARUERI</text:p>
          </table:table-cell>
          <table:table-cell office:value-type="string">
            <text:p>MG</text:p>
          </table:table-cell>
          <table:table-cell office:value-type="string">
            <text:p>P2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string">
            <text:p>02028/2015/DC/4600</text:p>
          </table:table-cell>
          <table:table-cell office:value-type="string">
            <text:p>2015-12-07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MGSJBATR001</text:p>
          </table:table-cell>
          <table:table-cell office:value-type="string">
            <text:p>Rádio Cliente</text:p>
          </table:table-cell>
          <table:table-cell office:value-type="string">
            <text:p>POP da Telebras dentro de Furnas</text:p>
          </table:table-cell>
          <table:table-cell office:value-type="string">
            <text:p>São José da Barra</text:p>
          </table:table-cell>
          <table:table-cell office:value-type="string">
            <text:p>MG</text:p>
          </table:table-cell>
          <table:table-cell/>
          <table:table-cell office:value-type="string">
            <text:p>SPBRE0PM002</text:p>
          </table:table-cell>
          <table:table-cell office:value-type="string">
            <text:p>Rádio Cliente</text:p>
          </table:table-cell>
          <table:table-cell office:value-type="string">
            <text:p>PM da Telebras - Alameda Araguaia, 3641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/>
          <table:table-cell office:value-type="string">
            <text:p>Luiz Henrique</text:p>
          </table:table-cell>
          <table:table-cell office:value-type="string">
            <text:p>(35) 3522-3606</text:p>
          </table:table-cell>
          <table:table-cell office:value-type="string">
            <text:p>(35) 9 9213-04444</text:p>
          </table:table-cell>
          <table:table-cell office:value-type="string">
            <text:p>luiz@vegastelecom.com.br</text:p>
          </table:table-cell>
          <table:table-cell office:value-type="string">
            <text:p>8201.04</text:p>
          </table:table-cell>
          <table:table-cell office:value-type="string">
            <text:p>2016-03-02</text:p>
          </table:table-cell>
          <table:table-cell office:value-type="string">
            <text:p>instal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MABL000026</text:p>
          </table:table-cell>
          <table:table-cell office:value-type="string">
            <text:p>VIACOM NEXT GENERATION COMUNICAÇÃO LTDA - EPP </text:p>
          </table:table-cell>
          <table:table-cell office:value-type="string">
            <text:p>VIACOM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1383/2014/DC/4600</text:p>
          </table:table-cell>
          <table:table-cell office:value-type="string">
            <text:p>2014-11-11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TELEBRAS</text:p>
          </table:table-cell>
          <table:table-cell table:number-columns-repeated="5"/>
          <table:table-cell office:value-type="string">
            <text:p>Fibra óptica TELEBRAS</text:p>
          </table:table-cell>
          <table:table-cell table:number-columns-repeated="8"/>
          <table:table-cell office:value-type="string">
            <text:p>3500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SPBL000002</text:p>
          </table:table-cell>
          <table:table-cell office:value-type="string">
            <text:p>VIVA NET LTDA - ME</text:p>
          </table:table-cell>
          <table:table-cell office:value-type="string">
            <text:p>VIVA NET</text:p>
          </table:table-cell>
          <table:table-cell office:value-type="string">
            <text:p>SP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78/2012/DC/4600</text:p>
          </table:table-cell>
          <table:table-cell office:value-type="string">
            <text:p>2012-11-26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Rádio TELEBRAS</text:p>
          </table:table-cell>
          <table:table-cell table:number-columns-repeated="5"/>
          <table:table-cell office:value-type="string">
            <text:p>Rádio TELEBRAS</text:p>
          </table:table-cell>
          <table:table-cell table:number-columns-repeated="8"/>
          <table:table-cell office:value-type="string">
            <text:p>2375.25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ESBL000003</text:p>
          </table:table-cell>
          <table:table-cell office:value-type="string">
            <text:p>WDS TELECOM LTDA - ME</text:p>
          </table:table-cell>
          <table:table-cell office:value-type="string">
            <text:p>WDS TELECOM</text:p>
          </table:table-cell>
          <table:table-cell office:value-type="string">
            <text:p>ES</text:p>
          </table:table-cell>
          <table:table-cell office:value-type="string">
            <text:p>BL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01733 /2015/DC/4600</text:p>
          </table:table-cell>
          <table:table-cell office:value-type="string">
            <text:p>2015-06-17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office:value-type="string">
            <text:p>ESIEM0PP001</text:p>
          </table:table-cell>
          <table:table-cell/>
          <table:table-cell office:value-type="string">
            <text:p>POP/EA Rio Novo do Sul</text:p>
          </table:table-cell>
          <table:table-cell office:value-type="string">
            <text:p>Itapemirim</text:p>
          </table:table-cell>
          <table:table-cell office:value-type="string">
            <text:p>ES</text:p>
          </table:table-cell>
          <table:table-cell table:number-columns-repeated="2"/>
          <table:table-cell office:value-type="string">
            <text:p>Rádio Cliente</text:p>
          </table:table-cell>
          <table:table-cell office:value-type="string">
            <text:p>Av. Jones dos Santos Neves, 183, Santo Atonio</text:p>
          </table:table-cell>
          <table:table-cell table:number-columns-repeated="2"/>
          <table:table-cell office:value-type="string">
            <text:p>29.300-500</text:p>
          </table:table-cell>
          <table:table-cell office:value-type="string">
            <text:p>Edwilton de Batista</text:p>
          </table:table-cell>
          <table:table-cell office:value-type="string">
            <text:p>(28) 3521-3762</text:p>
          </table:table-cell>
          <table:table-cell office:value-type="string">
            <text:p>(28) 9 9918-2612</text:p>
          </table:table-cell>
          <table:table-cell office:value-type="string">
            <text:p>edwilton.batista@wdstelecom.com.br</text:p>
          </table:table-cell>
          <table:table-cell office:value-type="string">
            <text:p>27196.00</text:p>
          </table:table-cell>
          <table:table-cell office:value-type="string">
            <text:p>2015-07-07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PABL000021</text:p>
          </table:table-cell>
          <table:table-cell office:value-type="string">
            <text:p>YZABELLA KRISTINA CALCAGNO ROGRIGUES EIRELI</text:p>
          </table:table-cell>
          <table:table-cell office:value-type="string">
            <text:p>YZABELLA KRISTINA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01994/2015/DC/4600</text:p>
          </table:table-cell>
          <table:table-cell office:value-type="string">
            <text:p>2015-11-2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 table:number-columns-repeated="6"/>
          <table:table-cell office:value-type="string">
            <text:p>PABLM0PM002</text:p>
          </table:table-cell>
          <table:table-cell office:value-type="string">
            <text:p>Fibra óptica Cliente</text:p>
          </table:table-cell>
          <table:table-cell office:value-type="string">
            <text:p>POP UFPA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Thiago Moreira</text:p>
          </table:table-cell>
          <table:table-cell office:value-type="string">
            <text:p>(91) 3286-8040</text:p>
          </table:table-cell>
          <table:table-cell office:value-type="string">
            <text:p>(91) 98702-7288</text:p>
          </table:table-cell>
          <table:table-cell office:value-type="string">
            <text:p>thiago@linkfire.com.br</text:p>
          </table:table-cell>
          <table:table-cell office:value-type="string">
            <text:p>13200.00</text:p>
          </table:table-cell>
          <table:table-cell office:value-type="string">
            <text:p>2015-12-14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RSBL000016</text:p>
          </table:table-cell>
          <table:table-cell office:value-type="string">
            <text:p>ZONA SUL TELECOM EIRELI - EPP</text:p>
          </table:table-cell>
          <table:table-cell office:value-type="string">
            <text:p>ZONA SUL TELECOM - RIO GRANDE</text:p>
          </table:table-cell>
          <table:table-cell office:value-type="string">
            <text:p>RS</text:p>
          </table:table-cell>
          <table:table-cell office:value-type="string">
            <text:p>BL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268/2016/DC/4600</text:p>
          </table:table-cell>
          <table:table-cell office:value-type="string">
            <text:p>2016-04-1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POP ELETROSUL CENTRO DE RIO GRANDE</text:p>
          </table:table-cell>
          <table:table-cell table:number-columns-repeated="4"/>
          <table:table-cell office:value-type="string">
            <text:p>Fibra óptica Cliente</text:p>
          </table:table-cell>
          <table:table-cell office:value-type="string">
            <text:p>Rua Conde de Porto Alegre 371</text:p>
          </table:table-cell>
          <table:table-cell table:number-columns-repeated="3"/>
          <table:table-cell office:value-type="string">
            <text:p>JONATAS MENDONÇA VICTOR</text:p>
          </table:table-cell>
          <table:table-cell office:value-type="string">
            <text:p>(53) 32338347</text:p>
          </table:table-cell>
          <table:table-cell office:value-type="string">
            <text:p>(53) 84018337</text:p>
          </table:table-cell>
          <table:table-cell office:value-type="string">
            <text:p>jonatas@ti.vetorial.net</text:p>
          </table:table-cell>
          <table:table-cell office:value-type="string">
            <text:p>21000.00</text:p>
          </table:table-cell>
          <table:table-cell office:value-type="string">
            <text:p>2016-05-29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RSBL000017</text:p>
          </table:table-cell>
          <table:table-cell office:value-type="string">
            <text:p>ZONA SUL TELECOM EIRELI - EPP</text:p>
          </table:table-cell>
          <table:table-cell office:value-type="string">
            <text:p>ZONA SUL TELECOM - PELOTAS</text:p>
          </table:table-cell>
          <table:table-cell office:value-type="string">
            <text:p>RS</text:p>
          </table:table-cell>
          <table:table-cell office:value-type="string">
            <text:p>BL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269/04/2016/4600</text:p>
          </table:table-cell>
          <table:table-cell office:value-type="string">
            <text:p>2016-04-1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POP ELETROSUL CENTRO DE PELOTAS - RUA PADRE ANCHIETA, 1878 SALA 101</text:p>
          </table:table-cell>
          <table:table-cell table:number-columns-repeated="4"/>
          <table:table-cell office:value-type="string">
            <text:p>Fibra óptica Cliente</text:p>
          </table:table-cell>
          <table:table-cell office:value-type="string">
            <text:p>Rua Padre Achieta, 1878 sala 101 Centro</text:p>
          </table:table-cell>
          <table:table-cell table:number-columns-repeated="2"/>
          <table:table-cell office:value-type="string">
            <text:p>96.015-420</text:p>
          </table:table-cell>
          <table:table-cell office:value-type="string">
            <text:p>JONATAS MENDONÇA VICTOR</text:p>
          </table:table-cell>
          <table:table-cell office:value-type="string">
            <text:p>(53) 32338347</text:p>
          </table:table-cell>
          <table:table-cell office:value-type="string">
            <text:p>(53) 84018337</text:p>
          </table:table-cell>
          <table:table-cell office:value-type="string">
            <text:p>jonatas@ti.vetorial.net</text:p>
          </table:table-cell>
          <table:table-cell office:value-type="string">
            <text:p>21000.00</text:p>
          </table:table-cell>
          <table:table-cell office:value-type="string">
            <text:p>2016-05-29</text:p>
          </table:table-cell>
          <table:table-cell office:value-type="string">
            <text:p>instalação</text:p>
          </table:table-cell>
          <table:table-cell office:value-type="string">
            <text:p>pend. comercial</text:p>
          </table:table-cell>
          <table:table-cell/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RSL2000016</text:p>
          </table:table-cell>
          <table:table-cell office:value-type="string">
            <text:p>ZONA SUL TELECOM EIRELI - EPP</text:p>
          </table:table-cell>
          <table:table-cell office:value-type="string">
            <text:p>ZONA SUL TELECOM - RIO GRANDE-PORTO ALEGRE</text:p>
          </table:table-cell>
          <table:table-cell office:value-type="string">
            <text:p>RS</text:p>
          </table:table-cell>
          <table:table-cell office:value-type="string">
            <text:p>L2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270/2016/DC/4600</text:p>
          </table:table-cell>
          <table:table-cell office:value-type="string">
            <text:p>2016-04-14</text:p>
          </table:table-cell>
          <table:table-cell office:value-type="string">
            <text:p>Contrato</text:p>
          </table:table-cell>
          <table:table-cell office:value-type="string">
            <text:p>2016-01-01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POP ELETROSUL CENTRO DE RIO GRANDE - <text:s/>Rua Conde de Porto Alegre 371</text:p>
          </table:table-cell>
          <table:table-cell table:number-columns-repeated="3"/>
          <table:table-cell office:value-type="string">
            <text:p>RSPAE0PM003</text:p>
          </table:table-cell>
          <table:table-cell office:value-type="string">
            <text:p>Fibra óptica Cliente</text:p>
          </table:table-cell>
          <table:table-cell office:value-type="string">
            <text:p>Av. Ramiro Barcelos, 2574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/>
          <table:table-cell office:value-type="string">
            <text:p>JONATAS MENDONÇA VICTOR</text:p>
          </table:table-cell>
          <table:table-cell office:value-type="string">
            <text:p>(53) 32338347</text:p>
          </table:table-cell>
          <table:table-cell office:value-type="string">
            <text:p>(53) 84018337</text:p>
          </table:table-cell>
          <table:table-cell office:value-type="string">
            <text:p>jonatas@ti.vetorial.net</text:p>
          </table:table-cell>
          <table:table-cell office:value-type="string">
            <text:p>8000.00</text:p>
          </table:table-cell>
          <table:table-cell office:value-type="string">
            <text:p>2016-01-01</text:p>
          </table:table-cell>
          <table:table-cell office:value-type="string">
            <text:p>instal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SCL3000001</text:p>
          </table:table-cell>
          <table:table-cell office:value-type="string">
            <text:p>MINISTÉRIO DAS COMUNICAÇÕES</text:p>
          </table:table-cell>
          <table:table-cell office:value-type="string">
            <text:p>MINICOM - FNS</text:p>
          </table:table-cell>
          <table:table-cell office:value-type="string">
            <text:p>SC</text:p>
          </table:table-cell>
          <table:table-cell office:value-type="string">
            <text:p>L3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1750/2015/DC/4600</text:p>
          </table:table-cell>
          <table:table-cell office:value-type="string">
            <text:p>2015-06-25</text:p>
          </table:table-cell>
          <table:table-cell office:value-type="string">
            <text:p>Contrato</text:p>
          </table:table-cell>
          <table:table-cell office:value-type="string">
            <text:p>2015-12-30</text:p>
          </table:table-cell>
          <table:table-cell office:value-type="string">
            <text:p>SCFNS0PP001</text:p>
          </table:table-cell>
          <table:table-cell/>
          <table:table-cell office:value-type="string">
            <text:p>Eletrosul Sede - PoP Telebras</text:p>
          </table:table-cell>
          <table:table-cell office:value-type="string">
            <text:p>Florianópolis</text:p>
          </table:table-cell>
          <table:table-cell office:value-type="string">
            <text:p>SC</text:p>
          </table:table-cell>
          <table:table-cell table:number-columns-repeated="2"/>
          <table:table-cell office:value-type="string">
            <text:p>EILD Fibra</text:p>
          </table:table-cell>
          <table:table-cell office:value-type="string">
            <text:p>Praça XV de Novembro, nº 242, sala 110 (ECT)</text:p>
          </table:table-cell>
          <table:table-cell table:number-columns-repeated="2"/>
          <table:table-cell office:value-type="string">
            <text:p>88.010-970</text:p>
          </table:table-cell>
          <table:table-cell office:value-type="string">
            <text:p>Argelia Diniz</text:p>
          </table:table-cell>
          <table:table-cell office:value-type="string">
            <text:p>(48) 3225-4730</text:p>
          </table:table-cell>
          <table:table-cell office:value-type="string">
            <text:p>(48) 3329-4316</text:p>
          </table:table-cell>
          <table:table-cell/>
          <table:table-cell office:value-type="string">
            <text:p>9164.83</text:p>
          </table:table-cell>
          <table:table-cell office:value-type="string">
            <text:p>2015-10-08</text:p>
          </table:table-cell>
          <table:table-cell office:value-type="string">
            <text:p>operação</text:p>
          </table:table-cell>
          <table:table-cell office:value-type="string">
            <text:p>downgrade</text:p>
          </table:table-cell>
          <table:table-cell/>
        </table:table-row>
        <table:table-row table:style-name="ro1">
          <table:table-cell office:value-type="float" office:value="799">
            <text:p>799</text:p>
          </table:table-cell>
          <table:table-cell office:value-type="string">
            <text:p>RSAC000010</text:p>
          </table:table-cell>
          <table:table-cell office:value-type="string">
            <text:p>TELECOMUNICACÇÕES BRASILEIRAS S. A. - TELEBRAS</text:p>
          </table:table-cell>
          <table:table-cell office:value-type="string">
            <text:p>TELEBRAS - FESTA DA UVA</text:p>
          </table:table-cell>
          <table:table-cell office:value-type="string">
            <text:p>RS</text:p>
          </table:table-cell>
          <table:table-cell office:value-type="string">
            <text:p>AC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string">
            <text:p>02056/DC/4600/2015</text:p>
          </table:table-cell>
          <table:table-cell office:value-type="string">
            <text:p>2015-12-21</text:p>
          </table:table-cell>
          <table:table-cell office:value-type="string">
            <text:p>Contrato</text:p>
          </table:table-cell>
          <table:table-cell office:value-type="string">
            <text:p>2015-12-28</text:p>
          </table:table-cell>
          <table:table-cell office:value-type="string">
            <text:p>RSCSL0TR001</text:p>
          </table:table-cell>
          <table:table-cell/>
          <table:table-cell office:value-type="string">
            <text:p>ETR - Rua Avelino Antônio de Souza, 1730. Bairro Nossa Senhora de Fátima</text:p>
          </table:table-cell>
          <table:table-cell office:value-type="string">
            <text:p>Caxias do Sul</text:p>
          </table:table-cell>
          <table:table-cell office:value-type="string">
            <text:p>RS</text:p>
          </table:table-cell>
          <table:table-cell office:value-type="string">
            <text:p>95.032-620</text:p>
          </table:table-cell>
          <table:table-cell office:value-type="string">
            <text:p>RSCSL0TR001</text:p>
          </table:table-cell>
          <table:table-cell office:value-type="string">
            <text:p>EILD</text:p>
          </table:table-cell>
          <table:table-cell office:value-type="string">
            <text:p>R. Ludovíco Cavinato, 1431 - Parque de Eventos Festa da Uva</text:p>
          </table:table-cell>
          <table:table-cell office:value-type="string">
            <text:p>Caxias do Sul</text:p>
          </table:table-cell>
          <table:table-cell office:value-type="string">
            <text:p>RS</text:p>
          </table:table-cell>
          <table:table-cell office:value-type="string">
            <text:p>95.032-620</text:p>
          </table:table-cell>
          <table:table-cell office:value-type="string">
            <text:p>Gilberto Paganotto (TELEBRAS)</text:p>
          </table:table-cell>
          <table:table-cell office:value-type="string">
            <text:p>(61) 3027-1977</text:p>
          </table:table-cell>
          <table:table-cell office:value-type="string">
            <text:p>(51) 9334-9818</text:p>
          </table:table-cell>
          <table:table-cell office:value-type="string">
            <text:p>gilberto.paganotto@telebras.com.br</text:p>
          </table:table-cell>
          <table:table-cell office:value-type="string">
            <text:p>0.00</text:p>
          </table:table-cell>
          <table:table-cell office:value-type="string">
            <text:p>2015-12-29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RSL2000010</text:p>
          </table:table-cell>
          <table:table-cell office:value-type="string">
            <text:p>FAVIERO DUARTE &amp; CIA LTDA</text:p>
          </table:table-cell>
          <table:table-cell office:value-type="string">
            <text:p>FAVIERO DUARTE</text:p>
          </table:table-cell>
          <table:table-cell office:value-type="string">
            <text:p>RS</text:p>
          </table:table-cell>
          <table:table-cell office:value-type="string">
            <text:p>L2</text:p>
          </table:table-cell>
          <table:table-cell table:number-columns-repeated="2" office:value-type="float" office:value="400">
            <text:p>400</text:p>
          </table:table-cell>
          <table:table-cell office:value-type="string">
            <text:p>02003/2015/DC/4600</text:p>
          </table:table-cell>
          <table:table-cell office:value-type="string">
            <text:p>2015-11-24</text:p>
          </table:table-cell>
          <table:table-cell office:value-type="string">
            <text:p>Contrato</text:p>
          </table:table-cell>
          <table:table-cell office:value-type="string">
            <text:p>2015-12-24</text:p>
          </table:table-cell>
          <table:table-cell office:value-type="string">
            <text:p>RSGTI0PP001</text:p>
          </table:table-cell>
          <table:table-cell office:value-type="string">
            <text:p>Fibra óptica Cliente</text:p>
          </table:table-cell>
          <table:table-cell office:value-type="string">
            <text:p>EA Uruguaiana</text:p>
          </table:table-cell>
          <table:table-cell office:value-type="string">
            <text:p>Gravataí</text:p>
          </table:table-cell>
          <table:table-cell office:value-type="string">
            <text:p>RS</text:p>
          </table:table-cell>
          <table:table-cell table:number-columns-repeated="2"/>
          <table:table-cell office:value-type="string">
            <text:p>Fibra óptica Cliente</text:p>
          </table:table-cell>
          <table:table-cell office:value-type="string">
            <text:p>Av. Ramiro Barcelos, 2574 - Bairro Santana</text:p>
          </table:table-cell>
          <table:table-cell table:number-columns-repeated="2"/>
          <table:table-cell office:value-type="string">
            <text:p>90.035-003</text:p>
          </table:table-cell>
          <table:table-cell office:value-type="string">
            <text:p>Átil G. Faviero</text:p>
          </table:table-cell>
          <table:table-cell office:value-type="string">
            <text:p>(55) 8118-9860</text:p>
          </table:table-cell>
          <table:table-cell/>
          <table:table-cell office:value-type="string">
            <text:p>atil@bnet.com.br</text:p>
          </table:table-cell>
          <table:table-cell office:value-type="string">
            <text:p>11200.00</text:p>
          </table:table-cell>
          <table:table-cell office:value-type="string">
            <text:p>2015-12-24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RSL2000009</text:p>
          </table:table-cell>
          <table:table-cell office:value-type="string">
            <text:p>INTERNEXA BRASIL OPERADORA DE TELECOMUNICAÇÕES S.A.</text:p>
          </table:table-cell>
          <table:table-cell office:value-type="string">
            <text:p>INTERNEXA - SANTANA DO LIVRAMENTO-BARUERI</text:p>
          </table:table-cell>
          <table:table-cell office:value-type="string">
            <text:p>RS</text:p>
          </table:table-cell>
          <table:table-cell office:value-type="string">
            <text:p>L2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01972/2015/DC/4600</text:p>
          </table:table-cell>
          <table:table-cell office:value-type="string">
            <text:p>2015-11-11</text:p>
          </table:table-cell>
          <table:table-cell office:value-type="string">
            <text:p>Contrato</text:p>
          </table:table-cell>
          <table:table-cell office:value-type="string">
            <text:p>2015-12-22</text:p>
          </table:table-cell>
          <table:table-cell office:value-type="string">
            <text:p>RSSIV0PP001</text:p>
          </table:table-cell>
          <table:table-cell office:value-type="string">
            <text:p>Fibra óptica Cliente</text:p>
          </table:table-cell>
          <table:table-cell office:value-type="string">
            <text:p>SE Santana do Livramento LIV2 - Avenida Prefeito Sergio Fuentes, 77, Registro</text:p>
          </table:table-cell>
          <table:table-cell office:value-type="string">
            <text:p>Santana do Livramento</text:p>
          </table:table-cell>
          <table:table-cell office:value-type="string">
            <text:p>RS</text:p>
          </table:table-cell>
          <table:table-cell/>
          <table:table-cell office:value-type="string">
            <text:p>SPBRE0PP001</text:p>
          </table:table-cell>
          <table:table-cell office:value-type="string">
            <text:p>Fibra óptica Cliente</text:p>
          </table:table-cell>
          <table:table-cell office:value-type="string">
            <text:p>POP Metropolitano - ALOG Barueri - Alameda Araguaia, 3641, Tamboré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 office:value-type="string">
            <text:p>06.455-000</text:p>
          </table:table-cell>
          <table:table-cell office:value-type="string">
            <text:p>Leandro Ribeiro</text:p>
          </table:table-cell>
          <table:table-cell office:value-type="string">
            <text:p>(11) 2664-3475</text:p>
          </table:table-cell>
          <table:table-cell office:value-type="string">
            <text:p>(11) 9880-78093 / (11) 9539-43002</text:p>
          </table:table-cell>
          <table:table-cell office:value-type="string">
            <text:p>lribeiro@internexa.com</text:p>
          </table:table-cell>
          <table:table-cell office:value-type="string">
            <text:p>5000.00</text:p>
          </table:table-cell>
          <table:table-cell office:value-type="string">
            <text:p>2015-12-28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RJAC000002</text:p>
          </table:table-cell>
          <table:table-cell office:value-type="string">
            <text:p>GRUPAMENTO DE APOIO LOGÍSTICO (GAL)</text:p>
          </table:table-cell>
          <table:table-cell office:value-type="string">
            <text:p>GAL - TECNOLOGIA INFORMAÇÃO</text:p>
          </table:table-cell>
          <table:table-cell office:value-type="string">
            <text:p>RJ</text:p>
          </table:table-cell>
          <table:table-cell office:value-type="string">
            <text:p>AC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584/2015/DC/4600</text:p>
          </table:table-cell>
          <table:table-cell office:value-type="string">
            <text:p>2015-03-16</text:p>
          </table:table-cell>
          <table:table-cell office:value-type="string">
            <text:p>Contrato</text:p>
          </table:table-cell>
          <table:table-cell office:value-type="string">
            <text:p>2015-12-21</text:p>
          </table:table-cell>
          <table:table-cell office:value-type="string">
            <text:p>RJRJO0PM012</text:p>
          </table:table-cell>
          <table:table-cell/>
          <table:table-cell office:value-type="string">
            <text:p>PoP Correios - Avenida Presidente Vargas, 3077 Cidade Nova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office:value-type="string">
            <text:p>20.210-972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Av. Marechal Câmara, n° 233 - 2º andar, Castelo, Seção de Tecnologia da Informação</text:p>
          </table:table-cell>
          <table:table-cell table:number-columns-repeated="2"/>
          <table:table-cell office:value-type="string">
            <text:p>20.020-080</text:p>
          </table:table-cell>
          <table:table-cell office:value-type="string">
            <text:p>Tenente Liliane / Tenente Calixto / Sgto. Marcos ou Guilherme</text:p>
          </table:table-cell>
          <table:table-cell office:value-type="string">
            <text:p>(21) 2126-9743 / 9790 / 9280</text:p>
          </table:table-cell>
          <table:table-cell/>
          <table:table-cell office:value-type="string">
            <text:p>informatica@gaprj.aer.mil.br</text:p>
          </table:table-cell>
          <table:table-cell office:value-type="string">
            <text:p>18283.00</text:p>
          </table:table-cell>
          <table:table-cell office:value-type="string">
            <text:p>2014-06-24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RSAC000001</text:p>
          </table:table-cell>
          <table:table-cell office:value-type="string">
            <text:p>PRESIDÊNCIA DA REPÚBLICA</text:p>
          </table:table-cell>
          <table:table-cell office:value-type="string">
            <text:p>PRESIDÊNCIA - PORTO ALEGRE</text:p>
          </table:table-cell>
          <table:table-cell office:value-type="string">
            <text:p>RS</text:p>
          </table:table-cell>
          <table:table-cell office:value-type="string">
            <text:p>AC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2023/2015/DC/4600</text:p>
          </table:table-cell>
          <table:table-cell office:value-type="string">
            <text:p>2015-10-19</text:p>
          </table:table-cell>
          <table:table-cell office:value-type="string">
            <text:p>Contrato</text:p>
          </table:table-cell>
          <table:table-cell office:value-type="string">
            <text:p>2015-12-17</text:p>
          </table:table-cell>
          <table:table-cell office:value-type="string">
            <text:p>RSPAE0PM002</text:p>
          </table:table-cell>
          <table:table-cell table:number-columns-repeated="2"/>
          <table:table-cell office:value-type="string">
            <text:p>Porto Alegre</text:p>
          </table:table-cell>
          <table:table-cell office:value-type="string">
            <text:p>RS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. Copacabana, 1205 - Apto 503</text:p>
          </table:table-cell>
          <table:table-cell table:number-columns-repeated="2"/>
          <table:table-cell office:value-type="string">
            <text:p>91.900-050</text:p>
          </table:table-cell>
          <table:table-cell office:value-type="string">
            <text:p>Adriano Bezerra</text:p>
          </table:table-cell>
          <table:table-cell office:value-type="string">
            <text:p>(61) 3411-3104</text:p>
          </table:table-cell>
          <table:table-cell/>
          <table:table-cell office:value-type="string">
            <text:p>adriano.bezerra@planalto.gov.br</text:p>
          </table:table-cell>
          <table:table-cell office:value-type="string">
            <text:p>0.00</text:p>
          </table:table-cell>
          <table:table-cell office:value-type="string">
            <text:p>2015-12-19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BAL2000019</text:p>
          </table:table-cell>
          <table:table-cell office:value-type="string">
            <text:p>VEGAS TELECOM INFORMÁTICA LTDA</text:p>
          </table:table-cell>
          <table:table-cell office:value-type="string">
            <text:p>VEGAS TELECOM - GOVERNADOR MANGABEIRA-BARUERI</text:p>
          </table:table-cell>
          <table:table-cell office:value-type="string">
            <text:p>BA</text:p>
          </table:table-cell>
          <table:table-cell office:value-type="string">
            <text:p>P2</text:p>
          </table:table-cell>
          <table:table-cell table:number-columns-repeated="2" office:value-type="float" office:value="5000">
            <text:p>5000</text:p>
          </table:table-cell>
          <table:table-cell office:value-type="string">
            <text:p>01979/2015/DC/4600</text:p>
          </table:table-cell>
          <table:table-cell office:value-type="string">
            <text:p>2015-11-17</text:p>
          </table:table-cell>
          <table:table-cell office:value-type="string">
            <text:p>Contrato</text:p>
          </table:table-cell>
          <table:table-cell office:value-type="string">
            <text:p>2015-12-17</text:p>
          </table:table-cell>
          <table:table-cell office:value-type="string">
            <text:p>BAGMG0PP001</text:p>
          </table:table-cell>
          <table:table-cell office:value-type="string">
            <text:p>Fibra óptica Cliente</text:p>
          </table:table-cell>
          <table:table-cell office:value-type="string">
            <text:p>POP TELEBRAS</text:p>
          </table:table-cell>
          <table:table-cell office:value-type="string">
            <text:p>Governador Mangabeira</text:p>
          </table:table-cell>
          <table:table-cell office:value-type="string">
            <text:p>BA</text:p>
          </table:table-cell>
          <table:table-cell/>
          <table:table-cell office:value-type="string">
            <text:p>SPBRE0PM002</text:p>
          </table:table-cell>
          <table:table-cell office:value-type="string">
            <text:p>Cabo Interno Cliente</text:p>
          </table:table-cell>
          <table:table-cell office:value-type="string">
            <text:p>PM da TELEBRAS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 office:value-type="string">
            <text:p>06.455-000</text:p>
          </table:table-cell>
          <table:table-cell office:value-type="string">
            <text:p>Luiz Henrique</text:p>
          </table:table-cell>
          <table:table-cell office:value-type="string">
            <text:p>(35) 3522-3606</text:p>
          </table:table-cell>
          <table:table-cell office:value-type="string">
            <text:p>(35) 99213-0444</text:p>
          </table:table-cell>
          <table:table-cell office:value-type="string">
            <text:p>vegastelecom@vegastelecom.com</text:p>
          </table:table-cell>
          <table:table-cell office:value-type="string">
            <text:p>82827.63</text:p>
          </table:table-cell>
          <table:table-cell office:value-type="string">
            <text:p>2015-12-07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PABL000017</text:p>
          </table:table-cell>
          <table:table-cell office:value-type="string">
            <text:p>TURBO NET COMUNICAÇÃO E INFORMÁTICA LTDA</text:p>
          </table:table-cell>
          <table:table-cell office:value-type="string">
            <text:p>TURBO NET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table:number-columns-repeated="2" office:value-type="float" office:value="150">
            <text:p>150</text:p>
          </table:table-cell>
          <table:table-cell office:value-type="string">
            <text:p>01911/2015/DC/4600</text:p>
          </table:table-cell>
          <table:table-cell office:value-type="string">
            <text:p>2015-09-28</text:p>
          </table:table-cell>
          <table:table-cell office:value-type="string">
            <text:p>Contrato</text:p>
          </table:table-cell>
          <table:table-cell office:value-type="string">
            <text:p>2015-12-16</text:p>
          </table:table-cell>
          <table:table-cell office:value-type="string">
            <text:p>PASID0PP002</text:p>
          </table:table-cell>
          <table:table-cell table:number-columns-repeated="2"/>
          <table:table-cell office:value-type="string">
            <text:p>Santa Maria do Pará</text:p>
          </table:table-cell>
          <table:table-cell office:value-type="string">
            <text:p>PA</text:p>
          </table:table-cell>
          <table:table-cell table:number-columns-repeated="2"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Cristiano Louchard Farias Sales</text:p>
          </table:table-cell>
          <table:table-cell office:value-type="string">
            <text:p>(91) 3729-6487</text:p>
          </table:table-cell>
          <table:table-cell office:value-type="string">
            <text:p>(91) 98212-2609</text:p>
          </table:table-cell>
          <table:table-cell office:value-type="string">
            <text:p>cristiano_louchard@hotmail.com</text:p>
          </table:table-cell>
          <table:table-cell office:value-type="string">
            <text:p>13875.00</text:p>
          </table:table-cell>
          <table:table-cell office:value-type="string">
            <text:p>2015-10-26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BAL2000002</text:p>
          </table:table-cell>
          <table:table-cell office:value-type="string">
            <text:p>RNP - REDE NACIONAL DE ENSINO E PESQUISA</text:p>
          </table:table-cell>
          <table:table-cell office:value-type="string">
            <text:p>RNP VALEÇA - IFBAIANO</text:p>
          </table:table-cell>
          <table:table-cell office:value-type="string">
            <text:p>BA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687/2015/DC/4600</text:p>
          </table:table-cell>
          <table:table-cell office:value-type="string">
            <text:p>2015-05-13</text:p>
          </table:table-cell>
          <table:table-cell office:value-type="string">
            <text:p>Contrato</text:p>
          </table:table-cell>
          <table:table-cell office:value-type="string">
            <text:p>2015-12-14</text:p>
          </table:table-cell>
          <table:table-cell office:value-type="string">
            <text:p>BASDR0PP002</text:p>
          </table:table-cell>
          <table:table-cell office:value-type="string">
            <text:p>Fibra óptica TELEBRAS</text:p>
          </table:table-cell>
          <table:table-cell office:value-type="string">
            <text:p>Prédio do CPD/UFBA - Av. Ademar de Barros, s/n</text:p>
          </table:table-cell>
          <table:table-cell office:value-type="string">
            <text:p>Salvador</text:p>
          </table:table-cell>
          <table:table-cell office:value-type="string">
            <text:p>BA</text:p>
          </table:table-cell>
          <table:table-cell/>
          <table:table-cell office:value-type="string">
            <text:p>BAVEC0TR001</text:p>
          </table:table-cell>
          <table:table-cell office:value-type="string">
            <text:p>Fibra óptica TELEBRAS</text:p>
          </table:table-cell>
          <table:table-cell office:value-type="string">
            <text:p>POP RNP IFBaino-BA <text:s/>Rua Glicério Tavares, S/N,</text:p>
          </table:table-cell>
          <table:table-cell office:value-type="string">
            <text:p>Valença</text:p>
          </table:table-cell>
          <table:table-cell office:value-type="string">
            <text:p>BA</text:p>
          </table:table-cell>
          <table:table-cell/>
          <table:table-cell office:value-type="string">
            <text:p>RJ: Ronaldo da Silva Paulino /</text:p>
          </table:table-cell>
          <table:table-cell office:value-type="string">
            <text:p>21 2102-4139 <text:s/>/ (75) 3641-3511 / 3512</text:p>
          </table:table-cell>
          <table:table-cell/>
          <table:table-cell office:value-type="string">
            <text:p>ronaldo.paulino@rnp.br ou noc@rnp.br / utic@valenca.ifbaiano</text:p>
          </table:table-cell>
          <table:table-cell office:value-type="string">
            <text:p>16064.37</text:p>
          </table:table-cell>
          <table:table-cell office:value-type="string">
            <text:p>2015-06-30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MABL000034</text:p>
          </table:table-cell>
          <table:table-cell office:value-type="string">
            <text:p>C P SARMENTO - ME</text:p>
          </table:table-cell>
          <table:table-cell office:value-type="string">
            <text:p>C P SARMENTO (SIVNET)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01826/2015/DC/4600</text:p>
          </table:table-cell>
          <table:table-cell office:value-type="string">
            <text:p>2015-08-12</text:p>
          </table:table-cell>
          <table:table-cell office:value-type="string">
            <text:p>Contrato</text:p>
          </table:table-cell>
          <table:table-cell office:value-type="string">
            <text:p>2015-12-11</text:p>
          </table:table-cell>
          <table:table-cell office:value-type="string">
            <text:p>MAMIR0PP001</text:p>
          </table:table-cell>
          <table:table-cell/>
          <table:table-cell office:value-type="string">
            <text:p>Cliente buscará o link via fibra no POP de Miranda do Norte - MA</text:p>
          </table:table-cell>
          <table:table-cell office:value-type="string">
            <text:p>Miranda do Norte</text:p>
          </table:table-cell>
          <table:table-cell office:value-type="string">
            <text:p>MA</text:p>
          </table:table-cell>
          <table:table-cell table:number-columns-repeated="2"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Ronildo Marques Ferreira</text:p>
          </table:table-cell>
          <table:table-cell office:value-type="string">
            <text:p>(98) 99189-6361</text:p>
          </table:table-cell>
          <table:table-cell office:value-type="string">
            <text:p>(98) 9824-12897</text:p>
          </table:table-cell>
          <table:table-cell office:value-type="string">
            <text:p>ronildo@sivnet.com.br</text:p>
          </table:table-cell>
          <table:table-cell office:value-type="string">
            <text:p>20000.00</text:p>
          </table:table-cell>
          <table:table-cell office:value-type="string">
            <text:p>2015-09-10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MAL2000009</text:p>
          </table:table-cell>
          <table:table-cell office:value-type="string">
            <text:p>PAULO DE TARSO DE CARVALHO BAYMA FILHO</text:p>
          </table:table-cell>
          <table:table-cell office:value-type="string">
            <text:p>PAULO DE TARSO - SÃO LUÍS-IMPERATRIZ</text:p>
          </table:table-cell>
          <table:table-cell office:value-type="string">
            <text:p>MA</text:p>
          </table:table-cell>
          <table:table-cell office:value-type="string">
            <text:p>L2</text:p>
          </table:table-cell>
          <table:table-cell table:number-columns-repeated="2" office:value-type="float" office:value="900">
            <text:p>900</text:p>
          </table:table-cell>
          <table:table-cell office:value-type="string">
            <text:p>01967/2015/DC/4600</text:p>
          </table:table-cell>
          <table:table-cell office:value-type="string">
            <text:p>2015-11-12</text:p>
          </table:table-cell>
          <table:table-cell office:value-type="string">
            <text:p>Contrato</text:p>
          </table:table-cell>
          <table:table-cell office:value-type="string">
            <text:p>2015-12-08</text:p>
          </table:table-cell>
          <table:table-cell office:value-type="string">
            <text:p>MASLS0PP001</text:p>
          </table:table-cell>
          <table:table-cell office:value-type="string">
            <text:p>Fibra óptica Cliente</text:p>
          </table:table-cell>
          <table:table-cell office:value-type="string">
            <text:p>POP DE SÃO LUÍS - MA</text:p>
          </table:table-cell>
          <table:table-cell office:value-type="string">
            <text:p>São Luís</text:p>
          </table:table-cell>
          <table:table-cell office:value-type="string">
            <text:p>MA</text:p>
          </table:table-cell>
          <table:table-cell/>
          <table:table-cell office:value-type="string">
            <text:p>MAITZ0TR001</text:p>
          </table:table-cell>
          <table:table-cell office:value-type="string">
            <text:p>Fibra óptica Cliente</text:p>
          </table:table-cell>
          <table:table-cell office:value-type="string">
            <text:p>ETR de Imperatriz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/>
          <table:table-cell office:value-type="string">
            <text:p>Paulo de Tarso</text:p>
          </table:table-cell>
          <table:table-cell office:value-type="string">
            <text:p>(98) 3133-1300</text:p>
          </table:table-cell>
          <table:table-cell office:value-type="string">
            <text:p>(98) 98207-4042</text:p>
          </table:table-cell>
          <table:table-cell office:value-type="string">
            <text:p>paulo@wikitelecom.com.br</text:p>
          </table:table-cell>
          <table:table-cell office:value-type="string">
            <text:p>17840.00</text:p>
          </table:table-cell>
          <table:table-cell office:value-type="string">
            <text:p>2015-12-04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DFL2000036</text:p>
          </table:table-cell>
          <table:table-cell office:value-type="string">
            <text:p>BRASIL DIGITAL TELECOMUNICAÇÕES LTDA</text:p>
          </table:table-cell>
          <table:table-cell office:value-type="string">
            <text:p>BRASIL DIGITAL</text:p>
          </table:table-cell>
          <table:table-cell office:value-type="string">
            <text:p>DF</text:p>
          </table:table-cell>
          <table:table-cell office:value-type="string">
            <text:p>L2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2022/2015/DC/4600</text:p>
          </table:table-cell>
          <table:table-cell office:value-type="string">
            <text:p>2015-12-01</text:p>
          </table:table-cell>
          <table:table-cell office:value-type="string">
            <text:p>Contrato</text:p>
          </table:table-cell>
          <table:table-cell office:value-type="string">
            <text:p>2015-12-07</text:p>
          </table:table-cell>
          <table:table-cell office:value-type="string">
            <text:p>DFBSA0PP001</text:p>
          </table:table-cell>
          <table:table-cell office:value-type="string">
            <text:p>Fibra óptica Cliente</text:p>
          </table:table-cell>
          <table:table-cell office:value-type="string">
            <text:p>POP Brasília Geral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MTCBA0PP001</text:p>
          </table:table-cell>
          <table:table-cell office:value-type="string">
            <text:p>Fibra óptica TELEBRAS</text:p>
          </table:table-cell>
          <table:table-cell office:value-type="string">
            <text:p>POP Coxipó</text:p>
          </table:table-cell>
          <table:table-cell office:value-type="string">
            <text:p>Cuiabá</text:p>
          </table:table-cell>
          <table:table-cell office:value-type="string">
            <text:p>MT</text:p>
          </table:table-cell>
          <table:table-cell/>
          <table:table-cell office:value-type="string">
            <text:p>Gustavo Bertti Leandro</text:p>
          </table:table-cell>
          <table:table-cell/>
          <table:table-cell office:value-type="string">
            <text:p>(61) 9122-9088</text:p>
          </table:table-cell>
          <table:table-cell office:value-type="string">
            <text:p>gbertti@compuline.com.br</text:p>
          </table:table-cell>
          <table:table-cell office:value-type="string">
            <text:p>16180.00</text:p>
          </table:table-cell>
          <table:table-cell office:value-type="string">
            <text:p>2015-12-17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RJAC000001</text:p>
          </table:table-cell>
          <table:table-cell office:value-type="string">
            <text:p>GRUPAMENTO DE APOIO LOGÍSTICO (GAL)</text:p>
          </table:table-cell>
          <table:table-cell office:value-type="string">
            <text:p>GAL - CAMPO DOS AFONSOS</text:p>
          </table:table-cell>
          <table:table-cell office:value-type="string">
            <text:p>RJ</text:p>
          </table:table-cell>
          <table:table-cell office:value-type="string">
            <text:p>AC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01583/2015/DC/4600</text:p>
          </table:table-cell>
          <table:table-cell office:value-type="string">
            <text:p>2015-03-16</text:p>
          </table:table-cell>
          <table:table-cell office:value-type="string">
            <text:p>Contrato</text:p>
          </table:table-cell>
          <table:table-cell office:value-type="string">
            <text:p>2015-12-03</text:p>
          </table:table-cell>
          <table:table-cell office:value-type="string">
            <text:p>RJRJO0PM012</text:p>
          </table:table-cell>
          <table:table-cell/>
          <table:table-cell office:value-type="string">
            <text:p>PoP Correios - Avenida Presidente Vargas, 3077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office:value-type="string">
            <text:p>20.210-972</text:p>
          </table:table-cell>
          <table:table-cell/>
          <table:table-cell office:value-type="string">
            <text:p>EILD Rádio</text:p>
          </table:table-cell>
          <table:table-cell office:value-type="string">
            <text:p>Av. Marechal Fontenelle, 1200, Campo dos Afonsos</text:p>
          </table:table-cell>
          <table:table-cell table:number-columns-repeated="2"/>
          <table:table-cell office:value-type="string">
            <text:p>21.740-000</text:p>
          </table:table-cell>
          <table:table-cell office:value-type="string">
            <text:p>Tenente Santana</text:p>
          </table:table-cell>
          <table:table-cell office:value-type="string">
            <text:p>(21) 2101 7913</text:p>
          </table:table-cell>
          <table:table-cell/>
          <table:table-cell office:value-type="string">
            <text:p>santanajmps@ccarj.aer.mil.br</text:p>
          </table:table-cell>
          <table:table-cell office:value-type="string">
            <text:p>42119.00</text:p>
          </table:table-cell>
          <table:table-cell office:value-type="string">
            <text:p>2015-07-14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RSL3000001</text:p>
          </table:table-cell>
          <table:table-cell office:value-type="string">
            <text:p>MINISTÉRIO DAS COMUNICAÇÕES</text:p>
          </table:table-cell>
          <table:table-cell office:value-type="string">
            <text:p>MINICOM - PAE</text:p>
          </table:table-cell>
          <table:table-cell office:value-type="string">
            <text:p>RS</text:p>
          </table:table-cell>
          <table:table-cell office:value-type="string">
            <text:p>L3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1747/2015/DC/4600</text:p>
          </table:table-cell>
          <table:table-cell office:value-type="string">
            <text:p>2015-06-25</text:p>
          </table:table-cell>
          <table:table-cell office:value-type="string">
            <text:p>Contrato</text:p>
          </table:table-cell>
          <table:table-cell office:value-type="string">
            <text:p>2015-12-03</text:p>
          </table:table-cell>
          <table:table-cell office:value-type="string">
            <text:p>RSPAE0PM002</text:p>
          </table:table-cell>
          <table:table-cell/>
          <table:table-cell office:value-type="string">
            <text:p>PM-Procergs - Praça dos Açorianos, s/n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 office:value-type="string">
            <text:p>90.010-340</text:p>
          </table:table-cell>
          <table:table-cell/>
          <table:table-cell office:value-type="string">
            <text:p>EILD Fibra</text:p>
          </table:table-cell>
          <table:table-cell office:value-type="string">
            <text:p>R. Siqueira Campos, 1.100, 2º Andar (ECT)</text:p>
          </table:table-cell>
          <table:table-cell table:number-columns-repeated="2"/>
          <table:table-cell office:value-type="string">
            <text:p>90.010-001</text:p>
          </table:table-cell>
          <table:table-cell office:value-type="string">
            <text:p>Carlos Alberto</text:p>
          </table:table-cell>
          <table:table-cell office:value-type="string">
            <text:p>(51) 3227-2406</text:p>
          </table:table-cell>
          <table:table-cell office:value-type="string">
            <text:p>(51) 3227-2518</text:p>
          </table:table-cell>
          <table:table-cell/>
          <table:table-cell office:value-type="string">
            <text:p>9164.83</text:p>
          </table:table-cell>
          <table:table-cell office:value-type="string">
            <text:p>2015-10-08</text:p>
          </table:table-cell>
          <table:table-cell office:value-type="string">
            <text:p>operação</text:p>
          </table:table-cell>
          <table:table-cell office:value-type="string">
            <text:p>downgrade</text:p>
          </table:table-cell>
          <table:table-cell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BAL2000001</text:p>
          </table:table-cell>
          <table:table-cell office:value-type="string">
            <text:p>RNP - REDE NACIONAL DE ENSINO E PESQUISA</text:p>
          </table:table-cell>
          <table:table-cell office:value-type="string">
            <text:p>RNP VALENÇA - IFBA</text:p>
          </table:table-cell>
          <table:table-cell office:value-type="string">
            <text:p>BA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680/2015/DC/4600</text:p>
          </table:table-cell>
          <table:table-cell office:value-type="string">
            <text:p>2015-05-13</text:p>
          </table:table-cell>
          <table:table-cell office:value-type="string">
            <text:p>Contrato</text:p>
          </table:table-cell>
          <table:table-cell office:value-type="string">
            <text:p>2015-12-03</text:p>
          </table:table-cell>
          <table:table-cell office:value-type="string">
            <text:p>BASDR0PP002</text:p>
          </table:table-cell>
          <table:table-cell office:value-type="string">
            <text:p>Fibra óptica TELEBRAS</text:p>
          </table:table-cell>
          <table:table-cell office:value-type="string">
            <text:p>Prédio do CPD/UFBA - Av. Ademar de Barros, s/n</text:p>
          </table:table-cell>
          <table:table-cell office:value-type="string">
            <text:p>Salvador</text:p>
          </table:table-cell>
          <table:table-cell office:value-type="string">
            <text:p>BA</text:p>
          </table:table-cell>
          <table:table-cell/>
          <table:table-cell office:value-type="string">
            <text:p>BAVEC0TR001</text:p>
          </table:table-cell>
          <table:table-cell office:value-type="string">
            <text:p>Rádio TELEBRAS</text:p>
          </table:table-cell>
          <table:table-cell office:value-type="string">
            <text:p>POP RNP IFBA-BA <text:s/>Rua Vereador Romeu Agrário Martins, s/n</text:p>
          </table:table-cell>
          <table:table-cell office:value-type="string">
            <text:p>Valença</text:p>
          </table:table-cell>
          <table:table-cell office:value-type="string">
            <text:p>BA</text:p>
          </table:table-cell>
          <table:table-cell/>
          <table:table-cell office:value-type="string">
            <text:p>RJO - Ronaldo da Silva Paulino / IFBA - Lucas Souza</text:p>
          </table:table-cell>
          <table:table-cell office:value-type="string">
            <text:p>21 2102-4139 / (71) 3336-8620</text:p>
          </table:table-cell>
          <table:table-cell office:value-type="string">
            <text:p>(71) 8789-3341</text:p>
          </table:table-cell>
          <table:table-cell office:value-type="string">
            <text:p>ronaldo.paulino@rnp.br ou noc@rnp.br / lucassouza@gmail.com</text:p>
          </table:table-cell>
          <table:table-cell office:value-type="string">
            <text:p>16064.37</text:p>
          </table:table-cell>
          <table:table-cell office:value-type="string">
            <text:p>2015-06-30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RSBL000003</text:p>
          </table:table-cell>
          <table:table-cell office:value-type="string">
            <text:p>DBSERVER ASSESSORIA E SISTEMA DE INFORMAÇÃO</text:p>
          </table:table-cell>
          <table:table-cell office:value-type="string">
            <text:p>DBSERVER</text:p>
          </table:table-cell>
          <table:table-cell office:value-type="string">
            <text:p>RS</text:p>
          </table:table-cell>
          <table:table-cell office:value-type="string">
            <text:p>BL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01989/2015/DC/4600</text:p>
          </table:table-cell>
          <table:table-cell office:value-type="string">
            <text:p>2015-11-20</text:p>
          </table:table-cell>
          <table:table-cell office:value-type="string">
            <text:p>Contrato</text:p>
          </table:table-cell>
          <table:table-cell office:value-type="string">
            <text:p>2015-12-02</text:p>
          </table:table-cell>
          <table:table-cell office:value-type="string">
            <text:p>RSPAE0PM001</text:p>
          </table:table-cell>
          <table:table-cell/>
          <table:table-cell office:value-type="string">
            <text:p>POP de Porto Alegre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enida Ipiranga, 6681, <text:s/>prédio 99A 5º andar</text:p>
          </table:table-cell>
          <table:table-cell table:number-columns-repeated="2"/>
          <table:table-cell office:value-type="string">
            <text:p>90.619-900</text:p>
          </table:table-cell>
          <table:table-cell office:value-type="string">
            <text:p>Carlos André Giese</text:p>
          </table:table-cell>
          <table:table-cell office:value-type="string">
            <text:p>(51) 3322-6828</text:p>
          </table:table-cell>
          <table:table-cell office:value-type="string">
            <text:p>(51) 9330-8156</text:p>
          </table:table-cell>
          <table:table-cell office:value-type="string">
            <text:p>carlosg@dbserver.com.br</text:p>
          </table:table-cell>
          <table:table-cell office:value-type="string">
            <text:p>2300.00</text:p>
          </table:table-cell>
          <table:table-cell office:value-type="string">
            <text:p>2015-12-24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RJL3000002</text:p>
          </table:table-cell>
          <table:table-cell office:value-type="string">
            <text:p>MINISTÉRIO DAS COMUNICAÇÕES</text:p>
          </table:table-cell>
          <table:table-cell office:value-type="string">
            <text:p>MINICOM - RJO</text:p>
          </table:table-cell>
          <table:table-cell office:value-type="string">
            <text:p>RJ</text:p>
          </table:table-cell>
          <table:table-cell office:value-type="string">
            <text:p>L3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1749/2015/DC/4600</text:p>
          </table:table-cell>
          <table:table-cell office:value-type="string">
            <text:p>2015-06-25</text:p>
          </table:table-cell>
          <table:table-cell office:value-type="string">
            <text:p>Contrato</text:p>
          </table:table-cell>
          <table:table-cell office:value-type="string">
            <text:p>2015-12-02</text:p>
          </table:table-cell>
          <table:table-cell office:value-type="string">
            <text:p>RJRJO0PM012</text:p>
          </table:table-cell>
          <table:table-cell office:value-type="string">
            <text:p>Fibra óptica TELEBRAS</text:p>
          </table:table-cell>
          <table:table-cell office:value-type="string">
            <text:p>PoP Correios - Avenida Presidente Vargas, 3077 - Centro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office:value-type="string">
            <text:p>20.210-972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Rua 1º de Março, 64 - 1º Andar (ECT) - Centro</text:p>
          </table:table-cell>
          <table:table-cell table:number-columns-repeated="2"/>
          <table:table-cell office:value-type="string">
            <text:p>20.010-900</text:p>
          </table:table-cell>
          <table:table-cell office:value-type="string">
            <text:p>Jorge Guilherme Júnior</text:p>
          </table:table-cell>
          <table:table-cell office:value-type="string">
            <text:p>(21) 2223-0120</text:p>
          </table:table-cell>
          <table:table-cell office:value-type="string">
            <text:p>(21) 2253-0802</text:p>
          </table:table-cell>
          <table:table-cell/>
          <table:table-cell office:value-type="string">
            <text:p>19335.68</text:p>
          </table:table-cell>
          <table:table-cell office:value-type="string">
            <text:p>2015-10-08</text:p>
          </table:table-cell>
          <table:table-cell office:value-type="string">
            <text:p>operação</text:p>
          </table:table-cell>
          <table:table-cell office:value-type="string">
            <text:p>downgrade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RJAC000004</text:p>
          </table:table-cell>
          <table:table-cell office:value-type="string">
            <text:p>GRUPAMENTO DE APOIO LOGÍSTICO (GAL)</text:p>
          </table:table-cell>
          <table:table-cell office:value-type="string">
            <text:p>GAL - ILHA GOVERNADOR</text:p>
          </table:table-cell>
          <table:table-cell office:value-type="string">
            <text:p>RJ</text:p>
          </table:table-cell>
          <table:table-cell office:value-type="string">
            <text:p>AC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01585/2015/DC/4600</text:p>
          </table:table-cell>
          <table:table-cell office:value-type="string">
            <text:p>2015-03-16</text:p>
          </table:table-cell>
          <table:table-cell office:value-type="string">
            <text:p>Contrato</text:p>
          </table:table-cell>
          <table:table-cell office:value-type="string">
            <text:p>2015-12-01</text:p>
          </table:table-cell>
          <table:table-cell office:value-type="string">
            <text:p>RJRJO0PM012</text:p>
          </table:table-cell>
          <table:table-cell/>
          <table:table-cell office:value-type="string">
            <text:p>PoP Correios - Avenida Presidente Vargas, 3077 Cidade Nova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office:value-type="string">
            <text:p>20.210-972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Estrada do Galeão s/n, Ponta do Galeão - Ilha do Governador</text:p>
          </table:table-cell>
          <table:table-cell table:number-columns-repeated="2"/>
          <table:table-cell office:value-type="string">
            <text:p>21.941-520</text:p>
          </table:table-cell>
          <table:table-cell office:value-type="string">
            <text:p>Tenente Santana</text:p>
          </table:table-cell>
          <table:table-cell office:value-type="string">
            <text:p>(21) 2101 7913</text:p>
          </table:table-cell>
          <table:table-cell/>
          <table:table-cell office:value-type="string">
            <text:p>santanajmps@aer.mil.br</text:p>
          </table:table-cell>
          <table:table-cell office:value-type="string">
            <text:p>42119.00</text:p>
          </table:table-cell>
          <table:table-cell office:value-type="string">
            <text:p>2015-06-24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TOBL000048</text:p>
          </table:table-cell>
          <table:table-cell office:value-type="string">
            <text:p>JC TELECOM SERVIÇOS DE TELECOMUNICAÇÕES LTDA - EPP - FILIAL</text:p>
          </table:table-cell>
          <table:table-cell office:value-type="string">
            <text:p>JC TELECOM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2000">
            <text:p>2000</text:p>
          </table:table-cell>
          <table:table-cell office:value-type="string">
            <text:p>01918/2015/DC/4600</text:p>
          </table:table-cell>
          <table:table-cell office:value-type="string">
            <text:p>2015-10-02</text:p>
          </table:table-cell>
          <table:table-cell office:value-type="string">
            <text:p>Contrato</text:p>
          </table:table-cell>
          <table:table-cell office:value-type="string">
            <text:p>2015-11-30</text:p>
          </table:table-cell>
          <table:table-cell office:value-type="string">
            <text:p>TOCGO0PP001</text:p>
          </table:table-cell>
          <table:table-cell office:value-type="string">
            <text:p>Fibra óptica Cliente</text:p>
          </table:table-cell>
          <table:table-cell office:value-type="string">
            <text:p>Cliente irá buscar o link em fibra na Caixa R2 no POP de Colinas - TO</text:p>
          </table:table-cell>
          <table:table-cell office:value-type="string">
            <text:p>Colinas do Tocantins</text:p>
          </table:table-cell>
          <table:table-cell office:value-type="string">
            <text:p>TO</text:p>
          </table:table-cell>
          <table:table-cell table:number-columns-repeated="2"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Crispim Jacques</text:p>
          </table:table-cell>
          <table:table-cell office:value-type="string">
            <text:p>(94) 3424-6079</text:p>
          </table:table-cell>
          <table:table-cell office:value-type="string">
            <text:p>(94) 9152-1802</text:p>
          </table:table-cell>
          <table:table-cell office:value-type="string">
            <text:p>crispim105@hotmail.com</text:p>
          </table:table-cell>
          <table:table-cell office:value-type="string">
            <text:p>60000.00</text:p>
          </table:table-cell>
          <table:table-cell office:value-type="string">
            <text:p>2015-10-24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GOBL000033</text:p>
          </table:table-cell>
          <table:table-cell office:value-type="string">
            <text:p>L.C. DE CARVALHO CARNEIRO</text:p>
          </table:table-cell>
          <table:table-cell office:value-type="string">
            <text:p>LC DE CARVALHO CARNEIRO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927/2015/DC/4600</text:p>
          </table:table-cell>
          <table:table-cell office:value-type="string">
            <text:p>2015-10-06</text:p>
          </table:table-cell>
          <table:table-cell office:value-type="string">
            <text:p>Contrato</text:p>
          </table:table-cell>
          <table:table-cell office:value-type="string">
            <text:p>2015-11-27</text:p>
          </table:table-cell>
          <table:table-cell office:value-type="string">
            <text:p>GOSNU0PP001</text:p>
          </table:table-cell>
          <table:table-cell office:value-type="string">
            <text:p>Fibra óptica Cliente</text:p>
          </table:table-cell>
          <table:table-cell office:value-type="string">
            <text:p>Pop de Santa Rita do Araguaia - GO</text:p>
          </table:table-cell>
          <table:table-cell office:value-type="string">
            <text:p>Santa Rita do Araguaia</text:p>
          </table:table-cell>
          <table:table-cell office:value-type="string">
            <text:p>GO</text:p>
          </table:table-cell>
          <table:table-cell table:number-columns-repeated="2"/>
          <table:table-cell office:value-type="string">
            <text:p>Fibra óptica Cliente</text:p>
          </table:table-cell>
          <table:table-cell office:value-type="string">
            <text:p>Pop de Santa Rita do Araguaia</text:p>
          </table:table-cell>
          <table:table-cell table:number-columns-repeated="3"/>
          <table:table-cell office:value-type="string">
            <text:p>Larry Cesar</text:p>
          </table:table-cell>
          <table:table-cell office:value-type="string">
            <text:p>(66) 3481-2700</text:p>
          </table:table-cell>
          <table:table-cell office:value-type="string">
            <text:p>(66) 9926-8309</text:p>
          </table:table-cell>
          <table:table-cell office:value-type="string">
            <text:p>larrymsi@gmail.com</text:p>
          </table:table-cell>
          <table:table-cell office:value-type="string">
            <text:p>8200.00</text:p>
          </table:table-cell>
          <table:table-cell office:value-type="string">
            <text:p>2015-11-16</text:p>
          </table:table-cell>
          <table:table-cell office:value-type="string">
            <text:p>operação</text:p>
          </table:table-cell>
          <table:table-cell office:value-type="string">
            <text:p>alteração para AS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GOL3000001</text:p>
          </table:table-cell>
          <table:table-cell office:value-type="string">
            <text:p>MINISTÉRIO DAS COMUNICAÇÕES</text:p>
          </table:table-cell>
          <table:table-cell office:value-type="string">
            <text:p>MINICOM - GNA</text:p>
          </table:table-cell>
          <table:table-cell office:value-type="string">
            <text:p>GO</text:p>
          </table:table-cell>
          <table:table-cell office:value-type="string">
            <text:p>L3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1751/2015/DC/4600</text:p>
          </table:table-cell>
          <table:table-cell office:value-type="string">
            <text:p>2015-06-25</text:p>
          </table:table-cell>
          <table:table-cell office:value-type="string">
            <text:p>Contrato</text:p>
          </table:table-cell>
          <table:table-cell office:value-type="string">
            <text:p>2015-11-27</text:p>
          </table:table-cell>
          <table:table-cell office:value-type="string">
            <text:p>GOGNA0TR001</text:p>
          </table:table-cell>
          <table:table-cell/>
          <table:table-cell office:value-type="string">
            <text:p>RUA T-36, Qd. 147, No 3.182 Edif. AQUARIUS CENTER - SETOR BUENO</text:p>
          </table:table-cell>
          <table:table-cell office:value-type="string">
            <text:p>Goiânia</text:p>
          </table:table-cell>
          <table:table-cell office:value-type="string">
            <text:p>GO</text:p>
          </table:table-cell>
          <table:table-cell office:value-type="string">
            <text:p>74.223-901</text:p>
          </table:table-cell>
          <table:table-cell/>
          <table:table-cell office:value-type="string">
            <text:p>EILD Fibra</text:p>
          </table:table-cell>
          <table:table-cell office:value-type="string">
            <text:p>Praça Cívica, 11 (ECT</text:p>
          </table:table-cell>
          <table:table-cell table:number-columns-repeated="2"/>
          <table:table-cell office:value-type="string">
            <text:p>74.003-970</text:p>
          </table:table-cell>
          <table:table-cell office:value-type="string">
            <text:p>De 7am a 8pm: 2027-6070</text:p>
          </table:table-cell>
          <table:table-cell office:value-type="string">
            <text:p>(61) 2027-5205</text:p>
          </table:table-cell>
          <table:table-cell/>
          <table:table-cell office:value-type="string">
            <text:p>Celular de plantão: 9817-0821 / Supervisão do Plantão: 9196-</text:p>
          </table:table-cell>
          <table:table-cell office:value-type="string">
            <text:p>9164.83</text:p>
          </table:table-cell>
          <table:table-cell office:value-type="string">
            <text:p>2015-10-08</text:p>
          </table:table-cell>
          <table:table-cell office:value-type="string">
            <text:p>operação</text:p>
          </table:table-cell>
          <table:table-cell office:value-type="string">
            <text:p>downgrade</text:p>
          </table:table-cell>
          <table:table-cell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RSBL000006</text:p>
          </table:table-cell>
          <table:table-cell office:value-type="string">
            <text:p>PAIM &amp; ASSOCIADOS COMUNICAÇÃO LTDA</text:p>
          </table:table-cell>
          <table:table-cell office:value-type="string">
            <text:p>PAIM COMUNICAÇÃO</text:p>
          </table:table-cell>
          <table:table-cell office:value-type="string">
            <text:p>RS</text:p>
          </table:table-cell>
          <table:table-cell office:value-type="string">
            <text:p>BL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01990/2015/DC/4600</text:p>
          </table:table-cell>
          <table:table-cell office:value-type="string">
            <text:p>2015-11-20</text:p>
          </table:table-cell>
          <table:table-cell office:value-type="string">
            <text:p>Contrato</text:p>
          </table:table-cell>
          <table:table-cell office:value-type="string">
            <text:p>2015-11-27</text:p>
          </table:table-cell>
          <table:table-cell office:value-type="string">
            <text:p>RSPAE0PM001</text:p>
          </table:table-cell>
          <table:table-cell/>
          <table:table-cell office:value-type="string">
            <text:p>POP de Porto Alegre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 table:number-columns-repeated="2"/>
          <table:table-cell office:value-type="string">
            <text:p>Cabo Interno Cliente</text:p>
          </table:table-cell>
          <table:table-cell office:value-type="string">
            <text:p>Avenida Ipiranga, 6681, prédio 99A 8 andar</text:p>
          </table:table-cell>
          <table:table-cell table:number-columns-repeated="2"/>
          <table:table-cell office:value-type="string">
            <text:p>90.619-900</text:p>
          </table:table-cell>
          <table:table-cell office:value-type="string">
            <text:p>Sergio Araujo</text:p>
          </table:table-cell>
          <table:table-cell office:value-type="string">
            <text:p>(51) 2102-2577</text:p>
          </table:table-cell>
          <table:table-cell office:value-type="string">
            <text:p>(51) 9988-3029</text:p>
          </table:table-cell>
          <table:table-cell office:value-type="string">
            <text:p>sergio.araujo@paim.com.br</text:p>
          </table:table-cell>
          <table:table-cell office:value-type="string">
            <text:p>644.20</text:p>
          </table:table-cell>
          <table:table-cell office:value-type="string">
            <text:p>2015-12-24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MGL3000001</text:p>
          </table:table-cell>
          <table:table-cell office:value-type="string">
            <text:p>MINISTÉRIO DAS COMUNICAÇÕES</text:p>
          </table:table-cell>
          <table:table-cell office:value-type="string">
            <text:p>MINICOM - BHE</text:p>
          </table:table-cell>
          <table:table-cell office:value-type="string">
            <text:p>MG</text:p>
          </table:table-cell>
          <table:table-cell office:value-type="string">
            <text:p>L3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1752/2015/DC/4600</text:p>
          </table:table-cell>
          <table:table-cell office:value-type="string">
            <text:p>2015-06-25</text:p>
          </table:table-cell>
          <table:table-cell office:value-type="string">
            <text:p>Contrato</text:p>
          </table:table-cell>
          <table:table-cell office:value-type="string">
            <text:p>2015-11-26</text:p>
          </table:table-cell>
          <table:table-cell office:value-type="string">
            <text:p>MGBHE0PM002</text:p>
          </table:table-cell>
          <table:table-cell office:value-type="string">
            <text:p>Fibra óptica TELEBRAS</text:p>
          </table:table-cell>
          <table:table-cell office:value-type="string">
            <text:p>Ave Presidente Carlos Luz, 1275</text:p>
          </table:table-cell>
          <table:table-cell office:value-type="string">
            <text:p>Belo Horizonte</text:p>
          </table:table-cell>
          <table:table-cell office:value-type="string">
            <text:p>MG</text:p>
          </table:table-cell>
          <table:table-cell office:value-type="string">
            <text:p>31.230-00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Av. Afonso Pena, 1.270 - Térreo - sala 001 (ECT) - Centro</text:p>
          </table:table-cell>
          <table:table-cell table:number-columns-repeated="2"/>
          <table:table-cell office:value-type="string">
            <text:p>30.130-900</text:p>
          </table:table-cell>
          <table:table-cell office:value-type="string">
            <text:p>De 7am a 8pm: 2027-6070</text:p>
          </table:table-cell>
          <table:table-cell office:value-type="string">
            <text:p>(31) 3222-9103</text:p>
          </table:table-cell>
          <table:table-cell/>
          <table:table-cell office:value-type="string">
            <text:p>Celular de plantão: 9817-0821 / Supervisão do Plantão: 9196-</text:p>
          </table:table-cell>
          <table:table-cell office:value-type="string">
            <text:p>9164.83</text:p>
          </table:table-cell>
          <table:table-cell office:value-type="string">
            <text:p>2015-10-08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GOBL000026</text:p>
          </table:table-cell>
          <table:table-cell office:value-type="string">
            <text:p>FULL 3 TELECOM LTDA - ME</text:p>
          </table:table-cell>
          <table:table-cell office:value-type="string">
            <text:p>FULL 3 TELECOM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01717/2015/DC/4600</text:p>
          </table:table-cell>
          <table:table-cell office:value-type="string">
            <text:p>2015-06-02</text:p>
          </table:table-cell>
          <table:table-cell office:value-type="string">
            <text:p>Contrato</text:p>
          </table:table-cell>
          <table:table-cell office:value-type="string">
            <text:p>2015-11-24</text:p>
          </table:table-cell>
          <table:table-cell office:value-type="string">
            <text:p>GOSNU0PP001</text:p>
          </table:table-cell>
          <table:table-cell/>
          <table:table-cell office:value-type="string">
            <text:p>POP de Santa Rita do Araguaia - GO</text:p>
          </table:table-cell>
          <table:table-cell office:value-type="string">
            <text:p>Santa Rita do Araguaia</text:p>
          </table:table-cell>
          <table:table-cell office:value-type="string">
            <text:p>GO</text:p>
          </table:table-cell>
          <table:table-cell/>
          <table:table-cell office:value-type="string">
            <text:p>GOSNU0PP001</text:p>
          </table:table-cell>
          <table:table-cell office:value-type="string">
            <text:p>Fibra óptica Cliente</text:p>
          </table:table-cell>
          <table:table-cell office:value-type="string">
            <text:p>Cliente buscará em fibra no POP de Santa Rita do Araguaia - GO</text:p>
          </table:table-cell>
          <table:table-cell office:value-type="string">
            <text:p>Santa Rita do Araguaia</text:p>
          </table:table-cell>
          <table:table-cell office:value-type="string">
            <text:p>GO</text:p>
          </table:table-cell>
          <table:table-cell/>
          <table:table-cell office:value-type="string">
            <text:p>Aldejunior Pereira Barros</text:p>
          </table:table-cell>
          <table:table-cell office:value-type="string">
            <text:p>(66) 3481-3151</text:p>
          </table:table-cell>
          <table:table-cell office:value-type="string">
            <text:p>(66) 9649-1580</text:p>
          </table:table-cell>
          <table:table-cell office:value-type="string">
            <text:p>rteixeira@rteixeiratelecom.com.br</text:p>
          </table:table-cell>
          <table:table-cell office:value-type="string">
            <text:p>17138.29</text:p>
          </table:table-cell>
          <table:table-cell office:value-type="string">
            <text:p>2015-08-07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SPL2000016</text:p>
          </table:table-cell>
          <table:table-cell office:value-type="string">
            <text:p>PAULO DE TARSO DE CARVALHO BAYMA FILHO</text:p>
          </table:table-cell>
          <table:table-cell office:value-type="string">
            <text:p>PAULO DE TARSO - BARUERI-SÃO LUÍS</text:p>
          </table:table-cell>
          <table:table-cell office:value-type="string">
            <text:p>SP</text:p>
          </table:table-cell>
          <table:table-cell office:value-type="string">
            <text:p>L2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1924/2015/DC/4600</text:p>
          </table:table-cell>
          <table:table-cell office:value-type="string">
            <text:p>2015-10-05</text:p>
          </table:table-cell>
          <table:table-cell office:value-type="string">
            <text:p>Contrato</text:p>
          </table:table-cell>
          <table:table-cell office:value-type="string">
            <text:p>2015-11-19</text:p>
          </table:table-cell>
          <table:table-cell office:value-type="string">
            <text:p>SPBRE0PM002</text:p>
          </table:table-cell>
          <table:table-cell office:value-type="string">
            <text:p>Cabo Interno Cliente</text:p>
          </table:table-cell>
          <table:table-cell office:value-type="string">
            <text:p>Pop de Barueri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/>
          <table:table-cell office:value-type="string">
            <text:p>MASLS0PP001</text:p>
          </table:table-cell>
          <table:table-cell office:value-type="string">
            <text:p>Fibra óptica Cliente</text:p>
          </table:table-cell>
          <table:table-cell office:value-type="string">
            <text:p>POP de São Luís</text:p>
          </table:table-cell>
          <table:table-cell office:value-type="string">
            <text:p>São Luís</text:p>
          </table:table-cell>
          <table:table-cell office:value-type="string">
            <text:p>MA</text:p>
          </table:table-cell>
          <table:table-cell/>
          <table:table-cell office:value-type="string">
            <text:p>Paulo de Tarso de Carvalho Bayma Filho</text:p>
          </table:table-cell>
          <table:table-cell office:value-type="string">
            <text:p>(98) 3133-1300</text:p>
          </table:table-cell>
          <table:table-cell office:value-type="string">
            <text:p>(98) 8161-1556</text:p>
          </table:table-cell>
          <table:table-cell office:value-type="string">
            <text:p>paulo@wikitelecom.com.br</text:p>
          </table:table-cell>
          <table:table-cell office:value-type="string">
            <text:p>32260.00</text:p>
          </table:table-cell>
          <table:table-cell office:value-type="string">
            <text:p>2015-10-30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TOBL000049</text:p>
          </table:table-cell>
          <table:table-cell office:value-type="string">
            <text:p>BRT COMÉRCIO DE PRODUTOS DE INFORMÁTICA LTDA - ME</text:p>
          </table:table-cell>
          <table:table-cell office:value-type="string">
            <text:p>BRT NETWORK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01926/2015/DC/4600</text:p>
          </table:table-cell>
          <table:table-cell office:value-type="string">
            <text:p>2015-10-07</text:p>
          </table:table-cell>
          <table:table-cell office:value-type="string">
            <text:p>Contrato</text:p>
          </table:table-cell>
          <table:table-cell office:value-type="string">
            <text:p>2015-11-18</text:p>
          </table:table-cell>
          <table:table-cell office:value-type="string">
            <text:p>TOGUR0TR003</text:p>
          </table:table-cell>
          <table:table-cell office:value-type="string">
            <text:p>Rádio Cliente</text:p>
          </table:table-cell>
          <table:table-cell office:value-type="string">
            <text:p>ETR UFT Gurupi - Rua Badejos, L 7, Chácara 69/72 - Zona Rural</text:p>
          </table:table-cell>
          <table:table-cell office:value-type="string">
            <text:p>Gurupi</text:p>
          </table:table-cell>
          <table:table-cell office:value-type="string">
            <text:p>TO</text:p>
          </table:table-cell>
          <table:table-cell table:number-columns-repeated="2"/>
          <table:table-cell office:value-type="string">
            <text:p>Rádio Cliente</text:p>
          </table:table-cell>
          <table:table-cell office:value-type="string">
            <text:p>BR-242, KM 4</text:p>
          </table:table-cell>
          <table:table-cell table:number-columns-repeated="3"/>
          <table:table-cell office:value-type="string">
            <text:p>CLEZIO</text:p>
          </table:table-cell>
          <table:table-cell office:value-type="string">
            <text:p>(63) 3316-1653</text:p>
          </table:table-cell>
          <table:table-cell office:value-type="string">
            <text:p>(63) 9933-1653</text:p>
          </table:table-cell>
          <table:table-cell office:value-type="string">
            <text:p>clezio@brtinformatica.com.br</text:p>
          </table:table-cell>
          <table:table-cell office:value-type="string">
            <text:p>7200.00</text:p>
          </table:table-cell>
          <table:table-cell office:value-type="string">
            <text:p>2015-11-09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PABL000019</text:p>
          </table:table-cell>
          <table:table-cell office:value-type="string">
            <text:p>WLAN SISTEMAS LTDA</text:p>
          </table:table-cell>
          <table:table-cell office:value-type="string">
            <text:p>WLAN SISTEMAS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01952/2015/DC/4600</text:p>
          </table:table-cell>
          <table:table-cell office:value-type="string">
            <text:p>2015-10-28</text:p>
          </table:table-cell>
          <table:table-cell office:value-type="string">
            <text:p>Contrato</text:p>
          </table:table-cell>
          <table:table-cell office:value-type="string">
            <text:p>2015-11-18</text:p>
          </table:table-cell>
          <table:table-cell office:value-type="string">
            <text:p>PABLM0PM002</text:p>
          </table:table-cell>
          <table:table-cell table:number-columns-repeated="2"/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PABLM0PM002</text:p>
          </table:table-cell>
          <table:table-cell office:value-type="string">
            <text:p>Fibra óptica Cliente</text:p>
          </table:table-cell>
          <table:table-cell office:value-type="string">
            <text:p>POP UFPA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Alexandre Lobato</text:p>
          </table:table-cell>
          <table:table-cell/>
          <table:table-cell office:value-type="string">
            <text:p>(91) 98968-4880</text:p>
          </table:table-cell>
          <table:table-cell office:value-type="string">
            <text:p>pedro@wlansistemas.com.br</text:p>
          </table:table-cell>
          <table:table-cell office:value-type="string">
            <text:p>19800.00</text:p>
          </table:table-cell>
          <table:table-cell office:value-type="string">
            <text:p>2015-11-15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DFAC000047</text:p>
          </table:table-cell>
          <table:table-cell office:value-type="string">
            <text:p>TELECOMUNICACÇÕES BRASILEIRAS S. A. - TELEBRAS</text:p>
          </table:table-cell>
          <table:table-cell office:value-type="string">
            <text:p>TELEBRAS - TESTE 1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1953/2015/Dc/4600</text:p>
          </table:table-cell>
          <table:table-cell office:value-type="string">
            <text:p>2015-10-28</text:p>
          </table:table-cell>
          <table:table-cell office:value-type="string">
            <text:p>Contrato</text:p>
          </table:table-cell>
          <table:table-cell office:value-type="string">
            <text:p>2015-11-17</text:p>
          </table:table-cell>
          <table:table-cell office:value-type="string">
            <text:p>DFBSA0PP004</text:p>
          </table:table-cell>
          <table:table-cell office:value-type="string">
            <text:p>Cabo Interno TELEBRAS</text:p>
          </table:table-cell>
          <table:table-cell office:value-type="string">
            <text:p>Telebras Sede - SCS, Quadra 09, Lote C Ed. Parque Cidade Corporate, Bloco C - 3º pavimento - Sala dos Servidores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308-200</text:p>
          </table:table-cell>
          <table:table-cell/>
          <table:table-cell office:value-type="string">
            <text:p>Cabo Interno TELEBRAS</text:p>
          </table:table-cell>
          <table:table-cell office:value-type="string">
            <text:p>Telebras Sede - SCS, Quadra 09, Lote C Ed. Parque Cidade Corporate, Bloco C - 3º pavimento - Sala dos Servidores</text:p>
          </table:table-cell>
          <table:table-cell table:number-columns-repeated="2"/>
          <table:table-cell office:value-type="string">
            <text:p>70.308-200</text:p>
          </table:table-cell>
          <table:table-cell office:value-type="string">
            <text:p>José Angelo Amado</text:p>
          </table:table-cell>
          <table:table-cell/>
          <table:table-cell office:value-type="string">
            <text:p>61 2027-1654</text:p>
          </table:table-cell>
          <table:table-cell/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BABL000002</text:p>
          </table:table-cell>
          <table:table-cell office:value-type="string">
            <text:p>MAX TELECOMUNICAÇÕES LTDA</text:p>
          </table:table-cell>
          <table:table-cell office:value-type="string">
            <text:p>MAXIMIDIA</text:p>
          </table:table-cell>
          <table:table-cell office:value-type="string">
            <text:p>BA</text:p>
          </table:table-cell>
          <table:table-cell office:value-type="string">
            <text:p>BL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1878/2015/DC/4600</text:p>
          </table:table-cell>
          <table:table-cell office:value-type="string">
            <text:p>2015-09-14</text:p>
          </table:table-cell>
          <table:table-cell office:value-type="string">
            <text:p>Contrato</text:p>
          </table:table-cell>
          <table:table-cell office:value-type="string">
            <text:p>2015-11-16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Cliente buscará link via fibra no PoP de Prado - BA</text:p>
          </table:table-cell>
          <table:table-cell table:number-columns-repeated="4"/>
          <table:table-cell office:value-type="string">
            <text:p>Fibra óptica TELEBRAS</text:p>
          </table:table-cell>
          <table:table-cell table:number-columns-repeated="4"/>
          <table:table-cell office:value-type="string">
            <text:p>Anderson</text:p>
          </table:table-cell>
          <table:table-cell office:value-type="string">
            <text:p>(73) 3263-9050</text:p>
          </table:table-cell>
          <table:table-cell office:value-type="string">
            <text:p>(73) 8808-5000</text:p>
          </table:table-cell>
          <table:table-cell office:value-type="string">
            <text:p>maximidia@maximidianet.com.br</text:p>
          </table:table-cell>
          <table:table-cell office:value-type="string">
            <text:p>0.00</text:p>
          </table:table-cell>
          <table:table-cell office:value-type="string">
            <text:p>2015-10-16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RSCI000002</text:p>
          </table:table-cell>
          <table:table-cell office:value-type="string">
            <text:p>PROCERGS - CIA PROCESSAMENTO DADOS DO ESTADO RIO GRANDE SUL</text:p>
          </table:table-cell>
          <table:table-cell office:value-type="string">
            <text:p>PROCERGS - AEROPORTO 1</text:p>
          </table:table-cell>
          <table:table-cell office:value-type="string">
            <text:p>RS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947/2015/DC/4600</text:p>
          </table:table-cell>
          <table:table-cell office:value-type="string">
            <text:p>2015-11-25</text:p>
          </table:table-cell>
          <table:table-cell office:value-type="string">
            <text:p>Contrato</text:p>
          </table:table-cell>
          <table:table-cell office:value-type="string">
            <text:p>2015-11-13</text:p>
          </table:table-cell>
          <table:table-cell office:value-type="string">
            <text:p>RSPAE0PM004</text:p>
          </table:table-cell>
          <table:table-cell office:value-type="string">
            <text:p>Fibra óptica TELEBRAS</text:p>
          </table:table-cell>
          <table:table-cell office:value-type="string">
            <text:p>Av. Severo Dulius, 90.010 - São João - Aeroporto Salgado Filho - Terminal 1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 office:value-type="string">
            <text:p>90.200-310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Avenida Sartório Nº1725</text:p>
          </table:table-cell>
          <table:table-cell table:number-columns-repeated="3"/>
          <table:table-cell office:value-type="string">
            <text:p>Flavio Arthur Leal Ferreira</text:p>
          </table:table-cell>
          <table:table-cell office:value-type="string">
            <text:p>51 3210 3255</text:p>
          </table:table-cell>
          <table:table-cell/>
          <table:table-cell office:value-type="string">
            <text:p>arthur@procergs.rs.gov.br</text:p>
          </table:table-cell>
          <table:table-cell office:value-type="string">
            <text:p>0.00</text:p>
          </table:table-cell>
          <table:table-cell office:value-type="string">
            <text:p>2015-11-04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RSCI000004</text:p>
          </table:table-cell>
          <table:table-cell office:value-type="string">
            <text:p>PROCERGS - CIA PROCESSAMENTO DADOS DO ESTADO RIO GRANDE SUL</text:p>
          </table:table-cell>
          <table:table-cell office:value-type="string">
            <text:p>PROCERGS - AEROPORTO 2</text:p>
          </table:table-cell>
          <table:table-cell office:value-type="string">
            <text:p>RS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947/2015/DC/4600</text:p>
          </table:table-cell>
          <table:table-cell office:value-type="string">
            <text:p>2015-11-25</text:p>
          </table:table-cell>
          <table:table-cell office:value-type="string">
            <text:p>Contrato</text:p>
          </table:table-cell>
          <table:table-cell office:value-type="string">
            <text:p>2015-11-13</text:p>
          </table:table-cell>
          <table:table-cell office:value-type="string">
            <text:p>RSPAE0PM004</text:p>
          </table:table-cell>
          <table:table-cell office:value-type="string">
            <text:p>Fibra óptica TELEBRAS</text:p>
          </table:table-cell>
          <table:table-cell office:value-type="string">
            <text:p>Av. Severo Dulius, 90.010 - São João - Aeroporto Salgado Filho - Terminal 1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 office:value-type="string">
            <text:p>90.200-310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Avenida Sartório Nº1725</text:p>
          </table:table-cell>
          <table:table-cell table:number-columns-repeated="3"/>
          <table:table-cell office:value-type="string">
            <text:p>Flavio Arthur Leal Ferreira</text:p>
          </table:table-cell>
          <table:table-cell office:value-type="string">
            <text:p>51 3210 3255</text:p>
          </table:table-cell>
          <table:table-cell/>
          <table:table-cell office:value-type="string">
            <text:p>arthur@procergs.rs.gov.br</text:p>
          </table:table-cell>
          <table:table-cell office:value-type="string">
            <text:p>0.00</text:p>
          </table:table-cell>
          <table:table-cell office:value-type="string">
            <text:p>2015-11-04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RSCI000005</text:p>
          </table:table-cell>
          <table:table-cell office:value-type="string">
            <text:p>PROCERGS - CIA PROCESSAMENTO DADOS DO ESTADO RIO GRANDE SUL</text:p>
          </table:table-cell>
          <table:table-cell office:value-type="string">
            <text:p>PROCERGS - AEROPORTO 3</text:p>
          </table:table-cell>
          <table:table-cell office:value-type="string">
            <text:p>RS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948/2015/DC/4600</text:p>
          </table:table-cell>
          <table:table-cell office:value-type="string">
            <text:p>2015-11-25</text:p>
          </table:table-cell>
          <table:table-cell office:value-type="string">
            <text:p>Contrato</text:p>
          </table:table-cell>
          <table:table-cell office:value-type="string">
            <text:p>2015-11-13</text:p>
          </table:table-cell>
          <table:table-cell office:value-type="string">
            <text:p>RSPAE0PM004</text:p>
          </table:table-cell>
          <table:table-cell office:value-type="string">
            <text:p>Fibra óptica TELEBRAS</text:p>
          </table:table-cell>
          <table:table-cell office:value-type="string">
            <text:p>Av. Severo Dulius, 90.010 - São João - Aeroporto Salgado Filho - Terminal 1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 office:value-type="string">
            <text:p>90.200-310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Avenida Sartório Nº1725</text:p>
          </table:table-cell>
          <table:table-cell table:number-columns-repeated="3"/>
          <table:table-cell office:value-type="string">
            <text:p>Flavio Arthur Leal Ferreira</text:p>
          </table:table-cell>
          <table:table-cell office:value-type="string">
            <text:p>51 3210 3255</text:p>
          </table:table-cell>
          <table:table-cell/>
          <table:table-cell office:value-type="string">
            <text:p>arthur@procergs.rs.gov.br</text:p>
          </table:table-cell>
          <table:table-cell office:value-type="string">
            <text:p>0.00</text:p>
          </table:table-cell>
          <table:table-cell office:value-type="string">
            <text:p>2015-11-04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RSCI000006</text:p>
          </table:table-cell>
          <table:table-cell office:value-type="string">
            <text:p>PROCERGS - CIA PROCESSAMENTO DADOS DO ESTADO RIO GRANDE SUL</text:p>
          </table:table-cell>
          <table:table-cell office:value-type="string">
            <text:p>PROCERGS - AEROPORTO 4</text:p>
          </table:table-cell>
          <table:table-cell office:value-type="string">
            <text:p>RS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949/2015/DC/4600</text:p>
          </table:table-cell>
          <table:table-cell office:value-type="string">
            <text:p>2015-11-25</text:p>
          </table:table-cell>
          <table:table-cell office:value-type="string">
            <text:p>Contrato</text:p>
          </table:table-cell>
          <table:table-cell office:value-type="string">
            <text:p>2015-11-13</text:p>
          </table:table-cell>
          <table:table-cell office:value-type="string">
            <text:p>RSPAE0PM004</text:p>
          </table:table-cell>
          <table:table-cell office:value-type="string">
            <text:p>Fibra óptica Cliente</text:p>
          </table:table-cell>
          <table:table-cell office:value-type="string">
            <text:p>Av. Severo Dulius, 90.010 - São João - Aeroporto Salgado Filho - Terminal 1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 office:value-type="string">
            <text:p>90.200-310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Avenida Sartório Nº1725</text:p>
          </table:table-cell>
          <table:table-cell table:number-columns-repeated="3"/>
          <table:table-cell office:value-type="string">
            <text:p>Flavio Arthur Leal Ferreira</text:p>
          </table:table-cell>
          <table:table-cell office:value-type="string">
            <text:p>51 3210 3255</text:p>
          </table:table-cell>
          <table:table-cell/>
          <table:table-cell office:value-type="string">
            <text:p>arthur@procergs.rs.gov.br</text:p>
          </table:table-cell>
          <table:table-cell office:value-type="string">
            <text:p>0.00</text:p>
          </table:table-cell>
          <table:table-cell office:value-type="string">
            <text:p>2015-11-03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RSCI000007</text:p>
          </table:table-cell>
          <table:table-cell office:value-type="string">
            <text:p>PROCERGS - CIA PROCESSAMENTO DADOS DO ESTADO RIO GRANDE SUL</text:p>
          </table:table-cell>
          <table:table-cell office:value-type="string">
            <text:p>PROCERGS - AEROPORTO 5</text:p>
          </table:table-cell>
          <table:table-cell office:value-type="string">
            <text:p>RS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950/2015/DC/4600</text:p>
          </table:table-cell>
          <table:table-cell office:value-type="string">
            <text:p>2015-11-25</text:p>
          </table:table-cell>
          <table:table-cell office:value-type="string">
            <text:p>Contrato</text:p>
          </table:table-cell>
          <table:table-cell office:value-type="string">
            <text:p>2015-11-13</text:p>
          </table:table-cell>
          <table:table-cell office:value-type="string">
            <text:p>RSPAE0PM004</text:p>
          </table:table-cell>
          <table:table-cell office:value-type="string">
            <text:p>Fibra óptica Cliente</text:p>
          </table:table-cell>
          <table:table-cell office:value-type="string">
            <text:p>Av. Severo Dulius, 90.010 - São João - Aeroporto Salgado Filho - Terminal 1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 office:value-type="string">
            <text:p>90.200-31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Avenida Sartório Nº1725</text:p>
          </table:table-cell>
          <table:table-cell table:number-columns-repeated="3"/>
          <table:table-cell office:value-type="string">
            <text:p>Flavio Arthur Leal Ferreira</text:p>
          </table:table-cell>
          <table:table-cell office:value-type="string">
            <text:p>51 3210 3255</text:p>
          </table:table-cell>
          <table:table-cell/>
          <table:table-cell office:value-type="string">
            <text:p>arthur@procergs.rs.gov.br</text:p>
          </table:table-cell>
          <table:table-cell office:value-type="string">
            <text:p>0.00</text:p>
          </table:table-cell>
          <table:table-cell office:value-type="string">
            <text:p>2015-11-03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RSCI000009</text:p>
          </table:table-cell>
          <table:table-cell office:value-type="string">
            <text:p>PROCERGS - CIA PROCESSAMENTO DADOS DO ESTADO RIO GRANDE SUL</text:p>
          </table:table-cell>
          <table:table-cell office:value-type="string">
            <text:p>PROCERGS - AEROPORTO 6</text:p>
          </table:table-cell>
          <table:table-cell office:value-type="string">
            <text:p>RS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946/2015/DC/4600</text:p>
          </table:table-cell>
          <table:table-cell office:value-type="string">
            <text:p>2015-11-25</text:p>
          </table:table-cell>
          <table:table-cell office:value-type="string">
            <text:p>Contrato</text:p>
          </table:table-cell>
          <table:table-cell office:value-type="string">
            <text:p>2015-11-13</text:p>
          </table:table-cell>
          <table:table-cell office:value-type="string">
            <text:p>RSPAE0PM004</text:p>
          </table:table-cell>
          <table:table-cell office:value-type="string">
            <text:p>Fibra óptica Cliente</text:p>
          </table:table-cell>
          <table:table-cell office:value-type="string">
            <text:p>Av. Severo Dulius, 90.010 - São João - Aeroporto Salgado Filho - Terminal 1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 office:value-type="string">
            <text:p>90.200-310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Avenida Sartório Nº1725</text:p>
          </table:table-cell>
          <table:table-cell table:number-columns-repeated="3"/>
          <table:table-cell office:value-type="string">
            <text:p>Flavio Arthur Leal Ferreira</text:p>
          </table:table-cell>
          <table:table-cell office:value-type="string">
            <text:p>51 3210 3255</text:p>
          </table:table-cell>
          <table:table-cell/>
          <table:table-cell office:value-type="string">
            <text:p>arthur@procergs.rs.gov.br</text:p>
          </table:table-cell>
          <table:table-cell office:value-type="string">
            <text:p>0.00</text:p>
          </table:table-cell>
          <table:table-cell office:value-type="string">
            <text:p>2015-11-03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TOBL000047</text:p>
          </table:table-cell>
          <table:table-cell office:value-type="string">
            <text:p>MASTER ONLINE PROVEDOR SCM LTDA - ME</text:p>
          </table:table-cell>
          <table:table-cell office:value-type="string">
            <text:p>MASTER ONLINE - ETR ARAGUAÍNA 2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01910/2015/Dc/4600</text:p>
          </table:table-cell>
          <table:table-cell office:value-type="string">
            <text:p>2015-09-29</text:p>
          </table:table-cell>
          <table:table-cell office:value-type="string">
            <text:p>Contrato</text:p>
          </table:table-cell>
          <table:table-cell office:value-type="string">
            <text:p>2015-11-12</text:p>
          </table:table-cell>
          <table:table-cell office:value-type="string">
            <text:p>TOARN0TR001</text:p>
          </table:table-cell>
          <table:table-cell office:value-type="string">
            <text:p>Fibra óptica Cliente</text:p>
          </table:table-cell>
          <table:table-cell office:value-type="string">
            <text:p>Cliente irá buscar o link em fibra na ETR de Araguaína - TO (TOARN0TR001)</text:p>
          </table:table-cell>
          <table:table-cell office:value-type="string">
            <text:p>Araguaina</text:p>
          </table:table-cell>
          <table:table-cell office:value-type="string">
            <text:p>TO</text:p>
          </table:table-cell>
          <table:table-cell table:number-columns-repeated="2"/>
          <table:table-cell office:value-type="string">
            <text:p>Fibra óptica Cliente</text:p>
          </table:table-cell>
          <table:table-cell office:value-type="string">
            <text:p>Rua dois de Julho, n° 180 Sala 02 Setor Central</text:p>
          </table:table-cell>
          <table:table-cell table:number-columns-repeated="2"/>
          <table:table-cell office:value-type="string">
            <text:p>77.805-130</text:p>
          </table:table-cell>
          <table:table-cell office:value-type="string">
            <text:p>Fernando Souza Gouveia</text:p>
          </table:table-cell>
          <table:table-cell office:value-type="string">
            <text:p>(63) 3414-3297</text:p>
          </table:table-cell>
          <table:table-cell office:value-type="string">
            <text:p>(63) 9282-2928</text:p>
          </table:table-cell>
          <table:table-cell office:value-type="string">
            <text:p>masteronlinescm@bol.com.br</text:p>
          </table:table-cell>
          <table:table-cell office:value-type="string">
            <text:p>19500.00</text:p>
          </table:table-cell>
          <table:table-cell office:value-type="string">
            <text:p>2015-10-16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SPPW000001</text:p>
          </table:table-cell>
          <table:table-cell office:value-type="string">
            <text:p>TELECOMUNICACÇÕES BRASILEIRAS S. A. - TELEBRAS</text:p>
          </table:table-cell>
          <table:table-cell office:value-type="string">
            <text:p>ESCRITÓRIO TELEBRAS - SÃO PAULO</text:p>
          </table:table-cell>
          <table:table-cell office:value-type="string">
            <text:p>SP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string">
            <text:p>2015-11-10</text:p>
          </table:table-cell>
          <table:table-cell office:value-type="string">
            <text:p>Contrato</text:p>
          </table:table-cell>
          <table:table-cell office:value-type="string">
            <text:p>2015-11-10</text:p>
          </table:table-cell>
          <table:table-cell office:value-type="string">
            <text:p>DFBSA0PP001</text:p>
          </table:table-cell>
          <table:table-cell/>
          <table:table-cell office:value-type="string">
            <text:p>BSA - BRASÍLIA(Brasília/DF)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1.215-000</text:p>
          </table:table-cell>
          <table:table-cell office:value-type="string">
            <text:p>SPBRE0PM002</text:p>
          </table:table-cell>
          <table:table-cell office:value-type="string">
            <text:p>EILD Fibra</text:p>
          </table:table-cell>
          <table:table-cell office:value-type="string">
            <text:p>Rua Paes Leme, nº 524 - 7º andar - conjunto 71 - Bairro Pinheiro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/>
          <table:table-cell office:value-type="string">
            <text:p>Ireneu Giotoku</text:p>
          </table:table-cell>
          <table:table-cell table:number-columns-repeated="2"/>
          <table:table-cell office:value-type="string">
            <text:p>irineu.giotoku@telebras.com.br</text:p>
          </table:table-cell>
          <table:table-cell office:value-type="string">
            <text:p>0.00</text:p>
          </table:table-cell>
          <table:table-cell office:value-type="string">
            <text:p>2015-11-10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MTL2000008</text:p>
          </table:table-cell>
          <table:table-cell office:value-type="string">
            <text:p>VIVO S.A.</text:p>
          </table:table-cell>
          <table:table-cell office:value-type="string">
            <text:p>VIVO - CBA-BSA</text:p>
          </table:table-cell>
          <table:table-cell office:value-type="string">
            <text:p>MT</text:p>
          </table:table-cell>
          <table:table-cell office:value-type="string">
            <text:p>L2</text:p>
          </table:table-cell>
          <table:table-cell table:number-columns-repeated="2" office:value-type="float" office:value="5000">
            <text:p>5000</text:p>
          </table:table-cell>
          <table:table-cell office:value-type="string">
            <text:p>01937/2015/DC/4600</text:p>
          </table:table-cell>
          <table:table-cell office:value-type="string">
            <text:p>2015-11-04</text:p>
          </table:table-cell>
          <table:table-cell office:value-type="string">
            <text:p>Contrato</text:p>
          </table:table-cell>
          <table:table-cell office:value-type="string">
            <text:p>2015-11-07</text:p>
          </table:table-cell>
          <table:table-cell office:value-type="string">
            <text:p>MTCBA0PP001</text:p>
          </table:table-cell>
          <table:table-cell office:value-type="string">
            <text:p>Cabo Interno Cliente</text:p>
          </table:table-cell>
          <table:table-cell office:value-type="string">
            <text:p>Rod BR-364. Km 09. estrada Balneário Dr. Meirelles. Bairro Coxipó. acesso subestação</text:p>
          </table:table-cell>
          <table:table-cell office:value-type="string">
            <text:p>Cuiabá</text:p>
          </table:table-cell>
          <table:table-cell office:value-type="string">
            <text:p>MT</text:p>
          </table:table-cell>
          <table:table-cell office:value-type="string">
            <text:p>78.085-000</text:p>
          </table:table-cell>
          <table:table-cell office:value-type="string">
            <text:p>DFBSA0DC001</text:p>
          </table:table-cell>
          <table:table-cell office:value-type="string">
            <text:p>Fibra óptica Cliente</text:p>
          </table:table-cell>
          <table:table-cell office:value-type="string">
            <text:p>SIA - Setor de Áreas Públicas Lote A,Trecho 1, Zona Industrial - Guará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1.215-000</text:p>
          </table:table-cell>
          <table:table-cell office:value-type="string">
            <text:p>CIGR- <text:s/>VIVO</text:p>
          </table:table-cell>
          <table:table-cell office:value-type="string">
            <text:p>(41) 3025-2666</text:p>
          </table:table-cell>
          <table:table-cell table:number-columns-repeated="2"/>
          <table:table-cell office:value-type="string">
            <text:p>90756.44</text:p>
          </table:table-cell>
          <table:table-cell office:value-type="string">
            <text:p>2015-11-06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DFL3000002</text:p>
          </table:table-cell>
          <table:table-cell office:value-type="string">
            <text:p>MINISTÉRIO DAS COMUNICAÇÕES</text:p>
          </table:table-cell>
          <table:table-cell office:value-type="string">
            <text:p>MINICOM - BSA</text:p>
          </table:table-cell>
          <table:table-cell office:value-type="string">
            <text:p>DF</text:p>
          </table:table-cell>
          <table:table-cell office:value-type="string">
            <text:p>L3</text:p>
          </table:table-cell>
          <table:table-cell office:value-type="float" office:value="210">
            <text:p>210</text:p>
          </table:table-cell>
          <table:table-cell office:value-type="float" office:value="70">
            <text:p>70</text:p>
          </table:table-cell>
          <table:table-cell office:value-type="string">
            <text:p>01753/2015/DC/4600</text:p>
          </table:table-cell>
          <table:table-cell office:value-type="string">
            <text:p>2015-06-25</text:p>
          </table:table-cell>
          <table:table-cell office:value-type="string">
            <text:p>Contrato</text:p>
          </table:table-cell>
          <table:table-cell office:value-type="string">
            <text:p>2015-11-06</text:p>
          </table:table-cell>
          <table:table-cell office:value-type="string">
            <text:p>DFBSA0PM012</text:p>
          </table:table-cell>
          <table:table-cell/>
          <table:table-cell office:value-type="string">
            <text:p>Esplanada dos Ministérios, Bloco R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Esplanada dos Ministérios - Bloco R, Anexo A</text:p>
          </table:table-cell>
          <table:table-cell table:number-columns-repeated="2"/>
          <table:table-cell office:value-type="string">
            <text:p>70.044-900</text:p>
          </table:table-cell>
          <table:table-cell office:value-type="string">
            <text:p>De 7am a 8pm: 2027-6070</text:p>
          </table:table-cell>
          <table:table-cell office:value-type="string">
            <text:p>(61) 2027-6152</text:p>
          </table:table-cell>
          <table:table-cell/>
          <table:table-cell office:value-type="string">
            <text:p>Celular de plantão: 9817-0821 / Supervisão do Plantão: 9196-</text:p>
          </table:table-cell>
          <table:table-cell office:value-type="string">
            <text:p>19599.19</text:p>
          </table:table-cell>
          <table:table-cell office:value-type="string">
            <text:p>2015-10-08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DFAC000046</text:p>
          </table:table-cell>
          <table:table-cell office:value-type="string">
            <text:p>MINISTÉRIO DOS ESPORTES</text:p>
          </table:table-cell>
          <table:table-cell office:value-type="string">
            <text:p>MIN. ESPORTES IP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600">
            <text:p>600</text:p>
          </table:table-cell>
          <table:table-cell office:value-type="float" office:value="200">
            <text:p>200</text:p>
          </table:table-cell>
          <table:table-cell office:value-type="string">
            <text:p>01900/2015/DC/4600</text:p>
          </table:table-cell>
          <table:table-cell office:value-type="string">
            <text:p>2015-09-22</text:p>
          </table:table-cell>
          <table:table-cell office:value-type="string">
            <text:p>Contrato</text:p>
          </table:table-cell>
          <table:table-cell office:value-type="string">
            <text:p>2015-11-05</text:p>
          </table:table-cell>
          <table:table-cell office:value-type="string">
            <text:p>DFBSA0PP004</text:p>
          </table:table-cell>
          <table:table-cell/>
          <table:table-cell office:value-type="string">
            <text:p>Telebras Sede - SCS, Quadra 9 - Bloco B - 3º andar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Rádio TELEBRAS</text:p>
          </table:table-cell>
          <table:table-cell office:value-type="string">
            <text:p>Capital Financial Center - SIG Quadra 04 lotes 75, 83, 125 e 175 Asa Sul</text:p>
          </table:table-cell>
          <table:table-cell table:number-columns-repeated="3"/>
          <table:table-cell office:value-type="string">
            <text:p>Carlos</text:p>
          </table:table-cell>
          <table:table-cell office:value-type="string">
            <text:p>(61) 3217-1860</text:p>
          </table:table-cell>
          <table:table-cell table:number-columns-repeated="2"/>
          <table:table-cell office:value-type="string">
            <text:p>51450.74</text:p>
          </table:table-cell>
          <table:table-cell office:value-type="string">
            <text:p>2015-10-16</text:p>
          </table:table-cell>
          <table:table-cell office:value-type="string">
            <text:p>operação</text:p>
          </table:table-cell>
          <table:table-cell office:value-type="string">
            <text:p>desbloqueado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FL2000035</text:p>
          </table:table-cell>
          <table:table-cell office:value-type="string">
            <text:p>MINISTÉRIO DOS ESPORTES</text:p>
          </table:table-cell>
          <table:table-cell office:value-type="string">
            <text:p>MIN. ESPORTES - SIG-SEDE</text:p>
          </table:table-cell>
          <table:table-cell office:value-type="string">
            <text:p>DF</text:p>
          </table:table-cell>
          <table:table-cell office:value-type="string">
            <text:p>L2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string">
            <text:p>01901/2015/Dc/4600</text:p>
          </table:table-cell>
          <table:table-cell office:value-type="string">
            <text:p>2015-09-22</text:p>
          </table:table-cell>
          <table:table-cell office:value-type="string">
            <text:p>Contrato</text:p>
          </table:table-cell>
          <table:table-cell office:value-type="string">
            <text:p>2015-11-05</text:p>
          </table:table-cell>
          <table:table-cell office:value-type="string">
            <text:p>DFBSA0PP004</text:p>
          </table:table-cell>
          <table:table-cell office:value-type="string">
            <text:p>Rádio TELEBRAS</text:p>
          </table:table-cell>
          <table:table-cell office:value-type="string">
            <text:p>Capital Financial Center - SIG Quadra 04 lotes 75, 83, 125 e 175 Asa Sul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PP004</text:p>
          </table:table-cell>
          <table:table-cell office:value-type="string">
            <text:p>Fibra óptica TELEBRAS</text:p>
          </table:table-cell>
          <table:table-cell office:value-type="string">
            <text:p>MINISTÉRIO DO ESPORTE - Esplanada dos Ministérios, Bloco A -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054-906</text:p>
          </table:table-cell>
          <table:table-cell office:value-type="string">
            <text:p>Gustavo Freitas / Rodrigo Barbosa</text:p>
          </table:table-cell>
          <table:table-cell/>
          <table:table-cell office:value-type="string">
            <text:p>(61) 9285-8755 / (61) 9994-8334</text:p>
          </table:table-cell>
          <table:table-cell office:value-type="string">
            <text:p>gustavo.freitas@esporte.gov.br / rodrigo.barbosa@esporte.gov</text:p>
          </table:table-cell>
          <table:table-cell office:value-type="string">
            <text:p>48028.67</text:p>
          </table:table-cell>
          <table:table-cell office:value-type="string">
            <text:p>2015-10-16</text:p>
          </table:table-cell>
          <table:table-cell office:value-type="string">
            <text:p>operação</text:p>
          </table:table-cell>
          <table:table-cell office:value-type="string">
            <text:p>desbloqueado</text:p>
          </table:table-cell>
          <table:table-cell/>
        </table:table-row>
        <table:table-row table:style-name="ro1">
          <table:table-cell office:value-type="float" office:value="781">
            <text:p>781</text:p>
          </table:table-cell>
          <table:table-cell office:value-type="string">
            <text:p>TOBL000033</text:p>
          </table:table-cell>
          <table:table-cell office:value-type="string">
            <text:p>SP TELECOMUNICAÇÕES LTDA - ME</text:p>
          </table:table-cell>
          <table:table-cell office:value-type="string">
            <text:p>SP TELECOMUNICAÇÕES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260">
            <text:p>260</text:p>
          </table:table-cell>
          <table:table-cell office:value-type="string">
            <text:p>1857/2015/DC/4600</text:p>
          </table:table-cell>
          <table:table-cell office:value-type="string">
            <text:p>2015-09-03</text:p>
          </table:table-cell>
          <table:table-cell office:value-type="string">
            <text:p>Contrato</text:p>
          </table:table-cell>
          <table:table-cell office:value-type="string">
            <text:p>2015-11-03</text:p>
          </table:table-cell>
          <table:table-cell office:value-type="string">
            <text:p>TOGUI0PP001</text:p>
          </table:table-cell>
          <table:table-cell office:value-type="string">
            <text:p>Fibra óptica Cliente</text:p>
          </table:table-cell>
          <table:table-cell office:value-type="string">
            <text:p>Cliente buscará em Fibra no POP de Guaraí- TO</text:p>
          </table:table-cell>
          <table:table-cell office:value-type="string">
            <text:p>Guaraí</text:p>
          </table:table-cell>
          <table:table-cell office:value-type="string">
            <text:p>TO</text:p>
          </table:table-cell>
          <table:table-cell table:number-columns-repeated="2"/>
          <table:table-cell office:value-type="string">
            <text:p>Fibra óptica Cliente</text:p>
          </table:table-cell>
          <table:table-cell office:value-type="string">
            <text:p>Cliente buscará em Fibra no POP de Guaraí- TO</text:p>
          </table:table-cell>
          <table:table-cell table:number-columns-repeated="3"/>
          <table:table-cell office:value-type="string">
            <text:p>Silvano Junio Pereira</text:p>
          </table:table-cell>
          <table:table-cell office:value-type="string">
            <text:p>(63) 3464-4172</text:p>
          </table:table-cell>
          <table:table-cell office:value-type="string">
            <text:p>(63) 9213-5994 / (63) 8402-9791</text:p>
          </table:table-cell>
          <table:table-cell office:value-type="string">
            <text:p>clicknet.tele@gmail.com</text:p>
          </table:table-cell>
          <table:table-cell office:value-type="string">
            <text:p>18321.00</text:p>
          </table:table-cell>
          <table:table-cell office:value-type="string">
            <text:p>2015-09-23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MTBL000002</text:p>
          </table:table-cell>
          <table:table-cell office:value-type="string">
            <text:p>FLAVIO JOSE PENSO JUNIOR - ME</text:p>
          </table:table-cell>
          <table:table-cell office:value-type="string">
            <text:p>FLAVIO JOSE JR</text:p>
          </table:table-cell>
          <table:table-cell office:value-type="string">
            <text:p>MT</text:p>
          </table:table-cell>
          <table:table-cell office:value-type="string">
            <text:p>BL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01720/2015/DV/4600</text:p>
          </table:table-cell>
          <table:table-cell office:value-type="string">
            <text:p>2015-06-16</text:p>
          </table:table-cell>
          <table:table-cell office:value-type="string">
            <text:p>Contrato</text:p>
          </table:table-cell>
          <table:table-cell office:value-type="string">
            <text:p>2015-10-29</text:p>
          </table:table-cell>
          <table:table-cell office:value-type="string">
            <text:p>MTROI0PP001</text:p>
          </table:table-cell>
          <table:table-cell table:number-columns-repeated="2"/>
          <table:table-cell office:value-type="string">
            <text:p>Rondonópolis</text:p>
          </table:table-cell>
          <table:table-cell office:value-type="string">
            <text:p>MT</text:p>
          </table:table-cell>
          <table:table-cell/>
          <table:table-cell office:value-type="string">
            <text:p>MTROI0PP001</text:p>
          </table:table-cell>
          <table:table-cell office:value-type="string">
            <text:p>Fibra óptica Cliente</text:p>
          </table:table-cell>
          <table:table-cell office:value-type="string">
            <text:p>Cliente buscará via FIBRA no POP de Rondonópolis - MT</text:p>
          </table:table-cell>
          <table:table-cell office:value-type="string">
            <text:p>Rondonópolis</text:p>
          </table:table-cell>
          <table:table-cell office:value-type="string">
            <text:p>MT</text:p>
          </table:table-cell>
          <table:table-cell/>
          <table:table-cell office:value-type="string">
            <text:p>Rafael</text:p>
          </table:table-cell>
          <table:table-cell office:value-type="string">
            <text:p>(66) 2101-8000</text:p>
          </table:table-cell>
          <table:table-cell office:value-type="string">
            <text:p>(66) 9671-1088</text:p>
          </table:table-cell>
          <table:table-cell office:value-type="string">
            <text:p>rafael@inexa.com.br</text:p>
          </table:table-cell>
          <table:table-cell office:value-type="string">
            <text:p>12121.00</text:p>
          </table:table-cell>
          <table:table-cell office:value-type="string">
            <text:p>2015-07-10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MABL000035</text:p>
          </table:table-cell>
          <table:table-cell office:value-type="string">
            <text:p>L. BATISTA E SOUSA EIRELI - ME</text:p>
          </table:table-cell>
          <table:table-cell office:value-type="string">
            <text:p>L. BATISTA - PERITORÓ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400">
            <text:p>400</text:p>
          </table:table-cell>
          <table:table-cell office:value-type="string">
            <text:p>01921/2015/DC/4600</text:p>
          </table:table-cell>
          <table:table-cell office:value-type="string">
            <text:p>2015-10-06</text:p>
          </table:table-cell>
          <table:table-cell office:value-type="string">
            <text:p>Contrato</text:p>
          </table:table-cell>
          <table:table-cell office:value-type="string">
            <text:p>2015-10-27</text:p>
          </table:table-cell>
          <table:table-cell office:value-type="string">
            <text:p>MAPERIPP001</text:p>
          </table:table-cell>
          <table:table-cell/>
          <table:table-cell office:value-type="string">
            <text:p>POP de Peritoró - AC Peritoró Avenida Brasil, s/n</text:p>
          </table:table-cell>
          <table:table-cell office:value-type="string">
            <text:p>Peritoro</text:p>
          </table:table-cell>
          <table:table-cell office:value-type="string">
            <text:p>MA</text:p>
          </table:table-cell>
          <table:table-cell table:number-columns-repeated="2"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Reinaldo Cavalcante</text:p>
          </table:table-cell>
          <table:table-cell office:value-type="string">
            <text:p>(99) 3641-2899</text:p>
          </table:table-cell>
          <table:table-cell office:value-type="string">
            <text:p>(99) 99141-3966</text:p>
          </table:table-cell>
          <table:table-cell office:value-type="string">
            <text:p>telecomregional@gmail.com</text:p>
          </table:table-cell>
          <table:table-cell office:value-type="string">
            <text:p>20604.00</text:p>
          </table:table-cell>
          <table:table-cell office:value-type="string">
            <text:p>2015-11-04</text:p>
          </table:table-cell>
          <table:table-cell office:value-type="string">
            <text:p>operação</text:p>
          </table:table-cell>
          <table:table-cell office:value-type="string">
            <text:p>alteração para AS</text:p>
          </table:table-cell>
          <table:table-cell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TOBL000046</text:p>
          </table:table-cell>
          <table:table-cell office:value-type="string">
            <text:p>PRIME SYSTEM INFORMATICA LTDA</text:p>
          </table:table-cell>
          <table:table-cell office:value-type="string">
            <text:p>PRIME SYSTEM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01899/2015/DC/4600</text:p>
          </table:table-cell>
          <table:table-cell office:value-type="string">
            <text:p>2015-09-21</text:p>
          </table:table-cell>
          <table:table-cell office:value-type="string">
            <text:p>Contrato</text:p>
          </table:table-cell>
          <table:table-cell office:value-type="string">
            <text:p>2015-10-17</text:p>
          </table:table-cell>
          <table:table-cell office:value-type="string">
            <text:p>TOPIT0PP001</text:p>
          </table:table-cell>
          <table:table-cell table:number-columns-repeated="2"/>
          <table:table-cell office:value-type="string">
            <text:p>Paraíso do Tocantins</text:p>
          </table:table-cell>
          <table:table-cell office:value-type="string">
            <text:p>TO</text:p>
          </table:table-cell>
          <table:table-cell/>
          <table:table-cell office:value-type="string">
            <text:p>TOPIT0TR001</text:p>
          </table:table-cell>
          <table:table-cell office:value-type="string">
            <text:p>Fibra óptica Cliente</text:p>
          </table:table-cell>
          <table:table-cell/>
          <table:table-cell office:value-type="string">
            <text:p>Paraíso do Tocantins</text:p>
          </table:table-cell>
          <table:table-cell office:value-type="string">
            <text:p>TO</text:p>
          </table:table-cell>
          <table:table-cell/>
          <table:table-cell office:value-type="string">
            <text:p>Romulo Medeiros Silva</text:p>
          </table:table-cell>
          <table:table-cell office:value-type="string">
            <text:p>(63) 3602-1935</text:p>
          </table:table-cell>
          <table:table-cell office:value-type="string">
            <text:p>(63) 8472-6737</text:p>
          </table:table-cell>
          <table:table-cell office:value-type="string">
            <text:p>mmessias@genesystem.com.br</text:p>
          </table:table-cell>
          <table:table-cell office:value-type="string">
            <text:p>18000.00</text:p>
          </table:table-cell>
          <table:table-cell office:value-type="string">
            <text:p>2015-10-16</text:p>
          </table:table-cell>
          <table:table-cell office:value-type="string">
            <text:p>operação</text:p>
          </table:table-cell>
          <table:table-cell office:value-type="string">
            <text:p>downgrade</text:p>
          </table:table-cell>
          <table:table-cell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BABL000003</text:p>
          </table:table-cell>
          <table:table-cell office:value-type="string">
            <text:p>PREFEITURA MUNICIPAL DE LUIS EDUARDO MAGALHÃES</text:p>
          </table:table-cell>
          <table:table-cell office:value-type="string">
            <text:p>PREF MUNICIPAL DE LUIS EDUARDO MAGALHÃES</text:p>
          </table:table-cell>
          <table:table-cell office:value-type="string">
            <text:p>BA</text:p>
          </table:table-cell>
          <table:table-cell office:value-type="string">
            <text:p>BL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89/2015/DC/4600</text:p>
          </table:table-cell>
          <table:table-cell office:value-type="string">
            <text:p>2015-09-30</text:p>
          </table:table-cell>
          <table:table-cell office:value-type="string">
            <text:p>Oportunidade</text:p>
          </table:table-cell>
          <table:table-cell office:value-type="string">
            <text:p>2015-10-15</text:p>
          </table:table-cell>
          <table:table-cell office:value-type="string">
            <text:p>DFBSA0PP001</text:p>
          </table:table-cell>
          <table:table-cell/>
          <table:table-cell office:value-type="string">
            <text:p>Brasília Geral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PP001</text:p>
          </table:table-cell>
          <table:table-cell office:value-type="string">
            <text:p>EILD Fibra</text:p>
          </table:table-cell>
          <table:table-cell office:value-type="string">
            <text:p>Av. Barreiras, 825, Centro, no prédio da Prefeitura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47.850-000</text:p>
          </table:table-cell>
          <table:table-cell office:value-type="string">
            <text:p>Eduardo Cena</text:p>
          </table:table-cell>
          <table:table-cell office:value-type="string">
            <text:p>(77) 8803-4196</text:p>
          </table:table-cell>
          <table:table-cell/>
          <table:table-cell office:value-type="string">
            <text:p>edu.cena@gmail.com</text:p>
          </table:table-cell>
          <table:table-cell office:value-type="string">
            <text:p>0.00</text:p>
          </table:table-cell>
          <table:table-cell office:value-type="string">
            <text:p>2015-10-19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787">
            <text:p>787</text:p>
          </table:table-cell>
          <table:table-cell office:value-type="string">
            <text:p>ACBL000004</text:p>
          </table:table-cell>
          <table:table-cell office:value-type="string">
            <text:p>STAFF COMPUTER LTDA</text:p>
          </table:table-cell>
          <table:table-cell office:value-type="string">
            <text:p>STAFF COMPUTER</text:p>
          </table:table-cell>
          <table:table-cell office:value-type="string">
            <text:p>AC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OS - 01273/2014/DC/4600</text:p>
          </table:table-cell>
          <table:table-cell office:value-type="string">
            <text:p>2014-10-21</text:p>
          </table:table-cell>
          <table:table-cell office:value-type="string">
            <text:p>Contrato</text:p>
          </table:table-cell>
          <table:table-cell office:value-type="string">
            <text:p>2015-10-14</text:p>
          </table:table-cell>
          <table:table-cell office:value-type="string">
            <text:p>ACRBO0PP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Rio Branco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Rádio TELEBRAS</text:p>
          </table:table-cell>
          <table:table-cell office:value-type="string">
            <text:p>Rua Rio Grande do Sul 620 - Bairro Preventório - Torre <text:s/>estaiada de 36m de altura</text:p>
          </table:table-cell>
          <table:table-cell table:number-columns-repeated="3"/>
          <table:table-cell office:value-type="string">
            <text:p>Ermilson Costa da Silva</text:p>
          </table:table-cell>
          <table:table-cell office:value-type="string">
            <text:p>(68) 3301-6200</text:p>
          </table:table-cell>
          <table:table-cell office:value-type="string">
            <text:p>(68) 9985-0144</text:p>
          </table:table-cell>
          <table:table-cell office:value-type="string">
            <text:p>ermilson@contilnet.com.br</text:p>
          </table:table-cell>
          <table:table-cell office:value-type="string">
            <text:p>2584.40</text:p>
          </table:table-cell>
          <table:table-cell office:value-type="string">
            <text:p>2015-05-09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ABL000030</text:p>
          </table:table-cell>
          <table:table-cell table:number-columns-repeated="2" office:value-type="string">
            <text:p>BOSSNET PROVEDOR DE INTERNET LTDA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130">
            <text:p>130</text:p>
          </table:table-cell>
          <table:table-cell office:value-type="string">
            <text:p>01781/2015/DC/4600</text:p>
          </table:table-cell>
          <table:table-cell office:value-type="string">
            <text:p>2015-07-10</text:p>
          </table:table-cell>
          <table:table-cell office:value-type="string">
            <text:p>Contrato</text:p>
          </table:table-cell>
          <table:table-cell office:value-type="string">
            <text:p>2015-10-13</text:p>
          </table:table-cell>
          <table:table-cell table:number-columns-repeated="6"/>
          <table:table-cell office:value-type="string">
            <text:p>MAITZ0PP001</text:p>
          </table:table-cell>
          <table:table-cell office:value-type="string">
            <text:p>Fibra óptica Cliente</text:p>
          </table:table-cell>
          <table:table-cell office:value-type="string">
            <text:p>POP de Imperatriz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/>
          <table:table-cell office:value-type="string">
            <text:p>Farilson Silva Soares</text:p>
          </table:table-cell>
          <table:table-cell office:value-type="string">
            <text:p>(94) 3326-3031</text:p>
          </table:table-cell>
          <table:table-cell office:value-type="string">
            <text:p>(94) 99223-6290</text:p>
          </table:table-cell>
          <table:table-cell office:value-type="string">
            <text:p>noc@bossnet.com.br</text:p>
          </table:table-cell>
          <table:table-cell office:value-type="string">
            <text:p>12350.00</text:p>
          </table:table-cell>
          <table:table-cell office:value-type="string">
            <text:p>2015-08-07</text:p>
          </table:table-cell>
          <table:table-cell office:value-type="string">
            <text:p>operação</text:p>
          </table:table-cell>
          <table:table-cell office:value-type="string">
            <text:p>downgrade</text:p>
          </table:table-cell>
          <table:table-cell/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GOBL000032</text:p>
          </table:table-cell>
          <table:table-cell office:value-type="string">
            <text:p>VISION TELECOM E INFORMATICA EIRELI - ME</text:p>
          </table:table-cell>
          <table:table-cell office:value-type="string">
            <text:p>VISION TELECOM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office:value-type="float" office:value="120">
            <text:p>120</text:p>
          </table:table-cell>
          <table:table-cell office:value-type="float" office:value="110">
            <text:p>110</text:p>
          </table:table-cell>
          <table:table-cell office:value-type="string">
            <text:p>01864/2015/DC/4600</text:p>
          </table:table-cell>
          <table:table-cell office:value-type="string">
            <text:p>2015-09-03</text:p>
          </table:table-cell>
          <table:table-cell office:value-type="string">
            <text:p>Contrato</text:p>
          </table:table-cell>
          <table:table-cell office:value-type="string">
            <text:p>2015-10-06</text:p>
          </table:table-cell>
          <table:table-cell office:value-type="string">
            <text:p>GONQA0PP001</text:p>
          </table:table-cell>
          <table:table-cell office:value-type="string">
            <text:p>Rádio Cliente</text:p>
          </table:table-cell>
          <table:table-cell office:value-type="string">
            <text:p>Cliente buscará o link via Rádio no POP de Niquelândia - GO</text:p>
          </table:table-cell>
          <table:table-cell office:value-type="string">
            <text:p>Niquelândia</text:p>
          </table:table-cell>
          <table:table-cell office:value-type="string">
            <text:p>GO</text:p>
          </table:table-cell>
          <table:table-cell table:number-columns-repeated="2"/>
          <table:table-cell office:value-type="string">
            <text:p>Rádio Cliente</text:p>
          </table:table-cell>
          <table:table-cell table:number-columns-repeated="4"/>
          <table:table-cell office:value-type="string">
            <text:p>Edivaldo Pereira dos Santos</text:p>
          </table:table-cell>
          <table:table-cell office:value-type="string">
            <text:p>(62) 3354-3434</text:p>
          </table:table-cell>
          <table:table-cell office:value-type="string">
            <text:p>(62) 9611-1277</text:p>
          </table:table-cell>
          <table:table-cell office:value-type="string">
            <text:p>gerencia@rondonet-telecom.com.br</text:p>
          </table:table-cell>
          <table:table-cell office:value-type="string">
            <text:p>9600.00</text:p>
          </table:table-cell>
          <table:table-cell office:value-type="string">
            <text:p>2015-09-28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TOBL000044</text:p>
          </table:table-cell>
          <table:table-cell office:value-type="string">
            <text:p>L A P GAITKOSKI</text:p>
          </table:table-cell>
          <table:table-cell office:value-type="string">
            <text:p>L A P GAITKOSKI <text:s/>(CONEXOES.NET)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01833/2015/DC/4600</text:p>
          </table:table-cell>
          <table:table-cell office:value-type="string">
            <text:p>2015-08-18</text:p>
          </table:table-cell>
          <table:table-cell office:value-type="string">
            <text:p>Contrato</text:p>
          </table:table-cell>
          <table:table-cell office:value-type="string">
            <text:p>2015-09-30</text:p>
          </table:table-cell>
          <table:table-cell office:value-type="string">
            <text:p>TONRL0TR001</text:p>
          </table:table-cell>
          <table:table-cell/>
          <table:table-cell office:value-type="string">
            <text:p>Cliente buscará o link via Radio na ETR de NOVA ROSALÂNDIA - TO</text:p>
          </table:table-cell>
          <table:table-cell office:value-type="string">
            <text:p>Nova Rosalandia</text:p>
          </table:table-cell>
          <table:table-cell office:value-type="string">
            <text:p>TO</text:p>
          </table:table-cell>
          <table:table-cell table:number-columns-repeated="2"/>
          <table:table-cell office:value-type="string">
            <text:p>Rádio Cliente</text:p>
          </table:table-cell>
          <table:table-cell table:number-columns-repeated="4"/>
          <table:table-cell office:value-type="string">
            <text:p>Alessandro Rodrigues Gaitkoski</text:p>
          </table:table-cell>
          <table:table-cell office:value-type="string">
            <text:p>(63) 3365-1155</text:p>
          </table:table-cell>
          <table:table-cell office:value-type="string">
            <text:p>(63 8444-4278</text:p>
          </table:table-cell>
          <table:table-cell office:value-type="string">
            <text:p>rodrigo@primatecmt.com.br</text:p>
          </table:table-cell>
          <table:table-cell office:value-type="string">
            <text:p>4686.00</text:p>
          </table:table-cell>
          <table:table-cell office:value-type="string">
            <text:p>2015-09-28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736">
            <text:p>736</text:p>
          </table:table-cell>
          <table:table-cell office:value-type="string">
            <text:p>DFAC000040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515 NORTE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string">
            <text:p>01774/2015/DC/4600</text:p>
          </table:table-cell>
          <table:table-cell office:value-type="string">
            <text:p>2015-07-08</text:p>
          </table:table-cell>
          <table:table-cell office:value-type="string">
            <text:p>Contrato</text:p>
          </table:table-cell>
          <table:table-cell office:value-type="string">
            <text:p>2015-09-30</text:p>
          </table:table-cell>
          <table:table-cell office:value-type="string">
            <text:p>DFBSA0PP001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EPN 515, bloco C loja 32 - Asa Norte</text:p>
          </table:table-cell>
          <table:table-cell table:number-columns-repeated="2"/>
          <table:table-cell office:value-type="string">
            <text:p>70.770-503</text:p>
          </table:table-cell>
          <table:table-cell office:value-type="string">
            <text:p>Lauro</text:p>
          </table:table-cell>
          <table:table-cell office:value-type="string">
            <text:p>(61) 3348-7384</text:p>
          </table:table-cell>
          <table:table-cell/>
          <table:table-cell office:value-type="string">
            <text:p>lauro.crispim@sebrae.com.br</text:p>
          </table:table-cell>
          <table:table-cell office:value-type="string">
            <text:p>26373.18</text:p>
          </table:table-cell>
          <table:table-cell office:value-type="string">
            <text:p>2015-09-24</text:p>
          </table:table-cell>
          <table:table-cell office:value-type="string">
            <text:p>operação</text:p>
          </table:table-cell>
          <table:table-cell office:value-type="string">
            <text:p>downgrade</text:p>
          </table:table-cell>
          <table:table-cell/>
        </table:table-row>
        <table:table-row table:style-name="ro1">
          <table:table-cell office:value-type="float" office:value="790">
            <text:p>790</text:p>
          </table:table-cell>
          <table:table-cell office:value-type="string">
            <text:p>CEPW000001</text:p>
          </table:table-cell>
          <table:table-cell office:value-type="string">
            <text:p>TELECOMUNICACÇÕES BRASILEIRAS S. A. - TELEBRAS</text:p>
          </table:table-cell>
          <table:table-cell office:value-type="string">
            <text:p>ESCRITÓRIO TELEBRAS - FORTALEZA</text:p>
          </table:table-cell>
          <table:table-cell office:value-type="string">
            <text:p>CE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5-09-24</text:p>
          </table:table-cell>
          <table:table-cell office:value-type="string">
            <text:p>CEFLA0PM004</text:p>
          </table:table-cell>
          <table:table-cell office:value-type="string">
            <text:p>Fibra óptica TELEBRAS</text:p>
          </table:table-cell>
          <table:table-cell office:value-type="string">
            <text:p>Rua Costa Barros, 915 - 8° andar - <text:s/>salas 801/803/805 - Ed. Ébano</text:p>
          </table:table-cell>
          <table:table-cell table:number-columns-repeated="2"/>
          <table:table-cell office:value-type="string">
            <text:p>60.160-281</text:p>
          </table:table-cell>
          <table:table-cell office:value-type="string">
            <text:p>DFBSA0PP001</text:p>
          </table:table-cell>
          <table:table-cell office:value-type="string">
            <text:p>Fibra óptica TELEBRAS</text:p>
          </table:table-cell>
          <table:table-cell office:value-type="string">
            <text:p>SCS Quadra 09, Bloco B - 3º andar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DFAC000021</text:p>
          </table:table-cell>
          <table:table-cell office:value-type="string">
            <text:p>DEPARTAMENTO DE POLÍCIA RODOVIÁRIA FEDERAL</text:p>
          </table:table-cell>
          <table:table-cell office:value-type="string">
            <text:p>DPRF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01594/2015/DC/4600</text:p>
          </table:table-cell>
          <table:table-cell office:value-type="string">
            <text:p>2015-03-19</text:p>
          </table:table-cell>
          <table:table-cell office:value-type="string">
            <text:p>Contrato</text:p>
          </table:table-cell>
          <table:table-cell office:value-type="string">
            <text:p>2015-09-18</text:p>
          </table:table-cell>
          <table:table-cell office:value-type="string">
            <text:p>DFBSA0PP001</text:p>
          </table:table-cell>
          <table:table-cell/>
          <table:table-cell office:value-type="string">
            <text:p>PoP Brasília Geral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etor Policial - Lote 05 -Quadra 03 - Complexo Sede da PRF</text:p>
          </table:table-cell>
          <table:table-cell table:number-columns-repeated="2"/>
          <table:table-cell office:value-type="string">
            <text:p>70.610-200</text:p>
          </table:table-cell>
          <table:table-cell office:value-type="string">
            <text:p>Lemuel da Silva Vieira</text:p>
          </table:table-cell>
          <table:table-cell office:value-type="string">
            <text:p>(61) 2025-6723</text:p>
          </table:table-cell>
          <table:table-cell office:value-type="string">
            <text:p>(61) 9138-1324</text:p>
          </table:table-cell>
          <table:table-cell office:value-type="string">
            <text:p>lemuel.vieira@prf.gov.br</text:p>
          </table:table-cell>
          <table:table-cell office:value-type="string">
            <text:p>18643.64</text:p>
          </table:table-cell>
          <table:table-cell office:value-type="string">
            <text:p>2015-06-17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737">
            <text:p>737</text:p>
          </table:table-cell>
          <table:table-cell office:value-type="string">
            <text:p>DFAC000041</text:p>
          </table:table-cell>
          <table:table-cell office:value-type="string">
            <text:p>SERVIÇO BRASILEIRO DE APOIO ÀS MICRO E PEQUENAS EMPRESAS</text:p>
          </table:table-cell>
          <table:table-cell office:value-type="string">
            <text:p>SEBRAE 605 SUL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01775/2015/DC/4600</text:p>
          </table:table-cell>
          <table:table-cell office:value-type="string">
            <text:p>2015-07-08</text:p>
          </table:table-cell>
          <table:table-cell office:value-type="string">
            <text:p>Contrato</text:p>
          </table:table-cell>
          <table:table-cell office:value-type="string">
            <text:p>2015-09-18</text:p>
          </table:table-cell>
          <table:table-cell office:value-type="string">
            <text:p>DFBSA0PP001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GAS 605, conjunto A, Asa Sul</text:p>
          </table:table-cell>
          <table:table-cell table:number-columns-repeated="2"/>
          <table:table-cell office:value-type="string">
            <text:p>70.200-804</text:p>
          </table:table-cell>
          <table:table-cell office:value-type="string">
            <text:p>Lauro</text:p>
          </table:table-cell>
          <table:table-cell office:value-type="string">
            <text:p>(61) 3348-7384</text:p>
          </table:table-cell>
          <table:table-cell/>
          <table:table-cell office:value-type="string">
            <text:p>lauro.crispim@sebrae.com.br</text:p>
          </table:table-cell>
          <table:table-cell office:value-type="string">
            <text:p>26373.18</text:p>
          </table:table-cell>
          <table:table-cell office:value-type="string">
            <text:p>2015-09-24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MTTX000009</text:p>
          </table:table-cell>
          <table:table-cell office:value-type="string">
            <text:p>ELETRONORTE - CENTRAIS ELÉTRICAS DO NORTE DO BRASIL S.A.</text:p>
          </table:table-cell>
          <table:table-cell office:value-type="string">
            <text:p>ELETRONORTE - BARRA DO PEIXE-BRASILIA 4</text:p>
          </table:table-cell>
          <table:table-cell office:value-type="string">
            <text:p>MT</text:p>
          </table:table-cell>
          <table:table-cell office:value-type="string">
            <text:p>TX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01783/2015/DC/4600</text:p>
          </table:table-cell>
          <table:table-cell office:value-type="string">
            <text:p>2015-07-20</text:p>
          </table:table-cell>
          <table:table-cell office:value-type="string">
            <text:p>Contrato</text:p>
          </table:table-cell>
          <table:table-cell office:value-type="string">
            <text:p>2015-09-17</text:p>
          </table:table-cell>
          <table:table-cell office:value-type="string">
            <text:p>DFBSA0PP001</text:p>
          </table:table-cell>
          <table:table-cell office:value-type="string">
            <text:p>Fibra óptica Cliente</text:p>
          </table:table-cell>
          <table:table-cell office:value-type="string">
            <text:p>Setor de Indústrias de Abastecimento Sul - Área de Serviços Públicos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MTRIBHPP001</text:p>
          </table:table-cell>
          <table:table-cell office:value-type="string">
            <text:p>Fibra óptica Cliente</text:p>
          </table:table-cell>
          <table:table-cell office:value-type="string">
            <text:p>Barra do Peixe - Fazenda Alvorada - Km 10 - Ribeirãozinho</text:p>
          </table:table-cell>
          <table:table-cell office:value-type="string">
            <text:p>Ribeirãozinho</text:p>
          </table:table-cell>
          <table:table-cell office:value-type="string">
            <text:p>MT</text:p>
          </table:table-cell>
          <table:table-cell/>
          <table:table-cell office:value-type="string">
            <text:p>OETR - CGRT - Ricardo Roscoe</text:p>
          </table:table-cell>
          <table:table-cell office:value-type="float" office:value="8006445342">
            <text:p>8006445342</text:p>
          </table:table-cell>
          <table:table-cell office:value-type="string">
            <text:p>61 3429-8614</text:p>
          </table:table-cell>
          <table:table-cell office:value-type="string">
            <text:p>ricardo.roscoe@eletronorte.gov.br / cgrt@eletronorte.gov.br</text:p>
          </table:table-cell>
          <table:table-cell office:value-type="string">
            <text:p>0.00</text:p>
          </table:table-cell>
          <table:table-cell office:value-type="string">
            <text:p>2015-08-15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TOBL000043</text:p>
          </table:table-cell>
          <table:table-cell office:value-type="string">
            <text:p>GENESIS COMÉRCIO DE COMPUTADORES LTDA - ME</text:p>
          </table:table-cell>
          <table:table-cell office:value-type="string">
            <text:p>GENESIS INFORMÁTICA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01792/2015/DC/4600</text:p>
          </table:table-cell>
          <table:table-cell office:value-type="string">
            <text:p>2015-07-20</text:p>
          </table:table-cell>
          <table:table-cell office:value-type="string">
            <text:p>Contrato</text:p>
          </table:table-cell>
          <table:table-cell office:value-type="string">
            <text:p>2015-09-17</text:p>
          </table:table-cell>
          <table:table-cell office:value-type="string">
            <text:p>TOGUI0PP001</text:p>
          </table:table-cell>
          <table:table-cell/>
          <table:table-cell office:value-type="string">
            <text:p>Cliente buscará o link via Radio no POP de Guaraí - TO</text:p>
          </table:table-cell>
          <table:table-cell office:value-type="string">
            <text:p>Guaraí</text:p>
          </table:table-cell>
          <table:table-cell office:value-type="string">
            <text:p>TO</text:p>
          </table:table-cell>
          <table:table-cell table:number-columns-repeated="2"/>
          <table:table-cell office:value-type="string">
            <text:p>Rádio Cliente</text:p>
          </table:table-cell>
          <table:table-cell table:number-columns-repeated="4"/>
          <table:table-cell office:value-type="string">
            <text:p>Janio Carvalho Pires</text:p>
          </table:table-cell>
          <table:table-cell office:value-type="string">
            <text:p>(63) 3466-1785</text:p>
          </table:table-cell>
          <table:table-cell office:value-type="string">
            <text:p>(63) 8417-3538</text:p>
          </table:table-cell>
          <table:table-cell office:value-type="string">
            <text:p>genesisinformaticajanio@hotmail.com</text:p>
          </table:table-cell>
          <table:table-cell office:value-type="string">
            <text:p>5000.00</text:p>
          </table:table-cell>
          <table:table-cell office:value-type="string">
            <text:p>2015-08-1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DFAC000043</text:p>
          </table:table-cell>
          <table:table-cell office:value-type="string">
            <text:p>SECRETARIA DE AVIACAO CIVIL</text:p>
          </table:table-cell>
          <table:table-cell office:value-type="string">
            <text:p>SAC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01870/2015/DC/4600</text:p>
          </table:table-cell>
          <table:table-cell office:value-type="string">
            <text:p>2015-08-06</text:p>
          </table:table-cell>
          <table:table-cell office:value-type="string">
            <text:p>Contrato</text:p>
          </table:table-cell>
          <table:table-cell office:value-type="string">
            <text:p>2015-09-14</text:p>
          </table:table-cell>
          <table:table-cell office:value-type="string">
            <text:p>DFBSA0PP004</text:p>
          </table:table-cell>
          <table:table-cell/>
          <table:table-cell office:value-type="string">
            <text:p>SCS Qd. 9, Bl B, Torre C, 5º andar - Ed. Parque Cidade Corporate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308-200</text:p>
          </table:table-cell>
          <table:table-cell office:value-type="string">
            <text:p>DFBSA0TC083</text:p>
          </table:table-cell>
          <table:table-cell office:value-type="string">
            <text:p>Fibra óptica Cliente</text:p>
          </table:table-cell>
          <table:table-cell office:value-type="string">
            <text:p>SCS Qd. 9, Bl B, Torre C, 5º andar - Ed. Parque Cidade Corporate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308-200</text:p>
          </table:table-cell>
          <table:table-cell office:value-type="string">
            <text:p>Gabriel Helene Alves Ferreira</text:p>
          </table:table-cell>
          <table:table-cell office:value-type="string">
            <text:p>(61) 3311-7399</text:p>
          </table:table-cell>
          <table:table-cell/>
          <table:table-cell office:value-type="string">
            <text:p>gabriel.ferreira@aviacaocivil.gov.br</text:p>
          </table:table-cell>
          <table:table-cell office:value-type="string">
            <text:p>3794.24</text:p>
          </table:table-cell>
          <table:table-cell office:value-type="string">
            <text:p>2015-09-05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TOBL000042</text:p>
          </table:table-cell>
          <table:table-cell office:value-type="string">
            <text:p>SANNRES TELECOMUNICACOES LTDA - ME</text:p>
          </table:table-cell>
          <table:table-cell office:value-type="string">
            <text:p>ASA TELECOM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01785/2015/DC/4600</text:p>
          </table:table-cell>
          <table:table-cell office:value-type="string">
            <text:p>2015-07-16</text:p>
          </table:table-cell>
          <table:table-cell office:value-type="string">
            <text:p>Contrato</text:p>
          </table:table-cell>
          <table:table-cell office:value-type="string">
            <text:p>2015-09-02</text:p>
          </table:table-cell>
          <table:table-cell office:value-type="string">
            <text:p>TOCGO0TR001</text:p>
          </table:table-cell>
          <table:table-cell/>
          <table:table-cell office:value-type="string">
            <text:p>POP de ETR Colinas ()</text:p>
          </table:table-cell>
          <table:table-cell office:value-type="string">
            <text:p>Colinas do Tocantins</text:p>
          </table:table-cell>
          <table:table-cell office:value-type="string">
            <text:p>TO</text:p>
          </table:table-cell>
          <table:table-cell table:number-columns-repeated="2"/>
          <table:table-cell office:value-type="string">
            <text:p>Rádio Cliente</text:p>
          </table:table-cell>
          <table:table-cell table:number-columns-repeated="4"/>
          <table:table-cell office:value-type="string">
            <text:p>Dennys Conceição dos Santos</text:p>
          </table:table-cell>
          <table:table-cell/>
          <table:table-cell office:value-type="string">
            <text:p>(94) 99224-6900</text:p>
          </table:table-cell>
          <table:table-cell office:value-type="string">
            <text:p>dennys@asatelecom.net</text:p>
          </table:table-cell>
          <table:table-cell office:value-type="string">
            <text:p>8400.00</text:p>
          </table:table-cell>
          <table:table-cell office:value-type="string">
            <text:p>2015-08-30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MABL000032</text:p>
          </table:table-cell>
          <table:table-cell office:value-type="string">
            <text:p>VITORINO NET LTDA - ME</text:p>
          </table:table-cell>
          <table:table-cell office:value-type="string">
            <text:p>VITORINO NET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1810/2015/DC/4600</text:p>
          </table:table-cell>
          <table:table-cell office:value-type="string">
            <text:p>2015-08-03</text:p>
          </table:table-cell>
          <table:table-cell office:value-type="string">
            <text:p>Contrato</text:p>
          </table:table-cell>
          <table:table-cell office:value-type="string">
            <text:p>2015-09-02</text:p>
          </table:table-cell>
          <table:table-cell office:value-type="string">
            <text:p>MAPERIPP001</text:p>
          </table:table-cell>
          <table:table-cell/>
          <table:table-cell office:value-type="string">
            <text:p>Cliente buscará o link via fibra no POP de Peritoró - MA</text:p>
          </table:table-cell>
          <table:table-cell office:value-type="string">
            <text:p>Peritoro</text:p>
          </table:table-cell>
          <table:table-cell office:value-type="string">
            <text:p>MA</text:p>
          </table:table-cell>
          <table:table-cell table:number-columns-repeated="2"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Ana Paula de Oliveira Lima Menezes</text:p>
          </table:table-cell>
          <table:table-cell office:value-type="string">
            <text:p>(99) 99646-7494</text:p>
          </table:table-cell>
          <table:table-cell office:value-type="string">
            <text:p>(99) 98834-0277</text:p>
          </table:table-cell>
          <table:table-cell office:value-type="string">
            <text:p>guilherme_menezes3@hotmail.com</text:p>
          </table:table-cell>
          <table:table-cell office:value-type="string">
            <text:p>67820.00</text:p>
          </table:table-cell>
          <table:table-cell office:value-type="string">
            <text:p>2015-08-2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AMBL000002</text:p>
          </table:table-cell>
          <table:table-cell office:value-type="string">
            <text:p>ALPHA TELECOMUNICAÇOES LTDA - ME</text:p>
          </table:table-cell>
          <table:table-cell office:value-type="string">
            <text:p>ALPHA TELECOM</text:p>
          </table:table-cell>
          <table:table-cell office:value-type="string">
            <text:p>AM</text:p>
          </table:table-cell>
          <table:table-cell office:value-type="string">
            <text:p>BL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01697/2015/DC/4740</text:p>
          </table:table-cell>
          <table:table-cell office:value-type="string">
            <text:p>2015-05-20</text:p>
          </table:table-cell>
          <table:table-cell office:value-type="string">
            <text:p>Contrato</text:p>
          </table:table-cell>
          <table:table-cell office:value-type="string">
            <text:p>2015-09-01</text:p>
          </table:table-cell>
          <table:table-cell office:value-type="string">
            <text:p>AMMNS0PM007</text:p>
          </table:table-cell>
          <table:table-cell/>
          <table:table-cell office:value-type="string">
            <text:p>PM DTC PRODAM - Rua Jonathas Pedrosa</text:p>
          </table:table-cell>
          <table:table-cell office:value-type="string">
            <text:p>Manaus</text:p>
          </table:table-cell>
          <table:table-cell office:value-type="string">
            <text:p>AM</text:p>
          </table:table-cell>
          <table:table-cell office:value-type="string">
            <text:p>69.020-110</text:p>
          </table:table-cell>
          <table:table-cell office:value-type="string">
            <text:p>AMMNS0PM007</text:p>
          </table:table-cell>
          <table:table-cell office:value-type="string">
            <text:p>Fibra óptica Cliente</text:p>
          </table:table-cell>
          <table:table-cell office:value-type="string">
            <text:p>PM PRODAM</text:p>
          </table:table-cell>
          <table:table-cell office:value-type="string">
            <text:p>Manaus</text:p>
          </table:table-cell>
          <table:table-cell office:value-type="string">
            <text:p>AM</text:p>
          </table:table-cell>
          <table:table-cell/>
          <table:table-cell office:value-type="string">
            <text:p>Miguel (Gerente de redes)</text:p>
          </table:table-cell>
          <table:table-cell office:value-type="string">
            <text:p>(92) 3631-3501</text:p>
          </table:table-cell>
          <table:table-cell office:value-type="string">
            <text:p>(92) 98427-4920</text:p>
          </table:table-cell>
          <table:table-cell office:value-type="string">
            <text:p>suporte@alfatelecom.info</text:p>
          </table:table-cell>
          <table:table-cell office:value-type="string">
            <text:p>21400.00</text:p>
          </table:table-cell>
          <table:table-cell office:value-type="string">
            <text:p>2015-06-11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TOBL000041</text:p>
          </table:table-cell>
          <table:table-cell office:value-type="string">
            <text:p>RADIO NETWORK E TELECOM LTDA - ME</text:p>
          </table:table-cell>
          <table:table-cell office:value-type="string">
            <text:p>RADIONET TELECOM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string">
            <text:p>01757/2015/DC/4600</text:p>
          </table:table-cell>
          <table:table-cell office:value-type="string">
            <text:p>2015-07-02</text:p>
          </table:table-cell>
          <table:table-cell office:value-type="string">
            <text:p>Contrato</text:p>
          </table:table-cell>
          <table:table-cell office:value-type="string">
            <text:p>2015-09-01</text:p>
          </table:table-cell>
          <table:table-cell office:value-type="string">
            <text:p>TOGUI0PP001</text:p>
          </table:table-cell>
          <table:table-cell/>
          <table:table-cell office:value-type="string">
            <text:p>POP de Guaraí - TO</text:p>
          </table:table-cell>
          <table:table-cell office:value-type="string">
            <text:p>Guaraí</text:p>
          </table:table-cell>
          <table:table-cell office:value-type="string">
            <text:p>TO</text:p>
          </table:table-cell>
          <table:table-cell table:number-columns-repeated="2"/>
          <table:table-cell office:value-type="string">
            <text:p>Rádio TELEBRAS</text:p>
          </table:table-cell>
          <table:table-cell table:number-columns-repeated="4"/>
          <table:table-cell office:value-type="string">
            <text:p>Marcelo Pereira Martins</text:p>
          </table:table-cell>
          <table:table-cell office:value-type="string">
            <text:p>(63) 3464-1676</text:p>
          </table:table-cell>
          <table:table-cell office:value-type="string">
            <text:p>(63) 8502-3994</text:p>
          </table:table-cell>
          <table:table-cell office:value-type="string">
            <text:p>marcelo@radionettelecom.com</text:p>
          </table:table-cell>
          <table:table-cell office:value-type="string">
            <text:p>7500.00</text:p>
          </table:table-cell>
          <table:table-cell office:value-type="string">
            <text:p>2015-07-24</text:p>
          </table:table-cell>
          <table:table-cell table:number-columns-repeated="2" office:value-type="string">
            <text:p>bloqueado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ABL000029</text:p>
          </table:table-cell>
          <table:table-cell office:value-type="string">
            <text:p>C M S MARTINS - ME</text:p>
          </table:table-cell>
          <table:table-cell office:value-type="string">
            <text:p>C.M.S MARTINS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400">
            <text:p>400</text:p>
          </table:table-cell>
          <table:table-cell office:value-type="string">
            <text:p>01731/2015/DC/4600</text:p>
          </table:table-cell>
          <table:table-cell office:value-type="string">
            <text:p>2015-06-16</text:p>
          </table:table-cell>
          <table:table-cell office:value-type="string">
            <text:p>Contrato</text:p>
          </table:table-cell>
          <table:table-cell office:value-type="string">
            <text:p>2015-08-25</text:p>
          </table:table-cell>
          <table:table-cell office:value-type="string">
            <text:p>MAMIR0PP001</text:p>
          </table:table-cell>
          <table:table-cell/>
          <table:table-cell office:value-type="string">
            <text:p>POP de Miranda do Norte - MA</text:p>
          </table:table-cell>
          <table:table-cell office:value-type="string">
            <text:p>Miranda do Norte</text:p>
          </table:table-cell>
          <table:table-cell office:value-type="string">
            <text:p>MA</text:p>
          </table:table-cell>
          <table:table-cell office:value-type="string">
            <text:p>65.300-000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POP de Miranda do Norte - MA</text:p>
          </table:table-cell>
          <table:table-cell table:number-columns-repeated="2"/>
          <table:table-cell office:value-type="string">
            <text:p>65.300-000</text:p>
          </table:table-cell>
          <table:table-cell office:value-type="string">
            <text:p>Paulo Henrique Martins Belga</text:p>
          </table:table-cell>
          <table:table-cell office:value-type="string">
            <text:p>(98) 3653-7357</text:p>
          </table:table-cell>
          <table:table-cell office:value-type="string">
            <text:p>(98) 99119-0660</text:p>
          </table:table-cell>
          <table:table-cell office:value-type="string">
            <text:p>phbelgas@gmail.com</text:p>
          </table:table-cell>
          <table:table-cell office:value-type="string">
            <text:p>20800.00</text:p>
          </table:table-cell>
          <table:table-cell office:value-type="string">
            <text:p>2015-07-29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ESBL000002</text:p>
          </table:table-cell>
          <table:table-cell office:value-type="string">
            <text:p>SIMONET PROVIDER TELECOMUNICAÇÕES LTDA - ME </text:p>
          </table:table-cell>
          <table:table-cell office:value-type="string">
            <text:p>SIMONET PROVIDER</text:p>
          </table:table-cell>
          <table:table-cell office:value-type="string">
            <text:p>ES</text:p>
          </table:table-cell>
          <table:table-cell office:value-type="string">
            <text:p>BL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01617/2015/DC/4760</text:p>
          </table:table-cell>
          <table:table-cell office:value-type="string">
            <text:p>2015-03-27</text:p>
          </table:table-cell>
          <table:table-cell office:value-type="string">
            <text:p>Contrato</text:p>
          </table:table-cell>
          <table:table-cell office:value-type="string">
            <text:p>2015-08-21</text:p>
          </table:table-cell>
          <table:table-cell office:value-type="string">
            <text:p>ESSMT0PP001</text:p>
          </table:table-cell>
          <table:table-cell/>
          <table:table-cell office:value-type="string">
            <text:p>POP/EA São Mateus/ES</text:p>
          </table:table-cell>
          <table:table-cell office:value-type="string">
            <text:p>São Mateus</text:p>
          </table:table-cell>
          <table:table-cell office:value-type="string">
            <text:p>ES</text:p>
          </table:table-cell>
          <table:table-cell table:number-columns-repeated="2"/>
          <table:table-cell office:value-type="string">
            <text:p>Rádio Cliente</text:p>
          </table:table-cell>
          <table:table-cell office:value-type="string">
            <text:p>POP/EA São Mateus/ES</text:p>
          </table:table-cell>
          <table:table-cell table:number-columns-repeated="3"/>
          <table:table-cell office:value-type="string">
            <text:p>Rogério Ferreira dos Santos</text:p>
          </table:table-cell>
          <table:table-cell office:value-type="string">
            <text:p>(27) 3765-0817</text:p>
          </table:table-cell>
          <table:table-cell office:value-type="string">
            <text:p>(27) 99920-4584</text:p>
          </table:table-cell>
          <table:table-cell office:value-type="string">
            <text:p>roger@simonet.com.br</text:p>
          </table:table-cell>
          <table:table-cell office:value-type="string">
            <text:p>14349.00</text:p>
          </table:table-cell>
          <table:table-cell office:value-type="string">
            <text:p>2015-04-30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PAC000006</text:p>
          </table:table-cell>
          <table:table-cell office:value-type="string">
            <text:p>Arion Serviços de Telecomunicações LTDA.</text:p>
          </table:table-cell>
          <table:table-cell office:value-type="string">
            <text:p>ARION SERVICES</text:p>
          </table:table-cell>
          <table:table-cell office:value-type="string">
            <text:p>SP</text:p>
          </table:table-cell>
          <table:table-cell office:value-type="string">
            <text:p>AC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string">
            <text:p>046/2015/EC/4600</text:p>
          </table:table-cell>
          <table:table-cell office:value-type="string">
            <text:p>2015-07-23</text:p>
          </table:table-cell>
          <table:table-cell office:value-type="string">
            <text:p>Oportunidade</text:p>
          </table:table-cell>
          <table:table-cell office:value-type="string">
            <text:p>2015-08-18</text:p>
          </table:table-cell>
          <table:table-cell table:number-columns-repeated="7"/>
          <table:table-cell office:value-type="string">
            <text:p>Rádio Cliente</text:p>
          </table:table-cell>
          <table:table-cell office:value-type="string">
            <text:p>Parque do Peão de Barretos - Rodovia Brigadeiro Faria Lima, 428</text:p>
          </table:table-cell>
          <table:table-cell table:number-columns-repeated="2"/>
          <table:table-cell office:value-type="string">
            <text:p>14.780-970</text:p>
          </table:table-cell>
          <table:table-cell office:value-type="string">
            <text:p>David Ferreira</text:p>
          </table:table-cell>
          <table:table-cell office:value-type="string">
            <text:p>(11) 3197-4588</text:p>
          </table:table-cell>
          <table:table-cell office:value-type="string">
            <text:p>(11) 94780-4865</text:p>
          </table:table-cell>
          <table:table-cell office:value-type="string">
            <text:p>david@sn8.com.br</text:p>
          </table:table-cell>
          <table:table-cell office:value-type="string">
            <text:p>150000.00</text:p>
          </table:table-cell>
          <table:table-cell office:value-type="string">
            <text:p>2015-08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MABL000020</text:p>
          </table:table-cell>
          <table:table-cell office:value-type="string">
            <text:p>N V SOUSA - ME</text:p>
          </table:table-cell>
          <table:table-cell office:value-type="string">
            <text:p>N V SOUSA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01759/2015/DC/4600</text:p>
          </table:table-cell>
          <table:table-cell office:value-type="string">
            <text:p>2015-07-02</text:p>
          </table:table-cell>
          <table:table-cell office:value-type="string">
            <text:p>Contrato</text:p>
          </table:table-cell>
          <table:table-cell office:value-type="string">
            <text:p>2015-08-18</text:p>
          </table:table-cell>
          <table:table-cell office:value-type="string">
            <text:p>MABDC0PP001</text:p>
          </table:table-cell>
          <table:table-cell/>
          <table:table-cell office:value-type="string">
            <text:p>POP de Barra do Corda - MA</text:p>
          </table:table-cell>
          <table:table-cell office:value-type="string">
            <text:p>Barra do Corda</text:p>
          </table:table-cell>
          <table:table-cell office:value-type="string">
            <text:p>MA</text:p>
          </table:table-cell>
          <table:table-cell table:number-columns-repeated="2"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André Luiz N Lopes</text:p>
          </table:table-cell>
          <table:table-cell office:value-type="string">
            <text:p>(99) 3643-1735</text:p>
          </table:table-cell>
          <table:table-cell office:value-type="string">
            <text:p>(99) 9919-17211</text:p>
          </table:table-cell>
          <table:table-cell office:value-type="string">
            <text:p>nepomuceno@bol.com.br</text:p>
          </table:table-cell>
          <table:table-cell office:value-type="string">
            <text:p>15543.00</text:p>
          </table:table-cell>
          <table:table-cell office:value-type="string">
            <text:p>2015-08-05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MTBL000003</text:p>
          </table:table-cell>
          <table:table-cell office:value-type="string">
            <text:p>INTERFIBRAS TELECOMUNICAÇÕES LTDA - EPP</text:p>
          </table:table-cell>
          <table:table-cell office:value-type="string">
            <text:p>INTERFIBRAS</text:p>
          </table:table-cell>
          <table:table-cell office:value-type="string">
            <text:p>MT</text:p>
          </table:table-cell>
          <table:table-cell office:value-type="string">
            <text:p>BL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758/2015/DC/4600</text:p>
          </table:table-cell>
          <table:table-cell office:value-type="string">
            <text:p>2015-07-02</text:p>
          </table:table-cell>
          <table:table-cell office:value-type="string">
            <text:p>Contrato</text:p>
          </table:table-cell>
          <table:table-cell office:value-type="string">
            <text:p>2015-08-17</text:p>
          </table:table-cell>
          <table:table-cell office:value-type="string">
            <text:p>MTROI0PP002</text:p>
          </table:table-cell>
          <table:table-cell/>
          <table:table-cell office:value-type="string">
            <text:p>Pop da RNP de Rondonópolis</text:p>
          </table:table-cell>
          <table:table-cell office:value-type="string">
            <text:p>Rondonópolis</text:p>
          </table:table-cell>
          <table:table-cell office:value-type="string">
            <text:p>MT</text:p>
          </table:table-cell>
          <table:table-cell table:number-columns-repeated="2"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Andre Viana</text:p>
          </table:table-cell>
          <table:table-cell office:value-type="string">
            <text:p>(66) 3423-7300</text:p>
          </table:table-cell>
          <table:table-cell office:value-type="string">
            <text:p>(66) 9679-1434</text:p>
          </table:table-cell>
          <table:table-cell office:value-type="string">
            <text:p>andreviana@interfibras.com.br</text:p>
          </table:table-cell>
          <table:table-cell office:value-type="string">
            <text:p>9487.00</text:p>
          </table:table-cell>
          <table:table-cell office:value-type="string">
            <text:p>2015-07-25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MTBL000001</text:p>
          </table:table-cell>
          <table:table-cell office:value-type="string">
            <text:p>RODRIGO JOSE MARASCA &amp; CIA LTDA - ME</text:p>
          </table:table-cell>
          <table:table-cell office:value-type="string">
            <text:p>PRIMATEC TECNOLOGIA</text:p>
          </table:table-cell>
          <table:table-cell office:value-type="string">
            <text:p>MT</text:p>
          </table:table-cell>
          <table:table-cell office:value-type="string">
            <text:p>BL</text:p>
          </table:table-cell>
          <table:table-cell table:number-columns-repeated="2" office:value-type="float" office:value="350">
            <text:p>350</text:p>
          </table:table-cell>
          <table:table-cell office:value-type="string">
            <text:p>01719/2015/DC/4600</text:p>
          </table:table-cell>
          <table:table-cell office:value-type="string">
            <text:p>2015-06-05</text:p>
          </table:table-cell>
          <table:table-cell office:value-type="string">
            <text:p>Contrato</text:p>
          </table:table-cell>
          <table:table-cell office:value-type="string">
            <text:p>2015-08-17</text:p>
          </table:table-cell>
          <table:table-cell office:value-type="string">
            <text:p>MTROI0PP001</text:p>
          </table:table-cell>
          <table:table-cell/>
          <table:table-cell office:value-type="string">
            <text:p>POP de Rondonópolis - MT</text:p>
          </table:table-cell>
          <table:table-cell office:value-type="string">
            <text:p>Rondonópolis</text:p>
          </table:table-cell>
          <table:table-cell office:value-type="string">
            <text:p>MT</text:p>
          </table:table-cell>
          <table:table-cell/>
          <table:table-cell office:value-type="string">
            <text:p>MTROI0PP001</text:p>
          </table:table-cell>
          <table:table-cell office:value-type="string">
            <text:p>Fibra óptica Cliente</text:p>
          </table:table-cell>
          <table:table-cell office:value-type="string">
            <text:p>Cliente buscará link em fibra no POP de Rondonópolis - MT</text:p>
          </table:table-cell>
          <table:table-cell office:value-type="string">
            <text:p>Rondonópolis</text:p>
          </table:table-cell>
          <table:table-cell office:value-type="string">
            <text:p>MT</text:p>
          </table:table-cell>
          <table:table-cell/>
          <table:table-cell office:value-type="string">
            <text:p>Rodrigo José Marasca</text:p>
          </table:table-cell>
          <table:table-cell office:value-type="string">
            <text:p>(66) 3498-3953</text:p>
          </table:table-cell>
          <table:table-cell office:value-type="string">
            <text:p>(66) 9986-4544</text:p>
          </table:table-cell>
          <table:table-cell office:value-type="string">
            <text:p>rodrigo@primatecmt.com.br</text:p>
          </table:table-cell>
          <table:table-cell office:value-type="string">
            <text:p>25900.00</text:p>
          </table:table-cell>
          <table:table-cell office:value-type="string">
            <text:p>2015-06-22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ABL000031</text:p>
          </table:table-cell>
          <table:table-cell office:value-type="string">
            <text:p>C M C NOGUEIRA INFORMATICA LTDA</text:p>
          </table:table-cell>
          <table:table-cell office:value-type="string">
            <text:p>C M C NOGUEIRA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90">
            <text:p>90</text:p>
          </table:table-cell>
          <table:table-cell office:value-type="string">
            <text:p>1804/2015/DC/4600</text:p>
          </table:table-cell>
          <table:table-cell office:value-type="string">
            <text:p>2015-07-28</text:p>
          </table:table-cell>
          <table:table-cell office:value-type="string">
            <text:p>Contrato</text:p>
          </table:table-cell>
          <table:table-cell office:value-type="string">
            <text:p>2015-08-14</text:p>
          </table:table-cell>
          <table:table-cell office:value-type="string">
            <text:p>MAGJU0PP001</text:p>
          </table:table-cell>
          <table:table-cell table:number-columns-repeated="2"/>
          <table:table-cell office:value-type="string">
            <text:p>Grajaú</text:p>
          </table:table-cell>
          <table:table-cell office:value-type="string">
            <text:p>MA</text:p>
          </table:table-cell>
          <table:table-cell table:number-columns-repeated="2"/>
          <table:table-cell office:value-type="string">
            <text:p>Fibra óptica Cliente</text:p>
          </table:table-cell>
          <table:table-cell table:number-columns-repeated="4"/>
          <table:table-cell office:value-type="string">
            <text:p>Nilmar da Silva Costa</text:p>
          </table:table-cell>
          <table:table-cell office:value-type="string">
            <text:p>(99) 3532 9745</text:p>
          </table:table-cell>
          <table:table-cell office:value-type="string">
            <text:p>(99) 99215-9374</text:p>
          </table:table-cell>
          <table:table-cell office:value-type="string">
            <text:p>nilmarcosta@hotmail.com</text:p>
          </table:table-cell>
          <table:table-cell office:value-type="string">
            <text:p>7729.20</text:p>
          </table:table-cell>
          <table:table-cell office:value-type="string">
            <text:p>2015-08-28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PABL000016</text:p>
          </table:table-cell>
          <table:table-cell office:value-type="string">
            <text:p>H.R.B. LACERDA COMERCIO E SERVIÇOS - ME</text:p>
          </table:table-cell>
          <table:table-cell office:value-type="string">
            <text:p>H.R.B. LACERDA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table:number-columns-repeated="2" office:value-type="float" office:value="150">
            <text:p>150</text:p>
          </table:table-cell>
          <table:table-cell office:value-type="string">
            <text:p>01631/2015/DC/4740</text:p>
          </table:table-cell>
          <table:table-cell office:value-type="string">
            <text:p>2015-04-07</text:p>
          </table:table-cell>
          <table:table-cell office:value-type="string">
            <text:p>Contrato</text:p>
          </table:table-cell>
          <table:table-cell office:value-type="string">
            <text:p>2015-08-13</text:p>
          </table:table-cell>
          <table:table-cell office:value-type="string">
            <text:p>PAPCJ0PP003</text:p>
          </table:table-cell>
          <table:table-cell/>
          <table:table-cell office:value-type="string">
            <text:p>POP Pacajá - PA PAPCJ0PP003</text:p>
          </table:table-cell>
          <table:table-cell office:value-type="string">
            <text:p>Pacajá</text:p>
          </table:table-cell>
          <table:table-cell office:value-type="string">
            <text:p>PA</text:p>
          </table:table-cell>
          <table:table-cell office:value-type="string">
            <text:p>68.485-000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Av. Getúlio Vargas, 57 - Bairro Novo Horizonte</text:p>
          </table:table-cell>
          <table:table-cell table:number-columns-repeated="2"/>
          <table:table-cell office:value-type="string">
            <text:p>68.485-000</text:p>
          </table:table-cell>
          <table:table-cell office:value-type="string">
            <text:p>Hugo Rodolfo Bohry Lacerda</text:p>
          </table:table-cell>
          <table:table-cell/>
          <table:table-cell office:value-type="string">
            <text:p>(91) 9 9220-7535</text:p>
          </table:table-cell>
          <table:table-cell office:value-type="string">
            <text:p>hugo@redeconexaonet.com.br</text:p>
          </table:table-cell>
          <table:table-cell office:value-type="string">
            <text:p>12000.00</text:p>
          </table:table-cell>
          <table:table-cell office:value-type="string">
            <text:p>2015-05-27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775">
            <text:p>775</text:p>
          </table:table-cell>
          <table:table-cell office:value-type="string">
            <text:p>MAAC000001</text:p>
          </table:table-cell>
          <table:table-cell office:value-type="string">
            <text:p>SKY BRASIL SERVIÇOS LTDA</text:p>
          </table:table-cell>
          <table:table-cell office:value-type="string">
            <text:p>SKY SÃO LUÍS</text:p>
          </table:table-cell>
          <table:table-cell office:value-type="string">
            <text:p>MA</text:p>
          </table:table-cell>
          <table:table-cell office:value-type="string">
            <text:p>AC</text:p>
          </table:table-cell>
          <table:table-cell office:value-type="float" office:value="2000">
            <text:p>2000</text:p>
          </table:table-cell>
          <table:table-cell office:value-type="float" office:value="1000">
            <text:p>1000</text:p>
          </table:table-cell>
          <table:table-cell office:value-type="string">
            <text:p>01741/2015/DC/4500</text:p>
          </table:table-cell>
          <table:table-cell office:value-type="string">
            <text:p>2015-06-23</text:p>
          </table:table-cell>
          <table:table-cell office:value-type="string">
            <text:p>Contrato</text:p>
          </table:table-cell>
          <table:table-cell office:value-type="string">
            <text:p>2015-08-12</text:p>
          </table:table-cell>
          <table:table-cell office:value-type="string">
            <text:p>MASLS0PP001</text:p>
          </table:table-cell>
          <table:table-cell table:number-columns-repeated="2"/>
          <table:table-cell office:value-type="string">
            <text:p>São Luís</text:p>
          </table:table-cell>
          <table:table-cell office:value-type="string">
            <text:p>MA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Rua Curupuru S/N - Lote 8, Qd 12</text:p>
          </table:table-cell>
          <table:table-cell table:number-columns-repeated="2"/>
          <table:table-cell office:value-type="string">
            <text:p>65.066-250</text:p>
          </table:table-cell>
          <table:table-cell office:value-type="string">
            <text:p>NOC (supervisor: Marcelo/Glauber/Luiz)</text:p>
          </table:table-cell>
          <table:table-cell office:value-type="string">
            <text:p>61 3323-9392</text:p>
          </table:table-cell>
          <table:table-cell/>
          <table:table-cell office:value-type="string">
            <text:p>nocbandalarga@sky.com.br</text:p>
          </table:table-cell>
          <table:table-cell office:value-type="string">
            <text:p>187497.46</text:p>
          </table:table-cell>
          <table:table-cell office:value-type="string">
            <text:p>2015-07-15</text:p>
          </table:table-cell>
          <table:table-cell office:value-type="string">
            <text:p>operação</text:p>
          </table:table-cell>
          <table:table-cell office:value-type="string">
            <text:p>downgrade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ESBL000004</text:p>
          </table:table-cell>
          <table:table-cell office:value-type="string">
            <text:p>GURISAT GURINET LTDA</text:p>
          </table:table-cell>
          <table:table-cell office:value-type="string">
            <text:p>GURISAT GURINET</text:p>
          </table:table-cell>
          <table:table-cell office:value-type="string">
            <text:p>ES</text:p>
          </table:table-cell>
          <table:table-cell office:value-type="string">
            <text:p>BL</text:p>
          </table:table-cell>
          <table:table-cell table:number-columns-repeated="2" office:value-type="float" office:value="120">
            <text:p>120</text:p>
          </table:table-cell>
          <table:table-cell office:value-type="string">
            <text:p>01779/2015/DC/4760</text:p>
          </table:table-cell>
          <table:table-cell office:value-type="string">
            <text:p>2015-07-09</text:p>
          </table:table-cell>
          <table:table-cell office:value-type="string">
            <text:p>Contrato</text:p>
          </table:table-cell>
          <table:table-cell office:value-type="string">
            <text:p>2015-08-11</text:p>
          </table:table-cell>
          <table:table-cell office:value-type="string">
            <text:p>ESSMT0PP001</text:p>
          </table:table-cell>
          <table:table-cell table:number-columns-repeated="2"/>
          <table:table-cell office:value-type="string">
            <text:p>São Mateus</text:p>
          </table:table-cell>
          <table:table-cell office:value-type="string">
            <text:p>ES</text:p>
          </table:table-cell>
          <table:table-cell/>
          <table:table-cell office:value-type="string">
            <text:p>ESSMT0TR001</text:p>
          </table:table-cell>
          <table:table-cell office:value-type="string">
            <text:p>Rádio Cliente</text:p>
          </table:table-cell>
          <table:table-cell office:value-type="string">
            <text:p>ETR da Telebras - Campus São Mateus</text:p>
          </table:table-cell>
          <table:table-cell office:value-type="string">
            <text:p>São Mateus</text:p>
          </table:table-cell>
          <table:table-cell office:value-type="string">
            <text:p>ES</text:p>
          </table:table-cell>
          <table:table-cell/>
          <table:table-cell office:value-type="string">
            <text:p>Sandro Gleidson de Oliveira Silva</text:p>
          </table:table-cell>
          <table:table-cell office:value-type="string">
            <text:p>(27) 3761-1416</text:p>
          </table:table-cell>
          <table:table-cell office:value-type="string">
            <text:p>(27) 99937-8183</text:p>
          </table:table-cell>
          <table:table-cell office:value-type="string">
            <text:p>sandro@gurisat.com.br</text:p>
          </table:table-cell>
          <table:table-cell office:value-type="string">
            <text:p>5386.80</text:p>
          </table:table-cell>
          <table:table-cell office:value-type="string">
            <text:p>2015-08-20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PIBL000001</text:p>
          </table:table-cell>
          <table:table-cell office:value-type="string">
            <text:p>IP2TEL SERVICOS DE COMUNICACAO MULTIMIDIA LTDA - ME</text:p>
          </table:table-cell>
          <table:table-cell office:value-type="string">
            <text:p>IP2TEL</text:p>
          </table:table-cell>
          <table:table-cell office:value-type="string">
            <text:p>PI</text:p>
          </table:table-cell>
          <table:table-cell office:value-type="string">
            <text:p>BL</text:p>
          </table:table-cell>
          <table:table-cell table:number-columns-repeated="2" office:value-type="float" office:value="2500">
            <text:p>2500</text:p>
          </table:table-cell>
          <table:table-cell office:value-type="string">
            <text:p>01771/2015/DC/4600</text:p>
          </table:table-cell>
          <table:table-cell office:value-type="string">
            <text:p>2015-07-08</text:p>
          </table:table-cell>
          <table:table-cell office:value-type="string">
            <text:p>Contrato</text:p>
          </table:table-cell>
          <table:table-cell office:value-type="string">
            <text:p>2015-08-11</text:p>
          </table:table-cell>
          <table:table-cell office:value-type="string">
            <text:p>PITSA0PP001</text:p>
          </table:table-cell>
          <table:table-cell table:number-columns-repeated="2"/>
          <table:table-cell office:value-type="string">
            <text:p>Teresina</text:p>
          </table:table-cell>
          <table:table-cell office:value-type="string">
            <text:p>PI</text:p>
          </table:table-cell>
          <table:table-cell/>
          <table:table-cell office:value-type="string">
            <text:p>PITSA0PP001</text:p>
          </table:table-cell>
          <table:table-cell office:value-type="string">
            <text:p>Fibra óptica Cliente</text:p>
          </table:table-cell>
          <table:table-cell office:value-type="string">
            <text:p>POP de Teresina - PI</text:p>
          </table:table-cell>
          <table:table-cell office:value-type="string">
            <text:p>Teresina</text:p>
          </table:table-cell>
          <table:table-cell office:value-type="string">
            <text:p>PI</text:p>
          </table:table-cell>
          <table:table-cell/>
          <table:table-cell office:value-type="string">
            <text:p>Jefferson Pereira de Carvalho</text:p>
          </table:table-cell>
          <table:table-cell office:value-type="string">
            <text:p>(86) 3301 5300</text:p>
          </table:table-cell>
          <table:table-cell office:value-type="string">
            <text:p>(86) 9404 1616</text:p>
          </table:table-cell>
          <table:table-cell office:value-type="string">
            <text:p>jeff@ipcarrier.us</text:p>
          </table:table-cell>
          <table:table-cell office:value-type="string">
            <text:p>100000.00</text:p>
          </table:table-cell>
          <table:table-cell office:value-type="string">
            <text:p>2015-08-08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DFAC000038</text:p>
          </table:table-cell>
          <table:table-cell office:value-type="string">
            <text:p>TV OMEGA LTDA</text:p>
          </table:table-cell>
          <table:table-cell office:value-type="string">
            <text:p>REDE TV - ED.PARQUE CORPORATE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01745/2015/DC/4600</text:p>
          </table:table-cell>
          <table:table-cell office:value-type="string">
            <text:p>2015-06-24</text:p>
          </table:table-cell>
          <table:table-cell office:value-type="string">
            <text:p>Contrato</text:p>
          </table:table-cell>
          <table:table-cell office:value-type="string">
            <text:p>2015-08-05</text:p>
          </table:table-cell>
          <table:table-cell office:value-type="string">
            <text:p>DFBSA0PP004</text:p>
          </table:table-cell>
          <table:table-cell/>
          <table:table-cell office:value-type="string">
            <text:p>SCS Quadra 09, Bloco C - 3º andar - Ed. Parque Corparete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308-20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SCS. Q. 9 Bloco C - 11 ° andar Sala 1103 - Ed. Parque Cidade Corporate</text:p>
          </table:table-cell>
          <table:table-cell table:number-columns-repeated="2"/>
          <table:table-cell office:value-type="string">
            <text:p>70.308-200</text:p>
          </table:table-cell>
          <table:table-cell office:value-type="string">
            <text:p>Cleomar Borges</text:p>
          </table:table-cell>
          <table:table-cell office:value-type="string">
            <text:p>(61) 3212-8339</text:p>
          </table:table-cell>
          <table:table-cell office:value-type="string">
            <text:p>(61) 8167-7853</text:p>
          </table:table-cell>
          <table:table-cell office:value-type="string">
            <text:p>cleomar.borges@redetv.com.br</text:p>
          </table:table-cell>
          <table:table-cell office:value-type="string">
            <text:p>1591.43</text:p>
          </table:table-cell>
          <table:table-cell office:value-type="string">
            <text:p>2015-07-30</text:p>
          </table:table-cell>
          <table:table-cell office:value-type="string">
            <text:p>operação</text:p>
          </table:table-cell>
          <table:table-cell office:value-type="string">
            <text:p>desbloqueado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DFBL000018</text:p>
          </table:table-cell>
          <table:table-cell office:value-type="string">
            <text:p>FAZENDO MAIS TECNOLOGIA AVANÇADA PARA ENVENTOS LTDA</text:p>
          </table:table-cell>
          <table:table-cell office:value-type="string">
            <text:p>FAZENDO MAIS</text:p>
          </table:table-cell>
          <table:table-cell office:value-type="string">
            <text:p>DF</text:p>
          </table:table-cell>
          <table:table-cell office:value-type="string">
            <text:p>BL</text:p>
          </table:table-cell>
          <table:table-cell table:number-columns-repeated="2" office:value-type="float" office:value="160">
            <text:p>160</text:p>
          </table:table-cell>
          <table:table-cell office:value-type="string">
            <text:p>1807/2015</text:p>
          </table:table-cell>
          <table:table-cell office:value-type="string">
            <text:p>2015-07-30</text:p>
          </table:table-cell>
          <table:table-cell office:value-type="string">
            <text:p>Contrato</text:p>
          </table:table-cell>
          <table:table-cell office:value-type="string">
            <text:p>2015-08-04</text:p>
          </table:table-cell>
          <table:table-cell office:value-type="string">
            <text:p>DFBSA0PM019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PM019</text:p>
          </table:table-cell>
          <table:table-cell office:value-type="string">
            <text:p>Fibra óptica Cliente</text:p>
          </table:table-cell>
          <table:table-cell office:value-type="string">
            <text:p>PM Telebras Centro de Convenções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Frederico Barros</text:p>
          </table:table-cell>
          <table:table-cell office:value-type="string">
            <text:p>(61) 3486-1106</text:p>
          </table:table-cell>
          <table:table-cell office:value-type="string">
            <text:p>(61) 8171-2345</text:p>
          </table:table-cell>
          <table:table-cell office:value-type="string">
            <text:p>frederico@fazendomais.com.br</text:p>
          </table:table-cell>
          <table:table-cell office:value-type="string">
            <text:p>4971.75</text:p>
          </table:table-cell>
          <table:table-cell office:value-type="string">
            <text:p>2015-08-03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MBL000006</text:p>
          </table:table-cell>
          <table:table-cell office:value-type="string">
            <text:p>AXXESS TELECOMUNICAÇÕES LTDA - ME</text:p>
          </table:table-cell>
          <table:table-cell office:value-type="string">
            <text:p>AXXESS TELECOMUNICAÇÕES</text:p>
          </table:table-cell>
          <table:table-cell office:value-type="string">
            <text:p>AM</text:p>
          </table:table-cell>
          <table:table-cell office:value-type="string">
            <text:p>BL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277/2014/DC/4600</text:p>
          </table:table-cell>
          <table:table-cell office:value-type="string">
            <text:p>2014-09-17</text:p>
          </table:table-cell>
          <table:table-cell office:value-type="string">
            <text:p>Contrato</text:p>
          </table:table-cell>
          <table:table-cell office:value-type="string">
            <text:p>2015-08-03</text:p>
          </table:table-cell>
          <table:table-cell office:value-type="string">
            <text:p>AMMNS0PM007</text:p>
          </table:table-cell>
          <table:table-cell/>
          <table:table-cell office:value-type="string">
            <text:p>POP Metropolitano - Prodam</text:p>
          </table:table-cell>
          <table:table-cell office:value-type="string">
            <text:p>Manaus</text:p>
          </table:table-cell>
          <table:table-cell office:value-type="string">
            <text:p>AM</text:p>
          </table:table-cell>
          <table:table-cell/>
          <table:table-cell office:value-type="string">
            <text:p>AMMNS0PC014</text:p>
          </table:table-cell>
          <table:table-cell office:value-type="string">
            <text:p>Fibra óptica Cliente</text:p>
          </table:table-cell>
          <table:table-cell office:value-type="string">
            <text:p>Cliente busca via fibra na caixa R2 no POP Metropolitano - Prodam - Manaus - AM</text:p>
          </table:table-cell>
          <table:table-cell office:value-type="string">
            <text:p>Manaus</text:p>
          </table:table-cell>
          <table:table-cell office:value-type="string">
            <text:p>AM</text:p>
          </table:table-cell>
          <table:table-cell/>
          <table:table-cell office:value-type="string">
            <text:p>Fabricio de Souza Horacio</text:p>
          </table:table-cell>
          <table:table-cell office:value-type="string">
            <text:p>(92) 3093-3090</text:p>
          </table:table-cell>
          <table:table-cell office:value-type="string">
            <text:p>(92) <text:s/>98119-2323</text:p>
          </table:table-cell>
          <table:table-cell office:value-type="string">
            <text:p>horacio@axxess.com.br</text:p>
          </table:table-cell>
          <table:table-cell office:value-type="string">
            <text:p>15000.00</text:p>
          </table:table-cell>
          <table:table-cell office:value-type="string">
            <text:p>2014-09-30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ALL2000001</text:p>
          </table:table-cell>
          <table:table-cell office:value-type="string">
            <text:p>RNP - REDE NACIONAL DE ENSINO E PESQUISA</text:p>
          </table:table-cell>
          <table:table-cell office:value-type="string">
            <text:p>RNP VIÇOSA - UFAL</text:p>
          </table:table-cell>
          <table:table-cell office:value-type="string">
            <text:p>AL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686/2015/DC/4600</text:p>
          </table:table-cell>
          <table:table-cell office:value-type="string">
            <text:p>2015-05-13</text:p>
          </table:table-cell>
          <table:table-cell office:value-type="string">
            <text:p>Contrato</text:p>
          </table:table-cell>
          <table:table-cell office:value-type="string">
            <text:p>2015-07-17</text:p>
          </table:table-cell>
          <table:table-cell office:value-type="string">
            <text:p>DFBSA0PM001</text:p>
          </table:table-cell>
          <table:table-cell office:value-type="string">
            <text:p>Fibra óptica TELEBRAS</text:p>
          </table:table-cell>
          <table:table-cell office:value-type="string">
            <text:p>SAS Q.5, Lote 06 Bloco H, Ed. IBICT, Sl 700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070-910</text:p>
          </table:table-cell>
          <table:table-cell office:value-type="string">
            <text:p>ALVIS0TC002</text:p>
          </table:table-cell>
          <table:table-cell office:value-type="string">
            <text:p>Fibra óptica TELEBRAS</text:p>
          </table:table-cell>
          <table:table-cell office:value-type="string">
            <text:p>POP RNP UFAL Viçosa <text:s/>Fazenda São Luiz, S/N</text:p>
          </table:table-cell>
          <table:table-cell office:value-type="string">
            <text:p>Viçosa</text:p>
          </table:table-cell>
          <table:table-cell office:value-type="string">
            <text:p>AL</text:p>
          </table:table-cell>
          <table:table-cell/>
          <table:table-cell office:value-type="string">
            <text:p>Rodrygo Torres Córdova</text:p>
          </table:table-cell>
          <table:table-cell office:value-type="string">
            <text:p>(61) 3243-4420</text:p>
          </table:table-cell>
          <table:table-cell/>
          <table:table-cell office:value-type="string">
            <text:p>rodrygo.cordova@rnp.br</text:p>
          </table:table-cell>
          <table:table-cell office:value-type="string">
            <text:p>15832.73</text:p>
          </table:table-cell>
          <table:table-cell office:value-type="string">
            <text:p>2015-06-30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DFBL000012</text:p>
          </table:table-cell>
          <table:table-cell office:value-type="string">
            <text:p>MH INTEGRAÇÃO REPARAÇÃO E INSTALAÇÃO EM INFORMÁTICA LTDA - ME</text:p>
          </table:table-cell>
          <table:table-cell office:value-type="string">
            <text:p>MH INTEGRAÇÃO</text:p>
          </table:table-cell>
          <table:table-cell office:value-type="string">
            <text:p>DF</text:p>
          </table:table-cell>
          <table:table-cell office:value-type="string">
            <text:p>BL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01657/2015/DC/4600</text:p>
          </table:table-cell>
          <table:table-cell office:value-type="string">
            <text:p>2015-04-29</text:p>
          </table:table-cell>
          <table:table-cell office:value-type="string">
            <text:p>Contrato</text:p>
          </table:table-cell>
          <table:table-cell office:value-type="string">
            <text:p>2015-07-09</text:p>
          </table:table-cell>
          <table:table-cell office:value-type="string">
            <text:p>DFBSA0PM015</text:p>
          </table:table-cell>
          <table:table-cell/>
          <table:table-cell office:value-type="string">
            <text:p>PM Estádio Nacional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TC044</text:p>
          </table:table-cell>
          <table:table-cell office:value-type="string">
            <text:p>Fibra óptica TELEBRAS</text:p>
          </table:table-cell>
          <table:table-cell office:value-type="string">
            <text:p>SHN, QUADRA 02, BLOCO H, SALAS 110-114 -ASA NORTE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702-905</text:p>
          </table:table-cell>
          <table:table-cell office:value-type="string">
            <text:p>Paulo Hernane Cardoso da Silva</text:p>
          </table:table-cell>
          <table:table-cell office:value-type="string">
            <text:p>(61) 3202-4334</text:p>
          </table:table-cell>
          <table:table-cell office:value-type="string">
            <text:p>(61) 9562-2153</text:p>
          </table:table-cell>
          <table:table-cell office:value-type="string">
            <text:p>financeiro@engetronics.com.br</text:p>
          </table:table-cell>
          <table:table-cell office:value-type="string">
            <text:p>2083.20</text:p>
          </table:table-cell>
          <table:table-cell office:value-type="string">
            <text:p>2015-07-15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TOBL000040</text:p>
          </table:table-cell>
          <table:table-cell office:value-type="string">
            <text:p>LUCARONI TELECOM LTDA</text:p>
          </table:table-cell>
          <table:table-cell office:value-type="string">
            <text:p>LUCARONI TELECOM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1755/2015/4600</text:p>
          </table:table-cell>
          <table:table-cell office:value-type="string">
            <text:p>2015-07-01</text:p>
          </table:table-cell>
          <table:table-cell office:value-type="string">
            <text:p>Contrato</text:p>
          </table:table-cell>
          <table:table-cell office:value-type="string">
            <text:p>2015-07-08</text:p>
          </table:table-cell>
          <table:table-cell office:value-type="string">
            <text:p>TOPMJ0TR001</text:p>
          </table:table-cell>
          <table:table-cell/>
          <table:table-cell office:value-type="string">
            <text:p>ETR - Palmas - AV. NS 15, ALCNO 14, BLOCO IV - PALMAS -TO</text:p>
          </table:table-cell>
          <table:table-cell office:value-type="string">
            <text:p>Palmas</text:p>
          </table:table-cell>
          <table:table-cell office:value-type="string">
            <text:p>TO</text:p>
          </table:table-cell>
          <table:table-cell/>
          <table:table-cell office:value-type="string">
            <text:p>TOPMJ0TR001</text:p>
          </table:table-cell>
          <table:table-cell office:value-type="string">
            <text:p>Fibra óptica Cliente</text:p>
          </table:table-cell>
          <table:table-cell office:value-type="string">
            <text:p>Quadra 108 Norte Avenida NS 6 LOTE 28 S/N SALA 101 Plano Diretor Norte Palmas/TO</text:p>
          </table:table-cell>
          <table:table-cell office:value-type="string">
            <text:p>Palmas</text:p>
          </table:table-cell>
          <table:table-cell office:value-type="string">
            <text:p>TO</text:p>
          </table:table-cell>
          <table:table-cell office:value-type="string">
            <text:p>77.006-088</text:p>
          </table:table-cell>
          <table:table-cell office:value-type="string">
            <text:p>João Eduardo Carneiro Lucaroni</text:p>
          </table:table-cell>
          <table:table-cell office:value-type="string">
            <text:p>(63) 3215-0550</text:p>
          </table:table-cell>
          <table:table-cell office:value-type="string">
            <text:p>(63) 8494-9173</text:p>
          </table:table-cell>
          <table:table-cell office:value-type="string">
            <text:p>ceo@netmaispalmas.com.br</text:p>
          </table:table-cell>
          <table:table-cell office:value-type="string">
            <text:p>20964.00</text:p>
          </table:table-cell>
          <table:table-cell office:value-type="string">
            <text:p>2015-07-06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DFAC000030</text:p>
          </table:table-cell>
          <table:table-cell office:value-type="string">
            <text:p>EMPRESA BRASILEIRA DE CORREIOS E TELÉGRAFOS</text:p>
          </table:table-cell>
          <table:table-cell office:value-type="string">
            <text:p>CORREIO SEDE SBN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365">
            <text:p>365</text:p>
          </table:table-cell>
          <table:table-cell office:value-type="string">
            <text:p>01728/2015/DC/4600</text:p>
          </table:table-cell>
          <table:table-cell office:value-type="string">
            <text:p>2015-06-15</text:p>
          </table:table-cell>
          <table:table-cell office:value-type="string">
            <text:p>Contrato</text:p>
          </table:table-cell>
          <table:table-cell office:value-type="string">
            <text:p>2015-07-02</text:p>
          </table:table-cell>
          <table:table-cell office:value-type="string">
            <text:p>DFBSA0PM012</text:p>
          </table:table-cell>
          <table:table-cell/>
          <table:table-cell office:value-type="string">
            <text:p>Ministério das Comunicações Esplanada dos Ministérios Bloco R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044-900</text:p>
          </table:table-cell>
          <table:table-cell office:value-type="string">
            <text:p>DFBSA0TC042</text:p>
          </table:table-cell>
          <table:table-cell office:value-type="string">
            <text:p>Fibra óptica TELEBRAS</text:p>
          </table:table-cell>
          <table:table-cell office:value-type="string">
            <text:p>Sede dos Correios - SBN - Quadra 01 - Bloco A - 2º Subsolo - Data Center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002-900</text:p>
          </table:table-cell>
          <table:table-cell office:value-type="string">
            <text:p>Thiago Kovalski</text:p>
          </table:table-cell>
          <table:table-cell office:value-type="string">
            <text:p>(61) 3207-1620</text:p>
          </table:table-cell>
          <table:table-cell office:value-type="string">
            <text:p>(61) 9267-5423</text:p>
          </table:table-cell>
          <table:table-cell office:value-type="string">
            <text:p>tkovalski@correios.com.br</text:p>
          </table:table-cell>
          <table:table-cell office:value-type="string">
            <text:p>0.00</text:p>
          </table:table-cell>
          <table:table-cell office:value-type="string">
            <text:p>2015-07-30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MABL000028</text:p>
          </table:table-cell>
          <table:table-cell office:value-type="string">
            <text:p>GUSA NORDESTE S.A.</text:p>
          </table:table-cell>
          <table:table-cell office:value-type="string">
            <text:p>GUSA NORDESTE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01496/2014/DC/4600</text:p>
          </table:table-cell>
          <table:table-cell office:value-type="string">
            <text:p>2015-01-19</text:p>
          </table:table-cell>
          <table:table-cell office:value-type="string">
            <text:p>Contrato</text:p>
          </table:table-cell>
          <table:table-cell office:value-type="string">
            <text:p>2015-07-01</text:p>
          </table:table-cell>
          <table:table-cell office:value-type="string">
            <text:p>MAITZ0PP001</text:p>
          </table:table-cell>
          <table:table-cell/>
          <table:table-cell office:value-type="string">
            <text:p>POP Imperatriz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 table:number-columns-repeated="2"/>
          <table:table-cell office:value-type="string">
            <text:p>Fibra óptica Cliente</text:p>
          </table:table-cell>
          <table:table-cell office:value-type="string">
            <text:p>Telebras executará jumper entre o equipamento do cliente e o DGO Telebras (Sala da Eletronorte)</text:p>
          </table:table-cell>
          <table:table-cell table:number-columns-repeated="3"/>
          <table:table-cell office:value-type="string">
            <text:p>Hildenes Campos</text:p>
          </table:table-cell>
          <table:table-cell office:value-type="string">
            <text:p>(99) 3592-1615</text:p>
          </table:table-cell>
          <table:table-cell office:value-type="string">
            <text:p>(99) 99143-7853</text:p>
          </table:table-cell>
          <table:table-cell office:value-type="string">
            <text:p>hildenes.campos@ferroeste.com.br</text:p>
          </table:table-cell>
          <table:table-cell office:value-type="string">
            <text:p>4292.20</text:p>
          </table:table-cell>
          <table:table-cell office:value-type="string">
            <text:p>2015-02-06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AMAC000003</text:p>
          </table:table-cell>
          <table:table-cell office:value-type="string">
            <text:p>SKY BRASIL SERVIÇOS LTDA</text:p>
          </table:table-cell>
          <table:table-cell office:value-type="string">
            <text:p>SKY MANAUS</text:p>
          </table:table-cell>
          <table:table-cell office:value-type="string">
            <text:p>AM</text:p>
          </table:table-cell>
          <table:table-cell office:value-type="string">
            <text:p>AC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01742/2015/DC/4500</text:p>
          </table:table-cell>
          <table:table-cell office:value-type="string">
            <text:p>2015-06-23</text:p>
          </table:table-cell>
          <table:table-cell office:value-type="string">
            <text:p>Contrato</text:p>
          </table:table-cell>
          <table:table-cell office:value-type="string">
            <text:p>2015-06-30</text:p>
          </table:table-cell>
          <table:table-cell office:value-type="string">
            <text:p>AMMNS0PM007</text:p>
          </table:table-cell>
          <table:table-cell/>
          <table:table-cell office:value-type="string">
            <text:p>PoP Prodam</text:p>
          </table:table-cell>
          <table:table-cell office:value-type="string">
            <text:p>Manaus</text:p>
          </table:table-cell>
          <table:table-cell office:value-type="string">
            <text:p>AM</text:p>
          </table:table-cell>
          <table:table-cell/>
          <table:table-cell office:value-type="string">
            <text:p>AMMNS0TC016</text:p>
          </table:table-cell>
          <table:table-cell office:value-type="string">
            <text:p>Fibra óptica TELEBRAS</text:p>
          </table:table-cell>
          <table:table-cell office:value-type="string">
            <text:p>Rua Bernardo Michiles S/N - Bairro: Petrópolis</text:p>
          </table:table-cell>
          <table:table-cell office:value-type="string">
            <text:p>Manaus</text:p>
          </table:table-cell>
          <table:table-cell office:value-type="string">
            <text:p>AM</text:p>
          </table:table-cell>
          <table:table-cell office:value-type="string">
            <text:p>69.067-000</text:p>
          </table:table-cell>
          <table:table-cell office:value-type="string">
            <text:p>NOC (supervisor: Marcelo/Glauber/Luiz)</text:p>
          </table:table-cell>
          <table:table-cell office:value-type="string">
            <text:p>61 3323-9392</text:p>
          </table:table-cell>
          <table:table-cell/>
          <table:table-cell office:value-type="string">
            <text:p>nocbandalarga@sky.com.br</text:p>
          </table:table-cell>
          <table:table-cell office:value-type="string">
            <text:p>195629.23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AMAC000001</text:p>
          </table:table-cell>
          <table:table-cell office:value-type="string">
            <text:p>PROCESSAMENTO DE DADOS AMAZONAS S.A.</text:p>
          </table:table-cell>
          <table:table-cell office:value-type="string">
            <text:p>PRODAM - MANAUS</text:p>
          </table:table-cell>
          <table:table-cell office:value-type="string">
            <text:p>AM</text:p>
          </table:table-cell>
          <table:table-cell office:value-type="string">
            <text:p>AC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723/2015/DC/4600</text:p>
          </table:table-cell>
          <table:table-cell office:value-type="string">
            <text:p>2015-06-10</text:p>
          </table:table-cell>
          <table:table-cell office:value-type="string">
            <text:p>Contrato</text:p>
          </table:table-cell>
          <table:table-cell office:value-type="string">
            <text:p>2015-06-26</text:p>
          </table:table-cell>
          <table:table-cell office:value-type="string">
            <text:p>AMMNS0PM007</text:p>
          </table:table-cell>
          <table:table-cell table:number-columns-repeated="2"/>
          <table:table-cell office:value-type="string">
            <text:p>Manaus</text:p>
          </table:table-cell>
          <table:table-cell office:value-type="string">
            <text:p>AM</text:p>
          </table:table-cell>
          <table:table-cell table:number-columns-repeated="2"/>
          <table:table-cell office:value-type="string">
            <text:p>Fibra óptica Cliente</text:p>
          </table:table-cell>
          <table:table-cell office:value-type="string">
            <text:p>Rua Jonathas Pedrosa, n°1937. Praça 14 de Janeiro</text:p>
          </table:table-cell>
          <table:table-cell table:number-columns-repeated="2"/>
          <table:table-cell office:value-type="string">
            <text:p>69.020-110</text:p>
          </table:table-cell>
          <table:table-cell office:value-type="string">
            <text:p>Haroldo Cohen / Marcio Mota</text:p>
          </table:table-cell>
          <table:table-cell office:value-type="string">
            <text:p>(92) 2121-6500</text:p>
          </table:table-cell>
          <table:table-cell office:value-type="string">
            <text:p>(92) 99190-8044 / (92) 98808-4046</text:p>
          </table:table-cell>
          <table:table-cell office:value-type="string">
            <text:p>haroldojr@prodam.am.gov.br / marcio.mota@prodam.am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MATX000006</text:p>
          </table:table-cell>
          <table:table-cell office:value-type="string">
            <text:p>TIM CELULAR S.A.</text:p>
          </table:table-cell>
          <table:table-cell office:value-type="string">
            <text:p>TIM - ITZ-TSA</text:p>
          </table:table-cell>
          <table:table-cell office:value-type="string">
            <text:p>MA</text:p>
          </table:table-cell>
          <table:table-cell office:value-type="string">
            <text:p>TX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0839/2014/DC/4600</text:p>
          </table:table-cell>
          <table:table-cell office:value-type="string">
            <text:p>2014-01-06</text:p>
          </table:table-cell>
          <table:table-cell office:value-type="string">
            <text:p>Contrato</text:p>
          </table:table-cell>
          <table:table-cell office:value-type="string">
            <text:p>2015-06-22</text:p>
          </table:table-cell>
          <table:table-cell office:value-type="string">
            <text:p>MAITZ0PP001</text:p>
          </table:table-cell>
          <table:table-cell office:value-type="string">
            <text:p>Fibra óptica Cliente</text:p>
          </table:table-cell>
          <table:table-cell office:value-type="string">
            <text:p>Rod. BR 010. km 1360. Subestacao de Imperatriz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/>
          <table:table-cell office:value-type="string">
            <text:p>PITSA0PP001</text:p>
          </table:table-cell>
          <table:table-cell office:value-type="string">
            <text:p>Fibra óptica Cliente</text:p>
          </table:table-cell>
          <table:table-cell office:value-type="string">
            <text:p>Av. <text:s/>Henry Wall de Carvalho. 4282. Parque São João</text:p>
          </table:table-cell>
          <table:table-cell office:value-type="string">
            <text:p>Teresina</text:p>
          </table:table-cell>
          <table:table-cell office:value-type="string">
            <text:p>PI</text:p>
          </table:table-cell>
          <table:table-cell/>
          <table:table-cell office:value-type="string">
            <text:p>Felipe Braz da Silva</text:p>
          </table:table-cell>
          <table:table-cell office:value-type="float" office:value="-0">
            <text:p>-0</text:p>
          </table:table-cell>
          <table:table-cell office:value-type="string">
            <text:p>21 98113-4239</text:p>
          </table:table-cell>
          <table:table-cell office:value-type="string">
            <text:p>fbsilva@timbrasil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RSAC000003</text:p>
          </table:table-cell>
          <table:table-cell table:number-columns-repeated="2" office:value-type="string">
            <text:p>PREFEITURA DE SANTA VITÓRIA DO PALMAR</text:p>
          </table:table-cell>
          <table:table-cell office:value-type="string">
            <text:p>RS</text:p>
          </table:table-cell>
          <table:table-cell office:value-type="string">
            <text:p>AC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01721/2015/DC/4600</text:p>
          </table:table-cell>
          <table:table-cell office:value-type="string">
            <text:p>2015-06-09</text:p>
          </table:table-cell>
          <table:table-cell office:value-type="string">
            <text:p>Contrato</text:p>
          </table:table-cell>
          <table:table-cell office:value-type="string">
            <text:p>2015-06-11</text:p>
          </table:table-cell>
          <table:table-cell office:value-type="string">
            <text:p>RSGTI0PP002</text:p>
          </table:table-cell>
          <table:table-cell table:number-columns-repeated="2"/>
          <table:table-cell office:value-type="string">
            <text:p>Gravataí</text:p>
          </table:table-cell>
          <table:table-cell office:value-type="string">
            <text:p>RS</text:p>
          </table:table-cell>
          <table:table-cell/>
          <table:table-cell office:value-type="string">
            <text:p>RSGTI0PP002</text:p>
          </table:table-cell>
          <table:table-cell office:value-type="string">
            <text:p>Fibra óptica Cliente</text:p>
          </table:table-cell>
          <table:table-cell office:value-type="string">
            <text:p>Rua Mirapalhete, nº 1179</text:p>
          </table:table-cell>
          <table:table-cell office:value-type="string">
            <text:p>Gravataí</text:p>
          </table:table-cell>
          <table:table-cell office:value-type="string">
            <text:p>RS</text:p>
          </table:table-cell>
          <table:table-cell/>
          <table:table-cell office:value-type="string">
            <text:p>Solismar</text:p>
          </table:table-cell>
          <table:table-cell office:value-type="string">
            <text:p>(53) 3263-8019</text:p>
          </table:table-cell>
          <table:table-cell office:value-type="string">
            <text:p>(53) 9953-9538</text:p>
          </table:table-cell>
          <table:table-cell office:value-type="string">
            <text:p>solismar@santavitoria.rs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TOBL000039</text:p>
          </table:table-cell>
          <table:table-cell office:value-type="string">
            <text:p>C. S. TAVARES - ME</text:p>
          </table:table-cell>
          <table:table-cell office:value-type="string">
            <text:p>C. S. TAVARES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01628/2015/DC/4600</text:p>
          </table:table-cell>
          <table:table-cell office:value-type="string">
            <text:p>2015-04-23</text:p>
          </table:table-cell>
          <table:table-cell office:value-type="string">
            <text:p>Contrato</text:p>
          </table:table-cell>
          <table:table-cell office:value-type="string">
            <text:p>2015-05-25</text:p>
          </table:table-cell>
          <table:table-cell office:value-type="string">
            <text:p>TOGUR0TR003</text:p>
          </table:table-cell>
          <table:table-cell/>
          <table:table-cell office:value-type="string">
            <text:p>ETR de Gurupi, Tocantins</text:p>
          </table:table-cell>
          <table:table-cell office:value-type="string">
            <text:p>Gurupi</text:p>
          </table:table-cell>
          <table:table-cell office:value-type="string">
            <text:p>TO</text:p>
          </table:table-cell>
          <table:table-cell/>
          <table:table-cell office:value-type="string">
            <text:p>TOGUR0PC010</text:p>
          </table:table-cell>
          <table:table-cell office:value-type="string">
            <text:p>Rádio Cliente</text:p>
          </table:table-cell>
          <table:table-cell office:value-type="string">
            <text:p>Av. Pará, nº 2290, Qd. 21, Lote 01-H, Bairro Waldir Lins II</text:p>
          </table:table-cell>
          <table:table-cell office:value-type="string">
            <text:p>Gurupi</text:p>
          </table:table-cell>
          <table:table-cell office:value-type="string">
            <text:p>TO</text:p>
          </table:table-cell>
          <table:table-cell/>
          <table:table-cell office:value-type="string">
            <text:p>Creon Saraiva Tavares</text:p>
          </table:table-cell>
          <table:table-cell office:value-type="string">
            <text:p>(63) 3312-8784</text:p>
          </table:table-cell>
          <table:table-cell office:value-type="string">
            <text:p>(63) 8402-8784</text:p>
          </table:table-cell>
          <table:table-cell office:value-type="string">
            <text:p>creon@viponline.net.br</text:p>
          </table:table-cell>
          <table:table-cell office:value-type="string">
            <text:p>575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lteração para AS</text:p>
          </table:table-cell>
          <table:table-cell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BATX000016</text:p>
          </table:table-cell>
          <table:table-cell office:value-type="string">
            <text:p>RNP - REDE NACIONAL DE ENSINO E PESQUISA</text:p>
          </table:table-cell>
          <table:table-cell office:value-type="string">
            <text:p>RNP - SALVADOR-VITÓRIA</text:p>
          </table:table-cell>
          <table:table-cell office:value-type="string">
            <text:p>BA</text:p>
          </table:table-cell>
          <table:table-cell office:value-type="string">
            <text:p>TX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01373/2014/DC/4600</text:p>
          </table:table-cell>
          <table:table-cell office:value-type="string">
            <text:p>2014-11-03</text:p>
          </table:table-cell>
          <table:table-cell office:value-type="string">
            <text:p>Contrato</text:p>
          </table:table-cell>
          <table:table-cell office:value-type="string">
            <text:p>2015-05-25</text:p>
          </table:table-cell>
          <table:table-cell office:value-type="string">
            <text:p>BASDR0PP002</text:p>
          </table:table-cell>
          <table:table-cell office:value-type="string">
            <text:p>Fibra óptica TELEBRAS</text:p>
          </table:table-cell>
          <table:table-cell office:value-type="string">
            <text:p>Prédio do CPD/UFBA - Av. Ademar de Barros, s/n</text:p>
          </table:table-cell>
          <table:table-cell office:value-type="string">
            <text:p>Salvador</text:p>
          </table:table-cell>
          <table:table-cell office:value-type="string">
            <text:p>BA</text:p>
          </table:table-cell>
          <table:table-cell office:value-type="string">
            <text:p>40.170-110</text:p>
          </table:table-cell>
          <table:table-cell office:value-type="string">
            <text:p>ESSEA0PP002</text:p>
          </table:table-cell>
          <table:table-cell office:value-type="string">
            <text:p>Fibra óptica TELEBRAS</text:p>
          </table:table-cell>
          <table:table-cell office:value-type="string">
            <text:p>Núcleo de Processamento de Dados - UFES - Av. Fernando Ferrari, s/n</text:p>
          </table:table-cell>
          <table:table-cell office:value-type="string">
            <text:p>Serra</text:p>
          </table:table-cell>
          <table:table-cell office:value-type="string">
            <text:p>ES</text:p>
          </table:table-cell>
          <table:table-cell office:value-type="string">
            <text:p>29.060-900</text:p>
          </table:table-cell>
          <table:table-cell office:value-type="string">
            <text:p>BA: Luiz Cláudio Mendonça <text:s/>/ ES: Rafael Emerick Zape de Oliveira</text:p>
          </table:table-cell>
          <table:table-cell office:value-type="string">
            <text:p>(71) 3283-6114 / (27) 4009-2257</text:p>
          </table:table-cell>
          <table:table-cell/>
          <table:table-cell office:value-type="string">
            <text:p>mendonca@ufba.br / rezo@pop-es.rnp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PATX000013</text:p>
          </table:table-cell>
          <table:table-cell office:value-type="string">
            <text:p>TIM CELULAR S.A.</text:p>
          </table:table-cell>
          <table:table-cell office:value-type="string">
            <text:p>TIM - BLM-BSA 1</text:p>
          </table:table-cell>
          <table:table-cell office:value-type="string">
            <text:p>PA</text:p>
          </table:table-cell>
          <table:table-cell office:value-type="string">
            <text:p>TX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01393/2014/DC/4600</text:p>
          </table:table-cell>
          <table:table-cell office:value-type="string">
            <text:p>2014-11-14</text:p>
          </table:table-cell>
          <table:table-cell office:value-type="string">
            <text:p>Contrato</text:p>
          </table:table-cell>
          <table:table-cell office:value-type="string">
            <text:p>2015-05-22</text:p>
          </table:table-cell>
          <table:table-cell office:value-type="string">
            <text:p>DFBSA0PP001</text:p>
          </table:table-cell>
          <table:table-cell office:value-type="string">
            <text:p>Fibra óptica TELEBRAS</text:p>
          </table:table-cell>
          <table:table-cell office:value-type="string">
            <text:p>POP Brasília <text:s/>- SIA - Setor de Áreas Públicas Lote A,Trecho 1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PABLM0PP001</text:p>
          </table:table-cell>
          <table:table-cell office:value-type="string">
            <text:p>Fibra óptica TELEBRAS</text:p>
          </table:table-cell>
          <table:table-cell office:value-type="string">
            <text:p>POP Belém <text:s/>- Avenida Perimetral, 3300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Vanderson Jeronimo Santana</text:p>
          </table:table-cell>
          <table:table-cell/>
          <table:table-cell office:value-type="string">
            <text:p>(21) 98113-6085</text:p>
          </table:table-cell>
          <table:table-cell office:value-type="string">
            <text:p>vjsantana@timbrasil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CEL2000001</text:p>
          </table:table-cell>
          <table:table-cell office:value-type="string">
            <text:p>DB3 SERVIÇOS DE TELECOMUNICAÇÕES</text:p>
          </table:table-cell>
          <table:table-cell office:value-type="string">
            <text:p>DB3 TELECOM</text:p>
          </table:table-cell>
          <table:table-cell office:value-type="string">
            <text:p>CE</text:p>
          </table:table-cell>
          <table:table-cell office:value-type="string">
            <text:p>L2</text:p>
          </table:table-cell>
          <table:table-cell table:number-columns-repeated="2" office:value-type="float" office:value="3000">
            <text:p>3000</text:p>
          </table:table-cell>
          <table:table-cell office:value-type="string">
            <text:p>01576/2015/DC/4600</text:p>
          </table:table-cell>
          <table:table-cell office:value-type="string">
            <text:p>2015-03-09</text:p>
          </table:table-cell>
          <table:table-cell office:value-type="string">
            <text:p>Contrato</text:p>
          </table:table-cell>
          <table:table-cell office:value-type="string">
            <text:p>2015-05-21</text:p>
          </table:table-cell>
          <table:table-cell office:value-type="string">
            <text:p>CEFLA0PP001</text:p>
          </table:table-cell>
          <table:table-cell office:value-type="string">
            <text:p>Fibra óptica Cliente</text:p>
          </table:table-cell>
          <table:table-cell office:value-type="string">
            <text:p>Av. Presidente Costa e Silva 4677 - POP de Fortaleza - CE - CEFLA0PP001</text:p>
          </table:table-cell>
          <table:table-cell office:value-type="string">
            <text:p>Fortaleza</text:p>
          </table:table-cell>
          <table:table-cell office:value-type="string">
            <text:p>CE</text:p>
          </table:table-cell>
          <table:table-cell/>
          <table:table-cell office:value-type="string">
            <text:p>MASLS0PP001</text:p>
          </table:table-cell>
          <table:table-cell office:value-type="string">
            <text:p>Fibra óptica Cliente</text:p>
          </table:table-cell>
          <table:table-cell office:value-type="string">
            <text:p>Alto do Sacovem S/N <text:s/>- POP de São Luis - MA - MASLS0PP001</text:p>
          </table:table-cell>
          <table:table-cell office:value-type="string">
            <text:p>São Luís</text:p>
          </table:table-cell>
          <table:table-cell office:value-type="string">
            <text:p>MA</text:p>
          </table:table-cell>
          <table:table-cell/>
          <table:table-cell office:value-type="string">
            <text:p>Igor Coelho</text:p>
          </table:table-cell>
          <table:table-cell/>
          <table:table-cell office:value-type="string">
            <text:p>(85) 9641-2048</text:p>
          </table:table-cell>
          <table:table-cell office:value-type="string">
            <text:p>igor@mobtelecom.com.br</text:p>
          </table:table-cell>
          <table:table-cell office:value-type="string">
            <text:p>54214.51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MBL000003</text:p>
          </table:table-cell>
          <table:table-cell office:value-type="string">
            <text:p>ABC WIFI TELECOM LTDA - ME</text:p>
          </table:table-cell>
          <table:table-cell office:value-type="string">
            <text:p>ABC WIFI</text:p>
          </table:table-cell>
          <table:table-cell office:value-type="string">
            <text:p>AM</text:p>
          </table:table-cell>
          <table:table-cell office:value-type="string">
            <text:p>BL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01238/2014/DC/4600</text:p>
          </table:table-cell>
          <table:table-cell office:value-type="string">
            <text:p>2014-09-11</text:p>
          </table:table-cell>
          <table:table-cell office:value-type="string">
            <text:p>Contrato</text:p>
          </table:table-cell>
          <table:table-cell office:value-type="string">
            <text:p>2015-05-12</text:p>
          </table:table-cell>
          <table:table-cell office:value-type="string">
            <text:p>AMMNS0PM007</text:p>
          </table:table-cell>
          <table:table-cell/>
          <table:table-cell office:value-type="string">
            <text:p>POP metropolitano Prodam - AM</text:p>
          </table:table-cell>
          <table:table-cell office:value-type="string">
            <text:p>Manaus</text:p>
          </table:table-cell>
          <table:table-cell office:value-type="string">
            <text:p>AM</text:p>
          </table:table-cell>
          <table:table-cell table:number-columns-repeated="2"/>
          <table:table-cell office:value-type="string">
            <text:p>Fibra óptica Cliente</text:p>
          </table:table-cell>
          <table:table-cell office:value-type="string">
            <text:p>Cliente buscar o link na caixa R2 no POP metropolitano Prodam - AM</text:p>
          </table:table-cell>
          <table:table-cell table:number-columns-repeated="3"/>
          <table:table-cell office:value-type="string">
            <text:p>Wilson Biancalana</text:p>
          </table:table-cell>
          <table:table-cell office:value-type="string">
            <text:p>(12) 98200-2470</text:p>
          </table:table-cell>
          <table:table-cell office:value-type="string">
            <text:p>(12) 99208-5878</text:p>
          </table:table-cell>
          <table:table-cell office:value-type="string">
            <text:p>infra@abcwifi.com.br</text:p>
          </table:table-cell>
          <table:table-cell office:value-type="string">
            <text:p>14102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BL000012</text:p>
          </table:table-cell>
          <table:table-cell office:value-type="string">
            <text:p>ALMEIDA E GOMES LTDA - ME</text:p>
          </table:table-cell>
          <table:table-cell office:value-type="string">
            <text:p>ALMEIDA E GOMES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table:number-columns-repeated="2" office:value-type="float" office:value="500">
            <text:p>500</text:p>
          </table:table-cell>
          <table:table-cell office:value-type="string">
            <text:p>01570/2015/DC/4740</text:p>
          </table:table-cell>
          <table:table-cell office:value-type="string">
            <text:p>2015-03-09</text:p>
          </table:table-cell>
          <table:table-cell office:value-type="string">
            <text:p>Contrato</text:p>
          </table:table-cell>
          <table:table-cell office:value-type="string">
            <text:p>2015-05-12</text:p>
          </table:table-cell>
          <table:table-cell office:value-type="string">
            <text:p>PASID0PP002</text:p>
          </table:table-cell>
          <table:table-cell/>
          <table:table-cell office:value-type="string">
            <text:p>POP de <text:s/>Santa Maria do Pará</text:p>
          </table:table-cell>
          <table:table-cell office:value-type="string">
            <text:p>Santa Maria do Pará</text:p>
          </table:table-cell>
          <table:table-cell office:value-type="string">
            <text:p>PA</text:p>
          </table:table-cell>
          <table:table-cell table:number-columns-repeated="2"/>
          <table:table-cell office:value-type="string">
            <text:p>Fibra óptica Cliente</text:p>
          </table:table-cell>
          <table:table-cell office:value-type="string">
            <text:p>POP de <text:s/>Santa Maria do Pará (PASID0PP002)</text:p>
          </table:table-cell>
          <table:table-cell table:number-columns-repeated="3"/>
          <table:table-cell office:value-type="string">
            <text:p>Nelson Rangel</text:p>
          </table:table-cell>
          <table:table-cell office:value-type="string">
            <text:p>(91) 3444-2377</text:p>
          </table:table-cell>
          <table:table-cell office:value-type="string">
            <text:p>(91) 98366-1144</text:p>
          </table:table-cell>
          <table:table-cell office:value-type="string">
            <text:p>contato@virtualstar.com.br</text:p>
          </table:table-cell>
          <table:table-cell office:value-type="string">
            <text:p>315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DFL2000030</text:p>
          </table:table-cell>
          <table:table-cell office:value-type="string">
            <text:p>CITEX - CENTRO INTEGRADO DE TELEMÁTICA DO EXÉRCITO</text:p>
          </table:table-cell>
          <table:table-cell office:value-type="string">
            <text:p>CITEX 5 - Temporário BSA-BHE</text:p>
          </table:table-cell>
          <table:table-cell office:value-type="string">
            <text:p>DF</text:p>
          </table:table-cell>
          <table:table-cell office:value-type="string">
            <text:p>L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649/2015/DC/4600</text:p>
          </table:table-cell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5-05-12</text:p>
          </table:table-cell>
          <table:table-cell office:value-type="string">
            <text:p>DFBSA0TC025</text:p>
          </table:table-cell>
          <table:table-cell office:value-type="string">
            <text:p>Fibra óptica TELEBRAS</text:p>
          </table:table-cell>
          <table:table-cell office:value-type="string">
            <text:p>CITEx - Avenida Duque de Caxias, s/n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MGBHE0TC016</text:p>
          </table:table-cell>
          <table:table-cell office:value-type="string">
            <text:p>Fibra óptica TELEBRAS</text:p>
          </table:table-cell>
          <table:table-cell office:value-type="string">
            <text:p>Av. Raja Gabaglia 450, Gutierrez - 21º Centro de Telemática</text:p>
          </table:table-cell>
          <table:table-cell office:value-type="string">
            <text:p>Belo Horizonte</text:p>
          </table:table-cell>
          <table:table-cell office:value-type="string">
            <text:p>MG</text:p>
          </table:table-cell>
          <table:table-cell/>
          <table:table-cell office:value-type="string">
            <text:p>DF - Tenente Tiago / MG - Ten Vasconcelos</text:p>
          </table:table-cell>
          <table:table-cell office:value-type="string">
            <text:p>(61) 3415-7989 / (31) 3508-9580</text:p>
          </table:table-cell>
          <table:table-cell table:number-columns-repeated="2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PETX000030</text:p>
          </table:table-cell>
          <table:table-cell office:value-type="string">
            <text:p>RNP - REDE NACIONAL DE ENSINO E PESQUISA</text:p>
          </table:table-cell>
          <table:table-cell office:value-type="string">
            <text:p>RNP RCE-SDR</text:p>
          </table:table-cell>
          <table:table-cell office:value-type="string">
            <text:p>PE</text:p>
          </table:table-cell>
          <table:table-cell office:value-type="string">
            <text:p>TX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0492/2013/4400/4600</text:p>
          </table:table-cell>
          <table:table-cell office:value-type="string">
            <text:p>2013-06-27</text:p>
          </table:table-cell>
          <table:table-cell office:value-type="string">
            <text:p>Contrato</text:p>
          </table:table-cell>
          <table:table-cell office:value-type="string">
            <text:p>2015-05-12</text:p>
          </table:table-cell>
          <table:table-cell office:value-type="string">
            <text:p>PERCE0PP001</text:p>
          </table:table-cell>
          <table:table-cell office:value-type="string">
            <text:p>Fibra óptica TELEBRAS</text:p>
          </table:table-cell>
          <table:table-cell office:value-type="string">
            <text:p>Av. Prof. Luiz Freire, 700</text:p>
          </table:table-cell>
          <table:table-cell office:value-type="string">
            <text:p>Recife</text:p>
          </table:table-cell>
          <table:table-cell office:value-type="string">
            <text:p>PE</text:p>
          </table:table-cell>
          <table:table-cell office:value-type="string">
            <text:p>50.740-540</text:p>
          </table:table-cell>
          <table:table-cell office:value-type="string">
            <text:p>BASDR0PP002</text:p>
          </table:table-cell>
          <table:table-cell office:value-type="string">
            <text:p>Fibra óptica TELEBRAS</text:p>
          </table:table-cell>
          <table:table-cell office:value-type="string">
            <text:p>Prédio do CPD/UFBA - Av. Ademar de Barros, s/n</text:p>
          </table:table-cell>
          <table:table-cell office:value-type="string">
            <text:p>Salvador</text:p>
          </table:table-cell>
          <table:table-cell office:value-type="string">
            <text:p>BA</text:p>
          </table:table-cell>
          <table:table-cell office:value-type="string">
            <text:p>40.170-110</text:p>
          </table:table-cell>
          <table:table-cell office:value-type="string">
            <text:p>Zuleika Tenório</text:p>
          </table:table-cell>
          <table:table-cell office:value-type="string">
            <text:p>(81) 3272-4244</text:p>
          </table:table-cell>
          <table:table-cell/>
          <table:table-cell office:value-type="string">
            <text:p>zuleika@pop-pe.rnp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ROBL000001</text:p>
          </table:table-cell>
          <table:table-cell office:value-type="string">
            <text:p>RONDONTECH TELECOM LTDA - EPP</text:p>
          </table:table-cell>
          <table:table-cell office:value-type="string">
            <text:p>RONDONTECH TELECOM</text:p>
          </table:table-cell>
          <table:table-cell office:value-type="string">
            <text:p>RO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616/2015/DC/4600</text:p>
          </table:table-cell>
          <table:table-cell office:value-type="string">
            <text:p>2015-03-26</text:p>
          </table:table-cell>
          <table:table-cell office:value-type="string">
            <text:p>Contrato</text:p>
          </table:table-cell>
          <table:table-cell office:value-type="string">
            <text:p>2015-05-05</text:p>
          </table:table-cell>
          <table:table-cell office:value-type="string">
            <text:p>ROPVO0PM002</text:p>
          </table:table-cell>
          <table:table-cell/>
          <table:table-cell office:value-type="string">
            <text:p>Cliente buscará em fibra na caixa R2 do PM CPA - Porto Velho</text:p>
          </table:table-cell>
          <table:table-cell office:value-type="string">
            <text:p>Porto Velho</text:p>
          </table:table-cell>
          <table:table-cell office:value-type="string">
            <text:p>RO</text:p>
          </table:table-cell>
          <table:table-cell table:number-columns-repeated="2"/>
          <table:table-cell office:value-type="string">
            <text:p>Fibra óptica Cliente</text:p>
          </table:table-cell>
          <table:table-cell office:value-type="string">
            <text:p>Cliente buscará em fibra na caixa R2 do PM CPA - Porto Velho</text:p>
          </table:table-cell>
          <table:table-cell table:number-columns-repeated="3"/>
          <table:table-cell office:value-type="string">
            <text:p>Raimundo Rubens Silva Lima</text:p>
          </table:table-cell>
          <table:table-cell office:value-type="string">
            <text:p>(69) 3221-7766</text:p>
          </table:table-cell>
          <table:table-cell office:value-type="string">
            <text:p>(69) 9306-0456</text:p>
          </table:table-cell>
          <table:table-cell office:value-type="string">
            <text:p>rubens@rondotech.com.br</text:p>
          </table:table-cell>
          <table:table-cell office:value-type="string">
            <text:p>1250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bloqueado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RJAC000008</text:p>
          </table:table-cell>
          <table:table-cell office:value-type="string">
            <text:p>DATAPREV - EMPRESA DE TECNOLOGIA E INFORMACOES DA PREVIDENCIA SOCIAL</text:p>
          </table:table-cell>
          <table:table-cell office:value-type="string">
            <text:p>DATAPREV - CPRJ - COSME VELHO</text:p>
          </table:table-cell>
          <table:table-cell office:value-type="string">
            <text:p>RJ</text:p>
          </table:table-cell>
          <table:table-cell office:value-type="string">
            <text:p>AC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0917/2014/4400/4600</text:p>
          </table:table-cell>
          <table:table-cell office:value-type="string">
            <text:p>2014-03-11</text:p>
          </table:table-cell>
          <table:table-cell office:value-type="string">
            <text:p>Contrato</text:p>
          </table:table-cell>
          <table:table-cell office:value-type="string">
            <text:p>2015-05-04</text:p>
          </table:table-cell>
          <table:table-cell office:value-type="string">
            <text:p>RJRJO0PM002</text:p>
          </table:table-cell>
          <table:table-cell office:value-type="string">
            <text:p>Fibra óptica Cliente</text:p>
          </table:table-cell>
          <table:table-cell office:value-type="string">
            <text:p>PoP Metropolitano Botafogo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table:number-columns-repeated="2"/>
          <table:table-cell office:value-type="string">
            <text:p>Fibra óptica Cliente</text:p>
          </table:table-cell>
          <table:table-cell office:value-type="string">
            <text:p>Centro de Processamento Rio de Janeiro - CPRJ - RUA COSME VELHO, 6</text:p>
          </table:table-cell>
          <table:table-cell table:number-columns-repeated="2"/>
          <table:table-cell office:value-type="string">
            <text:p>22.241-090</text:p>
          </table:table-cell>
          <table:table-cell office:value-type="string">
            <text:p>Helton Alves Moreira</text:p>
          </table:table-cell>
          <table:table-cell office:value-type="string">
            <text:p>(61) 3207-3230</text:p>
          </table:table-cell>
          <table:table-cell office:value-type="string">
            <text:p>(61) 8157-6611</text:p>
          </table:table-cell>
          <table:table-cell office:value-type="string">
            <text:p>helton.moreira@dataprev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PATX000006</text:p>
          </table:table-cell>
          <table:table-cell office:value-type="string">
            <text:p>TIM CELULAR S.A.</text:p>
          </table:table-cell>
          <table:table-cell office:value-type="string">
            <text:p>TIM - MBA-BLM 2</text:p>
          </table:table-cell>
          <table:table-cell office:value-type="string">
            <text:p>PA</text:p>
          </table:table-cell>
          <table:table-cell office:value-type="string">
            <text:p>TX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0844/2014/DC/4600</text:p>
          </table:table-cell>
          <table:table-cell office:value-type="string">
            <text:p>2014-01-06</text:p>
          </table:table-cell>
          <table:table-cell office:value-type="string">
            <text:p>Contrato</text:p>
          </table:table-cell>
          <table:table-cell office:value-type="string">
            <text:p>2015-04-29</text:p>
          </table:table-cell>
          <table:table-cell office:value-type="string">
            <text:p>PAMBA0PP001</text:p>
          </table:table-cell>
          <table:table-cell office:value-type="string">
            <text:p>Fibra óptica TELEBRAS</text:p>
          </table:table-cell>
          <table:table-cell office:value-type="string">
            <text:p>QD 07. FI 32. S/N - PoP Telebras</text:p>
          </table:table-cell>
          <table:table-cell office:value-type="string">
            <text:p>Marabá</text:p>
          </table:table-cell>
          <table:table-cell office:value-type="string">
            <text:p>PA</text:p>
          </table:table-cell>
          <table:table-cell/>
          <table:table-cell office:value-type="string">
            <text:p>PABLM0PP003</text:p>
          </table:table-cell>
          <table:table-cell office:value-type="string">
            <text:p>Fibra óptica TELEBRAS</text:p>
          </table:table-cell>
          <table:table-cell office:value-type="string">
            <text:p>Av. Trancredo Neves. 3300. Bairro Terra Firme - Estação Telebras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Felipe Braz da Silva</text:p>
          </table:table-cell>
          <table:table-cell/>
          <table:table-cell office:value-type="string">
            <text:p>(21) 98113-4239</text:p>
          </table:table-cell>
          <table:table-cell office:value-type="string">
            <text:p>fbdsilva@timbrasil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TOBL000038</text:p>
          </table:table-cell>
          <table:table-cell office:value-type="string">
            <text:p>GIGABYTE NETWORK COMÉRCIO E SERVIÇOS EIRELI - EPP</text:p>
          </table:table-cell>
          <table:table-cell office:value-type="string">
            <text:p>GIGABYTE NETWORK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625/2015/DC/4740</text:p>
          </table:table-cell>
          <table:table-cell office:value-type="string">
            <text:p>2015-04-01</text:p>
          </table:table-cell>
          <table:table-cell office:value-type="string">
            <text:p>Contrato</text:p>
          </table:table-cell>
          <table:table-cell office:value-type="string">
            <text:p>2015-04-22</text:p>
          </table:table-cell>
          <table:table-cell office:value-type="string">
            <text:p>TOCGO0TR001</text:p>
          </table:table-cell>
          <table:table-cell/>
          <table:table-cell office:value-type="string">
            <text:p>ETR Colinas/TO (TOCGO0TR001)</text:p>
          </table:table-cell>
          <table:table-cell office:value-type="string">
            <text:p>Colinas do Tocantins</text:p>
          </table:table-cell>
          <table:table-cell office:value-type="string">
            <text:p>TO</text:p>
          </table:table-cell>
          <table:table-cell/>
          <table:table-cell office:value-type="string">
            <text:p>TOCGO0PC006</text:p>
          </table:table-cell>
          <table:table-cell office:value-type="string">
            <text:p>Rádio Cliente</text:p>
          </table:table-cell>
          <table:table-cell office:value-type="string">
            <text:p>ETR Colinas/TO</text:p>
          </table:table-cell>
          <table:table-cell office:value-type="string">
            <text:p>Colinas do Tocantins</text:p>
          </table:table-cell>
          <table:table-cell office:value-type="string">
            <text:p>TO</text:p>
          </table:table-cell>
          <table:table-cell/>
          <table:table-cell office:value-type="string">
            <text:p>Adriano Moreira miranda</text:p>
          </table:table-cell>
          <table:table-cell office:value-type="string">
            <text:p>(94) 33581216</text:p>
          </table:table-cell>
          <table:table-cell office:value-type="string">
            <text:p>(94) 99134-2208</text:p>
          </table:table-cell>
          <table:table-cell office:value-type="string">
            <text:p>adriano@gigabytenetwork.com.br</text:p>
          </table:table-cell>
          <table:table-cell office:value-type="string">
            <text:p>102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ABL000006</text:p>
          </table:table-cell>
          <table:table-cell office:value-type="string">
            <text:p>ARRAIS FALCÃO E SARAIVA CONSULTORIA E PRESTAÇÃO DE SERVIÇOS EM INTERNET LTDA - ME</text:p>
          </table:table-cell>
          <table:table-cell office:value-type="string">
            <text:p>ARRAIS FALCÃO - ESTREITO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150">
            <text:p>150</text:p>
          </table:table-cell>
          <table:table-cell office:value-type="string">
            <text:p>01573/2015/DC/4600</text:p>
          </table:table-cell>
          <table:table-cell office:value-type="string">
            <text:p>2015-03-11</text:p>
          </table:table-cell>
          <table:table-cell office:value-type="string">
            <text:p>Contrato</text:p>
          </table:table-cell>
          <table:table-cell office:value-type="string">
            <text:p>2015-04-17</text:p>
          </table:table-cell>
          <table:table-cell office:value-type="string">
            <text:p>MAGJU0PP001</text:p>
          </table:table-cell>
          <table:table-cell/>
          <table:table-cell office:value-type="string">
            <text:p>POP de GRAJAÚ - MA</text:p>
          </table:table-cell>
          <table:table-cell office:value-type="string">
            <text:p>Grajaú</text:p>
          </table:table-cell>
          <table:table-cell office:value-type="string">
            <text:p>MA</text:p>
          </table:table-cell>
          <table:table-cell office:value-type="string">
            <text:p>65.975-000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Cliente buscará o sinal em Fibra Óptica na caixa R2 do POP de GRAJAÚ - MA</text:p>
          </table:table-cell>
          <table:table-cell table:number-columns-repeated="2"/>
          <table:table-cell office:value-type="string">
            <text:p>65.975-000</text:p>
          </table:table-cell>
          <table:table-cell office:value-type="string">
            <text:p>Hebert Arrais Saraiva</text:p>
          </table:table-cell>
          <table:table-cell office:value-type="string">
            <text:p>(99) 3571-2514</text:p>
          </table:table-cell>
          <table:table-cell office:value-type="string">
            <text:p>(99) 8109-3639/ (99) 9192-2313</text:p>
          </table:table-cell>
          <table:table-cell office:value-type="string">
            <text:p>maisnetprovedor@gmail.com <text:s/>/ <text:s/>hebert_saraiva@hotmail.com</text:p>
          </table:table-cell>
          <table:table-cell office:value-type="string">
            <text:p>14634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lteração para AS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DFAC000008</text:p>
          </table:table-cell>
          <table:table-cell office:value-type="string">
            <text:p>DEPARTAMENTO GERAL DO PESSOAL - COMANDO DO EXÉRCITO</text:p>
          </table:table-cell>
          <table:table-cell office:value-type="string">
            <text:p>EXERCITO DGP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557/2015/DC/4600</text:p>
          </table:table-cell>
          <table:table-cell office:value-type="string">
            <text:p>2015-03-03</text:p>
          </table:table-cell>
          <table:table-cell office:value-type="string">
            <text:p>Contrato</text:p>
          </table:table-cell>
          <table:table-cell office:value-type="string">
            <text:p>2015-04-14</text:p>
          </table:table-cell>
          <table:table-cell office:value-type="string">
            <text:p>DFBSA0PP001</text:p>
          </table:table-cell>
          <table:table-cell/>
          <table:table-cell office:value-type="string">
            <text:p>POP Brasília Geral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1.215-000</text:p>
          </table:table-cell>
          <table:table-cell office:value-type="string">
            <text:p>DFBSA0TC040</text:p>
          </table:table-cell>
          <table:table-cell office:value-type="string">
            <text:p>Fibra óptica TELEBRAS</text:p>
          </table:table-cell>
          <table:table-cell office:value-type="string">
            <text:p>Departamento-Geral do Pessoal - QGEx - Bloco E - 3º Piso - SMU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630-901</text:p>
          </table:table-cell>
          <table:table-cell office:value-type="string">
            <text:p>Tenente Zonzini</text:p>
          </table:table-cell>
          <table:table-cell office:value-type="string">
            <text:p>(61) 3415-5555</text:p>
          </table:table-cell>
          <table:table-cell office:value-type="string">
            <text:p>(61) 8138-3334</text:p>
          </table:table-cell>
          <table:table-cell office:value-type="string">
            <text:p>rzonzini@gmail.com</text:p>
          </table:table-cell>
          <table:table-cell office:value-type="string">
            <text:p>16234.91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PECI000001</text:p>
          </table:table-cell>
          <table:table-cell office:value-type="string">
            <text:p>METROREC - COMPANHIA BRASILEIRA DE TRENS URBANOS - CBTU</text:p>
          </table:table-cell>
          <table:table-cell office:value-type="string">
            <text:p>METROREC - CAJUEIRO SECO-CABO STO.AGOSTINHO 1</text:p>
          </table:table-cell>
          <table:table-cell office:value-type="string">
            <text:p>PE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407/2014/DC/4600</text:p>
          </table:table-cell>
          <table:table-cell office:value-type="string">
            <text:p>2014-12-05</text:p>
          </table:table-cell>
          <table:table-cell office:value-type="string">
            <text:p>Contrato</text:p>
          </table:table-cell>
          <table:table-cell office:value-type="string">
            <text:p>2015-04-13</text:p>
          </table:table-cell>
          <table:table-cell office:value-type="string">
            <text:p>PEJBO0CX009</text:p>
          </table:table-cell>
          <table:table-cell office:value-type="string">
            <text:p>Fibra óptica TELEBRAS</text:p>
          </table:table-cell>
          <table:table-cell office:value-type="string">
            <text:p>Av. Dr. Gonzaga Maranhão, 1148 - Cajueiro Sêco</text:p>
          </table:table-cell>
          <table:table-cell office:value-type="string">
            <text:p>Jaboatão dos Guararapes</text:p>
          </table:table-cell>
          <table:table-cell office:value-type="string">
            <text:p>PE</text:p>
          </table:table-cell>
          <table:table-cell office:value-type="string">
            <text:p>54.335-090</text:p>
          </table:table-cell>
          <table:table-cell office:value-type="string">
            <text:p>PECBO0CX003</text:p>
          </table:table-cell>
          <table:table-cell office:value-type="string">
            <text:p>Fibra óptica TELEBRAS</text:p>
          </table:table-cell>
          <table:table-cell office:value-type="string">
            <text:p>Av. Historiador Pereira da Costa, 4239 - Centro</text:p>
          </table:table-cell>
          <table:table-cell office:value-type="string">
            <text:p>Cabo de Santo Agostinho</text:p>
          </table:table-cell>
          <table:table-cell office:value-type="string">
            <text:p>PE</text:p>
          </table:table-cell>
          <table:table-cell office:value-type="string">
            <text:p>54.500-000</text:p>
          </table:table-cell>
          <table:table-cell office:value-type="string">
            <text:p>Manuelle Teixeira</text:p>
          </table:table-cell>
          <table:table-cell/>
          <table:table-cell office:value-type="string">
            <text:p>81 97817356</text:p>
          </table:table-cell>
          <table:table-cell office:value-type="string">
            <text:p>manuelleteixeira@cbtu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PECI000002</text:p>
          </table:table-cell>
          <table:table-cell office:value-type="string">
            <text:p>METROREC - COMPANHIA BRASILEIRA DE TRENS URBANOS - CBTU</text:p>
          </table:table-cell>
          <table:table-cell office:value-type="string">
            <text:p>METROREC - CAJUEIRO SECO-CABO STO.AGOSTINHO 2</text:p>
          </table:table-cell>
          <table:table-cell office:value-type="string">
            <text:p>PE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408/2014/DC/4600</text:p>
          </table:table-cell>
          <table:table-cell office:value-type="string">
            <text:p>2014-12-05</text:p>
          </table:table-cell>
          <table:table-cell office:value-type="string">
            <text:p>Contrato</text:p>
          </table:table-cell>
          <table:table-cell office:value-type="string">
            <text:p>2015-04-13</text:p>
          </table:table-cell>
          <table:table-cell office:value-type="string">
            <text:p>PEJBO0CX001</text:p>
          </table:table-cell>
          <table:table-cell office:value-type="string">
            <text:p>Fibra óptica TELEBRAS</text:p>
          </table:table-cell>
          <table:table-cell office:value-type="string">
            <text:p>Av. Dr. Gonzaga Maranhão, 1148 - Cajueiro Sêco</text:p>
          </table:table-cell>
          <table:table-cell office:value-type="string">
            <text:p>Jaboatão dos Guararapes</text:p>
          </table:table-cell>
          <table:table-cell office:value-type="string">
            <text:p>PE</text:p>
          </table:table-cell>
          <table:table-cell office:value-type="string">
            <text:p>54.335-090</text:p>
          </table:table-cell>
          <table:table-cell office:value-type="string">
            <text:p>PECBO0CX003</text:p>
          </table:table-cell>
          <table:table-cell office:value-type="string">
            <text:p>Fibra óptica TELEBRAS</text:p>
          </table:table-cell>
          <table:table-cell office:value-type="string">
            <text:p>Av. Historiador Pereira da Costa, 4239 - Centro</text:p>
          </table:table-cell>
          <table:table-cell office:value-type="string">
            <text:p>Cabo de Santo Agostinho</text:p>
          </table:table-cell>
          <table:table-cell office:value-type="string">
            <text:p>PE</text:p>
          </table:table-cell>
          <table:table-cell office:value-type="string">
            <text:p>54.500-000</text:p>
          </table:table-cell>
          <table:table-cell office:value-type="string">
            <text:p>Manuelle Teixeira</text:p>
          </table:table-cell>
          <table:table-cell/>
          <table:table-cell office:value-type="string">
            <text:p>(81) 97817356</text:p>
          </table:table-cell>
          <table:table-cell office:value-type="string">
            <text:p>manuelleteixeira@cbtu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PECI000003</text:p>
          </table:table-cell>
          <table:table-cell office:value-type="string">
            <text:p>METROREC - COMPANHIA BRASILEIRA DE TRENS URBANOS - CBTU</text:p>
          </table:table-cell>
          <table:table-cell office:value-type="string">
            <text:p>METROREC - CAJUEIRO SECO-CABO STO.AGOSTINHO 3</text:p>
          </table:table-cell>
          <table:table-cell office:value-type="string">
            <text:p>PE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409/2014/DC/4600</text:p>
          </table:table-cell>
          <table:table-cell office:value-type="string">
            <text:p>2014-12-05</text:p>
          </table:table-cell>
          <table:table-cell office:value-type="string">
            <text:p>Contrato</text:p>
          </table:table-cell>
          <table:table-cell office:value-type="string">
            <text:p>2015-04-13</text:p>
          </table:table-cell>
          <table:table-cell office:value-type="string">
            <text:p>PEJBO0CX001</text:p>
          </table:table-cell>
          <table:table-cell office:value-type="string">
            <text:p>Fibra óptica TELEBRAS</text:p>
          </table:table-cell>
          <table:table-cell office:value-type="string">
            <text:p>Av. Dr. Gonzaga Maranhão, 1148 - Cajueiro Sêco</text:p>
          </table:table-cell>
          <table:table-cell office:value-type="string">
            <text:p>Jaboatão dos Guararapes</text:p>
          </table:table-cell>
          <table:table-cell office:value-type="string">
            <text:p>PE</text:p>
          </table:table-cell>
          <table:table-cell office:value-type="string">
            <text:p>54.335-090</text:p>
          </table:table-cell>
          <table:table-cell office:value-type="string">
            <text:p>PECBO0CX003</text:p>
          </table:table-cell>
          <table:table-cell office:value-type="string">
            <text:p>Fibra óptica TELEBRAS</text:p>
          </table:table-cell>
          <table:table-cell office:value-type="string">
            <text:p>Av. Historiador Pereira da Costa, 4239 - Centro</text:p>
          </table:table-cell>
          <table:table-cell office:value-type="string">
            <text:p>Cabo de Santo Agostinho</text:p>
          </table:table-cell>
          <table:table-cell office:value-type="string">
            <text:p>PE</text:p>
          </table:table-cell>
          <table:table-cell office:value-type="string">
            <text:p>54.500-000</text:p>
          </table:table-cell>
          <table:table-cell office:value-type="string">
            <text:p>Manuelle Teixeira</text:p>
          </table:table-cell>
          <table:table-cell/>
          <table:table-cell office:value-type="string">
            <text:p>(81) 97817356</text:p>
          </table:table-cell>
          <table:table-cell office:value-type="string">
            <text:p>manuelleteixeira@cbtu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PECI000004</text:p>
          </table:table-cell>
          <table:table-cell office:value-type="string">
            <text:p>METROREC - COMPANHIA BRASILEIRA DE TRENS URBANOS - CBTU</text:p>
          </table:table-cell>
          <table:table-cell office:value-type="string">
            <text:p>METROREC - CAJUEIRO SECO-CABO STO.AGOSTINHO 4</text:p>
          </table:table-cell>
          <table:table-cell office:value-type="string">
            <text:p>PE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410/2014/DC/4600</text:p>
          </table:table-cell>
          <table:table-cell office:value-type="string">
            <text:p>2014-12-05</text:p>
          </table:table-cell>
          <table:table-cell office:value-type="string">
            <text:p>Contrato</text:p>
          </table:table-cell>
          <table:table-cell office:value-type="string">
            <text:p>2015-04-13</text:p>
          </table:table-cell>
          <table:table-cell office:value-type="string">
            <text:p>PEJBO0CX001</text:p>
          </table:table-cell>
          <table:table-cell office:value-type="string">
            <text:p>Fibra óptica TELEBRAS</text:p>
          </table:table-cell>
          <table:table-cell office:value-type="string">
            <text:p>Av. Dr. Gonzaga Maranhão, 1148 - Cajueiro Sêco</text:p>
          </table:table-cell>
          <table:table-cell office:value-type="string">
            <text:p>Jaboatão dos Guararapes</text:p>
          </table:table-cell>
          <table:table-cell office:value-type="string">
            <text:p>PE</text:p>
          </table:table-cell>
          <table:table-cell office:value-type="string">
            <text:p>54.335-090</text:p>
          </table:table-cell>
          <table:table-cell office:value-type="string">
            <text:p>PECBO0CX003</text:p>
          </table:table-cell>
          <table:table-cell office:value-type="string">
            <text:p>Fibra óptica TELEBRAS</text:p>
          </table:table-cell>
          <table:table-cell office:value-type="string">
            <text:p>Av. Historiador Pereira da Costa, 4239 - Centro</text:p>
          </table:table-cell>
          <table:table-cell office:value-type="string">
            <text:p>Cabo de Santo Agostinho</text:p>
          </table:table-cell>
          <table:table-cell office:value-type="string">
            <text:p>PE</text:p>
          </table:table-cell>
          <table:table-cell office:value-type="string">
            <text:p>54.500-000</text:p>
          </table:table-cell>
          <table:table-cell office:value-type="string">
            <text:p>Manuelle Teixeira</text:p>
          </table:table-cell>
          <table:table-cell/>
          <table:table-cell office:value-type="string">
            <text:p>(81) 97817356</text:p>
          </table:table-cell>
          <table:table-cell office:value-type="string">
            <text:p>manuelleteixeira@cbtu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PECI000005</text:p>
          </table:table-cell>
          <table:table-cell office:value-type="string">
            <text:p>METROREC - COMPANHIA BRASILEIRA DE TRENS URBANOS - CBTU</text:p>
          </table:table-cell>
          <table:table-cell office:value-type="string">
            <text:p>METROREC - CAJUEIRO SECO-CABO STO.AGOSTINHO 5</text:p>
          </table:table-cell>
          <table:table-cell office:value-type="string">
            <text:p>PE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411/2014/DC/4600</text:p>
          </table:table-cell>
          <table:table-cell office:value-type="string">
            <text:p>2014-12-05</text:p>
          </table:table-cell>
          <table:table-cell office:value-type="string">
            <text:p>Contrato</text:p>
          </table:table-cell>
          <table:table-cell office:value-type="string">
            <text:p>2015-04-13</text:p>
          </table:table-cell>
          <table:table-cell office:value-type="string">
            <text:p>PEJBO0CX001</text:p>
          </table:table-cell>
          <table:table-cell office:value-type="string">
            <text:p>Fibra óptica TELEBRAS</text:p>
          </table:table-cell>
          <table:table-cell office:value-type="string">
            <text:p>Av. Dr. Gonzaga Maranhão, 1148 - Cajueiro Sêco</text:p>
          </table:table-cell>
          <table:table-cell office:value-type="string">
            <text:p>Jaboatão dos Guararapes</text:p>
          </table:table-cell>
          <table:table-cell office:value-type="string">
            <text:p>PE</text:p>
          </table:table-cell>
          <table:table-cell office:value-type="string">
            <text:p>54.335-090</text:p>
          </table:table-cell>
          <table:table-cell office:value-type="string">
            <text:p>PECBO0CX003</text:p>
          </table:table-cell>
          <table:table-cell office:value-type="string">
            <text:p>Fibra óptica TELEBRAS</text:p>
          </table:table-cell>
          <table:table-cell office:value-type="string">
            <text:p>Av. Historiador Pereira da Costa, 4239 - Centro</text:p>
          </table:table-cell>
          <table:table-cell office:value-type="string">
            <text:p>Cabo de Santo Agostinho</text:p>
          </table:table-cell>
          <table:table-cell office:value-type="string">
            <text:p>PE</text:p>
          </table:table-cell>
          <table:table-cell office:value-type="string">
            <text:p>54.500-000</text:p>
          </table:table-cell>
          <table:table-cell office:value-type="string">
            <text:p>Manuelle Teixeira</text:p>
          </table:table-cell>
          <table:table-cell/>
          <table:table-cell office:value-type="string">
            <text:p>(81) 97817356</text:p>
          </table:table-cell>
          <table:table-cell office:value-type="string">
            <text:p>manuelleteixeira@cbtu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DFAC000027</text:p>
          </table:table-cell>
          <table:table-cell office:value-type="string">
            <text:p>BANCO CENTRAL DO BRASIL</text:p>
          </table:table-cell>
          <table:table-cell office:value-type="string">
            <text:p>BACEN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01458/2014/DC/4600</text:p>
          </table:table-cell>
          <table:table-cell office:value-type="string">
            <text:p>2015-01-05</text:p>
          </table:table-cell>
          <table:table-cell office:value-type="string">
            <text:p>Contrato</text:p>
          </table:table-cell>
          <table:table-cell office:value-type="string">
            <text:p>2015-04-12</text:p>
          </table:table-cell>
          <table:table-cell office:value-type="string">
            <text:p>DFBSA0PP004</text:p>
          </table:table-cell>
          <table:table-cell/>
          <table:table-cell office:value-type="string">
            <text:p>Telebras Brasília SEDE - SCS Quadra 09 - 3º andar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308-200</text:p>
          </table:table-cell>
          <table:table-cell office:value-type="string">
            <text:p>DFBSA0TC036</text:p>
          </table:table-cell>
          <table:table-cell office:value-type="string">
            <text:p>Fibra óptica TELEBRAS</text:p>
          </table:table-cell>
          <table:table-cell office:value-type="string">
            <text:p>Setor Bancário Sul (SBS) <text:s/>- Quadra 03 - Bloco B - 2o subsolo - sala DIPRO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074-900</text:p>
          </table:table-cell>
          <table:table-cell office:value-type="string">
            <text:p>José Guilherme Barreto Ávila (Hor. comercial)</text:p>
          </table:table-cell>
          <table:table-cell office:value-type="string">
            <text:p>(61) 3414-4143</text:p>
          </table:table-cell>
          <table:table-cell/>
          <table:table-cell office:value-type="string">
            <text:p>guilherme.avila@bcb.gov.br</text:p>
          </table:table-cell>
          <table:table-cell office:value-type="string">
            <text:p>31493.58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RJL2000006</text:p>
          </table:table-cell>
          <table:table-cell office:value-type="string">
            <text:p>DATAPREV - EMPRESA DE TECNOLOGIA E INFORMACOES DA PREVIDENCIA SOCIAL</text:p>
          </table:table-cell>
          <table:table-cell office:value-type="string">
            <text:p>DATAPREV - COSME VELHO-BOTAFOGO</text:p>
          </table:table-cell>
          <table:table-cell office:value-type="string">
            <text:p>RJ</text:p>
          </table:table-cell>
          <table:table-cell office:value-type="string">
            <text:p>L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917/2014/4400/4600</text:p>
          </table:table-cell>
          <table:table-cell office:value-type="string">
            <text:p>2014-03-11</text:p>
          </table:table-cell>
          <table:table-cell office:value-type="string">
            <text:p>Contrato</text:p>
          </table:table-cell>
          <table:table-cell office:value-type="string">
            <text:p>2015-04-10</text:p>
          </table:table-cell>
          <table:table-cell office:value-type="string">
            <text:p>RJRJO0PM002</text:p>
          </table:table-cell>
          <table:table-cell office:value-type="string">
            <text:p>Fibra óptica TELEBRAS</text:p>
          </table:table-cell>
          <table:table-cell office:value-type="string">
            <text:p>RUA COSME VELHO, 6 - Centro de Processamento Rio de Janeiro - CPRJ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office:value-type="string">
            <text:p>22.241-090</text:p>
          </table:table-cell>
          <table:table-cell office:value-type="string">
            <text:p>RJRJO0PM002</text:p>
          </table:table-cell>
          <table:table-cell office:value-type="string">
            <text:p>Fibra óptica TELEBRAS</text:p>
          </table:table-cell>
          <table:table-cell office:value-type="string">
            <text:p>Rua Professor Álvaro Rodrigues, 460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office:value-type="string">
            <text:p>22.280-040</text:p>
          </table:table-cell>
          <table:table-cell office:value-type="string">
            <text:p>Ponta A: Felipe Arciere/Ponta B:Antonio Carlos Dias Braga</text:p>
          </table:table-cell>
          <table:table-cell office:value-type="string">
            <text:p>Pona A:(21) 3733-6103 / Ponta B:(21) 3616-7361</text:p>
          </table:table-cell>
          <table:table-cell/>
          <table:table-cell office:value-type="string">
            <text:p>felipe.arcieri@dataprev.gov.br/Antonio.Braga@dataprev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PECI000006</text:p>
          </table:table-cell>
          <table:table-cell office:value-type="string">
            <text:p>METROREC - COMPANHIA BRASILEIRA DE TRENS URBANOS - CBTU</text:p>
          </table:table-cell>
          <table:table-cell office:value-type="string">
            <text:p>METROREC - CENTRAL RECIFE-CAJUEIRO SECO 1</text:p>
          </table:table-cell>
          <table:table-cell office:value-type="string">
            <text:p>PE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421/2014/DC/4600</text:p>
          </table:table-cell>
          <table:table-cell office:value-type="string">
            <text:p>2014-12-05</text:p>
          </table:table-cell>
          <table:table-cell office:value-type="string">
            <text:p>Contrato</text:p>
          </table:table-cell>
          <table:table-cell office:value-type="string">
            <text:p>2015-04-09</text:p>
          </table:table-cell>
          <table:table-cell office:value-type="string">
            <text:p>PERCE0CM010</text:p>
          </table:table-cell>
          <table:table-cell office:value-type="string">
            <text:p>Fibra óptica TELEBRAS</text:p>
          </table:table-cell>
          <table:table-cell office:value-type="string">
            <text:p>Rua Floriano Peixoto, snº, São José</text:p>
          </table:table-cell>
          <table:table-cell office:value-type="string">
            <text:p>Recife</text:p>
          </table:table-cell>
          <table:table-cell office:value-type="string">
            <text:p>PE</text:p>
          </table:table-cell>
          <table:table-cell office:value-type="string">
            <text:p>50.020-060</text:p>
          </table:table-cell>
          <table:table-cell office:value-type="string">
            <text:p>PEJBO0CX001</text:p>
          </table:table-cell>
          <table:table-cell office:value-type="string">
            <text:p>Fibra óptica TELEBRAS</text:p>
          </table:table-cell>
          <table:table-cell office:value-type="string">
            <text:p>Av. Dr. Gonzaga Maranhão, sn - Guararapes</text:p>
          </table:table-cell>
          <table:table-cell office:value-type="string">
            <text:p>Jaboatão dos Guararapes</text:p>
          </table:table-cell>
          <table:table-cell office:value-type="string">
            <text:p>PE</text:p>
          </table:table-cell>
          <table:table-cell office:value-type="string">
            <text:p>54.325-640</text:p>
          </table:table-cell>
          <table:table-cell office:value-type="string">
            <text:p>Manuelle Teixeira</text:p>
          </table:table-cell>
          <table:table-cell/>
          <table:table-cell office:value-type="string">
            <text:p>(81) 97817356</text:p>
          </table:table-cell>
          <table:table-cell office:value-type="string">
            <text:p>manuelleteixeira@cbtu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PECI000007</text:p>
          </table:table-cell>
          <table:table-cell office:value-type="string">
            <text:p>METROREC - COMPANHIA BRASILEIRA DE TRENS URBANOS - CBTU</text:p>
          </table:table-cell>
          <table:table-cell office:value-type="string">
            <text:p>METROREC - CENTRAL RECIFE-CAJUEIRO SECO 2</text:p>
          </table:table-cell>
          <table:table-cell office:value-type="string">
            <text:p>PE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422/2014/DC/4600</text:p>
          </table:table-cell>
          <table:table-cell office:value-type="string">
            <text:p>2014-12-05</text:p>
          </table:table-cell>
          <table:table-cell office:value-type="string">
            <text:p>Contrato</text:p>
          </table:table-cell>
          <table:table-cell office:value-type="string">
            <text:p>2015-04-09</text:p>
          </table:table-cell>
          <table:table-cell office:value-type="string">
            <text:p>PERCE0PM006</text:p>
          </table:table-cell>
          <table:table-cell/>
          <table:table-cell office:value-type="string">
            <text:p>Rua Floriano Peixoto, snº, São José Estação do Metrô Central Recife</text:p>
          </table:table-cell>
          <table:table-cell office:value-type="string">
            <text:p>Recife</text:p>
          </table:table-cell>
          <table:table-cell office:value-type="string">
            <text:p>PE</text:p>
          </table:table-cell>
          <table:table-cell office:value-type="string">
            <text:p>50.020-060</text:p>
          </table:table-cell>
          <table:table-cell office:value-type="string">
            <text:p>PERCE0PM005</text:p>
          </table:table-cell>
          <table:table-cell office:value-type="string">
            <text:p>Fibra óptica TELEBRAS</text:p>
          </table:table-cell>
          <table:table-cell office:value-type="string">
            <text:p>Av. Dr. Gonzaga Maranhão, sn - Guararapes Estação Metrô Cajueiro Sêco</text:p>
          </table:table-cell>
          <table:table-cell office:value-type="string">
            <text:p>Recife</text:p>
          </table:table-cell>
          <table:table-cell office:value-type="string">
            <text:p>PE</text:p>
          </table:table-cell>
          <table:table-cell office:value-type="string">
            <text:p>54.325-640</text:p>
          </table:table-cell>
          <table:table-cell office:value-type="string">
            <text:p>Manuelle Teixeira</text:p>
          </table:table-cell>
          <table:table-cell/>
          <table:table-cell office:value-type="string">
            <text:p>(81) 9781-7356</text:p>
          </table:table-cell>
          <table:table-cell office:value-type="string">
            <text:p>manuelleteixeira@cbtu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PECI000011</text:p>
          </table:table-cell>
          <table:table-cell office:value-type="string">
            <text:p>METROREC - COMPANHIA BRASILEIRA DE TRENS URBANOS - CBTU</text:p>
          </table:table-cell>
          <table:table-cell office:value-type="string">
            <text:p>METROREC - WERNEC-CENTRAL RECIFE 1</text:p>
          </table:table-cell>
          <table:table-cell office:value-type="string">
            <text:p>PE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426/2014/DC/4600</text:p>
          </table:table-cell>
          <table:table-cell office:value-type="string">
            <text:p>2014-12-05</text:p>
          </table:table-cell>
          <table:table-cell office:value-type="string">
            <text:p>Contrato</text:p>
          </table:table-cell>
          <table:table-cell office:value-type="string">
            <text:p>2015-04-08</text:p>
          </table:table-cell>
          <table:table-cell table:number-columns-repeated="2"/>
          <table:table-cell office:value-type="string">
            <text:p>Av. Central, snº, <text:s/>Areias</text:p>
          </table:table-cell>
          <table:table-cell table:number-columns-repeated="2"/>
          <table:table-cell office:value-type="string">
            <text:p>50.781-51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Rua Floriano Peixoto, snº, São José</text:p>
          </table:table-cell>
          <table:table-cell table:number-columns-repeated="2"/>
          <table:table-cell office:value-type="string">
            <text:p>50.020-060</text:p>
          </table:table-cell>
          <table:table-cell office:value-type="string">
            <text:p>Manuelle Teixeira</text:p>
          </table:table-cell>
          <table:table-cell/>
          <table:table-cell office:value-type="string">
            <text:p>81 97817356</text:p>
          </table:table-cell>
          <table:table-cell office:value-type="string">
            <text:p>manuelleteixeira@cbtu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PECI000012</text:p>
          </table:table-cell>
          <table:table-cell office:value-type="string">
            <text:p>METROREC - COMPANHIA BRASILEIRA DE TRENS URBANOS - CBTU</text:p>
          </table:table-cell>
          <table:table-cell office:value-type="string">
            <text:p>METROREC - WERNEC-CENTRAL RECIFE 2</text:p>
          </table:table-cell>
          <table:table-cell office:value-type="string">
            <text:p>PE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1427/2014/DC/4600</text:p>
          </table:table-cell>
          <table:table-cell office:value-type="string">
            <text:p>2014-12-05</text:p>
          </table:table-cell>
          <table:table-cell office:value-type="string">
            <text:p>Contrato</text:p>
          </table:table-cell>
          <table:table-cell office:value-type="string">
            <text:p>2015-04-08</text:p>
          </table:table-cell>
          <table:table-cell table:number-columns-repeated="2"/>
          <table:table-cell office:value-type="string">
            <text:p>Av. Central, snº, <text:s/>Areias</text:p>
          </table:table-cell>
          <table:table-cell table:number-columns-repeated="2"/>
          <table:table-cell office:value-type="string">
            <text:p>50.781-51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Rua Floriano Peixoto, snº, São José</text:p>
          </table:table-cell>
          <table:table-cell table:number-columns-repeated="2"/>
          <table:table-cell office:value-type="string">
            <text:p>50.020-060</text:p>
          </table:table-cell>
          <table:table-cell office:value-type="string">
            <text:p>Manuelle Teixeira</text:p>
          </table:table-cell>
          <table:table-cell/>
          <table:table-cell office:value-type="string">
            <text:p>81 97817356</text:p>
          </table:table-cell>
          <table:table-cell office:value-type="string">
            <text:p>manuelleteixeira@cbtu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RSL2000001</text:p>
          </table:table-cell>
          <table:table-cell office:value-type="string">
            <text:p>PROCERGS - CIA PROCESSAMENTO DADOS DO ESTADO RIO GRANDE SUL</text:p>
          </table:table-cell>
          <table:table-cell office:value-type="string">
            <text:p>PROCERGS - PORTO ALEGRE-PASSO FUNDO</text:p>
          </table:table-cell>
          <table:table-cell office:value-type="string">
            <text:p>RS</text:p>
          </table:table-cell>
          <table:table-cell office:value-type="string">
            <text:p>L2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1581/2015/DC/4600</text:p>
          </table:table-cell>
          <table:table-cell office:value-type="string">
            <text:p>2015-03-24</text:p>
          </table:table-cell>
          <table:table-cell office:value-type="string">
            <text:p>Contrato</text:p>
          </table:table-cell>
          <table:table-cell office:value-type="string">
            <text:p>2015-04-07</text:p>
          </table:table-cell>
          <table:table-cell office:value-type="string">
            <text:p>RSPAE0PM002</text:p>
          </table:table-cell>
          <table:table-cell office:value-type="string">
            <text:p>Fibra óptica Cliente</text:p>
          </table:table-cell>
          <table:table-cell office:value-type="string">
            <text:p>PROCERGS - Praça dos Açorianos - Centro Histórico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 office:value-type="string">
            <text:p>90.010-340</text:p>
          </table:table-cell>
          <table:table-cell office:value-type="string">
            <text:p>RSPAS0PP002</text:p>
          </table:table-cell>
          <table:table-cell office:value-type="string">
            <text:p>Fibra óptica Cliente</text:p>
          </table:table-cell>
          <table:table-cell office:value-type="string">
            <text:p>Coprel - Rua Maron, 1752 - Vila Petrópolis</text:p>
          </table:table-cell>
          <table:table-cell office:value-type="string">
            <text:p>Passo Fundo</text:p>
          </table:table-cell>
          <table:table-cell office:value-type="string">
            <text:p>RS</text:p>
          </table:table-cell>
          <table:table-cell office:value-type="string">
            <text:p>95.043-730</text:p>
          </table:table-cell>
          <table:table-cell office:value-type="string">
            <text:p>Luiz Alberto</text:p>
          </table:table-cell>
          <table:table-cell office:value-type="string">
            <text:p>(51) 3210-3101</text:p>
          </table:table-cell>
          <table:table-cell/>
          <table:table-cell office:value-type="string">
            <text:p>Luiz_alberto@procergs.rs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PECI000013</text:p>
          </table:table-cell>
          <table:table-cell office:value-type="string">
            <text:p>METROREC - COMPANHIA BRASILEIRA DE TRENS URBANOS - CBTU</text:p>
          </table:table-cell>
          <table:table-cell office:value-type="string">
            <text:p>METROREC - WERNEC-JABOATÃO 1</text:p>
          </table:table-cell>
          <table:table-cell office:value-type="string">
            <text:p>PE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428/2014/DC/4600</text:p>
          </table:table-cell>
          <table:table-cell office:value-type="string">
            <text:p>2014-12-05</text:p>
          </table:table-cell>
          <table:table-cell office:value-type="string">
            <text:p>Contrato</text:p>
          </table:table-cell>
          <table:table-cell office:value-type="string">
            <text:p>2015-04-06</text:p>
          </table:table-cell>
          <table:table-cell office:value-type="string">
            <text:p>PERCE0CX007</text:p>
          </table:table-cell>
          <table:table-cell office:value-type="string">
            <text:p>Fibra óptica TELEBRAS</text:p>
          </table:table-cell>
          <table:table-cell office:value-type="string">
            <text:p>Av. Central, snº, <text:s/>Areias</text:p>
          </table:table-cell>
          <table:table-cell office:value-type="string">
            <text:p>Recife</text:p>
          </table:table-cell>
          <table:table-cell office:value-type="string">
            <text:p>PE</text:p>
          </table:table-cell>
          <table:table-cell office:value-type="string">
            <text:p>50.781-510</text:p>
          </table:table-cell>
          <table:table-cell office:value-type="string">
            <text:p>PEJBO0CX001</text:p>
          </table:table-cell>
          <table:table-cell office:value-type="string">
            <text:p>Fibra óptica TELEBRAS</text:p>
          </table:table-cell>
          <table:table-cell office:value-type="string">
            <text:p>Av. Barão de Lucena, nº 1012, Centro</text:p>
          </table:table-cell>
          <table:table-cell office:value-type="string">
            <text:p>Jaboatão dos Guararapes</text:p>
          </table:table-cell>
          <table:table-cell office:value-type="string">
            <text:p>PE</text:p>
          </table:table-cell>
          <table:table-cell office:value-type="string">
            <text:p>54.090-620</text:p>
          </table:table-cell>
          <table:table-cell office:value-type="string">
            <text:p>Manuelle Teixeira</text:p>
          </table:table-cell>
          <table:table-cell/>
          <table:table-cell office:value-type="string">
            <text:p>(81) 97817356</text:p>
          </table:table-cell>
          <table:table-cell office:value-type="string">
            <text:p>manuelleteixeira@cbtu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PECI000014</text:p>
          </table:table-cell>
          <table:table-cell office:value-type="string">
            <text:p>METROREC - COMPANHIA BRASILEIRA DE TRENS URBANOS - CBTU</text:p>
          </table:table-cell>
          <table:table-cell office:value-type="string">
            <text:p>METROREC - WERNEC-JABOATÃO 2</text:p>
          </table:table-cell>
          <table:table-cell office:value-type="string">
            <text:p>PE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429/2014/DC/4600</text:p>
          </table:table-cell>
          <table:table-cell office:value-type="string">
            <text:p>2014-12-05</text:p>
          </table:table-cell>
          <table:table-cell office:value-type="string">
            <text:p>Contrato</text:p>
          </table:table-cell>
          <table:table-cell office:value-type="string">
            <text:p>2015-04-06</text:p>
          </table:table-cell>
          <table:table-cell office:value-type="string">
            <text:p>PERCE0CX007</text:p>
          </table:table-cell>
          <table:table-cell office:value-type="string">
            <text:p>Fibra óptica TELEBRAS</text:p>
          </table:table-cell>
          <table:table-cell office:value-type="string">
            <text:p>Av. Central, snº, <text:s/>Areias</text:p>
          </table:table-cell>
          <table:table-cell office:value-type="string">
            <text:p>Recife</text:p>
          </table:table-cell>
          <table:table-cell office:value-type="string">
            <text:p>PE</text:p>
          </table:table-cell>
          <table:table-cell office:value-type="string">
            <text:p>50.781-510</text:p>
          </table:table-cell>
          <table:table-cell office:value-type="string">
            <text:p>PEJBO0CX001</text:p>
          </table:table-cell>
          <table:table-cell office:value-type="string">
            <text:p>Fibra óptica TELEBRAS</text:p>
          </table:table-cell>
          <table:table-cell office:value-type="string">
            <text:p>Av. Barão de Lucena, nº 1012, Centro</text:p>
          </table:table-cell>
          <table:table-cell office:value-type="string">
            <text:p>Jaboatão dos Guararapes</text:p>
          </table:table-cell>
          <table:table-cell office:value-type="string">
            <text:p>PE</text:p>
          </table:table-cell>
          <table:table-cell office:value-type="string">
            <text:p>54.090-620</text:p>
          </table:table-cell>
          <table:table-cell office:value-type="string">
            <text:p>Manuelle Teixeira</text:p>
          </table:table-cell>
          <table:table-cell/>
          <table:table-cell office:value-type="string">
            <text:p>(81) 97817356</text:p>
          </table:table-cell>
          <table:table-cell office:value-type="string">
            <text:p>manuelleteixeira@cbtu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PECI000015</text:p>
          </table:table-cell>
          <table:table-cell office:value-type="string">
            <text:p>METROREC - COMPANHIA BRASILEIRA DE TRENS URBANOS - CBTU</text:p>
          </table:table-cell>
          <table:table-cell office:value-type="string">
            <text:p>METROREC - WERNEC-JABOATÃO 3</text:p>
          </table:table-cell>
          <table:table-cell office:value-type="string">
            <text:p>PE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430/2014/DC/4600</text:p>
          </table:table-cell>
          <table:table-cell office:value-type="string">
            <text:p>2014-12-05</text:p>
          </table:table-cell>
          <table:table-cell office:value-type="string">
            <text:p>Contrato</text:p>
          </table:table-cell>
          <table:table-cell office:value-type="string">
            <text:p>2015-04-06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Av. Central, snº, <text:s/>Areias</text:p>
          </table:table-cell>
          <table:table-cell table:number-columns-repeated="2"/>
          <table:table-cell office:value-type="string">
            <text:p>50.781-510</text:p>
          </table:table-cell>
          <table:table-cell office:value-type="string">
            <text:p>PEJBO0CX001</text:p>
          </table:table-cell>
          <table:table-cell office:value-type="string">
            <text:p>Fibra óptica TELEBRAS</text:p>
          </table:table-cell>
          <table:table-cell office:value-type="string">
            <text:p>Av. Barão de Lucena, nº 1012, Centro</text:p>
          </table:table-cell>
          <table:table-cell office:value-type="string">
            <text:p>Jaboatão dos Guararapes</text:p>
          </table:table-cell>
          <table:table-cell office:value-type="string">
            <text:p>PE</text:p>
          </table:table-cell>
          <table:table-cell office:value-type="string">
            <text:p>54.090-620</text:p>
          </table:table-cell>
          <table:table-cell office:value-type="string">
            <text:p>Manuelle Teixeira</text:p>
          </table:table-cell>
          <table:table-cell/>
          <table:table-cell office:value-type="string">
            <text:p>(81) 97817356</text:p>
          </table:table-cell>
          <table:table-cell office:value-type="string">
            <text:p>manuelleteixeira@cbtu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PECI000016</text:p>
          </table:table-cell>
          <table:table-cell office:value-type="string">
            <text:p>METROREC - COMPANHIA BRASILEIRA DE TRENS URBANOS - CBTU</text:p>
          </table:table-cell>
          <table:table-cell office:value-type="string">
            <text:p>METROREC - WERNEC-JABOATÃO 4</text:p>
          </table:table-cell>
          <table:table-cell office:value-type="string">
            <text:p>PE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431/2014/DC/4600</text:p>
          </table:table-cell>
          <table:table-cell office:value-type="string">
            <text:p>2014-12-05</text:p>
          </table:table-cell>
          <table:table-cell office:value-type="string">
            <text:p>Contrato</text:p>
          </table:table-cell>
          <table:table-cell office:value-type="string">
            <text:p>2015-04-06</text:p>
          </table:table-cell>
          <table:table-cell office:value-type="string">
            <text:p>PERCE0CX007</text:p>
          </table:table-cell>
          <table:table-cell office:value-type="string">
            <text:p>Fibra óptica TELEBRAS</text:p>
          </table:table-cell>
          <table:table-cell office:value-type="string">
            <text:p>Av. Central, snº, <text:s/>Areias</text:p>
          </table:table-cell>
          <table:table-cell office:value-type="string">
            <text:p>Recife</text:p>
          </table:table-cell>
          <table:table-cell office:value-type="string">
            <text:p>PE</text:p>
          </table:table-cell>
          <table:table-cell office:value-type="string">
            <text:p>50.781-51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Av. Barão de Lucena, nº 1012, Centro</text:p>
          </table:table-cell>
          <table:table-cell table:number-columns-repeated="2"/>
          <table:table-cell office:value-type="string">
            <text:p>54.090-620</text:p>
          </table:table-cell>
          <table:table-cell office:value-type="string">
            <text:p>Manuelle Teixeira</text:p>
          </table:table-cell>
          <table:table-cell/>
          <table:table-cell office:value-type="string">
            <text:p>(81) 97817356</text:p>
          </table:table-cell>
          <table:table-cell office:value-type="string">
            <text:p>manuelleteixeira@cbtu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PECI000017</text:p>
          </table:table-cell>
          <table:table-cell office:value-type="string">
            <text:p>METROREC - COMPANHIA BRASILEIRA DE TRENS URBANOS - CBTU</text:p>
          </table:table-cell>
          <table:table-cell office:value-type="string">
            <text:p>METROREC - WERNEC-JABOATÃO 5</text:p>
          </table:table-cell>
          <table:table-cell office:value-type="string">
            <text:p>PE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432/2014/DC/4600</text:p>
          </table:table-cell>
          <table:table-cell office:value-type="string">
            <text:p>2014-12-05</text:p>
          </table:table-cell>
          <table:table-cell office:value-type="string">
            <text:p>Contrato</text:p>
          </table:table-cell>
          <table:table-cell office:value-type="string">
            <text:p>2015-04-06</text:p>
          </table:table-cell>
          <table:table-cell office:value-type="string">
            <text:p>PERCE0CX007</text:p>
          </table:table-cell>
          <table:table-cell office:value-type="string">
            <text:p>Fibra óptica TELEBRAS</text:p>
          </table:table-cell>
          <table:table-cell office:value-type="string">
            <text:p>Av. Central, snº, <text:s/>Areias</text:p>
          </table:table-cell>
          <table:table-cell office:value-type="string">
            <text:p>Recife</text:p>
          </table:table-cell>
          <table:table-cell office:value-type="string">
            <text:p>PE</text:p>
          </table:table-cell>
          <table:table-cell office:value-type="string">
            <text:p>50.781-510</text:p>
          </table:table-cell>
          <table:table-cell office:value-type="string">
            <text:p>PEJBO0CX001</text:p>
          </table:table-cell>
          <table:table-cell office:value-type="string">
            <text:p>Fibra óptica TELEBRAS</text:p>
          </table:table-cell>
          <table:table-cell office:value-type="string">
            <text:p>Av. Barão de Lucena, nº 1012, Centro</text:p>
          </table:table-cell>
          <table:table-cell office:value-type="string">
            <text:p>Jaboatão dos Guararapes</text:p>
          </table:table-cell>
          <table:table-cell office:value-type="string">
            <text:p>PE</text:p>
          </table:table-cell>
          <table:table-cell office:value-type="string">
            <text:p>54.090-620</text:p>
          </table:table-cell>
          <table:table-cell office:value-type="string">
            <text:p>Manuelle Teixeira</text:p>
          </table:table-cell>
          <table:table-cell/>
          <table:table-cell office:value-type="string">
            <text:p>(81) 9781-7356</text:p>
          </table:table-cell>
          <table:table-cell office:value-type="string">
            <text:p>manuelleteixeira@cbtu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PECI000018</text:p>
          </table:table-cell>
          <table:table-cell office:value-type="string">
            <text:p>METROREC - COMPANHIA BRASILEIRA DE TRENS URBANOS - CBTU</text:p>
          </table:table-cell>
          <table:table-cell office:value-type="string">
            <text:p>METROREC - WERNEC-JABOATÃO 6</text:p>
          </table:table-cell>
          <table:table-cell office:value-type="string">
            <text:p>PE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433/2014/DC/4600</text:p>
          </table:table-cell>
          <table:table-cell office:value-type="string">
            <text:p>2014-12-05</text:p>
          </table:table-cell>
          <table:table-cell office:value-type="string">
            <text:p>Contrato</text:p>
          </table:table-cell>
          <table:table-cell office:value-type="string">
            <text:p>2015-04-06</text:p>
          </table:table-cell>
          <table:table-cell office:value-type="string">
            <text:p>PERCE0CX007</text:p>
          </table:table-cell>
          <table:table-cell office:value-type="string">
            <text:p>Fibra óptica TELEBRAS</text:p>
          </table:table-cell>
          <table:table-cell office:value-type="string">
            <text:p>Av. Central, snº, <text:s/>Areias</text:p>
          </table:table-cell>
          <table:table-cell office:value-type="string">
            <text:p>Recife</text:p>
          </table:table-cell>
          <table:table-cell office:value-type="string">
            <text:p>PE</text:p>
          </table:table-cell>
          <table:table-cell office:value-type="string">
            <text:p>50.781-510</text:p>
          </table:table-cell>
          <table:table-cell office:value-type="string">
            <text:p>PEJBO0CX001</text:p>
          </table:table-cell>
          <table:table-cell office:value-type="string">
            <text:p>Fibra óptica TELEBRAS</text:p>
          </table:table-cell>
          <table:table-cell office:value-type="string">
            <text:p>Av. Barão de Lucena, nº 1012, Centro</text:p>
          </table:table-cell>
          <table:table-cell office:value-type="string">
            <text:p>Jaboatão dos Guararapes</text:p>
          </table:table-cell>
          <table:table-cell office:value-type="string">
            <text:p>PE</text:p>
          </table:table-cell>
          <table:table-cell office:value-type="string">
            <text:p>54.090-620</text:p>
          </table:table-cell>
          <table:table-cell office:value-type="string">
            <text:p>Manuelle Teixeira</text:p>
          </table:table-cell>
          <table:table-cell/>
          <table:table-cell office:value-type="string">
            <text:p>(81) 9781-7356</text:p>
          </table:table-cell>
          <table:table-cell office:value-type="string">
            <text:p>manuelleteixeira@cbtu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TOBL000024</text:p>
          </table:table-cell>
          <table:table-cell office:value-type="string">
            <text:p>CLICK NET BRASIL INFORMÁTICA E TELECOMUNICAÇÕES</text:p>
          </table:table-cell>
          <table:table-cell office:value-type="string">
            <text:p>CLICK NET - GURUPI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01579/2015/DC/4600</text:p>
          </table:table-cell>
          <table:table-cell office:value-type="string">
            <text:p>2015-03-12</text:p>
          </table:table-cell>
          <table:table-cell office:value-type="string">
            <text:p>Contrato</text:p>
          </table:table-cell>
          <table:table-cell office:value-type="string">
            <text:p>2015-04-02</text:p>
          </table:table-cell>
          <table:table-cell office:value-type="string">
            <text:p>TOGUR0TR003</text:p>
          </table:table-cell>
          <table:table-cell/>
          <table:table-cell office:value-type="string">
            <text:p>Rua Badejos, L 7, Chácara 69/72 - Zona Rural-Universidade Federal de Tocantins Campus de Gurupi</text:p>
          </table:table-cell>
          <table:table-cell office:value-type="string">
            <text:p>Gurupi</text:p>
          </table:table-cell>
          <table:table-cell office:value-type="string">
            <text:p>TO</text:p>
          </table:table-cell>
          <table:table-cell office:value-type="string">
            <text:p>77.410-530</text:p>
          </table:table-cell>
          <table:table-cell office:value-type="string">
            <text:p>TOGUR0TR003</text:p>
          </table:table-cell>
          <table:table-cell office:value-type="string">
            <text:p>Rádio Cliente</text:p>
          </table:table-cell>
          <table:table-cell office:value-type="string">
            <text:p>Cliente busca link em rádio na ETR de Gurupi</text:p>
          </table:table-cell>
          <table:table-cell office:value-type="string">
            <text:p>Gurupi</text:p>
          </table:table-cell>
          <table:table-cell office:value-type="string">
            <text:p>TO</text:p>
          </table:table-cell>
          <table:table-cell office:value-type="string">
            <text:p>77.410-530</text:p>
          </table:table-cell>
          <table:table-cell office:value-type="string">
            <text:p>Jonni Pianezzer</text:p>
          </table:table-cell>
          <table:table-cell office:value-type="string">
            <text:p>(61) 345-8272 / (63) 3026-1223</text:p>
          </table:table-cell>
          <table:table-cell office:value-type="string">
            <text:p>(61) 8294-1515</text:p>
          </table:table-cell>
          <table:table-cell office:value-type="string">
            <text:p>diretoriatecnica@clicknetbrasil.com.br</text:p>
          </table:table-cell>
          <table:table-cell office:value-type="string">
            <text:p>1425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desbloqueado</text:p>
          </table:table-cell>
          <table:table-cell/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GOBL000019</text:p>
          </table:table-cell>
          <table:table-cell office:value-type="string">
            <text:p>WEDENARDO PEDRO DA COSTA - ME</text:p>
          </table:table-cell>
          <table:table-cell office:value-type="string">
            <text:p>NET PREMIUM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01572/2015/DC/4600</text:p>
          </table:table-cell>
          <table:table-cell office:value-type="string">
            <text:p>2015-03-10</text:p>
          </table:table-cell>
          <table:table-cell office:value-type="string">
            <text:p>Contrato</text:p>
          </table:table-cell>
          <table:table-cell office:value-type="string">
            <text:p>2015-04-02</text:p>
          </table:table-cell>
          <table:table-cell office:value-type="string">
            <text:p>GONQA0PP001</text:p>
          </table:table-cell>
          <table:table-cell/>
          <table:table-cell office:value-type="string">
            <text:p>POP de Niquelândia - GO</text:p>
          </table:table-cell>
          <table:table-cell office:value-type="string">
            <text:p>Niquelândia</text:p>
          </table:table-cell>
          <table:table-cell office:value-type="string">
            <text:p>GO</text:p>
          </table:table-cell>
          <table:table-cell office:value-type="string">
            <text:p>76.420-000</text:p>
          </table:table-cell>
          <table:table-cell office:value-type="string">
            <text:p>GONQA0PC006</text:p>
          </table:table-cell>
          <table:table-cell office:value-type="string">
            <text:p>Rádio Cliente</text:p>
          </table:table-cell>
          <table:table-cell office:value-type="string">
            <text:p>Cliente buscará o sinal em Rádio no POP de Niquelândia - GO</text:p>
          </table:table-cell>
          <table:table-cell office:value-type="string">
            <text:p>Niquelândia</text:p>
          </table:table-cell>
          <table:table-cell office:value-type="string">
            <text:p>GO</text:p>
          </table:table-cell>
          <table:table-cell office:value-type="string">
            <text:p>76.420-000</text:p>
          </table:table-cell>
          <table:table-cell office:value-type="string">
            <text:p>Wedenardo Pedro da Costa</text:p>
          </table:table-cell>
          <table:table-cell office:value-type="string">
            <text:p>(62) 3354-3040</text:p>
          </table:table-cell>
          <table:table-cell office:value-type="string">
            <text:p>(62) 8177-6636</text:p>
          </table:table-cell>
          <table:table-cell office:value-type="string">
            <text:p>wedenardo@gmail.com</text:p>
          </table:table-cell>
          <table:table-cell office:value-type="string">
            <text:p>4095.2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PABL000007</text:p>
          </table:table-cell>
          <table:table-cell office:value-type="string">
            <text:p>HALLEY TELECOM COMERCIO &amp; SERVICOS LTDA - ME</text:p>
          </table:table-cell>
          <table:table-cell office:value-type="string">
            <text:p>HALLEY TELECOM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1555/2015/DC/4600</text:p>
          </table:table-cell>
          <table:table-cell office:value-type="string">
            <text:p>2015-02-24</text:p>
          </table:table-cell>
          <table:table-cell office:value-type="string">
            <text:p>Contrato</text:p>
          </table:table-cell>
          <table:table-cell office:value-type="string">
            <text:p>2015-03-30</text:p>
          </table:table-cell>
          <table:table-cell office:value-type="string">
            <text:p>PASID0PP002</text:p>
          </table:table-cell>
          <table:table-cell/>
          <table:table-cell office:value-type="string">
            <text:p>Cliente buscará o sinal via fibra no POP de Santa Maria- PA</text:p>
          </table:table-cell>
          <table:table-cell office:value-type="string">
            <text:p>Santa Maria do Pará</text:p>
          </table:table-cell>
          <table:table-cell office:value-type="string">
            <text:p>PA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Rua Sete de Setembro, s/n</text:p>
          </table:table-cell>
          <table:table-cell table:number-columns-repeated="3"/>
          <table:table-cell office:value-type="string">
            <text:p>Quemel ou Gilvandro</text:p>
          </table:table-cell>
          <table:table-cell/>
          <table:table-cell office:value-type="string">
            <text:p>(91) 98904-6454 / (91) 99129-3885</text:p>
          </table:table-cell>
          <table:table-cell office:value-type="string">
            <text:p>halleytelecom@hotmail.com</text:p>
          </table:table-cell>
          <table:table-cell office:value-type="string">
            <text:p>450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BAL2000017</text:p>
          </table:table-cell>
          <table:table-cell office:value-type="string">
            <text:p>RNP - REDE NACIONAL DE ENSINO E PESQUISA</text:p>
          </table:table-cell>
          <table:table-cell office:value-type="string">
            <text:p>RNP CRUZ DAS ALMAS - UFRB</text:p>
          </table:table-cell>
          <table:table-cell office:value-type="string">
            <text:p>BA</text:p>
          </table:table-cell>
          <table:table-cell office:value-type="string">
            <text:p>L2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1342/2014/DC/4600</text:p>
          </table:table-cell>
          <table:table-cell office:value-type="string">
            <text:p>2014-10-07</text:p>
          </table:table-cell>
          <table:table-cell office:value-type="string">
            <text:p>Contrato</text:p>
          </table:table-cell>
          <table:table-cell office:value-type="string">
            <text:p>2015-03-30</text:p>
          </table:table-cell>
          <table:table-cell office:value-type="string">
            <text:p>BASDR0PP002</text:p>
          </table:table-cell>
          <table:table-cell office:value-type="string">
            <text:p>Fibra óptica TELEBRAS</text:p>
          </table:table-cell>
          <table:table-cell office:value-type="string">
            <text:p>Prédio do CPD/UFBA - Av. Ademar de Barros, s/n</text:p>
          </table:table-cell>
          <table:table-cell office:value-type="string">
            <text:p>Salvador</text:p>
          </table:table-cell>
          <table:table-cell office:value-type="string">
            <text:p>BA</text:p>
          </table:table-cell>
          <table:table-cell/>
          <table:table-cell office:value-type="string">
            <text:p>BACZM0TR001</text:p>
          </table:table-cell>
          <table:table-cell office:value-type="string">
            <text:p>Fibra óptica TELEBRAS</text:p>
          </table:table-cell>
          <table:table-cell office:value-type="string">
            <text:p>Rua Rui Barbaso, 710</text:p>
          </table:table-cell>
          <table:table-cell office:value-type="string">
            <text:p>Cruz das Almas</text:p>
          </table:table-cell>
          <table:table-cell office:value-type="string">
            <text:p>BA</text:p>
          </table:table-cell>
          <table:table-cell office:value-type="string">
            <text:p>44.380-000</text:p>
          </table:table-cell>
          <table:table-cell office:value-type="string">
            <text:p>João Maurício Dantas Batista</text:p>
          </table:table-cell>
          <table:table-cell table:number-columns-repeated="2" office:value-type="string">
            <text:p>(75) 9955-4521</text:p>
          </table:table-cell>
          <table:table-cell office:value-type="string">
            <text:p>mauricio@ufrb.edu.br</text:p>
          </table:table-cell>
          <table:table-cell office:value-type="string">
            <text:p>81497.85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endereço</text:p>
          </table:table-cell>
          <table:table-cell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PABL000015</text:p>
          </table:table-cell>
          <table:table-cell office:value-type="string">
            <text:p>NET SUL INFORMATICA E SERVICOS DE PROVEDOR LTDA - ME</text:p>
          </table:table-cell>
          <table:table-cell office:value-type="string">
            <text:p>NET SUL INFORMATICA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01571/2015/DC/4740</text:p>
          </table:table-cell>
          <table:table-cell office:value-type="string">
            <text:p>2015-03-09</text:p>
          </table:table-cell>
          <table:table-cell office:value-type="string">
            <text:p>Contrato</text:p>
          </table:table-cell>
          <table:table-cell office:value-type="string">
            <text:p>2015-03-27</text:p>
          </table:table-cell>
          <table:table-cell office:value-type="string">
            <text:p>PAJUN0PP002</text:p>
          </table:table-cell>
          <table:table-cell/>
          <table:table-cell office:value-type="string">
            <text:p>POP Prodepa de Jacundá</text:p>
          </table:table-cell>
          <table:table-cell office:value-type="string">
            <text:p>Jacundá</text:p>
          </table:table-cell>
          <table:table-cell office:value-type="string">
            <text:p>PA</text:p>
          </table:table-cell>
          <table:table-cell/>
          <table:table-cell office:value-type="string">
            <text:p>PAJUN0PC002</text:p>
          </table:table-cell>
          <table:table-cell office:value-type="string">
            <text:p>Fibra óptica Cliente</text:p>
          </table:table-cell>
          <table:table-cell office:value-type="string">
            <text:p>POP Prodepa de Jacundá PAJUN0PP002</text:p>
          </table:table-cell>
          <table:table-cell office:value-type="string">
            <text:p>Jacundá</text:p>
          </table:table-cell>
          <table:table-cell office:value-type="string">
            <text:p>PA</text:p>
          </table:table-cell>
          <table:table-cell/>
          <table:table-cell office:value-type="string">
            <text:p>Adelmo Ataides</text:p>
          </table:table-cell>
          <table:table-cell office:value-type="string">
            <text:p>(94) 3345-1530</text:p>
          </table:table-cell>
          <table:table-cell office:value-type="string">
            <text:p>(94) 99100-0111</text:p>
          </table:table-cell>
          <table:table-cell office:value-type="string">
            <text:p>netsul@netsulonline.com.br</text:p>
          </table:table-cell>
          <table:table-cell office:value-type="string">
            <text:p>234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TOBL000015</text:p>
          </table:table-cell>
          <table:table-cell office:value-type="string">
            <text:p>E. MARCIANO DA SILVA E CIA LTDA</text:p>
          </table:table-cell>
          <table:table-cell office:value-type="string">
            <text:p>E. MARCIANO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150">
            <text:p>150</text:p>
          </table:table-cell>
          <table:table-cell office:value-type="string">
            <text:p>01578/2015/DC/4600</text:p>
          </table:table-cell>
          <table:table-cell office:value-type="string">
            <text:p>2015-03-12</text:p>
          </table:table-cell>
          <table:table-cell office:value-type="string">
            <text:p>Contrato</text:p>
          </table:table-cell>
          <table:table-cell office:value-type="string">
            <text:p>2015-03-24</text:p>
          </table:table-cell>
          <table:table-cell office:value-type="string">
            <text:p>TOARN0PP001</text:p>
          </table:table-cell>
          <table:table-cell/>
          <table:table-cell office:value-type="string">
            <text:p>Rod. TO-222, KM 12, s/n, Zona Rural, Fazenda São Luiz, Estrada Muricilândia</text:p>
          </table:table-cell>
          <table:table-cell office:value-type="string">
            <text:p>Araguaina</text:p>
          </table:table-cell>
          <table:table-cell office:value-type="string">
            <text:p>TO</text:p>
          </table:table-cell>
          <table:table-cell office:value-type="string">
            <text:p>65.975-000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Cliente buscará o sinal em Fibra Óptica na caixa R2 do POP de Araguaína - TO</text:p>
          </table:table-cell>
          <table:table-cell table:number-columns-repeated="2"/>
          <table:table-cell office:value-type="string">
            <text:p>65.975-000</text:p>
          </table:table-cell>
          <table:table-cell office:value-type="string">
            <text:p>Ediney Marciano da Silva</text:p>
          </table:table-cell>
          <table:table-cell office:value-type="string">
            <text:p>(61) 3233-1100</text:p>
          </table:table-cell>
          <table:table-cell office:value-type="string">
            <text:p>(61) 9231-7401</text:p>
          </table:table-cell>
          <table:table-cell office:value-type="string">
            <text:p>ediney@garratelecom.com</text:p>
          </table:table-cell>
          <table:table-cell office:value-type="string">
            <text:p>12675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TOBL000013</text:p>
          </table:table-cell>
          <table:table-cell office:value-type="string">
            <text:p>GRUPO CONECTA TELECOM SERVIÇOS DE TELECOMUNICAÇÕES LTDA.</text:p>
          </table:table-cell>
          <table:table-cell office:value-type="string">
            <text:p>GRUPO CONECTA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235">
            <text:p>235</text:p>
          </table:table-cell>
          <table:table-cell office:value-type="string">
            <text:p>01586/2015/DC/4600</text:p>
          </table:table-cell>
          <table:table-cell office:value-type="string">
            <text:p>2015-02-13</text:p>
          </table:table-cell>
          <table:table-cell office:value-type="string">
            <text:p>Contrato</text:p>
          </table:table-cell>
          <table:table-cell office:value-type="string">
            <text:p>2015-03-06</text:p>
          </table:table-cell>
          <table:table-cell office:value-type="string">
            <text:p>TOCGO0TR001</text:p>
          </table:table-cell>
          <table:table-cell/>
          <table:table-cell office:value-type="string">
            <text:p>ETR Colinas/TO</text:p>
          </table:table-cell>
          <table:table-cell office:value-type="string">
            <text:p>Colinas do Tocantins</text:p>
          </table:table-cell>
          <table:table-cell office:value-type="string">
            <text:p>TO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ETR Colinas/TO</text:p>
          </table:table-cell>
          <table:table-cell table:number-columns-repeated="3"/>
          <table:table-cell office:value-type="string">
            <text:p>Welley Alves</text:p>
          </table:table-cell>
          <table:table-cell office:value-type="string">
            <text:p>(94) 3491-0166</text:p>
          </table:table-cell>
          <table:table-cell office:value-type="string">
            <text:p>(94) 992584716</text:p>
          </table:table-cell>
          <table:table-cell office:value-type="string">
            <text:p>welley@gconecta.com.br</text:p>
          </table:table-cell>
          <table:table-cell office:value-type="string">
            <text:p>20661.75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BABL000001</text:p>
          </table:table-cell>
          <table:table-cell office:value-type="string">
            <text:p>PAIVA SANTANA TELECOM COMUNICACOES LTDA - ME</text:p>
          </table:table-cell>
          <table:table-cell office:value-type="string">
            <text:p>PAIVA SANTANA</text:p>
          </table:table-cell>
          <table:table-cell office:value-type="string">
            <text:p>BA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507/2015/DC/4600</text:p>
          </table:table-cell>
          <table:table-cell office:value-type="string">
            <text:p>2015-01-29</text:p>
          </table:table-cell>
          <table:table-cell office:value-type="string">
            <text:p>Contrato</text:p>
          </table:table-cell>
          <table:table-cell office:value-type="string">
            <text:p>2015-03-04</text:p>
          </table:table-cell>
          <table:table-cell office:value-type="string">
            <text:p>BAPGU0TR002</text:p>
          </table:table-cell>
          <table:table-cell/>
          <table:table-cell office:value-type="string">
            <text:p>Cliente buscará em rádio na ETR de Porto Seguro - BA</text:p>
          </table:table-cell>
          <table:table-cell office:value-type="string">
            <text:p>Porto Seguro</text:p>
          </table:table-cell>
          <table:table-cell office:value-type="string">
            <text:p>BA</text:p>
          </table:table-cell>
          <table:table-cell table:number-columns-repeated="2"/>
          <table:table-cell office:value-type="string">
            <text:p>Rádio Cliente</text:p>
          </table:table-cell>
          <table:table-cell office:value-type="string">
            <text:p>Cliente buscará em rádio na ETR de Porto Seguro</text:p>
          </table:table-cell>
          <table:table-cell table:number-columns-repeated="2"/>
          <table:table-cell office:value-type="string">
            <text:p>45.810-000</text:p>
          </table:table-cell>
          <table:table-cell office:value-type="string">
            <text:p>Crispim Paiva Santana</text:p>
          </table:table-cell>
          <table:table-cell office:value-type="string">
            <text:p>(73) 3268-1121</text:p>
          </table:table-cell>
          <table:table-cell office:value-type="string">
            <text:p>(73) 9927-1121</text:p>
          </table:table-cell>
          <table:table-cell office:value-type="string">
            <text:p>financeiro@servnetba.com.br</text:p>
          </table:table-cell>
          <table:table-cell office:value-type="string">
            <text:p>10961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DFIT000002</text:p>
          </table:table-cell>
          <table:table-cell office:value-type="string">
            <text:p>TELECOMUNICACÇÕES BRASILEIRAS S. A. - TELEBRAS</text:p>
          </table:table-cell>
          <table:table-cell office:value-type="string">
            <text:p>TELEBRAS - LAB - BSA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Circuito de TEste</text:p>
          </table:table-cell>
          <table:table-cell office:value-type="string">
            <text:p>2015-02-27</text:p>
          </table:table-cell>
          <table:table-cell office:value-type="string">
            <text:p>Contrato</text:p>
          </table:table-cell>
          <table:table-cell office:value-type="string">
            <text:p>2015-02-27</text:p>
          </table:table-cell>
          <table:table-cell office:value-type="string">
            <text:p>DFBSA0PP004</text:p>
          </table:table-cell>
          <table:table-cell/>
          <table:table-cell office:value-type="string">
            <text:p>SCS Quadra 09 - Bloco B - 3º andar - Sede Telebras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CS Quadra 09 - Bloco B - 3º andar - Sede Telebras</text:p>
          </table:table-cell>
          <table:table-cell table:number-columns-repeated="3"/>
          <table:table-cell office:value-type="string">
            <text:p>Rodrigo Rozario Bezerra</text:p>
          </table:table-cell>
          <table:table-cell office:value-type="string">
            <text:p>(61) 2027-1743</text:p>
          </table:table-cell>
          <table:table-cell/>
          <table:table-cell office:value-type="string">
            <text:p>rodrigo.bezerra@telebras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RNTX000003</text:p>
          </table:table-cell>
          <table:table-cell office:value-type="string">
            <text:p>TIM CELULAR S.A.</text:p>
          </table:table-cell>
          <table:table-cell office:value-type="string">
            <text:p>TIM - NTL-RCE</text:p>
          </table:table-cell>
          <table:table-cell office:value-type="string">
            <text:p>RN</text:p>
          </table:table-cell>
          <table:table-cell office:value-type="string">
            <text:p>TX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0840/2014/DC/4600</text:p>
          </table:table-cell>
          <table:table-cell office:value-type="string">
            <text:p>2014-01-06</text:p>
          </table:table-cell>
          <table:table-cell office:value-type="string">
            <text:p>Contrato</text:p>
          </table:table-cell>
          <table:table-cell office:value-type="string">
            <text:p>2015-02-26</text:p>
          </table:table-cell>
          <table:table-cell office:value-type="string">
            <text:p>RNNTL0PP001</text:p>
          </table:table-cell>
          <table:table-cell office:value-type="string">
            <text:p>Fibra óptica Cliente</text:p>
          </table:table-cell>
          <table:table-cell office:value-type="string">
            <text:p>Av. Amintas Barros, 160, Bom Pastor, Natal II</text:p>
          </table:table-cell>
          <table:table-cell office:value-type="string">
            <text:p>Natal</text:p>
          </table:table-cell>
          <table:table-cell office:value-type="string">
            <text:p>RN</text:p>
          </table:table-cell>
          <table:table-cell office:value-type="string">
            <text:p>59.075-250</text:p>
          </table:table-cell>
          <table:table-cell office:value-type="string">
            <text:p>PERCE0PP001</text:p>
          </table:table-cell>
          <table:table-cell office:value-type="string">
            <text:p>Fibra óptica Cliente</text:p>
          </table:table-cell>
          <table:table-cell office:value-type="string">
            <text:p>Av. General San Martin. 1450</text:p>
          </table:table-cell>
          <table:table-cell office:value-type="string">
            <text:p>Recife</text:p>
          </table:table-cell>
          <table:table-cell office:value-type="string">
            <text:p>PE</text:p>
          </table:table-cell>
          <table:table-cell/>
          <table:table-cell office:value-type="string">
            <text:p>Bruno Machado da Costa e Souza</text:p>
          </table:table-cell>
          <table:table-cell/>
          <table:table-cell office:value-type="string">
            <text:p>21 98336-0149</text:p>
          </table:table-cell>
          <table:table-cell office:value-type="string">
            <text:p>bsouza_celtec@timbrasil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PABL000006</text:p>
          </table:table-cell>
          <table:table-cell office:value-type="string">
            <text:p>I R TECNOLOGIA LTDA - ME</text:p>
          </table:table-cell>
          <table:table-cell office:value-type="string">
            <text:p>I R TECNOLOGIA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01536/2015/DC/4740</text:p>
          </table:table-cell>
          <table:table-cell office:value-type="string">
            <text:p>2015-02-09</text:p>
          </table:table-cell>
          <table:table-cell office:value-type="string">
            <text:p>Contrato</text:p>
          </table:table-cell>
          <table:table-cell office:value-type="string">
            <text:p>2015-02-23</text:p>
          </table:table-cell>
          <table:table-cell office:value-type="string">
            <text:p>PAMBA0PP002</text:p>
          </table:table-cell>
          <table:table-cell/>
          <table:table-cell office:value-type="string">
            <text:p>Prodepa de Marabá-PA</text:p>
          </table:table-cell>
          <table:table-cell office:value-type="string">
            <text:p>Marabá</text:p>
          </table:table-cell>
          <table:table-cell office:value-type="string">
            <text:p>PA</text:p>
          </table:table-cell>
          <table:table-cell/>
          <table:table-cell office:value-type="string">
            <text:p>PAMBA0PP002</text:p>
          </table:table-cell>
          <table:table-cell office:value-type="string">
            <text:p>Fibra óptica Cliente</text:p>
          </table:table-cell>
          <table:table-cell office:value-type="string">
            <text:p>Prodepa de Marabá-PA</text:p>
          </table:table-cell>
          <table:table-cell office:value-type="string">
            <text:p>Marabá</text:p>
          </table:table-cell>
          <table:table-cell office:value-type="string">
            <text:p>PA</text:p>
          </table:table-cell>
          <table:table-cell/>
          <table:table-cell office:value-type="string">
            <text:p>Max</text:p>
          </table:table-cell>
          <table:table-cell office:value-type="string">
            <text:p>(94) 3323-6068</text:p>
          </table:table-cell>
          <table:table-cell office:value-type="string">
            <text:p>(94) 99136-2483</text:p>
          </table:table-cell>
          <table:table-cell office:value-type="string">
            <text:p>Max@irtecnologia.com</text:p>
          </table:table-cell>
          <table:table-cell office:value-type="string">
            <text:p>156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TOBL000037</text:p>
          </table:table-cell>
          <table:table-cell office:value-type="string">
            <text:p>K S FERREIRA - ME</text:p>
          </table:table-cell>
          <table:table-cell office:value-type="string">
            <text:p>K S FERREIRA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office:value-type="float" office:value="170">
            <text:p>170</text:p>
          </table:table-cell>
          <table:table-cell office:value-type="float" office:value="110">
            <text:p>110</text:p>
          </table:table-cell>
          <table:table-cell office:value-type="string">
            <text:p>01506/2015/DC/4600</text:p>
          </table:table-cell>
          <table:table-cell office:value-type="string">
            <text:p>2015-01-29</text:p>
          </table:table-cell>
          <table:table-cell office:value-type="string">
            <text:p>Contrato</text:p>
          </table:table-cell>
          <table:table-cell office:value-type="string">
            <text:p>2015-02-12</text:p>
          </table:table-cell>
          <table:table-cell office:value-type="string">
            <text:p>TOARN0TR001</text:p>
          </table:table-cell>
          <table:table-cell/>
          <table:table-cell office:value-type="string">
            <text:p>Rua das Begônias QD 05 Lt 06. Pedra Alta</text:p>
          </table:table-cell>
          <table:table-cell office:value-type="string">
            <text:p>Araguaina</text:p>
          </table:table-cell>
          <table:table-cell office:value-type="string">
            <text:p>TO</text:p>
          </table:table-cell>
          <table:table-cell office:value-type="string">
            <text:p>77.807-160</text:p>
          </table:table-cell>
          <table:table-cell office:value-type="string">
            <text:p>TOARN0TR001</text:p>
          </table:table-cell>
          <table:table-cell office:value-type="string">
            <text:p>Fibra óptica TELEBRAS</text:p>
          </table:table-cell>
          <table:table-cell office:value-type="string">
            <text:p>Cliente buscará o sinal via fibra na caixa R2 <text:s/>na ETR de Araguaína - TO</text:p>
          </table:table-cell>
          <table:table-cell office:value-type="string">
            <text:p>Araguaina</text:p>
          </table:table-cell>
          <table:table-cell office:value-type="string">
            <text:p>TO</text:p>
          </table:table-cell>
          <table:table-cell/>
          <table:table-cell office:value-type="string">
            <text:p>Anailson Gomes Laranjeiras</text:p>
          </table:table-cell>
          <table:table-cell office:value-type="string">
            <text:p>(63) 3411-1693</text:p>
          </table:table-cell>
          <table:table-cell office:value-type="string">
            <text:p>(63) 9244-6592</text:p>
          </table:table-cell>
          <table:table-cell office:value-type="string">
            <text:p>anailson@linkdatainformatica.com.br</text:p>
          </table:table-cell>
          <table:table-cell office:value-type="string">
            <text:p>1275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MABL000027</text:p>
          </table:table-cell>
          <table:table-cell office:value-type="string">
            <text:p>NEOLOG TECNOLOGIA LTDA.</text:p>
          </table:table-cell>
          <table:table-cell office:value-type="string">
            <text:p>NEOLOG TECNOLOGIA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600">
            <text:p>600</text:p>
          </table:table-cell>
          <table:table-cell office:value-type="string">
            <text:p>01492/2014/DC/4600</text:p>
          </table:table-cell>
          <table:table-cell office:value-type="string">
            <text:p>2015-01-19</text:p>
          </table:table-cell>
          <table:table-cell office:value-type="string">
            <text:p>Contrato</text:p>
          </table:table-cell>
          <table:table-cell office:value-type="string">
            <text:p>2015-02-10</text:p>
          </table:table-cell>
          <table:table-cell office:value-type="string">
            <text:p>MAGJU0PP001</text:p>
          </table:table-cell>
          <table:table-cell/>
          <table:table-cell office:value-type="string">
            <text:p>Cliente buscará o sinal em Fibra Óptica na caixa R2 do POP de Grajaú - MA</text:p>
          </table:table-cell>
          <table:table-cell office:value-type="string">
            <text:p>Grajaú</text:p>
          </table:table-cell>
          <table:table-cell office:value-type="string">
            <text:p>MA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Cliente buscará o sinal em Fibra Óptica na caixa R2 do POP de Grajaú</text:p>
          </table:table-cell>
          <table:table-cell table:number-columns-repeated="3"/>
          <table:table-cell office:value-type="string">
            <text:p>José Ribamar</text:p>
          </table:table-cell>
          <table:table-cell office:value-type="string">
            <text:p>(99)3532-7000</text:p>
          </table:table-cell>
          <table:table-cell office:value-type="string">
            <text:p>(99) 99157-3004</text:p>
          </table:table-cell>
          <table:table-cell office:value-type="string">
            <text:p>riba.barros@gmail.com ou <text:s/>ribamar@neolog.net.br</text:p>
          </table:table-cell>
          <table:table-cell office:value-type="string">
            <text:p>37794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MGAC000004</text:p>
          </table:table-cell>
          <table:table-cell office:value-type="string">
            <text:p>INFRAERO - EMPRESA BRASILEIRA DE INFRAESTRUTURA AEROPORTUÁRIA</text:p>
          </table:table-cell>
          <table:table-cell office:value-type="string">
            <text:p>INFRAERO PAMPULHA</text:p>
          </table:table-cell>
          <table:table-cell office:value-type="string">
            <text:p>MG</text:p>
          </table:table-cell>
          <table:table-cell office:value-type="string">
            <text:p>AC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860/2014/4400/4600</text:p>
          </table:table-cell>
          <table:table-cell office:value-type="string">
            <text:p>2014-01-31</text:p>
          </table:table-cell>
          <table:table-cell office:value-type="string">
            <text:p>Contrato</text:p>
          </table:table-cell>
          <table:table-cell office:value-type="string">
            <text:p>2015-02-05</text:p>
          </table:table-cell>
          <table:table-cell office:value-type="string">
            <text:p>MGBHE0PM014</text:p>
          </table:table-cell>
          <table:table-cell/>
          <table:table-cell office:value-type="string">
            <text:p>Aeroporto Pampulha - Praça Bagatelle, 204, Bairro São Luís, Belo Horizonte - MG</text:p>
          </table:table-cell>
          <table:table-cell table:number-columns-repeated="3"/>
          <table:table-cell office:value-type="string">
            <text:p>MGBHE0PM014</text:p>
          </table:table-cell>
          <table:table-cell office:value-type="string">
            <text:p>Fibra óptica TELEBRAS</text:p>
          </table:table-cell>
          <table:table-cell office:value-type="string">
            <text:p>Praça Bagatelle, 204, São Luís</text:p>
          </table:table-cell>
          <table:table-cell table:number-columns-repeated="3"/>
          <table:table-cell office:value-type="string">
            <text:p>Ivan Jardim Junior</text:p>
          </table:table-cell>
          <table:table-cell office:value-type="string">
            <text:p>(31) 3689-2022</text:p>
          </table:table-cell>
          <table:table-cell office:value-type="string">
            <text:p>(31) 8327-0531</text:p>
          </table:table-cell>
          <table:table-cell office:value-type="string">
            <text:p>jclima@infraero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TOBL000025</text:p>
          </table:table-cell>
          <table:table-cell office:value-type="string">
            <text:p>PREFEITURA <text:s/>MUNICIPAL DE COLINAS DO TOCANTINS</text:p>
          </table:table-cell>
          <table:table-cell office:value-type="string">
            <text:p>PREFEITURA DE COLINAS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0791/2013/DC/4600</text:p>
          </table:table-cell>
          <table:table-cell office:value-type="string">
            <text:p>2014-02-06</text:p>
          </table:table-cell>
          <table:table-cell office:value-type="string">
            <text:p>Contrato</text:p>
          </table:table-cell>
          <table:table-cell office:value-type="string">
            <text:p>2015-01-30</text:p>
          </table:table-cell>
          <table:table-cell office:value-type="string">
            <text:p>TOCGO0TR001</text:p>
          </table:table-cell>
          <table:table-cell table:number-columns-repeated="2"/>
          <table:table-cell office:value-type="string">
            <text:p>Colinas do Tocantins</text:p>
          </table:table-cell>
          <table:table-cell office:value-type="string">
            <text:p>TO</text:p>
          </table:table-cell>
          <table:table-cell/>
          <table:table-cell office:value-type="string">
            <text:p>TOCGO0TC004</text:p>
          </table:table-cell>
          <table:table-cell office:value-type="string">
            <text:p>Rádio TELEBRAS</text:p>
          </table:table-cell>
          <table:table-cell office:value-type="string">
            <text:p>Av. Pres. Dutra 263 Centro</text:p>
          </table:table-cell>
          <table:table-cell office:value-type="string">
            <text:p>Colinas do Tocantins</text:p>
          </table:table-cell>
          <table:table-cell office:value-type="string">
            <text:p>TO</text:p>
          </table:table-cell>
          <table:table-cell/>
          <table:table-cell office:value-type="string">
            <text:p>Prefeito Jose Santana Neto</text:p>
          </table:table-cell>
          <table:table-cell office:value-type="string">
            <text:p>63 3476 7000</text:p>
          </table:table-cell>
          <table:table-cell office:value-type="string">
            <text:p>63 99561540</text:p>
          </table:table-cell>
          <table:table-cell office:value-type="string">
            <text:p>gab.prefeito@colinas.to.gov.br</text:p>
          </table:table-cell>
          <table:table-cell office:value-type="string">
            <text:p>1399.98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RSAC000006</text:p>
          </table:table-cell>
          <table:table-cell table:number-columns-repeated="2" office:value-type="string">
            <text:p>PREFEITURA MUNICIPAL DE SANTANA DO LIVRAMENTO</text:p>
          </table:table-cell>
          <table:table-cell office:value-type="string">
            <text:p>RS</text:p>
          </table:table-cell>
          <table:table-cell office:value-type="string">
            <text:p>AC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292/2014/DC/4600</text:p>
          </table:table-cell>
          <table:table-cell office:value-type="string">
            <text:p>2014-09-10</text:p>
          </table:table-cell>
          <table:table-cell office:value-type="string">
            <text:p>Contrato</text:p>
          </table:table-cell>
          <table:table-cell office:value-type="string">
            <text:p>2015-01-02</text:p>
          </table:table-cell>
          <table:table-cell office:value-type="string">
            <text:p>RSSIV0PM024</text:p>
          </table:table-cell>
          <table:table-cell/>
          <table:table-cell office:value-type="string">
            <text:p>Telebras entregará sinal em fibras optica <text:s/>no endereço do cliente</text:p>
          </table:table-cell>
          <table:table-cell office:value-type="string">
            <text:p>Santana do Livramento</text:p>
          </table:table-cell>
          <table:table-cell office:value-type="string">
            <text:p>RS</text:p>
          </table:table-cell>
          <table:table-cell/>
          <table:table-cell office:value-type="string">
            <text:p>RSSIV0PM024</text:p>
          </table:table-cell>
          <table:table-cell office:value-type="string">
            <text:p>Fibra óptica TELEBRAS</text:p>
          </table:table-cell>
          <table:table-cell office:value-type="string">
            <text:p>Rua Rivadavia Correa , 858</text:p>
          </table:table-cell>
          <table:table-cell office:value-type="string">
            <text:p>Santana do Livramento</text:p>
          </table:table-cell>
          <table:table-cell office:value-type="string">
            <text:p>RS</text:p>
          </table:table-cell>
          <table:table-cell table:number-columns-repeated="5"/>
          <table:table-cell office:value-type="string">
            <text:p>100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desbloqueado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MATX000001</text:p>
          </table:table-cell>
          <table:table-cell office:value-type="string">
            <text:p>ELETRONORTE - CENTRAIS ELÉTRICAS DO NORTE DO BRASIL S.A.</text:p>
          </table:table-cell>
          <table:table-cell office:value-type="string">
            <text:p>ELETRONORTE - IMPERATRIZ-BRASÍLIA 1</text:p>
          </table:table-cell>
          <table:table-cell office:value-type="string">
            <text:p>MA</text:p>
          </table:table-cell>
          <table:table-cell office:value-type="string">
            <text:p>TX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1444 /2014/DC/4400/4600</text:p>
          </table:table-cell>
          <table:table-cell office:value-type="string">
            <text:p>2014-12-15</text:p>
          </table:table-cell>
          <table:table-cell office:value-type="string">
            <text:p>Contrato</text:p>
          </table:table-cell>
          <table:table-cell office:value-type="string">
            <text:p>2014-12-24</text:p>
          </table:table-cell>
          <table:table-cell office:value-type="string">
            <text:p>MAITZ0PP001</text:p>
          </table:table-cell>
          <table:table-cell office:value-type="string">
            <text:p>Fibra óptica Cliente</text:p>
          </table:table-cell>
          <table:table-cell office:value-type="string">
            <text:p>POP Telebras Imperatriz Rod.BR. 10 KM 1360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 office:value-type="string">
            <text:p>65.900-001</text:p>
          </table:table-cell>
          <table:table-cell office:value-type="string">
            <text:p>DFBSA0PP001</text:p>
          </table:table-cell>
          <table:table-cell office:value-type="string">
            <text:p>Fibra óptica Cliente</text:p>
          </table:table-cell>
          <table:table-cell office:value-type="string">
            <text:p>POP Telebras Brasilia Setor de áreas públicas trecho A, Trecho 1 Zona industrial,Guará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1.215-000</text:p>
          </table:table-cell>
          <table:table-cell office:value-type="string">
            <text:p>Flávio Roberto Antonio</text:p>
          </table:table-cell>
          <table:table-cell office:value-type="string">
            <text:p>(61) 3429-6394</text:p>
          </table:table-cell>
          <table:table-cell office:value-type="string">
            <text:p>(61) 9962-1432</text:p>
          </table:table-cell>
          <table:table-cell office:value-type="string">
            <text:p>flavio.antonio@eletronorte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MATX000002</text:p>
          </table:table-cell>
          <table:table-cell office:value-type="string">
            <text:p>ELETRONORTE - CENTRAIS ELÉTRICAS DO NORTE DO BRASIL S.A.</text:p>
          </table:table-cell>
          <table:table-cell office:value-type="string">
            <text:p>ELETRONORTE - IMPERATRIZ-BRASÍLIA 2</text:p>
          </table:table-cell>
          <table:table-cell office:value-type="string">
            <text:p>MA</text:p>
          </table:table-cell>
          <table:table-cell office:value-type="string">
            <text:p>TX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string">
            <text:p>1445 /2014/DC/4400/4600</text:p>
          </table:table-cell>
          <table:table-cell office:value-type="string">
            <text:p>2014-12-15</text:p>
          </table:table-cell>
          <table:table-cell office:value-type="string">
            <text:p>Contrato</text:p>
          </table:table-cell>
          <table:table-cell office:value-type="string">
            <text:p>2014-12-24</text:p>
          </table:table-cell>
          <table:table-cell office:value-type="string">
            <text:p>MAITZ0PP001</text:p>
          </table:table-cell>
          <table:table-cell office:value-type="string">
            <text:p>Fibra óptica TELEBRAS</text:p>
          </table:table-cell>
          <table:table-cell office:value-type="string">
            <text:p>POP Telebras Imperatriz Rod.BR. 10 KM 1360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 office:value-type="string">
            <text:p>65.900-001</text:p>
          </table:table-cell>
          <table:table-cell office:value-type="string">
            <text:p>DFBSA0PP001</text:p>
          </table:table-cell>
          <table:table-cell office:value-type="string">
            <text:p>Fibra óptica TELEBRAS</text:p>
          </table:table-cell>
          <table:table-cell office:value-type="string">
            <text:p>POP Telebras Brasilia Setor de áreas públicas trecho A, Trecho 1 Zona industrial,Guará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1.215-000</text:p>
          </table:table-cell>
          <table:table-cell office:value-type="string">
            <text:p>Flávio Roberto Antonio</text:p>
          </table:table-cell>
          <table:table-cell office:value-type="string">
            <text:p>(61) 3429-6394</text:p>
          </table:table-cell>
          <table:table-cell office:value-type="string">
            <text:p>(61) 9962-1432</text:p>
          </table:table-cell>
          <table:table-cell office:value-type="string">
            <text:p>flavio.antonio@eletronorte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MTTX000001</text:p>
          </table:table-cell>
          <table:table-cell office:value-type="string">
            <text:p>ELETRONORTE - CENTRAIS ELÉTRICAS DO NORTE DO BRASIL S.A.</text:p>
          </table:table-cell>
          <table:table-cell office:value-type="string">
            <text:p>ELETRONORTE - BARRA DO PEIXE-BRASILIA 1</text:p>
          </table:table-cell>
          <table:table-cell office:value-type="string">
            <text:p>MT</text:p>
          </table:table-cell>
          <table:table-cell office:value-type="string">
            <text:p>TX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1446 /2014/DC/4400/4600</text:p>
          </table:table-cell>
          <table:table-cell office:value-type="string">
            <text:p>2014-12-15</text:p>
          </table:table-cell>
          <table:table-cell office:value-type="string">
            <text:p>Contrato</text:p>
          </table:table-cell>
          <table:table-cell office:value-type="string">
            <text:p>2014-12-24</text:p>
          </table:table-cell>
          <table:table-cell office:value-type="string">
            <text:p>MTRIBHPP001</text:p>
          </table:table-cell>
          <table:table-cell office:value-type="string">
            <text:p>Fibra óptica TELEBRAS</text:p>
          </table:table-cell>
          <table:table-cell office:value-type="string">
            <text:p>POP Telebras Barra do Peixe Fazenda Alvorada KM 10</text:p>
          </table:table-cell>
          <table:table-cell office:value-type="string">
            <text:p>Ribeirãozinho</text:p>
          </table:table-cell>
          <table:table-cell office:value-type="string">
            <text:p>MT</text:p>
          </table:table-cell>
          <table:table-cell office:value-type="string">
            <text:p>78.613-000</text:p>
          </table:table-cell>
          <table:table-cell office:value-type="string">
            <text:p>DFBSA0PP001</text:p>
          </table:table-cell>
          <table:table-cell office:value-type="string">
            <text:p>Fibra óptica TELEBRAS</text:p>
          </table:table-cell>
          <table:table-cell office:value-type="string">
            <text:p>POP Telebras Brasilia Setor de áreas públicas trecho A, Trecho 1 Zona industrial,Guará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1.215-000</text:p>
          </table:table-cell>
          <table:table-cell office:value-type="string">
            <text:p>Flávio Roberto Antonio</text:p>
          </table:table-cell>
          <table:table-cell office:value-type="string">
            <text:p>(61) 3429-6394</text:p>
          </table:table-cell>
          <table:table-cell office:value-type="string">
            <text:p>(61) 9962-1432</text:p>
          </table:table-cell>
          <table:table-cell office:value-type="string">
            <text:p>flavio.antonio@eletronorte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MTTX000002</text:p>
          </table:table-cell>
          <table:table-cell office:value-type="string">
            <text:p>ELETRONORTE - CENTRAIS ELÉTRICAS DO NORTE DO BRASIL S.A.</text:p>
          </table:table-cell>
          <table:table-cell office:value-type="string">
            <text:p>ELETRONORTE - BARRA DO PEIXE-BRASILIA 2</text:p>
          </table:table-cell>
          <table:table-cell office:value-type="string">
            <text:p>MT</text:p>
          </table:table-cell>
          <table:table-cell office:value-type="string">
            <text:p>TX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1447 /2014/DC/4400/4600</text:p>
          </table:table-cell>
          <table:table-cell office:value-type="string">
            <text:p>2014-12-15</text:p>
          </table:table-cell>
          <table:table-cell office:value-type="string">
            <text:p>Contrato</text:p>
          </table:table-cell>
          <table:table-cell office:value-type="string">
            <text:p>2014-12-24</text:p>
          </table:table-cell>
          <table:table-cell office:value-type="string">
            <text:p>MTRIBHPP001</text:p>
          </table:table-cell>
          <table:table-cell office:value-type="string">
            <text:p>Fibra óptica TELEBRAS</text:p>
          </table:table-cell>
          <table:table-cell office:value-type="string">
            <text:p>POP Telebras Barra do Peixe Fazenda Alvorada KM 10</text:p>
          </table:table-cell>
          <table:table-cell office:value-type="string">
            <text:p>Ribeirãozinho</text:p>
          </table:table-cell>
          <table:table-cell office:value-type="string">
            <text:p>MT</text:p>
          </table:table-cell>
          <table:table-cell office:value-type="string">
            <text:p>78.613-000</text:p>
          </table:table-cell>
          <table:table-cell office:value-type="string">
            <text:p>DFBSA0PP001</text:p>
          </table:table-cell>
          <table:table-cell office:value-type="string">
            <text:p>Fibra óptica TELEBRAS</text:p>
          </table:table-cell>
          <table:table-cell office:value-type="string">
            <text:p>POP Telebras Brasilia Setor de áreas públicas trecho A, Trecho 1 Zona industrial,Guará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1.215-000</text:p>
          </table:table-cell>
          <table:table-cell office:value-type="string">
            <text:p>Flávio Roberto Antonio</text:p>
          </table:table-cell>
          <table:table-cell office:value-type="string">
            <text:p>(61) 3429-6394</text:p>
          </table:table-cell>
          <table:table-cell office:value-type="string">
            <text:p>(61) 9962-1432</text:p>
          </table:table-cell>
          <table:table-cell office:value-type="string">
            <text:p>flavio.antonio@eletronorte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MTTX000003</text:p>
          </table:table-cell>
          <table:table-cell office:value-type="string">
            <text:p>ELETRONORTE - CENTRAIS ELÉTRICAS DO NORTE DO BRASIL S.A.</text:p>
          </table:table-cell>
          <table:table-cell office:value-type="string">
            <text:p>ELETRONORTE - BARRA DO PEIXE-BRASILIA 3</text:p>
          </table:table-cell>
          <table:table-cell office:value-type="string">
            <text:p>MT</text:p>
          </table:table-cell>
          <table:table-cell office:value-type="string">
            <text:p>TX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1448/2014/DC/4400/4600</text:p>
          </table:table-cell>
          <table:table-cell office:value-type="string">
            <text:p>2014-12-15</text:p>
          </table:table-cell>
          <table:table-cell office:value-type="string">
            <text:p>Contrato</text:p>
          </table:table-cell>
          <table:table-cell office:value-type="string">
            <text:p>2014-12-24</text:p>
          </table:table-cell>
          <table:table-cell office:value-type="string">
            <text:p>MTRIBHPP001</text:p>
          </table:table-cell>
          <table:table-cell office:value-type="string">
            <text:p>Fibra óptica TELEBRAS</text:p>
          </table:table-cell>
          <table:table-cell office:value-type="string">
            <text:p>POP Telebras Barra do Peixe Fazenda Alvorada KM 10</text:p>
          </table:table-cell>
          <table:table-cell office:value-type="string">
            <text:p>Ribeirãozinho</text:p>
          </table:table-cell>
          <table:table-cell office:value-type="string">
            <text:p>MT</text:p>
          </table:table-cell>
          <table:table-cell office:value-type="string">
            <text:p>78.613-000</text:p>
          </table:table-cell>
          <table:table-cell office:value-type="string">
            <text:p>DFBSA0PP001</text:p>
          </table:table-cell>
          <table:table-cell office:value-type="string">
            <text:p>Fibra óptica TELEBRAS</text:p>
          </table:table-cell>
          <table:table-cell office:value-type="string">
            <text:p>POP Telebras Brasilia Setor de áreas públicas trecho A, Trecho 1 Zona industrial,Guará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1.215-000</text:p>
          </table:table-cell>
          <table:table-cell office:value-type="string">
            <text:p>Flávio Roberto Antonio</text:p>
          </table:table-cell>
          <table:table-cell office:value-type="string">
            <text:p>(61) 3429-6394</text:p>
          </table:table-cell>
          <table:table-cell office:value-type="string">
            <text:p>(61) 9962-1432</text:p>
          </table:table-cell>
          <table:table-cell office:value-type="string">
            <text:p>flavio.antonio@eletronorte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PABL000014</text:p>
          </table:table-cell>
          <table:table-cell office:value-type="string">
            <text:p>REDE DE TELECOMUNICACOES CARAJAS EIRELI - EPP</text:p>
          </table:table-cell>
          <table:table-cell office:value-type="string">
            <text:p>CARAJASNET MARABÁ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table:number-columns-repeated="2" office:value-type="float" office:value="500">
            <text:p>500</text:p>
          </table:table-cell>
          <table:table-cell office:value-type="string">
            <text:p>01361/2014/DC/4600</text:p>
          </table:table-cell>
          <table:table-cell office:value-type="string">
            <text:p>2014-10-28</text:p>
          </table:table-cell>
          <table:table-cell office:value-type="string">
            <text:p>Contrato</text:p>
          </table:table-cell>
          <table:table-cell office:value-type="string">
            <text:p>2014-12-22</text:p>
          </table:table-cell>
          <table:table-cell office:value-type="string">
            <text:p>PAMBA0PP002</text:p>
          </table:table-cell>
          <table:table-cell/>
          <table:table-cell office:value-type="string">
            <text:p>Cliente vai buscar em fibra na caixa R2 da ETR da Prodepa</text:p>
          </table:table-cell>
          <table:table-cell office:value-type="string">
            <text:p>Marabá</text:p>
          </table:table-cell>
          <table:table-cell office:value-type="string">
            <text:p>PA</text:p>
          </table:table-cell>
          <table:table-cell/>
          <table:table-cell office:value-type="string">
            <text:p>PAMBA0PP002</text:p>
          </table:table-cell>
          <table:table-cell office:value-type="string">
            <text:p>Fibra óptica Cliente</text:p>
          </table:table-cell>
          <table:table-cell office:value-type="string">
            <text:p>Cliente vai buscar em fibra na caixa R2 da ETR da Prodepa</text:p>
          </table:table-cell>
          <table:table-cell office:value-type="string">
            <text:p>Marabá</text:p>
          </table:table-cell>
          <table:table-cell office:value-type="string">
            <text:p>PA</text:p>
          </table:table-cell>
          <table:table-cell/>
          <table:table-cell office:value-type="string">
            <text:p>Alan Carneiro Pinheiro</text:p>
          </table:table-cell>
          <table:table-cell office:value-type="string">
            <text:p>(94) 3356-0305</text:p>
          </table:table-cell>
          <table:table-cell office:value-type="string">
            <text:p>(94) 98139-0606</text:p>
          </table:table-cell>
          <table:table-cell office:value-type="string">
            <text:p>alan@carajasnet.com</text:p>
          </table:table-cell>
          <table:table-cell office:value-type="string">
            <text:p>450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desbloqueado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PATX000010</text:p>
          </table:table-cell>
          <table:table-cell office:value-type="string">
            <text:p>INTELIG TELECOMUNICAÇÕES LTDA</text:p>
          </table:table-cell>
          <table:table-cell office:value-type="string">
            <text:p>INTELIG - BLM-FLA 2</text:p>
          </table:table-cell>
          <table:table-cell office:value-type="string">
            <text:p>PA</text:p>
          </table:table-cell>
          <table:table-cell office:value-type="string">
            <text:p>TX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01390/2014/DC/4600</text:p>
          </table:table-cell>
          <table:table-cell office:value-type="string">
            <text:p>2014-11-14</text:p>
          </table:table-cell>
          <table:table-cell office:value-type="string">
            <text:p>Contrato</text:p>
          </table:table-cell>
          <table:table-cell office:value-type="string">
            <text:p>2014-12-17</text:p>
          </table:table-cell>
          <table:table-cell office:value-type="string">
            <text:p>CEFLA0PP001</text:p>
          </table:table-cell>
          <table:table-cell office:value-type="string">
            <text:p>Fibra óptica TELEBRAS</text:p>
          </table:table-cell>
          <table:table-cell office:value-type="string">
            <text:p>POP TELEBRAS Fortaleza - Avenida Presidente Costa e Silva, 4677</text:p>
          </table:table-cell>
          <table:table-cell office:value-type="string">
            <text:p>Fortaleza</text:p>
          </table:table-cell>
          <table:table-cell office:value-type="string">
            <text:p>CE</text:p>
          </table:table-cell>
          <table:table-cell/>
          <table:table-cell office:value-type="string">
            <text:p>PABLM0PP001</text:p>
          </table:table-cell>
          <table:table-cell office:value-type="string">
            <text:p>Fibra óptica TELEBRAS</text:p>
          </table:table-cell>
          <table:table-cell office:value-type="string">
            <text:p>POP TELEBRAS Belém <text:s/>- Avenida Perimetral, 3300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Vanderson Jeronimo Santana</text:p>
          </table:table-cell>
          <table:table-cell/>
          <table:table-cell office:value-type="string">
            <text:p>(21) 98113-6085</text:p>
          </table:table-cell>
          <table:table-cell office:value-type="string">
            <text:p>vjsantana@timbrasil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PATX000012</text:p>
          </table:table-cell>
          <table:table-cell office:value-type="string">
            <text:p>INTELIG TELECOMUNICAÇÕES LTDA</text:p>
          </table:table-cell>
          <table:table-cell office:value-type="string">
            <text:p>INTELIG - BLM-FLA 4</text:p>
          </table:table-cell>
          <table:table-cell office:value-type="string">
            <text:p>PA</text:p>
          </table:table-cell>
          <table:table-cell office:value-type="string">
            <text:p>TX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01392/2014/DC/4600</text:p>
          </table:table-cell>
          <table:table-cell office:value-type="string">
            <text:p>2014-11-14</text:p>
          </table:table-cell>
          <table:table-cell office:value-type="string">
            <text:p>Contrato</text:p>
          </table:table-cell>
          <table:table-cell office:value-type="string">
            <text:p>2014-12-17</text:p>
          </table:table-cell>
          <table:table-cell office:value-type="string">
            <text:p>CEFLA0PP001</text:p>
          </table:table-cell>
          <table:table-cell office:value-type="string">
            <text:p>Fibra óptica TELEBRAS</text:p>
          </table:table-cell>
          <table:table-cell office:value-type="string">
            <text:p>POP TELEBRAS Fortaleza - Avenida Presidente Costa e Silva, 4677</text:p>
          </table:table-cell>
          <table:table-cell office:value-type="string">
            <text:p>Fortaleza</text:p>
          </table:table-cell>
          <table:table-cell office:value-type="string">
            <text:p>CE</text:p>
          </table:table-cell>
          <table:table-cell/>
          <table:table-cell office:value-type="string">
            <text:p>PABLM0PP001</text:p>
          </table:table-cell>
          <table:table-cell office:value-type="string">
            <text:p>Fibra óptica TELEBRAS</text:p>
          </table:table-cell>
          <table:table-cell office:value-type="string">
            <text:p>POP TELEBRAS Belém - Avenida Perimetral, 3300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Vanderson Jeronimo Santana</text:p>
          </table:table-cell>
          <table:table-cell/>
          <table:table-cell office:value-type="string">
            <text:p>(21) 98113-6085</text:p>
          </table:table-cell>
          <table:table-cell office:value-type="string">
            <text:p>vjsantana@timbrasil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PATX000011</text:p>
          </table:table-cell>
          <table:table-cell office:value-type="string">
            <text:p>INTELIG TELECOMUNICAÇÕES LTDA</text:p>
          </table:table-cell>
          <table:table-cell office:value-type="string">
            <text:p>INTELIG - BLM-FLA 3</text:p>
          </table:table-cell>
          <table:table-cell office:value-type="string">
            <text:p>PA</text:p>
          </table:table-cell>
          <table:table-cell office:value-type="string">
            <text:p>TX</text:p>
          </table:table-cell>
          <table:table-cell office:value-type="float" office:value="10000">
            <text:p>10000</text:p>
          </table:table-cell>
          <table:table-cell office:value-type="float" office:value="1000">
            <text:p>1000</text:p>
          </table:table-cell>
          <table:table-cell office:value-type="string">
            <text:p>01391/2014/DC/4600</text:p>
          </table:table-cell>
          <table:table-cell office:value-type="string">
            <text:p>2014-11-14</text:p>
          </table:table-cell>
          <table:table-cell office:value-type="string">
            <text:p>Contrato</text:p>
          </table:table-cell>
          <table:table-cell office:value-type="string">
            <text:p>2014-12-16</text:p>
          </table:table-cell>
          <table:table-cell office:value-type="string">
            <text:p>CEFLA0PP001</text:p>
          </table:table-cell>
          <table:table-cell office:value-type="string">
            <text:p>Fibra óptica TELEBRAS</text:p>
          </table:table-cell>
          <table:table-cell office:value-type="string">
            <text:p>POP TELEBRAS Fortaleza - Avenida Presidente Costa e Silva, 4677</text:p>
          </table:table-cell>
          <table:table-cell office:value-type="string">
            <text:p>Fortaleza</text:p>
          </table:table-cell>
          <table:table-cell office:value-type="string">
            <text:p>CE</text:p>
          </table:table-cell>
          <table:table-cell/>
          <table:table-cell office:value-type="string">
            <text:p>PABLM0PP001</text:p>
          </table:table-cell>
          <table:table-cell office:value-type="string">
            <text:p>Fibra óptica TELEBRAS</text:p>
          </table:table-cell>
          <table:table-cell office:value-type="string">
            <text:p>POP TELEBRAS Belém - Avenida Perimetral, 3300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Vanderson Jeronimo Santana</text:p>
          </table:table-cell>
          <table:table-cell/>
          <table:table-cell office:value-type="string">
            <text:p>(21) 98113-6085</text:p>
          </table:table-cell>
          <table:table-cell office:value-type="string">
            <text:p>vjsantana@timbrasil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AMAC000005</text:p>
          </table:table-cell>
          <table:table-cell office:value-type="string">
            <text:p>COMANDO DO COMANDO MILITAR DA AMAZÔNIA</text:p>
          </table:table-cell>
          <table:table-cell office:value-type="string">
            <text:p>CMA - 4º CTA - MANAUS</text:p>
          </table:table-cell>
          <table:table-cell office:value-type="string">
            <text:p>AM</text:p>
          </table:table-cell>
          <table:table-cell office:value-type="string">
            <text:p>AC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01346/2014/DC/4600</text:p>
          </table:table-cell>
          <table:table-cell office:value-type="string">
            <text:p>2014-10-09</text:p>
          </table:table-cell>
          <table:table-cell office:value-type="string">
            <text:p>Contrato</text:p>
          </table:table-cell>
          <table:table-cell office:value-type="string">
            <text:p>2014-12-12</text:p>
          </table:table-cell>
          <table:table-cell office:value-type="string">
            <text:p>AMMNS0PP002</text:p>
          </table:table-cell>
          <table:table-cell table:number-columns-repeated="2"/>
          <table:table-cell office:value-type="string">
            <text:p>Manaus</text:p>
          </table:table-cell>
          <table:table-cell office:value-type="string">
            <text:p>AM</text:p>
          </table:table-cell>
          <table:table-cell/>
          <table:table-cell office:value-type="string">
            <text:p>AMMNS0TC013</text:p>
          </table:table-cell>
          <table:table-cell office:value-type="string">
            <text:p>Fibra óptica TELEBRAS</text:p>
          </table:table-cell>
          <table:table-cell office:value-type="string">
            <text:p>Av Coronel Teixeira, Nº 4715 - Ponta Negra - <text:s/>Comanado Militar da Amazônia / 4º CTA</text:p>
          </table:table-cell>
          <table:table-cell office:value-type="string">
            <text:p>Manaus</text:p>
          </table:table-cell>
          <table:table-cell office:value-type="string">
            <text:p>AM</text:p>
          </table:table-cell>
          <table:table-cell/>
          <table:table-cell office:value-type="string">
            <text:p>Tenente Carlos Henrique da Cunha</text:p>
          </table:table-cell>
          <table:table-cell office:value-type="string">
            <text:p>(92) 3695-1094</text:p>
          </table:table-cell>
          <table:table-cell office:value-type="string">
            <text:p>(92) 8429-2922</text:p>
          </table:table-cell>
          <table:table-cell office:value-type="string">
            <text:p>cunha@4cta.eb.mil.br</text:p>
          </table:table-cell>
          <table:table-cell office:value-type="string">
            <text:p>20904.64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SPBL000009</text:p>
          </table:table-cell>
          <table:table-cell table:number-columns-repeated="2" office:value-type="string">
            <text:p>PREFEITURA MUNICIPAL DE COLOMBIA</text:p>
          </table:table-cell>
          <table:table-cell office:value-type="string">
            <text:p>SP</text:p>
          </table:table-cell>
          <table:table-cell office:value-type="string">
            <text:p>BL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753/2013/DC/4600</text:p>
          </table:table-cell>
          <table:table-cell office:value-type="string">
            <text:p>2013-11-06</text:p>
          </table:table-cell>
          <table:table-cell office:value-type="string">
            <text:p>Contrato</text:p>
          </table:table-cell>
          <table:table-cell office:value-type="string">
            <text:p>2014-12-12</text:p>
          </table:table-cell>
          <table:table-cell office:value-type="string">
            <text:p>MGPLU0PP001</text:p>
          </table:table-cell>
          <table:table-cell table:number-columns-repeated="2"/>
          <table:table-cell office:value-type="string">
            <text:p>Planura</text:p>
          </table:table-cell>
          <table:table-cell office:value-type="string">
            <text:p>MG</text:p>
          </table:table-cell>
          <table:table-cell/>
          <table:table-cell office:value-type="string">
            <text:p>SPCLM0TC002</text:p>
          </table:table-cell>
          <table:table-cell office:value-type="string">
            <text:p>Fibra óptica TELEBRAS</text:p>
          </table:table-cell>
          <table:table-cell office:value-type="string">
            <text:p>Pta. A - Ponta B: R. Antonio Prado 1161 - Centro</text:p>
          </table:table-cell>
          <table:table-cell office:value-type="string">
            <text:p>Colombia</text:p>
          </table:table-cell>
          <table:table-cell office:value-type="string">
            <text:p>SP</text:p>
          </table:table-cell>
          <table:table-cell/>
          <table:table-cell office:value-type="string">
            <text:p>Endrigo Lucas Gambarato Bertin</text:p>
          </table:table-cell>
          <table:table-cell office:value-type="string">
            <text:p>(17) 3335-8537</text:p>
          </table:table-cell>
          <table:table-cell/>
          <table:table-cell office:value-type="string">
            <text:p>pmcolombia1@netsite.com.br</text:p>
          </table:table-cell>
          <table:table-cell office:value-type="string">
            <text:p>1516.7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RJCI000006</text:p>
          </table:table-cell>
          <table:table-cell office:value-type="string">
            <text:p>PREFEITURA DA CIDADE DO RIO DE JANEIRO</text:p>
          </table:table-cell>
          <table:table-cell office:value-type="string">
            <text:p>PCRJ - CORREIOS-TREVO DAS MISSÕES</text:p>
          </table:table-cell>
          <table:table-cell office:value-type="string">
            <text:p>RJ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316/2014/DC/4600</text:p>
          </table:table-cell>
          <table:table-cell office:value-type="string">
            <text:p>2014-09-29</text:p>
          </table:table-cell>
          <table:table-cell office:value-type="string">
            <text:p>Contrato</text:p>
          </table:table-cell>
          <table:table-cell office:value-type="string">
            <text:p>2014-12-05</text:p>
          </table:table-cell>
          <table:table-cell office:value-type="string">
            <text:p>RJRJO0PM012</text:p>
          </table:table-cell>
          <table:table-cell/>
          <table:table-cell office:value-type="string">
            <text:p>Av.Presidente Vagas nº3131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CX R2 - Trevo das Missões</text:p>
          </table:table-cell>
          <table:table-cell table:number-columns-repeated="3"/>
          <table:table-cell office:value-type="string">
            <text:p>Antônio Melo</text:p>
          </table:table-cell>
          <table:table-cell/>
          <table:table-cell office:value-type="string">
            <text:p>(21) 98909-3825</text:p>
          </table:table-cell>
          <table:table-cell office:value-type="string">
            <text:p>antonio.melo@iplanrio.rio.rj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PATX000008</text:p>
          </table:table-cell>
          <table:table-cell office:value-type="string">
            <text:p>INTELIG TELECOMUNICAÇÕES LTDA</text:p>
          </table:table-cell>
          <table:table-cell office:value-type="string">
            <text:p>INTELIG BLM-BSA 1</text:p>
          </table:table-cell>
          <table:table-cell office:value-type="string">
            <text:p>PA</text:p>
          </table:table-cell>
          <table:table-cell office:value-type="string">
            <text:p>TX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01388/2014/DC/4600</text:p>
          </table:table-cell>
          <table:table-cell office:value-type="string">
            <text:p>2014-11-14</text:p>
          </table:table-cell>
          <table:table-cell office:value-type="string">
            <text:p>Contrato</text:p>
          </table:table-cell>
          <table:table-cell office:value-type="string">
            <text:p>2014-11-28</text:p>
          </table:table-cell>
          <table:table-cell office:value-type="string">
            <text:p>DFBSA0PP001</text:p>
          </table:table-cell>
          <table:table-cell office:value-type="string">
            <text:p>Fibra óptica TELEBRAS</text:p>
          </table:table-cell>
          <table:table-cell office:value-type="string">
            <text:p>POP TELEBRAS Brasília - SIA - Setor de Áreas Públicas Lote A,Trecho 1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PABLM0PP001</text:p>
          </table:table-cell>
          <table:table-cell office:value-type="string">
            <text:p>Fibra óptica TELEBRAS</text:p>
          </table:table-cell>
          <table:table-cell office:value-type="string">
            <text:p>POP TELEBRAS Belém - Avenida Perimetral, 3300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Vanderson Jeronimo Santana</text:p>
          </table:table-cell>
          <table:table-cell/>
          <table:table-cell office:value-type="string">
            <text:p>(21) 98113-6085</text:p>
          </table:table-cell>
          <table:table-cell office:value-type="string">
            <text:p>vjsantana@timbrasil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PATX000009</text:p>
          </table:table-cell>
          <table:table-cell office:value-type="string">
            <text:p>INTELIG TELECOMUNICAÇÕES LTDA</text:p>
          </table:table-cell>
          <table:table-cell office:value-type="string">
            <text:p>INTELIG - BLM-FLA 1</text:p>
          </table:table-cell>
          <table:table-cell office:value-type="string">
            <text:p>PA</text:p>
          </table:table-cell>
          <table:table-cell office:value-type="string">
            <text:p>TX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01389/2014/DC/4600</text:p>
          </table:table-cell>
          <table:table-cell office:value-type="string">
            <text:p>2014-11-14</text:p>
          </table:table-cell>
          <table:table-cell office:value-type="string">
            <text:p>Contrato</text:p>
          </table:table-cell>
          <table:table-cell office:value-type="string">
            <text:p>2014-11-28</text:p>
          </table:table-cell>
          <table:table-cell office:value-type="string">
            <text:p>CEFLA0PP001</text:p>
          </table:table-cell>
          <table:table-cell office:value-type="string">
            <text:p>Fibra óptica TELEBRAS</text:p>
          </table:table-cell>
          <table:table-cell office:value-type="string">
            <text:p>POP TELEBRAS Fortaleza - Avenida Presidente Costa e Silva, 4677</text:p>
          </table:table-cell>
          <table:table-cell office:value-type="string">
            <text:p>Fortaleza</text:p>
          </table:table-cell>
          <table:table-cell office:value-type="string">
            <text:p>CE</text:p>
          </table:table-cell>
          <table:table-cell/>
          <table:table-cell office:value-type="string">
            <text:p>PABLM0PP001</text:p>
          </table:table-cell>
          <table:table-cell office:value-type="string">
            <text:p>Fibra óptica TELEBRAS</text:p>
          </table:table-cell>
          <table:table-cell office:value-type="string">
            <text:p>POP TELEBRAS Belém <text:s/>- Avenida Perimetral, 3300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Vanderson Jeronimo Santana</text:p>
          </table:table-cell>
          <table:table-cell/>
          <table:table-cell office:value-type="string">
            <text:p>(21) 98113-6085</text:p>
          </table:table-cell>
          <table:table-cell office:value-type="string">
            <text:p>vjsantana@timbrasil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BAL2000016</text:p>
          </table:table-cell>
          <table:table-cell office:value-type="string">
            <text:p>RNP - REDE NACIONAL DE ENSINO E PESQUISA</text:p>
          </table:table-cell>
          <table:table-cell office:value-type="string">
            <text:p>RNP FEIRA DE SANTANA - UFRB</text:p>
          </table:table-cell>
          <table:table-cell office:value-type="string">
            <text:p>BA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306/2014/DC/4600</text:p>
          </table:table-cell>
          <table:table-cell office:value-type="string">
            <text:p>2014-09-15</text:p>
          </table:table-cell>
          <table:table-cell office:value-type="string">
            <text:p>Contrato</text:p>
          </table:table-cell>
          <table:table-cell office:value-type="string">
            <text:p>2014-11-28</text:p>
          </table:table-cell>
          <table:table-cell office:value-type="string">
            <text:p>BASDR0PP002</text:p>
          </table:table-cell>
          <table:table-cell office:value-type="string">
            <text:p>Fibra óptica TELEBRAS</text:p>
          </table:table-cell>
          <table:table-cell office:value-type="string">
            <text:p>Prédio do CPD/UFBA - Av. Ademar de Barros, s/n</text:p>
          </table:table-cell>
          <table:table-cell office:value-type="string">
            <text:p>Salvador</text:p>
          </table:table-cell>
          <table:table-cell office:value-type="string">
            <text:p>BA</text:p>
          </table:table-cell>
          <table:table-cell/>
          <table:table-cell office:value-type="string">
            <text:p>BAFSA0TR001</text:p>
          </table:table-cell>
          <table:table-cell office:value-type="string">
            <text:p>Fibra óptica TELEBRAS</text:p>
          </table:table-cell>
          <table:table-cell office:value-type="string">
            <text:p>Av. Centenário, 697 - SIM - UFRB de Feira de Santana</text:p>
          </table:table-cell>
          <table:table-cell office:value-type="string">
            <text:p>Feira de Santana</text:p>
          </table:table-cell>
          <table:table-cell office:value-type="string">
            <text:p>BA</text:p>
          </table:table-cell>
          <table:table-cell office:value-type="string">
            <text:p>44.042-280</text:p>
          </table:table-cell>
          <table:table-cell office:value-type="string">
            <text:p>João Maurício Dantas Batista</text:p>
          </table:table-cell>
          <table:table-cell/>
          <table:table-cell office:value-type="string">
            <text:p>(75) 9955-4521</text:p>
          </table:table-cell>
          <table:table-cell office:value-type="string">
            <text:p>mauricio@ufrb.edu.br</text:p>
          </table:table-cell>
          <table:table-cell office:value-type="string">
            <text:p>15726.64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GOL2000009</text:p>
          </table:table-cell>
          <table:table-cell office:value-type="string">
            <text:p>RNP - REDE NACIONAL DE ENSINO E PESQUISA</text:p>
          </table:table-cell>
          <table:table-cell office:value-type="string">
            <text:p>RNP INHUMAS - IFG</text:p>
          </table:table-cell>
          <table:table-cell office:value-type="string">
            <text:p>GO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370/2014/DC/4600</text:p>
          </table:table-cell>
          <table:table-cell office:value-type="string">
            <text:p>2014-10-31</text:p>
          </table:table-cell>
          <table:table-cell office:value-type="string">
            <text:p>Contrato</text:p>
          </table:table-cell>
          <table:table-cell office:value-type="string">
            <text:p>2014-11-25</text:p>
          </table:table-cell>
          <table:table-cell office:value-type="string">
            <text:p>GOGNA0TF009</text:p>
          </table:table-cell>
          <table:table-cell office:value-type="string">
            <text:p>Fibra óptica TELEBRAS</text:p>
          </table:table-cell>
          <table:table-cell office:value-type="string">
            <text:p>Praça Universitária, s/n - Escola de Engenharia</text:p>
          </table:table-cell>
          <table:table-cell office:value-type="string">
            <text:p>Goiânia</text:p>
          </table:table-cell>
          <table:table-cell office:value-type="string">
            <text:p>GO</text:p>
          </table:table-cell>
          <table:table-cell office:value-type="string">
            <text:p>74.605-220</text:p>
          </table:table-cell>
          <table:table-cell office:value-type="string">
            <text:p>GOIUS0TC003</text:p>
          </table:table-cell>
          <table:table-cell office:value-type="string">
            <text:p>Fibra óptica TELEBRAS</text:p>
          </table:table-cell>
          <table:table-cell office:value-type="string">
            <text:p>Av. Universitária, s/n - Vale das Goiabeiras</text:p>
          </table:table-cell>
          <table:table-cell office:value-type="string">
            <text:p>Inhumas</text:p>
          </table:table-cell>
          <table:table-cell office:value-type="string">
            <text:p>GO</text:p>
          </table:table-cell>
          <table:table-cell office:value-type="string">
            <text:p>74.000-000</text:p>
          </table:table-cell>
          <table:table-cell office:value-type="string">
            <text:p>Pta A :Vinícius Esteves Soares/Pta B: Saulo Silva</text:p>
          </table:table-cell>
          <table:table-cell office:value-type="string">
            <text:p>Pta A: (62) 3209-6002</text:p>
          </table:table-cell>
          <table:table-cell/>
          <table:table-cell office:value-type="string">
            <text:p>vinicius@pop-go.rnp.br/saulo.silva@ifg.edu.br</text:p>
          </table:table-cell>
          <table:table-cell office:value-type="string">
            <text:p>16302.89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AMBL000005</text:p>
          </table:table-cell>
          <table:table-cell office:value-type="string">
            <text:p>EYES NWHERE SIST. INTELIG. DE IMAGEM</text:p>
          </table:table-cell>
          <table:table-cell office:value-type="string">
            <text:p>EYES NWHERE</text:p>
          </table:table-cell>
          <table:table-cell office:value-type="string">
            <text:p>AM</text:p>
          </table:table-cell>
          <table:table-cell office:value-type="string">
            <text:p>BL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01276/2014/DC/4600</text:p>
          </table:table-cell>
          <table:table-cell office:value-type="string">
            <text:p>2014-09-08</text:p>
          </table:table-cell>
          <table:table-cell office:value-type="string">
            <text:p>Contrato</text:p>
          </table:table-cell>
          <table:table-cell office:value-type="string">
            <text:p>2014-11-17</text:p>
          </table:table-cell>
          <table:table-cell office:value-type="string">
            <text:p>AMMNS0PP002</text:p>
          </table:table-cell>
          <table:table-cell/>
          <table:table-cell office:value-type="string">
            <text:p>ETR da PRODAM</text:p>
          </table:table-cell>
          <table:table-cell office:value-type="string">
            <text:p>Manaus</text:p>
          </table:table-cell>
          <table:table-cell office:value-type="string">
            <text:p>AM</text:p>
          </table:table-cell>
          <table:table-cell/>
          <table:table-cell office:value-type="string">
            <text:p>AMMNS0PM007</text:p>
          </table:table-cell>
          <table:table-cell office:value-type="string">
            <text:p>Fibra óptica Cliente</text:p>
          </table:table-cell>
          <table:table-cell office:value-type="string">
            <text:p>Cliente busca via fibra no PoP da Arena Amazonas</text:p>
          </table:table-cell>
          <table:table-cell office:value-type="string">
            <text:p>Manaus</text:p>
          </table:table-cell>
          <table:table-cell office:value-type="string">
            <text:p>AM</text:p>
          </table:table-cell>
          <table:table-cell/>
          <table:table-cell office:value-type="string">
            <text:p>Gildo (Analista técnico) / José Ricardo (Diretor operacional)</text:p>
          </table:table-cell>
          <table:table-cell office:value-type="string">
            <text:p>(92) 3131-3388 / 3366</text:p>
          </table:table-cell>
          <table:table-cell office:value-type="string">
            <text:p>(92) 99133-4466</text:p>
          </table:table-cell>
          <table:table-cell/>
          <table:table-cell office:value-type="string">
            <text:p>29007.5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downgrade</text:p>
          </table:table-cell>
          <table:table-cell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AMCI000006</text:p>
          </table:table-cell>
          <table:table-cell office:value-type="string">
            <text:p>PROCESSAMENTO DE DADOS AMAZONAS S.A.</text:p>
          </table:table-cell>
          <table:table-cell office:value-type="string">
            <text:p>PRODAM - ANORI-CADAJAS</text:p>
          </table:table-cell>
          <table:table-cell office:value-type="string">
            <text:p>AM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297/2014/DC/4600</text:p>
          </table:table-cell>
          <table:table-cell office:value-type="string">
            <text:p>2014-09-30</text:p>
          </table:table-cell>
          <table:table-cell office:value-type="string">
            <text:p>Contrato</text:p>
          </table:table-cell>
          <table:table-cell office:value-type="string">
            <text:p>2014-11-14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SPBL000007</text:p>
          </table:table-cell>
          <table:table-cell office:value-type="string">
            <text:p>Veloz Internet Ltda.</text:p>
          </table:table-cell>
          <table:table-cell office:value-type="string">
            <text:p>VELOZ</text:p>
          </table:table-cell>
          <table:table-cell office:value-type="string">
            <text:p>SP</text:p>
          </table:table-cell>
          <table:table-cell office:value-type="string">
            <text:p>BL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<text:s/>030/2012/DC/4600</text:p>
          </table:table-cell>
          <table:table-cell office:value-type="string">
            <text:p>2013-05-31</text:p>
          </table:table-cell>
          <table:table-cell office:value-type="string">
            <text:p>Contrato</text:p>
          </table:table-cell>
          <table:table-cell office:value-type="string">
            <text:p>2014-11-12</text:p>
          </table:table-cell>
          <table:table-cell/>
          <table:table-cell office:value-type="string">
            <text:p>Rádio TELEBRAS</text:p>
          </table:table-cell>
          <table:table-cell table:number-columns-repeated="5"/>
          <table:table-cell office:value-type="string">
            <text:p>Rádio TELEBRAS</text:p>
          </table:table-cell>
          <table:table-cell table:number-columns-repeated="8"/>
          <table:table-cell office:value-type="string">
            <text:p>7583.05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TOBL000034</text:p>
          </table:table-cell>
          <table:table-cell office:value-type="string">
            <text:p>BELEZA NETWORK PROVEDOR DE INTERNET LTDA - ME</text:p>
          </table:table-cell>
          <table:table-cell office:value-type="string">
            <text:p>BELEZA NETWORK - GUARAÍ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250/2014/DC/4600</text:p>
          </table:table-cell>
          <table:table-cell office:value-type="string">
            <text:p>2014-08-12</text:p>
          </table:table-cell>
          <table:table-cell office:value-type="string">
            <text:p>Contrato</text:p>
          </table:table-cell>
          <table:table-cell office:value-type="string">
            <text:p>2014-11-11</text:p>
          </table:table-cell>
          <table:table-cell office:value-type="string">
            <text:p>TOGUI0PP001</text:p>
          </table:table-cell>
          <table:table-cell/>
          <table:table-cell office:value-type="string">
            <text:p>Cliente busca Sinal via fibra no POP Guarai TO</text:p>
          </table:table-cell>
          <table:table-cell office:value-type="string">
            <text:p>Guaraí</text:p>
          </table:table-cell>
          <table:table-cell office:value-type="string">
            <text:p>TO</text:p>
          </table:table-cell>
          <table:table-cell/>
          <table:table-cell office:value-type="string">
            <text:p>TOGUI0PP001</text:p>
          </table:table-cell>
          <table:table-cell office:value-type="string">
            <text:p>Fibra óptica TELEBRAS</text:p>
          </table:table-cell>
          <table:table-cell office:value-type="string">
            <text:p>Cliente busca Sinal via fibra no POP Guarai TO</text:p>
          </table:table-cell>
          <table:table-cell office:value-type="string">
            <text:p>Guaraí</text:p>
          </table:table-cell>
          <table:table-cell office:value-type="string">
            <text:p>TO</text:p>
          </table:table-cell>
          <table:table-cell/>
          <table:table-cell office:value-type="string">
            <text:p>Kleber de Albuquerque Brasil</text:p>
          </table:table-cell>
          <table:table-cell office:value-type="string">
            <text:p>(63)3363- 4004</text:p>
          </table:table-cell>
          <table:table-cell office:value-type="string">
            <text:p>(63) 8402-7676</text:p>
          </table:table-cell>
          <table:table-cell office:value-type="string">
            <text:p>kleberbrasil@blznet.com</text:p>
          </table:table-cell>
          <table:table-cell office:value-type="string">
            <text:p>80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797">
            <text:p>797</text:p>
          </table:table-cell>
          <table:table-cell office:value-type="string">
            <text:p>PAPW000001</text:p>
          </table:table-cell>
          <table:table-cell office:value-type="string">
            <text:p>TELECOMUNICACÇÕES BRASILEIRAS S. A. - TELEBRAS</text:p>
          </table:table-cell>
          <table:table-cell office:value-type="string">
            <text:p>ESCRITÓRIO TELEBRAS - BELÉM</text:p>
          </table:table-cell>
          <table:table-cell office:value-type="string">
            <text:p>PA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Circuito Escrit</text:p>
          </table:table-cell>
          <table:table-cell office:value-type="string">
            <text:p>2014-10-27</text:p>
          </table:table-cell>
          <table:table-cell office:value-type="string">
            <text:p>Contrato</text:p>
          </table:table-cell>
          <table:table-cell office:value-type="string">
            <text:p>2014-11-06</text:p>
          </table:table-cell>
          <table:table-cell office:value-type="string">
            <text:p>PABLM0PM002</text:p>
          </table:table-cell>
          <table:table-cell office:value-type="string">
            <text:p>Fibra óptica TELEBRAS</text:p>
          </table:table-cell>
          <table:table-cell office:value-type="string">
            <text:p>Av. Governador José Malcher, 937 - Salas 2401/2403/2405/2407 - Ed. Real One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 office:value-type="string">
            <text:p>66.055-260</text:p>
          </table:table-cell>
          <table:table-cell office:value-type="string">
            <text:p>DFBSA0PP001</text:p>
          </table:table-cell>
          <table:table-cell office:value-type="string">
            <text:p>Fibra óptica TELEBRAS</text:p>
          </table:table-cell>
          <table:table-cell office:value-type="string">
            <text:p>SCS Quadra 09, Bloco B - 3º Andar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Iugorou Ohara</text:p>
          </table:table-cell>
          <table:table-cell office:value-type="string">
            <text:p>2027-1931</text:p>
          </table:table-cell>
          <table:table-cell/>
          <table:table-cell office:value-type="string">
            <text:p>Iugorou.Ohara@telebras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RJCI000007</text:p>
          </table:table-cell>
          <table:table-cell office:value-type="string">
            <text:p>PREFEITURA DA CIDADE DO RIO DE JANEIRO</text:p>
          </table:table-cell>
          <table:table-cell office:value-type="string">
            <text:p>PCRJ - CORREIOS-CORREIOS 1</text:p>
          </table:table-cell>
          <table:table-cell office:value-type="string">
            <text:p>RJ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317/2014/DC/4600</text:p>
          </table:table-cell>
          <table:table-cell office:value-type="string">
            <text:p>2014-11-04</text:p>
          </table:table-cell>
          <table:table-cell office:value-type="string">
            <text:p>Contrato</text:p>
          </table:table-cell>
          <table:table-cell office:value-type="string">
            <text:p>2014-11-05</text:p>
          </table:table-cell>
          <table:table-cell office:value-type="string">
            <text:p>RJRJO0PM012</text:p>
          </table:table-cell>
          <table:table-cell/>
          <table:table-cell office:value-type="string">
            <text:p>Av.Presidente Vagas nº3077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office:value-type="string">
            <text:p>20.210-972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Av.Presidente Vagas nº3077</text:p>
          </table:table-cell>
          <table:table-cell table:number-columns-repeated="3"/>
          <table:table-cell office:value-type="string">
            <text:p>Antônio Melo</text:p>
          </table:table-cell>
          <table:table-cell/>
          <table:table-cell office:value-type="string">
            <text:p>(21) 98909-3825</text:p>
          </table:table-cell>
          <table:table-cell office:value-type="string">
            <text:p>antonio.melo@iplanrio.rio.rj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RJCI000008</text:p>
          </table:table-cell>
          <table:table-cell office:value-type="string">
            <text:p>PREFEITURA DA CIDADE DO RIO DE JANEIRO</text:p>
          </table:table-cell>
          <table:table-cell office:value-type="string">
            <text:p>PCRJ - CORREIOS-CORREIOS 2</text:p>
          </table:table-cell>
          <table:table-cell office:value-type="string">
            <text:p>RJ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376/2014/DC/4600</text:p>
          </table:table-cell>
          <table:table-cell office:value-type="string">
            <text:p>2014-09-29</text:p>
          </table:table-cell>
          <table:table-cell office:value-type="string">
            <text:p>Contrato</text:p>
          </table:table-cell>
          <table:table-cell office:value-type="string">
            <text:p>2014-11-05</text:p>
          </table:table-cell>
          <table:table-cell office:value-type="string">
            <text:p>RJRJO0PM012</text:p>
          </table:table-cell>
          <table:table-cell/>
          <table:table-cell office:value-type="string">
            <text:p>Av.Presidente Vagas nº3077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.Presidente Vagas nº3077</text:p>
          </table:table-cell>
          <table:table-cell table:number-columns-repeated="3"/>
          <table:table-cell office:value-type="string">
            <text:p>Antônio Melo</text:p>
          </table:table-cell>
          <table:table-cell/>
          <table:table-cell office:value-type="string">
            <text:p>(21) 98909-3825</text:p>
          </table:table-cell>
          <table:table-cell office:value-type="string">
            <text:p>antonio.melo@iplanrio.rio.rj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PAAC000006</text:p>
          </table:table-cell>
          <table:table-cell office:value-type="string">
            <text:p>LINHAS DO XINGU TRANSMISSORA DE ENERGIA</text:p>
          </table:table-cell>
          <table:table-cell office:value-type="string">
            <text:p>LINHAS DO XINGU</text:p>
          </table:table-cell>
          <table:table-cell office:value-type="string">
            <text:p>PA</text:p>
          </table:table-cell>
          <table:table-cell office:value-type="string">
            <text:p>AC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1271/2014/DC/4600</text:p>
          </table:table-cell>
          <table:table-cell office:value-type="string">
            <text:p>2014-09-08</text:p>
          </table:table-cell>
          <table:table-cell office:value-type="string">
            <text:p>Contrato</text:p>
          </table:table-cell>
          <table:table-cell office:value-type="string">
            <text:p>2014-11-04</text:p>
          </table:table-cell>
          <table:table-cell office:value-type="string">
            <text:p>PATUU0PP003</text:p>
          </table:table-cell>
          <table:table-cell/>
          <table:table-cell office:value-type="string">
            <text:p>Cliente busca via fibra no POP Tucurui</text:p>
          </table:table-cell>
          <table:table-cell office:value-type="string">
            <text:p>Tucuruí</text:p>
          </table:table-cell>
          <table:table-cell office:value-type="string">
            <text:p>PA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Cliente busca via fibra no POP Tucurui - PA(cliente fará jumper)</text:p>
          </table:table-cell>
          <table:table-cell table:number-columns-repeated="3"/>
          <table:table-cell office:value-type="string">
            <text:p>Leandro</text:p>
          </table:table-cell>
          <table:table-cell/>
          <table:table-cell office:value-type="string">
            <text:p>(91) 9 9157-5224</text:p>
          </table:table-cell>
          <table:table-cell/>
          <table:table-cell office:value-type="string">
            <text:p>1316.8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desbloqueado</text:p>
          </table:table-cell>
          <table:table-cell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MAL2000004</text:p>
          </table:table-cell>
          <table:table-cell office:value-type="string">
            <text:p>RNP - REDE NACIONAL DE ENSINO E PESQUISA</text:p>
          </table:table-cell>
          <table:table-cell office:value-type="string">
            <text:p>RNP IMPERATRIZ - IFMA</text:p>
          </table:table-cell>
          <table:table-cell office:value-type="string">
            <text:p>MA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281/2014/DC/4600</text:p>
          </table:table-cell>
          <table:table-cell office:value-type="string">
            <text:p>2014-08-29</text:p>
          </table:table-cell>
          <table:table-cell office:value-type="string">
            <text:p>Contrato</text:p>
          </table:table-cell>
          <table:table-cell office:value-type="string">
            <text:p>2014-11-04</text:p>
          </table:table-cell>
          <table:table-cell office:value-type="string">
            <text:p>MAITZ0TC007</text:p>
          </table:table-cell>
          <table:table-cell office:value-type="string">
            <text:p>Fibra óptica TELEBRAS</text:p>
          </table:table-cell>
          <table:table-cell office:value-type="string">
            <text:p>Av. Newton Bello, s/n - Vila Maria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 office:value-type="string">
            <text:p>65.919-050</text:p>
          </table:table-cell>
          <table:table-cell office:value-type="string">
            <text:p>PABLM0PM002</text:p>
          </table:table-cell>
          <table:table-cell office:value-type="string">
            <text:p>Fibra óptica TELEBRAS</text:p>
          </table:table-cell>
          <table:table-cell office:value-type="string">
            <text:p>POP RNP Belém - Rua Augusto Corrêa, 01 Guamá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 office:value-type="string">
            <text:p>66.075-110</text:p>
          </table:table-cell>
          <table:table-cell office:value-type="string">
            <text:p>Saulo Cardoso /Vanner Vasconcellos</text:p>
          </table:table-cell>
          <table:table-cell office:value-type="string">
            <text:p>(91) 3201-7807/(91) 3201-7807</text:p>
          </table:table-cell>
          <table:table-cell/>
          <table:table-cell office:value-type="string">
            <text:p>saulo@ifma.edu.br/ vanner@pop-pa.rnp.br</text:p>
          </table:table-cell>
          <table:table-cell office:value-type="string">
            <text:p>16190.66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769">
            <text:p>769</text:p>
          </table:table-cell>
          <table:table-cell office:value-type="string">
            <text:p>PABL000013</text:p>
          </table:table-cell>
          <table:table-cell office:value-type="string">
            <text:p>SKORPION SISTEMA DE TELECOM LTDA</text:p>
          </table:table-cell>
          <table:table-cell office:value-type="string">
            <text:p>SKORPIONET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1270/2014/DC/4600</text:p>
          </table:table-cell>
          <table:table-cell office:value-type="string">
            <text:p>2014-08-29</text:p>
          </table:table-cell>
          <table:table-cell office:value-type="string">
            <text:p>Contrato</text:p>
          </table:table-cell>
          <table:table-cell office:value-type="string">
            <text:p>2014-11-03</text:p>
          </table:table-cell>
          <table:table-cell office:value-type="string">
            <text:p>PAMBA0PP002</text:p>
          </table:table-cell>
          <table:table-cell/>
          <table:table-cell office:value-type="string">
            <text:p>Cliente busca em fibra no POP Prodepa -Marabá</text:p>
          </table:table-cell>
          <table:table-cell office:value-type="string">
            <text:p>Marabá</text:p>
          </table:table-cell>
          <table:table-cell office:value-type="string">
            <text:p>PA</text:p>
          </table:table-cell>
          <table:table-cell/>
          <table:table-cell office:value-type="string">
            <text:p>PAMBA0PC002</text:p>
          </table:table-cell>
          <table:table-cell office:value-type="string">
            <text:p>Fibra óptica Cliente</text:p>
          </table:table-cell>
          <table:table-cell office:value-type="string">
            <text:p>Cliente busca em fibra no POP Prodepa -Marabá</text:p>
          </table:table-cell>
          <table:table-cell office:value-type="string">
            <text:p>Marabá</text:p>
          </table:table-cell>
          <table:table-cell office:value-type="string">
            <text:p>PA</text:p>
          </table:table-cell>
          <table:table-cell/>
          <table:table-cell office:value-type="string">
            <text:p>Felix Gonçalves de Miranda</text:p>
          </table:table-cell>
          <table:table-cell office:value-type="string">
            <text:p>(94) 2101-1100</text:p>
          </table:table-cell>
          <table:table-cell office:value-type="string">
            <text:p>(94) 8111-0985</text:p>
          </table:table-cell>
          <table:table-cell office:value-type="string">
            <text:p>fmirandask@hotmail.com</text:p>
          </table:table-cell>
          <table:table-cell office:value-type="string">
            <text:p>530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RJL2000014</text:p>
          </table:table-cell>
          <table:table-cell office:value-type="string">
            <text:p>MINISTÉRIO DA DEFESA</text:p>
          </table:table-cell>
          <table:table-cell office:value-type="string">
            <text:p>MIN. DEFESA CECAFA - RJO</text:p>
          </table:table-cell>
          <table:table-cell office:value-type="string">
            <text:p>RJ</text:p>
          </table:table-cell>
          <table:table-cell office:value-type="string">
            <text:p>L2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01127/2014/DC/4600</text:p>
          </table:table-cell>
          <table:table-cell office:value-type="string">
            <text:p>2014-07-01</text:p>
          </table:table-cell>
          <table:table-cell office:value-type="string">
            <text:p>Contrato</text:p>
          </table:table-cell>
          <table:table-cell office:value-type="string">
            <text:p>2014-10-31</text:p>
          </table:table-cell>
          <table:table-cell office:value-type="string">
            <text:p>DFBSA0PM028</text:p>
          </table:table-cell>
          <table:table-cell office:value-type="string">
            <text:p>Fibra óptica TELEBRAS</text:p>
          </table:table-cell>
          <table:table-cell office:value-type="string">
            <text:p>Ministério da Defesa, Esplanada dos Ministérios, Bloco Q, 4 andar, CPD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RJRJO0PM012</text:p>
          </table:table-cell>
          <table:table-cell office:value-type="string">
            <text:p>Fibra óptica TELEBRAS</text:p>
          </table:table-cell>
          <table:table-cell office:value-type="string">
            <text:p>Centro de Catalogação das Forças Armadas, Av. Brasil 10500 1º andar Olaria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/>
          <table:table-cell office:value-type="string">
            <text:p>Pta A: Isac Costa /Pta B: capitãoOrlando Carvalho</text:p>
          </table:table-cell>
          <table:table-cell office:value-type="string">
            <text:p>Pta A:(61) 2023- 5530/Pta B:(21) 2101-0781</text:p>
          </table:table-cell>
          <table:table-cell office:value-type="string">
            <text:p>Pta A: (61) 9967- 9531</text:p>
          </table:table-cell>
          <table:table-cell office:value-type="string">
            <text:p>isac.costa@defesa.gov.br/orlando.carvalho@defesa.gov.br</text:p>
          </table:table-cell>
          <table:table-cell office:value-type="string">
            <text:p>13926.8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lteração de acesso</text:p>
          </table:table-cell>
          <table:table-cell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RNL2000005</text:p>
          </table:table-cell>
          <table:table-cell office:value-type="string">
            <text:p>RNP - REDE NACIONAL DE ENSINO E PESQUISA</text:p>
          </table:table-cell>
          <table:table-cell office:value-type="string">
            <text:p>RNP MOSSORÓ - UFERSA</text:p>
          </table:table-cell>
          <table:table-cell office:value-type="string">
            <text:p>RN</text:p>
          </table:table-cell>
          <table:table-cell office:value-type="string">
            <text:p>L2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264/2013/4400/4600</text:p>
          </table:table-cell>
          <table:table-cell office:value-type="string">
            <text:p>2013-05-06</text:p>
          </table:table-cell>
          <table:table-cell office:value-type="string">
            <text:p>Contrato</text:p>
          </table:table-cell>
          <table:table-cell office:value-type="string">
            <text:p>2014-10-31</text:p>
          </table:table-cell>
          <table:table-cell office:value-type="string">
            <text:p>RNNTL0PP002</text:p>
          </table:table-cell>
          <table:table-cell office:value-type="string">
            <text:p>Fibra óptica TELEBRAS</text:p>
          </table:table-cell>
          <table:table-cell office:value-type="string">
            <text:p>POP RNP RN - Universidade Federal do Rio Grande do Norte Avenida Senador Salgado Filho, 3000</text:p>
          </table:table-cell>
          <table:table-cell office:value-type="string">
            <text:p>Natal</text:p>
          </table:table-cell>
          <table:table-cell office:value-type="string">
            <text:p>RN</text:p>
          </table:table-cell>
          <table:table-cell office:value-type="string">
            <text:p>59.078-900</text:p>
          </table:table-cell>
          <table:table-cell office:value-type="string">
            <text:p>RNMRO0PP001</text:p>
          </table:table-cell>
          <table:table-cell office:value-type="string">
            <text:p>Fibra óptica TELEBRAS</text:p>
          </table:table-cell>
          <table:table-cell office:value-type="string">
            <text:p>BR 110, km 47, Avenida Francisco Mota, 572</text:p>
          </table:table-cell>
          <table:table-cell office:value-type="string">
            <text:p>Mossoró</text:p>
          </table:table-cell>
          <table:table-cell office:value-type="string">
            <text:p>RN</text:p>
          </table:table-cell>
          <table:table-cell office:value-type="string">
            <text:p>59.625-900</text:p>
          </table:table-cell>
          <table:table-cell office:value-type="string">
            <text:p>Kleber Jacinto</text:p>
          </table:table-cell>
          <table:table-cell office:value-type="string">
            <text:p>(84) 3317-8243</text:p>
          </table:table-cell>
          <table:table-cell/>
          <table:table-cell office:value-type="string">
            <text:p>kleber@ufersa.edu.br</text:p>
          </table:table-cell>
          <table:table-cell office:value-type="string">
            <text:p>80897.65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endereço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DFBL000017</text:p>
          </table:table-cell>
          <table:table-cell office:value-type="string">
            <text:p>Centro Oeste Telecom Ltda</text:p>
          </table:table-cell>
          <table:table-cell office:value-type="string">
            <text:p>CENTRO OESTE TELECOM</text:p>
          </table:table-cell>
          <table:table-cell office:value-type="string">
            <text:p>DF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3-08-12</text:p>
          </table:table-cell>
          <table:table-cell office:value-type="string">
            <text:p>Contrato</text:p>
          </table:table-cell>
          <table:table-cell office:value-type="string">
            <text:p>2014-10-22</text:p>
          </table:table-cell>
          <table:table-cell/>
          <table:table-cell office:value-type="string">
            <text:p>Rádio TELEBRAS</text:p>
          </table:table-cell>
          <table:table-cell table:number-columns-repeated="5"/>
          <table:table-cell office:value-type="string">
            <text:p>Rádio TELEBRAS</text:p>
          </table:table-cell>
          <table:table-cell table:number-columns-repeated="8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MGBL000020</text:p>
          </table:table-cell>
          <table:table-cell table:number-columns-repeated="2" office:value-type="string">
            <text:p>GM INFORMÁTICA</text:p>
          </table:table-cell>
          <table:table-cell office:value-type="string">
            <text:p>MG</text:p>
          </table:table-cell>
          <table:table-cell office:value-type="string">
            <text:p>BL</text:p>
          </table:table-cell>
          <table:table-cell table:number-columns-repeated="2" office:value-type="float" office:value="130">
            <text:p>130</text:p>
          </table:table-cell>
          <table:table-cell office:value-type="string">
            <text:p>01237/2014/DC/4600</text:p>
          </table:table-cell>
          <table:table-cell office:value-type="string">
            <text:p>2014-08-04</text:p>
          </table:table-cell>
          <table:table-cell office:value-type="string">
            <text:p>Contrato</text:p>
          </table:table-cell>
          <table:table-cell office:value-type="string">
            <text:p>2014-10-22</text:p>
          </table:table-cell>
          <table:table-cell office:value-type="string">
            <text:p>MGPRT0PP001</text:p>
          </table:table-cell>
          <table:table-cell/>
          <table:table-cell office:value-type="string">
            <text:p>POP Prata</text:p>
          </table:table-cell>
          <table:table-cell office:value-type="string">
            <text:p>Prata</text:p>
          </table:table-cell>
          <table:table-cell office:value-type="string">
            <text:p>MG</text:p>
          </table:table-cell>
          <table:table-cell/>
          <table:table-cell office:value-type="string">
            <text:p>MGPRT0TC005</text:p>
          </table:table-cell>
          <table:table-cell office:value-type="string">
            <text:p>Rádio TELEBRAS</text:p>
          </table:table-cell>
          <table:table-cell office:value-type="string">
            <text:p>POP Prata</text:p>
          </table:table-cell>
          <table:table-cell office:value-type="string">
            <text:p>Prata</text:p>
          </table:table-cell>
          <table:table-cell office:value-type="string">
            <text:p>MG</text:p>
          </table:table-cell>
          <table:table-cell/>
          <table:table-cell office:value-type="string">
            <text:p>Geraldo Marcelo Nascimento Alves</text:p>
          </table:table-cell>
          <table:table-cell office:value-type="string">
            <text:p>(34) 3431- 5411</text:p>
          </table:table-cell>
          <table:table-cell office:value-type="string">
            <text:p>(34) 8852-3321</text:p>
          </table:table-cell>
          <table:table-cell office:value-type="string">
            <text:p>comercial@microlinkinformatica.com</text:p>
          </table:table-cell>
          <table:table-cell office:value-type="string">
            <text:p>8333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MABL000012</text:p>
          </table:table-cell>
          <table:table-cell office:value-type="string">
            <text:p>Rede Sivnet Telecomunicações Ltda</text:p>
          </table:table-cell>
          <table:table-cell office:value-type="string">
            <text:p>REDE SIVNET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3-08-02</text:p>
          </table:table-cell>
          <table:table-cell office:value-type="string">
            <text:p>Contrato</text:p>
          </table:table-cell>
          <table:table-cell office:value-type="string">
            <text:p>2014-10-22</text:p>
          </table:table-cell>
          <table:table-cell/>
          <table:table-cell office:value-type="string">
            <text:p>Fibra óptica TELEBRAS</text:p>
          </table:table-cell>
          <table:table-cell table:number-columns-repeated="5"/>
          <table:table-cell office:value-type="string">
            <text:p>Fibra óptica TELEBRAS</text:p>
          </table:table-cell>
          <table:table-cell table:number-columns-repeated="8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AMAC000004</text:p>
          </table:table-cell>
          <table:table-cell office:value-type="string">
            <text:p>INFRAERO - EMPRESA BRASILEIRA DE INFRAESTRUTURA AEROPORTUÁRIA</text:p>
          </table:table-cell>
          <table:table-cell office:value-type="string">
            <text:p>INFRAERO EDUARDO GOMES</text:p>
          </table:table-cell>
          <table:table-cell office:value-type="string">
            <text:p>AM</text:p>
          </table:table-cell>
          <table:table-cell office:value-type="string">
            <text:p>AC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869/2014/4400/4600</text:p>
          </table:table-cell>
          <table:table-cell office:value-type="string">
            <text:p>2014-01-31</text:p>
          </table:table-cell>
          <table:table-cell office:value-type="string">
            <text:p>Contrato</text:p>
          </table:table-cell>
          <table:table-cell office:value-type="string">
            <text:p>2014-10-14</text:p>
          </table:table-cell>
          <table:table-cell office:value-type="string">
            <text:p>AMMNS0PP002</text:p>
          </table:table-cell>
          <table:table-cell table:number-columns-repeated="2"/>
          <table:table-cell office:value-type="string">
            <text:p>Manaus</text:p>
          </table:table-cell>
          <table:table-cell office:value-type="string">
            <text:p>AM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eroporto Internacional Eduardo Gomes</text:p>
          </table:table-cell>
          <table:table-cell table:number-columns-repeated="3"/>
          <table:table-cell office:value-type="string">
            <text:p>Carlos José Barros Pereira</text:p>
          </table:table-cell>
          <table:table-cell office:value-type="string">
            <text:p>(92) 3652-1014</text:p>
          </table:table-cell>
          <table:table-cell/>
          <table:table-cell office:value-type="string">
            <text:p>carlos_pereira@infraero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GOBL000031</text:p>
          </table:table-cell>
          <table:table-cell table:number-columns-repeated="2" office:value-type="string">
            <text:p>VENON CONNECT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150">
            <text:p>150</text:p>
          </table:table-cell>
          <table:table-cell office:value-type="string">
            <text:p>01116/2014/DC/4600</text:p>
          </table:table-cell>
          <table:table-cell office:value-type="string">
            <text:p>2014-07-08</text:p>
          </table:table-cell>
          <table:table-cell office:value-type="string">
            <text:p>Contrato</text:p>
          </table:table-cell>
          <table:table-cell office:value-type="string">
            <text:p>2014-10-10</text:p>
          </table:table-cell>
          <table:table-cell office:value-type="string">
            <text:p>GONQA0PP001</text:p>
          </table:table-cell>
          <table:table-cell/>
          <table:table-cell office:value-type="string">
            <text:p>Rua Cel. João Lopes Zedes</text:p>
          </table:table-cell>
          <table:table-cell office:value-type="string">
            <text:p>Niquelândia</text:p>
          </table:table-cell>
          <table:table-cell office:value-type="string">
            <text:p>GO</text:p>
          </table:table-cell>
          <table:table-cell/>
          <table:table-cell office:value-type="string">
            <text:p>GONQA0PC005</text:p>
          </table:table-cell>
          <table:table-cell office:value-type="string">
            <text:p>Rádio Cliente</text:p>
          </table:table-cell>
          <table:table-cell office:value-type="string">
            <text:p>Cliente buscará link via rádio no POP Niquelândia - GO</text:p>
          </table:table-cell>
          <table:table-cell office:value-type="string">
            <text:p>Niquelândia</text:p>
          </table:table-cell>
          <table:table-cell office:value-type="string">
            <text:p>GO</text:p>
          </table:table-cell>
          <table:table-cell/>
          <table:table-cell office:value-type="string">
            <text:p>Jose Fiuza da Cruz Junior</text:p>
          </table:table-cell>
          <table:table-cell office:value-type="string">
            <text:p>(62) 3377-3322</text:p>
          </table:table-cell>
          <table:table-cell office:value-type="string">
            <text:p>(62) <text:s/>9165-1761</text:p>
          </table:table-cell>
          <table:table-cell office:value-type="string">
            <text:p>jrfiuza@gmail.com</text:p>
          </table:table-cell>
          <table:table-cell office:value-type="string">
            <text:p>126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AMAC000006</text:p>
          </table:table-cell>
          <table:table-cell office:value-type="string">
            <text:p>FUNDAÇÃO <text:s/>VILA OLÍMPICA - FVO</text:p>
          </table:table-cell>
          <table:table-cell office:value-type="string">
            <text:p>FUNDAÇÃO VILA OLÍMPICA - FVO</text:p>
          </table:table-cell>
          <table:table-cell office:value-type="string">
            <text:p>AM</text:p>
          </table:table-cell>
          <table:table-cell office:value-type="string">
            <text:p>AC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01253/2014/DC/4600</text:p>
          </table:table-cell>
          <table:table-cell office:value-type="string">
            <text:p>2014-08-12</text:p>
          </table:table-cell>
          <table:table-cell office:value-type="string">
            <text:p>Contrato</text:p>
          </table:table-cell>
          <table:table-cell office:value-type="string">
            <text:p>2014-10-09</text:p>
          </table:table-cell>
          <table:table-cell office:value-type="string">
            <text:p>AMMNS0PP002</text:p>
          </table:table-cell>
          <table:table-cell/>
          <table:table-cell office:value-type="string">
            <text:p>Av. Constantino Nery circuito entregue no POP Manaus</text:p>
          </table:table-cell>
          <table:table-cell office:value-type="string">
            <text:p>Manaus</text:p>
          </table:table-cell>
          <table:table-cell office:value-type="string">
            <text:p>AM</text:p>
          </table:table-cell>
          <table:table-cell office:value-type="string">
            <text:p>69.058-795</text:p>
          </table:table-cell>
          <table:table-cell office:value-type="string">
            <text:p>AMMNS0PC010</text:p>
          </table:table-cell>
          <table:table-cell office:value-type="string">
            <text:p>Fibra óptica TELEBRAS</text:p>
          </table:table-cell>
          <table:table-cell office:value-type="string">
            <text:p>Circuito entregue no POP Manaus</text:p>
          </table:table-cell>
          <table:table-cell office:value-type="string">
            <text:p>Manaus</text:p>
          </table:table-cell>
          <table:table-cell office:value-type="string">
            <text:p>AM</text:p>
          </table:table-cell>
          <table:table-cell/>
          <table:table-cell office:value-type="string">
            <text:p>Raphael Augusto Pinto de Mattos</text:p>
          </table:table-cell>
          <table:table-cell office:value-type="string">
            <text:p>(92) 2126-1236</text:p>
          </table:table-cell>
          <table:table-cell office:value-type="string">
            <text:p>(92) 9182-9856</text:p>
          </table:table-cell>
          <table:table-cell office:value-type="string">
            <text:p>mattosraphael01@gmail.com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TOBL000030</text:p>
          </table:table-cell>
          <table:table-cell office:value-type="string">
            <text:p>Visada Provedor de Intern ltda ME</text:p>
          </table:table-cell>
          <table:table-cell office:value-type="string">
            <text:p>VISADA PROVEDOR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987/2014/DC/4600</text:p>
          </table:table-cell>
          <table:table-cell office:value-type="string">
            <text:p>2014-04-23</text:p>
          </table:table-cell>
          <table:table-cell office:value-type="string">
            <text:p>Contrato</text:p>
          </table:table-cell>
          <table:table-cell office:value-type="string">
            <text:p>2014-10-07</text:p>
          </table:table-cell>
          <table:table-cell/>
          <table:table-cell office:value-type="string">
            <text:p>Rádio TELEBRAS</text:p>
          </table:table-cell>
          <table:table-cell table:number-columns-repeated="5"/>
          <table:table-cell office:value-type="string">
            <text:p>Rádio TELEBRAS</text:p>
          </table:table-cell>
          <table:table-cell table:number-columns-repeated="8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RSL2000006</text:p>
          </table:table-cell>
          <table:table-cell office:value-type="string">
            <text:p>PROCERGS - CIA PROCESSAMENTO DADOS DO ESTADO RIO GRANDE SUL</text:p>
          </table:table-cell>
          <table:table-cell office:value-type="string">
            <text:p>PROCERGS - PORTO ALEGRE-CAXIAS SUL</text:p>
          </table:table-cell>
          <table:table-cell office:value-type="string">
            <text:p>RS</text:p>
          </table:table-cell>
          <table:table-cell office:value-type="string">
            <text:p>L2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1338/2014/DC/4600</text:p>
          </table:table-cell>
          <table:table-cell office:value-type="string">
            <text:p>2014-10-01</text:p>
          </table:table-cell>
          <table:table-cell office:value-type="string">
            <text:p>Contrato</text:p>
          </table:table-cell>
          <table:table-cell office:value-type="string">
            <text:p>2014-10-02</text:p>
          </table:table-cell>
          <table:table-cell office:value-type="string">
            <text:p>RSPAE0PM002</text:p>
          </table:table-cell>
          <table:table-cell office:value-type="string">
            <text:p>Fibra óptica TELEBRAS</text:p>
          </table:table-cell>
          <table:table-cell office:value-type="string">
            <text:p>PROCERGS -Praça dos Açorianos - Centro Histórico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 office:value-type="string">
            <text:p>90.010-340</text:p>
          </table:table-cell>
          <table:table-cell office:value-type="string">
            <text:p>RSCSL0PP002</text:p>
          </table:table-cell>
          <table:table-cell office:value-type="string">
            <text:p>Fibra óptica TELEBRAS</text:p>
          </table:table-cell>
          <table:table-cell office:value-type="string">
            <text:p>Subestação <text:s/>Eletrosul, RS 122, KM 80, bairro Pioneiro</text:p>
          </table:table-cell>
          <table:table-cell office:value-type="string">
            <text:p>Caxias do Sul</text:p>
          </table:table-cell>
          <table:table-cell office:value-type="string">
            <text:p>RS</text:p>
          </table:table-cell>
          <table:table-cell office:value-type="string">
            <text:p>95.043-730</text:p>
          </table:table-cell>
          <table:table-cell office:value-type="string">
            <text:p>Marcos Benedetti</text:p>
          </table:table-cell>
          <table:table-cell office:value-type="string">
            <text:p>(48) 9962-2648</text:p>
          </table:table-cell>
          <table:table-cell/>
          <table:table-cell office:value-type="string">
            <text:p>benedetti@eletrosul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BAL2000014</text:p>
          </table:table-cell>
          <table:table-cell office:value-type="string">
            <text:p>RNP - REDE NACIONAL DE ENSINO E PESQUISA</text:p>
          </table:table-cell>
          <table:table-cell office:value-type="string">
            <text:p>RNP GOV. MANGABEIRA - IFBAIANO</text:p>
          </table:table-cell>
          <table:table-cell office:value-type="string">
            <text:p>BA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233/2014/DC/4600</text:p>
          </table:table-cell>
          <table:table-cell office:value-type="string">
            <text:p>2014-07-29</text:p>
          </table:table-cell>
          <table:table-cell office:value-type="string">
            <text:p>Contrato</text:p>
          </table:table-cell>
          <table:table-cell office:value-type="string">
            <text:p>2014-09-30</text:p>
          </table:table-cell>
          <table:table-cell office:value-type="string">
            <text:p>BASDR0PP002</text:p>
          </table:table-cell>
          <table:table-cell office:value-type="string">
            <text:p>Fibra óptica TELEBRAS</text:p>
          </table:table-cell>
          <table:table-cell office:value-type="string">
            <text:p>Prédio do CPD/UFBA - Av. Ademar de Barros, s/n</text:p>
          </table:table-cell>
          <table:table-cell office:value-type="string">
            <text:p>Salvador</text:p>
          </table:table-cell>
          <table:table-cell office:value-type="string">
            <text:p>BA</text:p>
          </table:table-cell>
          <table:table-cell/>
          <table:table-cell office:value-type="string">
            <text:p>BAGMG0PP001</text:p>
          </table:table-cell>
          <table:table-cell office:value-type="string">
            <text:p>Fibra óptica TELEBRAS</text:p>
          </table:table-cell>
          <table:table-cell office:value-type="string">
            <text:p>Rua Estrada Velha da Chesf, s/n Portão / IFBaiano</text:p>
          </table:table-cell>
          <table:table-cell office:value-type="string">
            <text:p>Governador Mangabeira</text:p>
          </table:table-cell>
          <table:table-cell office:value-type="string">
            <text:p>BA</text:p>
          </table:table-cell>
          <table:table-cell office:value-type="string">
            <text:p>44.350-00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726.64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endereço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BAAC000005</text:p>
          </table:table-cell>
          <table:table-cell office:value-type="string">
            <text:p>FONTE NOVA NEGÓCIOS E PARTICIPAÇÕES S.A.</text:p>
          </table:table-cell>
          <table:table-cell office:value-type="string">
            <text:p>FONTE NOVA PARTICIPAÇÕES (FNP)</text:p>
          </table:table-cell>
          <table:table-cell office:value-type="string">
            <text:p>BA</text:p>
          </table:table-cell>
          <table:table-cell office:value-type="string">
            <text:p>AC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01266/2014/DC/4600</text:p>
          </table:table-cell>
          <table:table-cell office:value-type="string">
            <text:p>2014-08-18</text:p>
          </table:table-cell>
          <table:table-cell office:value-type="string">
            <text:p>Contrato</text:p>
          </table:table-cell>
          <table:table-cell office:value-type="string">
            <text:p>2014-09-17</text:p>
          </table:table-cell>
          <table:table-cell office:value-type="string">
            <text:p>BASDR0PM001</text:p>
          </table:table-cell>
          <table:table-cell/>
          <table:table-cell office:value-type="string">
            <text:p>Ladeira da Fonte das Pedras, s/n - Nazaré-cliente busca sinal sala TCR</text:p>
          </table:table-cell>
          <table:table-cell office:value-type="string">
            <text:p>Salvador</text:p>
          </table:table-cell>
          <table:table-cell office:value-type="string">
            <text:p>BA</text:p>
          </table:table-cell>
          <table:table-cell office:value-type="string">
            <text:p>40.050-565</text:p>
          </table:table-cell>
          <table:table-cell office:value-type="string">
            <text:p>BASDR0PM001</text:p>
          </table:table-cell>
          <table:table-cell office:value-type="string">
            <text:p>Fibra óptica TELEBRAS</text:p>
          </table:table-cell>
          <table:table-cell office:value-type="string">
            <text:p>Ladeira da Fonte das Pedras, s/n - Nazaré-cliente busca sinal sala TCR</text:p>
          </table:table-cell>
          <table:table-cell office:value-type="string">
            <text:p>Salvador</text:p>
          </table:table-cell>
          <table:table-cell office:value-type="string">
            <text:p>BA</text:p>
          </table:table-cell>
          <table:table-cell office:value-type="string">
            <text:p>40.050-565</text:p>
          </table:table-cell>
          <table:table-cell office:value-type="string">
            <text:p>João Luna / Eduardo</text:p>
          </table:table-cell>
          <table:table-cell office:value-type="string">
            <text:p>(71) 3320-2180</text:p>
          </table:table-cell>
          <table:table-cell office:value-type="string">
            <text:p>(71) 8125-5040</text:p>
          </table:table-cell>
          <table:table-cell office:value-type="string">
            <text:p>joao.luna@arenafontenova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MGL2000013</text:p>
          </table:table-cell>
          <table:table-cell office:value-type="string">
            <text:p>RNP - REDE NACIONAL DE ENSINO E PESQUISA</text:p>
          </table:table-cell>
          <table:table-cell office:value-type="string">
            <text:p>RNP DIVINÓPOLIS - UFSJ</text:p>
          </table:table-cell>
          <table:table-cell office:value-type="string">
            <text:p>MG</text:p>
          </table:table-cell>
          <table:table-cell office:value-type="string">
            <text:p>L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3-09-05</text:p>
          </table:table-cell>
          <table:table-cell office:value-type="string">
            <text:p>Contrato</text:p>
          </table:table-cell>
          <table:table-cell office:value-type="string">
            <text:p>2014-09-17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RSL2000003</text:p>
          </table:table-cell>
          <table:table-cell office:value-type="string">
            <text:p>RNP - REDE NACIONAL DE ENSINO E PESQUISA</text:p>
          </table:table-cell>
          <table:table-cell office:value-type="string">
            <text:p>RNP SANTANA DO LIVRAMENTO - UNIPAMPA</text:p>
          </table:table-cell>
          <table:table-cell office:value-type="string">
            <text:p>RS</text:p>
          </table:table-cell>
          <table:table-cell office:value-type="string">
            <text:p>L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33/2013/4400/4600</text:p>
          </table:table-cell>
          <table:table-cell office:value-type="string">
            <text:p>2013-10-09</text:p>
          </table:table-cell>
          <table:table-cell office:value-type="string">
            <text:p>Contrato</text:p>
          </table:table-cell>
          <table:table-cell office:value-type="string">
            <text:p>2014-09-17</text:p>
          </table:table-cell>
          <table:table-cell table:number-columns-repeated="7"/>
          <table:table-cell office:value-type="string">
            <text:p>Fibra óptica TELEBRAS</text:p>
          </table:table-cell>
          <table:table-cell table:number-columns-repeated="8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EAC000004</text:p>
          </table:table-cell>
          <table:table-cell office:value-type="string">
            <text:p>ASSOCIAÇÃO INSTITUTO DE TECNOLOGIA DE PERNAMBUCO - ITEP/OS</text:p>
          </table:table-cell>
          <table:table-cell office:value-type="string">
            <text:p>ITEP</text:p>
          </table:table-cell>
          <table:table-cell office:value-type="string">
            <text:p>PE</text:p>
          </table:table-cell>
          <table:table-cell office:value-type="string">
            <text:p>AC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01267/2014/DC/4600</text:p>
          </table:table-cell>
          <table:table-cell office:value-type="string">
            <text:p>2014-08-28</text:p>
          </table:table-cell>
          <table:table-cell office:value-type="string">
            <text:p>Contrato</text:p>
          </table:table-cell>
          <table:table-cell office:value-type="string">
            <text:p>2014-09-11</text:p>
          </table:table-cell>
          <table:table-cell office:value-type="string">
            <text:p>PERCE0PM004</text:p>
          </table:table-cell>
          <table:table-cell/>
          <table:table-cell office:value-type="string">
            <text:p>Av. Professor Luiz Freire nº 700, Cidade Universitária</text:p>
          </table:table-cell>
          <table:table-cell office:value-type="string">
            <text:p>Recife</text:p>
          </table:table-cell>
          <table:table-cell office:value-type="string">
            <text:p>PE</text:p>
          </table:table-cell>
          <table:table-cell office:value-type="string">
            <text:p>50.740-540</text:p>
          </table:table-cell>
          <table:table-cell office:value-type="string">
            <text:p>PERCE0PM004</text:p>
          </table:table-cell>
          <table:table-cell office:value-type="string">
            <text:p>Fibra óptica TELEBRAS</text:p>
          </table:table-cell>
          <table:table-cell office:value-type="string">
            <text:p>Circuito entregue no PM da ITEP</text:p>
          </table:table-cell>
          <table:table-cell office:value-type="string">
            <text:p>Recife</text:p>
          </table:table-cell>
          <table:table-cell office:value-type="string">
            <text:p>PE</text:p>
          </table:table-cell>
          <table:table-cell office:value-type="string">
            <text:p>50.740-540</text:p>
          </table:table-cell>
          <table:table-cell office:value-type="string">
            <text:p>Carlos Bristot</text:p>
          </table:table-cell>
          <table:table-cell office:value-type="string">
            <text:p>(81) 3183-4326</text:p>
          </table:table-cell>
          <table:table-cell office:value-type="string">
            <text:p>(81) 9488-3258</text:p>
          </table:table-cell>
          <table:table-cell office:value-type="string">
            <text:p>cbristot@itep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MABL000025</text:p>
          </table:table-cell>
          <table:table-cell table:number-columns-repeated="2" office:value-type="string">
            <text:p>PC SILVA HOUSE NET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400">
            <text:p>400</text:p>
          </table:table-cell>
          <table:table-cell office:value-type="string">
            <text:p>01226/2014/DC/4600</text:p>
          </table:table-cell>
          <table:table-cell office:value-type="string">
            <text:p>2014-07-25</text:p>
          </table:table-cell>
          <table:table-cell office:value-type="string">
            <text:p>Contrato</text:p>
          </table:table-cell>
          <table:table-cell office:value-type="string">
            <text:p>2014-09-11</text:p>
          </table:table-cell>
          <table:table-cell office:value-type="string">
            <text:p>MAPFN0PP001</text:p>
          </table:table-cell>
          <table:table-cell/>
          <table:table-cell office:value-type="string">
            <text:p>Cliente irá buscar o link em fibra no POP Porto Franco - MA</text:p>
          </table:table-cell>
          <table:table-cell office:value-type="string">
            <text:p>Porto Franco</text:p>
          </table:table-cell>
          <table:table-cell office:value-type="string">
            <text:p>MA</text:p>
          </table:table-cell>
          <table:table-cell/>
          <table:table-cell office:value-type="string">
            <text:p>MAPFN0PP001</text:p>
          </table:table-cell>
          <table:table-cell office:value-type="string">
            <text:p>Fibra óptica Cliente</text:p>
          </table:table-cell>
          <table:table-cell office:value-type="string">
            <text:p>Cliente irá buscar o link em fibra no POP Porto Franco - MA</text:p>
          </table:table-cell>
          <table:table-cell office:value-type="string">
            <text:p>Porto Franco</text:p>
          </table:table-cell>
          <table:table-cell office:value-type="string">
            <text:p>MA</text:p>
          </table:table-cell>
          <table:table-cell/>
          <table:table-cell office:value-type="string">
            <text:p>Paulo Cesar Silva</text:p>
          </table:table-cell>
          <table:table-cell office:value-type="string">
            <text:p>(99) 3531-7361</text:p>
          </table:table-cell>
          <table:table-cell office:value-type="string">
            <text:p>(99) 8127-1361</text:p>
          </table:table-cell>
          <table:table-cell office:value-type="string">
            <text:p>vpdsilva@hotmail.com</text:p>
          </table:table-cell>
          <table:table-cell office:value-type="string">
            <text:p>340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desbloqueado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DFIT000001</text:p>
          </table:table-cell>
          <table:table-cell office:value-type="string">
            <text:p>FURNAS CENTRAIS ELÉTRICA S.A.</text:p>
          </table:table-cell>
          <table:table-cell office:value-type="string">
            <text:p>FURNAS - VILA SE (BSA GERAL)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Acordo da Engenharia</text:p>
          </table:table-cell>
          <table:table-cell office:value-type="string">
            <text:p>2014-08-04</text:p>
          </table:table-cell>
          <table:table-cell office:value-type="string">
            <text:p>Contrato</text:p>
          </table:table-cell>
          <table:table-cell office:value-type="string">
            <text:p>2014-09-09</text:p>
          </table:table-cell>
          <table:table-cell office:value-type="string">
            <text:p>DFBSA0PP001</text:p>
          </table:table-cell>
          <table:table-cell/>
          <table:table-cell office:value-type="string">
            <text:p>BRASÍLIA <text:s/>Substação Brasília Geral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1.215-000</text:p>
          </table:table-cell>
          <table:table-cell office:value-type="string">
            <text:p>DFBSA0TC034</text:p>
          </table:table-cell>
          <table:table-cell office:value-type="string">
            <text:p>Fibra óptica TELEBRAS</text:p>
          </table:table-cell>
          <table:table-cell office:value-type="string">
            <text:p>BRASÍLIA <text:s/>Substação Brasília Geral - Furnas (SIA - Setor de Indústria e Abastecimento (RA-XXIX) Guará / DF - SIA SAPS, s/n lt A1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Ney Costa</text:p>
          </table:table-cell>
          <table:table-cell office:value-type="string">
            <text:p>(61) 3458 4211</text:p>
          </table:table-cell>
          <table:table-cell office:value-type="string">
            <text:p>(61) 8117 9120</text:p>
          </table:table-cell>
          <table:table-cell office:value-type="string">
            <text:p>neycosta@furnas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TOBL000023</text:p>
          </table:table-cell>
          <table:table-cell office:value-type="string">
            <text:p>I2 Telecom Tec. da Informação <text:s/>ltda ME</text:p>
          </table:table-cell>
          <table:table-cell office:value-type="string">
            <text:p>I2 TELECOM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3-11-04</text:p>
          </table:table-cell>
          <table:table-cell office:value-type="string">
            <text:p>Contrato</text:p>
          </table:table-cell>
          <table:table-cell office:value-type="string">
            <text:p>2014-09-02</text:p>
          </table:table-cell>
          <table:table-cell/>
          <table:table-cell office:value-type="string">
            <text:p>Rádio TELEBRAS</text:p>
          </table:table-cell>
          <table:table-cell table:number-columns-repeated="5"/>
          <table:table-cell office:value-type="string">
            <text:p>Rádio TELEBRAS</text:p>
          </table:table-cell>
          <table:table-cell table:number-columns-repeated="8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ROBL000004</text:p>
          </table:table-cell>
          <table:table-cell office:value-type="string">
            <text:p>PORTO VELHO TELECOMUNICAÇÕES LTDA</text:p>
          </table:table-cell>
          <table:table-cell office:value-type="string">
            <text:p>PORTO VELHO TELECOM</text:p>
          </table:table-cell>
          <table:table-cell office:value-type="string">
            <text:p>RO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3-08-23</text:p>
          </table:table-cell>
          <table:table-cell office:value-type="string">
            <text:p>Contrato</text:p>
          </table:table-cell>
          <table:table-cell office:value-type="string">
            <text:p>2014-09-02</text:p>
          </table:table-cell>
          <table:table-cell/>
          <table:table-cell office:value-type="string">
            <text:p>Rádio TELEBRAS</text:p>
          </table:table-cell>
          <table:table-cell table:number-columns-repeated="5"/>
          <table:table-cell office:value-type="string">
            <text:p>Rádio TELEBRAS</text:p>
          </table:table-cell>
          <table:table-cell table:number-columns-repeated="8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PABL000011</text:p>
          </table:table-cell>
          <table:table-cell office:value-type="string">
            <text:p>Provecom Telecomunicações Ltda - ME</text:p>
          </table:table-cell>
          <table:table-cell office:value-type="string">
            <text:p>PROVECOM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3-05-31</text:p>
          </table:table-cell>
          <table:table-cell office:value-type="string">
            <text:p>Contrato</text:p>
          </table:table-cell>
          <table:table-cell office:value-type="string">
            <text:p>2014-09-02</text:p>
          </table:table-cell>
          <table:table-cell/>
          <table:table-cell office:value-type="string">
            <text:p>Rádio TELEBRAS</text:p>
          </table:table-cell>
          <table:table-cell table:number-columns-repeated="5"/>
          <table:table-cell office:value-type="string">
            <text:p>Rádio TELEBRAS</text:p>
          </table:table-cell>
          <table:table-cell table:number-columns-repeated="8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MABL000011</text:p>
          </table:table-cell>
          <table:table-cell office:value-type="string">
            <text:p>PAULO DE TARSO DE CARVALHO BAYMA FILHO</text:p>
          </table:table-cell>
          <table:table-cell office:value-type="string">
            <text:p>PAULO DE TARSO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400">
            <text:p>400</text:p>
          </table:table-cell>
          <table:table-cell office:value-type="string">
            <text:p>068/2012/DC/4600</text:p>
          </table:table-cell>
          <table:table-cell office:value-type="string">
            <text:p>2013-05-31</text:p>
          </table:table-cell>
          <table:table-cell office:value-type="string">
            <text:p>Contrato</text:p>
          </table:table-cell>
          <table:table-cell office:value-type="string">
            <text:p>2014-08-29</text:p>
          </table:table-cell>
          <table:table-cell office:value-type="string">
            <text:p>MASLS0PP001</text:p>
          </table:table-cell>
          <table:table-cell/>
          <table:table-cell office:value-type="string">
            <text:p>Cliente irá buscar em fibra no POP - São Luiz - Ma</text:p>
          </table:table-cell>
          <table:table-cell office:value-type="string">
            <text:p>São Luís</text:p>
          </table:table-cell>
          <table:table-cell office:value-type="string">
            <text:p>MA</text:p>
          </table:table-cell>
          <table:table-cell/>
          <table:table-cell office:value-type="string">
            <text:p>MASLS0PP001</text:p>
          </table:table-cell>
          <table:table-cell office:value-type="string">
            <text:p>Fibra óptica TELEBRAS</text:p>
          </table:table-cell>
          <table:table-cell office:value-type="string">
            <text:p>R. do Passeio 877 - Centro</text:p>
          </table:table-cell>
          <table:table-cell office:value-type="string">
            <text:p>São Luís</text:p>
          </table:table-cell>
          <table:table-cell office:value-type="string">
            <text:p>MA</text:p>
          </table:table-cell>
          <table:table-cell office:value-type="string">
            <text:p>65.900-970</text:p>
          </table:table-cell>
          <table:table-cell office:value-type="string">
            <text:p>Paulo de Tarso Carvalho</text:p>
          </table:table-cell>
          <table:table-cell office:value-type="string">
            <text:p>(98) 3133-1309</text:p>
          </table:table-cell>
          <table:table-cell office:value-type="string">
            <text:p>(98) 8161-1556</text:p>
          </table:table-cell>
          <table:table-cell office:value-type="string">
            <text:p>paulo@wikitelecom.com.br</text:p>
          </table:table-cell>
          <table:table-cell office:value-type="string">
            <text:p>260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798">
            <text:p>798</text:p>
          </table:table-cell>
          <table:table-cell office:value-type="string">
            <text:p>RJPW000001</text:p>
          </table:table-cell>
          <table:table-cell office:value-type="string">
            <text:p>TELECOMUNICACÇÕES BRASILEIRAS S. A. - TELEBRAS</text:p>
          </table:table-cell>
          <table:table-cell office:value-type="string">
            <text:p>ESCRITÓRIO TELEBRAS - RJO</text:p>
          </table:table-cell>
          <table:table-cell office:value-type="string">
            <text:p>RJ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Ativado pela engenharia</text:p>
          </table:table-cell>
          <table:table-cell office:value-type="string">
            <text:p>2014-08-01</text:p>
          </table:table-cell>
          <table:table-cell office:value-type="string">
            <text:p>Contrato</text:p>
          </table:table-cell>
          <table:table-cell office:value-type="string">
            <text:p>2014-08-29</text:p>
          </table:table-cell>
          <table:table-cell office:value-type="string">
            <text:p>RJRJO0PM002</text:p>
          </table:table-cell>
          <table:table-cell office:value-type="string">
            <text:p>Fibra óptica TELEBRAS</text:p>
          </table:table-cell>
          <table:table-cell office:value-type="string">
            <text:p>Rua Lauro Muller, nº 116 - Sala 1804 - Rio Sul - Escritório de Serviço do Rio de Janeiro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/>
          <table:table-cell office:value-type="string">
            <text:p>DFBSA0PP004</text:p>
          </table:table-cell>
          <table:table-cell office:value-type="string">
            <text:p>Fibra óptica TELEBRAS</text:p>
          </table:table-cell>
          <table:table-cell office:value-type="string">
            <text:p>Sede Telebras - Brasília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Soraia Emery de Carvalho Braga</text:p>
          </table:table-cell>
          <table:table-cell office:value-type="string">
            <text:p>61 2027-1961</text:p>
          </table:table-cell>
          <table:table-cell office:value-type="string">
            <text:p>21 99165-6929</text:p>
          </table:table-cell>
          <table:table-cell office:value-type="string">
            <text:p>soraia.braga@telebras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PAAC000005</text:p>
          </table:table-cell>
          <table:table-cell office:value-type="string">
            <text:p>COMANDO DA 8ª REGIAO MILITAR E 8ª DIVISAO DO EXERCITO</text:p>
          </table:table-cell>
          <table:table-cell office:value-type="string">
            <text:p>COMANDO 8ª RM (41º CT)</text:p>
          </table:table-cell>
          <table:table-cell office:value-type="string">
            <text:p>PA</text:p>
          </table:table-cell>
          <table:table-cell office:value-type="string">
            <text:p>AC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064/2014/DC/4600</text:p>
          </table:table-cell>
          <table:table-cell office:value-type="string">
            <text:p>2014-05-15</text:p>
          </table:table-cell>
          <table:table-cell office:value-type="string">
            <text:p>Contrato</text:p>
          </table:table-cell>
          <table:table-cell office:value-type="string">
            <text:p>2014-08-26</text:p>
          </table:table-cell>
          <table:table-cell office:value-type="string">
            <text:p>PABLM0PM002</text:p>
          </table:table-cell>
          <table:table-cell table:number-columns-repeated="2"/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PABLM0TC004</text:p>
          </table:table-cell>
          <table:table-cell office:value-type="string">
            <text:p>Fibra óptica TELEBRAS</text:p>
          </table:table-cell>
          <table:table-cell office:value-type="string">
            <text:p>RUA JOÃO DIOGO, 458, Comércio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Capitão Marcelo BRAZÃO e Silva Brandão</text:p>
          </table:table-cell>
          <table:table-cell office:value-type="string">
            <text:p>(91) 3211-3791</text:p>
          </table:table-cell>
          <table:table-cell/>
          <table:table-cell office:value-type="string">
            <text:p>brazao@41ct.eb.mil.br</text:p>
          </table:table-cell>
          <table:table-cell office:value-type="string">
            <text:p>19893.07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BAL2000013</text:p>
          </table:table-cell>
          <table:table-cell office:value-type="string">
            <text:p>RNP - REDE NACIONAL DE ENSINO E PESQUISA</text:p>
          </table:table-cell>
          <table:table-cell office:value-type="string">
            <text:p>RNP - PORTO SEGURO - IFBA</text:p>
          </table:table-cell>
          <table:table-cell office:value-type="string">
            <text:p>BA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227/2014/DC/4600</text:p>
          </table:table-cell>
          <table:table-cell office:value-type="string">
            <text:p>2014-07-24</text:p>
          </table:table-cell>
          <table:table-cell office:value-type="string">
            <text:p>Contrato</text:p>
          </table:table-cell>
          <table:table-cell office:value-type="string">
            <text:p>2014-08-20</text:p>
          </table:table-cell>
          <table:table-cell office:value-type="string">
            <text:p>BASDR0PP002</text:p>
          </table:table-cell>
          <table:table-cell office:value-type="string">
            <text:p>Fibra óptica TELEBRAS</text:p>
          </table:table-cell>
          <table:table-cell office:value-type="string">
            <text:p>Prédio do CPD/UFBA - Av. Ademar de Barros, s/n</text:p>
          </table:table-cell>
          <table:table-cell office:value-type="string">
            <text:p>Salvador</text:p>
          </table:table-cell>
          <table:table-cell office:value-type="string">
            <text:p>BA</text:p>
          </table:table-cell>
          <table:table-cell/>
          <table:table-cell office:value-type="string">
            <text:p>BAEUS0PP001</text:p>
          </table:table-cell>
          <table:table-cell office:value-type="string">
            <text:p>Fibra óptica TELEBRAS</text:p>
          </table:table-cell>
          <table:table-cell office:value-type="string">
            <text:p>Rodovia BR -367, km 58,5 - Fontana - IFBA</text:p>
          </table:table-cell>
          <table:table-cell office:value-type="string">
            <text:p>Eunápolis</text:p>
          </table:table-cell>
          <table:table-cell office:value-type="string">
            <text:p>BA</text:p>
          </table:table-cell>
          <table:table-cell office:value-type="string">
            <text:p>45.810-00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726.64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endereço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PRAC000004</text:p>
          </table:table-cell>
          <table:table-cell office:value-type="string">
            <text:p>INFRAERO - EMPRESA BRASILEIRA DE INFRAESTRUTURA AEROPORTUÁRIA</text:p>
          </table:table-cell>
          <table:table-cell office:value-type="string">
            <text:p>INFRAERO AFONSO PENA</text:p>
          </table:table-cell>
          <table:table-cell office:value-type="string">
            <text:p>PR</text:p>
          </table:table-cell>
          <table:table-cell office:value-type="string">
            <text:p>AC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868/2014/4400/4600</text:p>
          </table:table-cell>
          <table:table-cell office:value-type="string">
            <text:p>2014-01-31</text:p>
          </table:table-cell>
          <table:table-cell office:value-type="string">
            <text:p>Contrato</text:p>
          </table:table-cell>
          <table:table-cell office:value-type="string">
            <text:p>2014-08-19</text:p>
          </table:table-cell>
          <table:table-cell office:value-type="string">
            <text:p>PRSJP0PM001</text:p>
          </table:table-cell>
          <table:table-cell/>
          <table:table-cell office:value-type="string">
            <text:p>Av. Rocha Pombo, s/n° - Bairro Águas Belas</text:p>
          </table:table-cell>
          <table:table-cell office:value-type="string">
            <text:p>São José dos Pinhais</text:p>
          </table:table-cell>
          <table:table-cell office:value-type="string">
            <text:p>PR</text:p>
          </table:table-cell>
          <table:table-cell/>
          <table:table-cell office:value-type="string">
            <text:p>PRSJP0PM001</text:p>
          </table:table-cell>
          <table:table-cell office:value-type="string">
            <text:p>Fibra óptica TELEBRAS</text:p>
          </table:table-cell>
          <table:table-cell office:value-type="string">
            <text:p>Av. Rocha Pombo, s/n° - Bairro Águas Belas</text:p>
          </table:table-cell>
          <table:table-cell office:value-type="string">
            <text:p>São José dos Pinhais</text:p>
          </table:table-cell>
          <table:table-cell office:value-type="string">
            <text:p>PR</text:p>
          </table:table-cell>
          <table:table-cell/>
          <table:table-cell office:value-type="string">
            <text:p>Marliza Machado</text:p>
          </table:table-cell>
          <table:table-cell office:value-type="string">
            <text:p>(51) 3358 - 2174</text:p>
          </table:table-cell>
          <table:table-cell office:value-type="string">
            <text:p>(51) 9313-4315</text:p>
          </table:table-cell>
          <table:table-cell office:value-type="string">
            <text:p>mmbatista@infraero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PRL2000005</text:p>
          </table:table-cell>
          <table:table-cell office:value-type="string">
            <text:p>COPEL TELECOMUNICAÇÕES S/A</text:p>
          </table:table-cell>
          <table:table-cell office:value-type="string">
            <text:p>COPEL LDA-ARQ</text:p>
          </table:table-cell>
          <table:table-cell office:value-type="string">
            <text:p>PR</text:p>
          </table:table-cell>
          <table:table-cell office:value-type="string">
            <text:p>L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3-11-19</text:p>
          </table:table-cell>
          <table:table-cell office:value-type="string">
            <text:p>Contrato</text:p>
          </table:table-cell>
          <table:table-cell office:value-type="string">
            <text:p>2014-08-18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PRL2000007</text:p>
          </table:table-cell>
          <table:table-cell office:value-type="string">
            <text:p>COPEL TELECOMUNICAÇÕES S/A</text:p>
          </table:table-cell>
          <table:table-cell office:value-type="string">
            <text:p>COPEL LDA-ARQ</text:p>
          </table:table-cell>
          <table:table-cell office:value-type="string">
            <text:p>PR</text:p>
          </table:table-cell>
          <table:table-cell office:value-type="string">
            <text:p>L2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846/DC/2014/4600</text:p>
          </table:table-cell>
          <table:table-cell office:value-type="string">
            <text:p>2014-01-15</text:p>
          </table:table-cell>
          <table:table-cell office:value-type="string">
            <text:p>Contrato</text:p>
          </table:table-cell>
          <table:table-cell office:value-type="string">
            <text:p>2014-08-18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PRL2000008</text:p>
          </table:table-cell>
          <table:table-cell office:value-type="string">
            <text:p>COPEL TELECOMUNICAÇÕES S/A</text:p>
          </table:table-cell>
          <table:table-cell office:value-type="string">
            <text:p>COPEL - CTA-BRE</text:p>
          </table:table-cell>
          <table:table-cell office:value-type="string">
            <text:p>PR</text:p>
          </table:table-cell>
          <table:table-cell office:value-type="string">
            <text:p>L2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string">
            <text:p>847/2014/DC/4600</text:p>
          </table:table-cell>
          <table:table-cell office:value-type="string">
            <text:p>2014-01-15</text:p>
          </table:table-cell>
          <table:table-cell office:value-type="string">
            <text:p>Contrato</text:p>
          </table:table-cell>
          <table:table-cell office:value-type="string">
            <text:p>2014-08-18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SPL2000003</text:p>
          </table:table-cell>
          <table:table-cell office:value-type="string">
            <text:p>MINISTÉRIO DA DEFESA</text:p>
          </table:table-cell>
          <table:table-cell office:value-type="string">
            <text:p>MIN. DEFESA - BSA-SPO</text:p>
          </table:table-cell>
          <table:table-cell office:value-type="string">
            <text:p>SP</text:p>
          </table:table-cell>
          <table:table-cell office:value-type="string">
            <text:p>L2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831/2013/4400/4600</text:p>
          </table:table-cell>
          <table:table-cell office:value-type="string">
            <text:p>2013-12-26</text:p>
          </table:table-cell>
          <table:table-cell office:value-type="string">
            <text:p>Contrato</text:p>
          </table:table-cell>
          <table:table-cell office:value-type="string">
            <text:p>2014-08-18</text:p>
          </table:table-cell>
          <table:table-cell office:value-type="string">
            <text:p>DFBSA0PM061</text:p>
          </table:table-cell>
          <table:table-cell/>
          <table:table-cell office:value-type="string">
            <text:p>Destacamento de Telecomunicações por Satélite (DTS), SHIS QI 05, Área Especial 12, Lago Sul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1.600-500</text:p>
          </table:table-cell>
          <table:table-cell office:value-type="string">
            <text:p>SPBRE0PM002</text:p>
          </table:table-cell>
          <table:table-cell office:value-type="string">
            <text:p>EILD Fibra</text:p>
          </table:table-cell>
          <table:table-cell office:value-type="string">
            <text:p>CMSE (Comando Militar do Sudeste), Av. Sgt. Mário Kozel Filho 222, Paraíso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 office:value-type="string">
            <text:p>04.005-903</text:p>
          </table:table-cell>
          <table:table-cell office:value-type="string">
            <text:p>Pta A: Tenente Igor (61) <text:s/>3364-8566/Pta B:Tenente André</text:p>
          </table:table-cell>
          <table:table-cell office:value-type="string">
            <text:p>Pta A: (61) <text:s/>3364-8566</text:p>
          </table:table-cell>
          <table:table-cell/>
          <table:table-cell office:value-type="string">
            <text:p>andre@3cta.eb.mil.br</text:p>
          </table:table-cell>
          <table:table-cell office:value-type="string">
            <text:p>8793.54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TOL2000011</text:p>
          </table:table-cell>
          <table:table-cell office:value-type="string">
            <text:p>RNP - REDE NACIONAL DE ENSINO E PESQUISA</text:p>
          </table:table-cell>
          <table:table-cell office:value-type="string">
            <text:p>RNP MIRACEMA DO TOCANTINS - UFT</text:p>
          </table:table-cell>
          <table:table-cell office:value-type="string">
            <text:p>TO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231/2014/DC/4600</text:p>
          </table:table-cell>
          <table:table-cell office:value-type="string">
            <text:p>2014-07-29</text:p>
          </table:table-cell>
          <table:table-cell office:value-type="string">
            <text:p>Contrato</text:p>
          </table:table-cell>
          <table:table-cell office:value-type="string">
            <text:p>2014-08-08</text:p>
          </table:table-cell>
          <table:table-cell office:value-type="string">
            <text:p>TOPMJ0TC005</text:p>
          </table:table-cell>
          <table:table-cell office:value-type="string">
            <text:p>Fibra óptica TELEBRAS</text:p>
          </table:table-cell>
          <table:table-cell office:value-type="string">
            <text:p>Av. NS 15, ALCNO 14, Bloco IV-- Universidade Federal do Tocantins - UFT</text:p>
          </table:table-cell>
          <table:table-cell office:value-type="string">
            <text:p>Palmas</text:p>
          </table:table-cell>
          <table:table-cell office:value-type="string">
            <text:p>TO</text:p>
          </table:table-cell>
          <table:table-cell office:value-type="string">
            <text:p>77.020-120</text:p>
          </table:table-cell>
          <table:table-cell office:value-type="string">
            <text:p>TOMNE0TC003</text:p>
          </table:table-cell>
          <table:table-cell office:value-type="string">
            <text:p>Fibra óptica TELEBRAS</text:p>
          </table:table-cell>
          <table:table-cell office:value-type="string">
            <text:p>UFT - Lurdes Solino, s/n - Prédio da Direção</text:p>
          </table:table-cell>
          <table:table-cell office:value-type="string">
            <text:p>Miracema do Tocantins</text:p>
          </table:table-cell>
          <table:table-cell office:value-type="string">
            <text:p>TO</text:p>
          </table:table-cell>
          <table:table-cell office:value-type="string">
            <text:p>77.650-00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388.9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MABL000009</text:p>
          </table:table-cell>
          <table:table-cell office:value-type="string">
            <text:p>TELECOMUNICAÇÕES NORDESTE LTDA</text:p>
          </table:table-cell>
          <table:table-cell office:value-type="string">
            <text:p>TVN NORDESTE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2000">
            <text:p>2000</text:p>
          </table:table-cell>
          <table:table-cell office:value-type="string">
            <text:p>035/2012/DC/4600</text:p>
          </table:table-cell>
          <table:table-cell office:value-type="string">
            <text:p>2013-05-31</text:p>
          </table:table-cell>
          <table:table-cell office:value-type="string">
            <text:p>Contrato</text:p>
          </table:table-cell>
          <table:table-cell office:value-type="string">
            <text:p>2014-08-05</text:p>
          </table:table-cell>
          <table:table-cell office:value-type="string">
            <text:p>MASLS0PP001</text:p>
          </table:table-cell>
          <table:table-cell/>
          <table:table-cell office:value-type="string">
            <text:p>Cliente busca banda via link fibra no POP São Luiz</text:p>
          </table:table-cell>
          <table:table-cell office:value-type="string">
            <text:p>São Luís</text:p>
          </table:table-cell>
          <table:table-cell office:value-type="string">
            <text:p>MA</text:p>
          </table:table-cell>
          <table:table-cell/>
          <table:table-cell office:value-type="string">
            <text:p>MASLS0PP001</text:p>
          </table:table-cell>
          <table:table-cell office:value-type="string">
            <text:p>Fibra óptica Cliente</text:p>
          </table:table-cell>
          <table:table-cell office:value-type="string">
            <text:p>Av. Coronel Colares Moreira 100 Sl. 01 e 02 - Ranascença</text:p>
          </table:table-cell>
          <table:table-cell office:value-type="string">
            <text:p>São Luís</text:p>
          </table:table-cell>
          <table:table-cell office:value-type="string">
            <text:p>MA</text:p>
          </table:table-cell>
          <table:table-cell office:value-type="string">
            <text:p>65.075-441</text:p>
          </table:table-cell>
          <table:table-cell office:value-type="string">
            <text:p>José Augusto Diniz de Aguiar</text:p>
          </table:table-cell>
          <table:table-cell office:value-type="string">
            <text:p>(98) 2108-7292</text:p>
          </table:table-cell>
          <table:table-cell office:value-type="string">
            <text:p>(98) 98818-7970 / (98) 99116-8360</text:p>
          </table:table-cell>
          <table:table-cell office:value-type="string">
            <text:p>augustodiniz@tvn.tv.br / augustodiniz@tvn.com.br</text:p>
          </table:table-cell>
          <table:table-cell office:value-type="string">
            <text:p>700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MTL2000007</text:p>
          </table:table-cell>
          <table:table-cell office:value-type="string">
            <text:p>RNP - REDE NACIONAL DE ENSINO E PESQUISA</text:p>
          </table:table-cell>
          <table:table-cell office:value-type="string">
            <text:p>RNP - RONDONÓPLIS - UFMT</text:p>
          </table:table-cell>
          <table:table-cell office:value-type="string">
            <text:p>MT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202/2014/DC/4600</text:p>
          </table:table-cell>
          <table:table-cell office:value-type="string">
            <text:p>2014-07-22</text:p>
          </table:table-cell>
          <table:table-cell office:value-type="string">
            <text:p>Contrato</text:p>
          </table:table-cell>
          <table:table-cell office:value-type="string">
            <text:p>2014-08-04</text:p>
          </table:table-cell>
          <table:table-cell office:value-type="string">
            <text:p>DFBSA0TC024</text:p>
          </table:table-cell>
          <table:table-cell office:value-type="string">
            <text:p>Fibra óptica TELEBRAS</text:p>
          </table:table-cell>
          <table:table-cell office:value-type="string">
            <text:p>POP RNP DF - SAS, Q. 05, Lote 06, Bloco H, Edf. IBICT, Sl 700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070-910</text:p>
          </table:table-cell>
          <table:table-cell office:value-type="string">
            <text:p>MTROI0PP002</text:p>
          </table:table-cell>
          <table:table-cell office:value-type="string">
            <text:p>Fibra óptica TELEBRAS</text:p>
          </table:table-cell>
          <table:table-cell office:value-type="string">
            <text:p>Rodovia MT-270 (Rondonópolis - Guiratinga), km 06 - UFMT</text:p>
          </table:table-cell>
          <table:table-cell office:value-type="string">
            <text:p>Rondonópolis</text:p>
          </table:table-cell>
          <table:table-cell office:value-type="string">
            <text:p>MT</text:p>
          </table:table-cell>
          <table:table-cell office:value-type="string">
            <text:p>78.735-910</text:p>
          </table:table-cell>
          <table:table-cell office:value-type="string">
            <text:p>José Wilson A. do Nascimento</text:p>
          </table:table-cell>
          <table:table-cell office:value-type="string">
            <text:p>(61) 3243-4400</text:p>
          </table:table-cell>
          <table:table-cell/>
          <table:table-cell office:value-type="string">
            <text:p>wilson@pop-df.rnp.br</text:p>
          </table:table-cell>
          <table:table-cell office:value-type="string">
            <text:p>15968.76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PATX000002</text:p>
          </table:table-cell>
          <table:table-cell office:value-type="string">
            <text:p>TIM CELULAR S.A.</text:p>
          </table:table-cell>
          <table:table-cell office:value-type="string">
            <text:p>TIM - MBA-BLM 1</text:p>
          </table:table-cell>
          <table:table-cell office:value-type="string">
            <text:p>PA</text:p>
          </table:table-cell>
          <table:table-cell office:value-type="string">
            <text:p>TX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0837/2014/DC/4600</text:p>
          </table:table-cell>
          <table:table-cell office:value-type="string">
            <text:p>2014-01-06</text:p>
          </table:table-cell>
          <table:table-cell office:value-type="string">
            <text:p>Contrato</text:p>
          </table:table-cell>
          <table:table-cell office:value-type="string">
            <text:p>2014-08-04</text:p>
          </table:table-cell>
          <table:table-cell office:value-type="string">
            <text:p>PAMBA0PP001</text:p>
          </table:table-cell>
          <table:table-cell office:value-type="string">
            <text:p>Fibra óptica TELEBRAS</text:p>
          </table:table-cell>
          <table:table-cell office:value-type="string">
            <text:p>QD 07. FI 32. S/N</text:p>
          </table:table-cell>
          <table:table-cell office:value-type="string">
            <text:p>Marabá</text:p>
          </table:table-cell>
          <table:table-cell office:value-type="string">
            <text:p>PA</text:p>
          </table:table-cell>
          <table:table-cell/>
          <table:table-cell office:value-type="string">
            <text:p>PABLM0PP003</text:p>
          </table:table-cell>
          <table:table-cell office:value-type="string">
            <text:p>Fibra óptica TELEBRAS</text:p>
          </table:table-cell>
          <table:table-cell office:value-type="string">
            <text:p>Av. Trancredo Neves. 3300. Bairro Terra Firme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Vanderson Jeronimo Santana</text:p>
          </table:table-cell>
          <table:table-cell/>
          <table:table-cell office:value-type="string">
            <text:p>(21) 98113-6085</text:p>
          </table:table-cell>
          <table:table-cell office:value-type="string">
            <text:p>vjsantana@timbrasil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DFCI000004</text:p>
          </table:table-cell>
          <table:table-cell office:value-type="string">
            <text:p>MPOG - MINISTÉRIO DO PLANEJAMENTO, ORÇAMENTO E GESTÃO</text:p>
          </table:table-cell>
          <table:table-cell office:value-type="string">
            <text:p>MPOG - GRANJA DO TORTO-SAAN 1</text:p>
          </table:table-cell>
          <table:table-cell office:value-type="string">
            <text:p>DF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234/2014/DC/4600</text:p>
          </table:table-cell>
          <table:table-cell office:value-type="string">
            <text:p>2014-07-29</text:p>
          </table:table-cell>
          <table:table-cell office:value-type="string">
            <text:p>Contrato</text:p>
          </table:table-cell>
          <table:table-cell office:value-type="string">
            <text:p>2014-08-03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Inicio do Trecho - Granja do Torto</text:p>
          </table:table-cell>
          <table:table-cell table:number-columns-repeated="4"/>
          <table:table-cell office:value-type="string">
            <text:p>Fibra óptica TELEBRAS</text:p>
          </table:table-cell>
          <table:table-cell office:value-type="string">
            <text:p>Fim do Trecho - SAAN</text:p>
          </table:table-cell>
          <table:table-cell table:number-columns-repeated="3"/>
          <table:table-cell office:value-type="string">
            <text:p>Silvio César da Silva Lima</text:p>
          </table:table-cell>
          <table:table-cell office:value-type="string">
            <text:p>(61) 2020-1440</text:p>
          </table:table-cell>
          <table:table-cell/>
          <table:table-cell office:value-type="string">
            <text:p>silvio.lima@planejamento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DFCI000005</text:p>
          </table:table-cell>
          <table:table-cell office:value-type="string">
            <text:p>MPOG - MINISTÉRIO DO PLANEJAMENTO, ORÇAMENTO E GESTÃO</text:p>
          </table:table-cell>
          <table:table-cell office:value-type="string">
            <text:p>MPOG - GRANJA DO TORTO-SAAN 2</text:p>
          </table:table-cell>
          <table:table-cell office:value-type="string">
            <text:p>DF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242/2014/DC/4600</text:p>
          </table:table-cell>
          <table:table-cell office:value-type="string">
            <text:p>2014-07-31</text:p>
          </table:table-cell>
          <table:table-cell office:value-type="string">
            <text:p>Contrato</text:p>
          </table:table-cell>
          <table:table-cell office:value-type="string">
            <text:p>2014-08-03</text:p>
          </table:table-cell>
          <table:table-cell table:number-columns-repeated="2"/>
          <table:table-cell office:value-type="string">
            <text:p>Inicio do Trecho - Granja do Torto</text:p>
          </table:table-cell>
          <table:table-cell table:number-columns-repeated="4"/>
          <table:table-cell office:value-type="string">
            <text:p>Fibra óptica TELEBRAS</text:p>
          </table:table-cell>
          <table:table-cell office:value-type="string">
            <text:p>Fim do Trecho - SAAN</text:p>
          </table:table-cell>
          <table:table-cell table:number-columns-repeated="3"/>
          <table:table-cell office:value-type="string">
            <text:p>Silvio César da Silva Lima</text:p>
          </table:table-cell>
          <table:table-cell office:value-type="string">
            <text:p>(61) 2020-1440</text:p>
          </table:table-cell>
          <table:table-cell/>
          <table:table-cell office:value-type="string">
            <text:p>silvio.lima@planejamento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ROBL000007</text:p>
          </table:table-cell>
          <table:table-cell office:value-type="string">
            <text:p>WIANET SOLUÇÕES E TECNOLOGIA LTDA</text:p>
          </table:table-cell>
          <table:table-cell office:value-type="string">
            <text:p>WIANET</text:p>
          </table:table-cell>
          <table:table-cell office:value-type="string">
            <text:p>RO</text:p>
          </table:table-cell>
          <table:table-cell office:value-type="string">
            <text:p>BL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076/2014/DC/4600</text:p>
          </table:table-cell>
          <table:table-cell office:value-type="string">
            <text:p>2014-05-23</text:p>
          </table:table-cell>
          <table:table-cell office:value-type="string">
            <text:p>Contrato</text:p>
          </table:table-cell>
          <table:table-cell office:value-type="string">
            <text:p>2014-08-01</text:p>
          </table:table-cell>
          <table:table-cell office:value-type="string">
            <text:p>ROPVO0PM002</text:p>
          </table:table-cell>
          <table:table-cell/>
          <table:table-cell office:value-type="string">
            <text:p>Cliente buscará em fibra no PM - RO</text:p>
          </table:table-cell>
          <table:table-cell office:value-type="string">
            <text:p>Porto Velho</text:p>
          </table:table-cell>
          <table:table-cell office:value-type="string">
            <text:p>RO</text:p>
          </table:table-cell>
          <table:table-cell/>
          <table:table-cell office:value-type="string">
            <text:p>ROPVO0PC006</text:p>
          </table:table-cell>
          <table:table-cell office:value-type="string">
            <text:p>Fibra óptica Cliente</text:p>
          </table:table-cell>
          <table:table-cell office:value-type="string">
            <text:p>Cliente buscará em fibra no PM - RO</text:p>
          </table:table-cell>
          <table:table-cell office:value-type="string">
            <text:p>Porto Velho</text:p>
          </table:table-cell>
          <table:table-cell office:value-type="string">
            <text:p>RO</text:p>
          </table:table-cell>
          <table:table-cell office:value-type="string">
            <text:p>76.801-284</text:p>
          </table:table-cell>
          <table:table-cell office:value-type="string">
            <text:p>Lúcio Roberto Moura</text:p>
          </table:table-cell>
          <table:table-cell office:value-type="string">
            <text:p>(69) 3229-8662</text:p>
          </table:table-cell>
          <table:table-cell office:value-type="string">
            <text:p>(69) 8122-0137</text:p>
          </table:table-cell>
          <table:table-cell office:value-type="string">
            <text:p>moura.lucio@uol.com.br</text:p>
          </table:table-cell>
          <table:table-cell office:value-type="string">
            <text:p>12922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RSAC000004</text:p>
          </table:table-cell>
          <table:table-cell office:value-type="string">
            <text:p>INFRAERO - EMPRESA BRASILEIRA DE INFRAESTRUTURA AEROPORTUÁRIA</text:p>
          </table:table-cell>
          <table:table-cell office:value-type="string">
            <text:p>INFRAERO SALGADO FILHO</text:p>
          </table:table-cell>
          <table:table-cell office:value-type="string">
            <text:p>RS</text:p>
          </table:table-cell>
          <table:table-cell office:value-type="string">
            <text:p>AC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872/2014/4400/4600</text:p>
          </table:table-cell>
          <table:table-cell office:value-type="string">
            <text:p>2014-01-31</text:p>
          </table:table-cell>
          <table:table-cell office:value-type="string">
            <text:p>Contrato</text:p>
          </table:table-cell>
          <table:table-cell office:value-type="string">
            <text:p>2014-07-31</text:p>
          </table:table-cell>
          <table:table-cell office:value-type="string">
            <text:p>RSPAE0PM004</text:p>
          </table:table-cell>
          <table:table-cell/>
          <table:table-cell office:value-type="string">
            <text:p>Aeroporto Salgado Filho <text:s/>Av. Severo Dullius, 90010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 office:value-type="string">
            <text:p>90.200-310</text:p>
          </table:table-cell>
          <table:table-cell office:value-type="string">
            <text:p>RSPAE0PM004</text:p>
          </table:table-cell>
          <table:table-cell office:value-type="string">
            <text:p>Fibra óptica TELEBRAS</text:p>
          </table:table-cell>
          <table:table-cell office:value-type="string">
            <text:p>Av. Severo Dullius, 90010 - Anchieta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/>
          <table:table-cell office:value-type="string">
            <text:p>Luis Fernando Lecina Nunes</text:p>
          </table:table-cell>
          <table:table-cell office:value-type="string">
            <text:p>(51) 3358-2174</text:p>
          </table:table-cell>
          <table:table-cell office:value-type="string">
            <text:p>(51) 9313-4315</text:p>
          </table:table-cell>
          <table:table-cell office:value-type="string">
            <text:p>lflnunes@infraero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BAAC000004</text:p>
          </table:table-cell>
          <table:table-cell office:value-type="string">
            <text:p>INFRAERO - EMPRESA BRASILEIRA DE INFRAESTRUTURA AEROPORTUÁRIA</text:p>
          </table:table-cell>
          <table:table-cell office:value-type="string">
            <text:p>INFRAERO DEP. LEM</text:p>
          </table:table-cell>
          <table:table-cell office:value-type="string">
            <text:p>BA</text:p>
          </table:table-cell>
          <table:table-cell office:value-type="string">
            <text:p>AC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864/2014/4400/4600</text:p>
          </table:table-cell>
          <table:table-cell office:value-type="string">
            <text:p>2014-01-31</text:p>
          </table:table-cell>
          <table:table-cell office:value-type="string">
            <text:p>Contrato</text:p>
          </table:table-cell>
          <table:table-cell office:value-type="string">
            <text:p>2014-07-24</text:p>
          </table:table-cell>
          <table:table-cell office:value-type="string">
            <text:p>BASDR0PM005</text:p>
          </table:table-cell>
          <table:table-cell/>
          <table:table-cell office:value-type="string">
            <text:p>Aeroporto de Salvador Praça Gago Coutinho, s/n</text:p>
          </table:table-cell>
          <table:table-cell office:value-type="string">
            <text:p>Salvador</text:p>
          </table:table-cell>
          <table:table-cell office:value-type="string">
            <text:p>BA</text:p>
          </table:table-cell>
          <table:table-cell/>
          <table:table-cell office:value-type="string">
            <text:p>BASDR0PM005</text:p>
          </table:table-cell>
          <table:table-cell office:value-type="string">
            <text:p>Fibra óptica TELEBRAS</text:p>
          </table:table-cell>
          <table:table-cell office:value-type="string">
            <text:p>Praça Gago Coutinho, s/n, São Cristóvão</text:p>
          </table:table-cell>
          <table:table-cell office:value-type="string">
            <text:p>Salvador</text:p>
          </table:table-cell>
          <table:table-cell office:value-type="string">
            <text:p>BA</text:p>
          </table:table-cell>
          <table:table-cell/>
          <table:table-cell office:value-type="string">
            <text:p>Israel Brandão de Sena</text:p>
          </table:table-cell>
          <table:table-cell office:value-type="string">
            <text:p>(71) 3204-1777</text:p>
          </table:table-cell>
          <table:table-cell office:value-type="string">
            <text:p>(71) <text:s/>9654-9990</text:p>
          </table:table-cell>
          <table:table-cell office:value-type="string">
            <text:p>ibrandao@infraero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BAL2000006</text:p>
          </table:table-cell>
          <table:table-cell office:value-type="string">
            <text:p>RNP - REDE NACIONAL DE ENSINO E PESQUISA</text:p>
          </table:table-cell>
          <table:table-cell office:value-type="string">
            <text:p>RNP EUNÁPOLIS - IFBA</text:p>
          </table:table-cell>
          <table:table-cell office:value-type="string">
            <text:p>BA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900/2014/4400/4600</text:p>
          </table:table-cell>
          <table:table-cell office:value-type="string">
            <text:p>2014-02-24</text:p>
          </table:table-cell>
          <table:table-cell office:value-type="string">
            <text:p>Contrato</text:p>
          </table:table-cell>
          <table:table-cell office:value-type="string">
            <text:p>2014-07-21</text:p>
          </table:table-cell>
          <table:table-cell office:value-type="string">
            <text:p>BASDR0PP002</text:p>
          </table:table-cell>
          <table:table-cell office:value-type="string">
            <text:p>Fibra óptica TELEBRAS</text:p>
          </table:table-cell>
          <table:table-cell office:value-type="string">
            <text:p>Prédio do CPD/UFBA - Av. Ademar de Barros, s/n</text:p>
          </table:table-cell>
          <table:table-cell office:value-type="string">
            <text:p>Salvador</text:p>
          </table:table-cell>
          <table:table-cell office:value-type="string">
            <text:p>BA</text:p>
          </table:table-cell>
          <table:table-cell/>
          <table:table-cell office:value-type="string">
            <text:p>BAEUS0PP001</text:p>
          </table:table-cell>
          <table:table-cell office:value-type="string">
            <text:p>Fibra óptica TELEBRAS</text:p>
          </table:table-cell>
          <table:table-cell office:value-type="string">
            <text:p>Av. David Jonas Fadini, s/n - Rosa Neto - IFBA</text:p>
          </table:table-cell>
          <table:table-cell office:value-type="string">
            <text:p>Eunápolis</text:p>
          </table:table-cell>
          <table:table-cell office:value-type="string">
            <text:p>BA</text:p>
          </table:table-cell>
          <table:table-cell office:value-type="string">
            <text:p>45.823-431</text:p>
          </table:table-cell>
          <table:table-cell office:value-type="string">
            <text:p>Ronaldo da Silva Paulino</text:p>
          </table:table-cell>
          <table:table-cell office:value-type="string">
            <text:p>21 2102-4139</text:p>
          </table:table-cell>
          <table:table-cell/>
          <table:table-cell office:value-type="string">
            <text:p>ronaldo.paulino@rnp.br ou noc@rnp.br</text:p>
          </table:table-cell>
          <table:table-cell office:value-type="string">
            <text:p>15726.64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endereço</text:p>
          </table:table-cell>
          <table:table-cell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BAL2000007</text:p>
          </table:table-cell>
          <table:table-cell office:value-type="string">
            <text:p>RNP - REDE NACIONAL DE ENSINO E PESQUISA</text:p>
          </table:table-cell>
          <table:table-cell office:value-type="string">
            <text:p>RNP FEIRA DE SANTANA - IFBA</text:p>
          </table:table-cell>
          <table:table-cell office:value-type="string">
            <text:p>BA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906/2014/4400/4600</text:p>
          </table:table-cell>
          <table:table-cell office:value-type="string">
            <text:p>2014-02-28</text:p>
          </table:table-cell>
          <table:table-cell office:value-type="string">
            <text:p>Contrato</text:p>
          </table:table-cell>
          <table:table-cell office:value-type="string">
            <text:p>2014-07-21</text:p>
          </table:table-cell>
          <table:table-cell office:value-type="string">
            <text:p>BASDR0PP002</text:p>
          </table:table-cell>
          <table:table-cell office:value-type="string">
            <text:p>Fibra óptica TELEBRAS</text:p>
          </table:table-cell>
          <table:table-cell office:value-type="string">
            <text:p>Prédio do CPD/UFBA - Av. Ademar de Barros, s/n</text:p>
          </table:table-cell>
          <table:table-cell office:value-type="string">
            <text:p>Salvador</text:p>
          </table:table-cell>
          <table:table-cell office:value-type="string">
            <text:p>BA</text:p>
          </table:table-cell>
          <table:table-cell/>
          <table:table-cell office:value-type="string">
            <text:p>BAFSA0TR001</text:p>
          </table:table-cell>
          <table:table-cell office:value-type="string">
            <text:p>Fibra óptica TELEBRAS</text:p>
          </table:table-cell>
          <table:table-cell office:value-type="string">
            <text:p>Rodovia BR-324, km 102 - Subaé - IFBA</text:p>
          </table:table-cell>
          <table:table-cell office:value-type="string">
            <text:p>Feira de Santana</text:p>
          </table:table-cell>
          <table:table-cell office:value-type="string">
            <text:p>BA</text:p>
          </table:table-cell>
          <table:table-cell office:value-type="string">
            <text:p>44.079-10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726.64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endereço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MTL2000006</text:p>
          </table:table-cell>
          <table:table-cell office:value-type="string">
            <text:p>RNP - REDE NACIONAL DE ENSINO E PESQUISA</text:p>
          </table:table-cell>
          <table:table-cell office:value-type="string">
            <text:p>RNP - RONDONÓPOLIS - IFMT</text:p>
          </table:table-cell>
          <table:table-cell office:value-type="string">
            <text:p>MT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068/2014/DC/4600</text:p>
          </table:table-cell>
          <table:table-cell office:value-type="string">
            <text:p>2014-05-20</text:p>
          </table:table-cell>
          <table:table-cell office:value-type="string">
            <text:p>Contrato</text:p>
          </table:table-cell>
          <table:table-cell office:value-type="string">
            <text:p>2014-07-21</text:p>
          </table:table-cell>
          <table:table-cell office:value-type="string">
            <text:p>DFBSA0TC024</text:p>
          </table:table-cell>
          <table:table-cell office:value-type="string">
            <text:p>Fibra óptica TELEBRAS</text:p>
          </table:table-cell>
          <table:table-cell office:value-type="string">
            <text:p>POP RNP DF - SAS, Q. 05, Lote 06, Bloco H, Edf. IBICT, Sl 700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070-910</text:p>
          </table:table-cell>
          <table:table-cell office:value-type="string">
            <text:p>MTROI0TC003</text:p>
          </table:table-cell>
          <table:table-cell office:value-type="string">
            <text:p>Fibra óptica TELEBRAS</text:p>
          </table:table-cell>
          <table:table-cell office:value-type="string">
            <text:p>Rua Ananias Martins de Souza, 861 - Vila Mineira - IFMT</text:p>
          </table:table-cell>
          <table:table-cell office:value-type="string">
            <text:p>Rondonópolis</text:p>
          </table:table-cell>
          <table:table-cell office:value-type="string">
            <text:p>MT</text:p>
          </table:table-cell>
          <table:table-cell/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6548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DFCI000003</text:p>
          </table:table-cell>
          <table:table-cell office:value-type="string">
            <text:p>ELETRONORTE - CENTRAIS ELÉTRICAS DO NORTE DO BRASIL S.A.</text:p>
          </table:table-cell>
          <table:table-cell office:value-type="string">
            <text:p>ELETRONORTE - BSA GERAL-SAMAMBAIA</text:p>
          </table:table-cell>
          <table:table-cell office:value-type="string">
            <text:p>DF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101/2014/DC/4600</text:p>
          </table:table-cell>
          <table:table-cell office:value-type="string">
            <text:p>2014-06-04</text:p>
          </table:table-cell>
          <table:table-cell office:value-type="string">
            <text:p>Contrato</text:p>
          </table:table-cell>
          <table:table-cell office:value-type="string">
            <text:p>2014-07-18</text:p>
          </table:table-cell>
          <table:table-cell office:value-type="string">
            <text:p>DFBSA0PP002</text:p>
          </table:table-cell>
          <table:table-cell office:value-type="string">
            <text:p>Fibra óptica TELEBRAS</text:p>
          </table:table-cell>
          <table:table-cell office:value-type="string">
            <text:p>Site Samambaia (TELEBRAS) - Rodovia BR 060 Km 10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6.610-070</text:p>
          </table:table-cell>
          <table:table-cell office:value-type="string">
            <text:p>DFBSA0PP001</text:p>
          </table:table-cell>
          <table:table-cell office:value-type="string">
            <text:p>Fibra óptica TELEBRAS</text:p>
          </table:table-cell>
          <table:table-cell office:value-type="string">
            <text:p>Site - Brasília Geral (TELEBRAS) - SAI - Lote A Trecho 1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1.215-000</text:p>
          </table:table-cell>
          <table:table-cell office:value-type="string">
            <text:p>Flávio Roberto Antonio</text:p>
          </table:table-cell>
          <table:table-cell office:value-type="string">
            <text:p>(61) 3429-6394</text:p>
          </table:table-cell>
          <table:table-cell office:value-type="string">
            <text:p>(61) 9962-1432</text:p>
          </table:table-cell>
          <table:table-cell office:value-type="string">
            <text:p>flavio.antonio@eletronorte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TOBL000032</text:p>
          </table:table-cell>
          <table:table-cell office:value-type="string">
            <text:p>LUCARONI TELECOM LTDA</text:p>
          </table:table-cell>
          <table:table-cell office:value-type="string">
            <text:p>LUCARONI TELECOM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011/2014/DC/4600</text:p>
          </table:table-cell>
          <table:table-cell office:value-type="string">
            <text:p>2014-05-12</text:p>
          </table:table-cell>
          <table:table-cell office:value-type="string">
            <text:p>Contrato</text:p>
          </table:table-cell>
          <table:table-cell office:value-type="string">
            <text:p>2014-07-18</text:p>
          </table:table-cell>
          <table:table-cell office:value-type="string">
            <text:p>TOPMJ0TR001</text:p>
          </table:table-cell>
          <table:table-cell/>
          <table:table-cell office:value-type="string">
            <text:p>Av. NS 15, ALCNO 14, Bloco <text:s/>IV</text:p>
          </table:table-cell>
          <table:table-cell office:value-type="string">
            <text:p>Palmas</text:p>
          </table:table-cell>
          <table:table-cell office:value-type="string">
            <text:p>TO</text:p>
          </table:table-cell>
          <table:table-cell/>
          <table:table-cell office:value-type="string">
            <text:p>PABLM0TC004</text:p>
          </table:table-cell>
          <table:table-cell office:value-type="string">
            <text:p>Rádio TELEBRAS</text:p>
          </table:table-cell>
          <table:table-cell office:value-type="string">
            <text:p>Quadra 108 Norte Avenida NS 6 LOTE 28 S/N SALA 101 Plano Diretor Norte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João Eduardo Lucaroni</text:p>
          </table:table-cell>
          <table:table-cell office:value-type="string">
            <text:p>(63) 3215-0550</text:p>
          </table:table-cell>
          <table:table-cell office:value-type="string">
            <text:p>(63) 8494-9173</text:p>
          </table:table-cell>
          <table:table-cell office:value-type="string">
            <text:p>ceo@netmaispalmas.com.br</text:p>
          </table:table-cell>
          <table:table-cell office:value-type="string">
            <text:p>1100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DFAC000026</text:p>
          </table:table-cell>
          <table:table-cell office:value-type="string">
            <text:p>MINISTÉRIO DA DEFESA</text:p>
          </table:table-cell>
          <table:table-cell office:value-type="string">
            <text:p>MIN. DEFESA CPD - BSA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01123/2014/DC/4600</text:p>
          </table:table-cell>
          <table:table-cell office:value-type="string">
            <text:p>2014-06-25</text:p>
          </table:table-cell>
          <table:table-cell office:value-type="string">
            <text:p>Contrato</text:p>
          </table:table-cell>
          <table:table-cell office:value-type="string">
            <text:p>2014-07-11</text:p>
          </table:table-cell>
          <table:table-cell office:value-type="string">
            <text:p>DFBSA0PM028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PM028</text:p>
          </table:table-cell>
          <table:table-cell office:value-type="string">
            <text:p>Fibra óptica TELEBRAS</text:p>
          </table:table-cell>
          <table:table-cell office:value-type="string">
            <text:p>Ministério da Defesa, Esplanada dos Ministérios, Bloco Q, 4 andar, CPD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Isac Costa</text:p>
          </table:table-cell>
          <table:table-cell office:value-type="string">
            <text:p>(61) 2023-5530</text:p>
          </table:table-cell>
          <table:table-cell office:value-type="string">
            <text:p>(61) 9967- 9531</text:p>
          </table:table-cell>
          <table:table-cell office:value-type="string">
            <text:p>isac.costa@defesa.gov.br</text:p>
          </table:table-cell>
          <table:table-cell office:value-type="string">
            <text:p>9057.16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SPBL000010</text:p>
          </table:table-cell>
          <table:table-cell office:value-type="string">
            <text:p>PREFEITURA <text:s/>BARRETOS</text:p>
          </table:table-cell>
          <table:table-cell office:value-type="string">
            <text:p>PREFEITURA DE BARRETOS</text:p>
          </table:table-cell>
          <table:table-cell office:value-type="string">
            <text:p>SP</text:p>
          </table:table-cell>
          <table:table-cell office:value-type="string">
            <text:p>BL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0760/2013/DC/4600</text:p>
          </table:table-cell>
          <table:table-cell office:value-type="string">
            <text:p>2013-10-31</text:p>
          </table:table-cell>
          <table:table-cell office:value-type="string">
            <text:p>Contrato</text:p>
          </table:table-cell>
          <table:table-cell office:value-type="string">
            <text:p>2014-07-10</text:p>
          </table:table-cell>
          <table:table-cell office:value-type="string">
            <text:p>SPBRS0TR001</text:p>
          </table:table-cell>
          <table:table-cell/>
          <table:table-cell office:value-type="string">
            <text:p>Atendimento Via Rádio na ETR Barretos</text:p>
          </table:table-cell>
          <table:table-cell office:value-type="string">
            <text:p>Barretos</text:p>
          </table:table-cell>
          <table:table-cell office:value-type="string">
            <text:p>SP</text:p>
          </table:table-cell>
          <table:table-cell/>
          <table:table-cell office:value-type="string">
            <text:p>SPBRS0TC004</text:p>
          </table:table-cell>
          <table:table-cell office:value-type="string">
            <text:p>Rádio TELEBRAS</text:p>
          </table:table-cell>
          <table:table-cell office:value-type="string">
            <text:p>Rua 30 , 564, Centro</text:p>
          </table:table-cell>
          <table:table-cell office:value-type="string">
            <text:p>Barretos</text:p>
          </table:table-cell>
          <table:table-cell office:value-type="string">
            <text:p>SP</text:p>
          </table:table-cell>
          <table:table-cell/>
          <table:table-cell office:value-type="string">
            <text:p>Guilherme Henrique de Ávila</text:p>
          </table:table-cell>
          <table:table-cell office:value-type="string">
            <text:p>(17 ) 3321-1100</text:p>
          </table:table-cell>
          <table:table-cell office:value-type="string">
            <text:p>(17) <text:s/>99781-4210</text:p>
          </table:table-cell>
          <table:table-cell office:value-type="string">
            <text:p>samir.cti@barretos.sp.gov.br</text:p>
          </table:table-cell>
          <table:table-cell office:value-type="string">
            <text:p>138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DFCI000001</text:p>
          </table:table-cell>
          <table:table-cell office:value-type="string">
            <text:p>GLOBAL VILLAGE TELECOM LTDA</text:p>
          </table:table-cell>
          <table:table-cell office:value-type="string">
            <text:p>GVT - BRASÍLIA-ALEXÂNIA</text:p>
          </table:table-cell>
          <table:table-cell office:value-type="string">
            <text:p>DF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685/2013/4400/4600</text:p>
          </table:table-cell>
          <table:table-cell office:value-type="string">
            <text:p>2013-09-19</text:p>
          </table:table-cell>
          <table:table-cell office:value-type="string">
            <text:p>Contrato</text:p>
          </table:table-cell>
          <table:table-cell office:value-type="string">
            <text:p>2014-06-25</text:p>
          </table:table-cell>
          <table:table-cell office:value-type="string">
            <text:p>DFBSA0PP001</text:p>
          </table:table-cell>
          <table:table-cell office:value-type="string">
            <text:p>Fibra óptica Cliente</text:p>
          </table:table-cell>
          <table:table-cell office:value-type="string">
            <text:p>SIA Área de Serviço Pública S/N Lote A, Trecho 1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000-001</text:p>
          </table:table-cell>
          <table:table-cell office:value-type="string">
            <text:p>GOALX0PP001</text:p>
          </table:table-cell>
          <table:table-cell office:value-type="string">
            <text:p>Fibra óptica Cliente</text:p>
          </table:table-cell>
          <table:table-cell office:value-type="string">
            <text:p>BR 060, Km 25 - Alexânia/GO</text:p>
          </table:table-cell>
          <table:table-cell office:value-type="string">
            <text:p>Alexânia</text:p>
          </table:table-cell>
          <table:table-cell office:value-type="string">
            <text:p>GO</text:p>
          </table:table-cell>
          <table:table-cell office:value-type="string">
            <text:p>72.930-000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GOCI000001</text:p>
          </table:table-cell>
          <table:table-cell office:value-type="string">
            <text:p>GLOBAL VILLAGE TELECOM LTDA</text:p>
          </table:table-cell>
          <table:table-cell office:value-type="string">
            <text:p>GVT - MORRINHOS-ARAPORÃ</text:p>
          </table:table-cell>
          <table:table-cell office:value-type="string">
            <text:p>GO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687/2013/4400/4600</text:p>
          </table:table-cell>
          <table:table-cell office:value-type="string">
            <text:p>2013-09-19</text:p>
          </table:table-cell>
          <table:table-cell office:value-type="string">
            <text:p>Contrato</text:p>
          </table:table-cell>
          <table:table-cell office:value-type="string">
            <text:p>2014-06-25</text:p>
          </table:table-cell>
          <table:table-cell office:value-type="string">
            <text:p>GOMIH0PP001</text:p>
          </table:table-cell>
          <table:table-cell office:value-type="string">
            <text:p>Fibra óptica Cliente</text:p>
          </table:table-cell>
          <table:table-cell office:value-type="string">
            <text:p>GO 147, Km 89</text:p>
          </table:table-cell>
          <table:table-cell office:value-type="string">
            <text:p>Morrinhos</text:p>
          </table:table-cell>
          <table:table-cell office:value-type="string">
            <text:p>GO</text:p>
          </table:table-cell>
          <table:table-cell office:value-type="string">
            <text:p>75.650-000</text:p>
          </table:table-cell>
          <table:table-cell office:value-type="string">
            <text:p>MGARPOPP001</text:p>
          </table:table-cell>
          <table:table-cell office:value-type="string">
            <text:p>Fibra óptica Cliente</text:p>
          </table:table-cell>
          <table:table-cell office:value-type="string">
            <text:p>Estrada de Acesso a Usina de Furnas Km 6,3</text:p>
          </table:table-cell>
          <table:table-cell office:value-type="string">
            <text:p>Araporã</text:p>
          </table:table-cell>
          <table:table-cell office:value-type="string">
            <text:p>MG</text:p>
          </table:table-cell>
          <table:table-cell/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GOCI000002</text:p>
          </table:table-cell>
          <table:table-cell office:value-type="string">
            <text:p>GLOBAL VILLAGE TELECOM LTDA</text:p>
          </table:table-cell>
          <table:table-cell office:value-type="string">
            <text:p>GVT - <text:s/>SEN.CANEDO-MORRINHOS</text:p>
          </table:table-cell>
          <table:table-cell office:value-type="string">
            <text:p>GO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691/2013/4400/4600</text:p>
          </table:table-cell>
          <table:table-cell office:value-type="string">
            <text:p>2013-09-19</text:p>
          </table:table-cell>
          <table:table-cell office:value-type="string">
            <text:p>Contrato</text:p>
          </table:table-cell>
          <table:table-cell office:value-type="string">
            <text:p>2014-06-25</text:p>
          </table:table-cell>
          <table:table-cell office:value-type="string">
            <text:p>GOSCQ0PP001</text:p>
          </table:table-cell>
          <table:table-cell office:value-type="string">
            <text:p>Fibra óptica Cliente</text:p>
          </table:table-cell>
          <table:table-cell office:value-type="string">
            <text:p>Rod. Municipal Senador 001, S/N, Km 01, Zona Industrial</text:p>
          </table:table-cell>
          <table:table-cell office:value-type="string">
            <text:p>Senador Canedo</text:p>
          </table:table-cell>
          <table:table-cell office:value-type="string">
            <text:p>GO</text:p>
          </table:table-cell>
          <table:table-cell office:value-type="string">
            <text:p>75.250-000</text:p>
          </table:table-cell>
          <table:table-cell office:value-type="string">
            <text:p>GOMIH0PP001</text:p>
          </table:table-cell>
          <table:table-cell office:value-type="string">
            <text:p>Fibra óptica Cliente</text:p>
          </table:table-cell>
          <table:table-cell office:value-type="string">
            <text:p>GO 147, Km 89 - Morrinhos/GO</text:p>
          </table:table-cell>
          <table:table-cell office:value-type="string">
            <text:p>Morrinhos</text:p>
          </table:table-cell>
          <table:table-cell office:value-type="string">
            <text:p>GO</text:p>
          </table:table-cell>
          <table:table-cell office:value-type="string">
            <text:p>75.650-000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GOCI000003</text:p>
          </table:table-cell>
          <table:table-cell office:value-type="string">
            <text:p>GLOBAL VILLAGE TELECOM LTDA</text:p>
          </table:table-cell>
          <table:table-cell office:value-type="string">
            <text:p>GVT - <text:s/>ALEXANIA-SENADOR CANEDO</text:p>
          </table:table-cell>
          <table:table-cell office:value-type="string">
            <text:p>GO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694/2013/4400/4600</text:p>
          </table:table-cell>
          <table:table-cell office:value-type="string">
            <text:p>2013-09-19</text:p>
          </table:table-cell>
          <table:table-cell office:value-type="string">
            <text:p>Contrato</text:p>
          </table:table-cell>
          <table:table-cell office:value-type="string">
            <text:p>2014-06-25</text:p>
          </table:table-cell>
          <table:table-cell office:value-type="string">
            <text:p>GOALX0PP001</text:p>
          </table:table-cell>
          <table:table-cell office:value-type="string">
            <text:p>Fibra óptica TELEBRAS</text:p>
          </table:table-cell>
          <table:table-cell office:value-type="string">
            <text:p>BR 060, Km 25</text:p>
          </table:table-cell>
          <table:table-cell office:value-type="string">
            <text:p>Alexânia</text:p>
          </table:table-cell>
          <table:table-cell office:value-type="string">
            <text:p>GO</text:p>
          </table:table-cell>
          <table:table-cell office:value-type="string">
            <text:p>72.930-000</text:p>
          </table:table-cell>
          <table:table-cell office:value-type="string">
            <text:p>GOSCQ0PP001</text:p>
          </table:table-cell>
          <table:table-cell office:value-type="string">
            <text:p>Fibra óptica TELEBRAS</text:p>
          </table:table-cell>
          <table:table-cell office:value-type="string">
            <text:p>Rod. Municipal Senador 001, S/N, Km 01, Zona Industrial</text:p>
          </table:table-cell>
          <table:table-cell office:value-type="string">
            <text:p>Senador Canedo</text:p>
          </table:table-cell>
          <table:table-cell office:value-type="string">
            <text:p>GO</text:p>
          </table:table-cell>
          <table:table-cell/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table:number-columns-repeated="2"/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MGCI000001</text:p>
          </table:table-cell>
          <table:table-cell office:value-type="string">
            <text:p>GLOBAL VILLAGE TELECOM LTDA</text:p>
          </table:table-cell>
          <table:table-cell office:value-type="string">
            <text:p>GVT - ARAPORÃ-UBERLÂNDIA</text:p>
          </table:table-cell>
          <table:table-cell office:value-type="string">
            <text:p>MG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684/2013/4400/4600</text:p>
          </table:table-cell>
          <table:table-cell office:value-type="string">
            <text:p>2013-09-19</text:p>
          </table:table-cell>
          <table:table-cell office:value-type="string">
            <text:p>Contrato</text:p>
          </table:table-cell>
          <table:table-cell office:value-type="string">
            <text:p>2014-06-25</text:p>
          </table:table-cell>
          <table:table-cell office:value-type="string">
            <text:p>MGARPOPP001</text:p>
          </table:table-cell>
          <table:table-cell office:value-type="string">
            <text:p>Fibra óptica TELEBRAS</text:p>
          </table:table-cell>
          <table:table-cell office:value-type="string">
            <text:p>Estrada de Acesso a Usina de Furnas Km 6,3</text:p>
          </table:table-cell>
          <table:table-cell office:value-type="string">
            <text:p>Araporã</text:p>
          </table:table-cell>
          <table:table-cell office:value-type="string">
            <text:p>MG</text:p>
          </table:table-cell>
          <table:table-cell office:value-type="string">
            <text:p>75.650-000</text:p>
          </table:table-cell>
          <table:table-cell office:value-type="string">
            <text:p>MGULA0PP001</text:p>
          </table:table-cell>
          <table:table-cell office:value-type="string">
            <text:p>Fibra óptica TELEBRAS</text:p>
          </table:table-cell>
          <table:table-cell office:value-type="string">
            <text:p>Rod. Br 497, Km 11, Barro Morada Nova</text:p>
          </table:table-cell>
          <table:table-cell office:value-type="string">
            <text:p>Uberlândia</text:p>
          </table:table-cell>
          <table:table-cell office:value-type="string">
            <text:p>MG</text:p>
          </table:table-cell>
          <table:table-cell office:value-type="string">
            <text:p>38.400-001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TOBL000020</text:p>
          </table:table-cell>
          <table:table-cell office:value-type="string">
            <text:p>Carolina Online Comunicações Multimídia </text:p>
          </table:table-cell>
          <table:table-cell office:value-type="string">
            <text:p>CAROLINA ONLINE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4-06-23</text:p>
          </table:table-cell>
          <table:table-cell/>
          <table:table-cell office:value-type="string">
            <text:p>Rádio TELEBRAS</text:p>
          </table:table-cell>
          <table:table-cell table:number-columns-repeated="5"/>
          <table:table-cell office:value-type="string">
            <text:p>Rádio TELEBRAS</text:p>
          </table:table-cell>
          <table:table-cell table:number-columns-repeated="8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DFAC000025</text:p>
          </table:table-cell>
          <table:table-cell office:value-type="string">
            <text:p>MINISTÉRIO DAS COMUNICAÇÕES</text:p>
          </table:table-cell>
          <table:table-cell office:value-type="string">
            <text:p>MINICOM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150">
            <text:p>150</text:p>
          </table:table-cell>
          <table:table-cell office:value-type="string">
            <text:p>01119/2014/DC/4600</text:p>
          </table:table-cell>
          <table:table-cell office:value-type="string">
            <text:p>2014-06-16</text:p>
          </table:table-cell>
          <table:table-cell office:value-type="string">
            <text:p>Contrato</text:p>
          </table:table-cell>
          <table:table-cell office:value-type="string">
            <text:p>2014-06-23</text:p>
          </table:table-cell>
          <table:table-cell office:value-type="string">
            <text:p>DFBSA0PM012</text:p>
          </table:table-cell>
          <table:table-cell/>
          <table:table-cell office:value-type="string">
            <text:p>Ministério das Comunicações - Esplanada dos Ministérios Bloco R - Ed. Anexo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PM012</text:p>
          </table:table-cell>
          <table:table-cell office:value-type="string">
            <text:p>Fibra óptica TELEBRAS</text:p>
          </table:table-cell>
          <table:table-cell office:value-type="string">
            <text:p>Ministério das Comunicações - Esplanada dos Ministérios Bloco R - Ed. Anexo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e 7am a 8pm: 2027-6070</text:p>
          </table:table-cell>
          <table:table-cell table:number-columns-repeated="2"/>
          <table:table-cell office:value-type="string">
            <text:p>Celular de plantão: 9817-0821 / Supervisão do Plantão: 9196-</text:p>
          </table:table-cell>
          <table:table-cell office:value-type="string">
            <text:p>16797.19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BAL2000012</text:p>
          </table:table-cell>
          <table:table-cell office:value-type="string">
            <text:p>TIM CELULAR S.A.</text:p>
          </table:table-cell>
          <table:table-cell office:value-type="string">
            <text:p>TIM CELULAR</text:p>
          </table:table-cell>
          <table:table-cell office:value-type="string">
            <text:p>BA</text:p>
          </table:table-cell>
          <table:table-cell office:value-type="string">
            <text:p>L2</text:p>
          </table:table-cell>
          <table:table-cell table:number-columns-repeated="2" office:value-type="float" office:value="40">
            <text:p>40</text:p>
          </table:table-cell>
          <table:table-cell office:value-type="string">
            <text:p>01100/2014/DC/4600</text:p>
          </table:table-cell>
          <table:table-cell office:value-type="string">
            <text:p>2014-06-04</text:p>
          </table:table-cell>
          <table:table-cell office:value-type="string">
            <text:p>Contrato</text:p>
          </table:table-cell>
          <table:table-cell office:value-type="string">
            <text:p>2014-06-09</text:p>
          </table:table-cell>
          <table:table-cell office:value-type="string">
            <text:p>BAEUS0PP001</text:p>
          </table:table-cell>
          <table:table-cell office:value-type="string">
            <text:p>Fibra óptica TELEBRAS</text:p>
          </table:table-cell>
          <table:table-cell office:value-type="string">
            <text:p>Site TIM SCIT01 - Mirante da Coroa, Qd. 03, Rua C, nº 4</text:p>
          </table:table-cell>
          <table:table-cell office:value-type="string">
            <text:p>Eunápolis</text:p>
          </table:table-cell>
          <table:table-cell office:value-type="string">
            <text:p>BA</text:p>
          </table:table-cell>
          <table:table-cell/>
          <table:table-cell office:value-type="string">
            <text:p>BASDR0PP001</text:p>
          </table:table-cell>
          <table:table-cell office:value-type="string">
            <text:p>Fibra óptica TELEBRAS</text:p>
          </table:table-cell>
          <table:table-cell office:value-type="string">
            <text:p>Arena Fonte Nova - Ladeira da Fonte das Pedras, s/n - Nazaré</text:p>
          </table:table-cell>
          <table:table-cell office:value-type="string">
            <text:p>Salvador</text:p>
          </table:table-cell>
          <table:table-cell office:value-type="string">
            <text:p>BA</text:p>
          </table:table-cell>
          <table:table-cell/>
          <table:table-cell office:value-type="string">
            <text:p>Luiz Fábio Souza Ferreira</text:p>
          </table:table-cell>
          <table:table-cell/>
          <table:table-cell office:value-type="string">
            <text:p>(21) 98113-1919</text:p>
          </table:table-cell>
          <table:table-cell office:value-type="string">
            <text:p>lfabio@timbrasil.com.br</text:p>
          </table:table-cell>
          <table:table-cell office:value-type="string">
            <text:p>200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EAC000005</text:p>
          </table:table-cell>
          <table:table-cell office:value-type="string">
            <text:p>25ª CIRCUNSCRIÇÃO DE SERVIÇO MILITAR</text:p>
          </table:table-cell>
          <table:table-cell office:value-type="string">
            <text:p>25ª CIRCUNSCRIÇÃO SERV. MILITAR (52ª CT)</text:p>
          </table:table-cell>
          <table:table-cell office:value-type="string">
            <text:p>CE</text:p>
          </table:table-cell>
          <table:table-cell office:value-type="string">
            <text:p>AC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986/2014/DC/4600</text:p>
          </table:table-cell>
          <table:table-cell office:value-type="string">
            <text:p>2014-04-23</text:p>
          </table:table-cell>
          <table:table-cell office:value-type="string">
            <text:p>Contrato</text:p>
          </table:table-cell>
          <table:table-cell office:value-type="string">
            <text:p>2014-06-06</text:p>
          </table:table-cell>
          <table:table-cell office:value-type="string">
            <text:p>CEFLA0PM004</text:p>
          </table:table-cell>
          <table:table-cell/>
          <table:table-cell office:value-type="string">
            <text:p>PM Aeroporto de Fortaleza</text:p>
          </table:table-cell>
          <table:table-cell table:number-columns-repeated="3"/>
          <table:table-cell office:value-type="string">
            <text:p>CEFLA0PM004</text:p>
          </table:table-cell>
          <table:table-cell office:value-type="string">
            <text:p>Fibra óptica TELEBRAS</text:p>
          </table:table-cell>
          <table:table-cell office:value-type="string">
            <text:p>Av.Luciano Carneiro, 840, Bairro de Fátima- dentro da 52ª CT (Centro de Telemática)</text:p>
          </table:table-cell>
          <table:table-cell table:number-columns-repeated="2"/>
          <table:table-cell office:value-type="string">
            <text:p>60.411-134</text:p>
          </table:table-cell>
          <table:table-cell office:value-type="string">
            <text:p>Capitão Ribamar</text:p>
          </table:table-cell>
          <table:table-cell office:value-type="string">
            <text:p>(85) 3403-7405</text:p>
          </table:table-cell>
          <table:table-cell/>
          <table:table-cell office:value-type="string">
            <text:p>ribamar@52ct.eb.mil.br</text:p>
          </table:table-cell>
          <table:table-cell office:value-type="string">
            <text:p>18913.61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MTAC000004</text:p>
          </table:table-cell>
          <table:table-cell office:value-type="string">
            <text:p>INFRAERO - EMPRESA BRASILEIRA DE INFRAESTRUTURA AEROPORTUÁRIA</text:p>
          </table:table-cell>
          <table:table-cell office:value-type="string">
            <text:p>INFRAERO MARECHAL RONDON</text:p>
          </table:table-cell>
          <table:table-cell office:value-type="string">
            <text:p>MT</text:p>
          </table:table-cell>
          <table:table-cell office:value-type="string">
            <text:p>AC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867/2014/4400/4600</text:p>
          </table:table-cell>
          <table:table-cell office:value-type="string">
            <text:p>2014-01-31</text:p>
          </table:table-cell>
          <table:table-cell office:value-type="string">
            <text:p>Contrato</text:p>
          </table:table-cell>
          <table:table-cell office:value-type="string">
            <text:p>2014-06-06</text:p>
          </table:table-cell>
          <table:table-cell office:value-type="string">
            <text:p>MTVAZ0TC002</text:p>
          </table:table-cell>
          <table:table-cell/>
          <table:table-cell office:value-type="string">
            <text:p>Aeroporto de Cuiaba - Av. Governador João Ponce de Arruda, s/n</text:p>
          </table:table-cell>
          <table:table-cell table:number-columns-repeated="3"/>
          <table:table-cell office:value-type="string">
            <text:p>MTVAZ0TC002</text:p>
          </table:table-cell>
          <table:table-cell office:value-type="string">
            <text:p>Fibra óptica TELEBRAS</text:p>
          </table:table-cell>
          <table:table-cell office:value-type="string">
            <text:p>Rua Governador Ponce de Arruba, S/Nº , s/n , Nova Esperança</text:p>
          </table:table-cell>
          <table:table-cell table:number-columns-repeated="3"/>
          <table:table-cell office:value-type="string">
            <text:p>Bruno Alvarenga Teixeira</text:p>
          </table:table-cell>
          <table:table-cell office:value-type="string">
            <text:p>(65) 3614-2519</text:p>
          </table:table-cell>
          <table:table-cell/>
          <table:table-cell office:value-type="string">
            <text:p>bruno_alvarenga@infraero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MTL2000003</text:p>
          </table:table-cell>
          <table:table-cell office:value-type="string">
            <text:p>MINISTÉRIO DA DEFESA</text:p>
          </table:table-cell>
          <table:table-cell office:value-type="string">
            <text:p>MIN. DEFESA - BSA-CBA</text:p>
          </table:table-cell>
          <table:table-cell office:value-type="string">
            <text:p>MT</text:p>
          </table:table-cell>
          <table:table-cell office:value-type="string">
            <text:p>L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828/2013/4400/4600</text:p>
          </table:table-cell>
          <table:table-cell office:value-type="string">
            <text:p>2013-12-26</text:p>
          </table:table-cell>
          <table:table-cell office:value-type="string">
            <text:p>Contrato</text:p>
          </table:table-cell>
          <table:table-cell office:value-type="string">
            <text:p>2014-06-03</text:p>
          </table:table-cell>
          <table:table-cell office:value-type="string">
            <text:p>DFBSA0PM061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MTCBA0TC002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Cuiabá</text:p>
          </table:table-cell>
          <table:table-cell office:value-type="string">
            <text:p>MT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AML2000003</text:p>
          </table:table-cell>
          <table:table-cell office:value-type="string">
            <text:p>MINISTÉRIO DA DEFESA</text:p>
          </table:table-cell>
          <table:table-cell office:value-type="string">
            <text:p>MIN. DEFESA - BSA-MNS</text:p>
          </table:table-cell>
          <table:table-cell office:value-type="string">
            <text:p>AM</text:p>
          </table:table-cell>
          <table:table-cell office:value-type="string">
            <text:p>L2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827/2013/4400/4600</text:p>
          </table:table-cell>
          <table:table-cell office:value-type="string">
            <text:p>2013-12-26</text:p>
          </table:table-cell>
          <table:table-cell office:value-type="string">
            <text:p>Contrato</text:p>
          </table:table-cell>
          <table:table-cell office:value-type="string">
            <text:p>2014-06-02</text:p>
          </table:table-cell>
          <table:table-cell office:value-type="string">
            <text:p>DFBSA0PM061</text:p>
          </table:table-cell>
          <table:table-cell office:value-type="string">
            <text:p>Fibra óptica TELEBRAS</text:p>
          </table:table-cell>
          <table:table-cell office:value-type="string">
            <text:p>Destacamento de Telecomunicações por Satélite (DTS), SHIS QI 05, Área Especial 12, Lago Sul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AMMNS0TC004</text:p>
          </table:table-cell>
          <table:table-cell office:value-type="string">
            <text:p>Fibra óptica TELEBRAS</text:p>
          </table:table-cell>
          <table:table-cell office:value-type="string">
            <text:p>CMA (Comando Militar da Amazônia), Av. dos Expedicionários 4715, Ponta Negra</text:p>
          </table:table-cell>
          <table:table-cell office:value-type="string">
            <text:p>Manaus</text:p>
          </table:table-cell>
          <table:table-cell office:value-type="string">
            <text:p>AM</text:p>
          </table:table-cell>
          <table:table-cell/>
          <table:table-cell office:value-type="string">
            <text:p>Pta A - Tenente <text:s/>ÍGOR /Pta B Capitão André Ricardo</text:p>
          </table:table-cell>
          <table:table-cell office:value-type="string">
            <text:p>(61) <text:s/>3364-8566</text:p>
          </table:table-cell>
          <table:table-cell/>
          <table:table-cell office:value-type="string">
            <text:p>andrericardo@4cta.eb.mil.br</text:p>
          </table:table-cell>
          <table:table-cell office:value-type="string">
            <text:p>8793.54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DFTX000035</text:p>
          </table:table-cell>
          <table:table-cell office:value-type="string">
            <text:p>TIM CELULAR S.A.</text:p>
          </table:table-cell>
          <table:table-cell office:value-type="string">
            <text:p>TIM - BSA-BLM 1</text:p>
          </table:table-cell>
          <table:table-cell office:value-type="string">
            <text:p>DF</text:p>
          </table:table-cell>
          <table:table-cell office:value-type="string">
            <text:p>TX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0845/2014/DC/4600</text:p>
          </table:table-cell>
          <table:table-cell office:value-type="string">
            <text:p>2014-01-06</text:p>
          </table:table-cell>
          <table:table-cell office:value-type="string">
            <text:p>Contrato</text:p>
          </table:table-cell>
          <table:table-cell office:value-type="string">
            <text:p>2014-06-02</text:p>
          </table:table-cell>
          <table:table-cell office:value-type="string">
            <text:p>DFBSA0PP001</text:p>
          </table:table-cell>
          <table:table-cell office:value-type="string">
            <text:p>Fibra óptica TELEBRAS</text:p>
          </table:table-cell>
          <table:table-cell office:value-type="string">
            <text:p>SIA - Setor de Áreas Públicas Lote A.Trecho 1. Zona Industrial - Guará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PABLM0PP003</text:p>
          </table:table-cell>
          <table:table-cell office:value-type="string">
            <text:p>Fibra óptica TELEBRAS</text:p>
          </table:table-cell>
          <table:table-cell office:value-type="string">
            <text:p>Av. Trancredo Neves. 3300. Bairro Terra Firme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Vanderson Jeronimo Santana</text:p>
          </table:table-cell>
          <table:table-cell/>
          <table:table-cell office:value-type="string">
            <text:p>(21) 98113-6085</text:p>
          </table:table-cell>
          <table:table-cell office:value-type="string">
            <text:p>vjsantana@timbrasil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DFTX000037</text:p>
          </table:table-cell>
          <table:table-cell office:value-type="string">
            <text:p>TIM CELULAR S.A.</text:p>
          </table:table-cell>
          <table:table-cell office:value-type="string">
            <text:p>TIM - BSA-BLM 2</text:p>
          </table:table-cell>
          <table:table-cell office:value-type="string">
            <text:p>DF</text:p>
          </table:table-cell>
          <table:table-cell office:value-type="string">
            <text:p>TX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0838/2014/DC/4600</text:p>
          </table:table-cell>
          <table:table-cell office:value-type="string">
            <text:p>2014-01-06</text:p>
          </table:table-cell>
          <table:table-cell office:value-type="string">
            <text:p>Contrato</text:p>
          </table:table-cell>
          <table:table-cell office:value-type="string">
            <text:p>2014-06-02</text:p>
          </table:table-cell>
          <table:table-cell office:value-type="string">
            <text:p>DFBSA0PP001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PABLM0PP003</text:p>
          </table:table-cell>
          <table:table-cell office:value-type="string">
            <text:p>Fibra óptica TELEBRAS</text:p>
          </table:table-cell>
          <table:table-cell office:value-type="string">
            <text:p>POP Guamá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Vanderson Jeronimo Santana</text:p>
          </table:table-cell>
          <table:table-cell/>
          <table:table-cell office:value-type="string">
            <text:p>(21) 98113-6085</text:p>
          </table:table-cell>
          <table:table-cell office:value-type="string">
            <text:p>vjsantana@timbrasil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PRL2000006</text:p>
          </table:table-cell>
          <table:table-cell office:value-type="string">
            <text:p>MINISTÉRIO DA DEFESA</text:p>
          </table:table-cell>
          <table:table-cell office:value-type="string">
            <text:p>MIN. DEFESA - BSA-CTA</text:p>
          </table:table-cell>
          <table:table-cell office:value-type="string">
            <text:p>PR</text:p>
          </table:table-cell>
          <table:table-cell office:value-type="string">
            <text:p>L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834/2014/4400/4600</text:p>
          </table:table-cell>
          <table:table-cell office:value-type="string">
            <text:p>2014-01-02</text:p>
          </table:table-cell>
          <table:table-cell office:value-type="string">
            <text:p>Contrato</text:p>
          </table:table-cell>
          <table:table-cell office:value-type="string">
            <text:p>2014-06-01</text:p>
          </table:table-cell>
          <table:table-cell office:value-type="string">
            <text:p>DFBSA0PM061</text:p>
          </table:table-cell>
          <table:table-cell office:value-type="string">
            <text:p>Fibra óptica TELEBRAS</text:p>
          </table:table-cell>
          <table:table-cell office:value-type="string">
            <text:p>Destacamento de Telecomunicações por Satélite (DTS), SHIS QI 05, Área Especial 12, Lago Sul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1.600-500</text:p>
          </table:table-cell>
          <table:table-cell office:value-type="string">
            <text:p>PRCTA0PP002</text:p>
          </table:table-cell>
          <table:table-cell office:value-type="string">
            <text:p>Fibra óptica TELEBRAS</text:p>
          </table:table-cell>
          <table:table-cell office:value-type="string">
            <text:p>CINDACTA II, Av. Prefeito Erasto Gaertner no 1000, Bacacheri</text:p>
          </table:table-cell>
          <table:table-cell office:value-type="string">
            <text:p>Curitiba</text:p>
          </table:table-cell>
          <table:table-cell office:value-type="string">
            <text:p>PR</text:p>
          </table:table-cell>
          <table:table-cell office:value-type="string">
            <text:p>82.510-901</text:p>
          </table:table-cell>
          <table:table-cell office:value-type="string">
            <text:p>Pta A : Cap Laios Felipe Barbosa - Pta B :Tenente Boguszewski</text:p>
          </table:table-cell>
          <table:table-cell office:value-type="string">
            <text:p>Pta A: (61) <text:s/>3312-8540, / Pta B: (41) 3251- 5341</text:p>
          </table:table-cell>
          <table:table-cell office:value-type="string">
            <text:p>Pta A: 61 9977-1343</text:p>
          </table:table-cell>
          <table:table-cell office:value-type="string">
            <text:p>laios.barbosa@defesa.mil.br / gustavogb@cindacta2.gov.br</text:p>
          </table:table-cell>
          <table:table-cell office:value-type="string">
            <text:p>8793.54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downgrade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PIAC000004</text:p>
          </table:table-cell>
          <table:table-cell office:value-type="string">
            <text:p>GOOGLE LOON LLC</text:p>
          </table:table-cell>
          <table:table-cell office:value-type="string">
            <text:p>GOOGLE</text:p>
          </table:table-cell>
          <table:table-cell office:value-type="string">
            <text:p>PI</text:p>
          </table:table-cell>
          <table:table-cell office:value-type="string">
            <text:p>AC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ircuito Teste de 3 dias </text:p>
          </table:table-cell>
          <table:table-cell office:value-type="string">
            <text:p>2014-05-27</text:p>
          </table:table-cell>
          <table:table-cell office:value-type="string">
            <text:p>Contrato</text:p>
          </table:table-cell>
          <table:table-cell office:value-type="string">
            <text:p>2014-05-29</text:p>
          </table:table-cell>
          <table:table-cell office:value-type="string">
            <text:p>PICRA0PP001</text:p>
          </table:table-cell>
          <table:table-cell office:value-type="string">
            <text:p>Fibra Óptica Cliente</text:p>
          </table:table-cell>
          <table:table-cell/>
          <table:table-cell office:value-type="string">
            <text:p>Campo Maior</text:p>
          </table:table-cell>
          <table:table-cell office:value-type="string">
            <text:p>PI</text:p>
          </table:table-cell>
          <table:table-cell/>
          <table:table-cell office:value-type="string">
            <text:p>PICRA0PP001</text:p>
          </table:table-cell>
          <table:table-cell office:value-type="string">
            <text:p>Fibra Óptica Cliente</text:p>
          </table:table-cell>
          <table:table-cell/>
          <table:table-cell office:value-type="string">
            <text:p>Campo Maior</text:p>
          </table:table-cell>
          <table:table-cell office:value-type="string">
            <text:p>PI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CETX000037</text:p>
          </table:table-cell>
          <table:table-cell office:value-type="string">
            <text:p>RNP - REDE NACIONAL DE ENSINO E PESQUISA</text:p>
          </table:table-cell>
          <table:table-cell office:value-type="string">
            <text:p>RNP <text:s/>FLA-RCE</text:p>
          </table:table-cell>
          <table:table-cell office:value-type="string">
            <text:p>CE</text:p>
          </table:table-cell>
          <table:table-cell office:value-type="string">
            <text:p>TX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0493/2013/4400/4600</text:p>
          </table:table-cell>
          <table:table-cell office:value-type="string">
            <text:p>2013-06-27</text:p>
          </table:table-cell>
          <table:table-cell office:value-type="string">
            <text:p>Contrato</text:p>
          </table:table-cell>
          <table:table-cell office:value-type="string">
            <text:p>2014-05-27</text:p>
          </table:table-cell>
          <table:table-cell table:number-columns-repeated="2"/>
          <table:table-cell office:value-type="string">
            <text:p>Av. Humberto Monte, S/N, Bloco 901</text:p>
          </table:table-cell>
          <table:table-cell table:number-columns-repeated="2"/>
          <table:table-cell office:value-type="string">
            <text:p>60.440-554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Av. Prof. Luiz Freire, 700</text:p>
          </table:table-cell>
          <table:table-cell table:number-columns-repeated="2"/>
          <table:table-cell office:value-type="string">
            <text:p>50.740-54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DFAC000022</text:p>
          </table:table-cell>
          <table:table-cell office:value-type="string">
            <text:p>INSTITUTO BRASILEIRO DE TURISMO</text:p>
          </table:table-cell>
          <table:table-cell office:value-type="string">
            <text:p>EMBRATUR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001/2014/DC/4600</text:p>
          </table:table-cell>
          <table:table-cell office:value-type="string">
            <text:p>2014-04-30</text:p>
          </table:table-cell>
          <table:table-cell office:value-type="string">
            <text:p>Contrato</text:p>
          </table:table-cell>
          <table:table-cell office:value-type="string">
            <text:p>2014-05-26</text:p>
          </table:table-cell>
          <table:table-cell office:value-type="string">
            <text:p>DFBSA0PP004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SCN Qd 02, Bloco G, Térreo</text:p>
          </table:table-cell>
          <table:table-cell table:number-columns-repeated="3"/>
          <table:table-cell office:value-type="string">
            <text:p>Luiz Carlos Batista</text:p>
          </table:table-cell>
          <table:table-cell office:value-type="string">
            <text:p>(61) 2023-8733</text:p>
          </table:table-cell>
          <table:table-cell/>
          <table:table-cell office:value-type="string">
            <text:p>luiz.batista@embratur.gov.br</text:p>
          </table:table-cell>
          <table:table-cell office:value-type="string">
            <text:p>15834.91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PACI000001</text:p>
          </table:table-cell>
          <table:table-cell office:value-type="string">
            <text:p>TIM CELULAR S.A.</text:p>
          </table:table-cell>
          <table:table-cell office:value-type="string">
            <text:p>TIM - BARCARENA-TAILÂNDIA</text:p>
          </table:table-cell>
          <table:table-cell office:value-type="string">
            <text:p>PA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878/2014/4400/4600</text:p>
          </table:table-cell>
          <table:table-cell office:value-type="string">
            <text:p>2014-01-31</text:p>
          </table:table-cell>
          <table:table-cell office:value-type="string">
            <text:p>Contrato</text:p>
          </table:table-cell>
          <table:table-cell office:value-type="string">
            <text:p>2014-05-12</text:p>
          </table:table-cell>
          <table:table-cell office:value-type="string">
            <text:p>PABCN0PP001</text:p>
          </table:table-cell>
          <table:table-cell office:value-type="string">
            <text:p>Fibra óptica TELEBRAS</text:p>
          </table:table-cell>
          <table:table-cell office:value-type="string">
            <text:p>Rodovia PA. 487. KM 20.</text:p>
          </table:table-cell>
          <table:table-cell office:value-type="string">
            <text:p>Barcarena</text:p>
          </table:table-cell>
          <table:table-cell office:value-type="string">
            <text:p>PA</text:p>
          </table:table-cell>
          <table:table-cell office:value-type="string">
            <text:p>68.445-000</text:p>
          </table:table-cell>
          <table:table-cell office:value-type="string">
            <text:p>PATLA0PP002</text:p>
          </table:table-cell>
          <table:table-cell office:value-type="string">
            <text:p>Fibra óptica TELEBRAS</text:p>
          </table:table-cell>
          <table:table-cell office:value-type="string">
            <text:p>6º CIPM AV. Natal, esquina c/a Travessa Iritúia, 143</text:p>
          </table:table-cell>
          <table:table-cell office:value-type="string">
            <text:p>Tailândia</text:p>
          </table:table-cell>
          <table:table-cell office:value-type="string">
            <text:p>PA</text:p>
          </table:table-cell>
          <table:table-cell office:value-type="string">
            <text:p>68.895-000</text:p>
          </table:table-cell>
          <table:table-cell office:value-type="string">
            <text:p>Bruno Machado da Costa e Souza</text:p>
          </table:table-cell>
          <table:table-cell/>
          <table:table-cell office:value-type="string">
            <text:p>(21) <text:s/>98309-5113</text:p>
          </table:table-cell>
          <table:table-cell office:value-type="string">
            <text:p>bsouza_aircom@timbrasil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PACI000002</text:p>
          </table:table-cell>
          <table:table-cell office:value-type="string">
            <text:p>TIM CELULAR S.A.</text:p>
          </table:table-cell>
          <table:table-cell office:value-type="string">
            <text:p>TIM - BELÉM-BARCARENA</text:p>
          </table:table-cell>
          <table:table-cell office:value-type="string">
            <text:p>PA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879/2014/4400/4600</text:p>
          </table:table-cell>
          <table:table-cell office:value-type="string">
            <text:p>2014-01-31</text:p>
          </table:table-cell>
          <table:table-cell office:value-type="string">
            <text:p>Contrato</text:p>
          </table:table-cell>
          <table:table-cell office:value-type="string">
            <text:p>2014-05-12</text:p>
          </table:table-cell>
          <table:table-cell office:value-type="string">
            <text:p>PABLM0PP001</text:p>
          </table:table-cell>
          <table:table-cell office:value-type="string">
            <text:p>Fibra óptica TELEBRAS</text:p>
          </table:table-cell>
          <table:table-cell office:value-type="string">
            <text:p>Av. Trancredo Neves. 3300.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PABCN0PP001</text:p>
          </table:table-cell>
          <table:table-cell office:value-type="string">
            <text:p>Fibra óptica TELEBRAS</text:p>
          </table:table-cell>
          <table:table-cell office:value-type="string">
            <text:p>Rodovia PA. 487. KM 20</text:p>
          </table:table-cell>
          <table:table-cell office:value-type="string">
            <text:p>Barcarena</text:p>
          </table:table-cell>
          <table:table-cell office:value-type="string">
            <text:p>PA</text:p>
          </table:table-cell>
          <table:table-cell/>
          <table:table-cell office:value-type="string">
            <text:p>Bruno Machado da Costa e Souza</text:p>
          </table:table-cell>
          <table:table-cell/>
          <table:table-cell office:value-type="string">
            <text:p>(21) 98309-5113</text:p>
          </table:table-cell>
          <table:table-cell office:value-type="string">
            <text:p>bsouza_aircom@timbrasil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PACI000003</text:p>
          </table:table-cell>
          <table:table-cell office:value-type="string">
            <text:p>TIM CELULAR S.A.</text:p>
          </table:table-cell>
          <table:table-cell office:value-type="string">
            <text:p>TIM - TAILÂNDIA-TUCURUÍ</text:p>
          </table:table-cell>
          <table:table-cell office:value-type="string">
            <text:p>PA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880/2014/4400/4600</text:p>
          </table:table-cell>
          <table:table-cell office:value-type="string">
            <text:p>2014-01-31</text:p>
          </table:table-cell>
          <table:table-cell office:value-type="string">
            <text:p>Contrato</text:p>
          </table:table-cell>
          <table:table-cell office:value-type="string">
            <text:p>2014-05-12</text:p>
          </table:table-cell>
          <table:table-cell office:value-type="string">
            <text:p>PATLA0PP002</text:p>
          </table:table-cell>
          <table:table-cell office:value-type="string">
            <text:p>Fibra óptica TELEBRAS</text:p>
          </table:table-cell>
          <table:table-cell office:value-type="string">
            <text:p>6º CIPM AV. Natal, esquina c/a Travessa Iritúia, 143</text:p>
          </table:table-cell>
          <table:table-cell office:value-type="string">
            <text:p>Tailândia</text:p>
          </table:table-cell>
          <table:table-cell office:value-type="string">
            <text:p>PA</text:p>
          </table:table-cell>
          <table:table-cell/>
          <table:table-cell office:value-type="string">
            <text:p>PATUU0PP003</text:p>
          </table:table-cell>
          <table:table-cell office:value-type="string">
            <text:p>Fibra óptica TELEBRAS</text:p>
          </table:table-cell>
          <table:table-cell office:value-type="string">
            <text:p>Usina Hidroeletrica de Tucurui SE 500 KV</text:p>
          </table:table-cell>
          <table:table-cell office:value-type="string">
            <text:p>Tucuruí</text:p>
          </table:table-cell>
          <table:table-cell office:value-type="string">
            <text:p>PA</text:p>
          </table:table-cell>
          <table:table-cell/>
          <table:table-cell office:value-type="string">
            <text:p>Bruno Machado da Costa e Souza</text:p>
          </table:table-cell>
          <table:table-cell/>
          <table:table-cell office:value-type="string">
            <text:p>(21) 98309-5113</text:p>
          </table:table-cell>
          <table:table-cell office:value-type="string">
            <text:p>bsouza_aircom@timbrasil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MABL000023</text:p>
          </table:table-cell>
          <table:table-cell office:value-type="string">
            <text:p>TURBONETT TELECOMUNICAÇÕES LTDA - ME</text:p>
          </table:table-cell>
          <table:table-cell office:value-type="string">
            <text:p>TURBONETT - PRESIDENTE DUTRA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string">
            <text:p>0919/2014/DC/4600</text:p>
          </table:table-cell>
          <table:table-cell office:value-type="string">
            <text:p>2014-03-18</text:p>
          </table:table-cell>
          <table:table-cell office:value-type="string">
            <text:p>Contrato</text:p>
          </table:table-cell>
          <table:table-cell office:value-type="string">
            <text:p>2014-05-08</text:p>
          </table:table-cell>
          <table:table-cell office:value-type="string">
            <text:p>MAPDU0PP001</text:p>
          </table:table-cell>
          <table:table-cell/>
          <table:table-cell office:value-type="string">
            <text:p>POP Presidente Dutra/MA</text:p>
          </table:table-cell>
          <table:table-cell office:value-type="string">
            <text:p>Presidente Dutra</text:p>
          </table:table-cell>
          <table:table-cell office:value-type="string">
            <text:p>MA</text:p>
          </table:table-cell>
          <table:table-cell office:value-type="string">
            <text:p>65.760-000</text:p>
          </table:table-cell>
          <table:table-cell office:value-type="string">
            <text:p>MAPDU0PC002</text:p>
          </table:table-cell>
          <table:table-cell office:value-type="string">
            <text:p>Fibra óptica TELEBRAS</text:p>
          </table:table-cell>
          <table:table-cell office:value-type="string">
            <text:p>Cliente buscará o link na caixa R2 do POP de Pres. Dutra - MA</text:p>
          </table:table-cell>
          <table:table-cell office:value-type="string">
            <text:p>Presidente Dutra</text:p>
          </table:table-cell>
          <table:table-cell office:value-type="string">
            <text:p>MA</text:p>
          </table:table-cell>
          <table:table-cell office:value-type="string">
            <text:p>65.760-000</text:p>
          </table:table-cell>
          <table:table-cell office:value-type="string">
            <text:p>Marcos Antonio Americo de Oliveira</text:p>
          </table:table-cell>
          <table:table-cell office:value-type="string">
            <text:p>(99) 3663-0019</text:p>
          </table:table-cell>
          <table:table-cell office:value-type="string">
            <text:p>(99) 9191-4070</text:p>
          </table:table-cell>
          <table:table-cell office:value-type="string">
            <text:p>marcos.turbonett@turbonett.com.br</text:p>
          </table:table-cell>
          <table:table-cell office:value-type="string">
            <text:p>11000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MGTST00001</text:p>
          </table:table-cell>
          <table:table-cell table:number-columns-repeated="2" office:value-type="string">
            <text:p>USINA DE ITUMBIARA</text:p>
          </table:table-cell>
          <table:table-cell office:value-type="string">
            <text:p>MG</text:p>
          </table:table-cell>
          <table:table-cell office:value-type="string">
            <text:p>AC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Acordo Opeativo</text:p>
          </table:table-cell>
          <table:table-cell office:value-type="string">
            <text:p>2014-04-24</text:p>
          </table:table-cell>
          <table:table-cell office:value-type="string">
            <text:p>Contrato</text:p>
          </table:table-cell>
          <table:table-cell office:value-type="string">
            <text:p>2014-05-06</text:p>
          </table:table-cell>
          <table:table-cell office:value-type="string">
            <text:p>MGARPOPP002</text:p>
          </table:table-cell>
          <table:table-cell table:number-columns-repeated="2"/>
          <table:table-cell office:value-type="string">
            <text:p>Araporã</text:p>
          </table:table-cell>
          <table:table-cell office:value-type="string">
            <text:p>MG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Usina de Itumbiara</text:p>
          </table:table-cell>
          <table:table-cell table:number-columns-repeated="7"/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RSAC000005</text:p>
          </table:table-cell>
          <table:table-cell table:number-columns-repeated="2" office:value-type="string">
            <text:p>COMANDO MILITAR SUL</text:p>
          </table:table-cell>
          <table:table-cell office:value-type="string">
            <text:p>RS</text:p>
          </table:table-cell>
          <table:table-cell office:value-type="string">
            <text:p>AC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937/2014/DC/4600</text:p>
          </table:table-cell>
          <table:table-cell office:value-type="string">
            <text:p>2014-03-26</text:p>
          </table:table-cell>
          <table:table-cell office:value-type="string">
            <text:p>Contrato</text:p>
          </table:table-cell>
          <table:table-cell office:value-type="string">
            <text:p>2014-04-28</text:p>
          </table:table-cell>
          <table:table-cell office:value-type="string">
            <text:p>RSPAE0PM002</text:p>
          </table:table-cell>
          <table:table-cell office:value-type="string">
            <text:p>Fibra óptica TELEBRAS</text:p>
          </table:table-cell>
          <table:table-cell office:value-type="string">
            <text:p>Procergs - Centro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/>
          <table:table-cell office:value-type="string">
            <text:p>RSPAE0TC002</text:p>
          </table:table-cell>
          <table:table-cell office:value-type="string">
            <text:p>Fibra óptica TELEBRAS</text:p>
          </table:table-cell>
          <table:table-cell office:value-type="string">
            <text:p>Rua dos Andradas, 562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/>
          <table:table-cell office:value-type="string">
            <text:p>Paulo Roberto FERRAZ - Cap QEM</text:p>
          </table:table-cell>
          <table:table-cell office:value-type="string">
            <text:p>(51) 3220-6639</text:p>
          </table:table-cell>
          <table:table-cell/>
          <table:table-cell office:value-type="string">
            <text:p>ferraz@1cta.eb.mil.br</text:p>
          </table:table-cell>
          <table:table-cell office:value-type="string">
            <text:p>16427.14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RJAC000007</text:p>
          </table:table-cell>
          <table:table-cell office:value-type="string">
            <text:p>INFRAERO - EMPRESA BRASILEIRA DE INFRAESTRUTURA AEROPORTUÁRIA</text:p>
          </table:table-cell>
          <table:table-cell office:value-type="string">
            <text:p>INFRAERO SANTOS DUMONT</text:p>
          </table:table-cell>
          <table:table-cell office:value-type="string">
            <text:p>RJ</text:p>
          </table:table-cell>
          <table:table-cell office:value-type="string">
            <text:p>AC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863/2014/4400/4600</text:p>
          </table:table-cell>
          <table:table-cell office:value-type="string">
            <text:p>2014-01-31</text:p>
          </table:table-cell>
          <table:table-cell office:value-type="string">
            <text:p>Contrato</text:p>
          </table:table-cell>
          <table:table-cell office:value-type="string">
            <text:p>2014-04-28</text:p>
          </table:table-cell>
          <table:table-cell office:value-type="string">
            <text:p>RJRJO0PM011</text:p>
          </table:table-cell>
          <table:table-cell/>
          <table:table-cell office:value-type="string">
            <text:p>Aeroporto Santos Dumont - Praça Senador Salgado Filho, s/n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Praça Sen. Salgado Filho, s/n - Centro</text:p>
          </table:table-cell>
          <table:table-cell table:number-columns-repeated="3"/>
          <table:table-cell office:value-type="string">
            <text:p>David Mussel Jones</text:p>
          </table:table-cell>
          <table:table-cell office:value-type="string">
            <text:p>(21) 3398-3796</text:p>
          </table:table-cell>
          <table:table-cell office:value-type="string">
            <text:p>(21) 98513-1320</text:p>
          </table:table-cell>
          <table:table-cell office:value-type="string">
            <text:p>djones.cnrj@infraero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RSL2000004</text:p>
          </table:table-cell>
          <table:table-cell office:value-type="string">
            <text:p>MINISTÉRIO DA DEFESA</text:p>
          </table:table-cell>
          <table:table-cell office:value-type="string">
            <text:p>MIN. DEFESA - BSA-PAE</text:p>
          </table:table-cell>
          <table:table-cell office:value-type="string">
            <text:p>RS</text:p>
          </table:table-cell>
          <table:table-cell office:value-type="string">
            <text:p>L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0830/2013/4400/4600</text:p>
          </table:table-cell>
          <table:table-cell office:value-type="string">
            <text:p>2013-12-26</text:p>
          </table:table-cell>
          <table:table-cell office:value-type="string">
            <text:p>Contrato</text:p>
          </table:table-cell>
          <table:table-cell office:value-type="string">
            <text:p>2014-04-23</text:p>
          </table:table-cell>
          <table:table-cell office:value-type="string">
            <text:p>DFBSA0PM061</text:p>
          </table:table-cell>
          <table:table-cell office:value-type="string">
            <text:p>Fibra óptica TELEBRAS</text:p>
          </table:table-cell>
          <table:table-cell office:value-type="string">
            <text:p>Destacamento de Telecomunicações por Satélite (DTS), SHIS QI 05, Área Especial 12, Lago Sul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RSPAE0PM002</text:p>
          </table:table-cell>
          <table:table-cell office:value-type="string">
            <text:p>Fibra óptica TELEBRAS</text:p>
          </table:table-cell>
          <table:table-cell office:value-type="string">
            <text:p>CMS (Comando Militar do Sul), Rua dos Andradas 562, Centro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/>
          <table:table-cell office:value-type="string">
            <text:p>Pta A: Tenete Igor/Pta B: Capitão Pacheco</text:p>
          </table:table-cell>
          <table:table-cell office:value-type="string">
            <text:p>Pta A: (61) <text:s/>3364-8566/Pta B:(51) 3220-6639</text:p>
          </table:table-cell>
          <table:table-cell table:number-columns-repeated="2"/>
          <table:table-cell office:value-type="string">
            <text:p>8793.54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downgrade</text:p>
          </table:table-cell>
          <table:table-cell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RSPW000001</text:p>
          </table:table-cell>
          <table:table-cell office:value-type="string">
            <text:p>TELECOMUNICACÇÕES BRASILEIRAS S. A. - TELEBRAS</text:p>
          </table:table-cell>
          <table:table-cell office:value-type="string">
            <text:p>ESCRITÓRIO TELEBRAS - PORTO ALEGRE</text:p>
          </table:table-cell>
          <table:table-cell office:value-type="string">
            <text:p>RS</text:p>
          </table:table-cell>
          <table:table-cell office:value-type="string">
            <text:p>L2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string">
            <text:p>2014-04-10</text:p>
          </table:table-cell>
          <table:table-cell office:value-type="string">
            <text:p>Contrato</text:p>
          </table:table-cell>
          <table:table-cell office:value-type="string">
            <text:p>2014-04-23</text:p>
          </table:table-cell>
          <table:table-cell office:value-type="string">
            <text:p>RSPAE0PM002</text:p>
          </table:table-cell>
          <table:table-cell office:value-type="string">
            <text:p>Cabo Interno TELEBRAS</text:p>
          </table:table-cell>
          <table:table-cell office:value-type="string">
            <text:p>Av. Ipiranga, 6681 - Prédio 99A - Sala 1102 - <text:s/>Laboratório PUC-RS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 office:value-type="string">
            <text:p>90.619-900</text:p>
          </table:table-cell>
          <table:table-cell office:value-type="string">
            <text:p>DFBSA0PP001</text:p>
          </table:table-cell>
          <table:table-cell office:value-type="string">
            <text:p>Fibra óptica TELEBRAS</text:p>
          </table:table-cell>
          <table:table-cell office:value-type="string">
            <text:p>SCS Quadra 09, bloco B - 3º andar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CEBL000005</text:p>
          </table:table-cell>
          <table:table-cell office:value-type="string">
            <text:p>MEGABYTE PROVEDOR INTERNET LTDA</text:p>
          </table:table-cell>
          <table:table-cell office:value-type="string">
            <text:p>MEGABYTE</text:p>
          </table:table-cell>
          <table:table-cell office:value-type="string">
            <text:p>CE</text:p>
          </table:table-cell>
          <table:table-cell office:value-type="string">
            <text:p>BL</text:p>
          </table:table-cell>
          <table:table-cell table:number-columns-repeated="2" office:value-type="float" office:value="500">
            <text:p>500</text:p>
          </table:table-cell>
          <table:table-cell office:value-type="string">
            <text:p>0901/2014/DC/4600</text:p>
          </table:table-cell>
          <table:table-cell office:value-type="string">
            <text:p>2014-02-25</text:p>
          </table:table-cell>
          <table:table-cell office:value-type="string">
            <text:p>Contrato</text:p>
          </table:table-cell>
          <table:table-cell office:value-type="string">
            <text:p>2014-04-17</text:p>
          </table:table-cell>
          <table:table-cell office:value-type="string">
            <text:p>CESOL0PP001</text:p>
          </table:table-cell>
          <table:table-cell/>
          <table:table-cell office:value-type="string">
            <text:p>O Cliente buscará via fibra no POP de Sobral Ceará</text:p>
          </table:table-cell>
          <table:table-cell office:value-type="string">
            <text:p>Sobral</text:p>
          </table:table-cell>
          <table:table-cell office:value-type="string">
            <text:p>CE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O Cliente buscará via fibra no POP de Sobral Ceará</text:p>
          </table:table-cell>
          <table:table-cell table:number-columns-repeated="3"/>
          <table:table-cell office:value-type="string">
            <text:p>Marcos Aurelio Cid Bendor</text:p>
          </table:table-cell>
          <table:table-cell office:value-type="string">
            <text:p>(88) 3611-5742</text:p>
          </table:table-cell>
          <table:table-cell office:value-type="string">
            <text:p>(88) 9306-1122</text:p>
          </table:table-cell>
          <table:table-cell office:value-type="string">
            <text:p>marcosbendor@gmail.com</text:p>
          </table:table-cell>
          <table:table-cell office:value-type="string">
            <text:p>52500.5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MGBL000018</text:p>
          </table:table-cell>
          <table:table-cell office:value-type="string">
            <text:p>INDNET TELECOMUNICAÇÕES LTDA -ME</text:p>
          </table:table-cell>
          <table:table-cell office:value-type="string">
            <text:p>INDNET</text:p>
          </table:table-cell>
          <table:table-cell office:value-type="string">
            <text:p>MG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string">
            <text:p>0791/2013/DC/4600</text:p>
          </table:table-cell>
          <table:table-cell office:value-type="string">
            <text:p>2014-02-04</text:p>
          </table:table-cell>
          <table:table-cell office:value-type="string">
            <text:p>Contrato</text:p>
          </table:table-cell>
          <table:table-cell office:value-type="string">
            <text:p>2014-04-16</text:p>
          </table:table-cell>
          <table:table-cell office:value-type="string">
            <text:p>MGPRT0PP001</text:p>
          </table:table-cell>
          <table:table-cell/>
          <table:table-cell office:value-type="string">
            <text:p>POP Prata - MG</text:p>
          </table:table-cell>
          <table:table-cell office:value-type="string">
            <text:p>Prata</text:p>
          </table:table-cell>
          <table:table-cell office:value-type="string">
            <text:p>MG</text:p>
          </table:table-cell>
          <table:table-cell/>
          <table:table-cell office:value-type="string">
            <text:p>MGPRT0PP001</text:p>
          </table:table-cell>
          <table:table-cell office:value-type="string">
            <text:p>Fibra óptica TELEBRAS</text:p>
          </table:table-cell>
          <table:table-cell office:value-type="string">
            <text:p>POP Prata</text:p>
          </table:table-cell>
          <table:table-cell office:value-type="string">
            <text:p>Prata</text:p>
          </table:table-cell>
          <table:table-cell office:value-type="string">
            <text:p>MG</text:p>
          </table:table-cell>
          <table:table-cell/>
          <table:table-cell office:value-type="string">
            <text:p>Milton Ferreira da Silva</text:p>
          </table:table-cell>
          <table:table-cell office:value-type="string">
            <text:p>(34) 3245-1840</text:p>
          </table:table-cell>
          <table:table-cell office:value-type="string">
            <text:p>(34) 9969-1080</text:p>
          </table:table-cell>
          <table:table-cell office:value-type="string">
            <text:p>suporte@indnet.com.br</text:p>
          </table:table-cell>
          <table:table-cell office:value-type="string">
            <text:p>2675.6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ABL000019</text:p>
          </table:table-cell>
          <table:table-cell office:value-type="string">
            <text:p>BALSAS NET LTDA - ME</text:p>
          </table:table-cell>
          <table:table-cell office:value-type="string">
            <text:p>BALSAS NET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0850/2014/DC/4600</text:p>
          </table:table-cell>
          <table:table-cell office:value-type="string">
            <text:p>2014-01-21</text:p>
          </table:table-cell>
          <table:table-cell office:value-type="string">
            <text:p>Contrato</text:p>
          </table:table-cell>
          <table:table-cell office:value-type="string">
            <text:p>2014-04-15</text:p>
          </table:table-cell>
          <table:table-cell office:value-type="string">
            <text:p>MAPFN0PP001</text:p>
          </table:table-cell>
          <table:table-cell/>
          <table:table-cell office:value-type="string">
            <text:p>Cliente buscará link via fibra - Caixa R2 -POP Porto Franco</text:p>
          </table:table-cell>
          <table:table-cell office:value-type="string">
            <text:p>Porto Franco</text:p>
          </table:table-cell>
          <table:table-cell office:value-type="string">
            <text:p>MA</text:p>
          </table:table-cell>
          <table:table-cell/>
          <table:table-cell office:value-type="string">
            <text:p>MAPFN0PP001</text:p>
          </table:table-cell>
          <table:table-cell office:value-type="string">
            <text:p>Fibra óptica Cliente</text:p>
          </table:table-cell>
          <table:table-cell office:value-type="string">
            <text:p>Cliente buscará link via fibra - Caixa R2 -POP Porto Franco</text:p>
          </table:table-cell>
          <table:table-cell office:value-type="string">
            <text:p>Porto Franco</text:p>
          </table:table-cell>
          <table:table-cell office:value-type="string">
            <text:p>MA</text:p>
          </table:table-cell>
          <table:table-cell/>
          <table:table-cell office:value-type="string">
            <text:p>Manoel do E. Santos F. Souza</text:p>
          </table:table-cell>
          <table:table-cell office:value-type="string">
            <text:p>(99) 3541- 6215</text:p>
          </table:table-cell>
          <table:table-cell office:value-type="string">
            <text:p>(99) 8844- 6523</text:p>
          </table:table-cell>
          <table:table-cell office:value-type="string">
            <text:p>mannoelfranca@balsasnet.com.br</text:p>
          </table:table-cell>
          <table:table-cell office:value-type="string">
            <text:p>160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MABL000013</text:p>
          </table:table-cell>
          <table:table-cell office:value-type="string">
            <text:p>PONTOINFOR COMUNICAÇÃO LTDA - ME</text:p>
          </table:table-cell>
          <table:table-cell office:value-type="string">
            <text:p>PONTOINFOR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515/2013/DC/4600</text:p>
          </table:table-cell>
          <table:table-cell office:value-type="string">
            <text:p>2013-08-12</text:p>
          </table:table-cell>
          <table:table-cell office:value-type="string">
            <text:p>Contrato</text:p>
          </table:table-cell>
          <table:table-cell office:value-type="string">
            <text:p>2014-04-08</text:p>
          </table:table-cell>
          <table:table-cell office:value-type="string">
            <text:p>MAITZ0PP001</text:p>
          </table:table-cell>
          <table:table-cell/>
          <table:table-cell office:value-type="string">
            <text:p>Cliente buscará link via fibra - Caixa R2 -POP Imperatriz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/>
          <table:table-cell office:value-type="string">
            <text:p>MAITZ0PP001</text:p>
          </table:table-cell>
          <table:table-cell office:value-type="string">
            <text:p>Fibra óptica TELEBRAS</text:p>
          </table:table-cell>
          <table:table-cell office:value-type="string">
            <text:p>Cliente buscará link via fibra - Caixa R2 -POP Imperatriz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/>
          <table:table-cell office:value-type="string">
            <text:p>Manoel do E. Santos F. Souza</text:p>
          </table:table-cell>
          <table:table-cell office:value-type="string">
            <text:p>(63) 3474-3135</text:p>
          </table:table-cell>
          <table:table-cell office:value-type="string">
            <text:p>(94) 9164- 0941</text:p>
          </table:table-cell>
          <table:table-cell office:value-type="string">
            <text:p>djfiguradj@hotmail.com</text:p>
          </table:table-cell>
          <table:table-cell office:value-type="string">
            <text:p>7753.20</text:p>
          </table:table-cell>
          <table:table-cell office:value-type="string">
            <text:p>2016-01-01</text:p>
          </table:table-cell>
          <table:table-cell table:number-columns-repeated="2" office:value-type="string">
            <text:p>bloqueado</text:p>
          </table:table-cell>
          <table:table-cell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DFL2000025</text:p>
          </table:table-cell>
          <table:table-cell office:value-type="string">
            <text:p>Rede Globo</text:p>
          </table:table-cell>
          <table:table-cell office:value-type="string">
            <text:p>REDE GLOBO I</text:p>
          </table:table-cell>
          <table:table-cell office:value-type="string">
            <text:p>DF</text:p>
          </table:table-cell>
          <table:table-cell office:value-type="string">
            <text:p>L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4-03-10</text:p>
          </table:table-cell>
          <table:table-cell office:value-type="string">
            <text:p>Contrato</text:p>
          </table:table-cell>
          <table:table-cell office:value-type="string">
            <text:p>2014-04-08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DFL2000026</text:p>
          </table:table-cell>
          <table:table-cell office:value-type="string">
            <text:p>Rede Globo</text:p>
          </table:table-cell>
          <table:table-cell office:value-type="string">
            <text:p>REDE GLOBO II</text:p>
          </table:table-cell>
          <table:table-cell office:value-type="string">
            <text:p>DF</text:p>
          </table:table-cell>
          <table:table-cell office:value-type="string">
            <text:p>L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4-03-10</text:p>
          </table:table-cell>
          <table:table-cell office:value-type="string">
            <text:p>Contrato</text:p>
          </table:table-cell>
          <table:table-cell office:value-type="string">
            <text:p>2014-04-08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RJCI000003</text:p>
          </table:table-cell>
          <table:table-cell office:value-type="string">
            <text:p>FURNAS CENTRAIS ELÉTRICA S.A.</text:p>
          </table:table-cell>
          <table:table-cell office:value-type="string">
            <text:p>FURNAS <text:s/>BOTAFOGO-GRAJAÚ</text:p>
          </table:table-cell>
          <table:table-cell office:value-type="string">
            <text:p>RJ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887/2014/4400/4600</text:p>
          </table:table-cell>
          <table:table-cell office:value-type="string">
            <text:p>2014-02-11</text:p>
          </table:table-cell>
          <table:table-cell office:value-type="string">
            <text:p>Contrato</text:p>
          </table:table-cell>
          <table:table-cell office:value-type="string">
            <text:p>2014-04-04</text:p>
          </table:table-cell>
          <table:table-cell office:value-type="string">
            <text:p>RJRJO0PP001</text:p>
          </table:table-cell>
          <table:table-cell office:value-type="string">
            <text:p>Fibra óptica TELEBRAS</text:p>
          </table:table-cell>
          <table:table-cell office:value-type="string">
            <text:p>Rua Borda do Mato 381, Grajaú -POP Furnas Grajaú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/>
          <table:table-cell office:value-type="string">
            <text:p>RJRJO0PM002</text:p>
          </table:table-cell>
          <table:table-cell office:value-type="string">
            <text:p>Fibra óptica TELEBRAS</text:p>
          </table:table-cell>
          <table:table-cell office:value-type="string">
            <text:p>Rua Real Grandeza, nº 219, Bloco C -Botafogo- POP Furnas Botafogo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office:value-type="string">
            <text:p>22.281-900</text:p>
          </table:table-cell>
          <table:table-cell office:value-type="string">
            <text:p>Mário Torraca</text:p>
          </table:table-cell>
          <table:table-cell office:value-type="string">
            <text:p>(21) 25285444</text:p>
          </table:table-cell>
          <table:table-cell/>
          <table:table-cell office:value-type="string">
            <text:p>torraca@furnas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RJL2000005</text:p>
          </table:table-cell>
          <table:table-cell office:value-type="string">
            <text:p>MINISTÉRIO DA DEFESA</text:p>
          </table:table-cell>
          <table:table-cell office:value-type="string">
            <text:p>MIN. DEFESA - BSA-RJO</text:p>
          </table:table-cell>
          <table:table-cell office:value-type="string">
            <text:p>RJ</text:p>
          </table:table-cell>
          <table:table-cell office:value-type="string">
            <text:p>L2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829/2013/4400/4600</text:p>
          </table:table-cell>
          <table:table-cell office:value-type="string">
            <text:p>2013-12-26</text:p>
          </table:table-cell>
          <table:table-cell office:value-type="string">
            <text:p>Contrato</text:p>
          </table:table-cell>
          <table:table-cell office:value-type="string">
            <text:p>2014-04-04</text:p>
          </table:table-cell>
          <table:table-cell office:value-type="string">
            <text:p>DFBSA0PM061</text:p>
          </table:table-cell>
          <table:table-cell office:value-type="string">
            <text:p>Fibra óptica TELEBRAS</text:p>
          </table:table-cell>
          <table:table-cell office:value-type="string">
            <text:p>Destacamento de Telecomunicações por Satélite (DTS), SHIS QI 05, Área Especial 12, Lago Sul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RJRJO0PM002</text:p>
          </table:table-cell>
          <table:table-cell office:value-type="string">
            <text:p>Fibra óptica TELEBRAS</text:p>
          </table:table-cell>
          <table:table-cell office:value-type="string">
            <text:p>CML (Comando Militar do Leste), Praça Duque de Caxias 25, Centro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/>
          <table:table-cell office:value-type="string">
            <text:p>Pta A :Tenente Igor/ Pta B:Coronel Affonso</text:p>
          </table:table-cell>
          <table:table-cell office:value-type="string">
            <text:p>Pta A :(61) <text:s/>3364-8566/ Pta B : (21) 2519- 5122</text:p>
          </table:table-cell>
          <table:table-cell/>
          <table:table-cell office:value-type="string">
            <text:p>celaffonso@cml.eb.mil.br</text:p>
          </table:table-cell>
          <table:table-cell office:value-type="string">
            <text:p>8725.89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endereço</text:p>
          </table:table-cell>
          <table:table-cell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DFCI000002</text:p>
          </table:table-cell>
          <table:table-cell office:value-type="string">
            <text:p>MPOG - MINISTÉRIO DO PLANEJAMENTO, ORÇAMENTO E GESTÃO</text:p>
          </table:table-cell>
          <table:table-cell office:value-type="string">
            <text:p>MPOG - SERPRO SEDE-SERPRO REGIONAL</text:p>
          </table:table-cell>
          <table:table-cell office:value-type="string">
            <text:p>DF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964/2014/DC/4600</text:p>
          </table:table-cell>
          <table:table-cell office:value-type="string">
            <text:p>2014-04-07</text:p>
          </table:table-cell>
          <table:table-cell office:value-type="string">
            <text:p>Contrato</text:p>
          </table:table-cell>
          <table:table-cell office:value-type="string">
            <text:p>2014-04-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Serpro Regional - SGAN Av.L-2 Norte Quadra 601 - Módulo G</text:p>
          </table:table-cell>
          <table:table-cell table:number-columns-repeated="2"/>
          <table:table-cell office:value-type="string">
            <text:p>70.830-90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Sepro Sede - SGAN Quadra 601 Módulo "V"</text:p>
          </table:table-cell>
          <table:table-cell table:number-columns-repeated="2"/>
          <table:table-cell office:value-type="string">
            <text:p>70.836-900</text:p>
          </table:table-cell>
          <table:table-cell office:value-type="string">
            <text:p>Silvio César da Silva Lima</text:p>
          </table:table-cell>
          <table:table-cell office:value-type="string">
            <text:p>(61) 2020-1440</text:p>
          </table:table-cell>
          <table:table-cell/>
          <table:table-cell office:value-type="string">
            <text:p>silvio.lima@planejamento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GOBL000027</text:p>
          </table:table-cell>
          <table:table-cell office:value-type="string">
            <text:p>PREFEITURA MUNICIPAL DE APARECIDA DE GOIÂNIA</text:p>
          </table:table-cell>
          <table:table-cell office:value-type="string">
            <text:p>PMAG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759/2013/DC/4600</text:p>
          </table:table-cell>
          <table:table-cell office:value-type="string">
            <text:p>2013-11-28</text:p>
          </table:table-cell>
          <table:table-cell office:value-type="string">
            <text:p>Contrato</text:p>
          </table:table-cell>
          <table:table-cell office:value-type="string">
            <text:p>2014-03-31</text:p>
          </table:table-cell>
          <table:table-cell office:value-type="string">
            <text:p>GOACG0TR001</text:p>
          </table:table-cell>
          <table:table-cell/>
          <table:table-cell office:value-type="string">
            <text:p>ETR Aparecida de Goiania - ETR - fica na Prefeitura</text:p>
          </table:table-cell>
          <table:table-cell office:value-type="string">
            <text:p>Aparecida de Goiania</text:p>
          </table:table-cell>
          <table:table-cell office:value-type="string">
            <text:p>GO</text:p>
          </table:table-cell>
          <table:table-cell/>
          <table:table-cell office:value-type="string">
            <text:p>GOACG0TC005</text:p>
          </table:table-cell>
          <table:table-cell office:value-type="string">
            <text:p>Rádio Cliente</text:p>
          </table:table-cell>
          <table:table-cell office:value-type="string">
            <text:p>R. Gervásio - Bairro - Res. Solar Central Park</text:p>
          </table:table-cell>
          <table:table-cell office:value-type="string">
            <text:p>Aparecida de Goiania</text:p>
          </table:table-cell>
          <table:table-cell office:value-type="string">
            <text:p>GO</text:p>
          </table:table-cell>
          <table:table-cell/>
          <table:table-cell office:value-type="string">
            <text:p>Gustavo Luiz Fernandes de Moraes</text:p>
          </table:table-cell>
          <table:table-cell office:value-type="string">
            <text:p>(62) <text:s/>3545- 5818</text:p>
          </table:table-cell>
          <table:table-cell office:value-type="string">
            <text:p>(62) 8471-9100</text:p>
          </table:table-cell>
          <table:table-cell office:value-type="string">
            <text:p>gustavo.30939@aparecida.go.gov.br</text:p>
          </table:table-cell>
          <table:table-cell office:value-type="string">
            <text:p>1928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TOBL000029</text:p>
          </table:table-cell>
          <table:table-cell office:value-type="string">
            <text:p>BELEZA NETWORK PROVEDOR DE INTERNET LTDA - ME</text:p>
          </table:table-cell>
          <table:table-cell office:value-type="string">
            <text:p>BELEZA NETWORK TOCANTINÓPOLIS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018/2011/DC/4600</text:p>
          </table:table-cell>
          <table:table-cell office:value-type="string">
            <text:p>2014-02-17</text:p>
          </table:table-cell>
          <table:table-cell office:value-type="string">
            <text:p>Contrato</text:p>
          </table:table-cell>
          <table:table-cell office:value-type="string">
            <text:p>2014-03-28</text:p>
          </table:table-cell>
          <table:table-cell office:value-type="string">
            <text:p>TOTNS0TR001</text:p>
          </table:table-cell>
          <table:table-cell/>
          <table:table-cell office:value-type="string">
            <text:p>Cliente busca via fibra na caixa R2 do ETR Tocantinopolis - TO</text:p>
          </table:table-cell>
          <table:table-cell office:value-type="string">
            <text:p>Tocantinópolis</text:p>
          </table:table-cell>
          <table:table-cell office:value-type="string">
            <text:p>TO</text:p>
          </table:table-cell>
          <table:table-cell/>
          <table:table-cell office:value-type="string">
            <text:p>MAPFN0PP001</text:p>
          </table:table-cell>
          <table:table-cell office:value-type="string">
            <text:p>Fibra óptica TELEBRAS</text:p>
          </table:table-cell>
          <table:table-cell office:value-type="string">
            <text:p>Cliente busca via fibra na caixa R2 do ETR Tocantinopolis - TO</text:p>
          </table:table-cell>
          <table:table-cell office:value-type="string">
            <text:p>Porto Franco</text:p>
          </table:table-cell>
          <table:table-cell office:value-type="string">
            <text:p>MA</text:p>
          </table:table-cell>
          <table:table-cell/>
          <table:table-cell office:value-type="string">
            <text:p>Kleber de Albuquerque Brasil</text:p>
          </table:table-cell>
          <table:table-cell office:value-type="string">
            <text:p>(63)3363-4004</text:p>
          </table:table-cell>
          <table:table-cell office:value-type="string">
            <text:p>(63)8402-7676</text:p>
          </table:table-cell>
          <table:table-cell office:value-type="string">
            <text:p>kleberbrasil@blznet.com</text:p>
          </table:table-cell>
          <table:table-cell office:value-type="string">
            <text:p>6469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CEAC000004</text:p>
          </table:table-cell>
          <table:table-cell office:value-type="string">
            <text:p>INSTITUTO FEDERAL DE EDUCAÇÃO,CIÊNCIAS E TECNOLOGIA DO CEARA</text:p>
          </table:table-cell>
          <table:table-cell office:value-type="string">
            <text:p>IFCE</text:p>
          </table:table-cell>
          <table:table-cell office:value-type="string">
            <text:p>CE</text:p>
          </table:table-cell>
          <table:table-cell office:value-type="string">
            <text:p>AC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843/2014/4500/4600</text:p>
          </table:table-cell>
          <table:table-cell office:value-type="string">
            <text:p>2014-01-10</text:p>
          </table:table-cell>
          <table:table-cell office:value-type="string">
            <text:p>Contrato</text:p>
          </table:table-cell>
          <table:table-cell office:value-type="string">
            <text:p>2014-03-28</text:p>
          </table:table-cell>
          <table:table-cell office:value-type="string">
            <text:p>CEMCW0PP001</text:p>
          </table:table-cell>
          <table:table-cell/>
          <table:table-cell office:value-type="string">
            <text:p>POP Maracanaú CEFET</text:p>
          </table:table-cell>
          <table:table-cell office:value-type="string">
            <text:p>Maracanaú</text:p>
          </table:table-cell>
          <table:table-cell office:value-type="string">
            <text:p>CE</text:p>
          </table:table-cell>
          <table:table-cell/>
          <table:table-cell office:value-type="string">
            <text:p>CEMCW0PP001</text:p>
          </table:table-cell>
          <table:table-cell office:value-type="string">
            <text:p>Fibra óptica TELEBRAS</text:p>
          </table:table-cell>
          <table:table-cell office:value-type="string">
            <text:p>Av. do Contorno Norte, 10 - Distrito Industrial Bloco de Ensino I</text:p>
          </table:table-cell>
          <table:table-cell office:value-type="string">
            <text:p>Maracanaú</text:p>
          </table:table-cell>
          <table:table-cell office:value-type="string">
            <text:p>CE</text:p>
          </table:table-cell>
          <table:table-cell/>
          <table:table-cell office:value-type="string">
            <text:p>Anderson de Castro Lima</text:p>
          </table:table-cell>
          <table:table-cell/>
          <table:table-cell office:value-type="string">
            <text:p>(85) 8627-9939</text:p>
          </table:table-cell>
          <table:table-cell office:value-type="string">
            <text:p>anclima@gmail.com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MGBL000017</text:p>
          </table:table-cell>
          <table:table-cell office:value-type="string">
            <text:p>Comarca Piumhi Ltda</text:p>
          </table:table-cell>
          <table:table-cell office:value-type="string">
            <text:p>COMARCA PIUMHI - PIMENTA</text:p>
          </table:table-cell>
          <table:table-cell office:value-type="string">
            <text:p>MG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013-11-28</text:p>
          </table:table-cell>
          <table:table-cell office:value-type="string">
            <text:p>Contrato</text:p>
          </table:table-cell>
          <table:table-cell office:value-type="string">
            <text:p>2014-03-25</text:p>
          </table:table-cell>
          <table:table-cell office:value-type="string">
            <text:p>MGPMN0PP001</text:p>
          </table:table-cell>
          <table:table-cell office:value-type="string">
            <text:p>Fibra Óptica Cliente</text:p>
          </table:table-cell>
          <table:table-cell/>
          <table:table-cell office:value-type="string">
            <text:p>Pimenta</text:p>
          </table:table-cell>
          <table:table-cell office:value-type="string">
            <text:p>MG</text:p>
          </table:table-cell>
          <table:table-cell/>
          <table:table-cell office:value-type="string">
            <text:p>MGPMN0PP001</text:p>
          </table:table-cell>
          <table:table-cell office:value-type="string">
            <text:p>Fibra Óptica Cliente</text:p>
          </table:table-cell>
          <table:table-cell/>
          <table:table-cell office:value-type="string">
            <text:p>Pimenta</text:p>
          </table:table-cell>
          <table:table-cell office:value-type="string">
            <text:p>MG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ALL2000008</text:p>
          </table:table-cell>
          <table:table-cell office:value-type="string">
            <text:p>RNP - REDE NACIONAL DE ENSINO E PESQUISA</text:p>
          </table:table-cell>
          <table:table-cell office:value-type="string">
            <text:p>RNP ARAPIRACA - IFAL</text:p>
          </table:table-cell>
          <table:table-cell office:value-type="string">
            <text:p>AL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905/2014/4400/4600</text:p>
          </table:table-cell>
          <table:table-cell office:value-type="string">
            <text:p>2014-02-28</text:p>
          </table:table-cell>
          <table:table-cell office:value-type="string">
            <text:p>Contrato</text:p>
          </table:table-cell>
          <table:table-cell office:value-type="string">
            <text:p>2014-03-25</text:p>
          </table:table-cell>
          <table:table-cell office:value-type="string">
            <text:p>DFBSA0TC024</text:p>
          </table:table-cell>
          <table:table-cell office:value-type="string">
            <text:p>Fibra óptica TELEBRAS</text:p>
          </table:table-cell>
          <table:table-cell office:value-type="string">
            <text:p>POP RNP DF - SAS, Q. 05, Lote 06, Bloco H, Edf. IBICT, Sl 700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ALAIR0TC005</text:p>
          </table:table-cell>
          <table:table-cell office:value-type="string">
            <text:p>Fibra óptica TELEBRAS</text:p>
          </table:table-cell>
          <table:table-cell office:value-type="string">
            <text:p>Praça Luiz Pereira Lima, Centro -IFAL</text:p>
          </table:table-cell>
          <table:table-cell office:value-type="string">
            <text:p>Arapiraca</text:p>
          </table:table-cell>
          <table:table-cell office:value-type="string">
            <text:p>AL</text:p>
          </table:table-cell>
          <table:table-cell office:value-type="string">
            <text:p>57.300-10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610.8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ALL2000009</text:p>
          </table:table-cell>
          <table:table-cell office:value-type="string">
            <text:p>RNP - REDE NACIONAL DE ENSINO E PESQUISA</text:p>
          </table:table-cell>
          <table:table-cell office:value-type="string">
            <text:p>RNP SATUBA - IFAL</text:p>
          </table:table-cell>
          <table:table-cell office:value-type="string">
            <text:p>AL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907/2014/4400/4600</text:p>
          </table:table-cell>
          <table:table-cell office:value-type="string">
            <text:p>2014-02-28</text:p>
          </table:table-cell>
          <table:table-cell office:value-type="string">
            <text:p>Contrato</text:p>
          </table:table-cell>
          <table:table-cell office:value-type="string">
            <text:p>2014-03-21</text:p>
          </table:table-cell>
          <table:table-cell office:value-type="string">
            <text:p>DFBSA0TC024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ALSTU0TC002</text:p>
          </table:table-cell>
          <table:table-cell office:value-type="string">
            <text:p>Fibra óptica TELEBRAS</text:p>
          </table:table-cell>
          <table:table-cell office:value-type="string">
            <text:p>Rua 17 de Agosto, s/n - Zona Rural - IFAL</text:p>
          </table:table-cell>
          <table:table-cell office:value-type="string">
            <text:p>Satuba</text:p>
          </table:table-cell>
          <table:table-cell office:value-type="string">
            <text:p>AL</text:p>
          </table:table-cell>
          <table:table-cell office:value-type="string">
            <text:p>57.120-00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610.8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RNL2000011</text:p>
          </table:table-cell>
          <table:table-cell office:value-type="string">
            <text:p>RNP - REDE NACIONAL DE ENSINO E PESQUISA</text:p>
          </table:table-cell>
          <table:table-cell office:value-type="string">
            <text:p>RNP CURRAIS NOVOS - UFRN</text:p>
          </table:table-cell>
          <table:table-cell office:value-type="string">
            <text:p>RN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892/2014/4400/4600</text:p>
          </table:table-cell>
          <table:table-cell office:value-type="string">
            <text:p>2014-02-18</text:p>
          </table:table-cell>
          <table:table-cell office:value-type="string">
            <text:p>Contrato</text:p>
          </table:table-cell>
          <table:table-cell office:value-type="string">
            <text:p>2014-03-19</text:p>
          </table:table-cell>
          <table:table-cell office:value-type="string">
            <text:p>RNNTL0PP002</text:p>
          </table:table-cell>
          <table:table-cell office:value-type="string">
            <text:p>Fibra óptica TELEBRAS</text:p>
          </table:table-cell>
          <table:table-cell office:value-type="string">
            <text:p>POP RNP RN - Universidade Federal do Rio Grande do Norte Avenida Senador Salgado Filho, 3000</text:p>
          </table:table-cell>
          <table:table-cell office:value-type="string">
            <text:p>Natal</text:p>
          </table:table-cell>
          <table:table-cell office:value-type="string">
            <text:p>RN</text:p>
          </table:table-cell>
          <table:table-cell office:value-type="string">
            <text:p>59.078-900</text:p>
          </table:table-cell>
          <table:table-cell office:value-type="string">
            <text:p>RNSMS0PP001</text:p>
          </table:table-cell>
          <table:table-cell office:value-type="string">
            <text:p>Fibra óptica TELEBRAS</text:p>
          </table:table-cell>
          <table:table-cell office:value-type="string">
            <text:p>Rua Manoel Lopes Filho, 733 <text:s/>- UFRN</text:p>
          </table:table-cell>
          <table:table-cell office:value-type="string">
            <text:p>Santana do Matos</text:p>
          </table:table-cell>
          <table:table-cell office:value-type="string">
            <text:p>RN</text:p>
          </table:table-cell>
          <table:table-cell office:value-type="string">
            <text:p>59.380-00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610.8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endereço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ABL000022</text:p>
          </table:table-cell>
          <table:table-cell office:value-type="string">
            <text:p>BORBA PROVEDOR LTDA</text:p>
          </table:table-cell>
          <table:table-cell office:value-type="string">
            <text:p>BORBA PROVEDOR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520">
            <text:p>520</text:p>
          </table:table-cell>
          <table:table-cell office:value-type="string">
            <text:p>00886/2014/DC/4600</text:p>
          </table:table-cell>
          <table:table-cell office:value-type="string">
            <text:p>2014-02-10</text:p>
          </table:table-cell>
          <table:table-cell office:value-type="string">
            <text:p>Contrato</text:p>
          </table:table-cell>
          <table:table-cell office:value-type="string">
            <text:p>2014-03-14</text:p>
          </table:table-cell>
          <table:table-cell office:value-type="string">
            <text:p>MAPFN0PP001</text:p>
          </table:table-cell>
          <table:table-cell/>
          <table:table-cell office:value-type="string">
            <text:p>POP Porto Franco - MA</text:p>
          </table:table-cell>
          <table:table-cell office:value-type="string">
            <text:p>Porto Franco</text:p>
          </table:table-cell>
          <table:table-cell office:value-type="string">
            <text:p>MA</text:p>
          </table:table-cell>
          <table:table-cell/>
          <table:table-cell office:value-type="string">
            <text:p>MAPFN0PP001</text:p>
          </table:table-cell>
          <table:table-cell office:value-type="string">
            <text:p>Fibra óptica Cliente</text:p>
          </table:table-cell>
          <table:table-cell office:value-type="string">
            <text:p>Cliente busca sinal via fibra - Caixa R2 - POP Porto Franco - MA</text:p>
          </table:table-cell>
          <table:table-cell office:value-type="string">
            <text:p>Porto Franco</text:p>
          </table:table-cell>
          <table:table-cell office:value-type="string">
            <text:p>MA</text:p>
          </table:table-cell>
          <table:table-cell/>
          <table:table-cell office:value-type="string">
            <text:p>Wendson da Silva Santos</text:p>
          </table:table-cell>
          <table:table-cell office:value-type="string">
            <text:p>(99) 3541-7818</text:p>
          </table:table-cell>
          <table:table-cell office:value-type="string">
            <text:p>(99) 8846-6215</text:p>
          </table:table-cell>
          <table:table-cell office:value-type="string">
            <text:p>netline@netlinebr.com / wendson.silva@netlinebr.com</text:p>
          </table:table-cell>
          <table:table-cell office:value-type="string">
            <text:p>36405.2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MABL000021</text:p>
          </table:table-cell>
          <table:table-cell office:value-type="string">
            <text:p>WSP SERVIÇOS DE TELECOMUNICAÇÕES LTDA - ME</text:p>
          </table:table-cell>
          <table:table-cell office:value-type="string">
            <text:p>WSP TELECOM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0856/2014/DC/4600</text:p>
          </table:table-cell>
          <table:table-cell office:value-type="string">
            <text:p>2014-01-27</text:p>
          </table:table-cell>
          <table:table-cell office:value-type="string">
            <text:p>Contrato</text:p>
          </table:table-cell>
          <table:table-cell office:value-type="string">
            <text:p>2014-03-14</text:p>
          </table:table-cell>
          <table:table-cell office:value-type="string">
            <text:p>MAITZ0PP001</text:p>
          </table:table-cell>
          <table:table-cell/>
          <table:table-cell office:value-type="string">
            <text:p>Cliente buscará link via fibra - Caixa R2 - POP Impereatriz - <text:s/>MA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/>
          <table:table-cell office:value-type="string">
            <text:p>MAITZ0PP001</text:p>
          </table:table-cell>
          <table:table-cell office:value-type="string">
            <text:p>Fibra óptica Cliente</text:p>
          </table:table-cell>
          <table:table-cell office:value-type="string">
            <text:p>Cliente buscará link via fibra - Caixa R2 - POP Impereatriz - <text:s/>MA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/>
          <table:table-cell office:value-type="string">
            <text:p>Jeferson P. Zaminhan</text:p>
          </table:table-cell>
          <table:table-cell office:value-type="string">
            <text:p>(93) 3524-5888</text:p>
          </table:table-cell>
          <table:table-cell office:value-type="string">
            <text:p>(93) 9154-1502</text:p>
          </table:table-cell>
          <table:table-cell office:value-type="string">
            <text:p>jeferson@redewsp.com.br</text:p>
          </table:table-cell>
          <table:table-cell office:value-type="string">
            <text:p>5602.80</text:p>
          </table:table-cell>
          <table:table-cell office:value-type="string">
            <text:p>2016-01-01</text:p>
          </table:table-cell>
          <table:table-cell table:number-columns-repeated="2" office:value-type="string">
            <text:p>bloqueado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RNL2000012</text:p>
          </table:table-cell>
          <table:table-cell office:value-type="string">
            <text:p>RNP - REDE NACIONAL DE ENSINO E PESQUISA</text:p>
          </table:table-cell>
          <table:table-cell office:value-type="string">
            <text:p>RNP SÃO GONÇALO AMARANTES - IFRN</text:p>
          </table:table-cell>
          <table:table-cell office:value-type="string">
            <text:p>RN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893/2014/4400/4600</text:p>
          </table:table-cell>
          <table:table-cell office:value-type="string">
            <text:p>2014-02-18</text:p>
          </table:table-cell>
          <table:table-cell office:value-type="string">
            <text:p>Contrato</text:p>
          </table:table-cell>
          <table:table-cell office:value-type="string">
            <text:p>2014-03-12</text:p>
          </table:table-cell>
          <table:table-cell office:value-type="string">
            <text:p>RNNTL0PP002</text:p>
          </table:table-cell>
          <table:table-cell office:value-type="string">
            <text:p>Fibra óptica TELEBRAS</text:p>
          </table:table-cell>
          <table:table-cell office:value-type="string">
            <text:p>POP RNP RN - Universidade Federal do Rio Grande do Norte Avenida Senador Salgado Filho, 3000</text:p>
          </table:table-cell>
          <table:table-cell office:value-type="string">
            <text:p>Natal</text:p>
          </table:table-cell>
          <table:table-cell office:value-type="string">
            <text:p>RN</text:p>
          </table:table-cell>
          <table:table-cell office:value-type="string">
            <text:p>59.078-900</text:p>
          </table:table-cell>
          <table:table-cell office:value-type="string">
            <text:p>RNNTL0PP001</text:p>
          </table:table-cell>
          <table:table-cell office:value-type="string">
            <text:p>Fibra óptica TELEBRAS</text:p>
          </table:table-cell>
          <table:table-cell office:value-type="string">
            <text:p>Rua 31 de Março, s/n - Centro - Fazenda Rockfeller - IFRN</text:p>
          </table:table-cell>
          <table:table-cell office:value-type="string">
            <text:p>Natal</text:p>
          </table:table-cell>
          <table:table-cell office:value-type="string">
            <text:p>RN</text:p>
          </table:table-cell>
          <table:table-cell office:value-type="string">
            <text:p>59.290-00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610.8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endereço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AMCI000001</text:p>
          </table:table-cell>
          <table:table-cell office:value-type="string">
            <text:p>PROCESSAMENTO DE DADOS AMAZONAS S.A.</text:p>
          </table:table-cell>
          <table:table-cell office:value-type="string">
            <text:p>PRODAM - MANAUS-IRANDUBA</text:p>
          </table:table-cell>
          <table:table-cell office:value-type="string">
            <text:p>AM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289/2014/DC/4600</text:p>
          </table:table-cell>
          <table:table-cell office:value-type="string">
            <text:p>2014-09-30</text:p>
          </table:table-cell>
          <table:table-cell office:value-type="string">
            <text:p>Contrato</text:p>
          </table:table-cell>
          <table:table-cell office:value-type="string">
            <text:p>2014-03-11</text:p>
          </table:table-cell>
          <table:table-cell/>
          <table:table-cell office:value-type="string">
            <text:p>Fibra óptica Cliente</text:p>
          </table:table-cell>
          <table:table-cell office:value-type="string">
            <text:p>Rua Ministro João Gonçalves de Souza, esquina com a Av. Governador Danilo de Matos</text:p>
          </table:table-cell>
          <table:table-cell table:number-columns-repeated="2"/>
          <table:table-cell office:value-type="string">
            <text:p>69.011-97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Estrada de Iranduba</text:p>
          </table:table-cell>
          <table:table-cell table:number-columns-repeated="2"/>
          <table:table-cell office:value-type="string">
            <text:p>69.415-000</text:p>
          </table:table-cell>
          <table:table-cell office:value-type="string">
            <text:p>Márcio Belmont</text:p>
          </table:table-cell>
          <table:table-cell office:value-type="string">
            <text:p>(92) 2121-6544</text:p>
          </table:table-cell>
          <table:table-cell office:value-type="string">
            <text:p>(92) 8855-1036</text:p>
          </table:table-cell>
          <table:table-cell office:value-type="string">
            <text:p>belmont@prodam.am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AMCI000002</text:p>
          </table:table-cell>
          <table:table-cell office:value-type="string">
            <text:p>PROCESSAMENTO DE DADOS AMAZONAS S.A.</text:p>
          </table:table-cell>
          <table:table-cell office:value-type="string">
            <text:p>PRODAM - IRANDUBA-MANACAPURU</text:p>
          </table:table-cell>
          <table:table-cell office:value-type="string">
            <text:p>AM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293/2014/DC/4600</text:p>
          </table:table-cell>
          <table:table-cell office:value-type="string">
            <text:p>2014-09-30</text:p>
          </table:table-cell>
          <table:table-cell office:value-type="string">
            <text:p>Contrato</text:p>
          </table:table-cell>
          <table:table-cell office:value-type="string">
            <text:p>2014-03-1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Estrada de Iranduba Lugarejo de Caapiranga S/N (TP 420) 8º CPIM</text:p>
          </table:table-cell>
          <table:table-cell table:number-columns-repeated="2"/>
          <table:table-cell office:value-type="string">
            <text:p>69.415-00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Estrada Manuel Urbano Lugarejo de Manacapuru S/N <text:s/>(TP 418) 9º BPM</text:p>
          </table:table-cell>
          <table:table-cell table:number-columns-repeated="2"/>
          <table:table-cell office:value-type="string">
            <text:p>69.400-000</text:p>
          </table:table-cell>
          <table:table-cell office:value-type="string">
            <text:p>Márcio Belmont</text:p>
          </table:table-cell>
          <table:table-cell office:value-type="string">
            <text:p>(92) 2121-6544</text:p>
          </table:table-cell>
          <table:table-cell office:value-type="string">
            <text:p>(92) 8855-1036</text:p>
          </table:table-cell>
          <table:table-cell office:value-type="string">
            <text:p>belmont@prodam.am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DFL2000017</text:p>
          </table:table-cell>
          <table:table-cell office:value-type="string">
            <text:p>ELETROSUL CENTRAIS ELÉTRICAS S.A.</text:p>
          </table:table-cell>
          <table:table-cell office:value-type="string">
            <text:p>ELETROSUL BSA-RJO</text:p>
          </table:table-cell>
          <table:table-cell office:value-type="string">
            <text:p>DF</text:p>
          </table:table-cell>
          <table:table-cell office:value-type="string">
            <text:p>L2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526/2013/DC/4400</text:p>
          </table:table-cell>
          <table:table-cell office:value-type="string">
            <text:p>2013-07-29</text:p>
          </table:table-cell>
          <table:table-cell office:value-type="string">
            <text:p>Contrato</text:p>
          </table:table-cell>
          <table:table-cell office:value-type="string">
            <text:p>2014-03-10</text:p>
          </table:table-cell>
          <table:table-cell office:value-type="string">
            <text:p>DFBSA0PP004</text:p>
          </table:table-cell>
          <table:table-cell office:value-type="string">
            <text:p>Fibra óptica TELEBRAS</text:p>
          </table:table-cell>
          <table:table-cell office:value-type="string">
            <text:p>BRASÍLIA <text:s/>SCN - Quadra 04, Bloco B <text:s/>Pétala C unidade 301 Edificio Centro Empresarial Varig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714-900</text:p>
          </table:table-cell>
          <table:table-cell office:value-type="string">
            <text:p>RJRJO0PM002</text:p>
          </table:table-cell>
          <table:table-cell office:value-type="string">
            <text:p>Fibra óptica TELEBRAS</text:p>
          </table:table-cell>
          <table:table-cell office:value-type="string">
            <text:p>Rua Real Grandeza, <text:s/>219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office:value-type="string">
            <text:p>22.281-900</text:p>
          </table:table-cell>
          <table:table-cell office:value-type="string">
            <text:p>João Henrique da Silva</text:p>
          </table:table-cell>
          <table:table-cell office:value-type="string">
            <text:p>(48) 3231-7651</text:p>
          </table:table-cell>
          <table:table-cell/>
          <table:table-cell office:value-type="string">
            <text:p>joao.henrique@eletrosul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PRL2000003</text:p>
          </table:table-cell>
          <table:table-cell office:value-type="string">
            <text:p>ELETROSUL CENTRAIS ELÉTRICAS S.A.</text:p>
          </table:table-cell>
          <table:table-cell office:value-type="string">
            <text:p>ELETROSUL LDA-RJO</text:p>
          </table:table-cell>
          <table:table-cell office:value-type="string">
            <text:p>PR</text:p>
          </table:table-cell>
          <table:table-cell office:value-type="string">
            <text:p>L2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739/2013/4400/4600</text:p>
          </table:table-cell>
          <table:table-cell office:value-type="string">
            <text:p>2013-10-16</text:p>
          </table:table-cell>
          <table:table-cell office:value-type="string">
            <text:p>Contrato</text:p>
          </table:table-cell>
          <table:table-cell office:value-type="string">
            <text:p>2014-03-10</text:p>
          </table:table-cell>
          <table:table-cell office:value-type="string">
            <text:p>PRLDA0PP001</text:p>
          </table:table-cell>
          <table:table-cell office:value-type="string">
            <text:p>Fibra óptica Cliente</text:p>
          </table:table-cell>
          <table:table-cell office:value-type="string">
            <text:p>LONDRINA/PR Subestação Londrina Eletrosul Rodovia Celso Garcia Cid (PR 445) Km 57</text:p>
          </table:table-cell>
          <table:table-cell office:value-type="string">
            <text:p>Londrina</text:p>
          </table:table-cell>
          <table:table-cell office:value-type="string">
            <text:p>PR</text:p>
          </table:table-cell>
          <table:table-cell office:value-type="string">
            <text:p>86.044-764</text:p>
          </table:table-cell>
          <table:table-cell office:value-type="string">
            <text:p>RJRJO0PM002</text:p>
          </table:table-cell>
          <table:table-cell office:value-type="string">
            <text:p>Fibra óptica Cliente</text:p>
          </table:table-cell>
          <table:table-cell office:value-type="string">
            <text:p>Rua Real Grandeza, <text:s/>219, bairro Botafogo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/>
          <table:table-cell office:value-type="string">
            <text:p>João Henrique da Silva</text:p>
          </table:table-cell>
          <table:table-cell office:value-type="string">
            <text:p>(48) 3231-7651</text:p>
          </table:table-cell>
          <table:table-cell/>
          <table:table-cell office:value-type="string">
            <text:p>joao.henrique@eletrosul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RJL2000004</text:p>
          </table:table-cell>
          <table:table-cell office:value-type="string">
            <text:p>ELETROSUL CENTRAIS ELÉTRICAS S.A.</text:p>
          </table:table-cell>
          <table:table-cell office:value-type="string">
            <text:p>ELETROSUL RJO-RJO</text:p>
          </table:table-cell>
          <table:table-cell office:value-type="string">
            <text:p>RJ</text:p>
          </table:table-cell>
          <table:table-cell office:value-type="string">
            <text:p>L2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527/2013/DC/4400</text:p>
          </table:table-cell>
          <table:table-cell office:value-type="string">
            <text:p>2013-07-29</text:p>
          </table:table-cell>
          <table:table-cell office:value-type="string">
            <text:p>Contrato</text:p>
          </table:table-cell>
          <table:table-cell office:value-type="string">
            <text:p>2014-03-10</text:p>
          </table:table-cell>
          <table:table-cell office:value-type="string">
            <text:p>RJRJO0PM012</text:p>
          </table:table-cell>
          <table:table-cell office:value-type="string">
            <text:p>Fibra óptica Cliente</text:p>
          </table:table-cell>
          <table:table-cell office:value-type="string">
            <text:p>Av. Presidente Vargas, 409 - 13º andar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office:value-type="string">
            <text:p>20.071-003</text:p>
          </table:table-cell>
          <table:table-cell office:value-type="string">
            <text:p>RJRJO0PM002</text:p>
          </table:table-cell>
          <table:table-cell office:value-type="string">
            <text:p>Fibra óptica Cliente</text:p>
          </table:table-cell>
          <table:table-cell office:value-type="string">
            <text:p>Rua Real Grandeza, <text:s/>219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office:value-type="string">
            <text:p>22.281-900</text:p>
          </table:table-cell>
          <table:table-cell office:value-type="string">
            <text:p>João Henrique da Silva</text:p>
          </table:table-cell>
          <table:table-cell office:value-type="string">
            <text:p>(48) 3231-7651</text:p>
          </table:table-cell>
          <table:table-cell/>
          <table:table-cell office:value-type="string">
            <text:p>joao.henrique@eletrosul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RNL2000013</text:p>
          </table:table-cell>
          <table:table-cell office:value-type="string">
            <text:p>RNP - REDE NACIONAL DE ENSINO E PESQUISA</text:p>
          </table:table-cell>
          <table:table-cell office:value-type="string">
            <text:p>RNP CURRAIS NOVOS <text:s/>- IFRN</text:p>
          </table:table-cell>
          <table:table-cell office:value-type="string">
            <text:p>RN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894/2014/4400/4600</text:p>
          </table:table-cell>
          <table:table-cell office:value-type="string">
            <text:p>2014-02-18</text:p>
          </table:table-cell>
          <table:table-cell office:value-type="string">
            <text:p>Contrato</text:p>
          </table:table-cell>
          <table:table-cell office:value-type="string">
            <text:p>2014-03-06</text:p>
          </table:table-cell>
          <table:table-cell office:value-type="string">
            <text:p>RNNTL0PP002</text:p>
          </table:table-cell>
          <table:table-cell office:value-type="string">
            <text:p>Fibra óptica TELEBRAS</text:p>
          </table:table-cell>
          <table:table-cell office:value-type="string">
            <text:p>POP RNP RN - Universidade Federal do Rio Grande do Norte Avenida Senador Salgado Filho, 3000</text:p>
          </table:table-cell>
          <table:table-cell office:value-type="string">
            <text:p>Natal</text:p>
          </table:table-cell>
          <table:table-cell office:value-type="string">
            <text:p>RN</text:p>
          </table:table-cell>
          <table:table-cell office:value-type="string">
            <text:p>59.078-900</text:p>
          </table:table-cell>
          <table:table-cell office:value-type="string">
            <text:p>RNSMS0PP001</text:p>
          </table:table-cell>
          <table:table-cell office:value-type="string">
            <text:p>Fibra óptica TELEBRAS</text:p>
          </table:table-cell>
          <table:table-cell office:value-type="string">
            <text:p>Rua Mina Brejuí, s/n</text:p>
          </table:table-cell>
          <table:table-cell office:value-type="string">
            <text:p>Santana do Matos</text:p>
          </table:table-cell>
          <table:table-cell office:value-type="string">
            <text:p>RN</text:p>
          </table:table-cell>
          <table:table-cell office:value-type="string">
            <text:p>59.380-00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610.8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endereço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PEAC000003</text:p>
          </table:table-cell>
          <table:table-cell office:value-type="string">
            <text:p>INFRAERO - EMPRESA BRASILEIRA DE INFRAESTRUTURA AEROPORTUÁRIA</text:p>
          </table:table-cell>
          <table:table-cell office:value-type="string">
            <text:p>INFRAERO - GUARARAPES</text:p>
          </table:table-cell>
          <table:table-cell office:value-type="string">
            <text:p>PE</text:p>
          </table:table-cell>
          <table:table-cell office:value-type="string">
            <text:p>AC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779/2013/4400/4600</text:p>
          </table:table-cell>
          <table:table-cell office:value-type="string">
            <text:p>2013-11-27</text:p>
          </table:table-cell>
          <table:table-cell office:value-type="string">
            <text:p>Contrato</text:p>
          </table:table-cell>
          <table:table-cell office:value-type="string">
            <text:p>2014-02-27</text:p>
          </table:table-cell>
          <table:table-cell office:value-type="string">
            <text:p>PERCE0PP001</text:p>
          </table:table-cell>
          <table:table-cell/>
          <table:table-cell office:value-type="string">
            <text:p>Aeroporto de Recife <text:s/>- Praça Ministro Salgado Filho, s/n</text:p>
          </table:table-cell>
          <table:table-cell office:value-type="string">
            <text:p>Recife</text:p>
          </table:table-cell>
          <table:table-cell office:value-type="string">
            <text:p>PE</text:p>
          </table:table-cell>
          <table:table-cell/>
          <table:table-cell office:value-type="string">
            <text:p>PERCE0PP001</text:p>
          </table:table-cell>
          <table:table-cell office:value-type="string">
            <text:p>Fibra óptica TELEBRAS</text:p>
          </table:table-cell>
          <table:table-cell office:value-type="string">
            <text:p>Praça Ministro Salgado Filho, Imbiribeira, 51210</text:p>
          </table:table-cell>
          <table:table-cell office:value-type="string">
            <text:p>Recife</text:p>
          </table:table-cell>
          <table:table-cell office:value-type="string">
            <text:p>PE</text:p>
          </table:table-cell>
          <table:table-cell/>
          <table:table-cell office:value-type="string">
            <text:p>Porfírio Holanda</text:p>
          </table:table-cell>
          <table:table-cell office:value-type="string">
            <text:p>(81) 3322-4369</text:p>
          </table:table-cell>
          <table:table-cell office:value-type="string">
            <text:p>(81) 9491-4369</text:p>
          </table:table-cell>
          <table:table-cell office:value-type="string">
            <text:p>pholanda@infraero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GOBL000029</text:p>
          </table:table-cell>
          <table:table-cell office:value-type="string">
            <text:p>PREFEITURA <text:s/>MUNICIPAL DE CIDADE <text:s/>OCIDENTAL</text:p>
          </table:table-cell>
          <table:table-cell office:value-type="string">
            <text:p>PREF. MUN. CIDADE <text:s/>OCIDENTAL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0812/2013/DC/4600</text:p>
          </table:table-cell>
          <table:table-cell office:value-type="string">
            <text:p>2014-01-30</text:p>
          </table:table-cell>
          <table:table-cell office:value-type="string">
            <text:p>Contrato</text:p>
          </table:table-cell>
          <table:table-cell office:value-type="string">
            <text:p>2014-02-24</text:p>
          </table:table-cell>
          <table:table-cell office:value-type="string">
            <text:p>GOCDOLTR001</text:p>
          </table:table-cell>
          <table:table-cell/>
          <table:table-cell office:value-type="string">
            <text:p>ETR Cidade Ocidental</text:p>
          </table:table-cell>
          <table:table-cell office:value-type="string">
            <text:p>Cidade Ocidental</text:p>
          </table:table-cell>
          <table:table-cell office:value-type="string">
            <text:p>GO</text:p>
          </table:table-cell>
          <table:table-cell/>
          <table:table-cell office:value-type="string">
            <text:p>GOCDOLTC002</text:p>
          </table:table-cell>
          <table:table-cell office:value-type="string">
            <text:p>Fibra óptica TELEBRAS</text:p>
          </table:table-cell>
          <table:table-cell office:value-type="string">
            <text:p>Av. Pres. Dutra 263 <text:s/>Centro</text:p>
          </table:table-cell>
          <table:table-cell office:value-type="string">
            <text:p>Cidade Ocidental</text:p>
          </table:table-cell>
          <table:table-cell office:value-type="string">
            <text:p>GO</text:p>
          </table:table-cell>
          <table:table-cell/>
          <table:table-cell office:value-type="string">
            <text:p>Humberto Jorge Leitão de Brito</text:p>
          </table:table-cell>
          <table:table-cell office:value-type="string">
            <text:p>(61) 3625-3209</text:p>
          </table:table-cell>
          <table:table-cell office:value-type="string">
            <text:p>(61) 9445-4830</text:p>
          </table:table-cell>
          <table:table-cell office:value-type="string">
            <text:p>hjlbrito@yahoo.com.br</text:p>
          </table:table-cell>
          <table:table-cell office:value-type="string">
            <text:p>506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RNL2000009</text:p>
          </table:table-cell>
          <table:table-cell office:value-type="string">
            <text:p>MINISTÉRIO DA DEFESA</text:p>
          </table:table-cell>
          <table:table-cell office:value-type="string">
            <text:p>MIN. DEFESA - NTL-BSA</text:p>
          </table:table-cell>
          <table:table-cell office:value-type="string">
            <text:p>RN</text:p>
          </table:table-cell>
          <table:table-cell office:value-type="string">
            <text:p>L2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803/2013/4400/4600</text:p>
          </table:table-cell>
          <table:table-cell office:value-type="string">
            <text:p>2013-11-10</text:p>
          </table:table-cell>
          <table:table-cell office:value-type="string">
            <text:p>Contrato</text:p>
          </table:table-cell>
          <table:table-cell office:value-type="string">
            <text:p>2014-02-21</text:p>
          </table:table-cell>
          <table:table-cell office:value-type="string">
            <text:p>DFBSA0PM061</text:p>
          </table:table-cell>
          <table:table-cell office:value-type="string">
            <text:p>Fibra óptica TELEBRAS</text:p>
          </table:table-cell>
          <table:table-cell office:value-type="string">
            <text:p>Destacamento de Telecomunicações por Satélite (DTS), SHIS QI 05, Área Especial 12, Lago Sul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RNNTL0PP001</text:p>
          </table:table-cell>
          <table:table-cell office:value-type="string">
            <text:p>Fibra óptica TELEBRAS</text:p>
          </table:table-cell>
          <table:table-cell office:value-type="string">
            <text:p>Comando do 3º Distrito Naval - Av. Hermes da Fonseca no 780 - Tirol</text:p>
          </table:table-cell>
          <table:table-cell office:value-type="string">
            <text:p>Natal</text:p>
          </table:table-cell>
          <table:table-cell office:value-type="string">
            <text:p>RN</text:p>
          </table:table-cell>
          <table:table-cell/>
          <table:table-cell office:value-type="string">
            <text:p>Pta A tenente Igor/Pta B:Comandante Luciano Teixeira Leite</text:p>
          </table:table-cell>
          <table:table-cell office:value-type="string">
            <text:p>Pta A: (61) <text:s/>3364-8566/Pta B : (84) 3216-3303</text:p>
          </table:table-cell>
          <table:table-cell table:number-columns-repeated="2"/>
          <table:table-cell office:value-type="string">
            <text:p>8152.51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RNL2000003</text:p>
          </table:table-cell>
          <table:table-cell office:value-type="string">
            <text:p>RNP - REDE NACIONAL DE ENSINO E PESQUISA</text:p>
          </table:table-cell>
          <table:table-cell office:value-type="string">
            <text:p>RNP SANTA CRUZ - UFRN</text:p>
          </table:table-cell>
          <table:table-cell office:value-type="string">
            <text:p>RN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260/2013/4400/4600</text:p>
          </table:table-cell>
          <table:table-cell office:value-type="string">
            <text:p>2013-05-06</text:p>
          </table:table-cell>
          <table:table-cell office:value-type="string">
            <text:p>Contrato</text:p>
          </table:table-cell>
          <table:table-cell office:value-type="string">
            <text:p>2014-02-20</text:p>
          </table:table-cell>
          <table:table-cell office:value-type="string">
            <text:p>RNNTL0PP002</text:p>
          </table:table-cell>
          <table:table-cell office:value-type="string">
            <text:p>Fibra óptica TELEBRAS</text:p>
          </table:table-cell>
          <table:table-cell office:value-type="string">
            <text:p>POP RNP RN - Universidade Federal do Rio Grande do Norte Avenida Senador Salgado Filho, 3000</text:p>
          </table:table-cell>
          <table:table-cell office:value-type="string">
            <text:p>Natal</text:p>
          </table:table-cell>
          <table:table-cell office:value-type="string">
            <text:p>RN</text:p>
          </table:table-cell>
          <table:table-cell office:value-type="string">
            <text:p>59.078-900</text:p>
          </table:table-cell>
          <table:table-cell office:value-type="string">
            <text:p>RNSNZ0PP001</text:p>
          </table:table-cell>
          <table:table-cell office:value-type="string">
            <text:p>Fibra óptica TELEBRAS</text:p>
          </table:table-cell>
          <table:table-cell office:value-type="string">
            <text:p>UFRN - Praça Tequinha Farias, nº 13 - Centro</text:p>
          </table:table-cell>
          <table:table-cell office:value-type="string">
            <text:p>Santa Cruz</text:p>
          </table:table-cell>
          <table:table-cell office:value-type="string">
            <text:p>RN</text:p>
          </table:table-cell>
          <table:table-cell office:value-type="string">
            <text:p>59.200-00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833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endereço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ABL000017</text:p>
          </table:table-cell>
          <table:table-cell office:value-type="string">
            <text:p>ARRAIS FALCÃO E SARAIVA CONSULTORIA E PRESTAÇÃO DE SERVIÇOS EM INTERNET LTDA - ME</text:p>
          </table:table-cell>
          <table:table-cell office:value-type="string">
            <text:p>ARRAIS FALCÃO - PORTO FRANCO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350">
            <text:p>350</text:p>
          </table:table-cell>
          <table:table-cell office:value-type="string">
            <text:p>0767/2013/DC/4600/3500</text:p>
          </table:table-cell>
          <table:table-cell office:value-type="string">
            <text:p>2013-12-24</text:p>
          </table:table-cell>
          <table:table-cell office:value-type="string">
            <text:p>Contrato</text:p>
          </table:table-cell>
          <table:table-cell office:value-type="string">
            <text:p>2014-02-19</text:p>
          </table:table-cell>
          <table:table-cell office:value-type="string">
            <text:p>MAPFN0PP001</text:p>
          </table:table-cell>
          <table:table-cell/>
          <table:table-cell office:value-type="string">
            <text:p>POP de Porto Franco</text:p>
          </table:table-cell>
          <table:table-cell office:value-type="string">
            <text:p>Porto Franco</text:p>
          </table:table-cell>
          <table:table-cell office:value-type="string">
            <text:p>MA</text:p>
          </table:table-cell>
          <table:table-cell/>
          <table:table-cell office:value-type="string">
            <text:p>MAPFN0PP001</text:p>
          </table:table-cell>
          <table:table-cell office:value-type="string">
            <text:p>Fibra óptica Cliente</text:p>
          </table:table-cell>
          <table:table-cell office:value-type="string">
            <text:p>Caixa R2 no POP de Porto Franco</text:p>
          </table:table-cell>
          <table:table-cell office:value-type="string">
            <text:p>Porto Franco</text:p>
          </table:table-cell>
          <table:table-cell office:value-type="string">
            <text:p>MA</text:p>
          </table:table-cell>
          <table:table-cell/>
          <table:table-cell office:value-type="string">
            <text:p>Hebert Arrais Saraiva</text:p>
          </table:table-cell>
          <table:table-cell office:value-type="string">
            <text:p>(99) 3571- 2514</text:p>
          </table:table-cell>
          <table:table-cell office:value-type="string">
            <text:p>(99 ) 8109- 3639</text:p>
          </table:table-cell>
          <table:table-cell office:value-type="string">
            <text:p>maisnetprovedor@gmail.com</text:p>
          </table:table-cell>
          <table:table-cell office:value-type="string">
            <text:p>2625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TOBL000026</text:p>
          </table:table-cell>
          <table:table-cell office:value-type="string">
            <text:p>GNET COMUNICAÇÕES E INFORM LTDA</text:p>
          </table:table-cell>
          <table:table-cell office:value-type="string">
            <text:p>GNET COMUNICAÇÕES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150">
            <text:p>150</text:p>
          </table:table-cell>
          <table:table-cell office:value-type="string">
            <text:p>0813/2013/DC/4600</text:p>
          </table:table-cell>
          <table:table-cell office:value-type="string">
            <text:p>2013-12-23</text:p>
          </table:table-cell>
          <table:table-cell office:value-type="string">
            <text:p>Contrato</text:p>
          </table:table-cell>
          <table:table-cell office:value-type="string">
            <text:p>2014-02-18</text:p>
          </table:table-cell>
          <table:table-cell office:value-type="string">
            <text:p>TOPIT0TR001</text:p>
          </table:table-cell>
          <table:table-cell office:value-type="string">
            <text:p>Fibra óptica Cliente</text:p>
          </table:table-cell>
          <table:table-cell office:value-type="string">
            <text:p>Caixa R2 na ETR Paraíso do Tocantins/TO</text:p>
          </table:table-cell>
          <table:table-cell office:value-type="string">
            <text:p>Paraíso do Tocantins</text:p>
          </table:table-cell>
          <table:table-cell office:value-type="string">
            <text:p>TO</text:p>
          </table:table-cell>
          <table:table-cell/>
          <table:table-cell office:value-type="string">
            <text:p>TOPIT0PC005</text:p>
          </table:table-cell>
          <table:table-cell office:value-type="string">
            <text:p>Fibra óptica Cliente</text:p>
          </table:table-cell>
          <table:table-cell office:value-type="string">
            <text:p>ETR de Paraiso do Tocantins</text:p>
          </table:table-cell>
          <table:table-cell office:value-type="string">
            <text:p>Paraíso do Tocantins</text:p>
          </table:table-cell>
          <table:table-cell office:value-type="string">
            <text:p>TO</text:p>
          </table:table-cell>
          <table:table-cell/>
          <table:table-cell office:value-type="string">
            <text:p>Genival Feitosa</text:p>
          </table:table-cell>
          <table:table-cell office:value-type="string">
            <text:p>(94) 3319-1192</text:p>
          </table:table-cell>
          <table:table-cell office:value-type="string">
            <text:p>(94) 9128-8529</text:p>
          </table:table-cell>
          <table:table-cell office:value-type="string">
            <text:p>jaksonribeiro@uol.com.br</text:p>
          </table:table-cell>
          <table:table-cell office:value-type="string">
            <text:p>9636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DFL2000024</text:p>
          </table:table-cell>
          <table:table-cell office:value-type="string">
            <text:p>Rede Globo</text:p>
          </table:table-cell>
          <table:table-cell office:value-type="string">
            <text:p>REDE GLOBO 1</text:p>
          </table:table-cell>
          <table:table-cell office:value-type="string">
            <text:p>DF</text:p>
          </table:table-cell>
          <table:table-cell office:value-type="string">
            <text:p>L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3-12-17</text:p>
          </table:table-cell>
          <table:table-cell office:value-type="string">
            <text:p>Contrato</text:p>
          </table:table-cell>
          <table:table-cell office:value-type="string">
            <text:p>2014-02-18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DFL2000023</text:p>
          </table:table-cell>
          <table:table-cell office:value-type="string">
            <text:p>Rede Globo</text:p>
          </table:table-cell>
          <table:table-cell office:value-type="string">
            <text:p>REDE GLOBO 2</text:p>
          </table:table-cell>
          <table:table-cell office:value-type="string">
            <text:p>DF</text:p>
          </table:table-cell>
          <table:table-cell office:value-type="string">
            <text:p>L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3-12-17</text:p>
          </table:table-cell>
          <table:table-cell office:value-type="string">
            <text:p>Contrato</text:p>
          </table:table-cell>
          <table:table-cell office:value-type="string">
            <text:p>2014-02-16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PBL2000007</text:p>
          </table:table-cell>
          <table:table-cell office:value-type="string">
            <text:p>RNP - REDE NACIONAL DE ENSINO E PESQUISA</text:p>
          </table:table-cell>
          <table:table-cell office:value-type="string">
            <text:p>RNP MAMANGUAPE - UFPB</text:p>
          </table:table-cell>
          <table:table-cell office:value-type="string">
            <text:p>PB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852/2014/DC/4600</text:p>
          </table:table-cell>
          <table:table-cell office:value-type="string">
            <text:p>2014-01-23</text:p>
          </table:table-cell>
          <table:table-cell office:value-type="string">
            <text:p>Contrato</text:p>
          </table:table-cell>
          <table:table-cell office:value-type="string">
            <text:p>2014-02-14</text:p>
          </table:table-cell>
          <table:table-cell office:value-type="string">
            <text:p>PBCGE0TC002</text:p>
          </table:table-cell>
          <table:table-cell office:value-type="string">
            <text:p>Fibra óptica TELEBRAS</text:p>
          </table:table-cell>
          <table:table-cell office:value-type="string">
            <text:p>Avenida Aprigio Veloso, 882 <text:s/>(UFCG - CAMPUS CAMPINA GRANDE)</text:p>
          </table:table-cell>
          <table:table-cell office:value-type="string">
            <text:p>Campina Grande</text:p>
          </table:table-cell>
          <table:table-cell office:value-type="string">
            <text:p>PB</text:p>
          </table:table-cell>
          <table:table-cell office:value-type="string">
            <text:p>58.428-900</text:p>
          </table:table-cell>
          <table:table-cell office:value-type="string">
            <text:p>PBMME0TR001</text:p>
          </table:table-cell>
          <table:table-cell office:value-type="string">
            <text:p>Fibra óptica TELEBRAS</text:p>
          </table:table-cell>
          <table:table-cell office:value-type="string">
            <text:p>Sitio Engenho Novo, s/n - <text:s/>Zona Rural</text:p>
          </table:table-cell>
          <table:table-cell office:value-type="string">
            <text:p>Mamanguape</text:p>
          </table:table-cell>
          <table:table-cell office:value-type="string">
            <text:p>PB</text:p>
          </table:table-cell>
          <table:table-cell office:value-type="string">
            <text:p>58.280-000</text:p>
          </table:table-cell>
          <table:table-cell office:value-type="string">
            <text:p>Marcelo Dias Teixeira</text:p>
          </table:table-cell>
          <table:table-cell office:value-type="string">
            <text:p>(21) 2102-9690</text:p>
          </table:table-cell>
          <table:table-cell/>
          <table:table-cell office:value-type="string">
            <text:p>noc@rnp.br</text:p>
          </table:table-cell>
          <table:table-cell office:value-type="string">
            <text:p>16548.6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PBL2000008</text:p>
          </table:table-cell>
          <table:table-cell office:value-type="string">
            <text:p>RNP - REDE NACIONAL DE ENSINO E PESQUISA</text:p>
          </table:table-cell>
          <table:table-cell office:value-type="string">
            <text:p>RNP RIO TINTO - UFPB</text:p>
          </table:table-cell>
          <table:table-cell office:value-type="string">
            <text:p>PB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853/2014/DC/4600</text:p>
          </table:table-cell>
          <table:table-cell office:value-type="string">
            <text:p>2014-01-23</text:p>
          </table:table-cell>
          <table:table-cell office:value-type="string">
            <text:p>Contrato</text:p>
          </table:table-cell>
          <table:table-cell office:value-type="string">
            <text:p>2014-02-14</text:p>
          </table:table-cell>
          <table:table-cell office:value-type="string">
            <text:p>PBCGE0TC002</text:p>
          </table:table-cell>
          <table:table-cell office:value-type="string">
            <text:p>Fibra óptica TELEBRAS</text:p>
          </table:table-cell>
          <table:table-cell office:value-type="string">
            <text:p>Avenida Aprigio Veloso, 882 <text:s/>(UFCG - CAMPUS CAMPINA GRANDE)</text:p>
          </table:table-cell>
          <table:table-cell office:value-type="string">
            <text:p>Campina Grande</text:p>
          </table:table-cell>
          <table:table-cell office:value-type="string">
            <text:p>PB</text:p>
          </table:table-cell>
          <table:table-cell office:value-type="string">
            <text:p>58.428-900</text:p>
          </table:table-cell>
          <table:table-cell office:value-type="string">
            <text:p>PBRTT0TR001</text:p>
          </table:table-cell>
          <table:table-cell office:value-type="string">
            <text:p>Fibra óptica TELEBRAS</text:p>
          </table:table-cell>
          <table:table-cell office:value-type="string">
            <text:p>Rua da Mangueira, s/n - Companhia de Tecidos</text:p>
          </table:table-cell>
          <table:table-cell office:value-type="string">
            <text:p>Rio Tinto</text:p>
          </table:table-cell>
          <table:table-cell office:value-type="string">
            <text:p>PB</text:p>
          </table:table-cell>
          <table:table-cell office:value-type="string">
            <text:p>58.280-000</text:p>
          </table:table-cell>
          <table:table-cell office:value-type="string">
            <text:p>Pta A: Marcelo Dias Teixeira/Pta B:Zenildo de Melo Cézar Filho</text:p>
          </table:table-cell>
          <table:table-cell office:value-type="string">
            <text:p>Pta A:(21) 2102-9690/Pta B: (83) 3291-1805</text:p>
          </table:table-cell>
          <table:table-cell/>
          <table:table-cell office:value-type="string">
            <text:p>Pta A:noc@rnp.br/ Pta B: zenildo@ccae.ufpb.br</text:p>
          </table:table-cell>
          <table:table-cell office:value-type="string">
            <text:p>16548.6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DFAC000018</text:p>
          </table:table-cell>
          <table:table-cell office:value-type="string">
            <text:p>COLOG - COMANDO LOGÍSTICO DO EXÉRCITO</text:p>
          </table:table-cell>
          <table:table-cell office:value-type="string">
            <text:p>QGEX COLOG - BLOCO C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0824/2013/4400/4600</text:p>
          </table:table-cell>
          <table:table-cell office:value-type="string">
            <text:p>2013-12-26</text:p>
          </table:table-cell>
          <table:table-cell office:value-type="string">
            <text:p>Contrato</text:p>
          </table:table-cell>
          <table:table-cell office:value-type="string">
            <text:p>2014-02-12</text:p>
          </table:table-cell>
          <table:table-cell office:value-type="string">
            <text:p>DFBSA0PM019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TC069</text:p>
          </table:table-cell>
          <table:table-cell office:value-type="string">
            <text:p>Fibra óptica TELEBRAS</text:p>
          </table:table-cell>
          <table:table-cell office:value-type="string">
            <text:p>Av do Exército, SMU - QGEx - Bloco C - COLOG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Tenente Graice Kelly de Almeida</text:p>
          </table:table-cell>
          <table:table-cell office:value-type="string">
            <text:p>(61) 3415-6309</text:p>
          </table:table-cell>
          <table:table-cell/>
          <table:table-cell office:value-type="string">
            <text:p>adj7.sg4@colog.eb.mil.br</text:p>
          </table:table-cell>
          <table:table-cell office:value-type="string">
            <text:p>22397.6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DFAC000019</text:p>
          </table:table-cell>
          <table:table-cell office:value-type="string">
            <text:p>COLOG - COMANDO LOGÍSTICO DO EXÉRCITO</text:p>
          </table:table-cell>
          <table:table-cell office:value-type="string">
            <text:p>QGEX COLOG - BLOCO H - INFORMÁTICA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825/2013/4400/4600</text:p>
          </table:table-cell>
          <table:table-cell office:value-type="string">
            <text:p>2013-12-26</text:p>
          </table:table-cell>
          <table:table-cell office:value-type="string">
            <text:p>Contrato</text:p>
          </table:table-cell>
          <table:table-cell office:value-type="string">
            <text:p>2014-02-12</text:p>
          </table:table-cell>
          <table:table-cell office:value-type="string">
            <text:p>DFBSA0PM019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TC068</text:p>
          </table:table-cell>
          <table:table-cell office:value-type="string">
            <text:p>Fibra óptica TELEBRAS</text:p>
          </table:table-cell>
          <table:table-cell office:value-type="string">
            <text:p>Av do Exército, SMU - QGEx - Bloco C - 1º Piso - COLOG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Sargento Sandro Gomes Rodrigues</text:p>
          </table:table-cell>
          <table:table-cell office:value-type="string">
            <text:p>(61) 3415-6309</text:p>
          </table:table-cell>
          <table:table-cell/>
          <table:table-cell office:value-type="string">
            <text:p>sgomesrod@hotmail.com</text:p>
          </table:table-cell>
          <table:table-cell office:value-type="string">
            <text:p>16471.31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DFAC000020</text:p>
          </table:table-cell>
          <table:table-cell office:value-type="string">
            <text:p>COLOG - COMANDO LOGÍSTICO DO EXÉRCITO</text:p>
          </table:table-cell>
          <table:table-cell office:value-type="string">
            <text:p>QGEX COLOG - BLOCO H - CCOF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826/2013/4400/4600</text:p>
          </table:table-cell>
          <table:table-cell office:value-type="string">
            <text:p>2013-12-26</text:p>
          </table:table-cell>
          <table:table-cell office:value-type="string">
            <text:p>Contrato</text:p>
          </table:table-cell>
          <table:table-cell office:value-type="string">
            <text:p>2014-02-12</text:p>
          </table:table-cell>
          <table:table-cell office:value-type="string">
            <text:p>DFBSA0PM019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TC069</text:p>
          </table:table-cell>
          <table:table-cell office:value-type="string">
            <text:p>Fibra óptica TELEBRAS</text:p>
          </table:table-cell>
          <table:table-cell office:value-type="string">
            <text:p>Av do Exército, SMU - QGEx - Bloco H, 4º andar, sala "CCOF"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Sargento Sandro Gomes Rodrigues</text:p>
          </table:table-cell>
          <table:table-cell office:value-type="string">
            <text:p>(61) 3415-6309</text:p>
          </table:table-cell>
          <table:table-cell/>
          <table:table-cell office:value-type="string">
            <text:p>sgomesrod@hotmail.com</text:p>
          </table:table-cell>
          <table:table-cell office:value-type="string">
            <text:p>16471.31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DFAC000017</text:p>
          </table:table-cell>
          <table:table-cell office:value-type="string">
            <text:p>MINISTÉRIO DA DEFESA</text:p>
          </table:table-cell>
          <table:table-cell office:value-type="string">
            <text:p>MIN. DEFESA CTI - BSA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0820/2013/4400/4600</text:p>
          </table:table-cell>
          <table:table-cell office:value-type="string">
            <text:p>2013-12-24</text:p>
          </table:table-cell>
          <table:table-cell office:value-type="string">
            <text:p>Contrato</text:p>
          </table:table-cell>
          <table:table-cell office:value-type="string">
            <text:p>2014-02-07</text:p>
          </table:table-cell>
          <table:table-cell office:value-type="string">
            <text:p>DFBSA0PP004</text:p>
          </table:table-cell>
          <table:table-cell/>
          <table:table-cell office:value-type="string">
            <text:p>PoP Telebras Sede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PM028</text:p>
          </table:table-cell>
          <table:table-cell office:value-type="string">
            <text:p>Fibra óptica TELEBRAS</text:p>
          </table:table-cell>
          <table:table-cell office:value-type="string">
            <text:p>Ministério da Defesa, Bloco Q, 5º andar, sala 501, CTI - Centro de TI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Tenente Coronel Guilherme P. SALAZAR Costa</text:p>
          </table:table-cell>
          <table:table-cell office:value-type="string">
            <text:p>(61) 3312-4169</text:p>
          </table:table-cell>
          <table:table-cell/>
          <table:table-cell office:value-type="string">
            <text:p>guilherme.salazar@defesa.mil.br</text:p>
          </table:table-cell>
          <table:table-cell office:value-type="string">
            <text:p>9827.03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DFL2000021</text:p>
          </table:table-cell>
          <table:table-cell office:value-type="string">
            <text:p>MINISTÉRIO DA DEFESA</text:p>
          </table:table-cell>
          <table:table-cell office:value-type="string">
            <text:p>MIN. DEFESA - MRE</text:p>
          </table:table-cell>
          <table:table-cell office:value-type="string">
            <text:p>DF</text:p>
          </table:table-cell>
          <table:table-cell office:value-type="string">
            <text:p>L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3-09-16</text:p>
          </table:table-cell>
          <table:table-cell office:value-type="string">
            <text:p>Contrato</text:p>
          </table:table-cell>
          <table:table-cell office:value-type="string">
            <text:p>2014-02-05</text:p>
          </table:table-cell>
          <table:table-cell office:value-type="string">
            <text:p>DFBSA0PM028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table:number-columns-repeated="8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DFL2000022</text:p>
          </table:table-cell>
          <table:table-cell office:value-type="string">
            <text:p>FURNAS CENTRAIS ELÉTRICA S.A.</text:p>
          </table:table-cell>
          <table:table-cell office:value-type="string">
            <text:p>FURNAS BSA-RJO</text:p>
          </table:table-cell>
          <table:table-cell office:value-type="string">
            <text:p>DF</text:p>
          </table:table-cell>
          <table:table-cell office:value-type="string">
            <text:p>L2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746/2013/4400/4600</text:p>
          </table:table-cell>
          <table:table-cell office:value-type="string">
            <text:p>2013-10-28</text:p>
          </table:table-cell>
          <table:table-cell office:value-type="string">
            <text:p>Contrato</text:p>
          </table:table-cell>
          <table:table-cell office:value-type="string">
            <text:p>2014-02-01</text:p>
          </table:table-cell>
          <table:table-cell office:value-type="string">
            <text:p>DFBSA0PP001</text:p>
          </table:table-cell>
          <table:table-cell office:value-type="string">
            <text:p>Fibra óptica TELEBRAS</text:p>
          </table:table-cell>
          <table:table-cell office:value-type="string">
            <text:p>BRASÍLIA <text:s/>Substação Brasília Geral - Furnas (SIA - Setor de Indústria e Abastecimento (RA-XXIX) Guará / DF - SIA SAPS, s/n lt A1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1.215-010</text:p>
          </table:table-cell>
          <table:table-cell office:value-type="string">
            <text:p>RJRJO0PM002</text:p>
          </table:table-cell>
          <table:table-cell office:value-type="string">
            <text:p>Fibra óptica TELEBRAS</text:p>
          </table:table-cell>
          <table:table-cell office:value-type="string">
            <text:p>Rua Real Grandeza, <text:s/>219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 office:value-type="string">
            <text:p>22.281-900</text:p>
          </table:table-cell>
          <table:table-cell office:value-type="string">
            <text:p>Mauro Agento</text:p>
          </table:table-cell>
          <table:table-cell/>
          <table:table-cell office:value-type="string">
            <text:p>(21) 9998-0864</text:p>
          </table:table-cell>
          <table:table-cell office:value-type="string">
            <text:p>mauroag@furnas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TOBL000028</text:p>
          </table:table-cell>
          <table:table-cell office:value-type="string">
            <text:p>CLICK NET BRASIL INFORMÁTICA E TELECOMUNICAÇÕES</text:p>
          </table:table-cell>
          <table:table-cell office:value-type="string">
            <text:p>CLICK NET - PARAÍSO DO TOCANTINS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00848/2013/DC/4600</text:p>
          </table:table-cell>
          <table:table-cell office:value-type="string">
            <text:p>2014-01-20</text:p>
          </table:table-cell>
          <table:table-cell office:value-type="string">
            <text:p>Contrato</text:p>
          </table:table-cell>
          <table:table-cell office:value-type="string">
            <text:p>2014-01-31</text:p>
          </table:table-cell>
          <table:table-cell office:value-type="string">
            <text:p>TOPIT0TR001</text:p>
          </table:table-cell>
          <table:table-cell/>
          <table:table-cell office:value-type="string">
            <text:p>Cliente buscará link via fibra - Caixa R2 - ETR Paraiso Tocantins - TO</text:p>
          </table:table-cell>
          <table:table-cell office:value-type="string">
            <text:p>Paraíso do Tocantins</text:p>
          </table:table-cell>
          <table:table-cell office:value-type="string">
            <text:p>TO</text:p>
          </table:table-cell>
          <table:table-cell/>
          <table:table-cell office:value-type="string">
            <text:p>TOPIT0TR001</text:p>
          </table:table-cell>
          <table:table-cell office:value-type="string">
            <text:p>Fibra óptica Cliente</text:p>
          </table:table-cell>
          <table:table-cell office:value-type="string">
            <text:p>Cliente buscará link via fibra - Caixa R2 - ETR Paraiso Tocantins - TO</text:p>
          </table:table-cell>
          <table:table-cell office:value-type="string">
            <text:p>Paraíso do Tocantins</text:p>
          </table:table-cell>
          <table:table-cell office:value-type="string">
            <text:p>TO</text:p>
          </table:table-cell>
          <table:table-cell/>
          <table:table-cell office:value-type="string">
            <text:p>Almir Jose Salviano</text:p>
          </table:table-cell>
          <table:table-cell office:value-type="string">
            <text:p>(61) 3448-7272</text:p>
          </table:table-cell>
          <table:table-cell office:value-type="string">
            <text:p>(61) 8133-9248</text:p>
          </table:table-cell>
          <table:table-cell office:value-type="string">
            <text:p>clicknetbrasil@gmail.com</text:p>
          </table:table-cell>
          <table:table-cell office:value-type="string">
            <text:p>13960.50</text:p>
          </table:table-cell>
          <table:table-cell office:value-type="string">
            <text:p>2016-01-01</text:p>
          </table:table-cell>
          <table:table-cell table:number-columns-repeated="2" office:value-type="string">
            <text:p>bloqueado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ABL000018</text:p>
          </table:table-cell>
          <table:table-cell office:value-type="string">
            <text:p>ARANET COMUNICAÇÃO LTDA - EPP</text:p>
          </table:table-cell>
          <table:table-cell office:value-type="string">
            <text:p>ARANET-IMPERATRIZ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250">
            <text:p>250</text:p>
          </table:table-cell>
          <table:table-cell office:value-type="string">
            <text:p>0797/2013/DC/4600</text:p>
          </table:table-cell>
          <table:table-cell office:value-type="string">
            <text:p>2013-11-09</text:p>
          </table:table-cell>
          <table:table-cell office:value-type="string">
            <text:p>Contrato</text:p>
          </table:table-cell>
          <table:table-cell office:value-type="string">
            <text:p>2014-01-29</text:p>
          </table:table-cell>
          <table:table-cell office:value-type="string">
            <text:p>MAITZ0PP001</text:p>
          </table:table-cell>
          <table:table-cell/>
          <table:table-cell office:value-type="string">
            <text:p>POP Imperatriz - Cliente vai busca na caixa R2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/>
          <table:table-cell office:value-type="string">
            <text:p>MAITZ0PC012</text:p>
          </table:table-cell>
          <table:table-cell office:value-type="string">
            <text:p>Fibra óptica Cliente</text:p>
          </table:table-cell>
          <table:table-cell office:value-type="string">
            <text:p>POP Imperatriz - Cliente vai busca na caixa R2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/>
          <table:table-cell office:value-type="string">
            <text:p>Raphael Henrique Santos</text:p>
          </table:table-cell>
          <table:table-cell office:value-type="string">
            <text:p>(63) 3411-1687</text:p>
          </table:table-cell>
          <table:table-cell office:value-type="string">
            <text:p>(94) 9158-9119</text:p>
          </table:table-cell>
          <table:table-cell office:value-type="string">
            <text:p>raphaelss@gmail.com</text:p>
          </table:table-cell>
          <table:table-cell office:value-type="string">
            <text:p>16575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MABL000014</text:p>
          </table:table-cell>
          <table:table-cell office:value-type="string">
            <text:p>ESTREITONET LTDA</text:p>
          </table:table-cell>
          <table:table-cell office:value-type="string">
            <text:p>ESTREITONET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500">
            <text:p>500</text:p>
          </table:table-cell>
          <table:table-cell office:value-type="string">
            <text:p>0299/2013/DC/4600</text:p>
          </table:table-cell>
          <table:table-cell office:value-type="string">
            <text:p>2013-08-13</text:p>
          </table:table-cell>
          <table:table-cell office:value-type="string">
            <text:p>Contrato</text:p>
          </table:table-cell>
          <table:table-cell office:value-type="string">
            <text:p>2014-01-27</text:p>
          </table:table-cell>
          <table:table-cell office:value-type="string">
            <text:p>MAPFN0PP001</text:p>
          </table:table-cell>
          <table:table-cell/>
          <table:table-cell office:value-type="string">
            <text:p>POP Porto Franco</text:p>
          </table:table-cell>
          <table:table-cell office:value-type="string">
            <text:p>Porto Franco</text:p>
          </table:table-cell>
          <table:table-cell office:value-type="string">
            <text:p>MA</text:p>
          </table:table-cell>
          <table:table-cell/>
          <table:table-cell office:value-type="string">
            <text:p>MAPFN0PP001</text:p>
          </table:table-cell>
          <table:table-cell office:value-type="string">
            <text:p>Fibra óptica TELEBRAS</text:p>
          </table:table-cell>
          <table:table-cell office:value-type="string">
            <text:p>O cliente irá buscar o sinal no POP Porto Franco/MA</text:p>
          </table:table-cell>
          <table:table-cell office:value-type="string">
            <text:p>Porto Franco</text:p>
          </table:table-cell>
          <table:table-cell office:value-type="string">
            <text:p>MA</text:p>
          </table:table-cell>
          <table:table-cell/>
          <table:table-cell office:value-type="string">
            <text:p>Anesio Arruda de Almeida</text:p>
          </table:table-cell>
          <table:table-cell office:value-type="string">
            <text:p>(99) 3531-6590</text:p>
          </table:table-cell>
          <table:table-cell office:value-type="string">
            <text:p>(99) 9156-1333</text:p>
          </table:table-cell>
          <table:table-cell office:value-type="string">
            <text:p>estreitonetsuporte@gmail.com</text:p>
          </table:table-cell>
          <table:table-cell office:value-type="string">
            <text:p>4046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PIL2000004</text:p>
          </table:table-cell>
          <table:table-cell office:value-type="string">
            <text:p>RNP - REDE NACIONAL DE ENSINO E PESQUISA</text:p>
          </table:table-cell>
          <table:table-cell office:value-type="string">
            <text:p>RNP PEDRO II - IFP</text:p>
          </table:table-cell>
          <table:table-cell office:value-type="string">
            <text:p>PI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801/2013/4400/4600</text:p>
          </table:table-cell>
          <table:table-cell office:value-type="string">
            <text:p>2013-12-09</text:p>
          </table:table-cell>
          <table:table-cell office:value-type="string">
            <text:p>Contrato</text:p>
          </table:table-cell>
          <table:table-cell office:value-type="string">
            <text:p>2014-01-24</text:p>
          </table:table-cell>
          <table:table-cell office:value-type="string">
            <text:p>DFBSA0TC024</text:p>
          </table:table-cell>
          <table:table-cell office:value-type="string">
            <text:p>Fibra óptica TELEBRAS</text:p>
          </table:table-cell>
          <table:table-cell office:value-type="string">
            <text:p>POP RNP DF - SAS, Q. 05, Lote 06, Bloco H, Edf. IBICT, Sl 700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070-910</text:p>
          </table:table-cell>
          <table:table-cell office:value-type="string">
            <text:p>PIPDO0TC002</text:p>
          </table:table-cell>
          <table:table-cell office:value-type="string">
            <text:p>Fibra óptica TELEBRAS</text:p>
          </table:table-cell>
          <table:table-cell office:value-type="string">
            <text:p>Rua Pres. Médici, s/n</text:p>
          </table:table-cell>
          <table:table-cell office:value-type="string">
            <text:p>Pedro II</text:p>
          </table:table-cell>
          <table:table-cell office:value-type="string">
            <text:p>PI</text:p>
          </table:table-cell>
          <table:table-cell office:value-type="string">
            <text:p>64.255-00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388.9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TOL2000009</text:p>
          </table:table-cell>
          <table:table-cell office:value-type="string">
            <text:p>RNP - REDE NACIONAL DE ENSINO E PESQUISA</text:p>
          </table:table-cell>
          <table:table-cell office:value-type="string">
            <text:p>RNP PARAÍSO DO TOCANTINS - UFT</text:p>
          </table:table-cell>
          <table:table-cell office:value-type="string">
            <text:p>TO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730/2013/4400/4600</text:p>
          </table:table-cell>
          <table:table-cell office:value-type="string">
            <text:p>2013-10-09</text:p>
          </table:table-cell>
          <table:table-cell office:value-type="string">
            <text:p>Contrato</text:p>
          </table:table-cell>
          <table:table-cell office:value-type="string">
            <text:p>2014-01-24</text:p>
          </table:table-cell>
          <table:table-cell office:value-type="string">
            <text:p>TOPMJ0TC005</text:p>
          </table:table-cell>
          <table:table-cell office:value-type="string">
            <text:p>Fibra óptica TELEBRAS</text:p>
          </table:table-cell>
          <table:table-cell office:value-type="string">
            <text:p>Av. NS 15, ALCNO 14, Bloco IV - UFT</text:p>
          </table:table-cell>
          <table:table-cell office:value-type="string">
            <text:p>Palmas</text:p>
          </table:table-cell>
          <table:table-cell office:value-type="string">
            <text:p>TO</text:p>
          </table:table-cell>
          <table:table-cell office:value-type="string">
            <text:p>77.020-120</text:p>
          </table:table-cell>
          <table:table-cell office:value-type="string">
            <text:p>TOPIT0TC004</text:p>
          </table:table-cell>
          <table:table-cell office:value-type="string">
            <text:p>Fibra óptica TELEBRAS</text:p>
          </table:table-cell>
          <table:table-cell office:value-type="string">
            <text:p>Distrito Agroindustrial de Paraíso Rodovia BR-153 - Vila Santana - IFTO</text:p>
          </table:table-cell>
          <table:table-cell office:value-type="string">
            <text:p>Paraíso do Tocantins</text:p>
          </table:table-cell>
          <table:table-cell office:value-type="string">
            <text:p>TO</text:p>
          </table:table-cell>
          <table:table-cell office:value-type="string">
            <text:p>77.600-00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388.9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PBL2000005</text:p>
          </table:table-cell>
          <table:table-cell office:value-type="string">
            <text:p>RNP - REDE NACIONAL DE ENSINO E PESQUISA</text:p>
          </table:table-cell>
          <table:table-cell office:value-type="string">
            <text:p>RNP CUITÉ - UFCG</text:p>
          </table:table-cell>
          <table:table-cell office:value-type="string">
            <text:p>PB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802/2013/4400/4600</text:p>
          </table:table-cell>
          <table:table-cell office:value-type="string">
            <text:p>2013-12-09</text:p>
          </table:table-cell>
          <table:table-cell office:value-type="string">
            <text:p>Contrato</text:p>
          </table:table-cell>
          <table:table-cell office:value-type="string">
            <text:p>2014-01-15</text:p>
          </table:table-cell>
          <table:table-cell office:value-type="string">
            <text:p>PBCGE0TC002</text:p>
          </table:table-cell>
          <table:table-cell office:value-type="string">
            <text:p>Fibra óptica TELEBRAS</text:p>
          </table:table-cell>
          <table:table-cell office:value-type="string">
            <text:p>Avenida Aprigio Veloso, 882 <text:s/>(UFCG - CAMPUS CAMPINA GRANDE)</text:p>
          </table:table-cell>
          <table:table-cell office:value-type="string">
            <text:p>Campina Grande</text:p>
          </table:table-cell>
          <table:table-cell office:value-type="string">
            <text:p>PB</text:p>
          </table:table-cell>
          <table:table-cell office:value-type="string">
            <text:p>58.428-900</text:p>
          </table:table-cell>
          <table:table-cell office:value-type="string">
            <text:p>PBCUT0TR001</text:p>
          </table:table-cell>
          <table:table-cell office:value-type="string">
            <text:p>Fibra óptica TELEBRAS</text:p>
          </table:table-cell>
          <table:table-cell office:value-type="string">
            <text:p>Rua Olho D água da Bica s/n</text:p>
          </table:table-cell>
          <table:table-cell office:value-type="string">
            <text:p>Cuité</text:p>
          </table:table-cell>
          <table:table-cell office:value-type="string">
            <text:p>PB</text:p>
          </table:table-cell>
          <table:table-cell office:value-type="string">
            <text:p>58.175-000</text:p>
          </table:table-cell>
          <table:table-cell office:value-type="string">
            <text:p>Marcelo Dias Teixeira</text:p>
          </table:table-cell>
          <table:table-cell office:value-type="string">
            <text:p>(21) 2102-9690</text:p>
          </table:table-cell>
          <table:table-cell/>
          <table:table-cell office:value-type="string">
            <text:p>noc@rnp.br</text:p>
          </table:table-cell>
          <table:table-cell office:value-type="string">
            <text:p>16548.6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PIL2000003</text:p>
          </table:table-cell>
          <table:table-cell office:value-type="string">
            <text:p>RNP - REDE NACIONAL DE ENSINO E PESQUISA</text:p>
          </table:table-cell>
          <table:table-cell office:value-type="string">
            <text:p>RNP PIRIPIRI - IFPI</text:p>
          </table:table-cell>
          <table:table-cell office:value-type="string">
            <text:p>PI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731/2013/4400/4600</text:p>
          </table:table-cell>
          <table:table-cell office:value-type="string">
            <text:p>2013-10-09</text:p>
          </table:table-cell>
          <table:table-cell office:value-type="string">
            <text:p>Contrato</text:p>
          </table:table-cell>
          <table:table-cell office:value-type="string">
            <text:p>2014-01-09</text:p>
          </table:table-cell>
          <table:table-cell office:value-type="string">
            <text:p>DFBSA0TC024</text:p>
          </table:table-cell>
          <table:table-cell office:value-type="string">
            <text:p>Fibra óptica TELEBRAS</text:p>
          </table:table-cell>
          <table:table-cell office:value-type="string">
            <text:p>POP RNP DF - SAS, Q. 05, Lote 06, Bloco H, Edf. IBICT, Sl 700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070-910</text:p>
          </table:table-cell>
          <table:table-cell office:value-type="string">
            <text:p>PIPIP0TC003</text:p>
          </table:table-cell>
          <table:table-cell office:value-type="string">
            <text:p>Fibra óptica TELEBRAS</text:p>
          </table:table-cell>
          <table:table-cell office:value-type="string">
            <text:p>Av. Rio dos Matos, s/n - Bairro Germano - IFPI</text:p>
          </table:table-cell>
          <table:table-cell office:value-type="string">
            <text:p>Piripiri</text:p>
          </table:table-cell>
          <table:table-cell office:value-type="string">
            <text:p>PI</text:p>
          </table:table-cell>
          <table:table-cell office:value-type="string">
            <text:p>64.260-00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388.9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GOBL000024</text:p>
          </table:table-cell>
          <table:table-cell office:value-type="string">
            <text:p>INFOBARRA SOLUÇÕES DE INFORMÁTICA LTDA - EPP</text:p>
          </table:table-cell>
          <table:table-cell office:value-type="string">
            <text:p>INFOBARRA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140">
            <text:p>140</text:p>
          </table:table-cell>
          <table:table-cell office:value-type="string">
            <text:p>0645/2013/DC/4600</text:p>
          </table:table-cell>
          <table:table-cell office:value-type="string">
            <text:p>2013-08-22</text:p>
          </table:table-cell>
          <table:table-cell office:value-type="string">
            <text:p>Contrato</text:p>
          </table:table-cell>
          <table:table-cell office:value-type="string">
            <text:p>2013-12-26</text:p>
          </table:table-cell>
          <table:table-cell office:value-type="string">
            <text:p>GOCON0PP001</text:p>
          </table:table-cell>
          <table:table-cell/>
          <table:table-cell office:value-type="string">
            <text:p>POP Caiaponia - GO</text:p>
          </table:table-cell>
          <table:table-cell office:value-type="string">
            <text:p>Caiapônia</text:p>
          </table:table-cell>
          <table:table-cell office:value-type="string">
            <text:p>GO</text:p>
          </table:table-cell>
          <table:table-cell/>
          <table:table-cell office:value-type="string">
            <text:p>GOCON0TR003</text:p>
          </table:table-cell>
          <table:table-cell office:value-type="string">
            <text:p>Rádio TELEBRAS</text:p>
          </table:table-cell>
          <table:table-cell office:value-type="string">
            <text:p>Zona Rural <text:s/>- Fazenda <text:s/>Mutum - Margens BR-158</text:p>
          </table:table-cell>
          <table:table-cell office:value-type="string">
            <text:p>Caiapônia</text:p>
          </table:table-cell>
          <table:table-cell office:value-type="string">
            <text:p>GO</text:p>
          </table:table-cell>
          <table:table-cell/>
          <table:table-cell office:value-type="string">
            <text:p>Edilson Borges</text:p>
          </table:table-cell>
          <table:table-cell office:value-type="string">
            <text:p>(66) 3402-4100</text:p>
          </table:table-cell>
          <table:table-cell office:value-type="string">
            <text:p>(66) 84044-4115</text:p>
          </table:table-cell>
          <table:table-cell/>
          <table:table-cell office:value-type="string">
            <text:p>1582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ALL2000006</text:p>
          </table:table-cell>
          <table:table-cell office:value-type="string">
            <text:p>RNP - REDE NACIONAL DE ENSINO E PESQUISA</text:p>
          </table:table-cell>
          <table:table-cell office:value-type="string">
            <text:p>RNP RIO LAGO - UFAL</text:p>
          </table:table-cell>
          <table:table-cell office:value-type="string">
            <text:p>AL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732/2013/4400/4600</text:p>
          </table:table-cell>
          <table:table-cell office:value-type="string">
            <text:p>2013-10-09</text:p>
          </table:table-cell>
          <table:table-cell office:value-type="string">
            <text:p>Contrato</text:p>
          </table:table-cell>
          <table:table-cell office:value-type="string">
            <text:p>2013-12-23</text:p>
          </table:table-cell>
          <table:table-cell office:value-type="string">
            <text:p>DFBSA0TC024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ALRGO0TC003</text:p>
          </table:table-cell>
          <table:table-cell office:value-type="string">
            <text:p>Fibra óptica TELEBRAS</text:p>
          </table:table-cell>
          <table:table-cell office:value-type="string">
            <text:p>Campus Delza Jataí -Rodovia BR-104 Norte, km 85</text:p>
          </table:table-cell>
          <table:table-cell table:number-columns-repeated="2"/>
          <table:table-cell office:value-type="string">
            <text:p>58.220-000</text:p>
          </table:table-cell>
          <table:table-cell office:value-type="string">
            <text:p>Fábio Rodrigues Ribeiro</text:p>
          </table:table-cell>
          <table:table-cell/>
          <table:table-cell office:value-type="string">
            <text:p>(21) 2102-9685</text:p>
          </table:table-cell>
          <table:table-cell office:value-type="string">
            <text:p>fabio.ribeiro@rnp.br</text:p>
          </table:table-cell>
          <table:table-cell office:value-type="string">
            <text:p>15610.8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ALL2000004</text:p>
          </table:table-cell>
          <table:table-cell office:value-type="string">
            <text:p>RNP - REDE NACIONAL DE ENSINO E PESQUISA</text:p>
          </table:table-cell>
          <table:table-cell office:value-type="string">
            <text:p>RNP PALMEIRA DOS ÍNDIOS - UFAL</text:p>
          </table:table-cell>
          <table:table-cell office:value-type="string">
            <text:p>AL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715/2013/4400/4600</text:p>
          </table:table-cell>
          <table:table-cell office:value-type="string">
            <text:p>2013-09-26</text:p>
          </table:table-cell>
          <table:table-cell office:value-type="string">
            <text:p>Contrato</text:p>
          </table:table-cell>
          <table:table-cell office:value-type="string">
            <text:p>2013-12-21</text:p>
          </table:table-cell>
          <table:table-cell office:value-type="string">
            <text:p>DFBSA0TC024</text:p>
          </table:table-cell>
          <table:table-cell office:value-type="string">
            <text:p>Fibra óptica TELEBRAS</text:p>
          </table:table-cell>
          <table:table-cell office:value-type="string">
            <text:p>POP RNP DF - SAS, Q. 05, Lote 06, Bloco H, Edf. IBICT, Sl 700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070-910</text:p>
          </table:table-cell>
          <table:table-cell office:value-type="string">
            <text:p>ALPIN0TC002</text:p>
          </table:table-cell>
          <table:table-cell office:value-type="string">
            <text:p>Fibra óptica TELEBRAS</text:p>
          </table:table-cell>
          <table:table-cell office:value-type="string">
            <text:p>Rua Sonho Verde, s/n - Eucalipto - UFAL</text:p>
          </table:table-cell>
          <table:table-cell office:value-type="string">
            <text:p>Palmeira dos Índios</text:p>
          </table:table-cell>
          <table:table-cell office:value-type="string">
            <text:p>AL</text:p>
          </table:table-cell>
          <table:table-cell office:value-type="string">
            <text:p>57.076-10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610.8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ALL2000003</text:p>
          </table:table-cell>
          <table:table-cell office:value-type="string">
            <text:p>RNP - REDE NACIONAL DE ENSINO E PESQUISA</text:p>
          </table:table-cell>
          <table:table-cell office:value-type="string">
            <text:p>RNP AC SIMÕES - UFAL</text:p>
          </table:table-cell>
          <table:table-cell office:value-type="string">
            <text:p>AL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263/2013/4400/4600</text:p>
          </table:table-cell>
          <table:table-cell office:value-type="string">
            <text:p>2013-05-06</text:p>
          </table:table-cell>
          <table:table-cell office:value-type="string">
            <text:p>Contrato</text:p>
          </table:table-cell>
          <table:table-cell office:value-type="string">
            <text:p>2013-12-20</text:p>
          </table:table-cell>
          <table:table-cell office:value-type="string">
            <text:p>DFBSA0TC024</text:p>
          </table:table-cell>
          <table:table-cell office:value-type="string">
            <text:p>Fibra óptica TELEBRAS</text:p>
          </table:table-cell>
          <table:table-cell office:value-type="string">
            <text:p>Pop RNP Brasília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ALMCO0TC003</text:p>
          </table:table-cell>
          <table:table-cell office:value-type="string">
            <text:p>Fibra óptica TELEBRAS</text:p>
          </table:table-cell>
          <table:table-cell office:value-type="string">
            <text:p>POP RNP UFAL <text:s/>Maceio</text:p>
          </table:table-cell>
          <table:table-cell office:value-type="string">
            <text:p>Maceió</text:p>
          </table:table-cell>
          <table:table-cell office:value-type="string">
            <text:p>AL</text:p>
          </table:table-cell>
          <table:table-cell/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610.8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lteração de acesso</text:p>
          </table:table-cell>
          <table:table-cell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ALL2000005</text:p>
          </table:table-cell>
          <table:table-cell office:value-type="string">
            <text:p>RNP - REDE NACIONAL DE ENSINO E PESQUISA</text:p>
          </table:table-cell>
          <table:table-cell office:value-type="string">
            <text:p>RNP PALMEIRA DOS ÍNDIOS - IFAL</text:p>
          </table:table-cell>
          <table:table-cell office:value-type="string">
            <text:p>AL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729/2013/4400/4600</text:p>
          </table:table-cell>
          <table:table-cell office:value-type="string">
            <text:p>2013-10-09</text:p>
          </table:table-cell>
          <table:table-cell office:value-type="string">
            <text:p>Contrato</text:p>
          </table:table-cell>
          <table:table-cell office:value-type="string">
            <text:p>2013-12-20</text:p>
          </table:table-cell>
          <table:table-cell office:value-type="string">
            <text:p>DFBSA0TC024</text:p>
          </table:table-cell>
          <table:table-cell office:value-type="string">
            <text:p>Fibra óptica TELEBRAS</text:p>
          </table:table-cell>
          <table:table-cell office:value-type="string">
            <text:p>POP RNP DF - SAS, Q. 05, Lote 06, Bloco H, Edf. IBICT, Sl 700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070-910</text:p>
          </table:table-cell>
          <table:table-cell office:value-type="string">
            <text:p>ALPIN0TC003</text:p>
          </table:table-cell>
          <table:table-cell office:value-type="string">
            <text:p>Fibra óptica TELEBRAS</text:p>
          </table:table-cell>
          <table:table-cell office:value-type="string">
            <text:p>Avenida das Alagoas, s/n, Bloco Administrativo, 1o andar, Sala 31 (CTI) - Palmeira de Fora - IFAL</text:p>
          </table:table-cell>
          <table:table-cell office:value-type="string">
            <text:p>Palmeira dos Índios</text:p>
          </table:table-cell>
          <table:table-cell office:value-type="string">
            <text:p>AL</text:p>
          </table:table-cell>
          <table:table-cell office:value-type="string">
            <text:p>57.601-22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610.8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PBL2000003</text:p>
          </table:table-cell>
          <table:table-cell office:value-type="string">
            <text:p>RNP - REDE NACIONAL DE ENSINO E PESQUISA</text:p>
          </table:table-cell>
          <table:table-cell office:value-type="string">
            <text:p>RNP AREIA - UFPB</text:p>
          </table:table-cell>
          <table:table-cell office:value-type="string">
            <text:p>PB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727/2013/4400/4600</text:p>
          </table:table-cell>
          <table:table-cell office:value-type="string">
            <text:p>2013-10-09</text:p>
          </table:table-cell>
          <table:table-cell office:value-type="string">
            <text:p>Contrato</text:p>
          </table:table-cell>
          <table:table-cell office:value-type="string">
            <text:p>2013-12-20</text:p>
          </table:table-cell>
          <table:table-cell office:value-type="string">
            <text:p>PBCGE0TC002</text:p>
          </table:table-cell>
          <table:table-cell office:value-type="string">
            <text:p>Fibra óptica TELEBRAS</text:p>
          </table:table-cell>
          <table:table-cell office:value-type="string">
            <text:p>Avenida Aprigio Veloso , 882 (UFCG - CAMPUS CAMPINA GRANDE)</text:p>
          </table:table-cell>
          <table:table-cell office:value-type="string">
            <text:p>Campina Grande</text:p>
          </table:table-cell>
          <table:table-cell office:value-type="string">
            <text:p>PB</text:p>
          </table:table-cell>
          <table:table-cell office:value-type="string">
            <text:p>58.428-900</text:p>
          </table:table-cell>
          <table:table-cell office:value-type="string">
            <text:p>PBAEI0TR001</text:p>
          </table:table-cell>
          <table:table-cell office:value-type="string">
            <text:p>Fibra óptica TELEBRAS</text:p>
          </table:table-cell>
          <table:table-cell office:value-type="string">
            <text:p>Centro de Ciências Agrárias - <text:s/>Campus II <text:s/>Rodovia BR 079 - <text:s/>km 12 -UFPB</text:p>
          </table:table-cell>
          <table:table-cell office:value-type="string">
            <text:p>Areia</text:p>
          </table:table-cell>
          <table:table-cell office:value-type="string">
            <text:p>PB</text:p>
          </table:table-cell>
          <table:table-cell office:value-type="string">
            <text:p>58.397-000</text:p>
          </table:table-cell>
          <table:table-cell office:value-type="string">
            <text:p>Pta A:Marcelo Dias Teixeira/Pta B: Prof. Djail Santos</text:p>
          </table:table-cell>
          <table:table-cell office:value-type="string">
            <text:p>Pta A: (21) 2102-9690/Pta B: (83) 3362-2300</text:p>
          </table:table-cell>
          <table:table-cell/>
          <table:table-cell office:value-type="string">
            <text:p>Pta A:noc@rnp.br/Pta B: santosdj@cca.ufpb.br</text:p>
          </table:table-cell>
          <table:table-cell office:value-type="string">
            <text:p>16548.6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PBL2000004</text:p>
          </table:table-cell>
          <table:table-cell office:value-type="string">
            <text:p>RNP - REDE NACIONAL DE ENSINO E PESQUISA</text:p>
          </table:table-cell>
          <table:table-cell office:value-type="string">
            <text:p>RNP BANANEIRA - UFPB</text:p>
          </table:table-cell>
          <table:table-cell office:value-type="string">
            <text:p>PB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728/2013/4400/4600</text:p>
          </table:table-cell>
          <table:table-cell office:value-type="string">
            <text:p>2013-10-09</text:p>
          </table:table-cell>
          <table:table-cell office:value-type="string">
            <text:p>Contrato</text:p>
          </table:table-cell>
          <table:table-cell office:value-type="string">
            <text:p>2013-12-20</text:p>
          </table:table-cell>
          <table:table-cell office:value-type="string">
            <text:p>PBCGE0TC002</text:p>
          </table:table-cell>
          <table:table-cell office:value-type="string">
            <text:p>Fibra óptica TELEBRAS</text:p>
          </table:table-cell>
          <table:table-cell office:value-type="string">
            <text:p>Avenida Aprigio Veloso, 882 <text:s/>(UFCG - CAMPUS CAMPINA GRANDE)</text:p>
          </table:table-cell>
          <table:table-cell office:value-type="string">
            <text:p>Campina Grande</text:p>
          </table:table-cell>
          <table:table-cell office:value-type="string">
            <text:p>PB</text:p>
          </table:table-cell>
          <table:table-cell office:value-type="string">
            <text:p>58.428-900</text:p>
          </table:table-cell>
          <table:table-cell office:value-type="string">
            <text:p>PBBNN0TR002</text:p>
          </table:table-cell>
          <table:table-cell office:value-type="string">
            <text:p>Fibra óptica TELEBRAS</text:p>
          </table:table-cell>
          <table:table-cell office:value-type="string">
            <text:p>Centro de Ciências Humanas Socias e Agrárias - <text:s/>Campus III da UFPB Cidade Universitária</text:p>
          </table:table-cell>
          <table:table-cell office:value-type="string">
            <text:p>Bananeiras</text:p>
          </table:table-cell>
          <table:table-cell office:value-type="string">
            <text:p>PB</text:p>
          </table:table-cell>
          <table:table-cell office:value-type="string">
            <text:p>58.220-000</text:p>
          </table:table-cell>
          <table:table-cell office:value-type="string">
            <text:p>Marcelo Dias Teixeira</text:p>
          </table:table-cell>
          <table:table-cell office:value-type="string">
            <text:p>(21) 2102-9690</text:p>
          </table:table-cell>
          <table:table-cell/>
          <table:table-cell office:value-type="string">
            <text:p>noc@rnp.br</text:p>
          </table:table-cell>
          <table:table-cell office:value-type="string">
            <text:p>16548.6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CEAC000003</text:p>
          </table:table-cell>
          <table:table-cell office:value-type="string">
            <text:p>INFRAERO - EMPRESA BRASILEIRA DE INFRAESTRUTURA AEROPORTUÁRIA</text:p>
          </table:table-cell>
          <table:table-cell office:value-type="string">
            <text:p>INFRAERO - PINTO MARTINS</text:p>
          </table:table-cell>
          <table:table-cell office:value-type="string">
            <text:p>CE</text:p>
          </table:table-cell>
          <table:table-cell office:value-type="string">
            <text:p>AC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785/2013/4400/4600</text:p>
          </table:table-cell>
          <table:table-cell office:value-type="string">
            <text:p>2013-11-28</text:p>
          </table:table-cell>
          <table:table-cell office:value-type="string">
            <text:p>Contrato</text:p>
          </table:table-cell>
          <table:table-cell office:value-type="string">
            <text:p>2013-12-19</text:p>
          </table:table-cell>
          <table:table-cell office:value-type="string">
            <text:p>CEFLA0PM004</text:p>
          </table:table-cell>
          <table:table-cell/>
          <table:table-cell office:value-type="string">
            <text:p>Aeroporto de Fortaleza - Av. Sen. Carlos Jereissati, 3000</text:p>
          </table:table-cell>
          <table:table-cell table:number-columns-repeated="3"/>
          <table:table-cell office:value-type="string">
            <text:p>CEFLA0PM004</text:p>
          </table:table-cell>
          <table:table-cell office:value-type="string">
            <text:p>Fibra óptica TELEBRAS</text:p>
          </table:table-cell>
          <table:table-cell office:value-type="string">
            <text:p>Av. Sen. Carlos Jereissati, 3000 - Serrinha</text:p>
          </table:table-cell>
          <table:table-cell table:number-columns-repeated="3"/>
          <table:table-cell office:value-type="string">
            <text:p>Porfírio Holanda</text:p>
          </table:table-cell>
          <table:table-cell office:value-type="string">
            <text:p>(81) 3322-4369</text:p>
          </table:table-cell>
          <table:table-cell/>
          <table:table-cell office:value-type="string">
            <text:p>pholanda@infraero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ALL2000002</text:p>
          </table:table-cell>
          <table:table-cell office:value-type="string">
            <text:p>RNP - REDE NACIONAL DE ENSINO E PESQUISA</text:p>
          </table:table-cell>
          <table:table-cell office:value-type="string">
            <text:p>RNP ARAPIRACA - UFAL</text:p>
          </table:table-cell>
          <table:table-cell office:value-type="string">
            <text:p>AL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262/2013/4400/4600</text:p>
          </table:table-cell>
          <table:table-cell office:value-type="string">
            <text:p>2013-05-06</text:p>
          </table:table-cell>
          <table:table-cell office:value-type="string">
            <text:p>Contrato</text:p>
          </table:table-cell>
          <table:table-cell office:value-type="string">
            <text:p>2013-12-19</text:p>
          </table:table-cell>
          <table:table-cell office:value-type="string">
            <text:p>DFBSA0TC024</text:p>
          </table:table-cell>
          <table:table-cell office:value-type="string">
            <text:p>Fibra óptica TELEBRAS</text:p>
          </table:table-cell>
          <table:table-cell office:value-type="string">
            <text:p>Pop RNP Brasília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ALAIR0TC004</text:p>
          </table:table-cell>
          <table:table-cell office:value-type="string">
            <text:p>Fibra óptica TELEBRAS</text:p>
          </table:table-cell>
          <table:table-cell office:value-type="string">
            <text:p>Campus UFAL- Av. Manoel Severino Barbosa ,s/n</text:p>
          </table:table-cell>
          <table:table-cell office:value-type="string">
            <text:p>Arapiraca</text:p>
          </table:table-cell>
          <table:table-cell office:value-type="string">
            <text:p>AL</text:p>
          </table:table-cell>
          <table:table-cell office:value-type="string">
            <text:p>57.309-005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610.8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MGL2000014</text:p>
          </table:table-cell>
          <table:table-cell office:value-type="string">
            <text:p>RNP - REDE NACIONAL DE ENSINO E PESQUISA</text:p>
          </table:table-cell>
          <table:table-cell office:value-type="string">
            <text:p>RNP POÇOS DE CALDAS - CNEN</text:p>
          </table:table-cell>
          <table:table-cell office:value-type="string">
            <text:p>MG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740/2013/4400/4600</text:p>
          </table:table-cell>
          <table:table-cell office:value-type="string">
            <text:p>2013-10-15</text:p>
          </table:table-cell>
          <table:table-cell office:value-type="string">
            <text:p>Contrato</text:p>
          </table:table-cell>
          <table:table-cell office:value-type="string">
            <text:p>2013-12-16</text:p>
          </table:table-cell>
          <table:table-cell office:value-type="string">
            <text:p>DFBSA0TC024</text:p>
          </table:table-cell>
          <table:table-cell office:value-type="string">
            <text:p>Fibra óptica TELEBRAS</text:p>
          </table:table-cell>
          <table:table-cell office:value-type="string">
            <text:p>POP RNP DF - SAS, Q. 05, Lote 06, Bloco H, Edf. IBICT, Sl 700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070-910</text:p>
          </table:table-cell>
          <table:table-cell office:value-type="string">
            <text:p>MGPCS0TC007</text:p>
          </table:table-cell>
          <table:table-cell office:value-type="string">
            <text:p>Fibra óptica TELEBRAS</text:p>
          </table:table-cell>
          <table:table-cell office:value-type="string">
            <text:p>Rodovia Poços de Caldas - Andradas, km 13 - Zona Rural</text:p>
          </table:table-cell>
          <table:table-cell office:value-type="string">
            <text:p>Poços de Caldas</text:p>
          </table:table-cell>
          <table:table-cell office:value-type="string">
            <text:p>MG</text:p>
          </table:table-cell>
          <table:table-cell office:value-type="string">
            <text:p>37.719-90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388.9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pend. implantação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EBL000004</text:p>
          </table:table-cell>
          <table:table-cell office:value-type="string">
            <text:p>BRISANET PREST. SERV. DE INTERNET </text:p>
          </table:table-cell>
          <table:table-cell office:value-type="string">
            <text:p>BRISANET FORTALEZA</text:p>
          </table:table-cell>
          <table:table-cell office:value-type="string">
            <text:p>CE</text:p>
          </table:table-cell>
          <table:table-cell office:value-type="string">
            <text:p>BL</text:p>
          </table:table-cell>
          <table:table-cell table:number-columns-repeated="2" office:value-type="float" office:value="500">
            <text:p>500</text:p>
          </table:table-cell>
          <table:table-cell office:value-type="string">
            <text:p>0783/2013/DC/4600</text:p>
          </table:table-cell>
          <table:table-cell office:value-type="string">
            <text:p>2013-11-28</text:p>
          </table:table-cell>
          <table:table-cell office:value-type="string">
            <text:p>Contrato</text:p>
          </table:table-cell>
          <table:table-cell office:value-type="string">
            <text:p>2013-12-11</text:p>
          </table:table-cell>
          <table:table-cell office:value-type="string">
            <text:p>CEFLA0PP001</text:p>
          </table:table-cell>
          <table:table-cell office:value-type="string">
            <text:p>Fibra óptica TELEBRAS</text:p>
          </table:table-cell>
          <table:table-cell office:value-type="string">
            <text:p>Cliente busca no POP Fortaleza</text:p>
          </table:table-cell>
          <table:table-cell office:value-type="string">
            <text:p>Fortaleza</text:p>
          </table:table-cell>
          <table:table-cell office:value-type="string">
            <text:p>CE</text:p>
          </table:table-cell>
          <table:table-cell/>
          <table:table-cell office:value-type="string">
            <text:p>CEFLA0PP001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Fortaleza</text:p>
          </table:table-cell>
          <table:table-cell office:value-type="string">
            <text:p>CE</text:p>
          </table:table-cell>
          <table:table-cell/>
          <table:table-cell office:value-type="string">
            <text:p>José Roberto Nogueira</text:p>
          </table:table-cell>
          <table:table-cell office:value-type="string">
            <text:p>(84) 3353-3017</text:p>
          </table:table-cell>
          <table:table-cell office:value-type="string">
            <text:p>(84) 9962-6219</text:p>
          </table:table-cell>
          <table:table-cell office:value-type="string">
            <text:p>roberto@brisane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GOBL000023</text:p>
          </table:table-cell>
          <table:table-cell office:value-type="string">
            <text:p>SBRUSSI E SBRUSSI LTDA - ME</text:p>
          </table:table-cell>
          <table:table-cell office:value-type="string">
            <text:p>SBRUSSI E SBRUSSI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500">
            <text:p>500</text:p>
          </table:table-cell>
          <table:table-cell office:value-type="string">
            <text:p>0519/2013/DC/4600</text:p>
          </table:table-cell>
          <table:table-cell office:value-type="string">
            <text:p>2013-08-15</text:p>
          </table:table-cell>
          <table:table-cell office:value-type="string">
            <text:p>Contrato</text:p>
          </table:table-cell>
          <table:table-cell office:value-type="string">
            <text:p>2013-12-06</text:p>
          </table:table-cell>
          <table:table-cell office:value-type="string">
            <text:p>GOCON0PP001</text:p>
          </table:table-cell>
          <table:table-cell/>
          <table:table-cell office:value-type="string">
            <text:p>Cliente busca o sinal no <text:s/>POP Caiapônia</text:p>
          </table:table-cell>
          <table:table-cell office:value-type="string">
            <text:p>Caiapônia</text:p>
          </table:table-cell>
          <table:table-cell office:value-type="string">
            <text:p>GO</text:p>
          </table:table-cell>
          <table:table-cell/>
          <table:table-cell office:value-type="string">
            <text:p>GOCON0PP001</text:p>
          </table:table-cell>
          <table:table-cell office:value-type="string">
            <text:p>Rádio Cliente</text:p>
          </table:table-cell>
          <table:table-cell office:value-type="string">
            <text:p>Cliente busca o sinal no <text:s/>POP Caiapônia</text:p>
          </table:table-cell>
          <table:table-cell office:value-type="string">
            <text:p>Caiapônia</text:p>
          </table:table-cell>
          <table:table-cell office:value-type="string">
            <text:p>GO</text:p>
          </table:table-cell>
          <table:table-cell/>
          <table:table-cell office:value-type="string">
            <text:p>Rogerio Araujo Soares</text:p>
          </table:table-cell>
          <table:table-cell office:value-type="string">
            <text:p>(66) 3468-3988</text:p>
          </table:table-cell>
          <table:table-cell office:value-type="string">
            <text:p>(66) 8438-0124</text:p>
          </table:table-cell>
          <table:table-cell office:value-type="string">
            <text:p>rede@helpinternet.com.br</text:p>
          </table:table-cell>
          <table:table-cell office:value-type="string">
            <text:p>4033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TOL2000007</text:p>
          </table:table-cell>
          <table:table-cell office:value-type="string">
            <text:p>RNP - REDE NACIONAL DE ENSINO E PESQUISA</text:p>
          </table:table-cell>
          <table:table-cell office:value-type="string">
            <text:p>RNP ARAGUAÍNA - UFT CCA</text:p>
          </table:table-cell>
          <table:table-cell office:value-type="string">
            <text:p>TO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725/2013/4400/4600</text:p>
          </table:table-cell>
          <table:table-cell office:value-type="string">
            <text:p>2013-10-09</text:p>
          </table:table-cell>
          <table:table-cell office:value-type="string">
            <text:p>Contrato</text:p>
          </table:table-cell>
          <table:table-cell office:value-type="string">
            <text:p>2013-12-04</text:p>
          </table:table-cell>
          <table:table-cell office:value-type="string">
            <text:p>TOPMJ0TC005</text:p>
          </table:table-cell>
          <table:table-cell office:value-type="string">
            <text:p>Fibra óptica TELEBRAS</text:p>
          </table:table-cell>
          <table:table-cell office:value-type="string">
            <text:p>Av. NS 15, ALCNO 14, Bloco IV - UFT</text:p>
          </table:table-cell>
          <table:table-cell office:value-type="string">
            <text:p>Palmas</text:p>
          </table:table-cell>
          <table:table-cell office:value-type="string">
            <text:p>TO</text:p>
          </table:table-cell>
          <table:table-cell office:value-type="string">
            <text:p>77.020-120</text:p>
          </table:table-cell>
          <table:table-cell office:value-type="string">
            <text:p>TOARN0TC009</text:p>
          </table:table-cell>
          <table:table-cell office:value-type="string">
            <text:p>Fibra óptica TELEBRAS</text:p>
          </table:table-cell>
          <table:table-cell office:value-type="string">
            <text:p>Escola de Medicina Veterinária e Zootecnia BR-153, km 112, s/n - UFT CCA</text:p>
          </table:table-cell>
          <table:table-cell office:value-type="string">
            <text:p>Araguaina</text:p>
          </table:table-cell>
          <table:table-cell office:value-type="string">
            <text:p>TO</text:p>
          </table:table-cell>
          <table:table-cell office:value-type="string">
            <text:p>77.820-00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388.9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GOBL000021</text:p>
          </table:table-cell>
          <table:table-cell office:value-type="string">
            <text:p>FERNANDO NET &amp; TELECOM</text:p>
          </table:table-cell>
          <table:table-cell office:value-type="string">
            <text:p>FERNANDO NET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0319/2013/DC/4600</text:p>
          </table:table-cell>
          <table:table-cell office:value-type="string">
            <text:p>2013-06-06</text:p>
          </table:table-cell>
          <table:table-cell office:value-type="string">
            <text:p>Contrato</text:p>
          </table:table-cell>
          <table:table-cell office:value-type="string">
            <text:p>2013-11-28</text:p>
          </table:table-cell>
          <table:table-cell office:value-type="string">
            <text:p>DFBSA0PP002</text:p>
          </table:table-cell>
          <table:table-cell/>
          <table:table-cell office:value-type="string">
            <text:p>ETR SANTO ANTONIO DO DESCOBERTO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GOSADDTR004</text:p>
          </table:table-cell>
          <table:table-cell office:value-type="string">
            <text:p>Rádio TELEBRAS</text:p>
          </table:table-cell>
          <table:table-cell office:value-type="string">
            <text:p>Torre estaiada de 25m <text:s/>da empresa</text:p>
          </table:table-cell>
          <table:table-cell office:value-type="string">
            <text:p>Santo Antônio do Descoberto</text:p>
          </table:table-cell>
          <table:table-cell office:value-type="string">
            <text:p>GO</text:p>
          </table:table-cell>
          <table:table-cell/>
          <table:table-cell office:value-type="string">
            <text:p>Fernando Fernandes de Melo</text:p>
          </table:table-cell>
          <table:table-cell office:value-type="string">
            <text:p>(61) 3262-0404</text:p>
          </table:table-cell>
          <table:table-cell office:value-type="string">
            <text:p>(61) 9677-8323</text:p>
          </table:table-cell>
          <table:table-cell office:value-type="string">
            <text:p>fernandonet33@gmail.com</text:p>
          </table:table-cell>
          <table:table-cell office:value-type="string">
            <text:p>5561.5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RSBL000004</text:p>
          </table:table-cell>
          <table:table-cell office:value-type="string">
            <text:p>NEXUS INFORMATICA</text:p>
          </table:table-cell>
          <table:table-cell office:value-type="string">
            <text:p>NEXUS INFORMATICA SERV. INTERNET</text:p>
          </table:table-cell>
          <table:table-cell office:value-type="string">
            <text:p>RS</text:p>
          </table:table-cell>
          <table:table-cell office:value-type="string">
            <text:p>BL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0758/2013/DC/4600</text:p>
          </table:table-cell>
          <table:table-cell office:value-type="string">
            <text:p>2013-10-30</text:p>
          </table:table-cell>
          <table:table-cell office:value-type="string">
            <text:p>Contrato</text:p>
          </table:table-cell>
          <table:table-cell office:value-type="string">
            <text:p>2013-11-26</text:p>
          </table:table-cell>
          <table:table-cell office:value-type="string">
            <text:p>RSSIV0PP001</text:p>
          </table:table-cell>
          <table:table-cell office:value-type="string">
            <text:p>Fibra Óptica Cliente</text:p>
          </table:table-cell>
          <table:table-cell/>
          <table:table-cell office:value-type="string">
            <text:p>Santana do Livramento</text:p>
          </table:table-cell>
          <table:table-cell office:value-type="string">
            <text:p>RS</text:p>
          </table:table-cell>
          <table:table-cell/>
          <table:table-cell office:value-type="string">
            <text:p>RSSIV0PP001</text:p>
          </table:table-cell>
          <table:table-cell office:value-type="string">
            <text:p>Fibra Óptica Cliente</text:p>
          </table:table-cell>
          <table:table-cell/>
          <table:table-cell office:value-type="string">
            <text:p>Santana do Livramento</text:p>
          </table:table-cell>
          <table:table-cell office:value-type="string">
            <text:p>RS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ROBL000003</text:p>
          </table:table-cell>
          <table:table-cell office:value-type="string">
            <text:p>RONDON TELECOM LTDA - ME</text:p>
          </table:table-cell>
          <table:table-cell office:value-type="string">
            <text:p>RONDONET</text:p>
          </table:table-cell>
          <table:table-cell office:value-type="string">
            <text:p>RO</text:p>
          </table:table-cell>
          <table:table-cell office:value-type="string">
            <text:p>BL</text:p>
          </table:table-cell>
          <table:table-cell table:number-columns-repeated="2" office:value-type="float" office:value="140">
            <text:p>140</text:p>
          </table:table-cell>
          <table:table-cell office:value-type="string">
            <text:p>00532/2013/DC/4600/3500</text:p>
          </table:table-cell>
          <table:table-cell office:value-type="string">
            <text:p>2013-08-05</text:p>
          </table:table-cell>
          <table:table-cell office:value-type="string">
            <text:p>Contrato</text:p>
          </table:table-cell>
          <table:table-cell office:value-type="string">
            <text:p>2013-11-22</text:p>
          </table:table-cell>
          <table:table-cell office:value-type="string">
            <text:p>ROPVO0PP001</text:p>
          </table:table-cell>
          <table:table-cell/>
          <table:table-cell office:value-type="string">
            <text:p>Av. Farquar, 2986, Pedrinhas (CPA)</text:p>
          </table:table-cell>
          <table:table-cell office:value-type="string">
            <text:p>Porto Velho</text:p>
          </table:table-cell>
          <table:table-cell office:value-type="string">
            <text:p>RO</text:p>
          </table:table-cell>
          <table:table-cell office:value-type="string">
            <text:p>76.801-734</text:p>
          </table:table-cell>
          <table:table-cell office:value-type="string">
            <text:p>ROPVO0PP001</text:p>
          </table:table-cell>
          <table:table-cell office:value-type="string">
            <text:p>Rádio TELEBRAS</text:p>
          </table:table-cell>
          <table:table-cell office:value-type="string">
            <text:p>Av. Canaa 1942-A - Setor 01 - Ariquemes/RO</text:p>
          </table:table-cell>
          <table:table-cell office:value-type="string">
            <text:p>Porto Velho</text:p>
          </table:table-cell>
          <table:table-cell office:value-type="string">
            <text:p>RO</text:p>
          </table:table-cell>
          <table:table-cell/>
          <table:table-cell office:value-type="string">
            <text:p>Wellington Pereira de Arruda</text:p>
          </table:table-cell>
          <table:table-cell office:value-type="string">
            <text:p>(69) 3536-0335</text:p>
          </table:table-cell>
          <table:table-cell office:value-type="string">
            <text:p>(69) 8422-5410</text:p>
          </table:table-cell>
          <table:table-cell office:value-type="string">
            <text:p>gerencia@rondonet-telecom.com.br</text:p>
          </table:table-cell>
          <table:table-cell office:value-type="string">
            <text:p>14840.3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RNL2000008</text:p>
          </table:table-cell>
          <table:table-cell office:value-type="string">
            <text:p>RNP - REDE NACIONAL DE ENSINO E PESQUISA</text:p>
          </table:table-cell>
          <table:table-cell office:value-type="string">
            <text:p>RNP SANTA CRUZ - IFRN</text:p>
          </table:table-cell>
          <table:table-cell office:value-type="string">
            <text:p>RN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741/2013/4400/4600</text:p>
          </table:table-cell>
          <table:table-cell office:value-type="string">
            <text:p>2013-10-15</text:p>
          </table:table-cell>
          <table:table-cell office:value-type="string">
            <text:p>Contrato</text:p>
          </table:table-cell>
          <table:table-cell office:value-type="string">
            <text:p>2013-11-20</text:p>
          </table:table-cell>
          <table:table-cell office:value-type="string">
            <text:p>RNNTL0PP002</text:p>
          </table:table-cell>
          <table:table-cell office:value-type="string">
            <text:p>Fibra óptica TELEBRAS</text:p>
          </table:table-cell>
          <table:table-cell office:value-type="string">
            <text:p>POP RNP RN - Universidade Federal do Rio Grande do Norte Avenida Senador Salgado Filho, 3000</text:p>
          </table:table-cell>
          <table:table-cell office:value-type="string">
            <text:p>Natal</text:p>
          </table:table-cell>
          <table:table-cell office:value-type="string">
            <text:p>RN</text:p>
          </table:table-cell>
          <table:table-cell office:value-type="string">
            <text:p>59.078-900</text:p>
          </table:table-cell>
          <table:table-cell office:value-type="string">
            <text:p>RNSNZ0PP001</text:p>
          </table:table-cell>
          <table:table-cell office:value-type="string">
            <text:p>Fibra óptica TELEBRAS</text:p>
          </table:table-cell>
          <table:table-cell office:value-type="string">
            <text:p>Rua São Braz, 304 - Paraíso - IFRN</text:p>
          </table:table-cell>
          <table:table-cell office:value-type="string">
            <text:p>Santa Cruz</text:p>
          </table:table-cell>
          <table:table-cell office:value-type="string">
            <text:p>RN</text:p>
          </table:table-cell>
          <table:table-cell office:value-type="string">
            <text:p>59.200-00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610.8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endereço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RJCI000002</text:p>
          </table:table-cell>
          <table:table-cell office:value-type="string">
            <text:p>GLOBAL VILLAGE TELECOM LTDA</text:p>
          </table:table-cell>
          <table:table-cell office:value-type="string">
            <text:p>GVT - <text:s/>TEVOL-DUQUE DE CAXIAS</text:p>
          </table:table-cell>
          <table:table-cell office:value-type="string">
            <text:p>RJ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1/2013/4400/4600</text:p>
          </table:table-cell>
          <table:table-cell office:value-type="string">
            <text:p>2013-09-19</text:p>
          </table:table-cell>
          <table:table-cell office:value-type="string">
            <text:p>Contrato</text:p>
          </table:table-cell>
          <table:table-cell office:value-type="string">
            <text:p>2013-11-19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Av. Integração, 1829, Vila Americana</text:p>
          </table:table-cell>
          <table:table-cell table:number-columns-repeated="2"/>
          <table:table-cell office:value-type="string">
            <text:p>27.200-001</text:p>
          </table:table-cell>
          <table:table-cell office:value-type="string">
            <text:p>RJDQX0PP001</text:p>
          </table:table-cell>
          <table:table-cell office:value-type="string">
            <text:p>Fibra óptica TELEBRAS</text:p>
          </table:table-cell>
          <table:table-cell office:value-type="string">
            <text:p>Estrada Fabor Orbel, S/N, Campos Etíseos</text:p>
          </table:table-cell>
          <table:table-cell office:value-type="string">
            <text:p>Duque de Caxias</text:p>
          </table:table-cell>
          <table:table-cell office:value-type="string">
            <text:p>RJ</text:p>
          </table:table-cell>
          <table:table-cell office:value-type="string">
            <text:p>25.000-001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DFTX000032</text:p>
          </table:table-cell>
          <table:table-cell office:value-type="string">
            <text:p>RNP - REDE NACIONAL DE ENSINO E PESQUISA</text:p>
          </table:table-cell>
          <table:table-cell office:value-type="string">
            <text:p>RNP <text:s/>BSA-FLA</text:p>
          </table:table-cell>
          <table:table-cell office:value-type="string">
            <text:p>DF</text:p>
          </table:table-cell>
          <table:table-cell office:value-type="string">
            <text:p>TX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0494/2013/4400/4600</text:p>
          </table:table-cell>
          <table:table-cell office:value-type="string">
            <text:p>2013-06-27</text:p>
          </table:table-cell>
          <table:table-cell office:value-type="string">
            <text:p>Contrato</text:p>
          </table:table-cell>
          <table:table-cell office:value-type="string">
            <text:p>2013-11-18</text:p>
          </table:table-cell>
          <table:table-cell office:value-type="string">
            <text:p>DFBSA0TC024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Av. Humberto Monte, S/N, Bloco 901</text:p>
          </table:table-cell>
          <table:table-cell table:number-columns-repeated="3"/>
          <table:table-cell office:value-type="string">
            <text:p>Marcos Frota</text:p>
          </table:table-cell>
          <table:table-cell office:value-type="string">
            <text:p>(85) 3287-4314</text:p>
          </table:table-cell>
          <table:table-cell/>
          <table:table-cell office:value-type="string">
            <text:p>mfrota@pop-ce.rnp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TOL2000010</text:p>
          </table:table-cell>
          <table:table-cell office:value-type="string">
            <text:p>RNP - REDE NACIONAL DE ENSINO E PESQUISA</text:p>
          </table:table-cell>
          <table:table-cell office:value-type="string">
            <text:p>RNP TOCANTINÓPOLIS - UFT</text:p>
          </table:table-cell>
          <table:table-cell office:value-type="string">
            <text:p>TO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734/2013/4400/4600</text:p>
          </table:table-cell>
          <table:table-cell office:value-type="string">
            <text:p>2013-10-09</text:p>
          </table:table-cell>
          <table:table-cell office:value-type="string">
            <text:p>Contrato</text:p>
          </table:table-cell>
          <table:table-cell office:value-type="string">
            <text:p>2013-11-14</text:p>
          </table:table-cell>
          <table:table-cell office:value-type="string">
            <text:p>TOPMJ0TC005</text:p>
          </table:table-cell>
          <table:table-cell office:value-type="string">
            <text:p>Fibra óptica TELEBRAS</text:p>
          </table:table-cell>
          <table:table-cell office:value-type="string">
            <text:p>Av. NS 15, ALCNO 14, Bloco IV</text:p>
          </table:table-cell>
          <table:table-cell office:value-type="string">
            <text:p>Palmas</text:p>
          </table:table-cell>
          <table:table-cell office:value-type="string">
            <text:p>TO</text:p>
          </table:table-cell>
          <table:table-cell office:value-type="string">
            <text:p>77.020-120</text:p>
          </table:table-cell>
          <table:table-cell office:value-type="string">
            <text:p>TOTNS0TC002</text:p>
          </table:table-cell>
          <table:table-cell office:value-type="string">
            <text:p>Fibra óptica TELEBRAS</text:p>
          </table:table-cell>
          <table:table-cell office:value-type="string">
            <text:p>Av. Nossa Senhora de Fátima, 1.588 - Centro - UFT</text:p>
          </table:table-cell>
          <table:table-cell office:value-type="string">
            <text:p>Tocantinópolis</text:p>
          </table:table-cell>
          <table:table-cell office:value-type="string">
            <text:p>TO</text:p>
          </table:table-cell>
          <table:table-cell office:value-type="string">
            <text:p>77.900-00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388.9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PRCI000001</text:p>
          </table:table-cell>
          <table:table-cell office:value-type="string">
            <text:p>CTBC MULTIMÍDIA DATA NET S/A</text:p>
          </table:table-cell>
          <table:table-cell office:value-type="string">
            <text:p>ALGAR - REPAR-DR.ULISSES</text:p>
          </table:table-cell>
          <table:table-cell office:value-type="string">
            <text:p>PR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674/2013/4400/4600</text:p>
          </table:table-cell>
          <table:table-cell office:value-type="string">
            <text:p>2012-03-13</text:p>
          </table:table-cell>
          <table:table-cell office:value-type="string">
            <text:p>Contrato</text:p>
          </table:table-cell>
          <table:table-cell office:value-type="string">
            <text:p>2013-11-08</text:p>
          </table:table-cell>
          <table:table-cell office:value-type="string">
            <text:p>PRAUC0PP001</text:p>
          </table:table-cell>
          <table:table-cell office:value-type="string">
            <text:p>Fibra óptica TELEBRAS</text:p>
          </table:table-cell>
          <table:table-cell office:value-type="string">
            <text:p>BR 476, Rod. do Xisto</text:p>
          </table:table-cell>
          <table:table-cell office:value-type="string">
            <text:p>Araucária</text:p>
          </table:table-cell>
          <table:table-cell office:value-type="string">
            <text:p>PR</text:p>
          </table:table-cell>
          <table:table-cell office:value-type="string">
            <text:p>83.703-470</text:p>
          </table:table-cell>
          <table:table-cell office:value-type="string">
            <text:p>PRDRUSPP001</text:p>
          </table:table-cell>
          <table:table-cell office:value-type="string">
            <text:p>Fibra óptica TELEBRAS</text:p>
          </table:table-cell>
          <table:table-cell office:value-type="string">
            <text:p>Rodovia PR 092, Km 30</text:p>
          </table:table-cell>
          <table:table-cell office:value-type="string">
            <text:p>Doutor Ulysses</text:p>
          </table:table-cell>
          <table:table-cell office:value-type="string">
            <text:p>PR</text:p>
          </table:table-cell>
          <table:table-cell office:value-type="string">
            <text:p>83.590-000</text:p>
          </table:table-cell>
          <table:table-cell office:value-type="string">
            <text:p>Tabajara Airosa Junior</text:p>
          </table:table-cell>
          <table:table-cell office:value-type="string">
            <text:p>(41) 3641-2020</text:p>
          </table:table-cell>
          <table:table-cell office:value-type="string">
            <text:p>(41) 8871-0564</text:p>
          </table:table-cell>
          <table:table-cell/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PRCI000002</text:p>
          </table:table-cell>
          <table:table-cell office:value-type="string">
            <text:p>CTBC MULTIMÍDIA DATA NET S/A</text:p>
          </table:table-cell>
          <table:table-cell office:value-type="string">
            <text:p>ALGAR - Dr.ULISSES-CSE 29</text:p>
          </table:table-cell>
          <table:table-cell office:value-type="string">
            <text:p>PR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676/2013/4400/4600</text:p>
          </table:table-cell>
          <table:table-cell office:value-type="string">
            <text:p>2012-03-13</text:p>
          </table:table-cell>
          <table:table-cell office:value-type="string">
            <text:p>Contrato</text:p>
          </table:table-cell>
          <table:table-cell office:value-type="string">
            <text:p>2013-11-08</text:p>
          </table:table-cell>
          <table:table-cell office:value-type="string">
            <text:p>PRDRUSPP001</text:p>
          </table:table-cell>
          <table:table-cell office:value-type="string">
            <text:p>Fibra óptica TELEBRAS</text:p>
          </table:table-cell>
          <table:table-cell office:value-type="string">
            <text:p>Rodovia PR 092, Km 30</text:p>
          </table:table-cell>
          <table:table-cell office:value-type="string">
            <text:p>Doutor Ulysses</text:p>
          </table:table-cell>
          <table:table-cell office:value-type="string">
            <text:p>PR</text:p>
          </table:table-cell>
          <table:table-cell office:value-type="string">
            <text:p>83.590-00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Coordenadas CSE 29</text:p>
          </table:table-cell>
          <table:table-cell table:number-columns-repeated="2"/>
          <table:table-cell office:value-type="string">
            <text:p>01.000-001</text:p>
          </table:table-cell>
          <table:table-cell office:value-type="string">
            <text:p>Ponta A:Tabajara Airosa Junior / Ponta B:Luciano Ribeiro da Silva</text:p>
          </table:table-cell>
          <table:table-cell office:value-type="string">
            <text:p>A:(41) 3641-2020</text:p>
          </table:table-cell>
          <table:table-cell office:value-type="string">
            <text:p>A:(41) 8871-0564/B:(19) 9466-1645</text:p>
          </table:table-cell>
          <table:table-cell/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SPCI000001</text:p>
          </table:table-cell>
          <table:table-cell office:value-type="string">
            <text:p>CTBC MULTIMÍDIA DATA NET S/A</text:p>
          </table:table-cell>
          <table:table-cell office:value-type="string">
            <text:p>ALGAR - REPLAN-TATUÍ</text:p>
          </table:table-cell>
          <table:table-cell office:value-type="string">
            <text:p>SP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673/2013/4400/4600</text:p>
          </table:table-cell>
          <table:table-cell office:value-type="string">
            <text:p>2012-03-13</text:p>
          </table:table-cell>
          <table:table-cell office:value-type="string">
            <text:p>Contrato</text:p>
          </table:table-cell>
          <table:table-cell office:value-type="string">
            <text:p>2013-11-08</text:p>
          </table:table-cell>
          <table:table-cell office:value-type="string">
            <text:p>SPARD0PP001</text:p>
          </table:table-cell>
          <table:table-cell office:value-type="string">
            <text:p>Fibra óptica TELEBRAS</text:p>
          </table:table-cell>
          <table:table-cell office:value-type="string">
            <text:p>Rodovia Vereador João Antonio Nunes, n° 2300,km 121 - <text:s/>Capela do Alto</text:p>
          </table:table-cell>
          <table:table-cell office:value-type="string">
            <text:p>Araçoiaba da Serra</text:p>
          </table:table-cell>
          <table:table-cell office:value-type="string">
            <text:p>SP</text:p>
          </table:table-cell>
          <table:table-cell/>
          <table:table-cell office:value-type="string">
            <text:p>SPPLA0PP001</text:p>
          </table:table-cell>
          <table:table-cell office:value-type="string">
            <text:p>Fibra óptica TELEBRAS</text:p>
          </table:table-cell>
          <table:table-cell office:value-type="string">
            <text:p>Rod. SP-332 - KM - 132, Caixa Postal nº 1</text:p>
          </table:table-cell>
          <table:table-cell office:value-type="string">
            <text:p>Paulínia</text:p>
          </table:table-cell>
          <table:table-cell office:value-type="string">
            <text:p>SP</text:p>
          </table:table-cell>
          <table:table-cell/>
          <table:table-cell office:value-type="string">
            <text:p>Luciano Ribeiro da Silva</text:p>
          </table:table-cell>
          <table:table-cell/>
          <table:table-cell office:value-type="string">
            <text:p>(19) 9466-1645</text:p>
          </table:table-cell>
          <table:table-cell/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BAL2000004</text:p>
          </table:table-cell>
          <table:table-cell office:value-type="string">
            <text:p>RNP - REDE NACIONAL DE ENSINO E PESQUISA</text:p>
          </table:table-cell>
          <table:table-cell office:value-type="string">
            <text:p>RNP CAMAÇARI - IFBA</text:p>
          </table:table-cell>
          <table:table-cell office:value-type="string">
            <text:p>BA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662/2013/4400/4600</text:p>
          </table:table-cell>
          <table:table-cell office:value-type="string">
            <text:p>2013-09-05</text:p>
          </table:table-cell>
          <table:table-cell office:value-type="string">
            <text:p>Contrato</text:p>
          </table:table-cell>
          <table:table-cell office:value-type="string">
            <text:p>2013-11-08</text:p>
          </table:table-cell>
          <table:table-cell office:value-type="string">
            <text:p>BASDR0PP002</text:p>
          </table:table-cell>
          <table:table-cell office:value-type="string">
            <text:p>Fibra óptica TELEBRAS</text:p>
          </table:table-cell>
          <table:table-cell office:value-type="string">
            <text:p>Prédio do CPD/UFBA - Av. Ademar de Barros, s/n</text:p>
          </table:table-cell>
          <table:table-cell office:value-type="string">
            <text:p>Salvador</text:p>
          </table:table-cell>
          <table:table-cell office:value-type="string">
            <text:p>BA</text:p>
          </table:table-cell>
          <table:table-cell/>
          <table:table-cell office:value-type="string">
            <text:p>BACAR0TR001</text:p>
          </table:table-cell>
          <table:table-cell office:value-type="string">
            <text:p>Fibra óptica TELEBRAS</text:p>
          </table:table-cell>
          <table:table-cell office:value-type="string">
            <text:p>Av. Jorge Amado (BA-522), Loteam. Espaço Alpha (Cidade Universitária), Lotes 1.1 e 1.2</text:p>
          </table:table-cell>
          <table:table-cell office:value-type="string">
            <text:p>Camacari</text:p>
          </table:table-cell>
          <table:table-cell office:value-type="string">
            <text:p>BA</text:p>
          </table:table-cell>
          <table:table-cell office:value-type="string">
            <text:p>42.800-00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726.64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endereço</text:p>
          </table:table-cell>
          <table:table-cell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RNL2000004</text:p>
          </table:table-cell>
          <table:table-cell office:value-type="string">
            <text:p>RNP - REDE NACIONAL DE ENSINO E PESQUISA</text:p>
          </table:table-cell>
          <table:table-cell office:value-type="string">
            <text:p>RNP MOSSORÓ - IFRN</text:p>
          </table:table-cell>
          <table:table-cell office:value-type="string">
            <text:p>RN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261/2013/4400/4600</text:p>
          </table:table-cell>
          <table:table-cell office:value-type="string">
            <text:p>2013-05-06</text:p>
          </table:table-cell>
          <table:table-cell office:value-type="string">
            <text:p>Contrato</text:p>
          </table:table-cell>
          <table:table-cell office:value-type="string">
            <text:p>2013-11-08</text:p>
          </table:table-cell>
          <table:table-cell office:value-type="string">
            <text:p>RNNTL0PP002</text:p>
          </table:table-cell>
          <table:table-cell office:value-type="string">
            <text:p>Fibra óptica TELEBRAS</text:p>
          </table:table-cell>
          <table:table-cell office:value-type="string">
            <text:p>POP RNP RN - Universidade Federal do Rio Grande do Norte Avenida Senador Salgado Filho, 3000</text:p>
          </table:table-cell>
          <table:table-cell office:value-type="string">
            <text:p>Natal</text:p>
          </table:table-cell>
          <table:table-cell office:value-type="string">
            <text:p>RN</text:p>
          </table:table-cell>
          <table:table-cell office:value-type="string">
            <text:p>59.078-900</text:p>
          </table:table-cell>
          <table:table-cell office:value-type="string">
            <text:p>RNMRO0PP001</text:p>
          </table:table-cell>
          <table:table-cell office:value-type="string">
            <text:p>Fibra óptica TELEBRAS</text:p>
          </table:table-cell>
          <table:table-cell office:value-type="string">
            <text:p>Rua Raimundo Firmino de Oliveira, 400 - <text:s/>Presidente Costa e Silva -Campus IFRN</text:p>
          </table:table-cell>
          <table:table-cell office:value-type="string">
            <text:p>Mossoró</text:p>
          </table:table-cell>
          <table:table-cell office:value-type="string">
            <text:p>RN</text:p>
          </table:table-cell>
          <table:table-cell office:value-type="string">
            <text:p>59.628-33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610.8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endereço</text:p>
          </table:table-cell>
          <table:table-cell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RNL2000006</text:p>
          </table:table-cell>
          <table:table-cell office:value-type="string">
            <text:p>RNP - REDE NACIONAL DE ENSINO E PESQUISA</text:p>
          </table:table-cell>
          <table:table-cell office:value-type="string">
            <text:p>RNP PARNAMIRIM - IFRN</text:p>
          </table:table-cell>
          <table:table-cell office:value-type="string">
            <text:p>RN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716/2013/4400/4600</text:p>
          </table:table-cell>
          <table:table-cell office:value-type="string">
            <text:p>2013-09-26</text:p>
          </table:table-cell>
          <table:table-cell office:value-type="string">
            <text:p>Contrato</text:p>
          </table:table-cell>
          <table:table-cell office:value-type="string">
            <text:p>2013-11-08</text:p>
          </table:table-cell>
          <table:table-cell office:value-type="string">
            <text:p>RNNTL0PP002</text:p>
          </table:table-cell>
          <table:table-cell office:value-type="string">
            <text:p>Fibra óptica TELEBRAS</text:p>
          </table:table-cell>
          <table:table-cell office:value-type="string">
            <text:p>POP RNP RN - Universidade Federal do Rio Grande do Norte Avenida Senador Salgado Filho, 3000</text:p>
          </table:table-cell>
          <table:table-cell office:value-type="string">
            <text:p>Natal</text:p>
          </table:table-cell>
          <table:table-cell office:value-type="string">
            <text:p>RN</text:p>
          </table:table-cell>
          <table:table-cell office:value-type="string">
            <text:p>59.078-900</text:p>
          </table:table-cell>
          <table:table-cell office:value-type="string">
            <text:p>RNNTL0PP001</text:p>
          </table:table-cell>
          <table:table-cell office:value-type="string">
            <text:p>Fibra óptica TELEBRAS</text:p>
          </table:table-cell>
          <table:table-cell office:value-type="string">
            <text:p>Av. Piloto Pereira Tim, s/n (Rodovia BR-101), Loteamento Taborda, Quadra 4, Lotes 11 e 12 - IFRN</text:p>
          </table:table-cell>
          <table:table-cell office:value-type="string">
            <text:p>Natal</text:p>
          </table:table-cell>
          <table:table-cell office:value-type="string">
            <text:p>RN</text:p>
          </table:table-cell>
          <table:table-cell office:value-type="string">
            <text:p>59.140-66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610.8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endereço</text:p>
          </table:table-cell>
          <table:table-cell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TOL2000008</text:p>
          </table:table-cell>
          <table:table-cell office:value-type="string">
            <text:p>RNP - REDE NACIONAL DE ENSINO E PESQUISA</text:p>
          </table:table-cell>
          <table:table-cell office:value-type="string">
            <text:p>RNP ARAGUAÍNA - UFT CCI</text:p>
          </table:table-cell>
          <table:table-cell office:value-type="string">
            <text:p>TO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726/2013/4400/4600</text:p>
          </table:table-cell>
          <table:table-cell office:value-type="string">
            <text:p>2013-10-09</text:p>
          </table:table-cell>
          <table:table-cell office:value-type="string">
            <text:p>Contrato</text:p>
          </table:table-cell>
          <table:table-cell office:value-type="string">
            <text:p>2013-11-08</text:p>
          </table:table-cell>
          <table:table-cell office:value-type="string">
            <text:p>TOPMJ0TC005</text:p>
          </table:table-cell>
          <table:table-cell office:value-type="string">
            <text:p>Fibra óptica TELEBRAS</text:p>
          </table:table-cell>
          <table:table-cell office:value-type="string">
            <text:p>Av. NS 15, ALCNO 14, Bloco IV</text:p>
          </table:table-cell>
          <table:table-cell office:value-type="string">
            <text:p>Palmas</text:p>
          </table:table-cell>
          <table:table-cell office:value-type="string">
            <text:p>TO</text:p>
          </table:table-cell>
          <table:table-cell office:value-type="string">
            <text:p>77.020-120</text:p>
          </table:table-cell>
          <table:table-cell office:value-type="string">
            <text:p>TOARN0TC008</text:p>
          </table:table-cell>
          <table:table-cell office:value-type="string">
            <text:p>Fibra óptica TELEBRAS</text:p>
          </table:table-cell>
          <table:table-cell office:value-type="string">
            <text:p>Rua Paraguai, s/n (esquina com Rua Uxiramas) - Cimba - UFT CCI</text:p>
          </table:table-cell>
          <table:table-cell office:value-type="string">
            <text:p>Araguaina</text:p>
          </table:table-cell>
          <table:table-cell office:value-type="string">
            <text:p>TO</text:p>
          </table:table-cell>
          <table:table-cell office:value-type="string">
            <text:p>77.820-00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388.9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RNL2000007</text:p>
          </table:table-cell>
          <table:table-cell office:value-type="string">
            <text:p>RNP - REDE NACIONAL DE ENSINO E PESQUISA</text:p>
          </table:table-cell>
          <table:table-cell office:value-type="string">
            <text:p>RNP ANGICOS - UFERSA</text:p>
          </table:table-cell>
          <table:table-cell office:value-type="string">
            <text:p>RN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664/2013/4400/4600</text:p>
          </table:table-cell>
          <table:table-cell office:value-type="string">
            <text:p>2013-09-05</text:p>
          </table:table-cell>
          <table:table-cell office:value-type="string">
            <text:p>Contrato</text:p>
          </table:table-cell>
          <table:table-cell office:value-type="string">
            <text:p>2013-11-04</text:p>
          </table:table-cell>
          <table:table-cell office:value-type="string">
            <text:p>RNNTL0PP002</text:p>
          </table:table-cell>
          <table:table-cell office:value-type="string">
            <text:p>Fibra óptica TELEBRAS</text:p>
          </table:table-cell>
          <table:table-cell office:value-type="string">
            <text:p>POP RNP RN - Universidade Federal do Rio Grande do Norte Avenida Senador Salgado Filho, 3000</text:p>
          </table:table-cell>
          <table:table-cell office:value-type="string">
            <text:p>Natal</text:p>
          </table:table-cell>
          <table:table-cell office:value-type="string">
            <text:p>RN</text:p>
          </table:table-cell>
          <table:table-cell office:value-type="string">
            <text:p>59.078-900</text:p>
          </table:table-cell>
          <table:table-cell office:value-type="string">
            <text:p>RNACU0PP001</text:p>
          </table:table-cell>
          <table:table-cell office:value-type="string">
            <text:p>Fibra óptica TELEBRAS</text:p>
          </table:table-cell>
          <table:table-cell office:value-type="string">
            <text:p>Estrada Pública Angicos - Rio Velho, km 01 Fomento Agrícola - UFERSA</text:p>
          </table:table-cell>
          <table:table-cell office:value-type="string">
            <text:p>Açu</text:p>
          </table:table-cell>
          <table:table-cell office:value-type="string">
            <text:p>RN</text:p>
          </table:table-cell>
          <table:table-cell office:value-type="string">
            <text:p>59.515-00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610.8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endereço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SPBL000004</text:p>
          </table:table-cell>
          <table:table-cell office:value-type="string">
            <text:p>INFORMÁTICA DE MUNICÍPIOS ASSOCIADOS</text:p>
          </table:table-cell>
          <table:table-cell office:value-type="string">
            <text:p>IMA</text:p>
          </table:table-cell>
          <table:table-cell office:value-type="string">
            <text:p>SP</text:p>
          </table:table-cell>
          <table:table-cell office:value-type="string">
            <text:p>BL</text:p>
          </table:table-cell>
          <table:table-cell office:value-type="float" office:value="192">
            <text:p>192</text:p>
          </table:table-cell>
          <table:table-cell office:value-type="float" office:value="50">
            <text:p>50</text:p>
          </table:table-cell>
          <table:table-cell office:value-type="string">
            <text:p>0183/2012/DC/4600</text:p>
          </table:table-cell>
          <table:table-cell office:value-type="string">
            <text:p>2013-08-13</text:p>
          </table:table-cell>
          <table:table-cell office:value-type="string">
            <text:p>Contrato</text:p>
          </table:table-cell>
          <table:table-cell office:value-type="string">
            <text:p>2013-11-01</text:p>
          </table:table-cell>
          <table:table-cell office:value-type="string">
            <text:p>SPCAS0PP001</text:p>
          </table:table-cell>
          <table:table-cell/>
          <table:table-cell office:value-type="string">
            <text:p>POP Campinas - Tanquinho</text:p>
          </table:table-cell>
          <table:table-cell office:value-type="string">
            <text:p>Campinas</text:p>
          </table:table-cell>
          <table:table-cell office:value-type="string">
            <text:p>SP</text:p>
          </table:table-cell>
          <table:table-cell/>
          <table:table-cell office:value-type="string">
            <text:p>SPCAS0TR002</text:p>
          </table:table-cell>
          <table:table-cell office:value-type="string">
            <text:p>Rádio TELEBRAS</text:p>
          </table:table-cell>
          <table:table-cell office:value-type="string">
            <text:p>Prefeitura de Campinas- Rua Ataliba Camargo Andrade nº 47 - Cambuí</text:p>
          </table:table-cell>
          <table:table-cell office:value-type="string">
            <text:p>Campinas</text:p>
          </table:table-cell>
          <table:table-cell office:value-type="string">
            <text:p>SP</text:p>
          </table:table-cell>
          <table:table-cell/>
          <table:table-cell office:value-type="string">
            <text:p>Marcelo Andrade Pimenta</text:p>
          </table:table-cell>
          <table:table-cell office:value-type="string">
            <text:p>(19) 3755-6507</text:p>
          </table:table-cell>
          <table:table-cell office:value-type="string">
            <text:p>(19) 9210-1778</text:p>
          </table:table-cell>
          <table:table-cell office:value-type="string">
            <text:p>marcelo.pimenta@ima.sp.gov.br</text:p>
          </table:table-cell>
          <table:table-cell office:value-type="string">
            <text:p>35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RNL2000002</text:p>
          </table:table-cell>
          <table:table-cell office:value-type="string">
            <text:p>RNP - REDE NACIONAL DE ENSINO E PESQUISA</text:p>
          </table:table-cell>
          <table:table-cell office:value-type="string">
            <text:p>RNP MACAÍBA - UFRN CAMPUS MACAÍBA</text:p>
          </table:table-cell>
          <table:table-cell office:value-type="string">
            <text:p>RN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259/2013/4400/4600</text:p>
          </table:table-cell>
          <table:table-cell office:value-type="string">
            <text:p>2013-05-06</text:p>
          </table:table-cell>
          <table:table-cell office:value-type="string">
            <text:p>Contrato</text:p>
          </table:table-cell>
          <table:table-cell office:value-type="string">
            <text:p>2013-11-01</text:p>
          </table:table-cell>
          <table:table-cell office:value-type="string">
            <text:p>RNNTL0PP002</text:p>
          </table:table-cell>
          <table:table-cell office:value-type="string">
            <text:p>Fibra óptica TELEBRAS</text:p>
          </table:table-cell>
          <table:table-cell office:value-type="string">
            <text:p>POP RNP RN - Universidade Federal do Rio Grande do Norte Avenida Senador Salgado Filho, 3000</text:p>
          </table:table-cell>
          <table:table-cell office:value-type="string">
            <text:p>Natal</text:p>
          </table:table-cell>
          <table:table-cell office:value-type="string">
            <text:p>RN</text:p>
          </table:table-cell>
          <table:table-cell office:value-type="string">
            <text:p>59.078-900</text:p>
          </table:table-cell>
          <table:table-cell office:value-type="string">
            <text:p>RNNTL0PP001</text:p>
          </table:table-cell>
          <table:table-cell office:value-type="string">
            <text:p>Fibra óptica TELEBRAS</text:p>
          </table:table-cell>
          <table:table-cell office:value-type="string">
            <text:p>Campus de Macaíba -Rodovia RN 103, km 03 - Jundiaí</text:p>
          </table:table-cell>
          <table:table-cell office:value-type="string">
            <text:p>Natal</text:p>
          </table:table-cell>
          <table:table-cell office:value-type="string">
            <text:p>RN</text:p>
          </table:table-cell>
          <table:table-cell office:value-type="string">
            <text:p>59.280-00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610.8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endereço</text:p>
          </table:table-cell>
          <table:table-cell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TOL2000004</text:p>
          </table:table-cell>
          <table:table-cell office:value-type="string">
            <text:p>RNP - REDE NACIONAL DE ENSINO E PESQUISA</text:p>
          </table:table-cell>
          <table:table-cell office:value-type="string">
            <text:p>RNP ARAGUAÍNA - IFTO</text:p>
          </table:table-cell>
          <table:table-cell office:value-type="string">
            <text:p>TO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68/2012/DC/4400/4600</text:p>
          </table:table-cell>
          <table:table-cell office:value-type="string">
            <text:p>2013-03-19</text:p>
          </table:table-cell>
          <table:table-cell office:value-type="string">
            <text:p>Contrato</text:p>
          </table:table-cell>
          <table:table-cell office:value-type="string">
            <text:p>2013-11-01</text:p>
          </table:table-cell>
          <table:table-cell office:value-type="string">
            <text:p>TOPMJ0TC005</text:p>
          </table:table-cell>
          <table:table-cell office:value-type="string">
            <text:p>Fibra óptica TELEBRAS</text:p>
          </table:table-cell>
          <table:table-cell office:value-type="string">
            <text:p>Av. NS 15, ALCNO 14, Bloco IV - UFT</text:p>
          </table:table-cell>
          <table:table-cell office:value-type="string">
            <text:p>Palmas</text:p>
          </table:table-cell>
          <table:table-cell office:value-type="string">
            <text:p>TO</text:p>
          </table:table-cell>
          <table:table-cell office:value-type="string">
            <text:p>77.827-050</text:p>
          </table:table-cell>
          <table:table-cell office:value-type="string">
            <text:p>TOARN0TC011</text:p>
          </table:table-cell>
          <table:table-cell office:value-type="string">
            <text:p>Fibra óptica TELEBRAS</text:p>
          </table:table-cell>
          <table:table-cell office:value-type="string">
            <text:p>Rua Paraguai, s/n (esquina com Rua Amazonas) - Cimba - IFTO</text:p>
          </table:table-cell>
          <table:table-cell office:value-type="string">
            <text:p>Araguaina</text:p>
          </table:table-cell>
          <table:table-cell office:value-type="string">
            <text:p>TO</text:p>
          </table:table-cell>
          <table:table-cell office:value-type="string">
            <text:p>77.827-05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388.9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MGBL000016</text:p>
          </table:table-cell>
          <table:table-cell office:value-type="string">
            <text:p>ENGETEC TECNOLOGIA S.A.</text:p>
          </table:table-cell>
          <table:table-cell office:value-type="string">
            <text:p>ENGETEC TECNOLOGIA</text:p>
          </table:table-cell>
          <table:table-cell office:value-type="string">
            <text:p>MG</text:p>
          </table:table-cell>
          <table:table-cell office:value-type="string">
            <text:p>BL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string">
            <text:p>OS - 0718/2013/DC/4600</text:p>
          </table:table-cell>
          <table:table-cell office:value-type="string">
            <text:p>2013-10-07</text:p>
          </table:table-cell>
          <table:table-cell office:value-type="string">
            <text:p>Contrato</text:p>
          </table:table-cell>
          <table:table-cell office:value-type="string">
            <text:p>2013-10-25</text:p>
          </table:table-cell>
          <table:table-cell office:value-type="string">
            <text:p>MGPRT0PP001</text:p>
          </table:table-cell>
          <table:table-cell office:value-type="string">
            <text:p>Rádio Cliente</text:p>
          </table:table-cell>
          <table:table-cell office:value-type="string">
            <text:p>POP Prata - MG</text:p>
          </table:table-cell>
          <table:table-cell office:value-type="string">
            <text:p>Prata</text:p>
          </table:table-cell>
          <table:table-cell office:value-type="string">
            <text:p>MG</text:p>
          </table:table-cell>
          <table:table-cell/>
          <table:table-cell office:value-type="string">
            <text:p>MGPRT0PP001</text:p>
          </table:table-cell>
          <table:table-cell office:value-type="string">
            <text:p>Rádio Cliente</text:p>
          </table:table-cell>
          <table:table-cell office:value-type="string">
            <text:p>Cliente irá buscar via rádio POP Prata - MG</text:p>
          </table:table-cell>
          <table:table-cell office:value-type="string">
            <text:p>Prata</text:p>
          </table:table-cell>
          <table:table-cell office:value-type="string">
            <text:p>MG</text:p>
          </table:table-cell>
          <table:table-cell/>
          <table:table-cell office:value-type="string">
            <text:p>Vanderlei Boschetto</text:p>
          </table:table-cell>
          <table:table-cell office:value-type="string">
            <text:p>(31) 2534-4900</text:p>
          </table:table-cell>
          <table:table-cell office:value-type="string">
            <text:p>(31) 8221-5767</text:p>
          </table:table-cell>
          <table:table-cell office:value-type="string">
            <text:p>vanderlei@engetec.it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772">
            <text:p>772</text:p>
          </table:table-cell>
          <table:table-cell office:value-type="string">
            <text:p>BAAC000002</text:p>
          </table:table-cell>
          <table:table-cell office:value-type="string">
            <text:p>SKY BRASIL SERVIÇOS LTDA</text:p>
          </table:table-cell>
          <table:table-cell office:value-type="string">
            <text:p>SKY SALVADOR</text:p>
          </table:table-cell>
          <table:table-cell office:value-type="string">
            <text:p>BA</text:p>
          </table:table-cell>
          <table:table-cell office:value-type="string">
            <text:p>AC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string">
            <text:p>0500/2013/4400/4600</text:p>
          </table:table-cell>
          <table:table-cell office:value-type="string">
            <text:p>2013-07-03</text:p>
          </table:table-cell>
          <table:table-cell office:value-type="string">
            <text:p>Contrato</text:p>
          </table:table-cell>
          <table:table-cell office:value-type="string">
            <text:p>2013-10-23</text:p>
          </table:table-cell>
          <table:table-cell office:value-type="string">
            <text:p>BACCN0PP001</text:p>
          </table:table-cell>
          <table:table-cell/>
          <table:table-cell office:value-type="string">
            <text:p>POP Camaçari</text:p>
          </table:table-cell>
          <table:table-cell office:value-type="string">
            <text:p>Camacan</text:p>
          </table:table-cell>
          <table:table-cell office:value-type="string">
            <text:p>BA</text:p>
          </table:table-cell>
          <table:table-cell/>
          <table:table-cell office:value-type="string">
            <text:p>BACCN0PP001</text:p>
          </table:table-cell>
          <table:table-cell office:value-type="string">
            <text:p>Fibra óptica TELEBRAS</text:p>
          </table:table-cell>
          <table:table-cell office:value-type="string">
            <text:p>TV Baiana - <text:s/>Av. Cardeal da Silva, 1830, Federação</text:p>
          </table:table-cell>
          <table:table-cell office:value-type="string">
            <text:p>Camacan</text:p>
          </table:table-cell>
          <table:table-cell office:value-type="string">
            <text:p>BA</text:p>
          </table:table-cell>
          <table:table-cell/>
          <table:table-cell office:value-type="string">
            <text:p>NOC (supervisor: Marcelo/Glauber/Luiz)</text:p>
          </table:table-cell>
          <table:table-cell office:value-type="string">
            <text:p>61 3323-9392</text:p>
          </table:table-cell>
          <table:table-cell/>
          <table:table-cell office:value-type="string">
            <text:p>nocbandalarga@sky.com.br</text:p>
          </table:table-cell>
          <table:table-cell office:value-type="string">
            <text:p>122779.78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downgrade</text:p>
          </table:table-cell>
          <table:table-cell/>
        </table:table-row>
        <table:table-row table:style-name="ro1">
          <table:table-cell office:value-type="float" office:value="778">
            <text:p>778</text:p>
          </table:table-cell>
          <table:table-cell office:value-type="string">
            <text:p>RNAC000003</text:p>
          </table:table-cell>
          <table:table-cell office:value-type="string">
            <text:p>SKY BRASIL SERVIÇOS LTDA</text:p>
          </table:table-cell>
          <table:table-cell office:value-type="string">
            <text:p>SKY NATAL</text:p>
          </table:table-cell>
          <table:table-cell office:value-type="string">
            <text:p>RN</text:p>
          </table:table-cell>
          <table:table-cell office:value-type="string">
            <text:p>AC</text:p>
          </table:table-cell>
          <table:table-cell office:value-type="float" office:value="2500">
            <text:p>2500</text:p>
          </table:table-cell>
          <table:table-cell office:value-type="float" office:value="1000">
            <text:p>1000</text:p>
          </table:table-cell>
          <table:table-cell office:value-type="string">
            <text:p>0510/2013/4400/4600</text:p>
          </table:table-cell>
          <table:table-cell office:value-type="string">
            <text:p>2013-07-12</text:p>
          </table:table-cell>
          <table:table-cell office:value-type="string">
            <text:p>Contrato</text:p>
          </table:table-cell>
          <table:table-cell office:value-type="string">
            <text:p>2013-10-23</text:p>
          </table:table-cell>
          <table:table-cell office:value-type="string">
            <text:p>RNNTL0PP002</text:p>
          </table:table-cell>
          <table:table-cell table:number-columns-repeated="2"/>
          <table:table-cell office:value-type="string">
            <text:p>Natal</text:p>
          </table:table-cell>
          <table:table-cell office:value-type="string">
            <text:p>RN</text:p>
          </table:table-cell>
          <table:table-cell/>
          <table:table-cell office:value-type="string">
            <text:p>RNNTL0TC005</text:p>
          </table:table-cell>
          <table:table-cell office:value-type="string">
            <text:p>Fibra óptica TELEBRAS</text:p>
          </table:table-cell>
          <table:table-cell office:value-type="string">
            <text:p>Rua Raimundo Chaves, s/n</text:p>
          </table:table-cell>
          <table:table-cell office:value-type="string">
            <text:p>Natal</text:p>
          </table:table-cell>
          <table:table-cell office:value-type="string">
            <text:p>RN</text:p>
          </table:table-cell>
          <table:table-cell/>
          <table:table-cell office:value-type="string">
            <text:p>NOC (supervisor: Marcelo/Glauber/Luiz)</text:p>
          </table:table-cell>
          <table:table-cell office:value-type="string">
            <text:p>61 3323-9392</text:p>
          </table:table-cell>
          <table:table-cell/>
          <table:table-cell office:value-type="string">
            <text:p>nocbandalarga@sky.com.br</text:p>
          </table:table-cell>
          <table:table-cell office:value-type="string">
            <text:p>200800.28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downgrade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OBL000002</text:p>
          </table:table-cell>
          <table:table-cell office:value-type="string">
            <text:p>BRASIL DIGITAL SERVIÇOS DE INFORMÁTICA E COMÉRCIO LTDA - ME</text:p>
          </table:table-cell>
          <table:table-cell office:value-type="string">
            <text:p>BRASIL DIGITAL</text:p>
          </table:table-cell>
          <table:table-cell office:value-type="string">
            <text:p>RO</text:p>
          </table:table-cell>
          <table:table-cell office:value-type="string">
            <text:p>BL</text:p>
          </table:table-cell>
          <table:table-cell table:number-columns-repeated="2" office:value-type="float" office:value="350">
            <text:p>350</text:p>
          </table:table-cell>
          <table:table-cell office:value-type="string">
            <text:p>0533/2013/DC/4600/3500</text:p>
          </table:table-cell>
          <table:table-cell office:value-type="string">
            <text:p>2013-08-09</text:p>
          </table:table-cell>
          <table:table-cell office:value-type="string">
            <text:p>Contrato</text:p>
          </table:table-cell>
          <table:table-cell office:value-type="string">
            <text:p>2013-10-19</text:p>
          </table:table-cell>
          <table:table-cell office:value-type="string">
            <text:p>ROPVO0PM001</text:p>
          </table:table-cell>
          <table:table-cell/>
          <table:table-cell office:value-type="string">
            <text:p>Cliente busca o link via fibra no CPA - RO</text:p>
          </table:table-cell>
          <table:table-cell office:value-type="string">
            <text:p>Porto Velho</text:p>
          </table:table-cell>
          <table:table-cell office:value-type="string">
            <text:p>RO</text:p>
          </table:table-cell>
          <table:table-cell/>
          <table:table-cell office:value-type="string">
            <text:p>ROPVO0PM001</text:p>
          </table:table-cell>
          <table:table-cell office:value-type="string">
            <text:p>Rádio Cliente</text:p>
          </table:table-cell>
          <table:table-cell office:value-type="string">
            <text:p>Cliente busca o link via fibra no CPA - RO</text:p>
          </table:table-cell>
          <table:table-cell office:value-type="string">
            <text:p>Porto Velho</text:p>
          </table:table-cell>
          <table:table-cell office:value-type="string">
            <text:p>RO</text:p>
          </table:table-cell>
          <table:table-cell/>
          <table:table-cell office:value-type="string">
            <text:p>Tiago Matias dos Santos</text:p>
          </table:table-cell>
          <table:table-cell office:value-type="string">
            <text:p>(69) 3325-0957</text:p>
          </table:table-cell>
          <table:table-cell office:value-type="string">
            <text:p>(69) 9288-4114/ (69) 9959-1860</text:p>
          </table:table-cell>
          <table:table-cell office:value-type="string">
            <text:p>tiagomatias@linuxap.com.br</text:p>
          </table:table-cell>
          <table:table-cell office:value-type="string">
            <text:p>329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MABL000016</text:p>
          </table:table-cell>
          <table:table-cell office:value-type="string">
            <text:p>Infothel Net Telecom Ltda - ME</text:p>
          </table:table-cell>
          <table:table-cell office:value-type="string">
            <text:p>INFOTHEL NET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3-09-05</text:p>
          </table:table-cell>
          <table:table-cell office:value-type="string">
            <text:p>Contrato</text:p>
          </table:table-cell>
          <table:table-cell office:value-type="string">
            <text:p>2013-10-14</text:p>
          </table:table-cell>
          <table:table-cell office:value-type="string">
            <text:p>MAGJU0PP001</text:p>
          </table:table-cell>
          <table:table-cell office:value-type="string">
            <text:p>Rádio Cliente</text:p>
          </table:table-cell>
          <table:table-cell/>
          <table:table-cell office:value-type="string">
            <text:p>Grajaú</text:p>
          </table:table-cell>
          <table:table-cell office:value-type="string">
            <text:p>MA</text:p>
          </table:table-cell>
          <table:table-cell/>
          <table:table-cell office:value-type="string">
            <text:p>MAGJU0PP001</text:p>
          </table:table-cell>
          <table:table-cell office:value-type="string">
            <text:p>Rádio Cliente</text:p>
          </table:table-cell>
          <table:table-cell/>
          <table:table-cell office:value-type="string">
            <text:p>Grajaú</text:p>
          </table:table-cell>
          <table:table-cell office:value-type="string">
            <text:p>MA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MAL2000006</text:p>
          </table:table-cell>
          <table:table-cell office:value-type="string">
            <text:p>RNP - REDE NACIONAL DE ENSINO E PESQUISA</text:p>
          </table:table-cell>
          <table:table-cell office:value-type="string">
            <text:p>RNP GRAJAÚ - UFMA</text:p>
          </table:table-cell>
          <table:table-cell office:value-type="string">
            <text:p>MA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258/2013/4400/4600</text:p>
          </table:table-cell>
          <table:table-cell office:value-type="string">
            <text:p>2013-05-06</text:p>
          </table:table-cell>
          <table:table-cell office:value-type="string">
            <text:p>Contrato</text:p>
          </table:table-cell>
          <table:table-cell office:value-type="string">
            <text:p>2013-10-10</text:p>
          </table:table-cell>
          <table:table-cell office:value-type="string">
            <text:p>MAGJU0TC003</text:p>
          </table:table-cell>
          <table:table-cell office:value-type="string">
            <text:p>Fibra óptica TELEBRAS</text:p>
          </table:table-cell>
          <table:table-cell office:value-type="string">
            <text:p>Campos UFMA</text:p>
          </table:table-cell>
          <table:table-cell office:value-type="string">
            <text:p>Grajaú</text:p>
          </table:table-cell>
          <table:table-cell office:value-type="string">
            <text:p>MA</text:p>
          </table:table-cell>
          <table:table-cell/>
          <table:table-cell office:value-type="string">
            <text:p>PABLM0PM002</text:p>
          </table:table-cell>
          <table:table-cell office:value-type="string">
            <text:p>Fibra óptica TELEBRAS</text:p>
          </table:table-cell>
          <table:table-cell office:value-type="string">
            <text:p>Campus UFMA <text:s/>-Rua Frei Benjamim de Borno - Centro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 office:value-type="string">
            <text:p>65.940-00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6190.66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GOL2000008</text:p>
          </table:table-cell>
          <table:table-cell office:value-type="string">
            <text:p>RNP - REDE NACIONAL DE ENSINO E PESQUISA</text:p>
          </table:table-cell>
          <table:table-cell office:value-type="string">
            <text:p>RNP ITUMBIARA - IFG</text:p>
          </table:table-cell>
          <table:table-cell office:value-type="string">
            <text:p>GO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663/2013/4400/4600</text:p>
          </table:table-cell>
          <table:table-cell office:value-type="string">
            <text:p>2013-09-05</text:p>
          </table:table-cell>
          <table:table-cell office:value-type="string">
            <text:p>Contrato</text:p>
          </table:table-cell>
          <table:table-cell office:value-type="string">
            <text:p>2013-10-04</text:p>
          </table:table-cell>
          <table:table-cell office:value-type="string">
            <text:p>GOGNA0TF009</text:p>
          </table:table-cell>
          <table:table-cell office:value-type="string">
            <text:p>Fibra óptica TELEBRAS</text:p>
          </table:table-cell>
          <table:table-cell office:value-type="string">
            <text:p>POP RNP GO - Prédio da UFGNet Praça Universitária, s/n - Escola de Engenharia</text:p>
          </table:table-cell>
          <table:table-cell office:value-type="string">
            <text:p>Goiânia</text:p>
          </table:table-cell>
          <table:table-cell office:value-type="string">
            <text:p>GO</text:p>
          </table:table-cell>
          <table:table-cell office:value-type="string">
            <text:p>74.605-220</text:p>
          </table:table-cell>
          <table:table-cell office:value-type="string">
            <text:p>GOIUB0TC008</text:p>
          </table:table-cell>
          <table:table-cell office:value-type="string">
            <text:p>Fibra óptica TELEBRAS</text:p>
          </table:table-cell>
          <table:table-cell office:value-type="string">
            <text:p>Av. de Furnas, 55, bl. 200 - Village Imperial</text:p>
          </table:table-cell>
          <table:table-cell office:value-type="string">
            <text:p>Itumbiara</text:p>
          </table:table-cell>
          <table:table-cell office:value-type="string">
            <text:p>GO</text:p>
          </table:table-cell>
          <table:table-cell office:value-type="string">
            <text:p>75.524-010</text:p>
          </table:table-cell>
          <table:table-cell office:value-type="string">
            <text:p>Pta A: Daniel Stone/Pta B:Leonardo Garcia Marques</text:p>
          </table:table-cell>
          <table:table-cell office:value-type="string">
            <text:p>Pta A:(62) 3209-6002/Pta B:(64) 3133-5100</text:p>
          </table:table-cell>
          <table:table-cell office:value-type="string">
            <text:p>Pta B: (64) 8128-5231</text:p>
          </table:table-cell>
          <table:table-cell office:value-type="string">
            <text:p>stone@pop-go.rnp.br /leonardo.mqs@gmail.com</text:p>
          </table:table-cell>
          <table:table-cell office:value-type="string">
            <text:p>16302.89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785">
            <text:p>785</text:p>
          </table:table-cell>
          <table:table-cell office:value-type="string">
            <text:p>TOBL000022</text:p>
          </table:table-cell>
          <table:table-cell office:value-type="string">
            <text:p>SSPNET COMERCIO DE EQUIPAMENTOS DE TELEINFORMATICA LTDA - EPP</text:p>
          </table:table-cell>
          <table:table-cell office:value-type="string">
            <text:p>SSPNET PALMAS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630/2012/DC/4600</text:p>
          </table:table-cell>
          <table:table-cell office:value-type="string">
            <text:p>2013-08-19</text:p>
          </table:table-cell>
          <table:table-cell office:value-type="string">
            <text:p>Contrato</text:p>
          </table:table-cell>
          <table:table-cell office:value-type="string">
            <text:p>2013-10-01</text:p>
          </table:table-cell>
          <table:table-cell office:value-type="string">
            <text:p>TOPMJ0TR001</text:p>
          </table:table-cell>
          <table:table-cell/>
          <table:table-cell office:value-type="string">
            <text:p>ETR de Palmas - TO (Cliente vai buscar na Caixa R2)</text:p>
          </table:table-cell>
          <table:table-cell office:value-type="string">
            <text:p>Palmas</text:p>
          </table:table-cell>
          <table:table-cell office:value-type="string">
            <text:p>TO</text:p>
          </table:table-cell>
          <table:table-cell/>
          <table:table-cell office:value-type="string">
            <text:p>TOPMJ0TR001</text:p>
          </table:table-cell>
          <table:table-cell office:value-type="string">
            <text:p>Rádio TELEBRAS</text:p>
          </table:table-cell>
          <table:table-cell office:value-type="string">
            <text:p>ETR de Palmas - TO (Cliente vai buscar na Caixa R2)</text:p>
          </table:table-cell>
          <table:table-cell office:value-type="string">
            <text:p>Palmas</text:p>
          </table:table-cell>
          <table:table-cell office:value-type="string">
            <text:p>TO</text:p>
          </table:table-cell>
          <table:table-cell/>
          <table:table-cell office:value-type="string">
            <text:p>Suelismar Caetano Ferreira</text:p>
          </table:table-cell>
          <table:table-cell office:value-type="string">
            <text:p>(63) 3229-6900</text:p>
          </table:table-cell>
          <table:table-cell office:value-type="string">
            <text:p>(63) 8462-8365</text:p>
          </table:table-cell>
          <table:table-cell office:value-type="string">
            <text:p>suelismar@hotmail.com</text:p>
          </table:table-cell>
          <table:table-cell office:value-type="string">
            <text:p>5802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MGCI000002</text:p>
          </table:table-cell>
          <table:table-cell office:value-type="string">
            <text:p>GLOBAL VILLAGE TELECOM LTDA</text:p>
          </table:table-cell>
          <table:table-cell office:value-type="string">
            <text:p>GVT - <text:s/>UBERABA-S.J.BARRA</text:p>
          </table:table-cell>
          <table:table-cell office:value-type="string">
            <text:p>MG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692/2013/4400/4600</text:p>
          </table:table-cell>
          <table:table-cell office:value-type="string">
            <text:p>2012-08-09</text:p>
          </table:table-cell>
          <table:table-cell office:value-type="string">
            <text:p>Contrato</text:p>
          </table:table-cell>
          <table:table-cell office:value-type="string">
            <text:p>2013-09-19</text:p>
          </table:table-cell>
          <table:table-cell office:value-type="string">
            <text:p>MGURA0PP001</text:p>
          </table:table-cell>
          <table:table-cell office:value-type="string">
            <text:p>Fibra óptica TELEBRAS</text:p>
          </table:table-cell>
          <table:table-cell office:value-type="string">
            <text:p>Av. Rio Grande 5560, Distrito Industrial 3</text:p>
          </table:table-cell>
          <table:table-cell office:value-type="string">
            <text:p>Uberaba</text:p>
          </table:table-cell>
          <table:table-cell office:value-type="string">
            <text:p>MG</text:p>
          </table:table-cell>
          <table:table-cell office:value-type="string">
            <text:p>38.000-001</text:p>
          </table:table-cell>
          <table:table-cell office:value-type="string">
            <text:p>SPSQB0PP001</text:p>
          </table:table-cell>
          <table:table-cell office:value-type="string">
            <text:p>Fibra óptica TELEBRAS</text:p>
          </table:table-cell>
          <table:table-cell office:value-type="string">
            <text:p>Estrada Boiadeira, Km 5,4</text:p>
          </table:table-cell>
          <table:table-cell office:value-type="string">
            <text:p>São Joaquim da Barra</text:p>
          </table:table-cell>
          <table:table-cell office:value-type="string">
            <text:p>SP</text:p>
          </table:table-cell>
          <table:table-cell office:value-type="string">
            <text:p>30.000-001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MGCI000003</text:p>
          </table:table-cell>
          <table:table-cell office:value-type="string">
            <text:p>GLOBAL VILLAGE TELECOM LTDA</text:p>
          </table:table-cell>
          <table:table-cell office:value-type="string">
            <text:p>GVT - <text:s/>UBERLÂNDIA-UBERABA</text:p>
          </table:table-cell>
          <table:table-cell office:value-type="string">
            <text:p>MG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693/2013/4400/4600</text:p>
          </table:table-cell>
          <table:table-cell office:value-type="string">
            <text:p>2012-08-09</text:p>
          </table:table-cell>
          <table:table-cell office:value-type="string">
            <text:p>Contrato</text:p>
          </table:table-cell>
          <table:table-cell office:value-type="string">
            <text:p>2013-09-19</text:p>
          </table:table-cell>
          <table:table-cell office:value-type="string">
            <text:p>MGULA0PP001</text:p>
          </table:table-cell>
          <table:table-cell office:value-type="string">
            <text:p>Fibra óptica TELEBRAS</text:p>
          </table:table-cell>
          <table:table-cell office:value-type="string">
            <text:p>Rod. Br 497, Km 11, Barro Morada Nova</text:p>
          </table:table-cell>
          <table:table-cell office:value-type="string">
            <text:p>Uberlândia</text:p>
          </table:table-cell>
          <table:table-cell office:value-type="string">
            <text:p>MG</text:p>
          </table:table-cell>
          <table:table-cell office:value-type="string">
            <text:p>38.400-001</text:p>
          </table:table-cell>
          <table:table-cell office:value-type="string">
            <text:p>MGURA0PP001</text:p>
          </table:table-cell>
          <table:table-cell office:value-type="string">
            <text:p>Fibra óptica TELEBRAS</text:p>
          </table:table-cell>
          <table:table-cell office:value-type="string">
            <text:p>Av. Rio Grande 5560, Distrito Industrial 3, DI-3</text:p>
          </table:table-cell>
          <table:table-cell office:value-type="string">
            <text:p>Uberaba</text:p>
          </table:table-cell>
          <table:table-cell office:value-type="string">
            <text:p>MG</text:p>
          </table:table-cell>
          <table:table-cell office:value-type="string">
            <text:p>38.000-001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PRCI000003</text:p>
          </table:table-cell>
          <table:table-cell office:value-type="string">
            <text:p>GLOBAL VILLAGE TELECOM LTDA</text:p>
          </table:table-cell>
          <table:table-cell office:value-type="string">
            <text:p>GVT - REPAR-DR.ULISSES</text:p>
          </table:table-cell>
          <table:table-cell office:value-type="string">
            <text:p>PR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680/2013/4400/4600</text:p>
          </table:table-cell>
          <table:table-cell office:value-type="string">
            <text:p>2012-08-09</text:p>
          </table:table-cell>
          <table:table-cell office:value-type="string">
            <text:p>Contrato</text:p>
          </table:table-cell>
          <table:table-cell office:value-type="string">
            <text:p>2013-09-19</text:p>
          </table:table-cell>
          <table:table-cell office:value-type="string">
            <text:p>PRDRUSPP001</text:p>
          </table:table-cell>
          <table:table-cell office:value-type="string">
            <text:p>Fibra óptica TELEBRAS</text:p>
          </table:table-cell>
          <table:table-cell office:value-type="string">
            <text:p>Rodovia PR 092,KM 30</text:p>
          </table:table-cell>
          <table:table-cell office:value-type="string">
            <text:p>Doutor Ulysses</text:p>
          </table:table-cell>
          <table:table-cell office:value-type="string">
            <text:p>PR</text:p>
          </table:table-cell>
          <table:table-cell office:value-type="string">
            <text:p>83.590-000</text:p>
          </table:table-cell>
          <table:table-cell office:value-type="string">
            <text:p>PRAUC0PP001</text:p>
          </table:table-cell>
          <table:table-cell office:value-type="string">
            <text:p>Fibra óptica TELEBRAS</text:p>
          </table:table-cell>
          <table:table-cell office:value-type="string">
            <text:p>BR 476, Rod. Do Xisto, <text:s text:c="2"/>PR 41</text:p>
          </table:table-cell>
          <table:table-cell office:value-type="string">
            <text:p>Araucária</text:p>
          </table:table-cell>
          <table:table-cell office:value-type="string">
            <text:p>PR</text:p>
          </table:table-cell>
          <table:table-cell office:value-type="string">
            <text:p>83.703-470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PRCI000004</text:p>
          </table:table-cell>
          <table:table-cell office:value-type="string">
            <text:p>GLOBAL VILLAGE TELECOM LTDA</text:p>
          </table:table-cell>
          <table:table-cell office:value-type="string">
            <text:p>GVT - <text:s/>REPAR-JOINVILE</text:p>
          </table:table-cell>
          <table:table-cell office:value-type="string">
            <text:p>PR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2/2013/4400/4600</text:p>
          </table:table-cell>
          <table:table-cell office:value-type="string">
            <text:p>2012-08-09</text:p>
          </table:table-cell>
          <table:table-cell office:value-type="string">
            <text:p>Contrato</text:p>
          </table:table-cell>
          <table:table-cell office:value-type="string">
            <text:p>2013-09-19</text:p>
          </table:table-cell>
          <table:table-cell office:value-type="string">
            <text:p>PRAUC0PP001</text:p>
          </table:table-cell>
          <table:table-cell office:value-type="string">
            <text:p>Fibra óptica TELEBRAS</text:p>
          </table:table-cell>
          <table:table-cell office:value-type="string">
            <text:p>BR 476, Rod. Do Xisto, Araucária, PR 41 - REPAR</text:p>
          </table:table-cell>
          <table:table-cell office:value-type="string">
            <text:p>Araucária</text:p>
          </table:table-cell>
          <table:table-cell office:value-type="string">
            <text:p>PR</text:p>
          </table:table-cell>
          <table:table-cell office:value-type="string">
            <text:p>83.703-470</text:p>
          </table:table-cell>
          <table:table-cell office:value-type="string">
            <text:p>SCJVE0PP001</text:p>
          </table:table-cell>
          <table:table-cell office:value-type="string">
            <text:p>Fibra óptica TELEBRAS</text:p>
          </table:table-cell>
          <table:table-cell office:value-type="string">
            <text:p>Rua XV de Novembro, 5050 - Vila Nova</text:p>
          </table:table-cell>
          <table:table-cell office:value-type="string">
            <text:p>Joinville</text:p>
          </table:table-cell>
          <table:table-cell office:value-type="string">
            <text:p>SC</text:p>
          </table:table-cell>
          <table:table-cell office:value-type="string">
            <text:p>89.237-000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RJCI000001</text:p>
          </table:table-cell>
          <table:table-cell office:value-type="string">
            <text:p>GLOBAL VILLAGE TELECOM LTDA</text:p>
          </table:table-cell>
          <table:table-cell office:value-type="string">
            <text:p>GVT - <text:s/>ESBAMA-TEVOL</text:p>
          </table:table-cell>
          <table:table-cell office:value-type="string">
            <text:p>RJ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695/2013/4400/4600</text:p>
          </table:table-cell>
          <table:table-cell office:value-type="string">
            <text:p>2012-08-09</text:p>
          </table:table-cell>
          <table:table-cell office:value-type="string">
            <text:p>Contrato</text:p>
          </table:table-cell>
          <table:table-cell office:value-type="string">
            <text:p>2013-09-19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Estação Barra Mansa</text:p>
          </table:table-cell>
          <table:table-cell table:number-columns-repeated="2"/>
          <table:table-cell office:value-type="string">
            <text:p>27.300-0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Av. Integração, 1829, Vila Americana</text:p>
          </table:table-cell>
          <table:table-cell table:number-columns-repeated="2"/>
          <table:table-cell office:value-type="string">
            <text:p>27.200-001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RSCI000003</text:p>
          </table:table-cell>
          <table:table-cell office:value-type="string">
            <text:p>GLOBAL VILLAGE TELECOM LTDA</text:p>
          </table:table-cell>
          <table:table-cell office:value-type="string">
            <text:p>GVT - VÁRZEA DO CEDRO-CANOAS</text:p>
          </table:table-cell>
          <table:table-cell office:value-type="string">
            <text:p>RS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5/2013/4400/4600</text:p>
          </table:table-cell>
          <table:table-cell office:value-type="string">
            <text:p>2012-08-09</text:p>
          </table:table-cell>
          <table:table-cell office:value-type="string">
            <text:p>Contrato</text:p>
          </table:table-cell>
          <table:table-cell office:value-type="string">
            <text:p>2013-09-19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Rodovia BR 453 - Varzea do Cedro</text:p>
          </table:table-cell>
          <table:table-cell table:number-columns-repeated="2"/>
          <table:table-cell office:value-type="string">
            <text:p>90.000-0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Av. Getúlio Vargas, 11001</text:p>
          </table:table-cell>
          <table:table-cell table:number-columns-repeated="2"/>
          <table:table-cell office:value-type="string">
            <text:p>90.000-000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SCCI000001</text:p>
          </table:table-cell>
          <table:table-cell office:value-type="string">
            <text:p>GLOBAL VILLAGE TELECOM LTDA</text:p>
          </table:table-cell>
          <table:table-cell office:value-type="string">
            <text:p>GVT - SÃO JOSÉ-TUBARÃO</text:p>
          </table:table-cell>
          <table:table-cell office:value-type="string">
            <text:p>SC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3/2013/4400/4600</text:p>
          </table:table-cell>
          <table:table-cell office:value-type="string">
            <text:p>2012-08-09</text:p>
          </table:table-cell>
          <table:table-cell office:value-type="string">
            <text:p>Contrato</text:p>
          </table:table-cell>
          <table:table-cell office:value-type="string">
            <text:p>2013-09-19</text:p>
          </table:table-cell>
          <table:table-cell office:value-type="string">
            <text:p>SCSOO0PP001</text:p>
          </table:table-cell>
          <table:table-cell office:value-type="string">
            <text:p>Fibra óptica TELEBRAS</text:p>
          </table:table-cell>
          <table:table-cell office:value-type="string">
            <text:p>Rua João Grumiche, n° 2100, Roçado</text:p>
          </table:table-cell>
          <table:table-cell office:value-type="string">
            <text:p>São José</text:p>
          </table:table-cell>
          <table:table-cell office:value-type="string">
            <text:p>SC</text:p>
          </table:table-cell>
          <table:table-cell office:value-type="string">
            <text:p>88.102-60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Estrada Geral do Rio do Pouso, S/N</text:p>
          </table:table-cell>
          <table:table-cell table:number-columns-repeated="2"/>
          <table:table-cell office:value-type="string">
            <text:p>88.000-001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SCCI000002</text:p>
          </table:table-cell>
          <table:table-cell office:value-type="string">
            <text:p>GLOBAL VILLAGE TELECOM LTDA</text:p>
          </table:table-cell>
          <table:table-cell office:value-type="string">
            <text:p>GVT - TUBARÃO-NOVA VENEZA</text:p>
          </table:table-cell>
          <table:table-cell office:value-type="string">
            <text:p>SC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4/2013/4400/4600</text:p>
          </table:table-cell>
          <table:table-cell office:value-type="string">
            <text:p>2012-08-09</text:p>
          </table:table-cell>
          <table:table-cell office:value-type="string">
            <text:p>Contrato</text:p>
          </table:table-cell>
          <table:table-cell office:value-type="string">
            <text:p>2013-09-19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Estrada Geraldo Rio do Pouso, S/N</text:p>
          </table:table-cell>
          <table:table-cell table:number-columns-repeated="2"/>
          <table:table-cell office:value-type="string">
            <text:p>88.000-0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Rodovial SC447 KM 3</text:p>
          </table:table-cell>
          <table:table-cell table:number-columns-repeated="2"/>
          <table:table-cell office:value-type="string">
            <text:p>88.865-000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SCCI000003</text:p>
          </table:table-cell>
          <table:table-cell office:value-type="string">
            <text:p>GLOBAL VILLAGE TELECOM LTDA</text:p>
          </table:table-cell>
          <table:table-cell office:value-type="string">
            <text:p>GVT - NOVA VENEZA-VÁRZEA DO CEDRO</text:p>
          </table:table-cell>
          <table:table-cell office:value-type="string">
            <text:p>SC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6/2013/4400/4600</text:p>
          </table:table-cell>
          <table:table-cell office:value-type="string">
            <text:p>2012-08-09</text:p>
          </table:table-cell>
          <table:table-cell office:value-type="string">
            <text:p>Contrato</text:p>
          </table:table-cell>
          <table:table-cell office:value-type="string">
            <text:p>2013-09-19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Rodovia SC447 Km 3</text:p>
          </table:table-cell>
          <table:table-cell table:number-columns-repeated="2"/>
          <table:table-cell office:value-type="string">
            <text:p>88.865-000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Rodovia BR 453</text:p>
          </table:table-cell>
          <table:table-cell table:number-columns-repeated="2"/>
          <table:table-cell office:value-type="string">
            <text:p>90.000-001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SCCI000004</text:p>
          </table:table-cell>
          <table:table-cell office:value-type="string">
            <text:p>GLOBAL VILLAGE TELECOM LTDA</text:p>
          </table:table-cell>
          <table:table-cell office:value-type="string">
            <text:p>GVT - GASPAR-SÃO JOSÉ</text:p>
          </table:table-cell>
          <table:table-cell office:value-type="string">
            <text:p>SC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7/2013/4400/4600</text:p>
          </table:table-cell>
          <table:table-cell office:value-type="string">
            <text:p>2012-08-09</text:p>
          </table:table-cell>
          <table:table-cell office:value-type="string">
            <text:p>Contrato</text:p>
          </table:table-cell>
          <table:table-cell office:value-type="string">
            <text:p>2013-09-19</text:p>
          </table:table-cell>
          <table:table-cell office:value-type="string">
            <text:p>SCGPR0PP001</text:p>
          </table:table-cell>
          <table:table-cell office:value-type="string">
            <text:p>Fibra óptica TELEBRAS</text:p>
          </table:table-cell>
          <table:table-cell office:value-type="string">
            <text:p>Rua Adriano Kormann, 510 - Bela Vista</text:p>
          </table:table-cell>
          <table:table-cell office:value-type="string">
            <text:p>Gaspar</text:p>
          </table:table-cell>
          <table:table-cell office:value-type="string">
            <text:p>SC</text:p>
          </table:table-cell>
          <table:table-cell office:value-type="string">
            <text:p>89.110-000</text:p>
          </table:table-cell>
          <table:table-cell office:value-type="string">
            <text:p>SCSOO0PP001</text:p>
          </table:table-cell>
          <table:table-cell office:value-type="string">
            <text:p>Fibra óptica TELEBRAS</text:p>
          </table:table-cell>
          <table:table-cell office:value-type="string">
            <text:p>Rua <text:s/>João Grumiche, nº 2.100, Roçado</text:p>
          </table:table-cell>
          <table:table-cell office:value-type="string">
            <text:p>São José</text:p>
          </table:table-cell>
          <table:table-cell office:value-type="string">
            <text:p>SC</text:p>
          </table:table-cell>
          <table:table-cell office:value-type="string">
            <text:p>88.102-600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SCCI000005</text:p>
          </table:table-cell>
          <table:table-cell office:value-type="string">
            <text:p>GLOBAL VILLAGE TELECOM LTDA</text:p>
          </table:table-cell>
          <table:table-cell office:value-type="string">
            <text:p>GVT - JOINVILE-GASPAR</text:p>
          </table:table-cell>
          <table:table-cell office:value-type="string">
            <text:p>SC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8/2013/4400/4600</text:p>
          </table:table-cell>
          <table:table-cell office:value-type="string">
            <text:p>2012-08-09</text:p>
          </table:table-cell>
          <table:table-cell office:value-type="string">
            <text:p>Contrato</text:p>
          </table:table-cell>
          <table:table-cell office:value-type="string">
            <text:p>2013-09-19</text:p>
          </table:table-cell>
          <table:table-cell office:value-type="string">
            <text:p>SCJVE0PP001</text:p>
          </table:table-cell>
          <table:table-cell office:value-type="string">
            <text:p>Fibra óptica TELEBRAS</text:p>
          </table:table-cell>
          <table:table-cell office:value-type="string">
            <text:p>Rua XV de Novembro, 5050 - Vila Nova</text:p>
          </table:table-cell>
          <table:table-cell office:value-type="string">
            <text:p>Joinville</text:p>
          </table:table-cell>
          <table:table-cell office:value-type="string">
            <text:p>SC</text:p>
          </table:table-cell>
          <table:table-cell office:value-type="string">
            <text:p>83.703-470</text:p>
          </table:table-cell>
          <table:table-cell office:value-type="string">
            <text:p>SCGPR0PP001</text:p>
          </table:table-cell>
          <table:table-cell office:value-type="string">
            <text:p>Fibra óptica TELEBRAS</text:p>
          </table:table-cell>
          <table:table-cell office:value-type="string">
            <text:p>Rua Adriano Kormann, 510 - <text:s/>Bela Vista</text:p>
          </table:table-cell>
          <table:table-cell office:value-type="string">
            <text:p>Gaspar</text:p>
          </table:table-cell>
          <table:table-cell office:value-type="string">
            <text:p>SC</text:p>
          </table:table-cell>
          <table:table-cell office:value-type="string">
            <text:p>89.110-000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SCCI000006</text:p>
          </table:table-cell>
          <table:table-cell office:value-type="string">
            <text:p>GLOBAL VILLAGE TELECOM LTDA</text:p>
          </table:table-cell>
          <table:table-cell office:value-type="string">
            <text:p>GVT - NOVA VENEZA-ESTAÇÃO RÁDIO</text:p>
          </table:table-cell>
          <table:table-cell office:value-type="string">
            <text:p>SC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709/2013/4400/4600</text:p>
          </table:table-cell>
          <table:table-cell office:value-type="string">
            <text:p>2012-08-09</text:p>
          </table:table-cell>
          <table:table-cell office:value-type="string">
            <text:p>Contrato</text:p>
          </table:table-cell>
          <table:table-cell office:value-type="string">
            <text:p>2013-09-19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SPCI000003</text:p>
          </table:table-cell>
          <table:table-cell office:value-type="string">
            <text:p>GLOBAL VILLAGE TELECOM LTDA</text:p>
          </table:table-cell>
          <table:table-cell office:value-type="string">
            <text:p>GVT - ITAPEVA-DR.ULISSES</text:p>
          </table:table-cell>
          <table:table-cell office:value-type="string">
            <text:p>SP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681/2013/4400/4600</text:p>
          </table:table-cell>
          <table:table-cell office:value-type="string">
            <text:p>2012-08-09</text:p>
          </table:table-cell>
          <table:table-cell office:value-type="string">
            <text:p>Contrato</text:p>
          </table:table-cell>
          <table:table-cell office:value-type="string">
            <text:p>2013-09-19</text:p>
          </table:table-cell>
          <table:table-cell office:value-type="string">
            <text:p>SPIVA0PP001</text:p>
          </table:table-cell>
          <table:table-cell office:value-type="string">
            <text:p>Fibra óptica TELEBRAS</text:p>
          </table:table-cell>
          <table:table-cell office:value-type="string">
            <text:p>Rod. Francisco Alves Negrão, Km 247 - Estrada de Terra</text:p>
          </table:table-cell>
          <table:table-cell office:value-type="string">
            <text:p>Itapeva</text:p>
          </table:table-cell>
          <table:table-cell office:value-type="string">
            <text:p>SP</text:p>
          </table:table-cell>
          <table:table-cell office:value-type="string">
            <text:p>18.195-000</text:p>
          </table:table-cell>
          <table:table-cell office:value-type="string">
            <text:p>PRDRUSPP001</text:p>
          </table:table-cell>
          <table:table-cell office:value-type="string">
            <text:p>Fibra óptica TELEBRAS</text:p>
          </table:table-cell>
          <table:table-cell office:value-type="string">
            <text:p>Rodovia PR 092, Km 30</text:p>
          </table:table-cell>
          <table:table-cell office:value-type="string">
            <text:p>Doutor Ulysses</text:p>
          </table:table-cell>
          <table:table-cell office:value-type="string">
            <text:p>PR</text:p>
          </table:table-cell>
          <table:table-cell office:value-type="string">
            <text:p>83.590-000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SPCI000004</text:p>
          </table:table-cell>
          <table:table-cell office:value-type="string">
            <text:p>GLOBAL VILLAGE TELECOM LTDA</text:p>
          </table:table-cell>
          <table:table-cell office:value-type="string">
            <text:p>GVT - REPLAN-TATUÍ</text:p>
          </table:table-cell>
          <table:table-cell office:value-type="string">
            <text:p>SP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682/2013/4400/4600</text:p>
          </table:table-cell>
          <table:table-cell office:value-type="string">
            <text:p>2012-08-09</text:p>
          </table:table-cell>
          <table:table-cell office:value-type="string">
            <text:p>Contrato</text:p>
          </table:table-cell>
          <table:table-cell office:value-type="string">
            <text:p>2013-09-19</text:p>
          </table:table-cell>
          <table:table-cell office:value-type="string">
            <text:p>SPPLA0PP001</text:p>
          </table:table-cell>
          <table:table-cell office:value-type="string">
            <text:p>Fibra óptica TELEBRAS</text:p>
          </table:table-cell>
          <table:table-cell office:value-type="string">
            <text:p>Rod. SP-332, KM 132, Caixa Postal nº 1</text:p>
          </table:table-cell>
          <table:table-cell office:value-type="string">
            <text:p>Paulínia</text:p>
          </table:table-cell>
          <table:table-cell office:value-type="string">
            <text:p>SP</text:p>
          </table:table-cell>
          <table:table-cell office:value-type="string">
            <text:p>13.140-001</text:p>
          </table:table-cell>
          <table:table-cell office:value-type="string">
            <text:p>SPARD0PP001</text:p>
          </table:table-cell>
          <table:table-cell office:value-type="string">
            <text:p>Fibra óptica TELEBRAS</text:p>
          </table:table-cell>
          <table:table-cell office:value-type="string">
            <text:p>Rodovia Vereador João Antonio Nunes, n° 2300,km 121 - <text:s/>Capela do Alto</text:p>
          </table:table-cell>
          <table:table-cell office:value-type="string">
            <text:p>Araçoiaba da Serra</text:p>
          </table:table-cell>
          <table:table-cell office:value-type="string">
            <text:p>SP</text:p>
          </table:table-cell>
          <table:table-cell office:value-type="string">
            <text:p>18.195-000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SPCI000005</text:p>
          </table:table-cell>
          <table:table-cell office:value-type="string">
            <text:p>GLOBAL VILLAGE TELECOM LTDA</text:p>
          </table:table-cell>
          <table:table-cell office:value-type="string">
            <text:p>GVT - TATUÍ-ITAPEVA</text:p>
          </table:table-cell>
          <table:table-cell office:value-type="string">
            <text:p>SP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683/2013/4400/4600</text:p>
          </table:table-cell>
          <table:table-cell office:value-type="string">
            <text:p>2012-08-09</text:p>
          </table:table-cell>
          <table:table-cell office:value-type="string">
            <text:p>Contrato</text:p>
          </table:table-cell>
          <table:table-cell office:value-type="string">
            <text:p>2013-09-19</text:p>
          </table:table-cell>
          <table:table-cell office:value-type="string">
            <text:p>SPARD0PP001</text:p>
          </table:table-cell>
          <table:table-cell office:value-type="string">
            <text:p>Fibra óptica TELEBRAS</text:p>
          </table:table-cell>
          <table:table-cell office:value-type="string">
            <text:p>Rodovia Vereador João Antonio Nunes, n° 2300,km 121 - <text:s/>Capela do Alto</text:p>
          </table:table-cell>
          <table:table-cell office:value-type="string">
            <text:p>Araçoiaba da Serra</text:p>
          </table:table-cell>
          <table:table-cell office:value-type="string">
            <text:p>SP</text:p>
          </table:table-cell>
          <table:table-cell office:value-type="string">
            <text:p>18.195-000</text:p>
          </table:table-cell>
          <table:table-cell office:value-type="string">
            <text:p>SPIVA0PP001</text:p>
          </table:table-cell>
          <table:table-cell office:value-type="string">
            <text:p>Fibra óptica TELEBRAS</text:p>
          </table:table-cell>
          <table:table-cell office:value-type="string">
            <text:p>Rod. Francisco Alves Negrão, Km 247 - Estrada de Terra</text:p>
          </table:table-cell>
          <table:table-cell office:value-type="string">
            <text:p>Itapeva</text:p>
          </table:table-cell>
          <table:table-cell office:value-type="string">
            <text:p>SP</text:p>
          </table:table-cell>
          <table:table-cell office:value-type="string">
            <text:p>18.195-000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SPCI000006</text:p>
          </table:table-cell>
          <table:table-cell office:value-type="string">
            <text:p>GLOBAL VILLAGE TELECOM LTDA</text:p>
          </table:table-cell>
          <table:table-cell office:value-type="string">
            <text:p>GVT - REPLAN-PIRASSUNUNGA</text:p>
          </table:table-cell>
          <table:table-cell office:value-type="string">
            <text:p>SP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686/2013/4400/4600</text:p>
          </table:table-cell>
          <table:table-cell office:value-type="string">
            <text:p>2012-08-09</text:p>
          </table:table-cell>
          <table:table-cell office:value-type="string">
            <text:p>Contrato</text:p>
          </table:table-cell>
          <table:table-cell office:value-type="string">
            <text:p>2013-09-19</text:p>
          </table:table-cell>
          <table:table-cell office:value-type="string">
            <text:p>SPPTF0PP001</text:p>
          </table:table-cell>
          <table:table-cell office:value-type="string">
            <text:p>Fibra óptica TELEBRAS</text:p>
          </table:table-cell>
          <table:table-cell office:value-type="string">
            <text:p>Estrada Velha, Km 10, entre Porto Ferreira e Pirassununga</text:p>
          </table:table-cell>
          <table:table-cell office:value-type="string">
            <text:p>Porto Ferreira</text:p>
          </table:table-cell>
          <table:table-cell office:value-type="string">
            <text:p>SP</text:p>
          </table:table-cell>
          <table:table-cell/>
          <table:table-cell office:value-type="string">
            <text:p>SPPLA0PP001</text:p>
          </table:table-cell>
          <table:table-cell office:value-type="string">
            <text:p>Fibra óptica TELEBRAS</text:p>
          </table:table-cell>
          <table:table-cell office:value-type="string">
            <text:p>Rod. SP-332, KM 132, Caixa Postal nº 1</text:p>
          </table:table-cell>
          <table:table-cell office:value-type="string">
            <text:p>Paulínia</text:p>
          </table:table-cell>
          <table:table-cell office:value-type="string">
            <text:p>SP</text:p>
          </table:table-cell>
          <table:table-cell office:value-type="string">
            <text:p>13.140-001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SPCI000008</text:p>
          </table:table-cell>
          <table:table-cell office:value-type="string">
            <text:p>GLOBAL VILLAGE TELECOM LTDA</text:p>
          </table:table-cell>
          <table:table-cell office:value-type="string">
            <text:p>GVT - RIBEIRÃO PRETO-PIRASSUNUNGA</text:p>
          </table:table-cell>
          <table:table-cell office:value-type="string">
            <text:p>SP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689/2013/4400/4600</text:p>
          </table:table-cell>
          <table:table-cell office:value-type="string">
            <text:p>2012-08-09</text:p>
          </table:table-cell>
          <table:table-cell office:value-type="string">
            <text:p>Contrato</text:p>
          </table:table-cell>
          <table:table-cell office:value-type="string">
            <text:p>2013-09-19</text:p>
          </table:table-cell>
          <table:table-cell office:value-type="string">
            <text:p>SPRPO0PP001</text:p>
          </table:table-cell>
          <table:table-cell office:value-type="string">
            <text:p>Fibra óptica TELEBRAS</text:p>
          </table:table-cell>
          <table:table-cell office:value-type="string">
            <text:p>Rod. Alexandre Baibo, <text:s/>SP 328, Km 326,4, Contorno Norte</text:p>
          </table:table-cell>
          <table:table-cell office:value-type="string">
            <text:p>Ribeirão Preto</text:p>
          </table:table-cell>
          <table:table-cell office:value-type="string">
            <text:p>SP</text:p>
          </table:table-cell>
          <table:table-cell office:value-type="string">
            <text:p>14.000-001</text:p>
          </table:table-cell>
          <table:table-cell office:value-type="string">
            <text:p>SPPTF0PP001</text:p>
          </table:table-cell>
          <table:table-cell office:value-type="string">
            <text:p>Fibra óptica TELEBRAS</text:p>
          </table:table-cell>
          <table:table-cell office:value-type="string">
            <text:p>Estrada Velha, Km 10, entre Porto Ferreira e Pirassununga</text:p>
          </table:table-cell>
          <table:table-cell office:value-type="string">
            <text:p>Porto Ferreira</text:p>
          </table:table-cell>
          <table:table-cell office:value-type="string">
            <text:p>SP</text:p>
          </table:table-cell>
          <table:table-cell office:value-type="string">
            <text:p>13.630-001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SPCI000009</text:p>
          </table:table-cell>
          <table:table-cell office:value-type="string">
            <text:p>GLOBAL VILLAGE TELECOM LTDA</text:p>
          </table:table-cell>
          <table:table-cell office:value-type="string">
            <text:p>GVT - S.J.BARRA-RIBEIRÃO PRETO</text:p>
          </table:table-cell>
          <table:table-cell office:value-type="string">
            <text:p>SP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690/2013/4400/4600</text:p>
          </table:table-cell>
          <table:table-cell office:value-type="string">
            <text:p>2012-08-09</text:p>
          </table:table-cell>
          <table:table-cell office:value-type="string">
            <text:p>Contrato</text:p>
          </table:table-cell>
          <table:table-cell office:value-type="string">
            <text:p>2013-09-19</text:p>
          </table:table-cell>
          <table:table-cell office:value-type="string">
            <text:p>SPSQB0PP001</text:p>
          </table:table-cell>
          <table:table-cell office:value-type="string">
            <text:p>Fibra óptica TELEBRAS</text:p>
          </table:table-cell>
          <table:table-cell office:value-type="string">
            <text:p>Estrada Boiadeira, Km 5,4</text:p>
          </table:table-cell>
          <table:table-cell office:value-type="string">
            <text:p>São Joaquim da Barra</text:p>
          </table:table-cell>
          <table:table-cell office:value-type="string">
            <text:p>SP</text:p>
          </table:table-cell>
          <table:table-cell office:value-type="string">
            <text:p>30.000-001</text:p>
          </table:table-cell>
          <table:table-cell office:value-type="string">
            <text:p>SPRPO0PP001</text:p>
          </table:table-cell>
          <table:table-cell office:value-type="string">
            <text:p>Fibra óptica TELEBRAS</text:p>
          </table:table-cell>
          <table:table-cell office:value-type="string">
            <text:p>Rod. Alexandre Baibo, <text:s/>SP 328, Km 326,4, Contorno Norte</text:p>
          </table:table-cell>
          <table:table-cell office:value-type="string">
            <text:p>Ribeirão Preto</text:p>
          </table:table-cell>
          <table:table-cell office:value-type="string">
            <text:p>SP</text:p>
          </table:table-cell>
          <table:table-cell office:value-type="string">
            <text:p>14.000-001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SPCI000010</text:p>
          </table:table-cell>
          <table:table-cell office:value-type="string">
            <text:p>GLOBAL VILLAGE TELECOM LTDA</text:p>
          </table:table-cell>
          <table:table-cell office:value-type="string">
            <text:p>GVT - <text:s/>GUARAREMA-REVAP</text:p>
          </table:table-cell>
          <table:table-cell office:value-type="string">
            <text:p>SP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696/2013/4400/4600</text:p>
          </table:table-cell>
          <table:table-cell office:value-type="string">
            <text:p>2012-08-09</text:p>
          </table:table-cell>
          <table:table-cell office:value-type="string">
            <text:p>Contrato</text:p>
          </table:table-cell>
          <table:table-cell office:value-type="string">
            <text:p>2013-09-19</text:p>
          </table:table-cell>
          <table:table-cell office:value-type="string">
            <text:p>SPGRM0PP001</text:p>
          </table:table-cell>
          <table:table-cell office:value-type="string">
            <text:p>Fibra óptica TELEBRAS</text:p>
          </table:table-cell>
          <table:table-cell office:value-type="string">
            <text:p>Estrada Lagoa Nova, Km 10, S/n, Bairro Ponte Alta</text:p>
          </table:table-cell>
          <table:table-cell office:value-type="string">
            <text:p>Guararema</text:p>
          </table:table-cell>
          <table:table-cell office:value-type="string">
            <text:p>SP</text:p>
          </table:table-cell>
          <table:table-cell office:value-type="string">
            <text:p>08.900-001</text:p>
          </table:table-cell>
          <table:table-cell office:value-type="string">
            <text:p>SPSJC0PP001</text:p>
          </table:table-cell>
          <table:table-cell office:value-type="string">
            <text:p>Fibra óptica TELEBRAS</text:p>
          </table:table-cell>
          <table:table-cell office:value-type="string">
            <text:p>Rod. Presidente Dutra, S/N, Km 143, BR-116, Jd Diamante</text:p>
          </table:table-cell>
          <table:table-cell office:value-type="string">
            <text:p>São josé dos Campos</text:p>
          </table:table-cell>
          <table:table-cell office:value-type="string">
            <text:p>SP</text:p>
          </table:table-cell>
          <table:table-cell office:value-type="string">
            <text:p>12.200-001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SPCI000011</text:p>
          </table:table-cell>
          <table:table-cell office:value-type="string">
            <text:p>GLOBAL VILLAGE TELECOM LTDA</text:p>
          </table:table-cell>
          <table:table-cell office:value-type="string">
            <text:p>GVT - <text:s/>GUARULHOS-GUARAREMA</text:p>
          </table:table-cell>
          <table:table-cell office:value-type="string">
            <text:p>SP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697/2013/4400/4600</text:p>
          </table:table-cell>
          <table:table-cell office:value-type="string">
            <text:p>2012-08-09</text:p>
          </table:table-cell>
          <table:table-cell office:value-type="string">
            <text:p>Contrato</text:p>
          </table:table-cell>
          <table:table-cell office:value-type="string">
            <text:p>2013-09-19</text:p>
          </table:table-cell>
          <table:table-cell office:value-type="string">
            <text:p>SPGRS0PP001</text:p>
          </table:table-cell>
          <table:table-cell office:value-type="string">
            <text:p>Fibra óptica TELEBRAS</text:p>
          </table:table-cell>
          <table:table-cell office:value-type="string">
            <text:p>Estrada Municipal, 692, R. Orlando Bergamo, S/N, Snt Afonso</text:p>
          </table:table-cell>
          <table:table-cell office:value-type="string">
            <text:p>Guarulhos</text:p>
          </table:table-cell>
          <table:table-cell office:value-type="string">
            <text:p>SP</text:p>
          </table:table-cell>
          <table:table-cell office:value-type="string">
            <text:p>07.215-010</text:p>
          </table:table-cell>
          <table:table-cell office:value-type="string">
            <text:p>SPGRM0PP001</text:p>
          </table:table-cell>
          <table:table-cell office:value-type="string">
            <text:p>Fibra óptica TELEBRAS</text:p>
          </table:table-cell>
          <table:table-cell office:value-type="string">
            <text:p>Estrada Lagoa Nova, Km 10, S/n, Bairro Ponte Alta</text:p>
          </table:table-cell>
          <table:table-cell office:value-type="string">
            <text:p>Guararema</text:p>
          </table:table-cell>
          <table:table-cell office:value-type="string">
            <text:p>SP</text:p>
          </table:table-cell>
          <table:table-cell office:value-type="string">
            <text:p>08.900-001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SPCI000012</text:p>
          </table:table-cell>
          <table:table-cell office:value-type="string">
            <text:p>GLOBAL VILLAGE TELECOM LTDA</text:p>
          </table:table-cell>
          <table:table-cell office:value-type="string">
            <text:p>GVT - <text:s/>LORENA-BARRA MANSA</text:p>
          </table:table-cell>
          <table:table-cell office:value-type="string">
            <text:p>SP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698/2013/4400/4600</text:p>
          </table:table-cell>
          <table:table-cell office:value-type="string">
            <text:p>2012-08-09</text:p>
          </table:table-cell>
          <table:table-cell office:value-type="string">
            <text:p>Contrato</text:p>
          </table:table-cell>
          <table:table-cell office:value-type="string">
            <text:p>2013-09-19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Estrada Santa Lucrecia, S/N</text:p>
          </table:table-cell>
          <table:table-cell table:number-columns-repeated="2"/>
          <table:table-cell office:value-type="string">
            <text:p>12.600-0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Estação Barra Mansa</text:p>
          </table:table-cell>
          <table:table-cell table:number-columns-repeated="2"/>
          <table:table-cell office:value-type="string">
            <text:p>27.300-001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SPCI000013</text:p>
          </table:table-cell>
          <table:table-cell office:value-type="string">
            <text:p>GLOBAL VILLAGE TELECOM LTDA</text:p>
          </table:table-cell>
          <table:table-cell office:value-type="string">
            <text:p>GVT - <text:s/>REVAP-LORENA</text:p>
          </table:table-cell>
          <table:table-cell office:value-type="string">
            <text:p>SP</text:p>
          </table:table-cell>
          <table:table-cell office:value-type="string">
            <text:p>CI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699/2013/4400/4600</text:p>
          </table:table-cell>
          <table:table-cell office:value-type="string">
            <text:p>2012-08-09</text:p>
          </table:table-cell>
          <table:table-cell office:value-type="string">
            <text:p>Contrato</text:p>
          </table:table-cell>
          <table:table-cell office:value-type="string">
            <text:p>2013-09-19</text:p>
          </table:table-cell>
          <table:table-cell office:value-type="string">
            <text:p>SPSJC0PP001</text:p>
          </table:table-cell>
          <table:table-cell office:value-type="string">
            <text:p>Fibra óptica TELEBRAS</text:p>
          </table:table-cell>
          <table:table-cell office:value-type="string">
            <text:p>Rod. Presidente Dutra, S/N, Km 143, BR-116, Jd Diamante</text:p>
          </table:table-cell>
          <table:table-cell office:value-type="string">
            <text:p>São josé dos Campos</text:p>
          </table:table-cell>
          <table:table-cell office:value-type="string">
            <text:p>SP</text:p>
          </table:table-cell>
          <table:table-cell office:value-type="string">
            <text:p>12.200-001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Estrada Santa Lucrecia, S/N</text:p>
          </table:table-cell>
          <table:table-cell table:number-columns-repeated="2"/>
          <table:table-cell office:value-type="string">
            <text:p>12.600-001</text:p>
          </table:table-cell>
          <table:table-cell office:value-type="string">
            <text:p>Marcelo Figlarz</text:p>
          </table:table-cell>
          <table:table-cell office:value-type="string">
            <text:p>(41) 3022-9440</text:p>
          </table:table-cell>
          <table:table-cell office:value-type="string">
            <text:p>(41) 8861-3555</text:p>
          </table:table-cell>
          <table:table-cell office:value-type="string">
            <text:p>marcelo.figlarz@gv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MGBL000011</text:p>
          </table:table-cell>
          <table:table-cell office:value-type="string">
            <text:p>IPINFO TELECOM E INFORMÁTICA ME</text:p>
          </table:table-cell>
          <table:table-cell office:value-type="string">
            <text:p>IPINFO</text:p>
          </table:table-cell>
          <table:table-cell office:value-type="string">
            <text:p>MG</text:p>
          </table:table-cell>
          <table:table-cell office:value-type="string">
            <text:p>BL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00219/2013/DC/4600</text:p>
          </table:table-cell>
          <table:table-cell office:value-type="string">
            <text:p>2013-02-15</text:p>
          </table:table-cell>
          <table:table-cell office:value-type="string">
            <text:p>Contrato</text:p>
          </table:table-cell>
          <table:table-cell office:value-type="string">
            <text:p>2013-09-19</text:p>
          </table:table-cell>
          <table:table-cell office:value-type="string">
            <text:p>MGSJBATR001</text:p>
          </table:table-cell>
          <table:table-cell office:value-type="string">
            <text:p>Rádio Cliente</text:p>
          </table:table-cell>
          <table:table-cell office:value-type="string">
            <text:p>ETR - Furnas - MG</text:p>
          </table:table-cell>
          <table:table-cell office:value-type="string">
            <text:p>São José da Barra</text:p>
          </table:table-cell>
          <table:table-cell office:value-type="string">
            <text:p>MG</text:p>
          </table:table-cell>
          <table:table-cell/>
          <table:table-cell office:value-type="string">
            <text:p>MGSJBATR001</text:p>
          </table:table-cell>
          <table:table-cell office:value-type="string">
            <text:p>Rádio Cliente</text:p>
          </table:table-cell>
          <table:table-cell office:value-type="string">
            <text:p>Cliente irá buscar link no ETR</text:p>
          </table:table-cell>
          <table:table-cell office:value-type="string">
            <text:p>São José da Barra</text:p>
          </table:table-cell>
          <table:table-cell office:value-type="string">
            <text:p>MG</text:p>
          </table:table-cell>
          <table:table-cell/>
          <table:table-cell office:value-type="string">
            <text:p>Adriano</text:p>
          </table:table-cell>
          <table:table-cell office:value-type="string">
            <text:p>(35) 3851-1886</text:p>
          </table:table-cell>
          <table:table-cell/>
          <table:table-cell office:value-type="string">
            <text:p>adriano@ipinfo.com.br</text:p>
          </table:table-cell>
          <table:table-cell office:value-type="string">
            <text:p>26704.00</text:p>
          </table:table-cell>
          <table:table-cell office:value-type="string">
            <text:p>2016-01-01</text:p>
          </table:table-cell>
          <table:table-cell table:number-columns-repeated="2" office:value-type="string">
            <text:p>bloqueado</text:p>
          </table:table-cell>
          <table:table-cell/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TOBL000019</text:p>
          </table:table-cell>
          <table:table-cell office:value-type="string">
            <text:p>Vcnetwork Soluções Tecnológicas Ltda ME</text:p>
          </table:table-cell>
          <table:table-cell office:value-type="string">
            <text:p>VCNETWORK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3-05-02</text:p>
          </table:table-cell>
          <table:table-cell office:value-type="string">
            <text:p>Contrato</text:p>
          </table:table-cell>
          <table:table-cell office:value-type="string">
            <text:p>2013-09-05</text:p>
          </table:table-cell>
          <table:table-cell office:value-type="string">
            <text:p>TOPMJ0TR006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Palmas</text:p>
          </table:table-cell>
          <table:table-cell office:value-type="string">
            <text:p>TO</text:p>
          </table:table-cell>
          <table:table-cell/>
          <table:table-cell office:value-type="string">
            <text:p>TOPMJ0TR006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Palmas</text:p>
          </table:table-cell>
          <table:table-cell office:value-type="string">
            <text:p>TO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GBL000013</text:p>
          </table:table-cell>
          <table:table-cell office:value-type="string">
            <text:p>ALPINET INFORMÁTICA LTDA - ME</text:p>
          </table:table-cell>
          <table:table-cell office:value-type="string">
            <text:p>ALPINET</text:p>
          </table:table-cell>
          <table:table-cell office:value-type="string">
            <text:p>MG</text:p>
          </table:table-cell>
          <table:table-cell office:value-type="string">
            <text:p>BL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0239/2013/DC/4600</text:p>
          </table:table-cell>
          <table:table-cell office:value-type="string">
            <text:p>2013-08-26</text:p>
          </table:table-cell>
          <table:table-cell office:value-type="string">
            <text:p>Contrato</text:p>
          </table:table-cell>
          <table:table-cell office:value-type="string">
            <text:p>2013-09-02</text:p>
          </table:table-cell>
          <table:table-cell office:value-type="string">
            <text:p>MGALS0TR002</text:p>
          </table:table-cell>
          <table:table-cell/>
          <table:table-cell office:value-type="string">
            <text:p>Estrada Furnas- Morro Juca Leandro</text:p>
          </table:table-cell>
          <table:table-cell office:value-type="string">
            <text:p>Alpinópolis</text:p>
          </table:table-cell>
          <table:table-cell office:value-type="string">
            <text:p>MG</text:p>
          </table:table-cell>
          <table:table-cell/>
          <table:table-cell office:value-type="string">
            <text:p>MGALS0TR002</text:p>
          </table:table-cell>
          <table:table-cell office:value-type="string">
            <text:p>Rádio TELEBRAS</text:p>
          </table:table-cell>
          <table:table-cell office:value-type="string">
            <text:p>Serra das Torres s/n Zona Rural</text:p>
          </table:table-cell>
          <table:table-cell office:value-type="string">
            <text:p>Alpinópolis</text:p>
          </table:table-cell>
          <table:table-cell office:value-type="string">
            <text:p>MG</text:p>
          </table:table-cell>
          <table:table-cell/>
          <table:table-cell office:value-type="string">
            <text:p>José Sebastião Morreira</text:p>
          </table:table-cell>
          <table:table-cell office:value-type="string">
            <text:p>(35) 3523-2233</text:p>
          </table:table-cell>
          <table:table-cell office:value-type="string">
            <text:p>(35) 8863-9109</text:p>
          </table:table-cell>
          <table:table-cell office:value-type="string">
            <text:p>info@alpinet.com.br</text:p>
          </table:table-cell>
          <table:table-cell office:value-type="string">
            <text:p>3840.5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MGL2000011</text:p>
          </table:table-cell>
          <table:table-cell office:value-type="string">
            <text:p>CEMIG TELECOMUNICAÇÕES S.A.</text:p>
          </table:table-cell>
          <table:table-cell office:value-type="string">
            <text:p>CEMIG BHE-SPO</text:p>
          </table:table-cell>
          <table:table-cell office:value-type="string">
            <text:p>MG</text:p>
          </table:table-cell>
          <table:table-cell office:value-type="string">
            <text:p>L2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497/2013/DC/4400</text:p>
          </table:table-cell>
          <table:table-cell office:value-type="string">
            <text:p>2013-06-27</text:p>
          </table:table-cell>
          <table:table-cell office:value-type="string">
            <text:p>Contrato</text:p>
          </table:table-cell>
          <table:table-cell office:value-type="string">
            <text:p>2013-08-20</text:p>
          </table:table-cell>
          <table:table-cell office:value-type="string">
            <text:p>MGBHE0PP001</text:p>
          </table:table-cell>
          <table:table-cell office:value-type="string">
            <text:p>Fibra óptica TELEBRAS</text:p>
          </table:table-cell>
          <table:table-cell office:value-type="string">
            <text:p>POP da CEMIGTelecom (BHE) - SE-Barreiro - Rua Falcão, <text:s/>n.º722</text:p>
          </table:table-cell>
          <table:table-cell office:value-type="string">
            <text:p>Belo Horizonte</text:p>
          </table:table-cell>
          <table:table-cell office:value-type="string">
            <text:p>MG</text:p>
          </table:table-cell>
          <table:table-cell/>
          <table:table-cell office:value-type="string">
            <text:p>SPBRE0PM002</text:p>
          </table:table-cell>
          <table:table-cell office:value-type="string">
            <text:p>Fibra óptica TELEBRAS</text:p>
          </table:table-cell>
          <table:table-cell office:value-type="string">
            <text:p>ALOG TAMBORÉ <text:s/>Alameda,3641 Tamboré</text:p>
          </table:table-cell>
          <table:table-cell office:value-type="string">
            <text:p>Barueri</text:p>
          </table:table-cell>
          <table:table-cell office:value-type="string">
            <text:p>SP</text:p>
          </table:table-cell>
          <table:table-cell/>
          <table:table-cell office:value-type="string">
            <text:p>Marcelo Teixeira</text:p>
          </table:table-cell>
          <table:table-cell office:value-type="string">
            <text:p>(31) 3307- 6392</text:p>
          </table:table-cell>
          <table:table-cell office:value-type="string">
            <text:p>(31) 8328- 9164</text:p>
          </table:table-cell>
          <table:table-cell office:value-type="string">
            <text:p>marceloteixeira@cemigtelecom.com ou <text:s/>ativacao@cemigtelecom.com</text:p>
          </table:table-cell>
          <table:table-cell office:value-type="string">
            <text:p>72136.4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downgrade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DFAC000016</text:p>
          </table:table-cell>
          <table:table-cell office:value-type="string">
            <text:p>CITEX - CENTRO INTEGRADO DE TELEMÁTICA DO EXÉRCITO</text:p>
          </table:table-cell>
          <table:table-cell office:value-type="string">
            <text:p>CITEX 3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0505/2013/4400/4600</text:p>
          </table:table-cell>
          <table:table-cell office:value-type="string">
            <text:p>2013-07-09</text:p>
          </table:table-cell>
          <table:table-cell office:value-type="string">
            <text:p>Contrato</text:p>
          </table:table-cell>
          <table:table-cell office:value-type="string">
            <text:p>2013-08-20</text:p>
          </table:table-cell>
          <table:table-cell office:value-type="string">
            <text:p>DFBSA0PP001</text:p>
          </table:table-cell>
          <table:table-cell/>
          <table:table-cell office:value-type="string">
            <text:p>POP Brasilia Geral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TC025</text:p>
          </table:table-cell>
          <table:table-cell office:value-type="string">
            <text:p>Fibra óptica TELEBRAS</text:p>
          </table:table-cell>
          <table:table-cell office:value-type="string">
            <text:p>Avenida Duque de Caxias, s/n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Capitão Max Silva Alaluna</text:p>
          </table:table-cell>
          <table:table-cell office:value-type="string">
            <text:p>(61) 3415-7081</text:p>
          </table:table-cell>
          <table:table-cell office:value-type="string">
            <text:p>(61) 8204-6336</text:p>
          </table:table-cell>
          <table:table-cell office:value-type="string">
            <text:p>alaluna@citex.eb.mil.br</text:p>
          </table:table-cell>
          <table:table-cell office:value-type="string">
            <text:p>7218.79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ROAC000002</text:p>
          </table:table-cell>
          <table:table-cell office:value-type="string">
            <text:p>GOVERNO DO ESTADO DE RONDÔNIA</text:p>
          </table:table-cell>
          <table:table-cell office:value-type="string">
            <text:p>GOVERNO RONDONIA</text:p>
          </table:table-cell>
          <table:table-cell office:value-type="string">
            <text:p>RO</text:p>
          </table:table-cell>
          <table:table-cell office:value-type="string">
            <text:p>AC</text:p>
          </table:table-cell>
          <table:table-cell table:number-columns-repeated="2" office:value-type="float" office:value="440">
            <text:p>440</text:p>
          </table:table-cell>
          <table:table-cell office:value-type="string">
            <text:p>0545/2013/DC/4400/4600</text:p>
          </table:table-cell>
          <table:table-cell office:value-type="string">
            <text:p>2013-08-07</text:p>
          </table:table-cell>
          <table:table-cell office:value-type="string">
            <text:p>Contrato</text:p>
          </table:table-cell>
          <table:table-cell office:value-type="string">
            <text:p>2013-08-17</text:p>
          </table:table-cell>
          <table:table-cell office:value-type="string">
            <text:p>ROPVO0PM002</text:p>
          </table:table-cell>
          <table:table-cell/>
          <table:table-cell office:value-type="string">
            <text:p>Av Farquhar, nº 2986 CPA Centro Politico <text:s/>Administrativo de Rondônia</text:p>
          </table:table-cell>
          <table:table-cell office:value-type="string">
            <text:p>Porto Velho</text:p>
          </table:table-cell>
          <table:table-cell office:value-type="string">
            <text:p>RO</text:p>
          </table:table-cell>
          <table:table-cell office:value-type="string">
            <text:p>76.801-470</text:p>
          </table:table-cell>
          <table:table-cell office:value-type="string">
            <text:p>ROPVO0PM002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Porto Velho</text:p>
          </table:table-cell>
          <table:table-cell office:value-type="string">
            <text:p>RO</text:p>
          </table:table-cell>
          <table:table-cell/>
          <table:table-cell office:value-type="string">
            <text:p>Jean Santos Paes</text:p>
          </table:table-cell>
          <table:table-cell/>
          <table:table-cell office:value-type="string">
            <text:p>(69) 8446-0034</text:p>
          </table:table-cell>
          <table:table-cell office:value-type="string">
            <text:p>jeanpaes@detic.ro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DFTX000033</text:p>
          </table:table-cell>
          <table:table-cell office:value-type="string">
            <text:p>RNP - REDE NACIONAL DE ENSINO E PESQUISA</text:p>
          </table:table-cell>
          <table:table-cell office:value-type="string">
            <text:p>RNP <text:s/>BSA-GNA</text:p>
          </table:table-cell>
          <table:table-cell office:value-type="string">
            <text:p>DF</text:p>
          </table:table-cell>
          <table:table-cell office:value-type="string">
            <text:p>TX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0495/2013/4400/4600</text:p>
          </table:table-cell>
          <table:table-cell office:value-type="string">
            <text:p>2013-06-27</text:p>
          </table:table-cell>
          <table:table-cell office:value-type="string">
            <text:p>Contrato</text:p>
          </table:table-cell>
          <table:table-cell office:value-type="string">
            <text:p>2013-08-15</text:p>
          </table:table-cell>
          <table:table-cell office:value-type="string">
            <text:p>DFBSA0TC024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Praça Universitária, s/n - Escola de Engenharia</text:p>
          </table:table-cell>
          <table:table-cell table:number-columns-repeated="3"/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PAAC000002</text:p>
          </table:table-cell>
          <table:table-cell office:value-type="string">
            <text:p>EMPRESA DE PROCESSAMENTO DE DADOS DO ESTADO DO PARA</text:p>
          </table:table-cell>
          <table:table-cell office:value-type="string">
            <text:p>PRODEPA</text:p>
          </table:table-cell>
          <table:table-cell office:value-type="string">
            <text:p>PA</text:p>
          </table:table-cell>
          <table:table-cell office:value-type="string">
            <text:p>AC</text:p>
          </table:table-cell>
          <table:table-cell table:number-columns-repeated="2" office:value-type="float" office:value="530">
            <text:p>530</text:p>
          </table:table-cell>
          <table:table-cell office:value-type="string">
            <text:p>0530/2013/4400/3500</text:p>
          </table:table-cell>
          <table:table-cell office:value-type="string">
            <text:p>2013-08-02</text:p>
          </table:table-cell>
          <table:table-cell office:value-type="string">
            <text:p>Contrato</text:p>
          </table:table-cell>
          <table:table-cell office:value-type="string">
            <text:p>2013-08-14</text:p>
          </table:table-cell>
          <table:table-cell office:value-type="string">
            <text:p>PABLM0PM002</text:p>
          </table:table-cell>
          <table:table-cell/>
          <table:table-cell office:value-type="string">
            <text:p>UNIVERSIDADE FEDERAL DO PARÁ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 office:value-type="string">
            <text:p>66.820-000</text:p>
          </table:table-cell>
          <table:table-cell office:value-type="string">
            <text:p>PABLM0PM002</text:p>
          </table:table-cell>
          <table:table-cell office:value-type="string">
            <text:p>Rádio Cliente</text:p>
          </table:table-cell>
          <table:table-cell office:value-type="string">
            <text:p>Rodovia Augusto Montenegro, Km 10, Centro Administrativo do Estado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 office:value-type="string">
            <text:p>66.820-000</text:p>
          </table:table-cell>
          <table:table-cell office:value-type="string">
            <text:p>Eng. Mauro Augusto M. Galvão</text:p>
          </table:table-cell>
          <table:table-cell office:value-type="string">
            <text:p>(91) 3344-5414</text:p>
          </table:table-cell>
          <table:table-cell/>
          <table:table-cell office:value-type="string">
            <text:p>mauro.galvao@prodepa.pa.gov.br <text:s/>ou <text:s/>mgalvao21@gmail.com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MABL000010</text:p>
          </table:table-cell>
          <table:table-cell office:value-type="string">
            <text:p>JÚPITER TELECOMUNICAÇÕES E INFORMÁTICA <text:s/>LTDA</text:p>
          </table:table-cell>
          <table:table-cell office:value-type="string">
            <text:p>JÚPITER INFORMÁTICA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office:value-type="float" office:value="500">
            <text:p>500</text:p>
          </table:table-cell>
          <table:table-cell office:value-type="float" office:value="400">
            <text:p>400</text:p>
          </table:table-cell>
          <table:table-cell office:value-type="string">
            <text:p>0518/2012/DC/4600</text:p>
          </table:table-cell>
          <table:table-cell office:value-type="string">
            <text:p>2013-05-31</text:p>
          </table:table-cell>
          <table:table-cell office:value-type="string">
            <text:p>Contrato</text:p>
          </table:table-cell>
          <table:table-cell office:value-type="string">
            <text:p>2013-08-14</text:p>
          </table:table-cell>
          <table:table-cell office:value-type="string">
            <text:p>MAITZ0PP001</text:p>
          </table:table-cell>
          <table:table-cell/>
          <table:table-cell office:value-type="string">
            <text:p>POP de Imperatriz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/>
          <table:table-cell office:value-type="string">
            <text:p>MAITZ0PP001</text:p>
          </table:table-cell>
          <table:table-cell office:value-type="string">
            <text:p>Fibra óptica TELEBRAS</text:p>
          </table:table-cell>
          <table:table-cell office:value-type="string">
            <text:p>Cliente busca link na caixa R2 do POP de Imperatriz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/>
          <table:table-cell office:value-type="string">
            <text:p>Luciano Inacio G. Lima</text:p>
          </table:table-cell>
          <table:table-cell office:value-type="string">
            <text:p>(99) 3529-3131</text:p>
          </table:table-cell>
          <table:table-cell office:value-type="string">
            <text:p>(99) 8848-0106</text:p>
          </table:table-cell>
          <table:table-cell office:value-type="string">
            <text:p>luciano@jupiter.com.br</text:p>
          </table:table-cell>
          <table:table-cell office:value-type="string">
            <text:p>47345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ROTX000002</text:p>
          </table:table-cell>
          <table:table-cell office:value-type="string">
            <text:p>ELETROSUL CENTRAIS ELÉTRICAS S.A.</text:p>
          </table:table-cell>
          <table:table-cell office:value-type="string">
            <text:p>ELETROSUL - PVO-ARQ 1</text:p>
          </table:table-cell>
          <table:table-cell office:value-type="string">
            <text:p>RO</text:p>
          </table:table-cell>
          <table:table-cell office:value-type="string">
            <text:p>TX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278/2013/4400/4600</text:p>
          </table:table-cell>
          <table:table-cell office:value-type="string">
            <text:p>2013-05-20</text:p>
          </table:table-cell>
          <table:table-cell office:value-type="string">
            <text:p>Contrato</text:p>
          </table:table-cell>
          <table:table-cell office:value-type="string">
            <text:p>2013-08-12</text:p>
          </table:table-cell>
          <table:table-cell office:value-type="string">
            <text:p>ROPVO0PM001</text:p>
          </table:table-cell>
          <table:table-cell office:value-type="string">
            <text:p>Fibra óptica TELEBRAS</text:p>
          </table:table-cell>
          <table:table-cell office:value-type="string">
            <text:p>Rodovia BR 364 km 732</text:p>
          </table:table-cell>
          <table:table-cell office:value-type="string">
            <text:p>Porto Velho</text:p>
          </table:table-cell>
          <table:table-cell office:value-type="string">
            <text:p>RO</text:p>
          </table:table-cell>
          <table:table-cell/>
          <table:table-cell office:value-type="string">
            <text:p>SPARQ0PP001</text:p>
          </table:table-cell>
          <table:table-cell office:value-type="string">
            <text:p>Fibra óptica TELEBRAS</text:p>
          </table:table-cell>
          <table:table-cell office:value-type="string">
            <text:p>Rodovia Washigton Luiz KM 280, Bairro Lajeado</text:p>
          </table:table-cell>
          <table:table-cell office:value-type="string">
            <text:p>Araraquara</text:p>
          </table:table-cell>
          <table:table-cell office:value-type="string">
            <text:p>SP</text:p>
          </table:table-cell>
          <table:table-cell office:value-type="string">
            <text:p>14.801-970</text:p>
          </table:table-cell>
          <table:table-cell office:value-type="string">
            <text:p>João Henrique da Silva</text:p>
          </table:table-cell>
          <table:table-cell office:value-type="string">
            <text:p>(48) 3231-7651</text:p>
          </table:table-cell>
          <table:table-cell/>
          <table:table-cell office:value-type="string">
            <text:p>joao.henrique@eletrosul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ROTX000003</text:p>
          </table:table-cell>
          <table:table-cell office:value-type="string">
            <text:p>ELETROSUL CENTRAIS ELÉTRICAS S.A.</text:p>
          </table:table-cell>
          <table:table-cell office:value-type="string">
            <text:p>ELETROSUL - PVO-ARQ 2</text:p>
          </table:table-cell>
          <table:table-cell office:value-type="string">
            <text:p>RO</text:p>
          </table:table-cell>
          <table:table-cell office:value-type="string">
            <text:p>TX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279/2013/4400/4600</text:p>
          </table:table-cell>
          <table:table-cell office:value-type="string">
            <text:p>2013-05-20</text:p>
          </table:table-cell>
          <table:table-cell office:value-type="string">
            <text:p>Contrato</text:p>
          </table:table-cell>
          <table:table-cell office:value-type="string">
            <text:p>2013-08-12</text:p>
          </table:table-cell>
          <table:table-cell office:value-type="string">
            <text:p>SPARQ0PP001</text:p>
          </table:table-cell>
          <table:table-cell office:value-type="string">
            <text:p>Fibra óptica Cliente</text:p>
          </table:table-cell>
          <table:table-cell office:value-type="string">
            <text:p>Rodovia Washigton Luiz Km 280,6 - Bairro Lajeado</text:p>
          </table:table-cell>
          <table:table-cell office:value-type="string">
            <text:p>Araraquara</text:p>
          </table:table-cell>
          <table:table-cell office:value-type="string">
            <text:p>SP</text:p>
          </table:table-cell>
          <table:table-cell office:value-type="string">
            <text:p>14.801-970</text:p>
          </table:table-cell>
          <table:table-cell office:value-type="string">
            <text:p>ROPVO0PM001</text:p>
          </table:table-cell>
          <table:table-cell office:value-type="string">
            <text:p>Fibra óptica Cliente</text:p>
          </table:table-cell>
          <table:table-cell office:value-type="string">
            <text:p>Rodovia BR 364, KM 732 - Bairro Centro</text:p>
          </table:table-cell>
          <table:table-cell office:value-type="string">
            <text:p>Porto Velho</text:p>
          </table:table-cell>
          <table:table-cell office:value-type="string">
            <text:p>RO</text:p>
          </table:table-cell>
          <table:table-cell/>
          <table:table-cell office:value-type="string">
            <text:p>João Henrique da Silva</text:p>
          </table:table-cell>
          <table:table-cell office:value-type="string">
            <text:p>(48) 3231-7651</text:p>
          </table:table-cell>
          <table:table-cell/>
          <table:table-cell office:value-type="string">
            <text:p>joao.henrique@eletrosul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SPBL000005</text:p>
          </table:table-cell>
          <table:table-cell office:value-type="string">
            <text:p>NET BARRETOS TECNOLOGIA - ME</text:p>
          </table:table-cell>
          <table:table-cell office:value-type="string">
            <text:p>NET BARRETOS</text:p>
          </table:table-cell>
          <table:table-cell office:value-type="string">
            <text:p>SP</text:p>
          </table:table-cell>
          <table:table-cell office:value-type="string">
            <text:p>BL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0186/2012/DC/4600</text:p>
          </table:table-cell>
          <table:table-cell office:value-type="string">
            <text:p>2012-12-13</text:p>
          </table:table-cell>
          <table:table-cell office:value-type="string">
            <text:p>Contrato</text:p>
          </table:table-cell>
          <table:table-cell office:value-type="string">
            <text:p>2013-08-12</text:p>
          </table:table-cell>
          <table:table-cell office:value-type="string">
            <text:p>SPBRS0TR001</text:p>
          </table:table-cell>
          <table:table-cell/>
          <table:table-cell office:value-type="string">
            <text:p>Entrega do circuito na ETR Barretos</text:p>
          </table:table-cell>
          <table:table-cell office:value-type="string">
            <text:p>Barretos</text:p>
          </table:table-cell>
          <table:table-cell office:value-type="string">
            <text:p>SP</text:p>
          </table:table-cell>
          <table:table-cell/>
          <table:table-cell office:value-type="string">
            <text:p>SPBRS0TR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Barretos</text:p>
          </table:table-cell>
          <table:table-cell office:value-type="string">
            <text:p>SP</text:p>
          </table:table-cell>
          <table:table-cell/>
          <table:table-cell office:value-type="string">
            <text:p>Fernando Henrique</text:p>
          </table:table-cell>
          <table:table-cell office:value-type="string">
            <text:p>(17) 3321- 0030</text:p>
          </table:table-cell>
          <table:table-cell office:value-type="string">
            <text:p>(17) 8135-1535</text:p>
          </table:table-cell>
          <table:table-cell office:value-type="string">
            <text:p>fernando@netbarretos.com.br</text:p>
          </table:table-cell>
          <table:table-cell office:value-type="string">
            <text:p>20916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EBL000002</text:p>
          </table:table-cell>
          <table:table-cell office:value-type="string">
            <text:p>BRISANET PREST. SERV. DE INTERNET </text:p>
          </table:table-cell>
          <table:table-cell office:value-type="string">
            <text:p>BRISANET RUSSAS</text:p>
          </table:table-cell>
          <table:table-cell office:value-type="string">
            <text:p>CE</text:p>
          </table:table-cell>
          <table:table-cell office:value-type="string">
            <text:p>BL</text:p>
          </table:table-cell>
          <table:table-cell office:value-type="float" office:value="2000">
            <text:p>2000</text:p>
          </table:table-cell>
          <table:table-cell office:value-type="float" office:value="1000">
            <text:p>1000</text:p>
          </table:table-cell>
          <table:table-cell office:value-type="string">
            <text:p>0318/2013/DC/4600</text:p>
          </table:table-cell>
          <table:table-cell office:value-type="string">
            <text:p>2013-06-04</text:p>
          </table:table-cell>
          <table:table-cell office:value-type="string">
            <text:p>Contrato</text:p>
          </table:table-cell>
          <table:table-cell office:value-type="string">
            <text:p>2013-08-07</text:p>
          </table:table-cell>
          <table:table-cell office:value-type="string">
            <text:p>CERUS0PP001</text:p>
          </table:table-cell>
          <table:table-cell office:value-type="string">
            <text:p>Fibra óptica TELEBRAS</text:p>
          </table:table-cell>
          <table:table-cell office:value-type="string">
            <text:p>POP Russas - CE</text:p>
          </table:table-cell>
          <table:table-cell office:value-type="string">
            <text:p>Russas</text:p>
          </table:table-cell>
          <table:table-cell office:value-type="string">
            <text:p>CE</text:p>
          </table:table-cell>
          <table:table-cell/>
          <table:table-cell office:value-type="string">
            <text:p>CERUS0PP001</text:p>
          </table:table-cell>
          <table:table-cell office:value-type="string">
            <text:p>Fibra óptica TELEBRAS</text:p>
          </table:table-cell>
          <table:table-cell office:value-type="string">
            <text:p>POP Russas - CE</text:p>
          </table:table-cell>
          <table:table-cell office:value-type="string">
            <text:p>Russas</text:p>
          </table:table-cell>
          <table:table-cell office:value-type="string">
            <text:p>CE</text:p>
          </table:table-cell>
          <table:table-cell/>
          <table:table-cell office:value-type="string">
            <text:p>José Roberto Nogueira</text:p>
          </table:table-cell>
          <table:table-cell office:value-type="string">
            <text:p>(84)3353-3017</text:p>
          </table:table-cell>
          <table:table-cell office:value-type="string">
            <text:p>(84)9962- 6219</text:p>
          </table:table-cell>
          <table:table-cell office:value-type="string">
            <text:p>roberto@brisanet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GOBL000022</text:p>
          </table:table-cell>
          <table:table-cell office:value-type="string">
            <text:p>DYNATEC INFORMATICA LTDA - ME</text:p>
          </table:table-cell>
          <table:table-cell office:value-type="string">
            <text:p>DYNATEC INFO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0502/2013/DC/4600</text:p>
          </table:table-cell>
          <table:table-cell office:value-type="string">
            <text:p>2013-07-08</text:p>
          </table:table-cell>
          <table:table-cell office:value-type="string">
            <text:p>Contrato</text:p>
          </table:table-cell>
          <table:table-cell office:value-type="string">
            <text:p>2013-07-30</text:p>
          </table:table-cell>
          <table:table-cell office:value-type="string">
            <text:p>GOGTB0TR001</text:p>
          </table:table-cell>
          <table:table-cell office:value-type="string">
            <text:p>Rádio TELEBRAS</text:p>
          </table:table-cell>
          <table:table-cell office:value-type="string">
            <text:p>ETR Goiatuba</text:p>
          </table:table-cell>
          <table:table-cell office:value-type="string">
            <text:p>Goiatuba</text:p>
          </table:table-cell>
          <table:table-cell office:value-type="string">
            <text:p>GO</text:p>
          </table:table-cell>
          <table:table-cell/>
          <table:table-cell office:value-type="string">
            <text:p>GOGTB0TR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Goiatuba</text:p>
          </table:table-cell>
          <table:table-cell office:value-type="string">
            <text:p>GO</text:p>
          </table:table-cell>
          <table:table-cell/>
          <table:table-cell office:value-type="string">
            <text:p>Silvio Macari ou Marco Macari</text:p>
          </table:table-cell>
          <table:table-cell office:value-type="string">
            <text:p>(64) 3496-1080</text:p>
          </table:table-cell>
          <table:table-cell office:value-type="string">
            <text:p>(64) 8443-8502</text:p>
          </table:table-cell>
          <table:table-cell office:value-type="string">
            <text:p>macari@dynatec.net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TOBL000017</text:p>
          </table:table-cell>
          <table:table-cell office:value-type="string">
            <text:p>WIN TIME INFORMÁTICA LTDA - EPP</text:p>
          </table:table-cell>
          <table:table-cell office:value-type="string">
            <text:p>WIN TIME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string">
            <text:p>0231/2013/DC/4600</text:p>
          </table:table-cell>
          <table:table-cell office:value-type="string">
            <text:p>2013-04-05</text:p>
          </table:table-cell>
          <table:table-cell office:value-type="string">
            <text:p>Contrato</text:p>
          </table:table-cell>
          <table:table-cell office:value-type="string">
            <text:p>2013-07-30</text:p>
          </table:table-cell>
          <table:table-cell office:value-type="string">
            <text:p>TOCGO0PP001</text:p>
          </table:table-cell>
          <table:table-cell/>
          <table:table-cell office:value-type="string">
            <text:p>Rodovia BR-153, Km 124, Zona Rural - POP Colinas do Tocantins</text:p>
          </table:table-cell>
          <table:table-cell office:value-type="string">
            <text:p>Colinas do Tocantins</text:p>
          </table:table-cell>
          <table:table-cell office:value-type="string">
            <text:p>TO</text:p>
          </table:table-cell>
          <table:table-cell/>
          <table:table-cell office:value-type="string">
            <text:p>TOBDTCTR003</text:p>
          </table:table-cell>
          <table:table-cell office:value-type="string">
            <text:p>Rádio TELEBRAS</text:p>
          </table:table-cell>
          <table:table-cell office:value-type="string">
            <text:p>Fazenda Vale da Serra - Acesso TO 335 - Zona Rural</text:p>
          </table:table-cell>
          <table:table-cell office:value-type="string">
            <text:p>Bandeirantes do Tocantins</text:p>
          </table:table-cell>
          <table:table-cell office:value-type="string">
            <text:p>TO</text:p>
          </table:table-cell>
          <table:table-cell/>
          <table:table-cell office:value-type="string">
            <text:p>Alexsander de Castro Reis</text:p>
          </table:table-cell>
          <table:table-cell office:value-type="string">
            <text:p>(94) 3346-1333</text:p>
          </table:table-cell>
          <table:table-cell office:value-type="string">
            <text:p>(94) 9134-2361</text:p>
          </table:table-cell>
          <table:table-cell office:value-type="string">
            <text:p>flexanet@flexanet.com.br / gestor@flexanet.com.br</text:p>
          </table:table-cell>
          <table:table-cell office:value-type="string">
            <text:p>21942.5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MGL2000003</text:p>
          </table:table-cell>
          <table:table-cell office:value-type="string">
            <text:p>RNP - REDE NACIONAL DE ENSINO E PESQUISA</text:p>
          </table:table-cell>
          <table:table-cell office:value-type="string">
            <text:p>RNP POÇOS DE CALDAS</text:p>
          </table:table-cell>
          <table:table-cell office:value-type="string">
            <text:p>MG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232/2013</text:p>
          </table:table-cell>
          <table:table-cell office:value-type="string">
            <text:p>2013-03-19</text:p>
          </table:table-cell>
          <table:table-cell office:value-type="string">
            <text:p>Contrato</text:p>
          </table:table-cell>
          <table:table-cell office:value-type="string">
            <text:p>2013-07-24</text:p>
          </table:table-cell>
          <table:table-cell office:value-type="string">
            <text:p>MGPCS0TR002</text:p>
          </table:table-cell>
          <table:table-cell office:value-type="string">
            <text:p>Fibra óptica TELEBRAS</text:p>
          </table:table-cell>
          <table:table-cell office:value-type="string">
            <text:p>Rodovia José Aurélio Vilela (BR-267, km 533), 11.999 - Cidade Universitária</text:p>
          </table:table-cell>
          <table:table-cell office:value-type="string">
            <text:p>Poços de Caldas</text:p>
          </table:table-cell>
          <table:table-cell office:value-type="string">
            <text:p>MG</text:p>
          </table:table-cell>
          <table:table-cell office:value-type="string">
            <text:p>37.715-400</text:p>
          </table:table-cell>
          <table:table-cell office:value-type="string">
            <text:p>DFBSA0TC024</text:p>
          </table:table-cell>
          <table:table-cell office:value-type="string">
            <text:p>Fibra óptica TELEBRAS</text:p>
          </table:table-cell>
          <table:table-cell office:value-type="string">
            <text:p>SAS, Q. 05, Lote 06, Bloco H Edifício do IBICT, Sl 700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070-91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388.9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763">
            <text:p>763</text:p>
          </table:table-cell>
          <table:table-cell office:value-type="string">
            <text:p>TOBL000014</text:p>
          </table:table-cell>
          <table:table-cell office:value-type="string">
            <text:p>SERVIÇOS DE COMUNICAÇÕES LTDA</text:p>
          </table:table-cell>
          <table:table-cell office:value-type="string">
            <text:p>MUITO MAIS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150">
            <text:p>150</text:p>
          </table:table-cell>
          <table:table-cell office:value-type="string">
            <text:p>0144/2012/DC/4600</text:p>
          </table:table-cell>
          <table:table-cell office:value-type="string">
            <text:p>2013-02-26</text:p>
          </table:table-cell>
          <table:table-cell office:value-type="string">
            <text:p>Contrato</text:p>
          </table:table-cell>
          <table:table-cell office:value-type="string">
            <text:p>2013-07-23</text:p>
          </table:table-cell>
          <table:table-cell office:value-type="string">
            <text:p>TOARN0PP001</text:p>
          </table:table-cell>
          <table:table-cell/>
          <table:table-cell office:value-type="string">
            <text:p>POP de Araguaina - TO</text:p>
          </table:table-cell>
          <table:table-cell office:value-type="string">
            <text:p>Araguaina</text:p>
          </table:table-cell>
          <table:table-cell office:value-type="string">
            <text:p>TO</text:p>
          </table:table-cell>
          <table:table-cell/>
          <table:table-cell office:value-type="string">
            <text:p>TOARN0TR010</text:p>
          </table:table-cell>
          <table:table-cell office:value-type="string">
            <text:p>Rádio TELEBRAS</text:p>
          </table:table-cell>
          <table:table-cell office:value-type="string">
            <text:p>Av. Bernardo Sayão, 499 - Araguaína</text:p>
          </table:table-cell>
          <table:table-cell office:value-type="string">
            <text:p>Araguaina</text:p>
          </table:table-cell>
          <table:table-cell office:value-type="string">
            <text:p>TO</text:p>
          </table:table-cell>
          <table:table-cell office:value-type="string">
            <text:p>77.818-340</text:p>
          </table:table-cell>
          <table:table-cell office:value-type="string">
            <text:p>Biramar Martins Ferreira Junior</text:p>
          </table:table-cell>
          <table:table-cell office:value-type="string">
            <text:p>(63) 3026-0505</text:p>
          </table:table-cell>
          <table:table-cell office:value-type="string">
            <text:p>(63) 9292-3939</text:p>
          </table:table-cell>
          <table:table-cell office:value-type="string">
            <text:p>biramar@redemulticom.info</text:p>
          </table:table-cell>
          <table:table-cell office:value-type="string">
            <text:p>1125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pend. cliente</text:p>
          </table:table-cell>
          <table:table-cell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RJAC000003</text:p>
          </table:table-cell>
          <table:table-cell table:number-columns-repeated="2" office:value-type="string">
            <text:p>ODEBRECHT</text:p>
          </table:table-cell>
          <table:table-cell office:value-type="string">
            <text:p>RJ</text:p>
          </table:table-cell>
          <table:table-cell office:value-type="string">
            <text:p>AC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0513/2013/DC/4400/4600</text:p>
          </table:table-cell>
          <table:table-cell office:value-type="string">
            <text:p>2013-07-16</text:p>
          </table:table-cell>
          <table:table-cell office:value-type="string">
            <text:p>Contrato</text:p>
          </table:table-cell>
          <table:table-cell office:value-type="string">
            <text:p>2013-07-19</text:p>
          </table:table-cell>
          <table:table-cell office:value-type="string">
            <text:p>RJDQX0PP001</text:p>
          </table:table-cell>
          <table:table-cell table:number-columns-repeated="2"/>
          <table:table-cell office:value-type="string">
            <text:p>Duque de Caxias</text:p>
          </table:table-cell>
          <table:table-cell office:value-type="string">
            <text:p>RJ</text:p>
          </table:table-cell>
          <table:table-cell/>
          <table:table-cell office:value-type="string">
            <text:p>RJRJO0PM004</text:p>
          </table:table-cell>
          <table:table-cell office:value-type="string">
            <text:p>Fibra óptica TELEBRAS</text:p>
          </table:table-cell>
          <table:table-cell office:value-type="string">
            <text:p>Estádio do Marcanã</text:p>
          </table:table-cell>
          <table:table-cell office:value-type="string">
            <text:p>Rio de Janeiro</text:p>
          </table:table-cell>
          <table:table-cell office:value-type="string">
            <text:p>RJ</text:p>
          </table:table-cell>
          <table:table-cell/>
          <table:table-cell office:value-type="string">
            <text:p>Gustavo André Duarte</text:p>
          </table:table-cell>
          <table:table-cell office:value-type="string">
            <text:p>(21) 3616-2583</text:p>
          </table:table-cell>
          <table:table-cell office:value-type="string">
            <text:p>(21) 99669-7896</text:p>
          </table:table-cell>
          <table:table-cell office:value-type="string">
            <text:p>gustavoduarte@odebrecht.com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DFAC000015</text:p>
          </table:table-cell>
          <table:table-cell office:value-type="string">
            <text:p>CITEX - CENTRO INTEGRADO DE TELEMÁTICA DO EXÉRCITO</text:p>
          </table:table-cell>
          <table:table-cell office:value-type="string">
            <text:p>CITEX 2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0504/2013/4400/4600</text:p>
          </table:table-cell>
          <table:table-cell office:value-type="string">
            <text:p>2013-07-09</text:p>
          </table:table-cell>
          <table:table-cell office:value-type="string">
            <text:p>Contrato</text:p>
          </table:table-cell>
          <table:table-cell office:value-type="string">
            <text:p>2013-07-18</text:p>
          </table:table-cell>
          <table:table-cell office:value-type="string">
            <text:p>DFBSA0PP001</text:p>
          </table:table-cell>
          <table:table-cell/>
          <table:table-cell office:value-type="string">
            <text:p>POP Brasilia Geral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TC025</text:p>
          </table:table-cell>
          <table:table-cell office:value-type="string">
            <text:p>Fibra óptica TELEBRAS</text:p>
          </table:table-cell>
          <table:table-cell office:value-type="string">
            <text:p>Avenida Duque de Caxias, s/n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Capitão Max Silva Alaluna</text:p>
          </table:table-cell>
          <table:table-cell office:value-type="string">
            <text:p>(61) 3415-7081</text:p>
          </table:table-cell>
          <table:table-cell office:value-type="string">
            <text:p>(61) 8204-6336</text:p>
          </table:table-cell>
          <table:table-cell office:value-type="string">
            <text:p>alaluna@citex.eb.mil.br</text:p>
          </table:table-cell>
          <table:table-cell office:value-type="string">
            <text:p>7218.6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MGBL000012</text:p>
          </table:table-cell>
          <table:table-cell office:value-type="string">
            <text:p>REDE EXITUS LTDA</text:p>
          </table:table-cell>
          <table:table-cell office:value-type="string">
            <text:p>REDE EXITUS</text:p>
          </table:table-cell>
          <table:table-cell office:value-type="string">
            <text:p>MG</text:p>
          </table:table-cell>
          <table:table-cell office:value-type="string">
            <text:p>BL</text:p>
          </table:table-cell>
          <table:table-cell office:value-type="float" office:value="280">
            <text:p>280</text:p>
          </table:table-cell>
          <table:table-cell office:value-type="float" office:value="250">
            <text:p>250</text:p>
          </table:table-cell>
          <table:table-cell office:value-type="string">
            <text:p>0222/2013/DC/4600</text:p>
          </table:table-cell>
          <table:table-cell office:value-type="string">
            <text:p>2013-02-19</text:p>
          </table:table-cell>
          <table:table-cell office:value-type="string">
            <text:p>Contrato</text:p>
          </table:table-cell>
          <table:table-cell office:value-type="string">
            <text:p>2013-07-11</text:p>
          </table:table-cell>
          <table:table-cell office:value-type="string">
            <text:p>MGSJBATR001</text:p>
          </table:table-cell>
          <table:table-cell/>
          <table:table-cell office:value-type="string">
            <text:p>Estrada Furnas - Morro Juca Leandro/São José da Barra-MG - ETR - Furnas</text:p>
          </table:table-cell>
          <table:table-cell office:value-type="string">
            <text:p>São José da Barra</text:p>
          </table:table-cell>
          <table:table-cell office:value-type="string">
            <text:p>MG</text:p>
          </table:table-cell>
          <table:table-cell/>
          <table:table-cell office:value-type="string">
            <text:p>MGPSO0TR001</text:p>
          </table:table-cell>
          <table:table-cell office:value-type="string">
            <text:p>Rádio TELEBRAS</text:p>
          </table:table-cell>
          <table:table-cell office:value-type="string">
            <text:p>Rodovia MG050 KM 40,3/Passos - MG</text:p>
          </table:table-cell>
          <table:table-cell office:value-type="string">
            <text:p>Passos</text:p>
          </table:table-cell>
          <table:table-cell office:value-type="string">
            <text:p>MG</text:p>
          </table:table-cell>
          <table:table-cell/>
          <table:table-cell office:value-type="string">
            <text:p>André W. S. Mesquita</text:p>
          </table:table-cell>
          <table:table-cell office:value-type="string">
            <text:p>(35) 3526-3838</text:p>
          </table:table-cell>
          <table:table-cell office:value-type="string">
            <text:p>(35) 9956-0250</text:p>
          </table:table-cell>
          <table:table-cell office:value-type="string">
            <text:p>andre@passosnet.com.br</text:p>
          </table:table-cell>
          <table:table-cell office:value-type="string">
            <text:p>17295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downgrade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DFL2000012</text:p>
          </table:table-cell>
          <table:table-cell office:value-type="string">
            <text:p>ELETROSUL CENTRAIS ELÉTRICAS S.A.</text:p>
          </table:table-cell>
          <table:table-cell office:value-type="string">
            <text:p>ELETROSUL LDA-BSA VARIG</text:p>
          </table:table-cell>
          <table:table-cell office:value-type="string">
            <text:p>DF</text:p>
          </table:table-cell>
          <table:table-cell office:value-type="string">
            <text:p>L2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253/2013/DC/4600</text:p>
          </table:table-cell>
          <table:table-cell office:value-type="string">
            <text:p>2013-04-26</text:p>
          </table:table-cell>
          <table:table-cell office:value-type="string">
            <text:p>Contrato</text:p>
          </table:table-cell>
          <table:table-cell office:value-type="string">
            <text:p>2013-07-10</text:p>
          </table:table-cell>
          <table:table-cell office:value-type="string">
            <text:p>PRLDA0PP001</text:p>
          </table:table-cell>
          <table:table-cell office:value-type="string">
            <text:p>Fibra óptica Cliente</text:p>
          </table:table-cell>
          <table:table-cell office:value-type="string">
            <text:p>Subestação Londrina Eletrosul Rodovia Celso Garcia Cid (PR 445) KM 57</text:p>
          </table:table-cell>
          <table:table-cell office:value-type="string">
            <text:p>Londrina</text:p>
          </table:table-cell>
          <table:table-cell office:value-type="string">
            <text:p>PR</text:p>
          </table:table-cell>
          <table:table-cell office:value-type="string">
            <text:p>86.044-764</text:p>
          </table:table-cell>
          <table:table-cell/>
          <table:table-cell office:value-type="string">
            <text:p>Fibra óptica TELEBRAS</text:p>
          </table:table-cell>
          <table:table-cell office:value-type="string">
            <text:p>SCN Quada 04,Bloco B Pétala C Unidade 301 Edifício Centro Empresarial Varig</text:p>
          </table:table-cell>
          <table:table-cell table:number-columns-repeated="2"/>
          <table:table-cell office:value-type="string">
            <text:p>71.215-000</text:p>
          </table:table-cell>
          <table:table-cell office:value-type="string">
            <text:p>João Henrique da Silva</text:p>
          </table:table-cell>
          <table:table-cell office:value-type="string">
            <text:p>(48) 3231-7651</text:p>
          </table:table-cell>
          <table:table-cell/>
          <table:table-cell office:value-type="string">
            <text:p>Joao.henrique@eletrosul.gov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BL000007</text:p>
          </table:table-cell>
          <table:table-cell office:value-type="string">
            <text:p>A. C. VERA FILHO TELECOMUNICAÇÕES E INFORMATICA - ME</text:p>
          </table:table-cell>
          <table:table-cell office:value-type="string">
            <text:p>AC VERA-IMPERATRIZ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2000">
            <text:p>2000</text:p>
          </table:table-cell>
          <table:table-cell office:value-type="string">
            <text:p>00274/2013/DC/4600</text:p>
          </table:table-cell>
          <table:table-cell office:value-type="string">
            <text:p>2013-06-17</text:p>
          </table:table-cell>
          <table:table-cell office:value-type="string">
            <text:p>Contrato</text:p>
          </table:table-cell>
          <table:table-cell office:value-type="string">
            <text:p>2013-07-03</text:p>
          </table:table-cell>
          <table:table-cell office:value-type="string">
            <text:p>MAITZ0PP001</text:p>
          </table:table-cell>
          <table:table-cell/>
          <table:table-cell office:value-type="string">
            <text:p>PoP Imperatriz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/>
          <table:table-cell office:value-type="string">
            <text:p>MAITZ0PP001</text:p>
          </table:table-cell>
          <table:table-cell office:value-type="string">
            <text:p>Fibra óptica Cliente</text:p>
          </table:table-cell>
          <table:table-cell office:value-type="string">
            <text:p>Caixa R2 do POP <text:s/>- Imperatriz-MA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/>
          <table:table-cell office:value-type="string">
            <text:p>Arlindo Carlos Veras Filho</text:p>
          </table:table-cell>
          <table:table-cell office:value-type="string">
            <text:p>(99) 3075-8536</text:p>
          </table:table-cell>
          <table:table-cell office:value-type="string">
            <text:p>(99) 8173-0990</text:p>
          </table:table-cell>
          <table:table-cell office:value-type="string">
            <text:p>netline@netlinebr.com</text:p>
          </table:table-cell>
          <table:table-cell office:value-type="string">
            <text:p>8456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TOBL000010</text:p>
          </table:table-cell>
          <table:table-cell office:value-type="string">
            <text:p>CST SERVIÇOS DE INTERNET LTDA-ME</text:p>
          </table:table-cell>
          <table:table-cell office:value-type="string">
            <text:p>CST INTERNET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office:value-type="float" office:value="1500">
            <text:p>1500</text:p>
          </table:table-cell>
          <table:table-cell office:value-type="float" office:value="700">
            <text:p>700</text:p>
          </table:table-cell>
          <table:table-cell office:value-type="string">
            <text:p>015/2011/DC/4600</text:p>
          </table:table-cell>
          <table:table-cell office:value-type="string">
            <text:p>2013-01-29</text:p>
          </table:table-cell>
          <table:table-cell office:value-type="string">
            <text:p>Contrato</text:p>
          </table:table-cell>
          <table:table-cell office:value-type="string">
            <text:p>2013-07-01</text:p>
          </table:table-cell>
          <table:table-cell office:value-type="string">
            <text:p>TOGUR0TR003</text:p>
          </table:table-cell>
          <table:table-cell/>
          <table:table-cell office:value-type="string">
            <text:p>Ponta A - ETR Gurupi - TO</text:p>
          </table:table-cell>
          <table:table-cell office:value-type="string">
            <text:p>Gurupi</text:p>
          </table:table-cell>
          <table:table-cell office:value-type="string">
            <text:p>TO</text:p>
          </table:table-cell>
          <table:table-cell office:value-type="string">
            <text:p>77.403-020</text:p>
          </table:table-cell>
          <table:table-cell office:value-type="string">
            <text:p>TOGUR0TR003</text:p>
          </table:table-cell>
          <table:table-cell office:value-type="string">
            <text:p>Fibra óptica Cliente</text:p>
          </table:table-cell>
          <table:table-cell office:value-type="string">
            <text:p>Cliente buscará o link via fibra na caixa R2 da <text:s/>ETR de Gurupi - TO</text:p>
          </table:table-cell>
          <table:table-cell office:value-type="string">
            <text:p>Gurupi</text:p>
          </table:table-cell>
          <table:table-cell office:value-type="string">
            <text:p>TO</text:p>
          </table:table-cell>
          <table:table-cell office:value-type="string">
            <text:p>77.403-020</text:p>
          </table:table-cell>
          <table:table-cell office:value-type="string">
            <text:p>Marcelo <text:s/>Marra Assis</text:p>
          </table:table-cell>
          <table:table-cell office:value-type="string">
            <text:p>(63) 3311-5000</text:p>
          </table:table-cell>
          <table:table-cell office:value-type="string">
            <text:p>(63) 8404-5000</text:p>
          </table:table-cell>
          <table:table-cell office:value-type="string">
            <text:p>marcelo@conectlan.net.br</text:p>
          </table:table-cell>
          <table:table-cell office:value-type="string">
            <text:p>675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TOBL000016</text:p>
          </table:table-cell>
          <table:table-cell office:value-type="string">
            <text:p>DELTA BROADBAND TELECOM PROVEDORES INTERNET</text:p>
          </table:table-cell>
          <table:table-cell office:value-type="string">
            <text:p>DELTA BROADBAND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218/2013/DC/4600</text:p>
          </table:table-cell>
          <table:table-cell office:value-type="string">
            <text:p>2013-04-09</text:p>
          </table:table-cell>
          <table:table-cell office:value-type="string">
            <text:p>Contrato</text:p>
          </table:table-cell>
          <table:table-cell office:value-type="string">
            <text:p>2013-06-26</text:p>
          </table:table-cell>
          <table:table-cell office:value-type="string">
            <text:p>TOGUR0TR003</text:p>
          </table:table-cell>
          <table:table-cell table:number-columns-repeated="2"/>
          <table:table-cell office:value-type="string">
            <text:p>Gurupi</text:p>
          </table:table-cell>
          <table:table-cell office:value-type="string">
            <text:p>TO</text:p>
          </table:table-cell>
          <table:table-cell/>
          <table:table-cell office:value-type="string">
            <text:p>TOSCURTR001</text:p>
          </table:table-cell>
          <table:table-cell office:value-type="string">
            <text:p>Rádio TELEBRAS</text:p>
          </table:table-cell>
          <table:table-cell office:value-type="string">
            <text:p>Rua Vila lobos 1180 Jardim Botanico</text:p>
          </table:table-cell>
          <table:table-cell office:value-type="string">
            <text:p>Sucupira</text:p>
          </table:table-cell>
          <table:table-cell office:value-type="string">
            <text:p>TO</text:p>
          </table:table-cell>
          <table:table-cell office:value-type="string">
            <text:p>47.850-000</text:p>
          </table:table-cell>
          <table:table-cell office:value-type="string">
            <text:p>Emerson Paulo Batista</text:p>
          </table:table-cell>
          <table:table-cell office:value-type="string">
            <text:p>(77) 3628-6317</text:p>
          </table:table-cell>
          <table:table-cell office:value-type="string">
            <text:p>(77) 9826-6364 / 9158-0097</text:p>
          </table:table-cell>
          <table:table-cell office:value-type="string">
            <text:p>emerson.araujo@dbt.net.br</text:p>
          </table:table-cell>
          <table:table-cell office:value-type="string">
            <text:p>13295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GOBL000018</text:p>
          </table:table-cell>
          <table:table-cell office:value-type="string">
            <text:p>Ginonet.com.br Provedores de Acesso a Re</text:p>
          </table:table-cell>
          <table:table-cell office:value-type="string">
            <text:p>GINONET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3-02-27</text:p>
          </table:table-cell>
          <table:table-cell office:value-type="string">
            <text:p>Contrato</text:p>
          </table:table-cell>
          <table:table-cell office:value-type="string">
            <text:p>2013-06-26</text:p>
          </table:table-cell>
          <table:table-cell office:value-type="string">
            <text:p>GOGTB0TR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Goiatuba</text:p>
          </table:table-cell>
          <table:table-cell office:value-type="string">
            <text:p>GO</text:p>
          </table:table-cell>
          <table:table-cell/>
          <table:table-cell office:value-type="string">
            <text:p>GOGTB0TR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Goiatuba</text:p>
          </table:table-cell>
          <table:table-cell office:value-type="string">
            <text:p>GO</text:p>
          </table:table-cell>
          <table:table-cell table:number-columns-repeated="5"/>
          <table:table-cell office:value-type="string">
            <text:p>4645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DFBL000014</text:p>
          </table:table-cell>
          <table:table-cell office:value-type="string">
            <text:p>COLINA SERVIÇOS DE TELECOMUNICAÇÕES</text:p>
          </table:table-cell>
          <table:table-cell office:value-type="string">
            <text:p>DFBSA0TR060 - COLINA</text:p>
          </table:table-cell>
          <table:table-cell office:value-type="string">
            <text:p>DF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202/2013/DC/4600</text:p>
          </table:table-cell>
          <table:table-cell office:value-type="string">
            <text:p>2013-04-15</text:p>
          </table:table-cell>
          <table:table-cell office:value-type="string">
            <text:p>Contrato</text:p>
          </table:table-cell>
          <table:table-cell office:value-type="string">
            <text:p>2013-06-21</text:p>
          </table:table-cell>
          <table:table-cell office:value-type="string">
            <text:p>DFBSA0RR022</text:p>
          </table:table-cell>
          <table:table-cell/>
          <table:table-cell office:value-type="string">
            <text:p>ETR SANTA MARIA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TR060</text:p>
          </table:table-cell>
          <table:table-cell office:value-type="string">
            <text:p>Rádio TELEBRAS</text:p>
          </table:table-cell>
          <table:table-cell office:value-type="string">
            <text:p>Quadra 06 EQ. SEE/BC 6 Condominio Santos Dumont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Heitor de Oliveira</text:p>
          </table:table-cell>
          <table:table-cell office:value-type="string">
            <text:p>(61) 3367-2421</text:p>
          </table:table-cell>
          <table:table-cell office:value-type="string">
            <text:p>(61) 9975-3745</text:p>
          </table:table-cell>
          <table:table-cell office:value-type="string">
            <text:p>colinatel@gmail.com</text:p>
          </table:table-cell>
          <table:table-cell office:value-type="string">
            <text:p>2132.02</text:p>
          </table:table-cell>
          <table:table-cell office:value-type="string">
            <text:p>2016-01-01</text:p>
          </table:table-cell>
          <table:table-cell table:number-columns-repeated="2" office:value-type="string">
            <text:p>bloqueado</text:p>
          </table:table-cell>
          <table:table-cell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MAL2000005</text:p>
          </table:table-cell>
          <table:table-cell office:value-type="string">
            <text:p>RNP - REDE NACIONAL DE ENSINO E PESQUISA</text:p>
          </table:table-cell>
          <table:table-cell office:value-type="string">
            <text:p>RNP IMPERATRIZ - UFMA</text:p>
          </table:table-cell>
          <table:table-cell office:value-type="string">
            <text:p>MA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235/2013</text:p>
          </table:table-cell>
          <table:table-cell office:value-type="string">
            <text:p>2013-03-19</text:p>
          </table:table-cell>
          <table:table-cell office:value-type="string">
            <text:p>Contrato</text:p>
          </table:table-cell>
          <table:table-cell office:value-type="string">
            <text:p>2013-06-21</text:p>
          </table:table-cell>
          <table:table-cell office:value-type="string">
            <text:p>MAITZ0TC008</text:p>
          </table:table-cell>
          <table:table-cell office:value-type="string">
            <text:p>Fibra óptica TELEBRAS</text:p>
          </table:table-cell>
          <table:table-cell office:value-type="string">
            <text:p>Rua Urbano Santos, s/n - Centro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 office:value-type="string">
            <text:p>65.900-410</text:p>
          </table:table-cell>
          <table:table-cell office:value-type="string">
            <text:p>PABLM0PM002</text:p>
          </table:table-cell>
          <table:table-cell office:value-type="string">
            <text:p>Fibra óptica TELEBRAS</text:p>
          </table:table-cell>
          <table:table-cell office:value-type="string">
            <text:p>POP RNP Belém - Rua Augusto Corrêa, 01 Guamá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 office:value-type="string">
            <text:p>66.075-11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6190.66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TOL2000005</text:p>
          </table:table-cell>
          <table:table-cell office:value-type="string">
            <text:p>RNP - REDE NACIONAL DE ENSINO E PESQUISA</text:p>
          </table:table-cell>
          <table:table-cell office:value-type="string">
            <text:p>RNP GURUPI - UFT</text:p>
          </table:table-cell>
          <table:table-cell office:value-type="string">
            <text:p>TO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232/2013/4400/4600</text:p>
          </table:table-cell>
          <table:table-cell office:value-type="string">
            <text:p>2013-02-04</text:p>
          </table:table-cell>
          <table:table-cell office:value-type="string">
            <text:p>Contrato</text:p>
          </table:table-cell>
          <table:table-cell office:value-type="string">
            <text:p>2013-06-21</text:p>
          </table:table-cell>
          <table:table-cell office:value-type="string">
            <text:p>TOPMJ0TC005</text:p>
          </table:table-cell>
          <table:table-cell office:value-type="string">
            <text:p>Fibra óptica TELEBRAS</text:p>
          </table:table-cell>
          <table:table-cell office:value-type="string">
            <text:p>Av. NS 15, ALCNO 14, Bloco IV</text:p>
          </table:table-cell>
          <table:table-cell office:value-type="string">
            <text:p>Palmas</text:p>
          </table:table-cell>
          <table:table-cell office:value-type="string">
            <text:p>TO</text:p>
          </table:table-cell>
          <table:table-cell office:value-type="string">
            <text:p>77.020-120</text:p>
          </table:table-cell>
          <table:table-cell office:value-type="string">
            <text:p>TOGUR0TC006</text:p>
          </table:table-cell>
          <table:table-cell office:value-type="string">
            <text:p>Fibra óptica TELEBRAS</text:p>
          </table:table-cell>
          <table:table-cell office:value-type="string">
            <text:p>Rua Padejós, L 7, <text:s/>Chácara 69/72 - Zona Rural</text:p>
          </table:table-cell>
          <table:table-cell office:value-type="string">
            <text:p>Gurupi</text:p>
          </table:table-cell>
          <table:table-cell office:value-type="string">
            <text:p>TO</text:p>
          </table:table-cell>
          <table:table-cell office:value-type="string">
            <text:p>77.402-97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388.9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TOL2000006</text:p>
          </table:table-cell>
          <table:table-cell office:value-type="string">
            <text:p>RNP - REDE NACIONAL DE ENSINO E PESQUISA</text:p>
          </table:table-cell>
          <table:table-cell office:value-type="string">
            <text:p>RNP GURUPI - IFTO</text:p>
          </table:table-cell>
          <table:table-cell office:value-type="string">
            <text:p>TO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256/2013/4400/4600</text:p>
          </table:table-cell>
          <table:table-cell office:value-type="string">
            <text:p>2013-05-06</text:p>
          </table:table-cell>
          <table:table-cell office:value-type="string">
            <text:p>Contrato</text:p>
          </table:table-cell>
          <table:table-cell office:value-type="string">
            <text:p>2013-06-21</text:p>
          </table:table-cell>
          <table:table-cell office:value-type="string">
            <text:p>TOPMJ0TC005</text:p>
          </table:table-cell>
          <table:table-cell office:value-type="string">
            <text:p>Fibra óptica TELEBRAS</text:p>
          </table:table-cell>
          <table:table-cell office:value-type="string">
            <text:p>Av. NS 15, ALCNO 14, Bloco IV</text:p>
          </table:table-cell>
          <table:table-cell office:value-type="string">
            <text:p>Palmas</text:p>
          </table:table-cell>
          <table:table-cell office:value-type="string">
            <text:p>TO</text:p>
          </table:table-cell>
          <table:table-cell office:value-type="string">
            <text:p>77.020-120</text:p>
          </table:table-cell>
          <table:table-cell office:value-type="string">
            <text:p>TOGUR0TC002</text:p>
          </table:table-cell>
          <table:table-cell office:value-type="string">
            <text:p>Fibra óptica TELEBRAS</text:p>
          </table:table-cell>
          <table:table-cell office:value-type="string">
            <text:p>IFTO Gurupi - Alameda Madri, 545 - Jardim Sevilha</text:p>
          </table:table-cell>
          <table:table-cell office:value-type="string">
            <text:p>Gurupi</text:p>
          </table:table-cell>
          <table:table-cell office:value-type="string">
            <text:p>TO</text:p>
          </table:table-cell>
          <table:table-cell office:value-type="string">
            <text:p>77.410-47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5388.9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GOBL000016</text:p>
          </table:table-cell>
          <table:table-cell office:value-type="string">
            <text:p>FLÁVIO GARCIA FERREIRA - ME</text:p>
          </table:table-cell>
          <table:table-cell office:value-type="string">
            <text:p>CAIAPÔNIANET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400">
            <text:p>400</text:p>
          </table:table-cell>
          <table:table-cell office:value-type="string">
            <text:p>00166/2012/DC/4600</text:p>
          </table:table-cell>
          <table:table-cell office:value-type="string">
            <text:p>2013-04-05</text:p>
          </table:table-cell>
          <table:table-cell office:value-type="string">
            <text:p>Contrato</text:p>
          </table:table-cell>
          <table:table-cell office:value-type="string">
            <text:p>2013-06-18</text:p>
          </table:table-cell>
          <table:table-cell office:value-type="string">
            <text:p>GOCON0PP001</text:p>
          </table:table-cell>
          <table:table-cell/>
          <table:table-cell office:value-type="string">
            <text:p>POP Caiponia</text:p>
          </table:table-cell>
          <table:table-cell office:value-type="string">
            <text:p>Caiapônia</text:p>
          </table:table-cell>
          <table:table-cell office:value-type="string">
            <text:p>GO</text:p>
          </table:table-cell>
          <table:table-cell office:value-type="string">
            <text:p>68.511-190</text:p>
          </table:table-cell>
          <table:table-cell office:value-type="string">
            <text:p>GOCON0TR001</text:p>
          </table:table-cell>
          <table:table-cell office:value-type="string">
            <text:p>Rádio TELEBRAS</text:p>
          </table:table-cell>
          <table:table-cell office:value-type="string">
            <text:p>POP Caiponia - GO</text:p>
          </table:table-cell>
          <table:table-cell office:value-type="string">
            <text:p>Caiapônia</text:p>
          </table:table-cell>
          <table:table-cell office:value-type="string">
            <text:p>GO</text:p>
          </table:table-cell>
          <table:table-cell office:value-type="string">
            <text:p>68.511-190</text:p>
          </table:table-cell>
          <table:table-cell office:value-type="string">
            <text:p>Flavio Garcia Ferreira</text:p>
          </table:table-cell>
          <table:table-cell office:value-type="string">
            <text:p>(64) 3663-3220</text:p>
          </table:table-cell>
          <table:table-cell office:value-type="string">
            <text:p>(64) 9997-6351</text:p>
          </table:table-cell>
          <table:table-cell office:value-type="string">
            <text:p>flavio.cpa@caiponia.net.br</text:p>
          </table:table-cell>
          <table:table-cell office:value-type="string">
            <text:p>32024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DFL2000006</text:p>
          </table:table-cell>
          <table:table-cell office:value-type="string">
            <text:p>MINISTÉRIO DA DEFESA</text:p>
          </table:table-cell>
          <table:table-cell office:value-type="string">
            <text:p>MIN. DEFESA - SDR</text:p>
          </table:table-cell>
          <table:table-cell office:value-type="string">
            <text:p>DF</text:p>
          </table:table-cell>
          <table:table-cell office:value-type="string">
            <text:p>L2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267/2013/4400/4600</text:p>
          </table:table-cell>
          <table:table-cell office:value-type="string">
            <text:p>2013-05-13</text:p>
          </table:table-cell>
          <table:table-cell office:value-type="string">
            <text:p>Contrato</text:p>
          </table:table-cell>
          <table:table-cell office:value-type="string">
            <text:p>2013-06-12</text:p>
          </table:table-cell>
          <table:table-cell office:value-type="string">
            <text:p>DFBSA0PM061</text:p>
          </table:table-cell>
          <table:table-cell office:value-type="string">
            <text:p>Fibra óptica TELEBRAS</text:p>
          </table:table-cell>
          <table:table-cell office:value-type="string">
            <text:p>Destacamento de Telecomunicações por Satélite (DTS), SHIS QI 05, Área Especial 12, Lago Sul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1.615-600</text:p>
          </table:table-cell>
          <table:table-cell office:value-type="string">
            <text:p>BASDR0PM012</text:p>
          </table:table-cell>
          <table:table-cell office:value-type="string">
            <text:p>Fibra óptica TELEBRAS</text:p>
          </table:table-cell>
          <table:table-cell office:value-type="string">
            <text:p>Comando do2º Distrito naval(Com 2ºDN),Av.das Naus S/N,Comércio</text:p>
          </table:table-cell>
          <table:table-cell office:value-type="string">
            <text:p>Salvador</text:p>
          </table:table-cell>
          <table:table-cell office:value-type="string">
            <text:p>BA</text:p>
          </table:table-cell>
          <table:table-cell office:value-type="string">
            <text:p>40.015-270</text:p>
          </table:table-cell>
          <table:table-cell office:value-type="string">
            <text:p>Pta A tenente Igor/Pta B Capitão Brandão</text:p>
          </table:table-cell>
          <table:table-cell office:value-type="string">
            <text:p>Pta A (61) 3364-8566/ Pta (71) 8796-3503B</text:p>
          </table:table-cell>
          <table:table-cell table:number-columns-repeated="2"/>
          <table:table-cell office:value-type="string">
            <text:p>7965.47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DFL2000007</text:p>
          </table:table-cell>
          <table:table-cell office:value-type="string">
            <text:p>MINISTÉRIO DA DEFESA</text:p>
          </table:table-cell>
          <table:table-cell office:value-type="string">
            <text:p>MIN. DEFESA - BHE</text:p>
          </table:table-cell>
          <table:table-cell office:value-type="string">
            <text:p>DF</text:p>
          </table:table-cell>
          <table:table-cell office:value-type="string">
            <text:p>L2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268/2013/4400/4600</text:p>
          </table:table-cell>
          <table:table-cell office:value-type="string">
            <text:p>2013-05-13</text:p>
          </table:table-cell>
          <table:table-cell office:value-type="string">
            <text:p>Contrato</text:p>
          </table:table-cell>
          <table:table-cell office:value-type="string">
            <text:p>2013-06-12</text:p>
          </table:table-cell>
          <table:table-cell office:value-type="string">
            <text:p>DFBSA0PM061</text:p>
          </table:table-cell>
          <table:table-cell office:value-type="string">
            <text:p>Fibra óptica TELEBRAS</text:p>
          </table:table-cell>
          <table:table-cell office:value-type="string">
            <text:p>Destacamento de Telecomunicações por Satélite (DTS), SHIS QI 05, Área Especial 12, Lago Sul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1.615-600</text:p>
          </table:table-cell>
          <table:table-cell office:value-type="string">
            <text:p>MGBHE0PM004</text:p>
          </table:table-cell>
          <table:table-cell office:value-type="string">
            <text:p>Fibra óptica TELEBRAS</text:p>
          </table:table-cell>
          <table:table-cell office:value-type="string">
            <text:p>Comando da 4ª Região Militar (4ª RM), Av. <text:s/>Raja Gabaglia 450, Gutierrez</text:p>
          </table:table-cell>
          <table:table-cell office:value-type="string">
            <text:p>Belo Horizonte</text:p>
          </table:table-cell>
          <table:table-cell office:value-type="string">
            <text:p>MG</text:p>
          </table:table-cell>
          <table:table-cell office:value-type="string">
            <text:p>30.441-070</text:p>
          </table:table-cell>
          <table:table-cell office:value-type="string">
            <text:p>Pta A : Tenente Igor/ Major Claúdio</text:p>
          </table:table-cell>
          <table:table-cell office:value-type="string">
            <text:p>Pta A: (61) 3364-8566 / Pta B : (31) 3508-9607</text:p>
          </table:table-cell>
          <table:table-cell table:number-columns-repeated="2"/>
          <table:table-cell office:value-type="string">
            <text:p>6378.2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DFL2000008</text:p>
          </table:table-cell>
          <table:table-cell office:value-type="string">
            <text:p>MINISTÉRIO DA DEFESA</text:p>
          </table:table-cell>
          <table:table-cell office:value-type="string">
            <text:p>MIN. DEFESA - FLA</text:p>
          </table:table-cell>
          <table:table-cell office:value-type="string">
            <text:p>DF</text:p>
          </table:table-cell>
          <table:table-cell office:value-type="string">
            <text:p>L2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271/2013/4400/4600</text:p>
          </table:table-cell>
          <table:table-cell office:value-type="string">
            <text:p>2013-05-13</text:p>
          </table:table-cell>
          <table:table-cell office:value-type="string">
            <text:p>Contrato</text:p>
          </table:table-cell>
          <table:table-cell office:value-type="string">
            <text:p>2013-06-12</text:p>
          </table:table-cell>
          <table:table-cell office:value-type="string">
            <text:p>DFBSA0PM061</text:p>
          </table:table-cell>
          <table:table-cell office:value-type="string">
            <text:p>Fibra óptica TELEBRAS</text:p>
          </table:table-cell>
          <table:table-cell office:value-type="string">
            <text:p>Destacamento de Telecomunicações por Satélite (DTS), SHIS QI 05, Área Especial 12, Lago Sul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1.615-600</text:p>
          </table:table-cell>
          <table:table-cell office:value-type="string">
            <text:p>CEFLA0PM006</text:p>
          </table:table-cell>
          <table:table-cell office:value-type="string">
            <text:p>Fibra óptica TELEBRAS</text:p>
          </table:table-cell>
          <table:table-cell office:value-type="string">
            <text:p>Comando da 10ª Região militar (Cmdo 10ªRM).Av.Alberto Nepomuceno s/n,centro</text:p>
          </table:table-cell>
          <table:table-cell office:value-type="string">
            <text:p>Fortaleza</text:p>
          </table:table-cell>
          <table:table-cell office:value-type="string">
            <text:p>CE</text:p>
          </table:table-cell>
          <table:table-cell/>
          <table:table-cell office:value-type="string">
            <text:p>Pta A: Tenente Igor/ Pta B: Capitão Alexandre</text:p>
          </table:table-cell>
          <table:table-cell office:value-type="string">
            <text:p>Pta A : (61) 3364-8566/Pta B: (85) 3444-7511</text:p>
          </table:table-cell>
          <table:table-cell table:number-columns-repeated="2"/>
          <table:table-cell office:value-type="string">
            <text:p>7965.47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DFL2000009</text:p>
          </table:table-cell>
          <table:table-cell office:value-type="string">
            <text:p>MINISTÉRIO DA DEFESA</text:p>
          </table:table-cell>
          <table:table-cell office:value-type="string">
            <text:p>MIN. DEFESA - RCE</text:p>
          </table:table-cell>
          <table:table-cell office:value-type="string">
            <text:p>DF</text:p>
          </table:table-cell>
          <table:table-cell office:value-type="string">
            <text:p>L2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269/2013/4400/4600</text:p>
          </table:table-cell>
          <table:table-cell office:value-type="string">
            <text:p>2013-05-13</text:p>
          </table:table-cell>
          <table:table-cell office:value-type="string">
            <text:p>Contrato</text:p>
          </table:table-cell>
          <table:table-cell office:value-type="string">
            <text:p>2013-06-12</text:p>
          </table:table-cell>
          <table:table-cell office:value-type="string">
            <text:p>DFBSA0PM061</text:p>
          </table:table-cell>
          <table:table-cell office:value-type="string">
            <text:p>Fibra óptica TELEBRAS</text:p>
          </table:table-cell>
          <table:table-cell office:value-type="string">
            <text:p>Destacamento de Telecomunicações por Satélite (DTS), SHIS QI 05, Área Especial 12, Lago Sul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PERCE0PP001</text:p>
          </table:table-cell>
          <table:table-cell office:value-type="string">
            <text:p>Fibra óptica TELEBRAS</text:p>
          </table:table-cell>
          <table:table-cell office:value-type="string">
            <text:p>Comando Militar do Nordeste (CMNE), Rodovia BR 232, KM 12, Curado</text:p>
          </table:table-cell>
          <table:table-cell office:value-type="string">
            <text:p>Recife</text:p>
          </table:table-cell>
          <table:table-cell office:value-type="string">
            <text:p>PE</text:p>
          </table:table-cell>
          <table:table-cell office:value-type="string">
            <text:p>50.950-000</text:p>
          </table:table-cell>
          <table:table-cell office:value-type="string">
            <text:p>Pta A : Tenente Igor/ Pta B: Major Macson</text:p>
          </table:table-cell>
          <table:table-cell office:value-type="string">
            <text:p>Pta A : (61) 3364-8566/Pta B: (81) 2129-6477</text:p>
          </table:table-cell>
          <table:table-cell table:number-columns-repeated="2"/>
          <table:table-cell office:value-type="string">
            <text:p>8002.78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DFL2000010</text:p>
          </table:table-cell>
          <table:table-cell office:value-type="string">
            <text:p>MINISTÉRIO DA DEFESA</text:p>
          </table:table-cell>
          <table:table-cell office:value-type="string">
            <text:p>MIN. DEFESA - ESP. BLOCO Q</text:p>
          </table:table-cell>
          <table:table-cell office:value-type="string">
            <text:p>DF</text:p>
          </table:table-cell>
          <table:table-cell office:value-type="string">
            <text:p>L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ircuito temporário para</text:p>
          </table:table-cell>
          <table:table-cell office:value-type="string">
            <text:p>2013-05-13</text:p>
          </table:table-cell>
          <table:table-cell office:value-type="string">
            <text:p>Contrato</text:p>
          </table:table-cell>
          <table:table-cell office:value-type="string">
            <text:p>2013-05-23</text:p>
          </table:table-cell>
          <table:table-cell office:value-type="string">
            <text:p>DFBSA0PM043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PM043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5"/>
          <table:table-cell office:value-type="string">
            <text:p>4272.62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DFAC000012</text:p>
          </table:table-cell>
          <table:table-cell office:value-type="string">
            <text:p>EXÉRCITO BRASILEIRO - GABINETE DO COMANDANTE</text:p>
          </table:table-cell>
          <table:table-cell office:value-type="string">
            <text:p>CIE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222/2013/4400/4600</text:p>
          </table:table-cell>
          <table:table-cell office:value-type="string">
            <text:p>2013-03-21</text:p>
          </table:table-cell>
          <table:table-cell office:value-type="string">
            <text:p>Contrato</text:p>
          </table:table-cell>
          <table:table-cell office:value-type="string">
            <text:p>2013-05-15</text:p>
          </table:table-cell>
          <table:table-cell office:value-type="string">
            <text:p>DFBSA0PP001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TC058</text:p>
          </table:table-cell>
          <table:table-cell office:value-type="string">
            <text:p>Fibra óptica Cliente</text:p>
          </table:table-cell>
          <table:table-cell office:value-type="string">
            <text:p>CIE (Centro de Inteligência do Exército) - Avenida Duque de Caxias S/N - SMU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Capitão Weber</text:p>
          </table:table-cell>
          <table:table-cell office:value-type="string">
            <text:p>(61) 3415-5792</text:p>
          </table:table-cell>
          <table:table-cell office:value-type="string">
            <text:p>(61) 8116-8916</text:p>
          </table:table-cell>
          <table:table-cell office:value-type="string">
            <text:p>tenweber@gabcmt.eb.mil.br</text:p>
          </table:table-cell>
          <table:table-cell office:value-type="string">
            <text:p>15834.91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DFAC000013</text:p>
          </table:table-cell>
          <table:table-cell office:value-type="string">
            <text:p>EXÉRCITO BRASILEIRO - GABINETE DO COMANDANTE</text:p>
          </table:table-cell>
          <table:table-cell office:value-type="string">
            <text:p>QGEX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222/2013/4400/4600</text:p>
          </table:table-cell>
          <table:table-cell office:value-type="string">
            <text:p>2013-03-21</text:p>
          </table:table-cell>
          <table:table-cell office:value-type="string">
            <text:p>Contrato</text:p>
          </table:table-cell>
          <table:table-cell office:value-type="string">
            <text:p>2013-05-15</text:p>
          </table:table-cell>
          <table:table-cell office:value-type="string">
            <text:p>DFBSA0PP001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TC059</text:p>
          </table:table-cell>
          <table:table-cell office:value-type="string">
            <text:p>Fibra óptica TELEBRAS</text:p>
          </table:table-cell>
          <table:table-cell office:value-type="string">
            <text:p>GabCmtEx/CComSex - QGEx- Bloco A - 4º Piso - SML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Capitão Weber José Neiva Chaves</text:p>
          </table:table-cell>
          <table:table-cell office:value-type="string">
            <text:p>(61) 3415-5792</text:p>
          </table:table-cell>
          <table:table-cell office:value-type="string">
            <text:p>(61) 8116-8916</text:p>
          </table:table-cell>
          <table:table-cell office:value-type="string">
            <text:p>tenweber@gabcmt.eb.mil.br</text:p>
          </table:table-cell>
          <table:table-cell office:value-type="string">
            <text:p>22541.2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SPBL000003</text:p>
          </table:table-cell>
          <table:table-cell office:value-type="string">
            <text:p>NOROESTECOM TELECOMUNICAÇÕES LTDA</text:p>
          </table:table-cell>
          <table:table-cell office:value-type="string">
            <text:p>NOROESTECOM</text:p>
          </table:table-cell>
          <table:table-cell office:value-type="string">
            <text:p>SP</text:p>
          </table:table-cell>
          <table:table-cell office:value-type="string">
            <text:p>BL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/>
          <table:table-cell office:value-type="string">
            <text:p>2013-02-01</text:p>
          </table:table-cell>
          <table:table-cell office:value-type="string">
            <text:p>Contrato</text:p>
          </table:table-cell>
          <table:table-cell office:value-type="string">
            <text:p>2013-05-13</text:p>
          </table:table-cell>
          <table:table-cell office:value-type="string">
            <text:p>SPBRU0PP001</text:p>
          </table:table-cell>
          <table:table-cell office:value-type="string">
            <text:p>Rádio Cliente</text:p>
          </table:table-cell>
          <table:table-cell/>
          <table:table-cell office:value-type="string">
            <text:p>Bauru</text:p>
          </table:table-cell>
          <table:table-cell office:value-type="string">
            <text:p>SP</text:p>
          </table:table-cell>
          <table:table-cell/>
          <table:table-cell office:value-type="string">
            <text:p>SPBRU0PP001</text:p>
          </table:table-cell>
          <table:table-cell office:value-type="string">
            <text:p>Rádio Cliente</text:p>
          </table:table-cell>
          <table:table-cell/>
          <table:table-cell office:value-type="string">
            <text:p>Bauru</text:p>
          </table:table-cell>
          <table:table-cell office:value-type="string">
            <text:p>SP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DFAC000011</text:p>
          </table:table-cell>
          <table:table-cell office:value-type="string">
            <text:p>PRESIDÊNCIA DA REPÚBLICA</text:p>
          </table:table-cell>
          <table:table-cell office:value-type="string">
            <text:p>PRESIDÊNCIA REPÚBLICA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212/2012/4400/4600</text:p>
          </table:table-cell>
          <table:table-cell office:value-type="string">
            <text:p>2013-01-31</text:p>
          </table:table-cell>
          <table:table-cell office:value-type="string">
            <text:p>Contrato</text:p>
          </table:table-cell>
          <table:table-cell office:value-type="string">
            <text:p>2013-05-09</text:p>
          </table:table-cell>
          <table:table-cell office:value-type="string">
            <text:p>DFBSA0PP001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PM043</text:p>
          </table:table-cell>
          <table:table-cell office:value-type="string">
            <text:p>Fibra óptica TELEBRAS</text:p>
          </table:table-cell>
          <table:table-cell office:value-type="string">
            <text:p>Presidência da República - anexo I,Ala A,sala 107 - Praça dos 3 Poderes - Palácia do Planalto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150-900</text:p>
          </table:table-cell>
          <table:table-cell office:value-type="string">
            <text:p>Marcelo Pinheiro</text:p>
          </table:table-cell>
          <table:table-cell office:value-type="string">
            <text:p>(61) 3411-3131</text:p>
          </table:table-cell>
          <table:table-cell/>
          <table:table-cell office:value-type="string">
            <text:p>marcelo.pinheiro@planalto.com.br</text:p>
          </table:table-cell>
          <table:table-cell office:value-type="string">
            <text:p>18993.6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lteração para AS</text:p>
          </table:table-cell>
          <table:table-cell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GOBL000015</text:p>
          </table:table-cell>
          <table:table-cell office:value-type="string">
            <text:p>TELECOMUNICAÇÕES ALARCÃO E FERNANDES LTDA - ME</text:p>
          </table:table-cell>
          <table:table-cell office:value-type="string">
            <text:p>LARCNET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137/2012/DC/4600</text:p>
          </table:table-cell>
          <table:table-cell office:value-type="string">
            <text:p>2013-01-07</text:p>
          </table:table-cell>
          <table:table-cell office:value-type="string">
            <text:p>Contrato</text:p>
          </table:table-cell>
          <table:table-cell office:value-type="string">
            <text:p>2013-05-06</text:p>
          </table:table-cell>
          <table:table-cell office:value-type="string">
            <text:p>GORVD0TR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Rio Verde</text:p>
          </table:table-cell>
          <table:table-cell office:value-type="string">
            <text:p>GO</text:p>
          </table:table-cell>
          <table:table-cell/>
          <table:table-cell office:value-type="string">
            <text:p>GORVD0TR006</text:p>
          </table:table-cell>
          <table:table-cell office:value-type="string">
            <text:p>Rádio TELEBRAS</text:p>
          </table:table-cell>
          <table:table-cell/>
          <table:table-cell office:value-type="string">
            <text:p>Rio Verde</text:p>
          </table:table-cell>
          <table:table-cell office:value-type="string">
            <text:p>GO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PRAC000002</text:p>
          </table:table-cell>
          <table:table-cell office:value-type="string">
            <text:p>ELETROSUL CENTRAIS ELÉTRICAS S.A.</text:p>
          </table:table-cell>
          <table:table-cell office:value-type="string">
            <text:p>ELETROSUL LONDRINA</text:p>
          </table:table-cell>
          <table:table-cell office:value-type="string">
            <text:p>PR</text:p>
          </table:table-cell>
          <table:table-cell office:value-type="string">
            <text:p>AC</text:p>
          </table:table-cell>
          <table:table-cell table:number-columns-repeated="2" office:value-type="float" office:value="130">
            <text:p>130</text:p>
          </table:table-cell>
          <table:table-cell office:value-type="string">
            <text:p>0198/2013/DC/4600</text:p>
          </table:table-cell>
          <table:table-cell office:value-type="string">
            <text:p>2013-04-12</text:p>
          </table:table-cell>
          <table:table-cell office:value-type="string">
            <text:p>Contrato</text:p>
          </table:table-cell>
          <table:table-cell office:value-type="string">
            <text:p>2013-05-03</text:p>
          </table:table-cell>
          <table:table-cell office:value-type="string">
            <text:p>PRLDA0PP001</text:p>
          </table:table-cell>
          <table:table-cell/>
          <table:table-cell office:value-type="string">
            <text:p>Rodovia Celso Garcia Cid (PR 445) KM 57</text:p>
          </table:table-cell>
          <table:table-cell office:value-type="string">
            <text:p>Londrina</text:p>
          </table:table-cell>
          <table:table-cell office:value-type="string">
            <text:p>PR</text:p>
          </table:table-cell>
          <table:table-cell office:value-type="string">
            <text:p>86.044-764</text:p>
          </table:table-cell>
          <table:table-cell office:value-type="string">
            <text:p>PRLDA0PP001</text:p>
          </table:table-cell>
          <table:table-cell office:value-type="string">
            <text:p>Fibra óptica Cliente</text:p>
          </table:table-cell>
          <table:table-cell office:value-type="string">
            <text:p>Cliente busca no POP Londrina</text:p>
          </table:table-cell>
          <table:table-cell office:value-type="string">
            <text:p>Londrina</text:p>
          </table:table-cell>
          <table:table-cell office:value-type="string">
            <text:p>PR</text:p>
          </table:table-cell>
          <table:table-cell office:value-type="string">
            <text:p>86.044-764</text:p>
          </table:table-cell>
          <table:table-cell office:value-type="string">
            <text:p>Ricardo</text:p>
          </table:table-cell>
          <table:table-cell office:value-type="string">
            <text:p>(43) 3328-6576</text:p>
          </table:table-cell>
          <table:table-cell table:number-columns-repeated="2"/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783">
            <text:p>783</text:p>
          </table:table-cell>
          <table:table-cell office:value-type="string">
            <text:p>MABL000005</text:p>
          </table:table-cell>
          <table:table-cell office:value-type="string">
            <text:p>SPEEDCONNECT- TECNOLOGIA E EQUIPAMENTOS</text:p>
          </table:table-cell>
          <table:table-cell office:value-type="string">
            <text:p>SPEEDCONNECT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string">
            <text:p>055/2013/DC/4600</text:p>
          </table:table-cell>
          <table:table-cell office:value-type="string">
            <text:p>2012-04-05</text:p>
          </table:table-cell>
          <table:table-cell office:value-type="string">
            <text:p>Contrato</text:p>
          </table:table-cell>
          <table:table-cell office:value-type="string">
            <text:p>2013-04-09</text:p>
          </table:table-cell>
          <table:table-cell office:value-type="string">
            <text:p>MAITZ0TR001</text:p>
          </table:table-cell>
          <table:table-cell table:number-columns-repeated="2"/>
          <table:table-cell office:value-type="string">
            <text:p>Imperatriz</text:p>
          </table:table-cell>
          <table:table-cell office:value-type="string">
            <text:p>MA</text:p>
          </table:table-cell>
          <table:table-cell/>
          <table:table-cell office:value-type="string">
            <text:p>MAITZ0TR005</text:p>
          </table:table-cell>
          <table:table-cell office:value-type="string">
            <text:p>Rádio TELEBRAS</text:p>
          </table:table-cell>
          <table:table-cell office:value-type="string">
            <text:p>Avenida Getúlio Vargas, 858A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/>
          <table:table-cell office:value-type="string">
            <text:p>Eduardo Noleto de Freitas</text:p>
          </table:table-cell>
          <table:table-cell office:value-type="string">
            <text:p>(99) 3525-7955</text:p>
          </table:table-cell>
          <table:table-cell office:value-type="string">
            <text:p>(99) 8110- 0666</text:p>
          </table:table-cell>
          <table:table-cell office:value-type="string">
            <text:p>eduardo@speedconnect.com.br</text:p>
          </table:table-cell>
          <table:table-cell office:value-type="string">
            <text:p>20173.5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TOBL000011</text:p>
          </table:table-cell>
          <table:table-cell office:value-type="string">
            <text:p>BRT COMÉRCIO DE PRODUTOS DE INFORMÁTICA LTDA - ME</text:p>
          </table:table-cell>
          <table:table-cell office:value-type="string">
            <text:p>BRT NETWORK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220">
            <text:p>220</text:p>
          </table:table-cell>
          <table:table-cell office:value-type="string">
            <text:p>014/2011/DC/4600</text:p>
          </table:table-cell>
          <table:table-cell office:value-type="string">
            <text:p>2013-01-29</text:p>
          </table:table-cell>
          <table:table-cell office:value-type="string">
            <text:p>Contrato</text:p>
          </table:table-cell>
          <table:table-cell office:value-type="string">
            <text:p>2013-03-27</text:p>
          </table:table-cell>
          <table:table-cell office:value-type="string">
            <text:p>TOGUR0TR003</text:p>
          </table:table-cell>
          <table:table-cell/>
          <table:table-cell office:value-type="string">
            <text:p>UNIVERSIDADE FEDERAL DE TOCANTINS</text:p>
          </table:table-cell>
          <table:table-cell office:value-type="string">
            <text:p>Gurupi</text:p>
          </table:table-cell>
          <table:table-cell office:value-type="string">
            <text:p>TO</text:p>
          </table:table-cell>
          <table:table-cell/>
          <table:table-cell office:value-type="string">
            <text:p>TOGUR0TR004</text:p>
          </table:table-cell>
          <table:table-cell office:value-type="string">
            <text:p>Rádio TELEBRAS</text:p>
          </table:table-cell>
          <table:table-cell office:value-type="string">
            <text:p>Rua Presidente Castelo Branco nº 1347 Centro</text:p>
          </table:table-cell>
          <table:table-cell office:value-type="string">
            <text:p>Gurupi</text:p>
          </table:table-cell>
          <table:table-cell office:value-type="string">
            <text:p>TO</text:p>
          </table:table-cell>
          <table:table-cell office:value-type="string">
            <text:p>77.402-120</text:p>
          </table:table-cell>
          <table:table-cell office:value-type="string">
            <text:p>Clezio Saraiva Tavares</text:p>
          </table:table-cell>
          <table:table-cell office:value-type="string">
            <text:p>(63) 3316-1653</text:p>
          </table:table-cell>
          <table:table-cell office:value-type="string">
            <text:p>(63) 8402-1653</text:p>
          </table:table-cell>
          <table:table-cell office:value-type="string">
            <text:p>contato@brtinformatica.com.br</text:p>
          </table:table-cell>
          <table:table-cell office:value-type="string">
            <text:p>187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em ativação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GOL2000004</text:p>
          </table:table-cell>
          <table:table-cell office:value-type="string">
            <text:p>RNP - REDE NACIONAL DE ENSINO E PESQUISA</text:p>
          </table:table-cell>
          <table:table-cell office:value-type="string">
            <text:p>RNP LUZIÂNIA</text:p>
          </table:table-cell>
          <table:table-cell office:value-type="string">
            <text:p>GO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76/2012/DC/4400/4600</text:p>
          </table:table-cell>
          <table:table-cell office:value-type="string">
            <text:p>2013-03-05</text:p>
          </table:table-cell>
          <table:table-cell office:value-type="string">
            <text:p>Contrato</text:p>
          </table:table-cell>
          <table:table-cell office:value-type="string">
            <text:p>2013-03-25</text:p>
          </table:table-cell>
          <table:table-cell office:value-type="string">
            <text:p>GOLZA0TC002</text:p>
          </table:table-cell>
          <table:table-cell office:value-type="string">
            <text:p>Fibra óptica TELEBRAS</text:p>
          </table:table-cell>
          <table:table-cell office:value-type="string">
            <text:p>Rua São Bartolomeu <text:s/>s/n - Vila Esperança</text:p>
          </table:table-cell>
          <table:table-cell office:value-type="string">
            <text:p>Luziânia</text:p>
          </table:table-cell>
          <table:table-cell office:value-type="string">
            <text:p>GO</text:p>
          </table:table-cell>
          <table:table-cell office:value-type="string">
            <text:p>72.811-580</text:p>
          </table:table-cell>
          <table:table-cell office:value-type="string">
            <text:p>GOGNA0TF009</text:p>
          </table:table-cell>
          <table:table-cell office:value-type="string">
            <text:p>Fibra óptica TELEBRAS</text:p>
          </table:table-cell>
          <table:table-cell office:value-type="string">
            <text:p>Prédio da UFGNet Praça Universitária - s/n - Escola de Engenharia</text:p>
          </table:table-cell>
          <table:table-cell office:value-type="string">
            <text:p>Goiânia</text:p>
          </table:table-cell>
          <table:table-cell office:value-type="string">
            <text:p>GO</text:p>
          </table:table-cell>
          <table:table-cell office:value-type="string">
            <text:p>74.605-22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6302.89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RSIT000001</text:p>
          </table:table-cell>
          <table:table-cell office:value-type="string">
            <text:p>TELECOMUNICACÇÕES BRASILEIRAS S. A. - TELEBRAS</text:p>
          </table:table-cell>
          <table:table-cell office:value-type="string">
            <text:p>TELEBRAS - LAB PAE - TECNOPUC</text:p>
          </table:table-cell>
          <table:table-cell office:value-type="string">
            <text:p>RS</text:p>
          </table:table-cell>
          <table:table-cell office:value-type="string">
            <text:p>AC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string">
            <text:p>2013-03-22</text:p>
          </table:table-cell>
          <table:table-cell office:value-type="string">
            <text:p>Contrato</text:p>
          </table:table-cell>
          <table:table-cell office:value-type="string">
            <text:p>2013-03-22</text:p>
          </table:table-cell>
          <table:table-cell office:value-type="string">
            <text:p>RSPAE0PM003</text:p>
          </table:table-cell>
          <table:table-cell/>
          <table:table-cell office:value-type="string">
            <text:p>PoP PROCERGES</text:p>
          </table:table-cell>
          <table:table-cell office:value-type="string">
            <text:p>Porto Alegre</text:p>
          </table:table-cell>
          <table:table-cell office:value-type="string">
            <text:p>RS</text:p>
          </table:table-cell>
          <table:table-cell table:number-columns-repeated="2"/>
          <table:table-cell office:value-type="string">
            <text:p>Cabo Interno TELEBRAS</text:p>
          </table:table-cell>
          <table:table-cell office:value-type="string">
            <text:p>Av. Ipiranga, 6681 - Prédio 99A - Sala 1102 - <text:s/>Laboratório PUC-RS</text:p>
          </table:table-cell>
          <table:table-cell table:number-columns-repeated="7"/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TOBL000009</text:p>
          </table:table-cell>
          <table:table-cell office:value-type="string">
            <text:p>APANET COMÉRCIO E SERVIÇO DE INTERNET <text:s/>LTDA</text:p>
          </table:table-cell>
          <table:table-cell office:value-type="string">
            <text:p>APANET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40/2012/DC/4600</text:p>
          </table:table-cell>
          <table:table-cell office:value-type="string">
            <text:p>2012-09-18</text:p>
          </table:table-cell>
          <table:table-cell office:value-type="string">
            <text:p>Contrato</text:p>
          </table:table-cell>
          <table:table-cell office:value-type="string">
            <text:p>2013-03-20</text:p>
          </table:table-cell>
          <table:table-cell office:value-type="string">
            <text:p>TOARN0PP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Araguaina</text:p>
          </table:table-cell>
          <table:table-cell office:value-type="string">
            <text:p>TO</text:p>
          </table:table-cell>
          <table:table-cell/>
          <table:table-cell office:value-type="string">
            <text:p>TOARN0PP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Araguaina</text:p>
          </table:table-cell>
          <table:table-cell office:value-type="string">
            <text:p>TO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TOL2000002</text:p>
          </table:table-cell>
          <table:table-cell table:number-columns-repeated="2" office:value-type="string">
            <text:p>UFTO</text:p>
          </table:table-cell>
          <table:table-cell office:value-type="string">
            <text:p>TO</text:p>
          </table:table-cell>
          <table:table-cell office:value-type="string">
            <text:p>L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3-02-04</text:p>
          </table:table-cell>
          <table:table-cell office:value-type="string">
            <text:p>Contrato</text:p>
          </table:table-cell>
          <table:table-cell office:value-type="string">
            <text:p>2013-03-19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786">
            <text:p>786</text:p>
          </table:table-cell>
          <table:table-cell office:value-type="string">
            <text:p>TOBL000012</text:p>
          </table:table-cell>
          <table:table-cell office:value-type="string">
            <text:p>SSPNET Teleinformática</text:p>
          </table:table-cell>
          <table:table-cell office:value-type="string">
            <text:p>SSPNET PARAÍSO TO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3-02-25</text:p>
          </table:table-cell>
          <table:table-cell office:value-type="string">
            <text:p>Contrato</text:p>
          </table:table-cell>
          <table:table-cell office:value-type="string">
            <text:p>2013-03-06</text:p>
          </table:table-cell>
          <table:table-cell office:value-type="string">
            <text:p>TOPIT0TR001</text:p>
          </table:table-cell>
          <table:table-cell office:value-type="string">
            <text:p>Rádio Cliente</text:p>
          </table:table-cell>
          <table:table-cell/>
          <table:table-cell office:value-type="string">
            <text:p>Paraíso do Tocantins</text:p>
          </table:table-cell>
          <table:table-cell office:value-type="string">
            <text:p>TO</text:p>
          </table:table-cell>
          <table:table-cell/>
          <table:table-cell office:value-type="string">
            <text:p>TOPIT0TR001</text:p>
          </table:table-cell>
          <table:table-cell office:value-type="string">
            <text:p>Rádio Cliente</text:p>
          </table:table-cell>
          <table:table-cell/>
          <table:table-cell office:value-type="string">
            <text:p>Paraíso do Tocantins</text:p>
          </table:table-cell>
          <table:table-cell office:value-type="string">
            <text:p>TO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GOL2000001</text:p>
          </table:table-cell>
          <table:table-cell office:value-type="string">
            <text:p>RNP - REDE NACIONAL DE ENSINO E PESQUISA</text:p>
          </table:table-cell>
          <table:table-cell office:value-type="string">
            <text:p>RNP CAMPUS RIO VERDE</text:p>
          </table:table-cell>
          <table:table-cell office:value-type="string">
            <text:p>GO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73/2012/DC/4400/4600</text:p>
          </table:table-cell>
          <table:table-cell office:value-type="string">
            <text:p>2013-02-28</text:p>
          </table:table-cell>
          <table:table-cell office:value-type="string">
            <text:p>Contrato</text:p>
          </table:table-cell>
          <table:table-cell office:value-type="string">
            <text:p>2013-03-05</text:p>
          </table:table-cell>
          <table:table-cell office:value-type="string">
            <text:p>GORVD0TC004</text:p>
          </table:table-cell>
          <table:table-cell office:value-type="string">
            <text:p>Fibra óptica TELEBRAS</text:p>
          </table:table-cell>
          <table:table-cell office:value-type="string">
            <text:p>Rodovia Sul Goiania, KM 01 - Zona Rural</text:p>
          </table:table-cell>
          <table:table-cell office:value-type="string">
            <text:p>Rio Verde</text:p>
          </table:table-cell>
          <table:table-cell office:value-type="string">
            <text:p>GO</text:p>
          </table:table-cell>
          <table:table-cell office:value-type="string">
            <text:p>75.901-970</text:p>
          </table:table-cell>
          <table:table-cell office:value-type="string">
            <text:p>GOGNA0TF009</text:p>
          </table:table-cell>
          <table:table-cell office:value-type="string">
            <text:p>Fibra óptica TELEBRAS</text:p>
          </table:table-cell>
          <table:table-cell office:value-type="string">
            <text:p>Prédio da UFGNet Praça Universitária - s/n - Escola de Engenharia</text:p>
          </table:table-cell>
          <table:table-cell office:value-type="string">
            <text:p>Goiânia</text:p>
          </table:table-cell>
          <table:table-cell office:value-type="string">
            <text:p>GO</text:p>
          </table:table-cell>
          <table:table-cell office:value-type="string">
            <text:p>74.605-22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6302.89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GOL2000002</text:p>
          </table:table-cell>
          <table:table-cell office:value-type="string">
            <text:p>RNP - REDE NACIONAL DE ENSINO E PESQUISA</text:p>
          </table:table-cell>
          <table:table-cell office:value-type="string">
            <text:p>RNP MORRINHOS</text:p>
          </table:table-cell>
          <table:table-cell office:value-type="string">
            <text:p>GO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74/2012/DC/4400/4600</text:p>
          </table:table-cell>
          <table:table-cell office:value-type="string">
            <text:p>2013-03-05</text:p>
          </table:table-cell>
          <table:table-cell office:value-type="string">
            <text:p>Contrato</text:p>
          </table:table-cell>
          <table:table-cell office:value-type="string">
            <text:p>2013-03-05</text:p>
          </table:table-cell>
          <table:table-cell office:value-type="string">
            <text:p>GOMIH0TC003</text:p>
          </table:table-cell>
          <table:table-cell office:value-type="string">
            <text:p>Fibra óptica TELEBRAS</text:p>
          </table:table-cell>
          <table:table-cell office:value-type="string">
            <text:p>Rodovia BR - 153,Km 633 - Zona Rural</text:p>
          </table:table-cell>
          <table:table-cell office:value-type="string">
            <text:p>Morrinhos</text:p>
          </table:table-cell>
          <table:table-cell office:value-type="string">
            <text:p>GO</text:p>
          </table:table-cell>
          <table:table-cell/>
          <table:table-cell office:value-type="string">
            <text:p>GOMIH0TC003</text:p>
          </table:table-cell>
          <table:table-cell office:value-type="string">
            <text:p>Fibra óptica TELEBRAS</text:p>
          </table:table-cell>
          <table:table-cell office:value-type="string">
            <text:p>Prédio da UFGNet Praça Universitária - s/n - Escola de Engenharia</text:p>
          </table:table-cell>
          <table:table-cell office:value-type="string">
            <text:p>Morrinhos</text:p>
          </table:table-cell>
          <table:table-cell office:value-type="string">
            <text:p>GO</text:p>
          </table:table-cell>
          <table:table-cell office:value-type="string">
            <text:p>74.605-22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6302.89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GOL2000003</text:p>
          </table:table-cell>
          <table:table-cell office:value-type="string">
            <text:p>RNP - REDE NACIONAL DE ENSINO E PESQUISA</text:p>
          </table:table-cell>
          <table:table-cell office:value-type="string">
            <text:p>RNP APARECIDA DE GOIÂNIA</text:p>
          </table:table-cell>
          <table:table-cell office:value-type="string">
            <text:p>GO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175/2012/DC/4400/4600</text:p>
          </table:table-cell>
          <table:table-cell office:value-type="string">
            <text:p>2013-03-05</text:p>
          </table:table-cell>
          <table:table-cell office:value-type="string">
            <text:p>Contrato</text:p>
          </table:table-cell>
          <table:table-cell office:value-type="string">
            <text:p>2013-03-05</text:p>
          </table:table-cell>
          <table:table-cell office:value-type="string">
            <text:p>GOACG0TR003</text:p>
          </table:table-cell>
          <table:table-cell office:value-type="string">
            <text:p>Fibra óptica TELEBRAS</text:p>
          </table:table-cell>
          <table:table-cell office:value-type="string">
            <text:p>Rua Murici Verde vale</text:p>
          </table:table-cell>
          <table:table-cell office:value-type="string">
            <text:p>Aparecida de Goiania</text:p>
          </table:table-cell>
          <table:table-cell office:value-type="string">
            <text:p>GO</text:p>
          </table:table-cell>
          <table:table-cell office:value-type="string">
            <text:p>74.926-650</text:p>
          </table:table-cell>
          <table:table-cell office:value-type="string">
            <text:p>GOGNA0TF009</text:p>
          </table:table-cell>
          <table:table-cell office:value-type="string">
            <text:p>Fibra óptica TELEBRAS</text:p>
          </table:table-cell>
          <table:table-cell office:value-type="string">
            <text:p>Prédio da UFGNet Praça Universitária - s/n - Escola de Engenharia</text:p>
          </table:table-cell>
          <table:table-cell office:value-type="string">
            <text:p>Goiânia</text:p>
          </table:table-cell>
          <table:table-cell office:value-type="string">
            <text:p>GO</text:p>
          </table:table-cell>
          <table:table-cell office:value-type="string">
            <text:p>74.605-22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6302.89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GOL2000005</text:p>
          </table:table-cell>
          <table:table-cell office:value-type="string">
            <text:p>RNP - REDE NACIONAL DE ENSINO E PESQUISA</text:p>
          </table:table-cell>
          <table:table-cell office:value-type="string">
            <text:p>RNP ANAPOLIS</text:p>
          </table:table-cell>
          <table:table-cell office:value-type="string">
            <text:p>GO</text:p>
          </table:table-cell>
          <table:table-cell office:value-type="string">
            <text:p>L2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148/2012/DC/4400/4600</text:p>
          </table:table-cell>
          <table:table-cell office:value-type="string">
            <text:p>2013-03-05</text:p>
          </table:table-cell>
          <table:table-cell office:value-type="string">
            <text:p>Contrato</text:p>
          </table:table-cell>
          <table:table-cell office:value-type="string">
            <text:p>2013-03-05</text:p>
          </table:table-cell>
          <table:table-cell office:value-type="string">
            <text:p>GOGNA0TF009</text:p>
          </table:table-cell>
          <table:table-cell office:value-type="string">
            <text:p>Fibra óptica TELEBRAS</text:p>
          </table:table-cell>
          <table:table-cell office:value-type="string">
            <text:p>Prédio da UFGNet Praça Universitária-s/n</text:p>
          </table:table-cell>
          <table:table-cell office:value-type="string">
            <text:p>Goiânia</text:p>
          </table:table-cell>
          <table:table-cell office:value-type="string">
            <text:p>GO</text:p>
          </table:table-cell>
          <table:table-cell office:value-type="string">
            <text:p>74.605-220</text:p>
          </table:table-cell>
          <table:table-cell office:value-type="string">
            <text:p>GOANS0TR003</text:p>
          </table:table-cell>
          <table:table-cell office:value-type="string">
            <text:p>Fibra óptica TELEBRAS</text:p>
          </table:table-cell>
          <table:table-cell office:value-type="string">
            <text:p>Av. Pedro Ludovico s/n, Anexo ao Reni Cury</text:p>
          </table:table-cell>
          <table:table-cell office:value-type="string">
            <text:p>Anápolis</text:p>
          </table:table-cell>
          <table:table-cell office:value-type="string">
            <text:p>GO</text:p>
          </table:table-cell>
          <table:table-cell office:value-type="string">
            <text:p>70.070-910</text:p>
          </table:table-cell>
          <table:table-cell office:value-type="string">
            <text:p>Fábio Rodrigues Ribeiro</text:p>
          </table:table-cell>
          <table:table-cell office:value-type="string">
            <text:p>(21) 2102-9685</text:p>
          </table:table-cell>
          <table:table-cell/>
          <table:table-cell office:value-type="string">
            <text:p>fabio.ribeiro@rnp.br</text:p>
          </table:table-cell>
          <table:table-cell office:value-type="string">
            <text:p>16302.89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MABL000003</text:p>
          </table:table-cell>
          <table:table-cell office:value-type="string">
            <text:p>V.A. DE PAULA SEGUNDO TELECOMUNICAÇÕES - ME</text:p>
          </table:table-cell>
          <table:table-cell office:value-type="string">
            <text:p>DIRECT BANDA LARGA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75">
            <text:p>75</text:p>
          </table:table-cell>
          <table:table-cell office:value-type="string">
            <text:p>038/2012/DC/4600</text:p>
          </table:table-cell>
          <table:table-cell office:value-type="string">
            <text:p>2012-03-01</text:p>
          </table:table-cell>
          <table:table-cell office:value-type="string">
            <text:p>Contrato</text:p>
          </table:table-cell>
          <table:table-cell office:value-type="string">
            <text:p>2013-02-26</text:p>
          </table:table-cell>
          <table:table-cell office:value-type="string">
            <text:p>MAITZ0TR001</text:p>
          </table:table-cell>
          <table:table-cell/>
          <table:table-cell office:value-type="string">
            <text:p>Telebras entrega o circuito no site do cliente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 table:number-columns-repeated="2"/>
          <table:table-cell office:value-type="string">
            <text:p>Rádio TELEBRAS</text:p>
          </table:table-cell>
          <table:table-cell office:value-type="string">
            <text:p>Avenida Dorgival Pinheiro 1278 - Centro</text:p>
          </table:table-cell>
          <table:table-cell table:number-columns-repeated="3"/>
          <table:table-cell office:value-type="string">
            <text:p>Vilmar Aguiar de Paula Segundo</text:p>
          </table:table-cell>
          <table:table-cell office:value-type="string">
            <text:p>(99) 3582-1501</text:p>
          </table:table-cell>
          <table:table-cell office:value-type="string">
            <text:p>(99) 9989-3556</text:p>
          </table:table-cell>
          <table:table-cell office:value-type="string">
            <text:p>vilmar@directbandalarga.com.br</text:p>
          </table:table-cell>
          <table:table-cell office:value-type="string">
            <text:p>100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downgrade</text:p>
          </table:table-cell>
          <table:table-cell/>
        </table:table-row>
        <table:table-row table:style-name="ro1">
          <table:table-cell office:value-type="float" office:value="789">
            <text:p>789</text:p>
          </table:table-cell>
          <table:table-cell office:value-type="string">
            <text:p>MGBL000009</text:p>
          </table:table-cell>
          <table:table-cell office:value-type="string">
            <text:p>TCF - TELECOMUNICAÇÕES CAMPO FLORIDO LTDA</text:p>
          </table:table-cell>
          <table:table-cell office:value-type="string">
            <text:p>TCF TELECOM</text:p>
          </table:table-cell>
          <table:table-cell office:value-type="string">
            <text:p>MG</text:p>
          </table:table-cell>
          <table:table-cell office:value-type="string">
            <text:p>BL</text:p>
          </table:table-cell>
          <table:table-cell table:number-columns-repeated="2" office:value-type="float" office:value="400">
            <text:p>400</text:p>
          </table:table-cell>
          <table:table-cell office:value-type="string">
            <text:p>00093/2012/DC/4600</text:p>
          </table:table-cell>
          <table:table-cell office:value-type="string">
            <text:p>2013-01-15</text:p>
          </table:table-cell>
          <table:table-cell office:value-type="string">
            <text:p>Contrato</text:p>
          </table:table-cell>
          <table:table-cell office:value-type="string">
            <text:p>2013-01-29</text:p>
          </table:table-cell>
          <table:table-cell office:value-type="string">
            <text:p>MGPLU0PP001</text:p>
          </table:table-cell>
          <table:table-cell/>
          <table:table-cell office:value-type="string">
            <text:p>POP Porto Colômbia</text:p>
          </table:table-cell>
          <table:table-cell office:value-type="string">
            <text:p>Planura</text:p>
          </table:table-cell>
          <table:table-cell office:value-type="string">
            <text:p>MG</text:p>
          </table:table-cell>
          <table:table-cell/>
          <table:table-cell office:value-type="string">
            <text:p>MGPLU0PP001</text:p>
          </table:table-cell>
          <table:table-cell office:value-type="string">
            <text:p>Rádio TELEBRAS</text:p>
          </table:table-cell>
          <table:table-cell office:value-type="string">
            <text:p>BR 262/14 KM de Campo Florido sentido Uberaba entre o KM 863 e 864</text:p>
          </table:table-cell>
          <table:table-cell office:value-type="string">
            <text:p>Planura</text:p>
          </table:table-cell>
          <table:table-cell office:value-type="string">
            <text:p>MG</text:p>
          </table:table-cell>
          <table:table-cell office:value-type="string">
            <text:p>38.130-000</text:p>
          </table:table-cell>
          <table:table-cell office:value-type="string">
            <text:p>Carlos Antonio Ferreira</text:p>
          </table:table-cell>
          <table:table-cell office:value-type="string">
            <text:p>(34) 3322-1562</text:p>
          </table:table-cell>
          <table:table-cell office:value-type="string">
            <text:p>(34) 9963-3016</text:p>
          </table:table-cell>
          <table:table-cell office:value-type="string">
            <text:p>carlosradiom@gmail.com</text:p>
          </table:table-cell>
          <table:table-cell office:value-type="string">
            <text:p>23884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MABL000004</text:p>
          </table:table-cell>
          <table:table-cell office:value-type="string">
            <text:p>KARINE NEVES COELHO</text:p>
          </table:table-cell>
          <table:table-cell office:value-type="string">
            <text:p>NIPPONTEC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  <table:table-cell office:value-type="string">
            <text:p>039/2012/DC/4600</text:p>
          </table:table-cell>
          <table:table-cell office:value-type="string">
            <text:p>2012-03-13</text:p>
          </table:table-cell>
          <table:table-cell office:value-type="string">
            <text:p>Contrato</text:p>
          </table:table-cell>
          <table:table-cell office:value-type="string">
            <text:p>2013-01-28</text:p>
          </table:table-cell>
          <table:table-cell office:value-type="string">
            <text:p>MAGJU0PP001</text:p>
          </table:table-cell>
          <table:table-cell/>
          <table:table-cell office:value-type="string">
            <text:p>Cliente busca link em FO no Pop de <text:s/>Grajaú <text:s/>MAGJUOPP001- MA</text:p>
          </table:table-cell>
          <table:table-cell office:value-type="string">
            <text:p>Grajaú</text:p>
          </table:table-cell>
          <table:table-cell office:value-type="string">
            <text:p>MA</text:p>
          </table:table-cell>
          <table:table-cell/>
          <table:table-cell office:value-type="string">
            <text:p>MAGJU0TC002</text:p>
          </table:table-cell>
          <table:table-cell office:value-type="string">
            <text:p>Fibra óptica Cliente</text:p>
          </table:table-cell>
          <table:table-cell office:value-type="string">
            <text:p>Cliente busca link em fibra ETR Grajaú - MA</text:p>
          </table:table-cell>
          <table:table-cell office:value-type="string">
            <text:p>Grajaú</text:p>
          </table:table-cell>
          <table:table-cell office:value-type="string">
            <text:p>MA</text:p>
          </table:table-cell>
          <table:table-cell/>
          <table:table-cell office:value-type="string">
            <text:p>Jose Ulisses Costa Coelho</text:p>
          </table:table-cell>
          <table:table-cell office:value-type="string">
            <text:p>(99) 3541-7119</text:p>
          </table:table-cell>
          <table:table-cell office:value-type="string">
            <text:p>(99) 9 8831-7119</text:p>
          </table:table-cell>
          <table:table-cell office:value-type="string">
            <text:p>ulisses@nippontec.net</text:p>
          </table:table-cell>
          <table:table-cell office:value-type="string">
            <text:p>84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downgrade</text:p>
          </table:table-cell>
          <table:table-cell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GOBL000012</text:p>
          </table:table-cell>
          <table:table-cell office:value-type="string">
            <text:p>PREFEITURA MUNICIPAL DE ANÁPOLIS</text:p>
          </table:table-cell>
          <table:table-cell office:value-type="string">
            <text:p>PREFEITURA ANÁPOLIS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64">
            <text:p>64</text:p>
          </table:table-cell>
          <table:table-cell office:value-type="string">
            <text:p>113/2012/DC/4600</text:p>
          </table:table-cell>
          <table:table-cell office:value-type="string">
            <text:p>2012-08-03</text:p>
          </table:table-cell>
          <table:table-cell office:value-type="string">
            <text:p>Contrato</text:p>
          </table:table-cell>
          <table:table-cell office:value-type="string">
            <text:p>2013-01-22</text:p>
          </table:table-cell>
          <table:table-cell office:value-type="string">
            <text:p>GOANS0TR006</text:p>
          </table:table-cell>
          <table:table-cell table:number-columns-repeated="2"/>
          <table:table-cell office:value-type="string">
            <text:p>Anápolis</text:p>
          </table:table-cell>
          <table:table-cell office:value-type="string">
            <text:p>GO</text:p>
          </table:table-cell>
          <table:table-cell/>
          <table:table-cell office:value-type="string">
            <text:p>GOANS0TR005</text:p>
          </table:table-cell>
          <table:table-cell office:value-type="string">
            <text:p>Rádio Cliente</text:p>
          </table:table-cell>
          <table:table-cell office:value-type="string">
            <text:p>POP UFGO (RNP Anapolis)</text:p>
          </table:table-cell>
          <table:table-cell office:value-type="string">
            <text:p>Anápolis</text:p>
          </table:table-cell>
          <table:table-cell office:value-type="string">
            <text:p>GO</text:p>
          </table:table-cell>
          <table:table-cell/>
          <table:table-cell office:value-type="string">
            <text:p>Mario Sergio Moreira</text:p>
          </table:table-cell>
          <table:table-cell office:value-type="string">
            <text:p>(62) 3902- 2882</text:p>
          </table:table-cell>
          <table:table-cell office:value-type="string">
            <text:p>(62) 8581- 8185</text:p>
          </table:table-cell>
          <table:table-cell office:value-type="string">
            <text:p>mariosergio@anapolis.go.gov.br</text:p>
          </table:table-cell>
          <table:table-cell office:value-type="string">
            <text:p>7045.1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desbloqueado</text:p>
          </table:table-cell>
          <table:table-cell/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DFAC000009</text:p>
          </table:table-cell>
          <table:table-cell office:value-type="string">
            <text:p>RNP - REDE NACIONAL DE ENSINO E PESQUISA</text:p>
          </table:table-cell>
          <table:table-cell office:value-type="string">
            <text:p>RNP BRASILIA - INTERNET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3-01-22</text:p>
          </table:table-cell>
          <table:table-cell office:value-type="string">
            <text:p>DFBSA0TC024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2"/>
          <table:table-cell office:value-type="string">
            <text:p>Fibra óptica TELEBRAS</text:p>
          </table:table-cell>
          <table:table-cell table:number-columns-repeated="8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TOBL000008</text:p>
          </table:table-cell>
          <table:table-cell office:value-type="string">
            <text:p>ONDA G NETWORK TELECOMUNICAÇÕES LTDA</text:p>
          </table:table-cell>
          <table:table-cell office:value-type="string">
            <text:p>ONDA G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16/2011/DC/4600</text:p>
          </table:table-cell>
          <table:table-cell office:value-type="string">
            <text:p>2012-10-16</text:p>
          </table:table-cell>
          <table:table-cell office:value-type="string">
            <text:p>Contrato</text:p>
          </table:table-cell>
          <table:table-cell office:value-type="string">
            <text:p>2012-12-27</text:p>
          </table:table-cell>
          <table:table-cell office:value-type="string">
            <text:p>TOPIT0PP001</text:p>
          </table:table-cell>
          <table:table-cell table:number-columns-repeated="2"/>
          <table:table-cell office:value-type="string">
            <text:p>Paraíso do Tocantins</text:p>
          </table:table-cell>
          <table:table-cell office:value-type="string">
            <text:p>TO</text:p>
          </table:table-cell>
          <table:table-cell/>
          <table:table-cell office:value-type="string">
            <text:p>TOPIT0TR001</text:p>
          </table:table-cell>
          <table:table-cell office:value-type="string">
            <text:p>Rádio TELEBRAS</text:p>
          </table:table-cell>
          <table:table-cell office:value-type="string">
            <text:p>ETR Paraíso do Tocantins</text:p>
          </table:table-cell>
          <table:table-cell office:value-type="string">
            <text:p>Paraíso do Tocantins</text:p>
          </table:table-cell>
          <table:table-cell office:value-type="string">
            <text:p>TO</text:p>
          </table:table-cell>
          <table:table-cell/>
          <table:table-cell office:value-type="string">
            <text:p>José Eduardo dos Santos Paiva</text:p>
          </table:table-cell>
          <table:table-cell office:value-type="string">
            <text:p>(63) 3602-2525</text:p>
          </table:table-cell>
          <table:table-cell office:value-type="string">
            <text:p>(63) 8444-1332</text:p>
          </table:table-cell>
          <table:table-cell office:value-type="string">
            <text:p>jeduardopaiva@gmail.com</text:p>
          </table:table-cell>
          <table:table-cell office:value-type="string">
            <text:p>4549.92</text:p>
          </table:table-cell>
          <table:table-cell office:value-type="string">
            <text:p>2016-01-01</text:p>
          </table:table-cell>
          <table:table-cell table:number-columns-repeated="2" office:value-type="string">
            <text:p>bloqueado</text:p>
          </table:table-cell>
          <table:table-cell/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GOTST00001</text:p>
          </table:table-cell>
          <table:table-cell office:value-type="string">
            <text:p>VILA RESIDENCIAL SUBESTAÇÃO BANDEIRANTES</text:p>
          </table:table-cell>
          <table:table-cell office:value-type="string">
            <text:p>VILA SE BANDEIRANTES</text:p>
          </table:table-cell>
          <table:table-cell office:value-type="string">
            <text:p>GO</text:p>
          </table:table-cell>
          <table:table-cell office:value-type="string">
            <text:p>AC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Acordo Engenharia Acesso</text:p>
          </table:table-cell>
          <table:table-cell office:value-type="string">
            <text:p>2012-12-10</text:p>
          </table:table-cell>
          <table:table-cell office:value-type="string">
            <text:p>Contrato</text:p>
          </table:table-cell>
          <table:table-cell office:value-type="string">
            <text:p>2012-12-21</text:p>
          </table:table-cell>
          <table:table-cell office:value-type="string">
            <text:p>GOACG0PP001</text:p>
          </table:table-cell>
          <table:table-cell/>
          <table:table-cell office:value-type="string">
            <text:p>Estação de Bandeirantes em GO</text:p>
          </table:table-cell>
          <table:table-cell office:value-type="string">
            <text:p>Aparecida de Goiania</text:p>
          </table:table-cell>
          <table:table-cell office:value-type="string">
            <text:p>GO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VILA RESIDENCIAL SUBESTAÇÃO BANDEIRANTES</text:p>
          </table:table-cell>
          <table:table-cell table:number-columns-repeated="3"/>
          <table:table-cell office:value-type="string">
            <text:p>Luiz Geraldo Rocha Faria de Oliveira (Engenharia de Acesso)</text:p>
          </table:table-cell>
          <table:table-cell office:value-type="string">
            <text:p>61 2027-1606</text:p>
          </table:table-cell>
          <table:table-cell/>
          <table:table-cell office:value-type="string">
            <text:p>luiz.oliveira@telebras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MGBL000008</text:p>
          </table:table-cell>
          <table:table-cell office:value-type="string">
            <text:p>Comarca Piumhi Ltda</text:p>
          </table:table-cell>
          <table:table-cell office:value-type="string">
            <text:p>COMARCA PIUMHI - FURNAS</text:p>
          </table:table-cell>
          <table:table-cell office:value-type="string">
            <text:p>MG</text:p>
          </table:table-cell>
          <table:table-cell office:value-type="string">
            <text:p>BL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string">
            <text:p>0134/2012/DC/4600</text:p>
          </table:table-cell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2-12-17</text:p>
          </table:table-cell>
          <table:table-cell office:value-type="string">
            <text:p>MGSJBATR001</text:p>
          </table:table-cell>
          <table:table-cell office:value-type="string">
            <text:p>Rádio Cliente</text:p>
          </table:table-cell>
          <table:table-cell/>
          <table:table-cell office:value-type="string">
            <text:p>São José da Barra</text:p>
          </table:table-cell>
          <table:table-cell office:value-type="string">
            <text:p>MG</text:p>
          </table:table-cell>
          <table:table-cell/>
          <table:table-cell office:value-type="string">
            <text:p>MGSJBATR001</text:p>
          </table:table-cell>
          <table:table-cell office:value-type="string">
            <text:p>Rádio Cliente</text:p>
          </table:table-cell>
          <table:table-cell/>
          <table:table-cell office:value-type="string">
            <text:p>São José da Barra</text:p>
          </table:table-cell>
          <table:table-cell office:value-type="string">
            <text:p>MG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MGBL000005</text:p>
          </table:table-cell>
          <table:table-cell office:value-type="string">
            <text:p>LAGOS NET INTERNET BANDA LARGA LTDA</text:p>
          </table:table-cell>
          <table:table-cell office:value-type="string">
            <text:p>LAGOS NET</text:p>
          </table:table-cell>
          <table:table-cell office:value-type="string">
            <text:p>MG</text:p>
          </table:table-cell>
          <table:table-cell office:value-type="string">
            <text:p>BL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01261/2014/DC/4600</text:p>
          </table:table-cell>
          <table:table-cell office:value-type="string">
            <text:p>2012-10-23</text:p>
          </table:table-cell>
          <table:table-cell office:value-type="string">
            <text:p>Contrato</text:p>
          </table:table-cell>
          <table:table-cell office:value-type="string">
            <text:p>2012-12-10</text:p>
          </table:table-cell>
          <table:table-cell office:value-type="string">
            <text:p>MGSJBATR001</text:p>
          </table:table-cell>
          <table:table-cell/>
          <table:table-cell office:value-type="string">
            <text:p>rua Cel. Lourenço Belo, 530 Centro</text:p>
          </table:table-cell>
          <table:table-cell office:value-type="string">
            <text:p>São José da Barra</text:p>
          </table:table-cell>
          <table:table-cell office:value-type="string">
            <text:p>MG</text:p>
          </table:table-cell>
          <table:table-cell/>
          <table:table-cell office:value-type="string">
            <text:p>MGSJBATR001</text:p>
          </table:table-cell>
          <table:table-cell office:value-type="string">
            <text:p>Rádio TELEBRAS</text:p>
          </table:table-cell>
          <table:table-cell office:value-type="string">
            <text:p>Cliente busca Link na ETR Furnas - MG</text:p>
          </table:table-cell>
          <table:table-cell office:value-type="string">
            <text:p>São José da Barra</text:p>
          </table:table-cell>
          <table:table-cell office:value-type="string">
            <text:p>MG</text:p>
          </table:table-cell>
          <table:table-cell/>
          <table:table-cell office:value-type="string">
            <text:p>Dener Machado Silva</text:p>
          </table:table-cell>
          <table:table-cell office:value-type="string">
            <text:p>(37) 3373-2341</text:p>
          </table:table-cell>
          <table:table-cell office:value-type="string">
            <text:p>(37) 8823-5530</text:p>
          </table:table-cell>
          <table:table-cell office:value-type="string">
            <text:p>lagos_net@hotmail.com</text:p>
          </table:table-cell>
          <table:table-cell office:value-type="string">
            <text:p>745.2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downgrade</text:p>
          </table:table-cell>
          <table:table-cell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MGBL000006</text:p>
          </table:table-cell>
          <table:table-cell office:value-type="string">
            <text:p>Nippy Net Informática Ltda</text:p>
          </table:table-cell>
          <table:table-cell office:value-type="string">
            <text:p>NIPPY NET</text:p>
          </table:table-cell>
          <table:table-cell office:value-type="string">
            <text:p>MG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32/2012/DC/4600</text:p>
          </table:table-cell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2-11-30</text:p>
          </table:table-cell>
          <table:table-cell office:value-type="string">
            <text:p>MGSJBATR001</text:p>
          </table:table-cell>
          <table:table-cell office:value-type="string">
            <text:p>Rádio Cliente</text:p>
          </table:table-cell>
          <table:table-cell/>
          <table:table-cell office:value-type="string">
            <text:p>São José da Barra</text:p>
          </table:table-cell>
          <table:table-cell office:value-type="string">
            <text:p>MG</text:p>
          </table:table-cell>
          <table:table-cell/>
          <table:table-cell office:value-type="string">
            <text:p>MGSJBATR001</text:p>
          </table:table-cell>
          <table:table-cell office:value-type="string">
            <text:p>Rádio Cliente</text:p>
          </table:table-cell>
          <table:table-cell/>
          <table:table-cell office:value-type="string">
            <text:p>São José da Barra</text:p>
          </table:table-cell>
          <table:table-cell office:value-type="string">
            <text:p>MG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MGBL000007</text:p>
          </table:table-cell>
          <table:table-cell office:value-type="string">
            <text:p>MAP PIUMHI LTDA - ME</text:p>
          </table:table-cell>
          <table:table-cell office:value-type="string">
            <text:p>MAP PIUMHI</text:p>
          </table:table-cell>
          <table:table-cell office:value-type="string">
            <text:p>MG</text:p>
          </table:table-cell>
          <table:table-cell office:value-type="string">
            <text:p>BL</text:p>
          </table:table-cell>
          <table:table-cell table:number-columns-repeated="2" office:value-type="float" office:value="300">
            <text:p>300</text:p>
          </table:table-cell>
          <table:table-cell office:value-type="string">
            <text:p>0133/2012/DC/4600</text:p>
          </table:table-cell>
          <table:table-cell office:value-type="string">
            <text:p>2012-09-05</text:p>
          </table:table-cell>
          <table:table-cell office:value-type="string">
            <text:p>Contrato</text:p>
          </table:table-cell>
          <table:table-cell office:value-type="string">
            <text:p>2012-11-23</text:p>
          </table:table-cell>
          <table:table-cell office:value-type="string">
            <text:p>MGSJBATR001</text:p>
          </table:table-cell>
          <table:table-cell/>
          <table:table-cell office:value-type="string">
            <text:p>Cliente irá buscar no ETR Furnas</text:p>
          </table:table-cell>
          <table:table-cell office:value-type="string">
            <text:p>São José da Barra</text:p>
          </table:table-cell>
          <table:table-cell office:value-type="string">
            <text:p>MG</text:p>
          </table:table-cell>
          <table:table-cell/>
          <table:table-cell office:value-type="string">
            <text:p>MGSJBATR001</text:p>
          </table:table-cell>
          <table:table-cell office:value-type="string">
            <text:p>Fibra óptica Cliente</text:p>
          </table:table-cell>
          <table:table-cell office:value-type="string">
            <text:p>Cliente irá buscar no ETR Furnas</text:p>
          </table:table-cell>
          <table:table-cell office:value-type="string">
            <text:p>São José da Barra</text:p>
          </table:table-cell>
          <table:table-cell office:value-type="string">
            <text:p>MG</text:p>
          </table:table-cell>
          <table:table-cell/>
          <table:table-cell office:value-type="string">
            <text:p>Suzana da Silva Gomes</text:p>
          </table:table-cell>
          <table:table-cell office:value-type="string">
            <text:p>(37) 3371-6411</text:p>
          </table:table-cell>
          <table:table-cell office:value-type="string">
            <text:p>(37) 9923-5704</text:p>
          </table:table-cell>
          <table:table-cell office:value-type="string">
            <text:p>suporte@maptelecom.net.br</text:p>
          </table:table-cell>
          <table:table-cell office:value-type="string">
            <text:p>19131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PABL000003</text:p>
          </table:table-cell>
          <table:table-cell office:value-type="string">
            <text:p>ISOTELCO LTDA - EPP</text:p>
          </table:table-cell>
          <table:table-cell office:value-type="string">
            <text:p>ISOTELCO - BELEM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2-11-12</text:p>
          </table:table-cell>
          <table:table-cell office:value-type="string">
            <text:p>PABLM0PP001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PABLM0PP001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elém</text:p>
          </table:table-cell>
          <table:table-cell office:value-type="string">
            <text:p>PA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PABL000004</text:p>
          </table:table-cell>
          <table:table-cell office:value-type="string">
            <text:p>PRONTO NET LTDA - EPP</text:p>
          </table:table-cell>
          <table:table-cell office:value-type="string">
            <text:p>PRONTO NET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123/2012/DC/4600</text:p>
          </table:table-cell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2-11-07</text:p>
          </table:table-cell>
          <table:table-cell office:value-type="string">
            <text:p>PABLM0PM002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PABLM0PM002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elém</text:p>
          </table:table-cell>
          <table:table-cell office:value-type="string">
            <text:p>PA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RSBL000001</text:p>
          </table:table-cell>
          <table:table-cell office:value-type="string">
            <text:p>COPREL TELECOM LTDA</text:p>
          </table:table-cell>
          <table:table-cell office:value-type="string">
            <text:p>COPREL</text:p>
          </table:table-cell>
          <table:table-cell office:value-type="string">
            <text:p>RS</text:p>
          </table:table-cell>
          <table:table-cell office:value-type="string">
            <text:p>BL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26/2012/DC/4600</text:p>
          </table:table-cell>
          <table:table-cell office:value-type="string">
            <text:p>2012-08-01</text:p>
          </table:table-cell>
          <table:table-cell office:value-type="string">
            <text:p>Contrato</text:p>
          </table:table-cell>
          <table:table-cell office:value-type="string">
            <text:p>2012-11-06</text:p>
          </table:table-cell>
          <table:table-cell office:value-type="string">
            <text:p>RSPAS0PP002</text:p>
          </table:table-cell>
          <table:table-cell table:number-columns-repeated="2"/>
          <table:table-cell office:value-type="string">
            <text:p>Passo Fundo</text:p>
          </table:table-cell>
          <table:table-cell office:value-type="string">
            <text:p>RS</text:p>
          </table:table-cell>
          <table:table-cell/>
          <table:table-cell office:value-type="string">
            <text:p>RSPAS0PP002</text:p>
          </table:table-cell>
          <table:table-cell office:value-type="string">
            <text:p>Fibra óptica TELEBRAS</text:p>
          </table:table-cell>
          <table:table-cell office:value-type="string">
            <text:p>Ponto de entrega no POP Mato Castelhano</text:p>
          </table:table-cell>
          <table:table-cell office:value-type="string">
            <text:p>Passo Fundo</text:p>
          </table:table-cell>
          <table:table-cell office:value-type="string">
            <text:p>RS</text:p>
          </table:table-cell>
          <table:table-cell/>
          <table:table-cell office:value-type="string">
            <text:p>Narciso Aquino Flesch</text:p>
          </table:table-cell>
          <table:table-cell office:value-type="string">
            <text:p>(54) 3324-5800</text:p>
          </table:table-cell>
          <table:table-cell office:value-type="string">
            <text:p>(54) 9101-7554</text:p>
          </table:table-cell>
          <table:table-cell office:value-type="string">
            <text:p>nflesch@coprel.com.br</text:p>
          </table:table-cell>
          <table:table-cell office:value-type="string">
            <text:p>6033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PAL3000001</text:p>
          </table:table-cell>
          <table:table-cell office:value-type="string">
            <text:p>RNP - REDE NACIONAL DE ENSINO E PESQUISA</text:p>
          </table:table-cell>
          <table:table-cell office:value-type="string">
            <text:p>RNP-BELÉM</text:p>
          </table:table-cell>
          <table:table-cell office:value-type="string">
            <text:p>PA</text:p>
          </table:table-cell>
          <table:table-cell office:value-type="string">
            <text:p>L3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1522/4600/2015</text:p>
          </table:table-cell>
          <table:table-cell office:value-type="string">
            <text:p>2015-01-30</text:p>
          </table:table-cell>
          <table:table-cell office:value-type="string">
            <text:p>Contrato</text:p>
          </table:table-cell>
          <table:table-cell office:value-type="string">
            <text:p>2012-11-06</text:p>
          </table:table-cell>
          <table:table-cell office:value-type="string">
            <text:p>DFBSA0TC024</text:p>
          </table:table-cell>
          <table:table-cell office:value-type="string">
            <text:p>Fibra óptica TELEBRAS</text:p>
          </table:table-cell>
          <table:table-cell office:value-type="string">
            <text:p>SAS, Q. 05, Lote 06, Bloco H, Edf. IBICT, Sl 700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070-910</text:p>
          </table:table-cell>
          <table:table-cell office:value-type="string">
            <text:p>PABLM0PM002</text:p>
          </table:table-cell>
          <table:table-cell office:value-type="string">
            <text:p>Fibra óptica TELEBRAS</text:p>
          </table:table-cell>
          <table:table-cell office:value-type="string">
            <text:p>Rua Augusto Corrêa, 01 - Prédio CTIC - Guamá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 office:value-type="string">
            <text:p>66.075-110</text:p>
          </table:table-cell>
          <table:table-cell office:value-type="string">
            <text:p>Cybelle Suemi Oda</text:p>
          </table:table-cell>
          <table:table-cell office:value-type="string">
            <text:p>(19) 3787-3300</text:p>
          </table:table-cell>
          <table:table-cell office:value-type="string">
            <text:p>(19) 8198-3716</text:p>
          </table:table-cell>
          <table:table-cell office:value-type="string">
            <text:p>cibelle@rnp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PABL000005</text:p>
          </table:table-cell>
          <table:table-cell office:value-type="string">
            <text:p>COMPUSERVICE EMPREENDIMENTOS LTDA</text:p>
          </table:table-cell>
          <table:table-cell office:value-type="string">
            <text:p>COMPUSERVICE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063/2012/DC/4600</text:p>
          </table:table-cell>
          <table:table-cell office:value-type="string">
            <text:p>2012-10-16</text:p>
          </table:table-cell>
          <table:table-cell office:value-type="string">
            <text:p>Contrato</text:p>
          </table:table-cell>
          <table:table-cell office:value-type="string">
            <text:p>2012-10-25</text:p>
          </table:table-cell>
          <table:table-cell office:value-type="string">
            <text:p>PABLM0PM002</text:p>
          </table:table-cell>
          <table:table-cell/>
          <table:table-cell office:value-type="string">
            <text:p>Universidade Federal do Pará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PABLM0PM002</text:p>
          </table:table-cell>
          <table:table-cell office:value-type="string">
            <text:p>Rádio TELEBRAS</text:p>
          </table:table-cell>
          <table:table-cell office:value-type="string">
            <text:p>POP Vila do Conde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/>
          <table:table-cell office:value-type="string">
            <text:p>Vitor Cesar Martins Batista</text:p>
          </table:table-cell>
          <table:table-cell office:value-type="string">
            <text:p>(96) 3084-5051</text:p>
          </table:table-cell>
          <table:table-cell office:value-type="string">
            <text:p>(96) 9177-5242</text:p>
          </table:table-cell>
          <table:table-cell office:value-type="string">
            <text:p>batista730@hotmail.com</text:p>
          </table:table-cell>
          <table:table-cell office:value-type="string">
            <text:p>2700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bloqueado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MABL000002</text:p>
          </table:table-cell>
          <table:table-cell office:value-type="string">
            <text:p>ISOTELCO LTDA - EPP</text:p>
          </table:table-cell>
          <table:table-cell office:value-type="string">
            <text:p>ISOTELCO - IMPERATRIZ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string">
            <text:p>0212/2013/DC/4600/3500</text:p>
          </table:table-cell>
          <table:table-cell office:value-type="string">
            <text:p>2012-08-29</text:p>
          </table:table-cell>
          <table:table-cell office:value-type="string">
            <text:p>Contrato</text:p>
          </table:table-cell>
          <table:table-cell office:value-type="string">
            <text:p>2012-10-24</text:p>
          </table:table-cell>
          <table:table-cell office:value-type="string">
            <text:p>MAITZ0PP001</text:p>
          </table:table-cell>
          <table:table-cell office:value-type="string">
            <text:p>Rádio TELEBRAS</text:p>
          </table:table-cell>
          <table:table-cell office:value-type="string">
            <text:p>POP Imperatriz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 table:number-columns-repeated="2"/>
          <table:table-cell office:value-type="string">
            <text:p>Rádio TELEBRAS</text:p>
          </table:table-cell>
          <table:table-cell office:value-type="string">
            <text:p>Rua pernambuco 311 Bairro Três Poderes</text:p>
          </table:table-cell>
          <table:table-cell table:number-columns-repeated="3"/>
          <table:table-cell office:value-type="string">
            <text:p>Evandro Assis Costa Gonçalves</text:p>
          </table:table-cell>
          <table:table-cell office:value-type="string">
            <text:p>(99) 30140025</text:p>
          </table:table-cell>
          <table:table-cell office:value-type="string">
            <text:p>(94) 992572525</text:p>
          </table:table-cell>
          <table:table-cell office:value-type="string">
            <text:p>evandro.goncalves@isotelco.com.br</text:p>
          </table:table-cell>
          <table:table-cell office:value-type="string">
            <text:p>10298.25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GOBL000011</text:p>
          </table:table-cell>
          <table:table-cell office:value-type="string">
            <text:p>LIGO TELECOMUNICAÇÕES LTDA</text:p>
          </table:table-cell>
          <table:table-cell office:value-type="string">
            <text:p>LIGO TELECOM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180">
            <text:p>180</text:p>
          </table:table-cell>
          <table:table-cell office:value-type="string">
            <text:p>066/2012/DC/4600</text:p>
          </table:table-cell>
          <table:table-cell office:value-type="string">
            <text:p>2012-06-04</text:p>
          </table:table-cell>
          <table:table-cell office:value-type="string">
            <text:p>Contrato</text:p>
          </table:table-cell>
          <table:table-cell office:value-type="string">
            <text:p>2012-10-10</text:p>
          </table:table-cell>
          <table:table-cell office:value-type="string">
            <text:p>GOIUB0TR001</text:p>
          </table:table-cell>
          <table:table-cell/>
          <table:table-cell office:value-type="string">
            <text:p>ETR - RNP - Itumbiara</text:p>
          </table:table-cell>
          <table:table-cell office:value-type="string">
            <text:p>Itumbiara</text:p>
          </table:table-cell>
          <table:table-cell office:value-type="string">
            <text:p>GO</text:p>
          </table:table-cell>
          <table:table-cell/>
          <table:table-cell office:value-type="string">
            <text:p>GOIUB0TC007</text:p>
          </table:table-cell>
          <table:table-cell office:value-type="string">
            <text:p>Rádio Cliente</text:p>
          </table:table-cell>
          <table:table-cell office:value-type="string">
            <text:p>ETR - RNP - Itumbiara</text:p>
          </table:table-cell>
          <table:table-cell office:value-type="string">
            <text:p>Itumbiara</text:p>
          </table:table-cell>
          <table:table-cell office:value-type="string">
            <text:p>GO</text:p>
          </table:table-cell>
          <table:table-cell/>
          <table:table-cell office:value-type="string">
            <text:p>Gil Alves de Oliveira</text:p>
          </table:table-cell>
          <table:table-cell office:value-type="string">
            <text:p>(64) 3432- 5300</text:p>
          </table:table-cell>
          <table:table-cell office:value-type="string">
            <text:p>(64) 9212-3395</text:p>
          </table:table-cell>
          <table:table-cell office:value-type="string">
            <text:p>gil@ligo.net.br</text:p>
          </table:table-cell>
          <table:table-cell office:value-type="string">
            <text:p>10288.99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MGBL000004</text:p>
          </table:table-cell>
          <table:table-cell office:value-type="string">
            <text:p>Vante Provedor de Internet Ltda ME</text:p>
          </table:table-cell>
          <table:table-cell office:value-type="string">
            <text:p>VANTE - FURNAS</text:p>
          </table:table-cell>
          <table:table-cell office:value-type="string">
            <text:p>MG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2-10-09</text:p>
          </table:table-cell>
          <table:table-cell office:value-type="string">
            <text:p>MGSJBATR001</text:p>
          </table:table-cell>
          <table:table-cell office:value-type="string">
            <text:p>Rádio Cliente</text:p>
          </table:table-cell>
          <table:table-cell/>
          <table:table-cell office:value-type="string">
            <text:p>São José da Barra</text:p>
          </table:table-cell>
          <table:table-cell office:value-type="string">
            <text:p>MG</text:p>
          </table:table-cell>
          <table:table-cell/>
          <table:table-cell office:value-type="string">
            <text:p>MGSJBATR001</text:p>
          </table:table-cell>
          <table:table-cell office:value-type="string">
            <text:p>Rádio Cliente</text:p>
          </table:table-cell>
          <table:table-cell/>
          <table:table-cell office:value-type="string">
            <text:p>São José da Barra</text:p>
          </table:table-cell>
          <table:table-cell office:value-type="string">
            <text:p>MG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DFAC000007</text:p>
          </table:table-cell>
          <table:table-cell office:value-type="string">
            <text:p>EXÉRCITO BRASILEIRO - 7º CENTRO DE COMUNICAÇÕES E <text:s/>TELEMÁTICA DE ÁREA</text:p>
          </table:table-cell>
          <table:table-cell office:value-type="string">
            <text:p>7º CTA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136/DC/4400/4600</text:p>
          </table:table-cell>
          <table:table-cell office:value-type="string">
            <text:p>2012-09-04</text:p>
          </table:table-cell>
          <table:table-cell office:value-type="string">
            <text:p>Contrato</text:p>
          </table:table-cell>
          <table:table-cell office:value-type="string">
            <text:p>2012-09-27</text:p>
          </table:table-cell>
          <table:table-cell office:value-type="string">
            <text:p>DFBSA0PP001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TC029</text:p>
          </table:table-cell>
          <table:table-cell office:value-type="string">
            <text:p>Fibra óptica Cliente</text:p>
          </table:table-cell>
          <table:table-cell office:value-type="string">
            <text:p>Avenida Duque de Caxias s/n - SMU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CAPITÃO Danilo Fernandes TENÓRIO</text:p>
          </table:table-cell>
          <table:table-cell office:value-type="string">
            <text:p>(61) 3415-7727</text:p>
          </table:table-cell>
          <table:table-cell office:value-type="string">
            <text:p>(61) 8239-2266</text:p>
          </table:table-cell>
          <table:table-cell office:value-type="string">
            <text:p>tenorio@7cta.eb.mil.br</text:p>
          </table:table-cell>
          <table:table-cell office:value-type="string">
            <text:p>15744.66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DFAC000006</text:p>
          </table:table-cell>
          <table:table-cell office:value-type="string">
            <text:p>MPOG - MINISTÉRIO DO PLANEJAMENTO, ORÇAMENTO E GESTÃO</text:p>
          </table:table-cell>
          <table:table-cell office:value-type="string">
            <text:p>SLTI-MPOG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office:value-type="string">
            <text:p>77 /2012/DC/4600</text:p>
          </table:table-cell>
          <table:table-cell office:value-type="string">
            <text:p>2012-08-29</text:p>
          </table:table-cell>
          <table:table-cell office:value-type="string">
            <text:p>Contrato</text:p>
          </table:table-cell>
          <table:table-cell office:value-type="string">
            <text:p>2012-09-20</text:p>
          </table:table-cell>
          <table:table-cell office:value-type="string">
            <text:p>DFBSA0PM007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PM007</text:p>
          </table:table-cell>
          <table:table-cell office:value-type="string">
            <text:p>Fibra óptica TELEBRAS</text:p>
          </table:table-cell>
          <table:table-cell office:value-type="string">
            <text:p>SEPN 516, Bloco D, Lote 8 - (SOF - Secretaria de Orçamento Federal)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Wellington Francisco Pinheiro de Araújo</text:p>
          </table:table-cell>
          <table:table-cell office:value-type="string">
            <text:p>(61) 2020-1622</text:p>
          </table:table-cell>
          <table:table-cell/>
          <table:table-cell office:value-type="string">
            <text:p>wellington.araujo@planejamento.gov.br</text:p>
          </table:table-cell>
          <table:table-cell office:value-type="string">
            <text:p>14799.23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downgrade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TOBL000006</text:p>
          </table:table-cell>
          <table:table-cell office:value-type="string">
            <text:p>JC TELECOM SERVIÇOS DE TELECOMUNICAÇÕES LTDA - EPP - MATRIZ</text:p>
          </table:table-cell>
          <table:table-cell office:value-type="string">
            <text:p>JC INFORMATICA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064/2012/DC/4600</text:p>
          </table:table-cell>
          <table:table-cell office:value-type="string">
            <text:p>2012-07-26</text:p>
          </table:table-cell>
          <table:table-cell office:value-type="string">
            <text:p>Contrato</text:p>
          </table:table-cell>
          <table:table-cell office:value-type="string">
            <text:p>2012-09-18</text:p>
          </table:table-cell>
          <table:table-cell office:value-type="string">
            <text:p>TOCGO0PP001</text:p>
          </table:table-cell>
          <table:table-cell/>
          <table:table-cell office:value-type="string">
            <text:p>POP Colinas do Tocantins</text:p>
          </table:table-cell>
          <table:table-cell office:value-type="string">
            <text:p>Colinas do Tocantins</text:p>
          </table:table-cell>
          <table:table-cell office:value-type="string">
            <text:p>TO</text:p>
          </table:table-cell>
          <table:table-cell/>
          <table:table-cell office:value-type="string">
            <text:p>TOBDTCTR001</text:p>
          </table:table-cell>
          <table:table-cell office:value-type="string">
            <text:p>Rádio TELEBRAS</text:p>
          </table:table-cell>
          <table:table-cell office:value-type="string">
            <text:p>Fazenda Burity</text:p>
          </table:table-cell>
          <table:table-cell office:value-type="string">
            <text:p>Bandeirantes do Tocantins</text:p>
          </table:table-cell>
          <table:table-cell office:value-type="string">
            <text:p>TO</text:p>
          </table:table-cell>
          <table:table-cell/>
          <table:table-cell office:value-type="string">
            <text:p>Crispim de Jaques de Vasconcelo</text:p>
          </table:table-cell>
          <table:table-cell office:value-type="string">
            <text:p>(94) 3424-4819</text:p>
          </table:table-cell>
          <table:table-cell office:value-type="string">
            <text:p>(94) 9152-1802</text:p>
          </table:table-cell>
          <table:table-cell office:value-type="string">
            <text:p>crispim105@hotmail.com</text:p>
          </table:table-cell>
          <table:table-cell office:value-type="string">
            <text:p>2800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TOBL000007</text:p>
          </table:table-cell>
          <table:table-cell office:value-type="string">
            <text:p>MASTER ONLINE PROVEDOR SCM LTDA - ME</text:p>
          </table:table-cell>
          <table:table-cell office:value-type="string">
            <text:p>MASTER ONLINE - PoP ARAGUAÍNA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string">
            <text:p>065/2012/DC/4600</text:p>
          </table:table-cell>
          <table:table-cell office:value-type="string">
            <text:p>2012-06-01</text:p>
          </table:table-cell>
          <table:table-cell office:value-type="string">
            <text:p>Contrato</text:p>
          </table:table-cell>
          <table:table-cell office:value-type="string">
            <text:p>2012-09-18</text:p>
          </table:table-cell>
          <table:table-cell office:value-type="string">
            <text:p>TOARN0PP001</text:p>
          </table:table-cell>
          <table:table-cell table:number-columns-repeated="2"/>
          <table:table-cell office:value-type="string">
            <text:p>Araguaina</text:p>
          </table:table-cell>
          <table:table-cell office:value-type="string">
            <text:p>TO</text:p>
          </table:table-cell>
          <table:table-cell table:number-columns-repeated="2"/>
          <table:table-cell office:value-type="string">
            <text:p>Rádio TELEBRAS</text:p>
          </table:table-cell>
          <table:table-cell office:value-type="string">
            <text:p>Rua Criciuma, QD.30 Lote 20 Setor <text:s/>Itaipu</text:p>
          </table:table-cell>
          <table:table-cell table:number-columns-repeated="3"/>
          <table:table-cell office:value-type="string">
            <text:p>Emerson Paulo Batista</text:p>
          </table:table-cell>
          <table:table-cell office:value-type="string">
            <text:p>(63) 3414-3297</text:p>
          </table:table-cell>
          <table:table-cell office:value-type="string">
            <text:p>(63) 9282-2928</text:p>
          </table:table-cell>
          <table:table-cell office:value-type="string">
            <text:p>masteronlinescm@bol.com.br</text:p>
          </table:table-cell>
          <table:table-cell office:value-type="string">
            <text:p>1100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DFAC000005</text:p>
          </table:table-cell>
          <table:table-cell office:value-type="string">
            <text:p>MINISTÉRIO DO TURISMO</text:p>
          </table:table-cell>
          <table:table-cell office:value-type="string">
            <text:p>MTUR_EMBRATUR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2-09-18</text:p>
          </table:table-cell>
          <table:table-cell office:value-type="string">
            <text:p>DFBSA0PM007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PM007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764">
            <text:p>764</text:p>
          </table:table-cell>
          <table:table-cell office:value-type="string">
            <text:p>TOBL000005</text:p>
          </table:table-cell>
          <table:table-cell office:value-type="string">
            <text:p>SETE TELECOM LTDA</text:p>
          </table:table-cell>
          <table:table-cell office:value-type="string">
            <text:p>7CON (ANTIGA AMÉRICA TELECOM)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9/04/13 - Cliente Altero</text:p>
          </table:table-cell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2-09-18</text:p>
          </table:table-cell>
          <table:table-cell office:value-type="string">
            <text:p>TOCGO0PP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Colinas do Tocantins</text:p>
          </table:table-cell>
          <table:table-cell office:value-type="string">
            <text:p>TO</text:p>
          </table:table-cell>
          <table:table-cell/>
          <table:table-cell office:value-type="string">
            <text:p>TOCGO0PP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Colinas do Tocantins</text:p>
          </table:table-cell>
          <table:table-cell office:value-type="string">
            <text:p>TO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GOTX000001</text:p>
          </table:table-cell>
          <table:table-cell office:value-type="string">
            <text:p>GLOBAL VILLAGE TELECOM LTDA</text:p>
          </table:table-cell>
          <table:table-cell office:value-type="string">
            <text:p>GVT ANÁPOLIS</text:p>
          </table:table-cell>
          <table:table-cell office:value-type="string">
            <text:p>GO</text:p>
          </table:table-cell>
          <table:table-cell office:value-type="string">
            <text:p>TX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2-08-09</text:p>
          </table:table-cell>
          <table:table-cell office:value-type="string">
            <text:p>Contrato</text:p>
          </table:table-cell>
          <table:table-cell office:value-type="string">
            <text:p>2012-09-10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GOTX000002</text:p>
          </table:table-cell>
          <table:table-cell office:value-type="string">
            <text:p>GLOBAL VILLAGE TELECOM LTDA</text:p>
          </table:table-cell>
          <table:table-cell office:value-type="string">
            <text:p>GVT RIO VERDE</text:p>
          </table:table-cell>
          <table:table-cell office:value-type="string">
            <text:p>GO</text:p>
          </table:table-cell>
          <table:table-cell office:value-type="string">
            <text:p>TX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,5G</text:p>
          </table:table-cell>
          <table:table-cell office:value-type="string">
            <text:p>2012-08-09</text:p>
          </table:table-cell>
          <table:table-cell office:value-type="string">
            <text:p>Contrato</text:p>
          </table:table-cell>
          <table:table-cell office:value-type="string">
            <text:p>2012-09-10</text:p>
          </table:table-cell>
          <table:table-cell table:number-columns-repeated="16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DFAC000004</text:p>
          </table:table-cell>
          <table:table-cell office:value-type="string">
            <text:p>MINISTÉRIO DO TURISMO</text:p>
          </table:table-cell>
          <table:table-cell office:value-type="string">
            <text:p>MIN. TURISMO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2-09-05</text:p>
          </table:table-cell>
          <table:table-cell office:value-type="string">
            <text:p>DFBSA0PM007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PM007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GOBL000009</text:p>
          </table:table-cell>
          <table:table-cell office:value-type="string">
            <text:p>JR NET INFORMÁTICA LTDA - ME</text:p>
          </table:table-cell>
          <table:table-cell office:value-type="string">
            <text:p>JR NET INFORMATICA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58/2012/DC/4600</text:p>
          </table:table-cell>
          <table:table-cell office:value-type="string">
            <text:p>2012-06-26</text:p>
          </table:table-cell>
          <table:table-cell office:value-type="string">
            <text:p>Contrato</text:p>
          </table:table-cell>
          <table:table-cell office:value-type="string">
            <text:p>2012-09-01</text:p>
          </table:table-cell>
          <table:table-cell office:value-type="string">
            <text:p>GOIUB0TR001</text:p>
          </table:table-cell>
          <table:table-cell/>
          <table:table-cell office:value-type="string">
            <text:p>PoP - Rua 4 s/n (Universidade) - Setor Village Beira Rio</text:p>
          </table:table-cell>
          <table:table-cell office:value-type="string">
            <text:p>Itumbiara</text:p>
          </table:table-cell>
          <table:table-cell office:value-type="string">
            <text:p>GO</text:p>
          </table:table-cell>
          <table:table-cell/>
          <table:table-cell office:value-type="string">
            <text:p>GOIUB0TR001</text:p>
          </table:table-cell>
          <table:table-cell office:value-type="string">
            <text:p>Rádio TELEBRAS</text:p>
          </table:table-cell>
          <table:table-cell office:value-type="string">
            <text:p>RUA AT08, 15, AUTO TRINDADE, ITUMBIARA - GO</text:p>
          </table:table-cell>
          <table:table-cell office:value-type="string">
            <text:p>Itumbiara</text:p>
          </table:table-cell>
          <table:table-cell office:value-type="string">
            <text:p>GO</text:p>
          </table:table-cell>
          <table:table-cell/>
          <table:table-cell office:value-type="string">
            <text:p>Renato dos Santos Frazao</text:p>
          </table:table-cell>
          <table:table-cell office:value-type="string">
            <text:p>64 3404-9434</text:p>
          </table:table-cell>
          <table:table-cell office:value-type="string">
            <text:p>64 9281-8969</text:p>
          </table:table-cell>
          <table:table-cell office:value-type="string">
            <text:p>renatos2005@hotmail.com</text:p>
          </table:table-cell>
          <table:table-cell office:value-type="string">
            <text:p>85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downgrade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MABL000001</text:p>
          </table:table-cell>
          <table:table-cell office:value-type="string">
            <text:p>IBL BANDA LARGA INTERNET INFORMÁTICA LTDA - ME</text:p>
          </table:table-cell>
          <table:table-cell office:value-type="string">
            <text:p>IBL BANDA LARGA - IMPERATRIZ</text:p>
          </table:table-cell>
          <table:table-cell office:value-type="string">
            <text:p>MA</text:p>
          </table:table-cell>
          <table:table-cell office:value-type="string">
            <text:p>BL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36/2012/DC/4600</text:p>
          </table:table-cell>
          <table:table-cell office:value-type="string">
            <text:p>2012-03-05</text:p>
          </table:table-cell>
          <table:table-cell office:value-type="string">
            <text:p>Contrato</text:p>
          </table:table-cell>
          <table:table-cell office:value-type="string">
            <text:p>2012-08-06</text:p>
          </table:table-cell>
          <table:table-cell office:value-type="string">
            <text:p>MAITZ0TR001</text:p>
          </table:table-cell>
          <table:table-cell/>
          <table:table-cell office:value-type="string">
            <text:p>POP Imperatriz</text:p>
          </table:table-cell>
          <table:table-cell office:value-type="string">
            <text:p>Imperatriz</text:p>
          </table:table-cell>
          <table:table-cell office:value-type="string">
            <text:p>MA</text:p>
          </table:table-cell>
          <table:table-cell table:number-columns-repeated="2"/>
          <table:table-cell office:value-type="string">
            <text:p>Fibra óptica Cliente</text:p>
          </table:table-cell>
          <table:table-cell office:value-type="string">
            <text:p>POP <text:s/>- Imperatriz - Caixa R2</text:p>
          </table:table-cell>
          <table:table-cell table:number-columns-repeated="3"/>
          <table:table-cell office:value-type="string">
            <text:p>Edgar Ribeiro de Abreu</text:p>
          </table:table-cell>
          <table:table-cell office:value-type="string">
            <text:p>(99) 3525-0587</text:p>
          </table:table-cell>
          <table:table-cell office:value-type="string">
            <text:p>(99) 8405-0881</text:p>
          </table:table-cell>
          <table:table-cell office:value-type="string">
            <text:p>edgar@iblnet.com.br</text:p>
          </table:table-cell>
          <table:table-cell office:value-type="string">
            <text:p>600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endereço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MGBL000003</text:p>
          </table:table-cell>
          <table:table-cell office:value-type="string">
            <text:p>Axtelecom Telecomunicações Ltda</text:p>
          </table:table-cell>
          <table:table-cell office:value-type="string">
            <text:p>AX TELECOM</text:p>
          </table:table-cell>
          <table:table-cell office:value-type="string">
            <text:p>MG</text:p>
          </table:table-cell>
          <table:table-cell office:value-type="string">
            <text:p>BL</text:p>
          </table:table-cell>
          <table:table-cell table:number-columns-repeated="2" office:value-type="float" office:value="82">
            <text:p>82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2-08-03</text:p>
          </table:table-cell>
          <table:table-cell office:value-type="string">
            <text:p>MGPCS0PP001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Poços de Caldas</text:p>
          </table:table-cell>
          <table:table-cell office:value-type="string">
            <text:p>MG</text:p>
          </table:table-cell>
          <table:table-cell/>
          <table:table-cell office:value-type="string">
            <text:p>MGPCS0PP001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Poços de Caldas</text:p>
          </table:table-cell>
          <table:table-cell office:value-type="string">
            <text:p>MG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GOBL000008</text:p>
          </table:table-cell>
          <table:table-cell office:value-type="string">
            <text:p>Zapnet Provedores de Internet Ltda</text:p>
          </table:table-cell>
          <table:table-cell office:value-type="string">
            <text:p>ZAPNET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2-08-03</text:p>
          </table:table-cell>
          <table:table-cell office:value-type="string">
            <text:p>GORVD0PP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Rio Verde</text:p>
          </table:table-cell>
          <table:table-cell office:value-type="string">
            <text:p>GO</text:p>
          </table:table-cell>
          <table:table-cell/>
          <table:table-cell office:value-type="string">
            <text:p>GORVD0PP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Rio Verde</text:p>
          </table:table-cell>
          <table:table-cell office:value-type="string">
            <text:p>GO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780">
            <text:p>780</text:p>
          </table:table-cell>
          <table:table-cell office:value-type="string">
            <text:p>SPBL000001</text:p>
          </table:table-cell>
          <table:table-cell office:value-type="string">
            <text:p>SMA NETWORKS INFORMÁTICA LTDA ME</text:p>
          </table:table-cell>
          <table:table-cell office:value-type="string">
            <text:p>SMA NETWORK</text:p>
          </table:table-cell>
          <table:table-cell office:value-type="string">
            <text:p>SP</text:p>
          </table:table-cell>
          <table:table-cell office:value-type="string">
            <text:p>BL</text:p>
          </table:table-cell>
          <table:table-cell table:number-columns-repeated="2" office:value-type="float" office:value="100">
            <text:p>100</text:p>
          </table:table-cell>
          <table:table-cell office:value-type="string">
            <text:p>034/2012/DC/4600</text:p>
          </table:table-cell>
          <table:table-cell office:value-type="string">
            <text:p>2012-03-02</text:p>
          </table:table-cell>
          <table:table-cell office:value-type="string">
            <text:p>Contrato</text:p>
          </table:table-cell>
          <table:table-cell office:value-type="string">
            <text:p>2012-08-01</text:p>
          </table:table-cell>
          <table:table-cell office:value-type="string">
            <text:p>SPIVR0PP001</text:p>
          </table:table-cell>
          <table:table-cell/>
          <table:table-cell office:value-type="string">
            <text:p>POP Miguelópolis</text:p>
          </table:table-cell>
          <table:table-cell office:value-type="string">
            <text:p>Ituverava</text:p>
          </table:table-cell>
          <table:table-cell office:value-type="string">
            <text:p>SP</text:p>
          </table:table-cell>
          <table:table-cell/>
          <table:table-cell office:value-type="string">
            <text:p>SPIVR0TR001</text:p>
          </table:table-cell>
          <table:table-cell office:value-type="string">
            <text:p>Rádio TELEBRAS</text:p>
          </table:table-cell>
          <table:table-cell office:value-type="string">
            <text:p>Av. Dr. Soares de Oliveira, 344 sala 1201, Jardim Flórida</text:p>
          </table:table-cell>
          <table:table-cell office:value-type="string">
            <text:p>Ituverava</text:p>
          </table:table-cell>
          <table:table-cell office:value-type="string">
            <text:p>SP</text:p>
          </table:table-cell>
          <table:table-cell/>
          <table:table-cell office:value-type="string">
            <text:p>Rogerio dos Santos</text:p>
          </table:table-cell>
          <table:table-cell office:value-type="string">
            <text:p>(16) 3729-3060</text:p>
          </table:table-cell>
          <table:table-cell office:value-type="string">
            <text:p>(16) 8181-7555</text:p>
          </table:table-cell>
          <table:table-cell office:value-type="string">
            <text:p>rogerio@webroute.com.br</text:p>
          </table:table-cell>
          <table:table-cell office:value-type="string">
            <text:p>7466.9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DFAC000003</text:p>
          </table:table-cell>
          <table:table-cell office:value-type="string">
            <text:p>CITEX - CENTRO INTEGRADO DE TELEMÁTICA DO EXÉRCITO</text:p>
          </table:table-cell>
          <table:table-cell office:value-type="string">
            <text:p>CITEX 1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200">
            <text:p>200</text:p>
          </table:table-cell>
          <table:table-cell office:value-type="string">
            <text:p>72/2012/DC/4600</text:p>
          </table:table-cell>
          <table:table-cell office:value-type="string">
            <text:p>2012-07-02</text:p>
          </table:table-cell>
          <table:table-cell office:value-type="string">
            <text:p>Contrato</text:p>
          </table:table-cell>
          <table:table-cell office:value-type="string">
            <text:p>2012-07-18</text:p>
          </table:table-cell>
          <table:table-cell office:value-type="string">
            <text:p>DFBSA0PP001</text:p>
          </table:table-cell>
          <table:table-cell/>
          <table:table-cell office:value-type="string">
            <text:p>POP Brasilia Geral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TC025</text:p>
          </table:table-cell>
          <table:table-cell office:value-type="string">
            <text:p>Fibra óptica TELEBRAS</text:p>
          </table:table-cell>
          <table:table-cell office:value-type="string">
            <text:p>Avenida Duque de Caxias, s/n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 office:value-type="string">
            <text:p>70.630-000</text:p>
          </table:table-cell>
          <table:table-cell office:value-type="string">
            <text:p>Capitão Max Silva Alaluna</text:p>
          </table:table-cell>
          <table:table-cell office:value-type="string">
            <text:p>(61) 3415-7081</text:p>
          </table:table-cell>
          <table:table-cell office:value-type="string">
            <text:p>(61) 8204-6336</text:p>
          </table:table-cell>
          <table:table-cell office:value-type="string">
            <text:p>alaluna@citex.eb.mil.br</text:p>
          </table:table-cell>
          <table:table-cell office:value-type="string">
            <text:p>19793.62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DFBL000008</text:p>
          </table:table-cell>
          <table:table-cell office:value-type="string">
            <text:p>NET BRASILIA COMUNICAÇÃO E MULTIMIDIA LT</text:p>
          </table:table-cell>
          <table:table-cell office:value-type="string">
            <text:p>VS LINK GUARÁ</text:p>
          </table:table-cell>
          <table:table-cell office:value-type="string">
            <text:p>DF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2-07-16</text:p>
          </table:table-cell>
          <table:table-cell office:value-type="string">
            <text:p>DFBSA0PP001</text:p>
          </table:table-cell>
          <table:table-cell office:value-type="string">
            <text:p>Rádio Cliente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PP001</text:p>
          </table:table-cell>
          <table:table-cell office:value-type="string">
            <text:p>Rádio Cliente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PABL000002</text:p>
          </table:table-cell>
          <table:table-cell office:value-type="string">
            <text:p>REDE DE TELECOMUNICACOES CARAJAS EIRELI - EPP</text:p>
          </table:table-cell>
          <table:table-cell office:value-type="string">
            <text:p>CARAJASNET IMPERATRIZ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044/2012/DC/4600</text:p>
          </table:table-cell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2-07-04</text:p>
          </table:table-cell>
          <table:table-cell office:value-type="string">
            <text:p>MAITZ0PP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Imperatriz</text:p>
          </table:table-cell>
          <table:table-cell office:value-type="string">
            <text:p>MA</text:p>
          </table:table-cell>
          <table:table-cell/>
          <table:table-cell office:value-type="string">
            <text:p>MAITZ0TR004</text:p>
          </table:table-cell>
          <table:table-cell office:value-type="string">
            <text:p>Rádio TELEBRAS</text:p>
          </table:table-cell>
          <table:table-cell/>
          <table:table-cell office:value-type="string">
            <text:p>Imperatriz</text:p>
          </table:table-cell>
          <table:table-cell office:value-type="string">
            <text:p>MA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TOBL000002</text:p>
          </table:table-cell>
          <table:table-cell office:value-type="string">
            <text:p>ARANET COMUNICAÇÃO LTDA - EPP</text:p>
          </table:table-cell>
          <table:table-cell office:value-type="string">
            <text:p>ARANET-ARAGUAINA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17/2011/DC/4600</text:p>
          </table:table-cell>
          <table:table-cell office:value-type="string">
            <text:p>2011-11-28</text:p>
          </table:table-cell>
          <table:table-cell office:value-type="string">
            <text:p>Contrato</text:p>
          </table:table-cell>
          <table:table-cell office:value-type="string">
            <text:p>2012-07-02</text:p>
          </table:table-cell>
          <table:table-cell office:value-type="string">
            <text:p>TOARN0TR001</text:p>
          </table:table-cell>
          <table:table-cell/>
          <table:table-cell office:value-type="string">
            <text:p>ETR 01 no Cristo na entrada da cidade</text:p>
          </table:table-cell>
          <table:table-cell office:value-type="string">
            <text:p>Araguaina</text:p>
          </table:table-cell>
          <table:table-cell office:value-type="string">
            <text:p>TO</text:p>
          </table:table-cell>
          <table:table-cell/>
          <table:table-cell office:value-type="string">
            <text:p>TOARN0TR001</text:p>
          </table:table-cell>
          <table:table-cell office:value-type="string">
            <text:p>Fibra óptica Cliente</text:p>
          </table:table-cell>
          <table:table-cell office:value-type="string">
            <text:p>ETR 01 no Cristo na entrada da cidade</text:p>
          </table:table-cell>
          <table:table-cell office:value-type="string">
            <text:p>Araguaina</text:p>
          </table:table-cell>
          <table:table-cell office:value-type="string">
            <text:p>TO</text:p>
          </table:table-cell>
          <table:table-cell/>
          <table:table-cell office:value-type="string">
            <text:p>Raphael Henrique Santos</text:p>
          </table:table-cell>
          <table:table-cell office:value-type="string">
            <text:p>(63) 3411-4000</text:p>
          </table:table-cell>
          <table:table-cell office:value-type="string">
            <text:p>(63) 9286-3276</text:p>
          </table:table-cell>
          <table:table-cell office:value-type="string">
            <text:p>raphaelss@gmail.com</text:p>
          </table:table-cell>
          <table:table-cell office:value-type="string">
            <text:p>550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TOBL000001</text:p>
          </table:table-cell>
          <table:table-cell office:value-type="string">
            <text:p>R. M. DE OLIVEIRA INFORMÁTICA LTDA - EPP</text:p>
          </table:table-cell>
          <table:table-cell office:value-type="string">
            <text:p>R. M. DE OLIVEIRA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1000">
            <text:p>1000</text:p>
          </table:table-cell>
          <table:table-cell office:value-type="string">
            <text:p>037/2012/DC/4600</text:p>
          </table:table-cell>
          <table:table-cell office:value-type="string">
            <text:p>2012-07-02</text:p>
          </table:table-cell>
          <table:table-cell office:value-type="string">
            <text:p>Contrato</text:p>
          </table:table-cell>
          <table:table-cell office:value-type="string">
            <text:p>2012-07-02</text:p>
          </table:table-cell>
          <table:table-cell office:value-type="string">
            <text:p>TOARN0PP001</text:p>
          </table:table-cell>
          <table:table-cell/>
          <table:table-cell office:value-type="string">
            <text:p>PoP Araguaína</text:p>
          </table:table-cell>
          <table:table-cell office:value-type="string">
            <text:p>Araguaina</text:p>
          </table:table-cell>
          <table:table-cell office:value-type="string">
            <text:p>TO</text:p>
          </table:table-cell>
          <table:table-cell/>
          <table:table-cell office:value-type="string">
            <text:p>TOARN0PC006</text:p>
          </table:table-cell>
          <table:table-cell office:value-type="string">
            <text:p>Rádio Cliente</text:p>
          </table:table-cell>
          <table:table-cell office:value-type="string">
            <text:p>Av. Brasil, 208 - Setor Coimbra</text:p>
          </table:table-cell>
          <table:table-cell office:value-type="string">
            <text:p>Araguaina</text:p>
          </table:table-cell>
          <table:table-cell office:value-type="string">
            <text:p>TO</text:p>
          </table:table-cell>
          <table:table-cell/>
          <table:table-cell office:value-type="string">
            <text:p>Rosivaldo Machado e Oliveira</text:p>
          </table:table-cell>
          <table:table-cell office:value-type="string">
            <text:p>(94) 3426-2766</text:p>
          </table:table-cell>
          <table:table-cell office:value-type="string">
            <text:p>(94) 9120-1687</text:p>
          </table:table-cell>
          <table:table-cell office:value-type="string">
            <text:p>alfawalker@gmail.com</text:p>
          </table:table-cell>
          <table:table-cell office:value-type="string">
            <text:p>700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mudança de configuração</text:p>
          </table:table-cell>
          <table:table-cell/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TOBL000003</text:p>
          </table:table-cell>
          <table:table-cell office:value-type="string">
            <text:p>TOLEDO INFORMÁTICA <text:s/>LTDA</text:p>
          </table:table-cell>
          <table:table-cell office:value-type="string">
            <text:p>TOLEDO INFO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1600">
            <text:p>1600</text:p>
          </table:table-cell>
          <table:table-cell office:value-type="string">
            <text:p>00020/2011/DC/4600</text:p>
          </table:table-cell>
          <table:table-cell office:value-type="string">
            <text:p>2011-12-12</text:p>
          </table:table-cell>
          <table:table-cell office:value-type="string">
            <text:p>Contrato</text:p>
          </table:table-cell>
          <table:table-cell office:value-type="string">
            <text:p>2012-07-02</text:p>
          </table:table-cell>
          <table:table-cell office:value-type="string">
            <text:p>TOARN0TR001</text:p>
          </table:table-cell>
          <table:table-cell/>
          <table:table-cell office:value-type="string">
            <text:p>ETR de Araguaina - TO</text:p>
          </table:table-cell>
          <table:table-cell office:value-type="string">
            <text:p>Araguaina</text:p>
          </table:table-cell>
          <table:table-cell office:value-type="string">
            <text:p>TO</text:p>
          </table:table-cell>
          <table:table-cell/>
          <table:table-cell office:value-type="string">
            <text:p>TOARN0TR001</text:p>
          </table:table-cell>
          <table:table-cell office:value-type="string">
            <text:p>Rádio TELEBRAS</text:p>
          </table:table-cell>
          <table:table-cell office:value-type="string">
            <text:p>Cliente buscará link via fibra - ETR de Araguaina - TO</text:p>
          </table:table-cell>
          <table:table-cell office:value-type="string">
            <text:p>Araguaina</text:p>
          </table:table-cell>
          <table:table-cell office:value-type="string">
            <text:p>TO</text:p>
          </table:table-cell>
          <table:table-cell/>
          <table:table-cell office:value-type="string">
            <text:p>Alexandro Andrade Toledo</text:p>
          </table:table-cell>
          <table:table-cell office:value-type="string">
            <text:p>(63) 3411-2300</text:p>
          </table:table-cell>
          <table:table-cell office:value-type="string">
            <text:p>(63) 8114-7746 / (63) 9959-6214 / (63) 9214-6214</text:p>
          </table:table-cell>
          <table:table-cell office:value-type="string">
            <text:p>alexandro@toledoinformatica.com.br</text:p>
          </table:table-cell>
          <table:table-cell office:value-type="string">
            <text:p>640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PABL000001</text:p>
          </table:table-cell>
          <table:table-cell office:value-type="string">
            <text:p>VOCÊ TELECOMUNICAÇÕES LTDA</text:p>
          </table:table-cell>
          <table:table-cell office:value-type="string">
            <text:p>VOCÊ TELECOM</text:p>
          </table:table-cell>
          <table:table-cell office:value-type="string">
            <text:p>PA</text:p>
          </table:table-cell>
          <table:table-cell office:value-type="string">
            <text:p>BL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029/2012/DC/4600</text:p>
          </table:table-cell>
          <table:table-cell office:value-type="string">
            <text:p>2012-01-18</text:p>
          </table:table-cell>
          <table:table-cell office:value-type="string">
            <text:p>Contrato</text:p>
          </table:table-cell>
          <table:table-cell office:value-type="string">
            <text:p>2012-07-02</text:p>
          </table:table-cell>
          <table:table-cell office:value-type="string">
            <text:p>PABLM0PM002</text:p>
          </table:table-cell>
          <table:table-cell/>
          <table:table-cell office:value-type="string">
            <text:p>Cliente irá buscar no PTT de Belém - PIX RNP</text:p>
          </table:table-cell>
          <table:table-cell office:value-type="string">
            <text:p>Belém</text:p>
          </table:table-cell>
          <table:table-cell office:value-type="string">
            <text:p>PA</text:p>
          </table:table-cell>
          <table:table-cell table:number-columns-repeated="2"/>
          <table:table-cell office:value-type="string">
            <text:p>Fibra óptica TELEBRAS</text:p>
          </table:table-cell>
          <table:table-cell office:value-type="string">
            <text:p>Cliente irá buscar no PTT de Belém - PIX RNP</text:p>
          </table:table-cell>
          <table:table-cell table:number-columns-repeated="3"/>
          <table:table-cell office:value-type="string">
            <text:p>Alaelson Tatsch</text:p>
          </table:table-cell>
          <table:table-cell office:value-type="string">
            <text:p>(96) 3312-5400</text:p>
          </table:table-cell>
          <table:table-cell office:value-type="string">
            <text:p>(96) 8114- 1616</text:p>
          </table:table-cell>
          <table:table-cell office:value-type="string">
            <text:p>alaelson@ntc.net.br</text:p>
          </table:table-cell>
          <table:table-cell office:value-type="string">
            <text:p>11000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DFBL000010</text:p>
          </table:table-cell>
          <table:table-cell office:value-type="string">
            <text:p>I9 Brasília</text:p>
          </table:table-cell>
          <table:table-cell office:value-type="string">
            <text:p>I9</text:p>
          </table:table-cell>
          <table:table-cell office:value-type="string">
            <text:p>DF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2-06-28</text:p>
          </table:table-cell>
          <table:table-cell office:value-type="string">
            <text:p>DFBSA0PP002</text:p>
          </table:table-cell>
          <table:table-cell office:value-type="string">
            <text:p>Rádio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PP002</text:p>
          </table:table-cell>
          <table:table-cell office:value-type="string">
            <text:p>Rádio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DFBL000006</text:p>
          </table:table-cell>
          <table:table-cell office:value-type="string">
            <text:p>LG Provedor e Soluções em Informatica Ltda</text:p>
          </table:table-cell>
          <table:table-cell office:value-type="string">
            <text:p>LG PHNET/VS LINK TAGUATINGA</text:p>
          </table:table-cell>
          <table:table-cell office:value-type="string">
            <text:p>DF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23/2011/DC/4600</text:p>
          </table:table-cell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2-06-21</text:p>
          </table:table-cell>
          <table:table-cell office:value-type="string">
            <text:p>DFBSA0PP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PP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GOBL000010</text:p>
          </table:table-cell>
          <table:table-cell office:value-type="string">
            <text:p>NET-BLADE COMUNICAÇÕES LTDA - ME</text:p>
          </table:table-cell>
          <table:table-cell office:value-type="string">
            <text:p>NET BLADE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150">
            <text:p>150</text:p>
          </table:table-cell>
          <table:table-cell office:value-type="string">
            <text:p>046/2012/DC/4600</text:p>
          </table:table-cell>
          <table:table-cell office:value-type="string">
            <text:p>2012-03-27</text:p>
          </table:table-cell>
          <table:table-cell office:value-type="string">
            <text:p>Contrato</text:p>
          </table:table-cell>
          <table:table-cell office:value-type="string">
            <text:p>2012-06-21</text:p>
          </table:table-cell>
          <table:table-cell office:value-type="string">
            <text:p>GOIUB0TR001</text:p>
          </table:table-cell>
          <table:table-cell table:number-columns-repeated="2"/>
          <table:table-cell office:value-type="string">
            <text:p>Itumbiara</text:p>
          </table:table-cell>
          <table:table-cell office:value-type="string">
            <text:p>GO</text:p>
          </table:table-cell>
          <table:table-cell/>
          <table:table-cell office:value-type="string">
            <text:p>GOIUB0TR005</text:p>
          </table:table-cell>
          <table:table-cell office:value-type="string">
            <text:p>Rádio TELEBRAS</text:p>
          </table:table-cell>
          <table:table-cell office:value-type="string">
            <text:p>R. Bauru , 290, Bairro Novo Horizonte</text:p>
          </table:table-cell>
          <table:table-cell office:value-type="string">
            <text:p>Itumbiara</text:p>
          </table:table-cell>
          <table:table-cell office:value-type="string">
            <text:p>GO</text:p>
          </table:table-cell>
          <table:table-cell/>
          <table:table-cell office:value-type="string">
            <text:p>Kleber Nascimento Ribeiro</text:p>
          </table:table-cell>
          <table:table-cell office:value-type="string">
            <text:p>(64) 3404-5520</text:p>
          </table:table-cell>
          <table:table-cell office:value-type="string">
            <text:p>(64) 9242-4505</text:p>
          </table:table-cell>
          <table:table-cell office:value-type="string">
            <text:p>kribeiro_netmaxi@hotmail.com</text:p>
          </table:table-cell>
          <table:table-cell office:value-type="string">
            <text:p>2341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downgrade</text:p>
          </table:table-cell>
          <table:table-cell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DFL2000002</text:p>
          </table:table-cell>
          <table:table-cell office:value-type="string">
            <text:p>RNP - REDE NACIONAL DE ENSINO E PESQUISA</text:p>
          </table:table-cell>
          <table:table-cell office:value-type="string">
            <text:p>RNP ANAPOLIS</text:p>
          </table:table-cell>
          <table:table-cell office:value-type="string">
            <text:p>DF</text:p>
          </table:table-cell>
          <table:table-cell office:value-type="string">
            <text:p>L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2-06-20</text:p>
          </table:table-cell>
          <table:table-cell office:value-type="string">
            <text:p>DFBSA0PP001</text:p>
          </table:table-cell>
          <table:table-cell office:value-type="string">
            <text:p>Fibra óptica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GOANS0TR003</text:p>
          </table:table-cell>
          <table:table-cell office:value-type="string">
            <text:p>Rádio TELEBRAS</text:p>
          </table:table-cell>
          <table:table-cell/>
          <table:table-cell office:value-type="string">
            <text:p>Anápolis</text:p>
          </table:table-cell>
          <table:table-cell office:value-type="string">
            <text:p>GO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GOBL000007</text:p>
          </table:table-cell>
          <table:table-cell office:value-type="string">
            <text:p>Clinic Informática Ltda</text:p>
          </table:table-cell>
          <table:table-cell office:value-type="string">
            <text:p>CLINIC INFORMÁTICA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2-06-15</text:p>
          </table:table-cell>
          <table:table-cell office:value-type="string">
            <text:p>GONQA0PP001</text:p>
          </table:table-cell>
          <table:table-cell office:value-type="string">
            <text:p>Rádio Cliente</text:p>
          </table:table-cell>
          <table:table-cell/>
          <table:table-cell office:value-type="string">
            <text:p>Niquelândia</text:p>
          </table:table-cell>
          <table:table-cell office:value-type="string">
            <text:p>GO</text:p>
          </table:table-cell>
          <table:table-cell/>
          <table:table-cell office:value-type="string">
            <text:p>GONQA0PP001</text:p>
          </table:table-cell>
          <table:table-cell office:value-type="string">
            <text:p>Rádio Cliente</text:p>
          </table:table-cell>
          <table:table-cell/>
          <table:table-cell office:value-type="string">
            <text:p>Niquelândia</text:p>
          </table:table-cell>
          <table:table-cell office:value-type="string">
            <text:p>GO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TOBL000004</text:p>
          </table:table-cell>
          <table:table-cell office:value-type="string">
            <text:p>NORTELPA ENGENHARIA S/A</text:p>
          </table:table-cell>
          <table:table-cell office:value-type="string">
            <text:p>NORTELPA</text:p>
          </table:table-cell>
          <table:table-cell office:value-type="string">
            <text:p>TO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2-09-29</text:p>
          </table:table-cell>
          <table:table-cell office:value-type="string">
            <text:p>Contrato</text:p>
          </table:table-cell>
          <table:table-cell office:value-type="string">
            <text:p>2012-06-01</text:p>
          </table:table-cell>
          <table:table-cell/>
          <table:table-cell office:value-type="string">
            <text:p>Rádio TELEBRAS</text:p>
          </table:table-cell>
          <table:table-cell table:number-columns-repeated="5"/>
          <table:table-cell office:value-type="string">
            <text:p>Rádio TELEBRAS</text:p>
          </table:table-cell>
          <table:table-cell table:number-columns-repeated="8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cancelado</text:p>
          </table:table-cell>
          <table:table-cell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DFL2000001</text:p>
          </table:table-cell>
          <table:table-cell office:value-type="string">
            <text:p>TIM CELULAR S.A.</text:p>
          </table:table-cell>
          <table:table-cell office:value-type="string">
            <text:p>TIM</text:p>
          </table:table-cell>
          <table:table-cell office:value-type="string">
            <text:p>DF</text:p>
          </table:table-cell>
          <table:table-cell office:value-type="string">
            <text:p>L2</text:p>
          </table:table-cell>
          <table:table-cell table:number-columns-repeated="2" office:value-type="float" office:value="10000">
            <text:p>10000</text:p>
          </table:table-cell>
          <table:table-cell office:value-type="string">
            <text:p>01379/2014/DC/4600</text:p>
          </table:table-cell>
          <table:table-cell office:value-type="string">
            <text:p>2014-11-05</text:p>
          </table:table-cell>
          <table:table-cell office:value-type="string">
            <text:p>Contrato</text:p>
          </table:table-cell>
          <table:table-cell office:value-type="string">
            <text:p>2012-05-22</text:p>
          </table:table-cell>
          <table:table-cell office:value-type="string">
            <text:p>DFBSA0PP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PP002</text:p>
          </table:table-cell>
          <table:table-cell office:value-type="string">
            <text:p>Rádio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MGBL000001</text:p>
          </table:table-cell>
          <table:table-cell office:value-type="string">
            <text:p>MASTER DATA TELECOMUNICACOES LTDA - ME</text:p>
          </table:table-cell>
          <table:table-cell office:value-type="string">
            <text:p>MASTER DATA</text:p>
          </table:table-cell>
          <table:table-cell office:value-type="string">
            <text:p>MG</text:p>
          </table:table-cell>
          <table:table-cell office:value-type="string">
            <text:p>BL</text:p>
          </table:table-cell>
          <table:table-cell table:number-columns-repeated="2" office:value-type="float" office:value="150">
            <text:p>150</text:p>
          </table:table-cell>
          <table:table-cell office:value-type="string">
            <text:p>00032/2012/DC/4600</text:p>
          </table:table-cell>
          <table:table-cell office:value-type="string">
            <text:p>2012-01-31</text:p>
          </table:table-cell>
          <table:table-cell office:value-type="string">
            <text:p>Contrato</text:p>
          </table:table-cell>
          <table:table-cell office:value-type="string">
            <text:p>2012-04-26</text:p>
          </table:table-cell>
          <table:table-cell office:value-type="string">
            <text:p>MGPRT0PP001</text:p>
          </table:table-cell>
          <table:table-cell/>
          <table:table-cell office:value-type="string">
            <text:p>POP Prata</text:p>
          </table:table-cell>
          <table:table-cell office:value-type="string">
            <text:p>Prata</text:p>
          </table:table-cell>
          <table:table-cell office:value-type="string">
            <text:p>MG</text:p>
          </table:table-cell>
          <table:table-cell/>
          <table:table-cell office:value-type="string">
            <text:p>MGPRT0TR002</text:p>
          </table:table-cell>
          <table:table-cell office:value-type="string">
            <text:p>Rádio TELEBRAS</text:p>
          </table:table-cell>
          <table:table-cell office:value-type="string">
            <text:p>BR-153, Trevo de Prata</text:p>
          </table:table-cell>
          <table:table-cell office:value-type="string">
            <text:p>Prata</text:p>
          </table:table-cell>
          <table:table-cell office:value-type="string">
            <text:p>MG</text:p>
          </table:table-cell>
          <table:table-cell/>
          <table:table-cell office:value-type="string">
            <text:p>Daniel Lima Junqueira</text:p>
          </table:table-cell>
          <table:table-cell office:value-type="string">
            <text:p>(34) 3431-5466</text:p>
          </table:table-cell>
          <table:table-cell office:value-type="string">
            <text:p>(34) 9142-7499</text:p>
          </table:table-cell>
          <table:table-cell office:value-type="string">
            <text:p>suporte@masterdatanet.com.br</text:p>
          </table:table-cell>
          <table:table-cell office:value-type="string">
            <text:p>12175.5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GOBL000006</text:p>
          </table:table-cell>
          <table:table-cell office:value-type="string">
            <text:p>DL SOUZA E CIA LTDA</text:p>
          </table:table-cell>
          <table:table-cell office:value-type="string">
            <text:p>DL-SOUZA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2-04-02</text:p>
          </table:table-cell>
          <table:table-cell office:value-type="string">
            <text:p>GOACG0TR001</text:p>
          </table:table-cell>
          <table:table-cell office:value-type="string">
            <text:p>Rádio Cliente</text:p>
          </table:table-cell>
          <table:table-cell/>
          <table:table-cell office:value-type="string">
            <text:p>Aparecida de Goiania</text:p>
          </table:table-cell>
          <table:table-cell office:value-type="string">
            <text:p>GO</text:p>
          </table:table-cell>
          <table:table-cell/>
          <table:table-cell office:value-type="string">
            <text:p>GOACG0TR001</text:p>
          </table:table-cell>
          <table:table-cell office:value-type="string">
            <text:p>Rádio Cliente</text:p>
          </table:table-cell>
          <table:table-cell/>
          <table:table-cell office:value-type="string">
            <text:p>Aparecida de Goiania</text:p>
          </table:table-cell>
          <table:table-cell office:value-type="string">
            <text:p>GO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DFBL000007</text:p>
          </table:table-cell>
          <table:table-cell office:value-type="string">
            <text:p>LOGTEL TELECOM E INFORMATICA LTDA</text:p>
          </table:table-cell>
          <table:table-cell office:value-type="string">
            <text:p>LOGTEL</text:p>
          </table:table-cell>
          <table:table-cell office:value-type="string">
            <text:p>DF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2-03-06</text:p>
          </table:table-cell>
          <table:table-cell office:value-type="string">
            <text:p>DFBSA0PP005</text:p>
          </table:table-cell>
          <table:table-cell office:value-type="string">
            <text:p>Rádio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PP005</text:p>
          </table:table-cell>
          <table:table-cell office:value-type="string">
            <text:p>Rádio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DFBL000009</text:p>
          </table:table-cell>
          <table:table-cell office:value-type="string">
            <text:p>C.M &amp; TELECOMUNICACÕES PROVEDOR NET DO BRASIL LTDA - ME</text:p>
          </table:table-cell>
          <table:table-cell office:value-type="string">
            <text:p>NET DO BRASIL - CM TELECOM</text:p>
          </table:table-cell>
          <table:table-cell office:value-type="string">
            <text:p>DF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string">
            <text:p>012/2011/DC/4600</text:p>
          </table:table-cell>
          <table:table-cell office:value-type="string">
            <text:p>2011-11-09</text:p>
          </table:table-cell>
          <table:table-cell office:value-type="string">
            <text:p>Contrato</text:p>
          </table:table-cell>
          <table:table-cell office:value-type="string">
            <text:p>2012-03-05</text:p>
          </table:table-cell>
          <table:table-cell office:value-type="string">
            <text:p>DFBSA0TR020</text:p>
          </table:table-cell>
          <table:table-cell office:value-type="string">
            <text:p>Rádio TELEBRAS</text:p>
          </table:table-cell>
          <table:table-cell office:value-type="string">
            <text:p>QNN 03 Conj. B Lote 07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TR020</text:p>
          </table:table-cell>
          <table:table-cell office:value-type="string">
            <text:p>Rádio TELEBRAS</text:p>
          </table:table-cell>
          <table:table-cell office:value-type="string">
            <text:p>QNN 03 Conj. B Lote 07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Wadson Francisco Cardoso</text:p>
          </table:table-cell>
          <table:table-cell office:value-type="string">
            <text:p>(61) 3963-3600</text:p>
          </table:table-cell>
          <table:table-cell office:value-type="string">
            <text:p>(61) 8409-6812</text:p>
          </table:table-cell>
          <table:table-cell office:value-type="string">
            <text:p>wandson@linkwap.com.br</text:p>
          </table:table-cell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GOBL000005</text:p>
          </table:table-cell>
          <table:table-cell office:value-type="string">
            <text:p>NIQTURBO PIMENTEL E MOREIRA LTDA - ME</text:p>
          </table:table-cell>
          <table:table-cell office:value-type="string">
            <text:p>NIQTURBO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650">
            <text:p>650</text:p>
          </table:table-cell>
          <table:table-cell office:value-type="string">
            <text:p>004/2011/DC/4600</text:p>
          </table:table-cell>
          <table:table-cell office:value-type="string">
            <text:p>2012-02-06</text:p>
          </table:table-cell>
          <table:table-cell office:value-type="string">
            <text:p>Contrato</text:p>
          </table:table-cell>
          <table:table-cell office:value-type="string">
            <text:p>2012-02-06</text:p>
          </table:table-cell>
          <table:table-cell office:value-type="string">
            <text:p>GONQA0PP001</text:p>
          </table:table-cell>
          <table:table-cell/>
          <table:table-cell office:value-type="string">
            <text:p>Cliente Buscará link via <text:s/>rádio no POP da Telebras - Niquelandia</text:p>
          </table:table-cell>
          <table:table-cell office:value-type="string">
            <text:p>Niquelândia</text:p>
          </table:table-cell>
          <table:table-cell office:value-type="string">
            <text:p>GO</text:p>
          </table:table-cell>
          <table:table-cell/>
          <table:table-cell office:value-type="string">
            <text:p>GONQA0PP001</text:p>
          </table:table-cell>
          <table:table-cell office:value-type="string">
            <text:p>Rádio Cliente</text:p>
          </table:table-cell>
          <table:table-cell office:value-type="string">
            <text:p>Cliente Busca via rádio <text:s/>no - POP Niquelandia</text:p>
          </table:table-cell>
          <table:table-cell office:value-type="string">
            <text:p>Niquelândia</text:p>
          </table:table-cell>
          <table:table-cell office:value-type="string">
            <text:p>GO</text:p>
          </table:table-cell>
          <table:table-cell/>
          <table:table-cell office:value-type="string">
            <text:p>Carlos Eduardo Moreira</text:p>
          </table:table-cell>
          <table:table-cell office:value-type="string">
            <text:p>(62) 3354- 2230</text:p>
          </table:table-cell>
          <table:table-cell office:value-type="string">
            <text:p>(62) 9657-2854 / (62) 8417-0912</text:p>
          </table:table-cell>
          <table:table-cell office:value-type="string">
            <text:p>niqturbo@niqturbo.com.br</text:p>
          </table:table-cell>
          <table:table-cell office:value-type="string">
            <text:p>455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trânsito</text:p>
          </table:table-cell>
          <table:table-cell/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DFBL000003</text:p>
          </table:table-cell>
          <table:table-cell office:value-type="string">
            <text:p>Virtualcity Comercio e Serv. de Telecom </text:p>
          </table:table-cell>
          <table:table-cell office:value-type="string">
            <text:p>VIRTUALCITY</text:p>
          </table:table-cell>
          <table:table-cell office:value-type="string">
            <text:p>DF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2-01-20</text:p>
          </table:table-cell>
          <table:table-cell office:value-type="string">
            <text:p>DFBSA0PP005</text:p>
          </table:table-cell>
          <table:table-cell office:value-type="string">
            <text:p>Rádio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PP005</text:p>
          </table:table-cell>
          <table:table-cell office:value-type="string">
            <text:p>Rádio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DFBL000004</text:p>
          </table:table-cell>
          <table:table-cell office:value-type="string">
            <text:p>CLICK NET BRASIL INFORMÁTICA E TELECOMUNICAÇÕES</text:p>
          </table:table-cell>
          <table:table-cell office:value-type="string">
            <text:p>CLICK NET</text:p>
          </table:table-cell>
          <table:table-cell office:value-type="string">
            <text:p>DF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02/2011/DC/4600</text:p>
          </table:table-cell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1-12-06</text:p>
          </table:table-cell>
          <table:table-cell office:value-type="string">
            <text:p>DFBSA0PP005</text:p>
          </table:table-cell>
          <table:table-cell office:value-type="string">
            <text:p>Rádio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PP005</text:p>
          </table:table-cell>
          <table:table-cell office:value-type="string">
            <text:p>Rádio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DFBL000005</text:p>
          </table:table-cell>
          <table:table-cell office:value-type="string">
            <text:p>RC OLIVEIRA ELETRÔNICA E COMUNICAÇÕES LTDA</text:p>
          </table:table-cell>
          <table:table-cell office:value-type="string">
            <text:p>ACESSO.COM</text:p>
          </table:table-cell>
          <table:table-cell office:value-type="string">
            <text:p>DF</text:p>
          </table:table-cell>
          <table:table-cell office:value-type="string">
            <text:p>B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001/2011/DC/4600</text:p>
          </table:table-cell>
          <table:table-cell office:value-type="string">
            <text:p>2011-08-02</text:p>
          </table:table-cell>
          <table:table-cell office:value-type="string">
            <text:p>Contrato</text:p>
          </table:table-cell>
          <table:table-cell office:value-type="string">
            <text:p>2011-12-05</text:p>
          </table:table-cell>
          <table:table-cell office:value-type="string">
            <text:p>DFBSA0PP002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TR008</text:p>
          </table:table-cell>
          <table:table-cell office:value-type="string">
            <text:p>Rádio TELEBRAS</text:p>
          </table:table-cell>
          <table:table-cell office:value-type="string">
            <text:p>Q 03 Bl.A lt. 08 Sobreloja Norte S/N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Robson Lustosa</text:p>
          </table:table-cell>
          <table:table-cell office:value-type="string">
            <text:p>(61) 3479-1091</text:p>
          </table:table-cell>
          <table:table-cell office:value-type="string">
            <text:p>(61) 8484-6039</text:p>
          </table:table-cell>
          <table:table-cell office:value-type="string">
            <text:p>financeiroacesso.comdf@gmail.com</text:p>
          </table:table-cell>
          <table:table-cell office:value-type="string">
            <text:p>834.75</text:p>
          </table:table-cell>
          <table:table-cell office:value-type="string">
            <text:p>2016-01-01</text:p>
          </table:table-cell>
          <table:table-cell table:number-columns-repeated="2" office:value-type="string">
            <text:p>bloqueado</text:p>
          </table:table-cell>
          <table:table-cell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GOBL000004</text:p>
          </table:table-cell>
          <table:table-cell office:value-type="string">
            <text:p>Omini Telecomunicações Ltda.</text:p>
          </table:table-cell>
          <table:table-cell office:value-type="string">
            <text:p>OMNI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1-10-17</text:p>
          </table:table-cell>
          <table:table-cell office:value-type="string">
            <text:p>GOMIH0PP002</text:p>
          </table:table-cell>
          <table:table-cell office:value-type="string">
            <text:p>Rádio Cliente</text:p>
          </table:table-cell>
          <table:table-cell/>
          <table:table-cell office:value-type="string">
            <text:p>Morrinhos</text:p>
          </table:table-cell>
          <table:table-cell office:value-type="string">
            <text:p>GO</text:p>
          </table:table-cell>
          <table:table-cell/>
          <table:table-cell office:value-type="string">
            <text:p>GOMIH0PP002</text:p>
          </table:table-cell>
          <table:table-cell office:value-type="string">
            <text:p>Rádio Cliente</text:p>
          </table:table-cell>
          <table:table-cell/>
          <table:table-cell office:value-type="string">
            <text:p>Morrinhos</text:p>
          </table:table-cell>
          <table:table-cell office:value-type="string">
            <text:p>GO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774">
            <text:p>774</text:p>
          </table:table-cell>
          <table:table-cell office:value-type="string">
            <text:p>DFAC000001</text:p>
          </table:table-cell>
          <table:table-cell office:value-type="string">
            <text:p>SKY BRASIL SERVIÇOS LTDA</text:p>
          </table:table-cell>
          <table:table-cell office:value-type="string">
            <text:p>SKY BRASÍLIA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string">
            <text:p>00122/2012/DC/4400/4600</text:p>
          </table:table-cell>
          <table:table-cell office:value-type="string">
            <text:p>2012-08-21</text:p>
          </table:table-cell>
          <table:table-cell office:value-type="string">
            <text:p>Contrato</text:p>
          </table:table-cell>
          <table:table-cell office:value-type="string">
            <text:p>2011-09-29</text:p>
          </table:table-cell>
          <table:table-cell office:value-type="string">
            <text:p>DFBSA0PP004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PP004</text:p>
          </table:table-cell>
          <table:table-cell office:value-type="string">
            <text:p>Fibra óptica TELEBRAS</text:p>
          </table:table-cell>
          <table:table-cell office:value-type="string">
            <text:p>SCS, Quadra 07, Bloco A, Ed. Torre Pátio Brasil, sala 1410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Wander Monteiro</text:p>
          </table:table-cell>
          <table:table-cell office:value-type="string">
            <text:p>(61) 3314-9846</text:p>
          </table:table-cell>
          <table:table-cell office:value-type="string">
            <text:p>(61) 8108-0313</text:p>
          </table:table-cell>
          <table:table-cell office:value-type="string">
            <text:p>wander.monteiro@sky.com.br</text:p>
          </table:table-cell>
          <table:table-cell office:value-type="string">
            <text:p>302084.09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DFBL000001</text:p>
          </table:table-cell>
          <table:table-cell office:value-type="string">
            <text:p>LG Provedor e Soluções em Informatica Ltda</text:p>
          </table:table-cell>
          <table:table-cell office:value-type="string">
            <text:p>PHNET</text:p>
          </table:table-cell>
          <table:table-cell office:value-type="string">
            <text:p>DF</text:p>
          </table:table-cell>
          <table:table-cell office:value-type="string">
            <text:p>BL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2689153">
            <text:p>92689153</text:p>
          </table:table-cell>
          <table:table-cell office:value-type="string">
            <text:p>2011-11-28</text:p>
          </table:table-cell>
          <table:table-cell office:value-type="string">
            <text:p>Contrato</text:p>
          </table:table-cell>
          <table:table-cell office:value-type="string">
            <text:p>2011-09-19</text:p>
          </table:table-cell>
          <table:table-cell office:value-type="string">
            <text:p>DFBSA0PP002</text:p>
          </table:table-cell>
          <table:table-cell office:value-type="string">
            <text:p>Rádio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PP002</text:p>
          </table:table-cell>
          <table:table-cell office:value-type="string">
            <text:p>Rádio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DFAC000002</text:p>
          </table:table-cell>
          <table:table-cell office:value-type="string">
            <text:p>INSTITUTO NACIONAL DE METEROLOGIA</text:p>
          </table:table-cell>
          <table:table-cell office:value-type="string">
            <text:p>INMET</text:p>
          </table:table-cell>
          <table:table-cell office:value-type="string">
            <text:p>DF</text:p>
          </table:table-cell>
          <table:table-cell office:value-type="string">
            <text:p>AC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1-09-15</text:p>
          </table:table-cell>
          <table:table-cell office:value-type="string">
            <text:p>DFBSA0PP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DFBSA0PP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Brasília</text:p>
          </table:table-cell>
          <table:table-cell office:value-type="string">
            <text:p>DF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GOBL000003</text:p>
          </table:table-cell>
          <table:table-cell office:value-type="string">
            <text:p>CONNECTION MULTIMÍDIA TELECOMUNICAÇÕES <text:s/>LTDA</text:p>
          </table:table-cell>
          <table:table-cell office:value-type="string">
            <text:p>SADNET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1-09-14</text:p>
          </table:table-cell>
          <table:table-cell office:value-type="string">
            <text:p>GOSADDTR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Santo Antônio do Descoberto</text:p>
          </table:table-cell>
          <table:table-cell office:value-type="string">
            <text:p>GO</text:p>
          </table:table-cell>
          <table:table-cell/>
          <table:table-cell office:value-type="string">
            <text:p>GOSADDTR001</text:p>
          </table:table-cell>
          <table:table-cell office:value-type="string">
            <text:p>Rádio TELEBRAS</text:p>
          </table:table-cell>
          <table:table-cell/>
          <table:table-cell office:value-type="string">
            <text:p>Santo Antônio do Descoberto</text:p>
          </table:table-cell>
          <table:table-cell office:value-type="string">
            <text:p>GO</text:p>
          </table:table-cell>
          <table:table-cell table:number-columns-repeated="5"/>
          <table:table-cell office:value-type="string">
            <text:p>0.00</text:p>
          </table:table-cell>
          <table:table-cell office:value-type="string">
            <text:p>2016-01-01</text:p>
          </table:table-cell>
          <table:table-cell table:number-columns-repeated="2" office:value-type="string">
            <text:p>desativado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GOBL000001</text:p>
          </table:table-cell>
          <table:table-cell office:value-type="string">
            <text:p>CONNECTION MULTIMÍDIA TELECOMUNICAÇÕES <text:s/>LTDA</text:p>
          </table:table-cell>
          <table:table-cell office:value-type="string">
            <text:p>SADNET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150">
            <text:p>150</text:p>
          </table:table-cell>
          <table:table-cell office:value-type="string">
            <text:p>005/2011/DC/4600</text:p>
          </table:table-cell>
          <table:table-cell office:value-type="string">
            <text:p>2011-07-18</text:p>
          </table:table-cell>
          <table:table-cell office:value-type="string">
            <text:p>Contrato</text:p>
          </table:table-cell>
          <table:table-cell office:value-type="string">
            <text:p>2011-07-18</text:p>
          </table:table-cell>
          <table:table-cell office:value-type="string">
            <text:p>DFBSA0PP002</text:p>
          </table:table-cell>
          <table:table-cell/>
          <table:table-cell office:value-type="string">
            <text:p>Margem esquerda da rodovia Br-153, sentido brasilia. Trevo para santo antonio do Descoberto</text:p>
          </table:table-cell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GOSADDTR002</text:p>
          </table:table-cell>
          <table:table-cell office:value-type="string">
            <text:p>Rádio TELEBRAS</text:p>
          </table:table-cell>
          <table:table-cell office:value-type="string">
            <text:p>Q 54 lt 17 Salas 101 a 110</text:p>
          </table:table-cell>
          <table:table-cell office:value-type="string">
            <text:p>Santo Antônio do Descoberto</text:p>
          </table:table-cell>
          <table:table-cell office:value-type="string">
            <text:p>GO</text:p>
          </table:table-cell>
          <table:table-cell/>
          <table:table-cell office:value-type="string">
            <text:p>Bruno Santana</text:p>
          </table:table-cell>
          <table:table-cell office:value-type="string">
            <text:p>(61) 3606-1010</text:p>
          </table:table-cell>
          <table:table-cell/>
          <table:table-cell office:value-type="string">
            <text:p>bruno@sad.net.br</text:p>
          </table:table-cell>
          <table:table-cell office:value-type="string">
            <text:p>7763.89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upgrade</text:p>
          </table:table-cell>
          <table:table-cell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GOBL000002</text:p>
          </table:table-cell>
          <table:table-cell office:value-type="string">
            <text:p>PREFEITURA MUNICIPAL DO SANTO ANTÔNIO DE <text:s/>POSSI</text:p>
          </table:table-cell>
          <table:table-cell office:value-type="string">
            <text:p>PMSAD</text:p>
          </table:table-cell>
          <table:table-cell office:value-type="string">
            <text:p>GO</text:p>
          </table:table-cell>
          <table:table-cell office:value-type="string">
            <text:p>BL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N</text:p>
          </table:table-cell>
          <table:table-cell office:value-type="string">
            <text:p>2016-01-01</text:p>
          </table:table-cell>
          <table:table-cell office:value-type="string">
            <text:p>Contrato</text:p>
          </table:table-cell>
          <table:table-cell office:value-type="string">
            <text:p>2011-07-18</text:p>
          </table:table-cell>
          <table:table-cell office:value-type="string">
            <text:p>DFBSA0PP002</text:p>
          </table:table-cell>
          <table:table-cell table:number-columns-repeated="2"/>
          <table:table-cell office:value-type="string">
            <text:p>Brasília</text:p>
          </table:table-cell>
          <table:table-cell office:value-type="string">
            <text:p>DF</text:p>
          </table:table-cell>
          <table:table-cell/>
          <table:table-cell office:value-type="string">
            <text:p>GOSADDTC005</text:p>
          </table:table-cell>
          <table:table-cell office:value-type="string">
            <text:p>Rádio TELEBRAS</text:p>
          </table:table-cell>
          <table:table-cell office:value-type="string">
            <text:p>Quadra 33, Lote 24, Centro</text:p>
          </table:table-cell>
          <table:table-cell office:value-type="string">
            <text:p>Santo Antônio do Descoberto</text:p>
          </table:table-cell>
          <table:table-cell office:value-type="string">
            <text:p>GO</text:p>
          </table:table-cell>
          <table:table-cell office:value-type="string">
            <text:p>72.900-000</text:p>
          </table:table-cell>
          <table:table-cell table:number-columns-repeated="4"/>
          <table:table-cell office:value-type="string">
            <text:p>1500.00</text:p>
          </table:table-cell>
          <table:table-cell office:value-type="string">
            <text:p>2016-01-01</text:p>
          </table:table-cell>
          <table:table-cell office:value-type="string">
            <text:p>operação</text:p>
          </table:table-cell>
          <table:table-cell office:value-type="string">
            <text:p>ativado</text:p>
          </table:table-cell>
          <table:table-cell/>
        </table:table-row>
      </table:table>
      <table:database-ranges>
        <table:database-range table:name="__Anonymous_Sheet_DB__1" table:target-range-address="Planilha1.A1:Planilha1.AF862" table:display-filter-buttons="true"/>
        <table:database-range table:target-range-address="Planilha1.A1:Planilha1.AG862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19/05/2016</text:date>, <text:time>14:14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9T14:14:28.87</dc:date>
    <dc:creator>Wagner Röse</dc:creator>
    <meta:document-statistic meta:table-count="1" meta:cell-count="22566" meta:object-count="0"/>
    <meta:generator>OpenOffice/4.1.2$Win32 OpenOffice.org_project/412m3$Build-9782</meta:generator>
  </office:meta>
</office:document-meta>
</file>